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01" calcext:value-type="float">
            <text:p>101</text:p>
          </table:table-cell>
          <table:table-cell table:formula="of:=LN(2*[.A1]+1)/LN(2*[.A1])" office:value-type="float" office:value="1.000930300038" calcext:value-type="float">
            <text:p>1.000930300038</text:p>
          </table:table-cell>
          <table:table-cell/>
          <table:table-cell table:formula="of:=3.39*[.A1]/LN([.A1]) + 1" office:value-type="float" office:value="75.1887451802327" calcext:value-type="float">
            <text:p>75.1887451802327</text:p>
          </table:table-cell>
          <table:table-cell table:formula="of:=2*(2*[.A1]+1)/LN(2*[.A1]+1)" office:value-type="float" office:value="76.4133748251974" calcext:value-type="float">
            <text:p>76.4133748251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N(2*[.A2]+1)/LN(2*[.A2])" office:value-type="float" office:value="1.16096404744368" calcext:value-type="float">
            <text:p>1.1609640474436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N(2*[.A3]+1)/LN(2*[.A3])" office:value-type="float" office:value="1.08603313250169" calcext:value-type="float">
            <text:p>1.0860331325016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N(2*[.A4]+1)/LN(2*[.A4])" office:value-type="float" office:value="1.05664166714744" calcext:value-type="float">
            <text:p>1.0566416671474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N(2*[.A5]+1)/LN(2*[.A5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N(2*[.A6]+1)/LN(2*[.A6])" office:value-type="float" office:value="1.03221155518271" calcext:value-type="float">
            <text:p>1.0322115551827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N(2*[.A7]+1)/LN(2*[.A7])" office:value-type="float" office:value="1.02614299837776" calcext:value-type="float">
            <text:p>1.0261429983777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N(2*[.A8]+1)/LN(2*[.A8])" office:value-type="float" office:value="1.02186571031259" calcext:value-type="float">
            <text:p>1.0218657103125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N(2*[.A9]+1)/LN(2*[.A9])" office:value-type="float" office:value="1.01870597480154" calcext:value-type="float">
            <text:p>1.0187059748015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N(2*[.A10]+1)/LN(2*[.A10])" office:value-type="float" office:value="1.01628655691303" calcext:value-type="float">
            <text:p>1.0162865569130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N(2*[.A11]+1)/LN(2*[.A11])" office:value-type="float" office:value="1.01438083211136" calcext:value-type="float">
            <text:p>1.0143808321113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N(2*[.A12]+1)/LN(2*[.A12])" office:value-type="float" office:value="1.01284496635344" calcext:value-type="float">
            <text:p>1.0128449663534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N(2*[.A13]+1)/LN(2*[.A13])" office:value-type="float" office:value="1.01158355117549" calcext:value-type="float">
            <text:p>1.0115835511754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N(2*[.A14]+1)/LN(2*[.A14])" office:value-type="float" office:value="1.01053096222159" calcext:value-type="float">
            <text:p>1.0105309622215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N(2*[.A15]+1)/LN(2*[.A15])" office:value-type="float" office:value="1.00964067037091" calcext:value-type="float">
            <text:p>1.0096406703709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LN(2*[.A16]+1)/LN(2*[.A16])" office:value-type="float" office:value="1.00887882387169" calcext:value-type="float">
            <text:p>1.0088788238716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LN(2*[.A17]+1)/LN(2*[.A17])" office:value-type="float" office:value="1.0082202419948" calcext:value-type="float">
            <text:p>1.008220241994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LN(2*[.A18]+1)/LN(2*[.A18])" office:value-type="float" office:value="1.0076458293255" calcext:value-type="float">
            <text:p>1.007645829325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LN(2*[.A19]+1)/LN(2*[.A19])" office:value-type="float" office:value="1.0071408580478" calcext:value-type="float">
            <text:p>1.00714085804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N(2*[.A20]+1)/LN(2*[.A20])" office:value-type="float" office:value="1.00669379764168" calcext:value-type="float">
            <text:p>1.0066937976416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LN(2*[.A21]+1)/LN(2*[.A21])" office:value-type="float" office:value="1.00629549955274" calcext:value-type="float">
            <text:p>1.0062954995527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LN(2*[.A22]+1)/LN(2*[.A22])" office:value-type="float" office:value="1.00593861778243" calcext:value-type="float">
            <text:p>1.0059386177824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LN(2*[.A23]+1)/LN(2*[.A23])" office:value-type="float" office:value="1.00561718975318" calcext:value-type="float">
            <text:p>1.0056171897531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LN(2*[.A24]+1)/LN(2*[.A24])" office:value-type="float" office:value="1.00532632822337" calcext:value-type="float">
            <text:p>1.0053263282233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LN(2*[.A25]+1)/LN(2*[.A25])" office:value-type="float" office:value="1.00506199152426" calcext:value-type="float">
            <text:p>1.0050619915242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LN(2*[.A26]+1)/LN(2*[.A26])" office:value-type="float" office:value="1.00482080993413" calcext:value-type="float">
            <text:p>1.0048208099341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LN(2*[.A27]+1)/LN(2*[.A27])" office:value-type="float" office:value="1.00459995288374" calcext:value-type="float">
            <text:p>1.0045999528837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LN(2*[.A28]+1)/LN(2*[.A28])" office:value-type="float" office:value="1.00439702626236" calcext:value-type="float">
            <text:p>1.0043970262623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LN(2*[.A29]+1)/LN(2*[.A29])" office:value-type="float" office:value="1.00420999218925" calcext:value-type="float">
            <text:p>1.0042099921892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N(2*[.A30]+1)/LN(2*[.A30])" office:value-type="float" office:value="1.00403710574428" calcext:value-type="float">
            <text:p>1.00403710574428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6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formula="of:=(3.39*([.A1]/LN([.A1])))+1" office:value-type="float" office:value="10.7814723772272" calcext:value-type="float">
            <text:p>10.7814723772272</text:p>
          </table:table-cell>
          <table:table-cell table:formula="of:=2*((2*[.A1]+1)/(LN(2*[.A1]+1)))" office:value-type="float" office:value="6.21334934559612" calcext:value-type="float">
            <text:p>6.21334934559612</text:p>
          </table:table-cell>
          <table:table-cell table:formula="of:=[.C1]-[.B1]" office:value-type="float" office:value="-4.56812303163105" calcext:value-type="float">
            <text:p>-4.56812303163105</text:p>
          </table:table-cell>
          <table:table-cell table:formula="of:=SIGN([.D1])" office:value-type="float" office:value="-1" calcext:value-type="float">
            <text:p>-1</text:p>
          </table:table-cell>
          <table:table-cell/>
          <table:table-cell table:formula="of:=3.39/LN([.A1])-3.39/((LN([.A1]))^2)" office:value-type="float" office:value="-2.16510465699542" calcext:value-type="float">
            <text:p>-2.16510465699542</text:p>
          </table:table-cell>
          <table:table-cell table:formula="of:=4/LN(2*[.A1]+1)-4/(LN(2*[.A1]+1))^2" office:value-type="float" office:value="0.941111334621659" calcext:value-type="float">
            <text:p>0.941111334621659</text:p>
          </table:table-cell>
          <table:table-cell/>
          <table:table-cell table:formula="of:=3.39/LN([.A1])" office:value-type="float" office:value="4.89073618861359" calcext:value-type="float">
            <text:p>4.89073618861359</text:p>
          </table:table-cell>
          <table:table-cell table:formula="of:=4/LN(2*[.A1]+1)" office:value-type="float" office:value="2.48533973823845" calcext:value-type="float">
            <text:p>2.48533973823845</text:p>
          </table:table-cell>
          <table:table-cell/>
          <table:table-cell table:formula="of:=LN([.A1])" office:value-type="float" office:value="0.693147180559945" calcext:value-type="float">
            <text:p>0.693147180559945</text:p>
          </table:table-cell>
          <table:table-cell table:formula="of:=LN(2*[.A1]+1)" office:value-type="float" office:value="1.6094379124341" calcext:value-type="float">
            <text:p>1.6094379124341</text:p>
          </table:table-cell>
          <table:table-cell table:formula="of:=[.M1]/[.N1]" office:value-type="float" office:value="0.430676558073393" calcext:value-type="float">
            <text:p>0.430676558073393</text:p>
          </table:table-cell>
          <table:table-cell table:formula="of:=4/3.39" office:value-type="float" office:value="1.17994100294985" calcext:value-type="float">
            <text:p>1.17994100294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3.39*([.A2]/LN([.A2])))+1" office:value-type="float" office:value="10.2571329347949" calcext:value-type="float">
            <text:p>10.2571329347949</text:p>
          </table:table-cell>
          <table:table-cell table:formula="of:=2*((2*[.A2]+1)/(LN(2*[.A2]+1)))" office:value-type="float" office:value="7.19457679317651" calcext:value-type="float">
            <text:p>7.19457679317651</text:p>
          </table:table-cell>
          <table:table-cell table:formula="of:=[.C2]-[.B2]" office:value-type="float" office:value="-3.06255614161843" calcext:value-type="float">
            <text:p>-3.06255614161843</text:p>
          </table:table-cell>
          <table:table-cell table:formula="of:=SIGN([.D2])" office:value-type="float" office:value="-1" calcext:value-type="float">
            <text:p>-1</text:p>
          </table:table-cell>
          <table:table-cell/>
          <table:table-cell table:formula="of:=3.39/LN([.A2])-3.39/((LN([.A2]))^2)" office:value-type="float" office:value="0.276975803815123" calcext:value-type="float">
            <text:p>0.276975803815123</text:p>
          </table:table-cell>
          <table:table-cell table:formula="of:=4/LN(2*[.A2]+1)-4/(LN(2*[.A2]+1))^2" office:value-type="float" office:value="0.999227344317493" calcext:value-type="float">
            <text:p>0.999227344317493</text:p>
          </table:table-cell>
          <table:table-cell/>
          <table:table-cell table:formula="of:=3.39/LN([.A2])" office:value-type="float" office:value="3.08571097826498" calcext:value-type="float">
            <text:p>3.08571097826498</text:p>
          </table:table-cell>
          <table:table-cell table:formula="of:=4/LN(2*[.A2]+1)" office:value-type="float" office:value="2.055593369479" calcext:value-type="float">
            <text:p>2.055593369479</text:p>
          </table:table-cell>
          <table:table-cell/>
          <table:table-cell table:formula="of:=LN([.A2])" office:value-type="float" office:value="1.09861228866811" calcext:value-type="float">
            <text:p>1.09861228866811</text:p>
          </table:table-cell>
          <table:table-cell table:formula="of:=LN(2*[.A2]+1)" office:value-type="float" office:value="1.94591014905531" calcext:value-type="float">
            <text:p>1.94591014905531</text:p>
          </table:table-cell>
          <table:table-cell table:formula="of:=[.M2]/[.N2]" office:value-type="float" office:value="0.56457503405358" calcext:value-type="float">
            <text:p>0.564575034053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3.39*([.A3]/LN([.A3])))+1" office:value-type="float" office:value="10.7814723772272" calcext:value-type="float">
            <text:p>10.7814723772272</text:p>
          </table:table-cell>
          <table:table-cell table:formula="of:=2*((2*[.A3]+1)/(LN(2*[.A3]+1)))" office:value-type="float" office:value="8.19215303964154" calcext:value-type="float">
            <text:p>8.19215303964154</text:p>
          </table:table-cell>
          <table:table-cell table:formula="of:=[.C3]-[.B3]" office:value-type="float" office:value="-2.58931933758564" calcext:value-type="float">
            <text:p>-2.58931933758564</text:p>
          </table:table-cell>
          <table:table-cell table:formula="of:=SIGN([.D3])" office:value-type="float" office:value="-1" calcext:value-type="float">
            <text:p>-1</text:p>
          </table:table-cell>
          <table:table-cell/>
          <table:table-cell table:formula="of:=3.39/LN([.A3])-3.39/((LN([.A3]))^2)" office:value-type="float" office:value="0.68140788290454" calcext:value-type="float">
            <text:p>0.68140788290454</text:p>
          </table:table-cell>
          <table:table-cell table:formula="of:=4/LN(2*[.A3]+1)-4/(LN(2*[.A3]+1))^2" office:value-type="float" office:value="0.991943003563452" calcext:value-type="float">
            <text:p>0.991943003563452</text:p>
          </table:table-cell>
          <table:table-cell/>
          <table:table-cell table:formula="of:=3.39/LN([.A3])" office:value-type="float" office:value="2.44536809430679" calcext:value-type="float">
            <text:p>2.44536809430679</text:p>
          </table:table-cell>
          <table:table-cell table:formula="of:=4/LN(2*[.A3]+1)" office:value-type="float" office:value="1.82047845325367" calcext:value-type="float">
            <text:p>1.82047845325367</text:p>
          </table:table-cell>
          <table:table-cell/>
          <table:table-cell table:formula="of:=LN([.A3])" office:value-type="float" office:value="1.38629436111989" calcext:value-type="float">
            <text:p>1.38629436111989</text:p>
          </table:table-cell>
          <table:table-cell table:formula="of:=LN(2*[.A3]+1)" office:value-type="float" office:value="2.19722457733622" calcext:value-type="float">
            <text:p>2.19722457733622</text:p>
          </table:table-cell>
          <table:table-cell table:formula="of:=[.M3]/[.N3]" office:value-type="float" office:value="0.630929753571457" calcext:value-type="float">
            <text:p>0.63092975357145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3.39*([.A4]/LN([.A4])))+1" office:value-type="float" office:value="11.5316271407854" calcext:value-type="float">
            <text:p>11.5316271407854</text:p>
          </table:table-cell>
          <table:table-cell table:formula="of:=2*((2*[.A4]+1)/(LN(2*[.A4]+1)))" office:value-type="float" office:value="9.17471261133342" calcext:value-type="float">
            <text:p>9.17471261133342</text:p>
          </table:table-cell>
          <table:table-cell table:formula="of:=[.C4]-[.B4]" office:value-type="float" office:value="-2.356914529452" calcext:value-type="float">
            <text:p>-2.356914529452</text:p>
          </table:table-cell>
          <table:table-cell table:formula="of:=SIGN([.D4])" office:value-type="float" office:value="-1" calcext:value-type="float">
            <text:p>-1</text:p>
          </table:table-cell>
          <table:table-cell/>
          <table:table-cell table:formula="of:=3.39/LN([.A4])-3.39/((LN([.A4]))^2)" office:value-type="float" office:value="0.797591856091856" calcext:value-type="float">
            <text:p>0.797591856091856</text:p>
          </table:table-cell>
          <table:table-cell table:formula="of:=4/LN(2*[.A4]+1)-4/(LN(2*[.A4]+1))^2" office:value-type="float" office:value="0.972465503708882" calcext:value-type="float">
            <text:p>0.972465503708882</text:p>
          </table:table-cell>
          <table:table-cell/>
          <table:table-cell table:formula="of:=3.39/LN([.A4])" office:value-type="float" office:value="2.10632542815708" calcext:value-type="float">
            <text:p>2.10632542815708</text:p>
          </table:table-cell>
          <table:table-cell table:formula="of:=4/LN(2*[.A4]+1)" office:value-type="float" office:value="1.66812956569699" calcext:value-type="float">
            <text:p>1.66812956569699</text:p>
          </table:table-cell>
          <table:table-cell/>
          <table:table-cell table:formula="of:=LN([.A4])" office:value-type="float" office:value="1.6094379124341" calcext:value-type="float">
            <text:p>1.6094379124341</text:p>
          </table:table-cell>
          <table:table-cell table:formula="of:=LN(2*[.A4]+1)" office:value-type="float" office:value="2.39789527279837" calcext:value-type="float">
            <text:p>2.39789527279837</text:p>
          </table:table-cell>
          <table:table-cell table:formula="of:=[.M4]/[.N4]" office:value-type="float" office:value="0.67118774147124" calcext:value-type="float">
            <text:p>0.671187741471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3.39*([.A5]/LN([.A5])))+1" office:value-type="float" office:value="12.3519701440524" calcext:value-type="float">
            <text:p>12.3519701440524</text:p>
          </table:table-cell>
          <table:table-cell table:formula="of:=2*((2*[.A5]+1)/(LN(2*[.A5]+1)))" office:value-type="float" office:value="10.1366523765333" calcext:value-type="float">
            <text:p>10.1366523765333</text:p>
          </table:table-cell>
          <table:table-cell table:formula="of:=[.C5]-[.B5]" office:value-type="float" office:value="-2.21531776751909" calcext:value-type="float">
            <text:p>-2.21531776751909</text:p>
          </table:table-cell>
          <table:table-cell table:formula="of:=SIGN([.D5])" office:value-type="float" office:value="-1" calcext:value-type="float">
            <text:p>-1</text:p>
          </table:table-cell>
          <table:table-cell/>
          <table:table-cell table:formula="of:=3.39/LN([.A5])-3.39/((LN([.A5]))^2)" office:value-type="float" office:value="0.836052495727375" calcext:value-type="float">
            <text:p>0.836052495727375</text:p>
          </table:table-cell>
          <table:table-cell table:formula="of:=4/LN(2*[.A5]+1)-4/(LN(2*[.A5]+1))^2" office:value-type="float" office:value="0.951486629509985" calcext:value-type="float">
            <text:p>0.951486629509985</text:p>
          </table:table-cell>
          <table:table-cell/>
          <table:table-cell table:formula="of:=3.39/LN([.A5])" office:value-type="float" office:value="1.89199502400873" calcext:value-type="float">
            <text:p>1.89199502400873</text:p>
          </table:table-cell>
          <table:table-cell table:formula="of:=4/LN(2*[.A5]+1)" office:value-type="float" office:value="1.55948498100512" calcext:value-type="float">
            <text:p>1.55948498100512</text:p>
          </table:table-cell>
          <table:table-cell/>
          <table:table-cell table:formula="of:=LN([.A5])" office:value-type="float" office:value="1.79175946922806" calcext:value-type="float">
            <text:p>1.79175946922806</text:p>
          </table:table-cell>
          <table:table-cell table:formula="of:=LN(2*[.A5]+1)" office:value-type="float" office:value="2.56494935746154" calcext:value-type="float">
            <text:p>2.56494935746154</text:p>
          </table:table-cell>
          <table:table-cell table:formula="of:=[.M5]/[.N5]" office:value-type="float" office:value="0.698555495458714" calcext:value-type="float">
            <text:p>0.69855549545871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3.39*([.A6]/LN([.A6])))+1" office:value-type="float" office:value="13.1948076644342" calcext:value-type="float">
            <text:p>13.1948076644342</text:p>
          </table:table-cell>
          <table:table-cell table:formula="of:=2*((2*[.A6]+1)/(LN(2*[.A6]+1)))" office:value-type="float" office:value="11.0780811920657" calcext:value-type="float">
            <text:p>11.0780811920657</text:p>
          </table:table-cell>
          <table:table-cell table:formula="of:=[.C6]-[.B6]" office:value-type="float" office:value="-2.11672647236853" calcext:value-type="float">
            <text:p>-2.11672647236853</text:p>
          </table:table-cell>
          <table:table-cell table:formula="of:=SIGN([.D6])" office:value-type="float" office:value="-1" calcext:value-type="float">
            <text:p>-1</text:p>
          </table:table-cell>
          <table:table-cell/>
          <table:table-cell table:formula="of:=3.39/LN([.A6])-3.39/((LN([.A6]))^2)" office:value-type="float" office:value="0.846845174309075" calcext:value-type="float">
            <text:p>0.846845174309075</text:p>
          </table:table-cell>
          <table:table-cell table:formula="of:=4/LN(2*[.A6]+1)-4/(LN(2*[.A6]+1))^2" office:value-type="float" office:value="0.931638012728759" calcext:value-type="float">
            <text:p>0.931638012728759</text:p>
          </table:table-cell>
          <table:table-cell/>
          <table:table-cell table:formula="of:=3.39/LN([.A6])" office:value-type="float" office:value="1.74211538063346" calcext:value-type="float">
            <text:p>1.74211538063346</text:p>
          </table:table-cell>
          <table:table-cell table:formula="of:=4/LN(2*[.A6]+1)" office:value-type="float" office:value="1.47707749227542" calcext:value-type="float">
            <text:p>1.47707749227542</text:p>
          </table:table-cell>
          <table:table-cell/>
          <table:table-cell table:formula="of:=LN([.A6])" office:value-type="float" office:value="1.94591014905531" calcext:value-type="float">
            <text:p>1.94591014905531</text:p>
          </table:table-cell>
          <table:table-cell table:formula="of:=LN(2*[.A6]+1)" office:value-type="float" office:value="2.70805020110221" calcext:value-type="float">
            <text:p>2.70805020110221</text:p>
          </table:table-cell>
          <table:table-cell table:formula="of:=[.M6]/[.N6]" office:value-type="float" office:value="0.718565020789978" calcext:value-type="float">
            <text:p>0.71856502078997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3.39*([.A7]/LN([.A7])))+1" office:value-type="float" office:value="14.0419631696362" calcext:value-type="float">
            <text:p>14.0419631696362</text:p>
          </table:table-cell>
          <table:table-cell table:formula="of:=2*((2*[.A7]+1)/(LN(2*[.A7]+1)))" office:value-type="float" office:value="12.0005082114019" calcext:value-type="float">
            <text:p>12.0005082114019</text:p>
          </table:table-cell>
          <table:table-cell table:formula="of:=[.C7]-[.B7]" office:value-type="float" office:value="-2.04145495823435" calcext:value-type="float">
            <text:p>-2.04145495823435</text:p>
          </table:table-cell>
          <table:table-cell table:formula="of:=SIGN([.D7])" office:value-type="float" office:value="-1" calcext:value-type="float">
            <text:p>-1</text:p>
          </table:table-cell>
          <table:table-cell/>
          <table:table-cell table:formula="of:=3.39/LN([.A7])-3.39/((LN([.A7]))^2)" office:value-type="float" office:value="0.84626308002575" calcext:value-type="float">
            <text:p>0.84626308002575</text:p>
          </table:table-cell>
          <table:table-cell table:formula="of:=4/LN(2*[.A7]+1)-4/(LN(2*[.A7]+1))^2" office:value-type="float" office:value="0.913512393964498" calcext:value-type="float">
            <text:p>0.913512393964498</text:p>
          </table:table-cell>
          <table:table-cell/>
          <table:table-cell table:formula="of:=3.39/LN([.A7])" office:value-type="float" office:value="1.63024539620453" calcext:value-type="float">
            <text:p>1.63024539620453</text:p>
          </table:table-cell>
          <table:table-cell table:formula="of:=4/LN(2*[.A7]+1)" office:value-type="float" office:value="1.41182449545904" calcext:value-type="float">
            <text:p>1.41182449545904</text:p>
          </table:table-cell>
          <table:table-cell/>
          <table:table-cell table:formula="of:=LN([.A7])" office:value-type="float" office:value="2.07944154167984" calcext:value-type="float">
            <text:p>2.07944154167984</text:p>
          </table:table-cell>
          <table:table-cell table:formula="of:=LN(2*[.A7]+1)" office:value-type="float" office:value="2.83321334405622" calcext:value-type="float">
            <text:p>2.83321334405622</text:p>
          </table:table-cell>
          <table:table-cell table:formula="of:=[.M7]/[.N7]" office:value-type="float" office:value="0.733951626354678" calcext:value-type="float">
            <text:p>0.73395162635467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3.39*([.A8]/LN([.A8])))+1" office:value-type="float" office:value="14.8856994021924" calcext:value-type="float">
            <text:p>14.8856994021924</text:p>
          </table:table-cell>
          <table:table-cell table:formula="of:=2*((2*[.A8]+1)/(LN(2*[.A8]+1)))" office:value-type="float" office:value="12.9056843320141" calcext:value-type="float">
            <text:p>12.9056843320141</text:p>
          </table:table-cell>
          <table:table-cell table:formula="of:=[.C8]-[.B8]" office:value-type="float" office:value="-1.98001507017828" calcext:value-type="float">
            <text:p>-1.98001507017828</text:p>
          </table:table-cell>
          <table:table-cell table:formula="of:=SIGN([.D8])" office:value-type="float" office:value="-1" calcext:value-type="float">
            <text:p>-1</text:p>
          </table:table-cell>
          <table:table-cell/>
          <table:table-cell table:formula="of:=3.39/LN([.A8])-3.39/((LN([.A8]))^2)" office:value-type="float" office:value="0.840671695520025" calcext:value-type="float">
            <text:p>0.840671695520025</text:p>
          </table:table-cell>
          <table:table-cell table:formula="of:=4/LN(2*[.A8]+1)-4/(LN(2*[.A8]+1))^2" office:value-type="float" office:value="0.897117220329479" calcext:value-type="float">
            <text:p>0.897117220329479</text:p>
          </table:table-cell>
          <table:table-cell/>
          <table:table-cell table:formula="of:=3.39/LN([.A8])" office:value-type="float" office:value="1.54285548913249" calcext:value-type="float">
            <text:p>1.54285548913249</text:p>
          </table:table-cell>
          <table:table-cell table:formula="of:=4/LN(2*[.A8]+1)" office:value-type="float" office:value="1.35849308758043" calcext:value-type="float">
            <text:p>1.35849308758043</text:p>
          </table:table-cell>
          <table:table-cell/>
          <table:table-cell table:formula="of:=LN([.A8])" office:value-type="float" office:value="2.19722457733622" calcext:value-type="float">
            <text:p>2.19722457733622</text:p>
          </table:table-cell>
          <table:table-cell table:formula="of:=LN(2*[.A8]+1)" office:value-type="float" office:value="2.94443897916644" calcext:value-type="float">
            <text:p>2.94443897916644</text:p>
          </table:table-cell>
          <table:table-cell table:formula="of:=[.M8]/[.N8]" office:value-type="float" office:value="0.746228600043274" calcext:value-type="float">
            <text:p>0.74622860004327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3.39*([.A9]/LN([.A9])))+1" office:value-type="float" office:value="15.7225829365202" calcext:value-type="float">
            <text:p>15.7225829365202</text:p>
          </table:table-cell>
          <table:table-cell table:formula="of:=2*((2*[.A9]+1)/(LN(2*[.A9]+1)))" office:value-type="float" office:value="13.7952670276281" calcext:value-type="float">
            <text:p>13.7952670276281</text:p>
          </table:table-cell>
          <table:table-cell table:formula="of:=[.C9]-[.B9]" office:value-type="float" office:value="-1.92731590889209" calcext:value-type="float">
            <text:p>-1.92731590889209</text:p>
          </table:table-cell>
          <table:table-cell table:formula="of:=SIGN([.D9])" office:value-type="float" office:value="-1" calcext:value-type="float">
            <text:p>-1</text:p>
          </table:table-cell>
          <table:table-cell/>
          <table:table-cell table:formula="of:=3.39/LN([.A9])-3.39/((LN([.A9]))^2)" office:value-type="float" office:value="0.832864640782653" calcext:value-type="float">
            <text:p>0.832864640782653</text:p>
          </table:table-cell>
          <table:table-cell table:formula="of:=4/LN(2*[.A9]+1)-4/(LN(2*[.A9]+1))^2" office:value-type="float" office:value="0.882294382759224" calcext:value-type="float">
            <text:p>0.882294382759224</text:p>
          </table:table-cell>
          <table:table-cell/>
          <table:table-cell table:formula="of:=3.39/LN([.A9])" office:value-type="float" office:value="1.47225829365202" calcext:value-type="float">
            <text:p>1.47225829365202</text:p>
          </table:table-cell>
          <table:table-cell table:formula="of:=4/LN(2*[.A9]+1)" office:value-type="float" office:value="1.3138349550122" calcext:value-type="float">
            <text:p>1.3138349550122</text:p>
          </table:table-cell>
          <table:table-cell/>
          <table:table-cell table:formula="of:=LN([.A9])" office:value-type="float" office:value="2.30258509299405" calcext:value-type="float">
            <text:p>2.30258509299405</text:p>
          </table:table-cell>
          <table:table-cell table:formula="of:=LN(2*[.A9]+1)" office:value-type="float" office:value="3.04452243772342" calcext:value-type="float">
            <text:p>3.04452243772342</text:p>
          </table:table-cell>
          <table:table-cell table:formula="of:=[.M9]/[.N9]" office:value-type="float" office:value="0.756304195516401" calcext:value-type="float">
            <text:p>0.75630419551640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3.39*([.A10]/LN([.A10])))+1" office:value-type="float" office:value="16.5511378762101" calcext:value-type="float">
            <text:p>16.5511378762101</text:p>
          </table:table-cell>
          <table:table-cell table:formula="of:=2*((2*[.A10]+1)/(LN(2*[.A10]+1)))" office:value-type="float" office:value="14.6707334895748" calcext:value-type="float">
            <text:p>14.6707334895748</text:p>
          </table:table-cell>
          <table:table-cell table:formula="of:=[.C10]-[.B10]" office:value-type="float" office:value="-1.8804043866353" calcext:value-type="float">
            <text:p>-1.8804043866353</text:p>
          </table:table-cell>
          <table:table-cell table:formula="of:=SIGN([.D10])" office:value-type="float" office:value="-1" calcext:value-type="float">
            <text:p>-1</text:p>
          </table:table-cell>
          <table:table-cell/>
          <table:table-cell table:formula="of:=3.39/LN([.A10])-3.39/((LN([.A10]))^2)" office:value-type="float" office:value="0.824164514393278" calcext:value-type="float">
            <text:p>0.824164514393278</text:p>
          </table:table-cell>
          <table:table-cell table:formula="of:=4/LN(2*[.A10]+1)-4/(LN(2*[.A10]+1))^2" office:value-type="float" office:value="0.868853155762401" calcext:value-type="float">
            <text:p>0.868853155762401</text:p>
          </table:table-cell>
          <table:table-cell/>
          <table:table-cell table:formula="of:=3.39/LN([.A10])" office:value-type="float" office:value="1.4137398069282" calcext:value-type="float">
            <text:p>1.4137398069282</text:p>
          </table:table-cell>
          <table:table-cell table:formula="of:=4/LN(2*[.A10]+1)" office:value-type="float" office:value="1.2757159556152" calcext:value-type="float">
            <text:p>1.2757159556152</text:p>
          </table:table-cell>
          <table:table-cell/>
          <table:table-cell table:formula="of:=LN([.A10])" office:value-type="float" office:value="2.39789527279837" calcext:value-type="float">
            <text:p>2.39789527279837</text:p>
          </table:table-cell>
          <table:table-cell table:formula="of:=LN(2*[.A10]+1)" office:value-type="float" office:value="3.13549421592915" calcext:value-type="float">
            <text:p>3.13549421592915</text:p>
          </table:table-cell>
          <table:table-cell table:formula="of:=[.M10]/[.N10]" office:value-type="float" office:value="0.764758314850788" calcext:value-type="float">
            <text:p>0.76475831485078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3.39*([.A11]/LN([.A11])))+1" office:value-type="float" office:value="17.3708363062534" calcext:value-type="float">
            <text:p>17.3708363062534</text:p>
          </table:table-cell>
          <table:table-cell table:formula="of:=2*((2*[.A11]+1)/(LN(2*[.A11]+1)))" office:value-type="float" office:value="15.5333733639903" calcext:value-type="float">
            <text:p>15.5333733639903</text:p>
          </table:table-cell>
          <table:table-cell table:formula="of:=[.C11]-[.B11]" office:value-type="float" office:value="-1.83746294226314" calcext:value-type="float">
            <text:p>-1.83746294226314</text:p>
          </table:table-cell>
          <table:table-cell table:formula="of:=SIGN([.D11])" office:value-type="float" office:value="-1" calcext:value-type="float">
            <text:p>-1</text:p>
          </table:table-cell>
          <table:table-cell/>
          <table:table-cell table:formula="of:=3.39/LN([.A11])-3.39/((LN([.A11]))^2)" office:value-type="float" office:value="0.815227260677328" calcext:value-type="float">
            <text:p>0.815227260677328</text:p>
          </table:table-cell>
          <table:table-cell table:formula="of:=4/LN(2*[.A11]+1)-4/(LN(2*[.A11]+1))^2" office:value-type="float" office:value="0.856612768215027" calcext:value-type="float">
            <text:p>0.856612768215027</text:p>
          </table:table-cell>
          <table:table-cell/>
          <table:table-cell table:formula="of:=3.39/LN([.A11])" office:value-type="float" office:value="1.36423635885445" calcext:value-type="float">
            <text:p>1.36423635885445</text:p>
          </table:table-cell>
          <table:table-cell table:formula="of:=4/LN(2*[.A11]+1)" office:value-type="float" office:value="1.24266986911922" calcext:value-type="float">
            <text:p>1.24266986911922</text:p>
          </table:table-cell>
          <table:table-cell/>
          <table:table-cell table:formula="of:=LN([.A11])" office:value-type="float" office:value="2.484906649788" calcext:value-type="float">
            <text:p>2.484906649788</text:p>
          </table:table-cell>
          <table:table-cell table:formula="of:=LN(2*[.A11]+1)" office:value-type="float" office:value="3.2188758248682" calcext:value-type="float">
            <text:p>3.2188758248682</text:p>
          </table:table-cell>
          <table:table-cell table:formula="of:=[.M11]/[.N11]" office:value-type="float" office:value="0.771979655316386" calcext:value-type="float">
            <text:p>0.77197965531638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3.39*([.A12]/LN([.A12])))+1" office:value-type="float" office:value="18.1816257782239" calcext:value-type="float">
            <text:p>18.1816257782239</text:p>
          </table:table-cell>
          <table:table-cell table:formula="of:=2*((2*[.A12]+1)/(LN(2*[.A12]+1)))" office:value-type="float" office:value="16.3843060792831" calcext:value-type="float">
            <text:p>16.3843060792831</text:p>
          </table:table-cell>
          <table:table-cell table:formula="of:=[.C12]-[.B12]" office:value-type="float" office:value="-1.79731969894084" calcext:value-type="float">
            <text:p>-1.79731969894084</text:p>
          </table:table-cell>
          <table:table-cell table:formula="of:=SIGN([.D12])" office:value-type="float" office:value="-1" calcext:value-type="float">
            <text:p>-1</text:p>
          </table:table-cell>
          <table:table-cell/>
          <table:table-cell table:formula="of:=3.39/LN([.A12])-3.39/((LN([.A12]))^2)" office:value-type="float" office:value="0.806384918509712" calcext:value-type="float">
            <text:p>0.806384918509712</text:p>
          </table:table-cell>
          <table:table-cell table:formula="of:=4/LN(2*[.A12]+1)-4/(LN(2*[.A12]+1))^2" office:value-type="float" office:value="0.845414324529017" calcext:value-type="float">
            <text:p>0.845414324529017</text:p>
          </table:table-cell>
          <table:table-cell/>
          <table:table-cell table:formula="of:=3.39/LN([.A12])" office:value-type="float" office:value="1.32166352140184" calcext:value-type="float">
            <text:p>1.32166352140184</text:p>
          </table:table-cell>
          <table:table-cell table:formula="of:=4/LN(2*[.A12]+1)" office:value-type="float" office:value="1.21365230216912" calcext:value-type="float">
            <text:p>1.21365230216912</text:p>
          </table:table-cell>
          <table:table-cell/>
          <table:table-cell table:formula="of:=LN([.A12])" office:value-type="float" office:value="2.56494935746154" calcext:value-type="float">
            <text:p>2.56494935746154</text:p>
          </table:table-cell>
          <table:table-cell table:formula="of:=LN(2*[.A12]+1)" office:value-type="float" office:value="3.29583686600433" calcext:value-type="float">
            <text:p>3.29583686600433</text:p>
          </table:table-cell>
          <table:table-cell table:formula="of:=[.M12]/[.N12]" office:value-type="float" office:value="0.778239173157598" calcext:value-type="float">
            <text:p>0.77823917315759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3.39*([.A13]/LN([.A13])))+1" office:value-type="float" office:value="18.9836942030051" calcext:value-type="float">
            <text:p>18.9836942030051</text:p>
          </table:table-cell>
          <table:table-cell table:formula="of:=2*((2*[.A13]+1)/(LN(2*[.A13]+1)))" office:value-type="float" office:value="17.2245038536555" calcext:value-type="float">
            <text:p>17.2245038536555</text:p>
          </table:table-cell>
          <table:table-cell table:formula="of:=[.C13]-[.B13]" office:value-type="float" office:value="-1.75919034934962" calcext:value-type="float">
            <text:p>-1.75919034934962</text:p>
          </table:table-cell>
          <table:table-cell table:formula="of:=SIGN([.D13])" office:value-type="float" office:value="-1" calcext:value-type="float">
            <text:p>-1</text:p>
          </table:table-cell>
          <table:table-cell/>
          <table:table-cell table:formula="of:=3.39/LN([.A13])-3.39/((LN([.A13]))^2)" office:value-type="float" office:value="0.797803969790233" calcext:value-type="float">
            <text:p>0.797803969790233</text:p>
          </table:table-cell>
          <table:table-cell table:formula="of:=4/LN(2*[.A13]+1)-4/(LN(2*[.A13]+1))^2" office:value-type="float" office:value="0.835122105240696" calcext:value-type="float">
            <text:p>0.835122105240696</text:p>
          </table:table-cell>
          <table:table-cell/>
          <table:table-cell table:formula="of:=3.39/LN([.A13])" office:value-type="float" office:value="1.28454958592893" calcext:value-type="float">
            <text:p>1.28454958592893</text:p>
          </table:table-cell>
          <table:table-cell table:formula="of:=4/LN(2*[.A13]+1)" office:value-type="float" office:value="1.18789681749348" calcext:value-type="float">
            <text:p>1.18789681749348</text:p>
          </table:table-cell>
          <table:table-cell/>
          <table:table-cell table:formula="of:=LN([.A13])" office:value-type="float" office:value="2.63905732961526" calcext:value-type="float">
            <text:p>2.63905732961526</text:p>
          </table:table-cell>
          <table:table-cell table:formula="of:=LN(2*[.A13]+1)" office:value-type="float" office:value="3.36729582998647" calcext:value-type="float">
            <text:p>3.36729582998647</text:p>
          </table:table-cell>
          <table:table-cell table:formula="of:=[.M13]/[.N13]" office:value-type="float" office:value="0.783731950758202" calcext:value-type="float">
            <text:p>0.7837319507582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3.39*([.A14]/LN([.A14])))+1" office:value-type="float" office:value="19.7773476205513" calcext:value-type="float">
            <text:p>19.7773476205513</text:p>
          </table:table-cell>
          <table:table-cell table:formula="of:=2*((2*[.A14]+1)/(LN(2*[.A14]+1)))" office:value-type="float" office:value="18.0548139256377" calcext:value-type="float">
            <text:p>18.0548139256377</text:p>
          </table:table-cell>
          <table:table-cell table:formula="of:=[.C14]-[.B14]" office:value-type="float" office:value="-1.72253369491361" calcext:value-type="float">
            <text:p>-1.72253369491361</text:p>
          </table:table-cell>
          <table:table-cell table:formula="of:=SIGN([.D14])" office:value-type="float" office:value="-1" calcext:value-type="float">
            <text:p>-1</text:p>
          </table:table-cell>
          <table:table-cell/>
          <table:table-cell table:formula="of:=3.39/LN([.A14])-3.39/((LN([.A14]))^2)" office:value-type="float" office:value="0.789563215787624" calcext:value-type="float">
            <text:p>0.789563215787624</text:p>
          </table:table-cell>
          <table:table-cell table:formula="of:=4/LN(2*[.A14]+1)-4/(LN(2*[.A14]+1))^2" office:value-type="float" office:value="0.825621391779538" calcext:value-type="float">
            <text:p>0.825621391779538</text:p>
          </table:table-cell>
          <table:table-cell/>
          <table:table-cell table:formula="of:=3.39/LN([.A14])" office:value-type="float" office:value="1.25182317470342" calcext:value-type="float">
            <text:p>1.25182317470342</text:p>
          </table:table-cell>
          <table:table-cell table:formula="of:=4/LN(2*[.A14]+1)" office:value-type="float" office:value="1.16482670487985" calcext:value-type="float">
            <text:p>1.16482670487985</text:p>
          </table:table-cell>
          <table:table-cell/>
          <table:table-cell table:formula="of:=LN([.A14])" office:value-type="float" office:value="2.70805020110221" calcext:value-type="float">
            <text:p>2.70805020110221</text:p>
          </table:table-cell>
          <table:table-cell table:formula="of:=LN(2*[.A14]+1)" office:value-type="float" office:value="3.43398720448515" calcext:value-type="float">
            <text:p>3.43398720448515</text:p>
          </table:table-cell>
          <table:table-cell table:formula="of:=[.M14]/[.N14]" office:value-type="float" office:value="0.788602298099776" calcext:value-type="float">
            <text:p>0.78860229809977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3.39*([.A15]/LN([.A15])))+1" office:value-type="float" office:value="20.5629447544543" calcext:value-type="float">
            <text:p>20.5629447544543</text:p>
          </table:table-cell>
          <table:table-cell table:formula="of:=2*((2*[.A15]+1)/(LN(2*[.A15]+1)))" office:value-type="float" office:value="18.8759780551765" calcext:value-type="float">
            <text:p>18.8759780551765</text:p>
          </table:table-cell>
          <table:table-cell table:formula="of:=[.C15]-[.B15]" office:value-type="float" office:value="-1.68696669927784" calcext:value-type="float">
            <text:p>-1.68696669927784</text:p>
          </table:table-cell>
          <table:table-cell table:formula="of:=SIGN([.D15])" office:value-type="float" office:value="-1" calcext:value-type="float">
            <text:p>-1</text:p>
          </table:table-cell>
          <table:table-cell/>
          <table:table-cell table:formula="of:=3.39/LN([.A15])-3.39/((LN([.A15]))^2)" office:value-type="float" office:value="0.781693994302833" calcext:value-type="float">
            <text:p>0.781693994302833</text:p>
          </table:table-cell>
          <table:table-cell table:formula="of:=4/LN(2*[.A15]+1)-4/(LN(2*[.A15]+1))^2" office:value-type="float" office:value="0.816815430764136" calcext:value-type="float">
            <text:p>0.816815430764136</text:p>
          </table:table-cell>
          <table:table-cell/>
          <table:table-cell table:formula="of:=3.39/LN([.A15])" office:value-type="float" office:value="1.2226840471534" calcext:value-type="float">
            <text:p>1.2226840471534</text:p>
          </table:table-cell>
          <table:table-cell table:formula="of:=4/LN(2*[.A15]+1)" office:value-type="float" office:value="1.1439986700107" calcext:value-type="float">
            <text:p>1.1439986700107</text:p>
          </table:table-cell>
          <table:table-cell/>
          <table:table-cell table:formula="of:=LN([.A15])" office:value-type="float" office:value="2.77258872223978" calcext:value-type="float">
            <text:p>2.77258872223978</text:p>
          </table:table-cell>
          <table:table-cell table:formula="of:=LN(2*[.A15]+1)" office:value-type="float" office:value="3.49650756146648" calcext:value-type="float">
            <text:p>3.49650756146648</text:p>
          </table:table-cell>
          <table:table-cell table:formula="of:=[.M15]/[.N15]" office:value-type="float" office:value="0.792959452682242" calcext:value-type="float">
            <text:p>0.79295945268224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3.39*([.A16]/LN([.A16])))+1" office:value-type="float" office:value="21.3408614183262" calcext:value-type="float">
            <text:p>21.3408614183262</text:p>
          </table:table-cell>
          <table:table-cell table:formula="of:=2*((2*[.A16]+1)/(LN(2*[.A16]+1)))" office:value-type="float" office:value="19.688648984391" calcext:value-type="float">
            <text:p>19.688648984391</text:p>
          </table:table-cell>
          <table:table-cell table:formula="of:=[.C16]-[.B16]" office:value-type="float" office:value="-1.6522124339352" calcext:value-type="float">
            <text:p>-1.6522124339352</text:p>
          </table:table-cell>
          <table:table-cell table:formula="of:=SIGN([.D16])" office:value-type="float" office:value="-1" calcext:value-type="float">
            <text:p>-1</text:p>
          </table:table-cell>
          <table:table-cell/>
          <table:table-cell table:formula="of:=3.39/LN([.A16])-3.39/((LN([.A16]))^2)" office:value-type="float" office:value="0.774201753884912" calcext:value-type="float">
            <text:p>0.774201753884912</text:p>
          </table:table-cell>
          <table:table-cell table:formula="of:=4/LN(2*[.A16]+1)-4/(LN(2*[.A16]+1))^2" office:value-type="float" office:value="0.808622473532089" calcext:value-type="float">
            <text:p>0.808622473532089</text:p>
          </table:table-cell>
          <table:table-cell/>
          <table:table-cell table:formula="of:=3.39/LN([.A16])" office:value-type="float" office:value="1.19652125990154" calcext:value-type="float">
            <text:p>1.19652125990154</text:p>
          </table:table-cell>
          <table:table-cell table:formula="of:=4/LN(2*[.A16]+1)" office:value-type="float" office:value="1.12506565625091" calcext:value-type="float">
            <text:p>1.12506565625091</text:p>
          </table:table-cell>
          <table:table-cell/>
          <table:table-cell table:formula="of:=LN([.A16])" office:value-type="float" office:value="2.83321334405622" calcext:value-type="float">
            <text:p>2.83321334405622</text:p>
          </table:table-cell>
          <table:table-cell table:formula="of:=LN(2*[.A16]+1)" office:value-type="float" office:value="3.55534806148941" calcext:value-type="float">
            <text:p>3.55534806148941</text:p>
          </table:table-cell>
          <table:table-cell table:formula="of:=[.M16]/[.N16]" office:value-type="float" office:value="0.796887757557363" calcext:value-type="float">
            <text:p>0.79688775755736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3.39*([.A17]/LN([.A17])))+1" office:value-type="float" office:value="22.111471157058" calcext:value-type="float">
            <text:p>22.111471157058</text:p>
          </table:table-cell>
          <table:table-cell table:formula="of:=2*((2*[.A17]+1)/(LN(2*[.A17]+1)))" office:value-type="float" office:value="20.4934041122554" calcext:value-type="float">
            <text:p>20.4934041122554</text:p>
          </table:table-cell>
          <table:table-cell table:formula="of:=[.C17]-[.B17]" office:value-type="float" office:value="-1.61806704480259" calcext:value-type="float">
            <text:p>-1.61806704480259</text:p>
          </table:table-cell>
          <table:table-cell table:formula="of:=SIGN([.D17])" office:value-type="float" office:value="-1" calcext:value-type="float">
            <text:p>-1</text:p>
          </table:table-cell>
          <table:table-cell/>
          <table:table-cell table:formula="of:=3.39/LN([.A17])-3.39/((LN([.A17]))^2)" office:value-type="float" office:value="0.767077966776274" calcext:value-type="float">
            <text:p>0.767077966776274</text:p>
          </table:table-cell>
          <table:table-cell table:formula="of:=4/LN(2*[.A17]+1)-4/(LN(2*[.A17]+1))^2" office:value-type="float" office:value="0.800973186412487" calcext:value-type="float">
            <text:p>0.800973186412487</text:p>
          </table:table-cell>
          <table:table-cell/>
          <table:table-cell table:formula="of:=3.39/LN([.A17])" office:value-type="float" office:value="1.17285950872545" calcext:value-type="float">
            <text:p>1.17285950872545</text:p>
          </table:table-cell>
          <table:table-cell table:formula="of:=4/LN(2*[.A17]+1)" office:value-type="float" office:value="1.10775157363543" calcext:value-type="float">
            <text:p>1.10775157363543</text:p>
          </table:table-cell>
          <table:table-cell/>
          <table:table-cell table:formula="of:=LN([.A17])" office:value-type="float" office:value="2.89037175789616" calcext:value-type="float">
            <text:p>2.89037175789616</text:p>
          </table:table-cell>
          <table:table-cell table:formula="of:=LN(2*[.A17]+1)" office:value-type="float" office:value="3.61091791264422" calcext:value-type="float">
            <text:p>3.61091791264422</text:p>
          </table:table-cell>
          <table:table-cell table:formula="of:=[.M17]/[.N17]" office:value-type="float" office:value="0.80045346580022" calcext:value-type="float">
            <text:p>0.8004534658002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3.39*([.A18]/LN([.A18])))+1" office:value-type="float" office:value="22.8751349427639" calcext:value-type="float">
            <text:p>22.8751349427639</text:p>
          </table:table-cell>
          <table:table-cell table:formula="of:=2*((2*[.A18]+1)/(LN(2*[.A18]+1)))" office:value-type="float" office:value="21.290756791933" calcext:value-type="float">
            <text:p>21.290756791933</text:p>
          </table:table-cell>
          <table:table-cell table:formula="of:=[.C18]-[.B18]" office:value-type="float" office:value="-1.58437815083095" calcext:value-type="float">
            <text:p>-1.58437815083095</text:p>
          </table:table-cell>
          <table:table-cell table:formula="of:=SIGN([.D18])" office:value-type="float" office:value="-1" calcext:value-type="float">
            <text:p>-1</text:p>
          </table:table-cell>
          <table:table-cell/>
          <table:table-cell table:formula="of:=3.39/LN([.A18])-3.39/((LN([.A18]))^2)" office:value-type="float" office:value="0.760306844229233" calcext:value-type="float">
            <text:p>0.760306844229233</text:p>
          </table:table-cell>
          <table:table-cell table:formula="of:=4/LN(2*[.A18]+1)-4/(LN(2*[.A18]+1))^2" office:value-type="float" office:value="0.793808484548016" calcext:value-type="float">
            <text:p>0.793808484548016</text:p>
          </table:table-cell>
          <table:table-cell/>
          <table:table-cell table:formula="of:=3.39/LN([.A18])" office:value-type="float" office:value="1.15132289172442" calcext:value-type="float">
            <text:p>1.15132289172442</text:p>
          </table:table-cell>
          <table:table-cell table:formula="of:=4/LN(2*[.A18]+1)" office:value-type="float" office:value="1.09183368163759" calcext:value-type="float">
            <text:p>1.09183368163759</text:p>
          </table:table-cell>
          <table:table-cell/>
          <table:table-cell table:formula="of:=LN([.A18])" office:value-type="float" office:value="2.94443897916644" calcext:value-type="float">
            <text:p>2.94443897916644</text:p>
          </table:table-cell>
          <table:table-cell table:formula="of:=LN(2*[.A18]+1)" office:value-type="float" office:value="3.66356164612965" calcext:value-type="float">
            <text:p>3.66356164612965</text:p>
          </table:table-cell>
          <table:table-cell table:formula="of:=[.M18]/[.N18]" office:value-type="float" office:value="0.80370941274513" calcext:value-type="float">
            <text:p>0.8037094127451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3.39*([.A19]/LN([.A19])))+1" office:value-type="float" office:value="23.6321960071437" calcext:value-type="float">
            <text:p>23.6321960071437</text:p>
          </table:table-cell>
          <table:table-cell table:formula="of:=2*((2*[.A19]+1)/(LN(2*[.A19]+1)))" office:value-type="float" office:value="22.0811656612801" calcext:value-type="float">
            <text:p>22.0811656612801</text:p>
          </table:table-cell>
          <table:table-cell table:formula="of:=[.C19]-[.B19]" office:value-type="float" office:value="-1.55103034586359" calcext:value-type="float">
            <text:p>-1.55103034586359</text:p>
          </table:table-cell>
          <table:table-cell table:formula="of:=SIGN([.D19])" office:value-type="float" office:value="-1" calcext:value-type="float">
            <text:p>-1</text:p>
          </table:table-cell>
          <table:table-cell/>
          <table:table-cell table:formula="of:=3.39/LN([.A19])-3.39/((LN([.A19]))^2)" office:value-type="float" office:value="0.753869169010745" calcext:value-type="float">
            <text:p>0.753869169010745</text:p>
          </table:table-cell>
          <table:table-cell table:formula="of:=4/LN(2*[.A19]+1)-4/(LN(2*[.A19]+1))^2" office:value-type="float" office:value="0.787077755659769" calcext:value-type="float">
            <text:p>0.787077755659769</text:p>
          </table:table-cell>
          <table:table-cell/>
          <table:table-cell table:formula="of:=3.39/LN([.A19])" office:value-type="float" office:value="1.13160980035718" calcext:value-type="float">
            <text:p>1.13160980035718</text:p>
          </table:table-cell>
          <table:table-cell table:formula="of:=4/LN(2*[.A19]+1)" office:value-type="float" office:value="1.07713003225756" calcext:value-type="float">
            <text:p>1.07713003225756</text:p>
          </table:table-cell>
          <table:table-cell/>
          <table:table-cell table:formula="of:=LN([.A19])" office:value-type="float" office:value="2.99573227355399" calcext:value-type="float">
            <text:p>2.99573227355399</text:p>
          </table:table-cell>
          <table:table-cell table:formula="of:=LN(2*[.A19]+1)" office:value-type="float" office:value="3.71357206670431" calcext:value-type="float">
            <text:p>3.71357206670431</text:p>
          </table:table-cell>
          <table:table-cell table:formula="of:=[.M19]/[.N19]" office:value-type="float" office:value="0.806698300112059" calcext:value-type="float">
            <text:p>0.80669830011205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3.39*([.A20]/LN([.A20])))+1" office:value-type="float" office:value="24.3829776118297" calcext:value-type="float">
            <text:p>24.3829776118297</text:p>
          </table:table-cell>
          <table:table-cell table:formula="of:=2*((2*[.A20]+1)/(LN(2*[.A20]+1)))" office:value-type="float" office:value="22.8650423680373" calcext:value-type="float">
            <text:p>22.8650423680373</text:p>
          </table:table-cell>
          <table:table-cell table:formula="of:=[.C20]-[.B20]" office:value-type="float" office:value="-1.51793524379243" calcext:value-type="float">
            <text:p>-1.51793524379243</text:p>
          </table:table-cell>
          <table:table-cell table:formula="of:=SIGN([.D20])" office:value-type="float" office:value="-1" calcext:value-type="float">
            <text:p>-1</text:p>
          </table:table-cell>
          <table:table-cell/>
          <table:table-cell table:formula="of:=3.39/LN([.A20])-3.39/((LN([.A20]))^2)" office:value-type="float" office:value="0.747744489388442" calcext:value-type="float">
            <text:p>0.747744489388442</text:p>
          </table:table-cell>
          <table:table-cell table:formula="of:=4/LN(2*[.A20]+1)-4/(LN(2*[.A20]+1))^2" office:value-type="float" office:value="0.780737415445682" calcext:value-type="float">
            <text:p>0.780737415445682</text:p>
          </table:table-cell>
          <table:table-cell/>
          <table:table-cell table:formula="of:=3.39/LN([.A20])" office:value-type="float" office:value="1.11347512437284" calcext:value-type="float">
            <text:p>1.11347512437284</text:p>
          </table:table-cell>
          <table:table-cell table:formula="of:=4/LN(2*[.A20]+1)" office:value-type="float" office:value="1.06349034269941" calcext:value-type="float">
            <text:p>1.06349034269941</text:p>
          </table:table-cell>
          <table:table-cell/>
          <table:table-cell table:formula="of:=LN([.A20])" office:value-type="float" office:value="3.04452243772342" calcext:value-type="float">
            <text:p>3.04452243772342</text:p>
          </table:table-cell>
          <table:table-cell table:formula="of:=LN(2*[.A20]+1)" office:value-type="float" office:value="3.76120011569356" calcext:value-type="float">
            <text:p>3.76120011569356</text:p>
          </table:table-cell>
          <table:table-cell table:formula="of:=[.M20]/[.N20]" office:value-type="float" office:value="0.80945505266263" calcext:value-type="float">
            <text:p>0.8094550526626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3.39*([.A21]/LN([.A21])))+1" office:value-type="float" office:value="25.127782495828" calcext:value-type="float">
            <text:p>25.127782495828</text:p>
          </table:table-cell>
          <table:table-cell table:formula="of:=2*((2*[.A21]+1)/(LN(2*[.A21]+1)))" office:value-type="float" office:value="23.6427579912477" calcext:value-type="float">
            <text:p>23.6427579912477</text:p>
          </table:table-cell>
          <table:table-cell table:formula="of:=[.C21]-[.B21]" office:value-type="float" office:value="-1.48502450458032" calcext:value-type="float">
            <text:p>-1.48502450458032</text:p>
          </table:table-cell>
          <table:table-cell table:formula="of:=SIGN([.D21])" office:value-type="float" office:value="-1" calcext:value-type="float">
            <text:p>-1</text:p>
          </table:table-cell>
          <table:table-cell/>
          <table:table-cell table:formula="of:=3.39/LN([.A21])-3.39/((LN([.A21]))^2)" office:value-type="float" office:value="0.741912364009891" calcext:value-type="float">
            <text:p>0.741912364009891</text:p>
          </table:table-cell>
          <table:table-cell table:formula="of:=4/LN(2*[.A21]+1)-4/(LN(2*[.A21]+1))^2" office:value-type="float" office:value="0.774749735199795" calcext:value-type="float">
            <text:p>0.774749735199795</text:p>
          </table:table-cell>
          <table:table-cell/>
          <table:table-cell table:formula="of:=3.39/LN([.A21])" office:value-type="float" office:value="1.096717386174" calcext:value-type="float">
            <text:p>1.096717386174</text:p>
          </table:table-cell>
          <table:table-cell table:formula="of:=4/LN(2*[.A21]+1)" office:value-type="float" office:value="1.05078924405545" calcext:value-type="float">
            <text:p>1.05078924405545</text:p>
          </table:table-cell>
          <table:table-cell/>
          <table:table-cell table:formula="of:=LN([.A21])" office:value-type="float" office:value="3.09104245335832" calcext:value-type="float">
            <text:p>3.09104245335832</text:p>
          </table:table-cell>
          <table:table-cell table:formula="of:=LN(2*[.A21]+1)" office:value-type="float" office:value="3.80666248977032" calcext:value-type="float">
            <text:p>3.80666248977032</text:p>
          </table:table-cell>
          <table:table-cell table:formula="of:=[.M21]/[.N21]" office:value-type="float" office:value="0.812008540726924" calcext:value-type="float">
            <text:p>0.81200854072692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3.39*([.A22]/LN([.A22])))+1" office:value-type="float" office:value="25.8668932648294" calcext:value-type="float">
            <text:p>25.8668932648294</text:p>
          </table:table-cell>
          <table:table-cell table:formula="of:=2*((2*[.A22]+1)/(LN(2*[.A22]+1)))" office:value-type="float" office:value="24.4146484041935" calcext:value-type="float">
            <text:p>24.4146484041935</text:p>
          </table:table-cell>
          <table:table-cell table:formula="of:=[.C22]-[.B22]" office:value-type="float" office:value="-1.45224486063584" calcext:value-type="float">
            <text:p>-1.45224486063584</text:p>
          </table:table-cell>
          <table:table-cell table:formula="of:=SIGN([.D22])" office:value-type="float" office:value="-1" calcext:value-type="float">
            <text:p>-1</text:p>
          </table:table-cell>
          <table:table-cell/>
          <table:table-cell table:formula="of:=3.39/LN([.A22])-3.39/((LN([.A22]))^2)" office:value-type="float" office:value="0.736353049508635" calcext:value-type="float">
            <text:p>0.736353049508635</text:p>
          </table:table-cell>
          <table:table-cell table:formula="of:=4/LN(2*[.A22]+1)-4/(LN(2*[.A22]+1))^2" office:value-type="float" office:value="0.769081889223088" calcext:value-type="float">
            <text:p>0.769081889223088</text:p>
          </table:table-cell>
          <table:table-cell/>
          <table:table-cell table:formula="of:=3.39/LN([.A22])" office:value-type="float" office:value="1.08116927238389" calcext:value-type="float">
            <text:p>1.08116927238389</text:p>
          </table:table-cell>
          <table:table-cell table:formula="of:=4/LN(2*[.A22]+1)" office:value-type="float" office:value="1.03892120868909" calcext:value-type="float">
            <text:p>1.03892120868909</text:p>
          </table:table-cell>
          <table:table-cell/>
          <table:table-cell table:formula="of:=LN([.A22])" office:value-type="float" office:value="3.13549421592915" calcext:value-type="float">
            <text:p>3.13549421592915</text:p>
          </table:table-cell>
          <table:table-cell table:formula="of:=LN(2*[.A22]+1)" office:value-type="float" office:value="3.85014760171006" calcext:value-type="float">
            <text:p>3.85014760171006</text:p>
          </table:table-cell>
          <table:table-cell table:formula="of:=[.M22]/[.N22]" office:value-type="float" office:value="0.814382860162688" calcext:value-type="float">
            <text:p>0.81438286016268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3.39*([.A23]/LN([.A23])))+1" office:value-type="float" office:value="26.600573288934" calcext:value-type="float">
            <text:p>26.600573288934</text:p>
          </table:table-cell>
          <table:table-cell table:formula="of:=2*((2*[.A23]+1)/(LN(2*[.A23]+1)))" office:value-type="float" office:value="25.1810187761178" calcext:value-type="float">
            <text:p>25.1810187761178</text:p>
          </table:table-cell>
          <table:table-cell table:formula="of:=[.C23]-[.B23]" office:value-type="float" office:value="-1.41955451281621" calcext:value-type="float">
            <text:p>-1.41955451281621</text:p>
          </table:table-cell>
          <table:table-cell table:formula="of:=SIGN([.D23])" office:value-type="float" office:value="-1" calcext:value-type="float">
            <text:p>-1</text:p>
          </table:table-cell>
          <table:table-cell/>
          <table:table-cell table:formula="of:=3.39/LN([.A23])-3.39/((LN([.A23]))^2)" office:value-type="float" office:value="0.731047858317759" calcext:value-type="float">
            <text:p>0.731047858317759</text:p>
          </table:table-cell>
          <table:table-cell table:formula="of:=4/LN(2*[.A23]+1)-4/(LN(2*[.A23]+1))^2" office:value-type="float" office:value="0.763705178449124" calcext:value-type="float">
            <text:p>0.763705178449124</text:p>
          </table:table-cell>
          <table:table-cell/>
          <table:table-cell table:formula="of:=3.39/LN([.A23])" office:value-type="float" office:value="1.06669055370558" calcext:value-type="float">
            <text:p>1.06669055370558</text:p>
          </table:table-cell>
          <table:table-cell table:formula="of:=4/LN(2*[.A23]+1)" office:value-type="float" office:value="1.0277966847395" calcext:value-type="float">
            <text:p>1.0277966847395</text:p>
          </table:table-cell>
          <table:table-cell/>
          <table:table-cell table:formula="of:=LN([.A23])" office:value-type="float" office:value="3.17805383034795" calcext:value-type="float">
            <text:p>3.17805383034795</text:p>
          </table:table-cell>
          <table:table-cell table:formula="of:=LN(2*[.A23]+1)" office:value-type="float" office:value="3.89182029811063" calcext:value-type="float">
            <text:p>3.89182029811063</text:p>
          </table:table-cell>
          <table:table-cell table:formula="of:=[.M23]/[.N23]" office:value-type="float" office:value="0.816598297688823" calcext:value-type="float">
            <text:p>0.81659829768882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3.39*([.A24]/LN([.A24])))+1" office:value-type="float" office:value="27.3290678519636" calcext:value-type="float">
            <text:p>27.3290678519636</text:p>
          </table:table-cell>
          <table:table-cell table:formula="of:=2*((2*[.A24]+1)/(LN(2*[.A24]+1)))" office:value-type="float" office:value="25.9421473706923" calcext:value-type="float">
            <text:p>25.9421473706923</text:p>
          </table:table-cell>
          <table:table-cell table:formula="of:=[.C24]-[.B24]" office:value-type="float" office:value="-1.38692048127124" calcext:value-type="float">
            <text:p>-1.38692048127124</text:p>
          </table:table-cell>
          <table:table-cell table:formula="of:=SIGN([.D24])" office:value-type="float" office:value="-1" calcext:value-type="float">
            <text:p>-1</text:p>
          </table:table-cell>
          <table:table-cell/>
          <table:table-cell table:formula="of:=3.39/LN([.A24])-3.39/((LN([.A24]))^2)" office:value-type="float" office:value="0.725979321062235" calcext:value-type="float">
            <text:p>0.725979321062235</text:p>
          </table:table-cell>
          <table:table-cell table:formula="of:=4/LN(2*[.A24]+1)-4/(LN(2*[.A24]+1))^2" office:value-type="float" office:value="0.758594395081852" calcext:value-type="float">
            <text:p>0.758594395081852</text:p>
          </table:table-cell>
          <table:table-cell/>
          <table:table-cell table:formula="of:=3.39/LN([.A24])" office:value-type="float" office:value="1.05316271407854" calcext:value-type="float">
            <text:p>1.05316271407854</text:p>
          </table:table-cell>
          <table:table-cell table:formula="of:=4/LN(2*[.A24]+1)" office:value-type="float" office:value="1.01733911257617" calcext:value-type="float">
            <text:p>1.01733911257617</text:p>
          </table:table-cell>
          <table:table-cell/>
          <table:table-cell table:formula="of:=LN([.A24])" office:value-type="float" office:value="3.2188758248682" calcext:value-type="float">
            <text:p>3.2188758248682</text:p>
          </table:table-cell>
          <table:table-cell table:formula="of:=LN(2*[.A24]+1)" office:value-type="float" office:value="3.93182563272433" calcext:value-type="float">
            <text:p>3.93182563272433</text:p>
          </table:table-cell>
          <table:table-cell table:formula="of:=[.M24]/[.N24]" office:value-type="float" office:value="0.818672068791075" calcext:value-type="float">
            <text:p>0.81867206879107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3.39*([.A25]/LN([.A25])))+1" office:value-type="float" office:value="28.0526054005521" calcext:value-type="float">
            <text:p>28.0526054005521</text:p>
          </table:table-cell>
          <table:table-cell table:formula="of:=2*((2*[.A25]+1)/(LN(2*[.A25]+1)))" office:value-type="float" office:value="26.6982887676802" calcext:value-type="float">
            <text:p>26.6982887676802</text:p>
          </table:table-cell>
          <table:table-cell table:formula="of:=[.C25]-[.B25]" office:value-type="float" office:value="-1.35431663287192" calcext:value-type="float">
            <text:p>-1.35431663287192</text:p>
          </table:table-cell>
          <table:table-cell table:formula="of:=SIGN([.D25])" office:value-type="float" office:value="-1" calcext:value-type="float">
            <text:p>-1</text:p>
          </table:table-cell>
          <table:table-cell/>
          <table:table-cell table:formula="of:=3.39/LN([.A25])-3.39/((LN([.A25]))^2)" office:value-type="float" office:value="0.72113123398382" calcext:value-type="float">
            <text:p>0.72113123398382</text:p>
          </table:table-cell>
          <table:table-cell table:formula="of:=4/LN(2*[.A25]+1)-4/(LN(2*[.A25]+1))^2" office:value-type="float" office:value="0.75372730019639" calcext:value-type="float">
            <text:p>0.75372730019639</text:p>
          </table:table-cell>
          <table:table-cell/>
          <table:table-cell table:formula="of:=3.39/LN([.A25])" office:value-type="float" office:value="1.04048482309816" calcext:value-type="float">
            <text:p>1.04048482309816</text:p>
          </table:table-cell>
          <table:table-cell table:formula="of:=4/LN(2*[.A25]+1)" office:value-type="float" office:value="1.0074825950068" calcext:value-type="float">
            <text:p>1.0074825950068</text:p>
          </table:table-cell>
          <table:table-cell/>
          <table:table-cell table:formula="of:=LN([.A25])" office:value-type="float" office:value="3.25809653802148" calcext:value-type="float">
            <text:p>3.25809653802148</text:p>
          </table:table-cell>
          <table:table-cell table:formula="of:=LN(2*[.A25]+1)" office:value-type="float" office:value="3.97029191355212" calcext:value-type="float">
            <text:p>3.97029191355212</text:p>
          </table:table-cell>
          <table:table-cell table:formula="of:=[.M25]/[.N25]" office:value-type="float" office:value="0.820618888727137" calcext:value-type="float">
            <text:p>0.82061888872713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3.39*([.A26]/LN([.A26])))+1" office:value-type="float" office:value="28.7713988043848" calcext:value-type="float">
            <text:p>28.7713988043848</text:p>
          </table:table-cell>
          <table:table-cell table:formula="of:=2*((2*[.A26]+1)/(LN(2*[.A26]+1)))" office:value-type="float" office:value="27.4496766092133" calcext:value-type="float">
            <text:p>27.4496766092133</text:p>
          </table:table-cell>
          <table:table-cell table:formula="of:=[.C26]-[.B26]" office:value-type="float" office:value="-1.3217221951715" calcext:value-type="float">
            <text:p>-1.3217221951715</text:p>
          </table:table-cell>
          <table:table-cell table:formula="of:=SIGN([.D26])" office:value-type="float" office:value="-1" calcext:value-type="float">
            <text:p>-1</text:p>
          </table:table-cell>
          <table:table-cell/>
          <table:table-cell table:formula="of:=3.39/LN([.A26])-3.39/((LN([.A26]))^2)" office:value-type="float" office:value="0.716488640038342" calcext:value-type="float">
            <text:p>0.716488640038342</text:p>
          </table:table-cell>
          <table:table-cell table:formula="of:=4/LN(2*[.A26]+1)-4/(LN(2*[.A26]+1))^2" office:value-type="float" office:value="0.749084192086966" calcext:value-type="float">
            <text:p>0.749084192086966</text:p>
          </table:table-cell>
          <table:table-cell/>
          <table:table-cell table:formula="of:=3.39/LN([.A26])" office:value-type="float" office:value="1.02857032608833" calcext:value-type="float">
            <text:p>1.02857032608833</text:p>
          </table:table-cell>
          <table:table-cell table:formula="of:=4/LN(2*[.A26]+1)" office:value-type="float" office:value="0.998170058516847" calcext:value-type="float">
            <text:p>0.998170058516847</text:p>
          </table:table-cell>
          <table:table-cell/>
          <table:table-cell table:formula="of:=LN([.A26])" office:value-type="float" office:value="3.29583686600433" calcext:value-type="float">
            <text:p>3.29583686600433</text:p>
          </table:table-cell>
          <table:table-cell table:formula="of:=LN(2*[.A26]+1)" office:value-type="float" office:value="4.00733318523247" calcext:value-type="float">
            <text:p>4.00733318523247</text:p>
          </table:table-cell>
          <table:table-cell table:formula="of:=[.M26]/[.N26]" office:value-type="float" office:value="0.822451419350381" calcext:value-type="float">
            <text:p>0.82245141935038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3.39*([.A27]/LN([.A27])))+1" office:value-type="float" office:value="29.4856465772592" calcext:value-type="float">
            <text:p>29.4856465772592</text:p>
          </table:table-cell>
          <table:table-cell table:formula="of:=2*((2*[.A27]+1)/(LN(2*[.A27]+1)))" office:value-type="float" office:value="28.1965259523059" calcext:value-type="float">
            <text:p>28.1965259523059</text:p>
          </table:table-cell>
          <table:table-cell table:formula="of:=[.C27]-[.B27]" office:value-type="float" office:value="-1.28912062495335" calcext:value-type="float">
            <text:p>-1.28912062495335</text:p>
          </table:table-cell>
          <table:table-cell table:formula="of:=SIGN([.D27])" office:value-type="float" office:value="-1" calcext:value-type="float">
            <text:p>-1</text:p>
          </table:table-cell>
          <table:table-cell/>
          <table:table-cell table:formula="of:=3.39/LN([.A27])-3.39/((LN([.A27]))^2)" office:value-type="float" office:value="0.712037773233447" calcext:value-type="float">
            <text:p>0.712037773233447</text:p>
          </table:table-cell>
          <table:table-cell table:formula="of:=4/LN(2*[.A27]+1)-4/(LN(2*[.A27]+1))^2" office:value-type="float" office:value="0.74464754779434" calcext:value-type="float">
            <text:p>0.74464754779434</text:p>
          </table:table-cell>
          <table:table-cell/>
          <table:table-cell table:formula="of:=3.39/LN([.A27])" office:value-type="float" office:value="1.0173445206164" calcext:value-type="float">
            <text:p>1.0173445206164</text:p>
          </table:table-cell>
          <table:table-cell table:formula="of:=4/LN(2*[.A27]+1)" office:value-type="float" office:value="0.989351787800206" calcext:value-type="float">
            <text:p>0.989351787800206</text:p>
          </table:table-cell>
          <table:table-cell/>
          <table:table-cell table:formula="of:=LN([.A27])" office:value-type="float" office:value="3.3322045101752" calcext:value-type="float">
            <text:p>3.3322045101752</text:p>
          </table:table-cell>
          <table:table-cell table:formula="of:=LN(2*[.A27]+1)" office:value-type="float" office:value="4.04305126783455" calcext:value-type="float">
            <text:p>4.04305126783455</text:p>
          </table:table-cell>
          <table:table-cell table:formula="of:=[.M27]/[.N27]" office:value-type="float" office:value="0.824180622364437" calcext:value-type="float">
            <text:p>0.82418062236443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3.39*([.A28]/LN([.A28])))+1" office:value-type="float" office:value="30.195534031946" calcext:value-type="float">
            <text:p>30.195534031946</text:p>
          </table:table-cell>
          <table:table-cell table:formula="of:=2*((2*[.A28]+1)/(LN(2*[.A28]+1)))" office:value-type="float" office:value="28.93903529356" calcext:value-type="float">
            <text:p>28.93903529356</text:p>
          </table:table-cell>
          <table:table-cell table:formula="of:=[.C28]-[.B28]" office:value-type="float" office:value="-1.25649873838602" calcext:value-type="float">
            <text:p>-1.25649873838602</text:p>
          </table:table-cell>
          <table:table-cell table:formula="of:=SIGN([.D28])" office:value-type="float" office:value="-1" calcext:value-type="float">
            <text:p>-1</text:p>
          </table:table-cell>
          <table:table-cell/>
          <table:table-cell table:formula="of:=3.39/LN([.A28])-3.39/((LN([.A28]))^2)" office:value-type="float" office:value="0.70776598419149" calcext:value-type="float">
            <text:p>0.70776598419149</text:p>
          </table:table-cell>
          <table:table-cell table:formula="of:=4/LN(2*[.A28]+1)-4/(LN(2*[.A28]+1))^2" office:value-type="float" office:value="0.740401723906397" calcext:value-type="float">
            <text:p>0.740401723906397</text:p>
          </table:table-cell>
          <table:table-cell/>
          <table:table-cell table:formula="of:=3.39/LN([.A28])" office:value-type="float" office:value="1.00674255282572" calcext:value-type="float">
            <text:p>1.00674255282572</text:p>
          </table:table-cell>
          <table:table-cell table:formula="of:=4/LN(2*[.A28]+1)" office:value-type="float" office:value="0.980984247239322" calcext:value-type="float">
            <text:p>0.980984247239322</text:p>
          </table:table-cell>
          <table:table-cell/>
          <table:table-cell table:formula="of:=LN([.A28])" office:value-type="float" office:value="3.36729582998647" calcext:value-type="float">
            <text:p>3.36729582998647</text:p>
          </table:table-cell>
          <table:table-cell table:formula="of:=LN(2*[.A28]+1)" office:value-type="float" office:value="4.07753744390572" calcext:value-type="float">
            <text:p>4.07753744390572</text:p>
          </table:table-cell>
          <table:table-cell table:formula="of:=[.M28]/[.N28]" office:value-type="float" office:value="0.825816041252847" calcext:value-type="float">
            <text:p>0.82581604125284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3.39*([.A29]/LN([.A29])))+1" office:value-type="float" office:value="30.9012343559725" calcext:value-type="float">
            <text:p>30.9012343559725</text:p>
          </table:table-cell>
          <table:table-cell table:formula="of:=2*((2*[.A29]+1)/(LN(2*[.A29]+1)))" office:value-type="float" office:value="29.6773883196083" calcext:value-type="float">
            <text:p>29.6773883196083</text:p>
          </table:table-cell>
          <table:table-cell table:formula="of:=[.C29]-[.B29]" office:value-type="float" office:value="-1.22384603636417" calcext:value-type="float">
            <text:p>-1.22384603636417</text:p>
          </table:table-cell>
          <table:table-cell table:formula="of:=SIGN([.D29])" office:value-type="float" office:value="-1" calcext:value-type="float">
            <text:p>-1</text:p>
          </table:table-cell>
          <table:table-cell/>
          <table:table-cell table:formula="of:=3.39/LN([.A29])-3.39/((LN([.A29]))^2)" office:value-type="float" office:value="0.70366165781436" calcext:value-type="float">
            <text:p>0.70366165781436</text:p>
          </table:table-cell>
          <table:table-cell table:formula="of:=4/LN(2*[.A29]+1)-4/(LN(2*[.A29]+1))^2" office:value-type="float" office:value="0.736332705595106" calcext:value-type="float">
            <text:p>0.736332705595106</text:p>
          </table:table-cell>
          <table:table-cell/>
          <table:table-cell table:formula="of:=3.39/LN([.A29])" office:value-type="float" office:value="0.996707811865748" calcext:value-type="float">
            <text:p>0.996707811865748</text:p>
          </table:table-cell>
          <table:table-cell table:formula="of:=4/LN(2*[.A29]+1)" office:value-type="float" office:value="0.973029125233058" calcext:value-type="float">
            <text:p>0.973029125233058</text:p>
          </table:table-cell>
          <table:table-cell/>
          <table:table-cell table:formula="of:=LN([.A29])" office:value-type="float" office:value="3.40119738166216" calcext:value-type="float">
            <text:p>3.40119738166216</text:p>
          </table:table-cell>
          <table:table-cell table:formula="of:=LN(2*[.A29]+1)" office:value-type="float" office:value="4.11087386417331" calcext:value-type="float">
            <text:p>4.11087386417331</text:p>
          </table:table-cell>
          <table:table-cell table:formula="of:=[.M29]/[.N29]" office:value-type="float" office:value="0.827366028255924" calcext:value-type="float">
            <text:p>0.82736602825592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3.39*([.A30]/LN([.A30])))+1" office:value-type="float" office:value="31.6029096039559" calcext:value-type="float">
            <text:p>31.6029096039559</text:p>
          </table:table-cell>
          <table:table-cell table:formula="of:=2*((2*[.A30]+1)/(LN(2*[.A30]+1)))" office:value-type="float" office:value="30.4117554269687" calcext:value-type="float">
            <text:p>30.4117554269687</text:p>
          </table:table-cell>
          <table:table-cell table:formula="of:=[.C30]-[.B30]" office:value-type="float" office:value="-1.1911541769872" calcext:value-type="float">
            <text:p>-1.1911541769872</text:p>
          </table:table-cell>
          <table:table-cell table:formula="of:=SIGN([.D30])" office:value-type="float" office:value="-1" calcext:value-type="float">
            <text:p>-1</text:p>
          </table:table-cell>
          <table:table-cell/>
          <table:table-cell table:formula="of:=3.39/LN([.A30])-3.39/((LN([.A30]))^2)" office:value-type="float" office:value="0.699714129533158" calcext:value-type="float">
            <text:p>0.699714129533158</text:p>
          </table:table-cell>
          <table:table-cell table:formula="of:=4/LN(2*[.A30]+1)-4/(LN(2*[.A30]+1))^2" office:value-type="float" office:value="0.732427895099091" calcext:value-type="float">
            <text:p>0.732427895099091</text:p>
          </table:table-cell>
          <table:table-cell/>
          <table:table-cell table:formula="of:=3.39/LN([.A30])" office:value-type="float" office:value="0.987190632385673" calcext:value-type="float">
            <text:p>0.987190632385673</text:p>
          </table:table-cell>
          <table:table-cell table:formula="of:=4/LN(2*[.A30]+1)" office:value-type="float" office:value="0.9654525532371" calcext:value-type="float">
            <text:p>0.9654525532371</text:p>
          </table:table-cell>
          <table:table-cell/>
          <table:table-cell table:formula="of:=LN([.A30])" office:value-type="float" office:value="3.43398720448515" calcext:value-type="float">
            <text:p>3.43398720448515</text:p>
          </table:table-cell>
          <table:table-cell table:formula="of:=LN(2*[.A30]+1)" office:value-type="float" office:value="4.14313472639153" calcext:value-type="float">
            <text:p>4.14313472639153</text:p>
          </table:table-cell>
          <table:table-cell table:formula="of:=[.M30]/[.N30]" office:value-type="float" office:value="0.828837928588429" calcext:value-type="float">
            <text:p>0.82883792858842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3.39*([.A31]/LN([.A31])))+1" office:value-type="float" office:value="32.3007116071269" calcext:value-type="float">
            <text:p>32.3007116071269</text:p>
          </table:table-cell>
          <table:table-cell table:formula="of:=2*((2*[.A31]+1)/(LN(2*[.A31]+1)))" office:value-type="float" office:value="31.1422950471124" calcext:value-type="float">
            <text:p>31.1422950471124</text:p>
          </table:table-cell>
          <table:table-cell table:formula="of:=[.C31]-[.B31]" office:value-type="float" office:value="-1.15841656001454" calcext:value-type="float">
            <text:p>-1.15841656001454</text:p>
          </table:table-cell>
          <table:table-cell table:formula="of:=SIGN([.D31])" office:value-type="float" office:value="-1" calcext:value-type="float">
            <text:p>-1</text:p>
          </table:table-cell>
          <table:table-cell/>
          <table:table-cell table:formula="of:=3.39/LN([.A31])-3.39/((LN([.A31]))^2)" office:value-type="float" office:value="0.695913603898357" calcext:value-type="float">
            <text:p>0.695913603898357</text:p>
          </table:table-cell>
          <table:table-cell table:formula="of:=4/LN(2*[.A31]+1)-4/(LN(2*[.A31]+1))^2" office:value-type="float" office:value="0.728675932620878" calcext:value-type="float">
            <text:p>0.728675932620878</text:p>
          </table:table-cell>
          <table:table-cell/>
          <table:table-cell table:formula="of:=3.39/LN([.A31])" office:value-type="float" office:value="0.978147237722717" calcext:value-type="float">
            <text:p>0.978147237722717</text:p>
          </table:table-cell>
          <table:table-cell table:formula="of:=4/LN(2*[.A31]+1)" office:value-type="float" office:value="0.958224462988074" calcext:value-type="float">
            <text:p>0.958224462988074</text:p>
          </table:table-cell>
          <table:table-cell/>
          <table:table-cell table:formula="of:=LN([.A31])" office:value-type="float" office:value="3.46573590279973" calcext:value-type="float">
            <text:p>3.46573590279973</text:p>
          </table:table-cell>
          <table:table-cell table:formula="of:=LN(2*[.A31]+1)" office:value-type="float" office:value="4.17438726989564" calcext:value-type="float">
            <text:p>4.17438726989564</text:p>
          </table:table-cell>
          <table:table-cell table:formula="of:=[.M31]/[.N31]" office:value-type="float" office:value="0.830238231079689" calcext:value-type="float">
            <text:p>0.83023823107968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3.39*([.A32]/LN([.A32])))+1" office:value-type="float" office:value="32.9947828035242" calcext:value-type="float">
            <text:p>32.9947828035242</text:p>
          </table:table-cell>
          <table:table-cell table:formula="of:=2*((2*[.A32]+1)/(LN(2*[.A32]+1)))" office:value-type="float" office:value="31.8691548062339" calcext:value-type="float">
            <text:p>31.8691548062339</text:p>
          </table:table-cell>
          <table:table-cell table:formula="of:=[.C32]-[.B32]" office:value-type="float" office:value="-1.12562799729023" calcext:value-type="float">
            <text:p>-1.12562799729023</text:p>
          </table:table-cell>
          <table:table-cell table:formula="of:=SIGN([.D32])" office:value-type="float" office:value="-1" calcext:value-type="float">
            <text:p>-1</text:p>
          </table:table-cell>
          <table:table-cell/>
          <table:table-cell table:formula="of:=3.39/LN([.A32])-3.39/((LN([.A32]))^2)" office:value-type="float" office:value="0.692251077572606" calcext:value-type="float">
            <text:p>0.692251077572606</text:p>
          </table:table-cell>
          <table:table-cell table:formula="of:=4/LN(2*[.A32]+1)-4/(LN(2*[.A32]+1))^2" office:value-type="float" office:value="0.725066543990119" calcext:value-type="float">
            <text:p>0.725066543990119</text:p>
          </table:table-cell>
          <table:table-cell/>
          <table:table-cell table:formula="of:=3.39/LN([.A32])" office:value-type="float" office:value="0.969538872834066" calcext:value-type="float">
            <text:p>0.969538872834066</text:p>
          </table:table-cell>
          <table:table-cell table:formula="of:=4/LN(2*[.A32]+1)" office:value-type="float" office:value="0.951318053917431" calcext:value-type="float">
            <text:p>0.951318053917431</text:p>
          </table:table-cell>
          <table:table-cell/>
          <table:table-cell table:formula="of:=LN([.A32])" office:value-type="float" office:value="3.49650756146648" calcext:value-type="float">
            <text:p>3.49650756146648</text:p>
          </table:table-cell>
          <table:table-cell table:formula="of:=LN(2*[.A32]+1)" office:value-type="float" office:value="4.20469261939097" calcext:value-type="float">
            <text:p>4.20469261939097</text:p>
          </table:table-cell>
          <table:table-cell table:formula="of:=[.M32]/[.N32]" office:value-type="float" office:value="0.831572692220469" calcext:value-type="float">
            <text:p>0.83157269222046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3.39*([.A33]/LN([.A33])))+1" office:value-type="float" office:value="33.6852569938367" calcext:value-type="float">
            <text:p>33.6852569938367</text:p>
          </table:table-cell>
          <table:table-cell table:formula="of:=2*((2*[.A33]+1)/(LN(2*[.A33]+1)))" office:value-type="float" office:value="32.592472544128" calcext:value-type="float">
            <text:p>32.592472544128</text:p>
          </table:table-cell>
          <table:table-cell table:formula="of:=[.C33]-[.B33]" office:value-type="float" office:value="-1.09278444970868" calcext:value-type="float">
            <text:p>-1.09278444970868</text:p>
          </table:table-cell>
          <table:table-cell table:formula="of:=SIGN([.D33])" office:value-type="float" office:value="-1" calcext:value-type="float">
            <text:p>-1</text:p>
          </table:table-cell>
          <table:table-cell/>
          <table:table-cell table:formula="of:=3.39/LN([.A33])-3.39/((LN([.A33]))^2)" office:value-type="float" office:value="0.688718267741594" calcext:value-type="float">
            <text:p>0.688718267741594</text:p>
          </table:table-cell>
          <table:table-cell table:formula="of:=4/LN(2*[.A33]+1)-4/(LN(2*[.A33]+1))^2" office:value-type="float" office:value="0.721590410533486" calcext:value-type="float">
            <text:p>0.721590410533486</text:p>
          </table:table-cell>
          <table:table-cell/>
          <table:table-cell table:formula="of:=3.39/LN([.A33])" office:value-type="float" office:value="0.96133108805402" calcext:value-type="float">
            <text:p>0.96133108805402</text:p>
          </table:table-cell>
          <table:table-cell table:formula="of:=4/LN(2*[.A33]+1)" office:value-type="float" office:value="0.94470934910516" calcext:value-type="float">
            <text:p>0.94470934910516</text:p>
          </table:table-cell>
          <table:table-cell/>
          <table:table-cell table:formula="of:=LN([.A33])" office:value-type="float" office:value="3.52636052461616" calcext:value-type="float">
            <text:p>3.52636052461616</text:p>
          </table:table-cell>
          <table:table-cell table:formula="of:=LN(2*[.A33]+1)" office:value-type="float" office:value="4.23410650459726" calcext:value-type="float">
            <text:p>4.23410650459726</text:p>
          </table:table-cell>
          <table:table-cell table:formula="of:=[.M33]/[.N33]" office:value-type="float" office:value="0.832846438980066" calcext:value-type="float">
            <text:p>0.83284643898006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3.39*([.A34]/LN([.A34])))+1" office:value-type="float" office:value="34.3722600285427" calcext:value-type="float">
            <text:p>34.3722600285427</text:p>
          </table:table-cell>
          <table:table-cell table:formula="of:=2*((2*[.A34]+1)/(LN(2*[.A34]+1)))" office:value-type="float" office:value="33.3123772124687" calcext:value-type="float">
            <text:p>33.3123772124687</text:p>
          </table:table-cell>
          <table:table-cell table:formula="of:=[.C34]-[.B34]" office:value-type="float" office:value="-1.05988281607402" calcext:value-type="float">
            <text:p>-1.05988281607402</text:p>
          </table:table-cell>
          <table:table-cell table:formula="of:=SIGN([.D34])" office:value-type="float" office:value="-1" calcext:value-type="float">
            <text:p>-1</text:p>
          </table:table-cell>
          <table:table-cell/>
          <table:table-cell table:formula="of:=3.39/LN([.A34])-3.39/((LN([.A34]))^2)" office:value-type="float" office:value="0.685307546318445" calcext:value-type="float">
            <text:p>0.685307546318445</text:p>
          </table:table-cell>
          <table:table-cell table:formula="of:=4/LN(2*[.A34]+1)-4/(LN(2*[.A34]+1))^2" office:value-type="float" office:value="0.718239057453829" calcext:value-type="float">
            <text:p>0.718239057453829</text:p>
          </table:table-cell>
          <table:table-cell/>
          <table:table-cell table:formula="of:=3.39/LN([.A34])" office:value-type="float" office:value="0.953493143672649" calcext:value-type="float">
            <text:p>0.953493143672649</text:p>
          </table:table-cell>
          <table:table-cell table:formula="of:=4/LN(2*[.A34]+1)" office:value-type="float" office:value="0.938376822886442" calcext:value-type="float">
            <text:p>0.938376822886442</text:p>
          </table:table-cell>
          <table:table-cell/>
          <table:table-cell table:formula="of:=LN([.A34])" office:value-type="float" office:value="3.55534806148941" calcext:value-type="float">
            <text:p>3.55534806148941</text:p>
          </table:table-cell>
          <table:table-cell table:formula="of:=LN(2*[.A34]+1)" office:value-type="float" office:value="4.26267987704132" calcext:value-type="float">
            <text:p>4.26267987704132</text:p>
          </table:table-cell>
          <table:table-cell table:formula="of:=[.M34]/[.N34]" office:value-type="float" office:value="0.834064054548977" calcext:value-type="float">
            <text:p>0.83406405454897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3.39*([.A35]/LN([.A35])))+1" office:value-type="float" office:value="35.0559104321571" calcext:value-type="float">
            <text:p>35.0559104321571</text:p>
          </table:table-cell>
          <table:table-cell table:formula="of:=2*((2*[.A35]+1)/(LN(2*[.A35]+1)))" office:value-type="float" office:value="34.0289896694424" calcext:value-type="float">
            <text:p>34.0289896694424</text:p>
          </table:table-cell>
          <table:table-cell table:formula="of:=[.C35]-[.B35]" office:value-type="float" office:value="-1.02692076271475" calcext:value-type="float">
            <text:p>-1.02692076271475</text:p>
          </table:table-cell>
          <table:table-cell table:formula="of:=SIGN([.D35])" office:value-type="float" office:value="-1" calcext:value-type="float">
            <text:p>-1</text:p>
          </table:table-cell>
          <table:table-cell/>
          <table:table-cell table:formula="of:=3.39/LN([.A35])-3.39/((LN([.A35]))^2)" office:value-type="float" office:value="0.682011879934026" calcext:value-type="float">
            <text:p>0.682011879934026</text:p>
          </table:table-cell>
          <table:table-cell table:formula="of:=4/LN(2*[.A35]+1)-4/(LN(2*[.A35]+1))^2" office:value-type="float" office:value="0.715004757706055" calcext:value-type="float">
            <text:p>0.715004757706055</text:p>
          </table:table-cell>
          <table:table-cell/>
          <table:table-cell table:formula="of:=3.39/LN([.A35])" office:value-type="float" office:value="0.945997512004364" calcext:value-type="float">
            <text:p>0.945997512004364</text:p>
          </table:table-cell>
          <table:table-cell table:formula="of:=4/LN(2*[.A35]+1)" office:value-type="float" office:value="0.932301086834037" calcext:value-type="float">
            <text:p>0.932301086834037</text:p>
          </table:table-cell>
          <table:table-cell/>
          <table:table-cell table:formula="of:=LN([.A35])" office:value-type="float" office:value="3.58351893845611" calcext:value-type="float">
            <text:p>3.58351893845611</text:p>
          </table:table-cell>
          <table:table-cell table:formula="of:=LN(2*[.A35]+1)" office:value-type="float" office:value="4.29045944114839" calcext:value-type="float">
            <text:p>4.29045944114839</text:p>
          </table:table-cell>
          <table:table-cell table:formula="of:=[.M35]/[.N35]" office:value-type="float" office:value="0.835229650253246" calcext:value-type="float">
            <text:p>0.83522965025324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3.39*([.A36]/LN([.A36])))+1" office:value-type="float" office:value="35.736319970273" calcext:value-type="float">
            <text:p>35.736319970273</text:p>
          </table:table-cell>
          <table:table-cell table:formula="of:=2*((2*[.A36]+1)/(LN(2*[.A36]+1)))" office:value-type="float" office:value="34.7424233849575" calcext:value-type="float">
            <text:p>34.7424233849575</text:p>
          </table:table-cell>
          <table:table-cell table:formula="of:=[.C36]-[.B36]" office:value-type="float" office:value="-0.993896585315476" calcext:value-type="float">
            <text:p>-0.993896585315476</text:p>
          </table:table-cell>
          <table:table-cell table:formula="of:=SIGN([.D36])" office:value-type="float" office:value="-1" calcext:value-type="float">
            <text:p>-1</text:p>
          </table:table-cell>
          <table:table-cell/>
          <table:table-cell table:formula="of:=3.39/LN([.A36])-3.39/((LN([.A36]))^2)" office:value-type="float" office:value="0.678824775484583" calcext:value-type="float">
            <text:p>0.678824775484583</text:p>
          </table:table-cell>
          <table:table-cell table:formula="of:=4/LN(2*[.A36]+1)-4/(LN(2*[.A36]+1))^2" office:value-type="float" office:value="0.71188044890382" calcext:value-type="float">
            <text:p>0.71188044890382</text:p>
          </table:table-cell>
          <table:table-cell/>
          <table:table-cell table:formula="of:=3.39/LN([.A36])" office:value-type="float" office:value="0.938819458656027" calcext:value-type="float">
            <text:p>0.938819458656027</text:p>
          </table:table-cell>
          <table:table-cell table:formula="of:=4/LN(2*[.A36]+1)" office:value-type="float" office:value="0.926464623598867" calcext:value-type="float">
            <text:p>0.926464623598867</text:p>
          </table:table-cell>
          <table:table-cell/>
          <table:table-cell table:formula="of:=LN([.A36])" office:value-type="float" office:value="3.61091791264422" calcext:value-type="float">
            <text:p>3.61091791264422</text:p>
          </table:table-cell>
          <table:table-cell table:formula="of:=LN(2*[.A36]+1)" office:value-type="float" office:value="4.31748811353631" calcext:value-type="float">
            <text:p>4.31748811353631</text:p>
          </table:table-cell>
          <table:table-cell table:formula="of:=[.M36]/[.N36]" office:value-type="float" office:value="0.836346926196084" calcext:value-type="float">
            <text:p>0.83634692619608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3.39*([.A37]/LN([.A37])))+1" office:value-type="float" office:value="36.413594164788" calcext:value-type="float">
            <text:p>36.413594164788</text:p>
          </table:table-cell>
          <table:table-cell table:formula="of:=2*((2*[.A37]+1)/(LN(2*[.A37]+1)))" office:value-type="float" office:value="35.4527850684163" calcext:value-type="float">
            <text:p>35.4527850684163</text:p>
          </table:table-cell>
          <table:table-cell table:formula="of:=[.C37]-[.B37]" office:value-type="float" office:value="-0.96080909637174" calcext:value-type="float">
            <text:p>-0.96080909637174</text:p>
          </table:table-cell>
          <table:table-cell table:formula="of:=SIGN([.D37])" office:value-type="float" office:value="-1" calcext:value-type="float">
            <text:p>-1</text:p>
          </table:table-cell>
          <table:table-cell/>
          <table:table-cell table:formula="of:=3.39/LN([.A37])-3.39/((LN([.A37]))^2)" office:value-type="float" office:value="0.675740230889222" calcext:value-type="float">
            <text:p>0.675740230889222</text:p>
          </table:table-cell>
          <table:table-cell table:formula="of:=4/LN(2*[.A37]+1)-4/(LN(2*[.A37]+1))^2" office:value-type="float" office:value="0.708859661229345" calcext:value-type="float">
            <text:p>0.708859661229345</text:p>
          </table:table-cell>
          <table:table-cell/>
          <table:table-cell table:formula="of:=3.39/LN([.A37])" office:value-type="float" office:value="0.931936688547053" calcext:value-type="float">
            <text:p>0.931936688547053</text:p>
          </table:table-cell>
          <table:table-cell table:formula="of:=4/LN(2*[.A37]+1)" office:value-type="float" office:value="0.920851560218605" calcext:value-type="float">
            <text:p>0.920851560218605</text:p>
          </table:table-cell>
          <table:table-cell/>
          <table:table-cell table:formula="of:=LN([.A37])" office:value-type="float" office:value="3.63758615972639" calcext:value-type="float">
            <text:p>3.63758615972639</text:p>
          </table:table-cell>
          <table:table-cell table:formula="of:=LN(2*[.A37]+1)" office:value-type="float" office:value="4.34380542185368" calcext:value-type="float">
            <text:p>4.34380542185368</text:p>
          </table:table-cell>
          <table:table-cell table:formula="of:=[.M37]/[.N37]" office:value-type="float" office:value="0.837419222653411" calcext:value-type="float">
            <text:p>0.83741922265341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3.39*([.A38]/LN([.A38])))+1" office:value-type="float" office:value="37.0878327623264" calcext:value-type="float">
            <text:p>37.0878327623264</text:p>
          </table:table-cell>
          <table:table-cell table:formula="of:=2*((2*[.A38]+1)/(LN(2*[.A38]+1)))" office:value-type="float" office:value="36.1601752291865" calcext:value-type="float">
            <text:p>36.1601752291865</text:p>
          </table:table-cell>
          <table:table-cell table:formula="of:=[.C38]-[.B38]" office:value-type="float" office:value="-0.927657533139964" calcext:value-type="float">
            <text:p>-0.927657533139964</text:p>
          </table:table-cell>
          <table:table-cell table:formula="of:=SIGN([.D38])" office:value-type="float" office:value="-1" calcext:value-type="float">
            <text:p>-1</text:p>
          </table:table-cell>
          <table:table-cell/>
          <table:table-cell table:formula="of:=3.39/LN([.A38])-3.39/((LN([.A38]))^2)" office:value-type="float" office:value="0.672752690654444" calcext:value-type="float">
            <text:p>0.672752690654444</text:p>
          </table:table-cell>
          <table:table-cell table:formula="of:=4/LN(2*[.A38]+1)-4/(LN(2*[.A38]+1))^2" office:value-type="float" office:value="0.705936454671686" calcext:value-type="float">
            <text:p>0.705936454671686</text:p>
          </table:table-cell>
          <table:table-cell/>
          <table:table-cell table:formula="of:=3.39/LN([.A38])" office:value-type="float" office:value="0.925329045187857" calcext:value-type="float">
            <text:p>0.925329045187857</text:p>
          </table:table-cell>
          <table:table-cell table:formula="of:=4/LN(2*[.A38]+1)" office:value-type="float" office:value="0.915447474156619" calcext:value-type="float">
            <text:p>0.915447474156619</text:p>
          </table:table-cell>
          <table:table-cell/>
          <table:table-cell table:formula="of:=LN([.A38])" office:value-type="float" office:value="3.66356164612965" calcext:value-type="float">
            <text:p>3.66356164612965</text:p>
          </table:table-cell>
          <table:table-cell table:formula="of:=LN(2*[.A38]+1)" office:value-type="float" office:value="4.36944785246702" calcext:value-type="float">
            <text:p>4.36944785246702</text:p>
          </table:table-cell>
          <table:table-cell table:formula="of:=[.M38]/[.N38]" office:value-type="float" office:value="0.838449563841613" calcext:value-type="float">
            <text:p>0.83844956384161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3.39*([.A39]/LN([.A39])))+1" office:value-type="float" office:value="37.7591301604544" calcext:value-type="float">
            <text:p>37.7591301604544</text:p>
          </table:table-cell>
          <table:table-cell table:formula="of:=2*((2*[.A39]+1)/(LN(2*[.A39]+1)))" office:value-type="float" office:value="36.8646886783869" calcext:value-type="float">
            <text:p>36.8646886783869</text:p>
          </table:table-cell>
          <table:table-cell table:formula="of:=[.C39]-[.B39]" office:value-type="float" office:value="-0.89444148206745" calcext:value-type="float">
            <text:p>-0.89444148206745</text:p>
          </table:table-cell>
          <table:table-cell table:formula="of:=SIGN([.D39])" office:value-type="float" office:value="-1" calcext:value-type="float">
            <text:p>-1</text:p>
          </table:table-cell>
          <table:table-cell/>
          <table:table-cell table:formula="of:=3.39/LN([.A39])-3.39/((LN([.A39]))^2)" office:value-type="float" office:value="0.669857005826767" calcext:value-type="float">
            <text:p>0.669857005826767</text:p>
          </table:table-cell>
          <table:table-cell table:formula="of:=4/LN(2*[.A39]+1)-4/(LN(2*[.A39]+1))^2" office:value-type="float" office:value="0.703105364204282" calcext:value-type="float">
            <text:p>0.703105364204282</text:p>
          </table:table-cell>
          <table:table-cell/>
          <table:table-cell table:formula="of:=3.39/LN([.A39])" office:value-type="float" office:value="0.918978254011359" calcext:value-type="float">
            <text:p>0.918978254011359</text:p>
          </table:table-cell>
          <table:table-cell table:formula="of:=4/LN(2*[.A39]+1)" office:value-type="float" office:value="0.910239226626837" calcext:value-type="float">
            <text:p>0.910239226626837</text:p>
          </table:table-cell>
          <table:table-cell/>
          <table:table-cell table:formula="of:=LN([.A39])" office:value-type="float" office:value="3.68887945411394" calcext:value-type="float">
            <text:p>3.68887945411394</text:p>
          </table:table-cell>
          <table:table-cell table:formula="of:=LN(2*[.A39]+1)" office:value-type="float" office:value="4.39444915467244" calcext:value-type="float">
            <text:p>4.39444915467244</text:p>
          </table:table-cell>
          <table:table-cell table:formula="of:=[.M39]/[.N39]" office:value-type="float" office:value="0.839440695358075" calcext:value-type="float">
            <text:p>0.83944069535807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3.39*([.A40]/LN([.A40])))+1" office:value-type="float" office:value="38.4275757958697" calcext:value-type="float">
            <text:p>38.4275757958697</text:p>
          </table:table-cell>
          <table:table-cell table:formula="of:=2*((2*[.A40]+1)/(LN(2*[.A40]+1)))" office:value-type="float" office:value="37.5664149793296" calcext:value-type="float">
            <text:p>37.5664149793296</text:p>
          </table:table-cell>
          <table:table-cell table:formula="of:=[.C40]-[.B40]" office:value-type="float" office:value="-0.861160816540114" calcext:value-type="float">
            <text:p>-0.861160816540114</text:p>
          </table:table-cell>
          <table:table-cell table:formula="of:=SIGN([.D40])" office:value-type="float" office:value="-1" calcext:value-type="float">
            <text:p>-1</text:p>
          </table:table-cell>
          <table:table-cell/>
          <table:table-cell table:formula="of:=3.39/LN([.A40])-3.39/((LN([.A40]))^2)" office:value-type="float" office:value="0.667048397921654" calcext:value-type="float">
            <text:p>0.667048397921654</text:p>
          </table:table-cell>
          <table:table-cell table:formula="of:=4/LN(2*[.A40]+1)-4/(LN(2*[.A40]+1))^2" office:value-type="float" office:value="0.70036135174474" calcext:value-type="float">
            <text:p>0.70036135174474</text:p>
          </table:table-cell>
          <table:table-cell/>
          <table:table-cell table:formula="of:=3.39/LN([.A40])" office:value-type="float" office:value="0.912867702338285" calcext:value-type="float">
            <text:p>0.912867702338285</text:p>
          </table:table-cell>
          <table:table-cell table:formula="of:=4/LN(2*[.A40]+1)" office:value-type="float" office:value="0.905214818779026" calcext:value-type="float">
            <text:p>0.905214818779026</text:p>
          </table:table-cell>
          <table:table-cell/>
          <table:table-cell table:formula="of:=LN([.A40])" office:value-type="float" office:value="3.71357206670431" calcext:value-type="float">
            <text:p>3.71357206670431</text:p>
          </table:table-cell>
          <table:table-cell table:formula="of:=LN(2*[.A40]+1)" office:value-type="float" office:value="4.4188406077966" calcext:value-type="float">
            <text:p>4.4188406077966</text:p>
          </table:table-cell>
          <table:table-cell table:formula="of:=[.M40]/[.N40]" office:value-type="float" office:value="0.840395116346148" calcext:value-type="float">
            <text:p>0.84039511634614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3.39*([.A41]/LN([.A41])))+1" office:value-type="float" office:value="39.0932544983449" calcext:value-type="float">
            <text:p>39.0932544983449</text:p>
          </table:table-cell>
          <table:table-cell table:formula="of:=2*((2*[.A41]+1)/(LN(2*[.A41]+1)))" office:value-type="float" office:value="38.2654388529023" calcext:value-type="float">
            <text:p>38.2654388529023</text:p>
          </table:table-cell>
          <table:table-cell table:formula="of:=[.C41]-[.B41]" office:value-type="float" office:value="-0.827815645442556" calcext:value-type="float">
            <text:p>-0.827815645442556</text:p>
          </table:table-cell>
          <table:table-cell table:formula="of:=SIGN([.D41])" office:value-type="float" office:value="-1" calcext:value-type="float">
            <text:p>-1</text:p>
          </table:table-cell>
          <table:table-cell/>
          <table:table-cell table:formula="of:=3.39/LN([.A41])-3.39/((LN([.A41]))^2)" office:value-type="float" office:value="0.664322426437413" calcext:value-type="float">
            <text:p>0.664322426437413</text:p>
          </table:table-cell>
          <table:table-cell table:formula="of:=4/LN(2*[.A41]+1)-4/(LN(2*[.A41]+1))^2" office:value-type="float" office:value="0.697699763929161" calcext:value-type="float">
            <text:p>0.697699763929161</text:p>
          </table:table-cell>
          <table:table-cell/>
          <table:table-cell table:formula="of:=3.39/LN([.A41])" office:value-type="float" office:value="0.906982249960593" calcext:value-type="float">
            <text:p>0.906982249960593</text:p>
          </table:table-cell>
          <table:table-cell table:formula="of:=4/LN(2*[.A41]+1)" office:value-type="float" office:value="0.900363267127114" calcext:value-type="float">
            <text:p>0.900363267127114</text:p>
          </table:table-cell>
          <table:table-cell/>
          <table:table-cell table:formula="of:=LN([.A41])" office:value-type="float" office:value="3.73766961828337" calcext:value-type="float">
            <text:p>3.73766961828337</text:p>
          </table:table-cell>
          <table:table-cell table:formula="of:=LN(2*[.A41]+1)" office:value-type="float" office:value="4.44265125649032" calcext:value-type="float">
            <text:p>4.44265125649032</text:p>
          </table:table-cell>
          <table:table-cell table:formula="of:=[.M41]/[.N41]" office:value-type="float" office:value="0.841315107239842" calcext:value-type="float">
            <text:p>0.8413151072398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3.39*([.A42]/LN([.A42])))+1" office:value-type="float" office:value="39.7562468138232" calcext:value-type="float">
            <text:p>39.7562468138232</text:p>
          </table:table-cell>
          <table:table-cell table:formula="of:=2*((2*[.A42]+1)/(LN(2*[.A42]+1)))" office:value-type="float" office:value="38.9618405432891" calcext:value-type="float">
            <text:p>38.9618405432891</text:p>
          </table:table-cell>
          <table:table-cell table:formula="of:=[.C42]-[.B42]" office:value-type="float" office:value="-0.794406270534097" calcext:value-type="float">
            <text:p>-0.794406270534097</text:p>
          </table:table-cell>
          <table:table-cell table:formula="of:=SIGN([.D42])" office:value-type="float" office:value="-1" calcext:value-type="float">
            <text:p>-1</text:p>
          </table:table-cell>
          <table:table-cell/>
          <table:table-cell table:formula="of:=3.39/LN([.A42])-3.39/((LN([.A42]))^2)" office:value-type="float" office:value="0.661674959590216" calcext:value-type="float">
            <text:p>0.661674959590216</text:p>
          </table:table-cell>
          <table:table-cell table:formula="of:=4/LN(2*[.A42]+1)-4/(LN(2*[.A42]+1))^2" office:value-type="float" office:value="0.695116294888574" calcext:value-type="float">
            <text:p>0.695116294888574</text:p>
          </table:table-cell>
          <table:table-cell/>
          <table:table-cell table:formula="of:=3.39/LN([.A42])" office:value-type="float" office:value="0.901308065437748" calcext:value-type="float">
            <text:p>0.901308065437748</text:p>
          </table:table-cell>
          <table:table-cell table:formula="of:=4/LN(2*[.A42]+1)" office:value-type="float" office:value="0.895674495248025" calcext:value-type="float">
            <text:p>0.895674495248025</text:p>
          </table:table-cell>
          <table:table-cell/>
          <table:table-cell table:formula="of:=LN([.A42])" office:value-type="float" office:value="3.76120011569356" calcext:value-type="float">
            <text:p>3.76120011569356</text:p>
          </table:table-cell>
          <table:table-cell table:formula="of:=LN(2*[.A42]+1)" office:value-type="float" office:value="4.46590811865458" calcext:value-type="float">
            <text:p>4.46590811865458</text:p>
          </table:table-cell>
          <table:table-cell table:formula="of:=[.M42]/[.N42]" office:value-type="float" office:value="0.842202753787661" calcext:value-type="float">
            <text:p>0.84220275378766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3.39*([.A43]/LN([.A43])))+1" office:value-type="float" office:value="40.4166292997202" calcext:value-type="float">
            <text:p>40.4166292997202</text:p>
          </table:table-cell>
          <table:table-cell table:formula="of:=2*((2*[.A43]+1)/(LN(2*[.A43]+1)))" office:value-type="float" office:value="39.6556961486774" calcext:value-type="float">
            <text:p>39.6556961486774</text:p>
          </table:table-cell>
          <table:table-cell table:formula="of:=[.C43]-[.B43]" office:value-type="float" office:value="-0.760933151042835" calcext:value-type="float">
            <text:p>-0.760933151042835</text:p>
          </table:table-cell>
          <table:table-cell table:formula="of:=SIGN([.D43])" office:value-type="float" office:value="-1" calcext:value-type="float">
            <text:p>-1</text:p>
          </table:table-cell>
          <table:table-cell/>
          <table:table-cell table:formula="of:=3.39/LN([.A43])-3.39/((LN([.A43]))^2)" office:value-type="float" office:value="0.659102147936734" calcext:value-type="float">
            <text:p>0.659102147936734</text:p>
          </table:table-cell>
          <table:table-cell table:formula="of:=4/LN(2*[.A43]+1)-4/(LN(2*[.A43]+1))^2" office:value-type="float" office:value="0.692606953342804" calcext:value-type="float">
            <text:p>0.692606953342804</text:p>
          </table:table-cell>
          <table:table-cell/>
          <table:table-cell table:formula="of:=3.39/LN([.A43])" office:value-type="float" office:value="0.89583248408455" calcext:value-type="float">
            <text:p>0.89583248408455</text:p>
          </table:table-cell>
          <table:table-cell table:formula="of:=4/LN(2*[.A43]+1)" office:value-type="float" office:value="0.891139239296121" calcext:value-type="float">
            <text:p>0.891139239296121</text:p>
          </table:table-cell>
          <table:table-cell/>
          <table:table-cell table:formula="of:=LN([.A43])" office:value-type="float" office:value="3.78418963391826" calcext:value-type="float">
            <text:p>3.78418963391826</text:p>
          </table:table-cell>
          <table:table-cell table:formula="of:=LN(2*[.A43]+1)" office:value-type="float" office:value="4.48863636973214" calcext:value-type="float">
            <text:p>4.48863636973214</text:p>
          </table:table-cell>
          <table:table-cell table:formula="of:=[.M43]/[.N43]" office:value-type="float" office:value="0.843059967930546" calcext:value-type="float">
            <text:p>0.8430599679305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3.39*([.A44]/LN([.A44])))+1" office:value-type="float" office:value="41.0744747951648" calcext:value-type="float">
            <text:p>41.0744747951648</text:p>
          </table:table-cell>
          <table:table-cell table:formula="of:=2*((2*[.A44]+1)/(LN(2*[.A44]+1)))" office:value-type="float" office:value="40.3470779209736" calcext:value-type="float">
            <text:p>40.3470779209736</text:p>
          </table:table-cell>
          <table:table-cell table:formula="of:=[.C44]-[.B44]" office:value-type="float" office:value="-0.727396874191186" calcext:value-type="float">
            <text:p>-0.727396874191186</text:p>
          </table:table-cell>
          <table:table-cell table:formula="of:=SIGN([.D44])" office:value-type="float" office:value="-1" calcext:value-type="float">
            <text:p>-1</text:p>
          </table:table-cell>
          <table:table-cell/>
          <table:table-cell table:formula="of:=3.39/LN([.A44])-3.39/((LN([.A44]))^2)" office:value-type="float" office:value="0.656600400581826" calcext:value-type="float">
            <text:p>0.656600400581826</text:p>
          </table:table-cell>
          <table:table-cell table:formula="of:=4/LN(2*[.A44]+1)-4/(LN(2*[.A44]+1))^2" office:value-type="float" office:value="0.690168033432687" calcext:value-type="float">
            <text:p>0.690168033432687</text:p>
          </table:table-cell>
          <table:table-cell/>
          <table:table-cell table:formula="of:=3.39/LN([.A44])" office:value-type="float" office:value="0.890543884336996" calcext:value-type="float">
            <text:p>0.890543884336996</text:p>
          </table:table-cell>
          <table:table-cell table:formula="of:=4/LN(2*[.A44]+1)" office:value-type="float" office:value="0.886748965296124" calcext:value-type="float">
            <text:p>0.886748965296124</text:p>
          </table:table-cell>
          <table:table-cell/>
          <table:table-cell table:formula="of:=LN([.A44])" office:value-type="float" office:value="3.80666248977032" calcext:value-type="float">
            <text:p>3.80666248977032</text:p>
          </table:table-cell>
          <table:table-cell table:formula="of:=LN(2*[.A44]+1)" office:value-type="float" office:value="4.51085950651685" calcext:value-type="float">
            <text:p>4.51085950651685</text:p>
          </table:table-cell>
          <table:table-cell table:formula="of:=[.M44]/[.N44]" office:value-type="float" office:value="0.843888506008849" calcext:value-type="float">
            <text:p>0.84388850600884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3.39*([.A45]/LN([.A45])))+1" office:value-type="float" office:value="41.7298526686251" calcext:value-type="float">
            <text:p>41.7298526686251</text:p>
          </table:table-cell>
          <table:table-cell table:formula="of:=2*((2*[.A45]+1)/(LN(2*[.A45]+1)))" office:value-type="float" office:value="41.0360545380114" calcext:value-type="float">
            <text:p>41.0360545380114</text:p>
          </table:table-cell>
          <table:table-cell table:formula="of:=[.C45]-[.B45]" office:value-type="float" office:value="-0.693798130613693" calcext:value-type="float">
            <text:p>-0.693798130613693</text:p>
          </table:table-cell>
          <table:table-cell table:formula="of:=SIGN([.D45])" office:value-type="float" office:value="-1" calcext:value-type="float">
            <text:p>-1</text:p>
          </table:table-cell>
          <table:table-cell/>
          <table:table-cell table:formula="of:=3.39/LN([.A45])-3.39/((LN([.A45]))^2)" office:value-type="float" office:value="0.654166363698621" calcext:value-type="float">
            <text:p>0.654166363698621</text:p>
          </table:table-cell>
          <table:table-cell table:formula="of:=4/LN(2*[.A45]+1)-4/(LN(2*[.A45]+1))^2" office:value-type="float" office:value="0.687796088799107" calcext:value-type="float">
            <text:p>0.687796088799107</text:p>
          </table:table-cell>
          <table:table-cell/>
          <table:table-cell table:formula="of:=3.39/LN([.A45])" office:value-type="float" office:value="0.88543157975272" calcext:value-type="float">
            <text:p>0.88543157975272</text:p>
          </table:table-cell>
          <table:table-cell table:formula="of:=4/LN(2*[.A45]+1)" office:value-type="float" office:value="0.882495796516375" calcext:value-type="float">
            <text:p>0.882495796516375</text:p>
          </table:table-cell>
          <table:table-cell/>
          <table:table-cell table:formula="of:=LN([.A45])" office:value-type="float" office:value="3.8286413964891" calcext:value-type="float">
            <text:p>3.8286413964891</text:p>
          </table:table-cell>
          <table:table-cell table:formula="of:=LN(2*[.A45]+1)" office:value-type="float" office:value="4.53259949315326" calcext:value-type="float">
            <text:p>4.53259949315326</text:p>
          </table:table-cell>
          <table:table-cell table:formula="of:=[.M45]/[.N45]" office:value-type="float" office:value="0.844689984692552" calcext:value-type="float">
            <text:p>0.84468998469255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3.39*([.A46]/LN([.A46])))+1" office:value-type="float" office:value="42.382829045108" calcext:value-type="float">
            <text:p>42.382829045108</text:p>
          </table:table-cell>
          <table:table-cell table:formula="of:=2*((2*[.A46]+1)/(LN(2*[.A46]+1)))" office:value-type="float" office:value="41.7226913512853" calcext:value-type="float">
            <text:p>41.7226913512853</text:p>
          </table:table-cell>
          <table:table-cell table:formula="of:=[.C46]-[.B46]" office:value-type="float" office:value="-0.660137693822698" calcext:value-type="float">
            <text:p>-0.660137693822698</text:p>
          </table:table-cell>
          <table:table-cell table:formula="of:=SIGN([.D46])" office:value-type="float" office:value="-1" calcext:value-type="float">
            <text:p>-1</text:p>
          </table:table-cell>
          <table:table-cell/>
          <table:table-cell table:formula="of:=3.39/LN([.A46])-3.39/((LN([.A46]))^2)" office:value-type="float" office:value="0.651796901116567" calcext:value-type="float">
            <text:p>0.651796901116567</text:p>
          </table:table-cell>
          <table:table-cell table:formula="of:=4/LN(2*[.A46]+1)-4/(LN(2*[.A46]+1))^2" office:value-type="float" office:value="0.68548790949026" calcext:value-type="float">
            <text:p>0.68548790949026</text:p>
          </table:table-cell>
          <table:table-cell/>
          <table:table-cell table:formula="of:=3.39/LN([.A46])" office:value-type="float" office:value="0.880485724364" calcext:value-type="float">
            <text:p>0.880485724364</text:p>
          </table:table-cell>
          <table:table-cell table:formula="of:=4/LN(2*[.A46]+1)" office:value-type="float" office:value="0.878372449500744" calcext:value-type="float">
            <text:p>0.878372449500744</text:p>
          </table:table-cell>
          <table:table-cell/>
          <table:table-cell table:formula="of:=LN([.A46])" office:value-type="float" office:value="3.85014760171006" calcext:value-type="float">
            <text:p>3.85014760171006</text:p>
          </table:table-cell>
          <table:table-cell table:formula="of:=LN(2*[.A46]+1)" office:value-type="float" office:value="4.55387689160054" calcext:value-type="float">
            <text:p>4.55387689160054</text:p>
          </table:table-cell>
          <table:table-cell table:formula="of:=[.M46]/[.N46]" office:value-type="float" office:value="0.845465894963369" calcext:value-type="float">
            <text:p>0.84546589496336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3.39*([.A47]/LN([.A47])))+1" office:value-type="float" office:value="43.0334670148885" calcext:value-type="float">
            <text:p>43.0334670148885</text:p>
          </table:table-cell>
          <table:table-cell table:formula="of:=2*((2*[.A47]+1)/(LN(2*[.A47]+1)))" office:value-type="float" office:value="42.4070506118546" calcext:value-type="float">
            <text:p>42.4070506118546</text:p>
          </table:table-cell>
          <table:table-cell table:formula="of:=[.C47]-[.B47]" office:value-type="float" office:value="-0.6264164030339" calcext:value-type="float">
            <text:p>-0.6264164030339</text:p>
          </table:table-cell>
          <table:table-cell table:formula="of:=SIGN([.D47])" office:value-type="float" office:value="-1" calcext:value-type="float">
            <text:p>-1</text:p>
          </table:table-cell>
          <table:table-cell/>
          <table:table-cell table:formula="of:=3.39/LN([.A47])-3.39/((LN([.A47]))^2)" office:value-type="float" office:value="0.649489076759021" calcext:value-type="float">
            <text:p>0.649489076759021</text:p>
          </table:table-cell>
          <table:table-cell table:formula="of:=4/LN(2*[.A47]+1)-4/(LN(2*[.A47]+1))^2" office:value-type="float" office:value="0.683240501339505" calcext:value-type="float">
            <text:p>0.683240501339505</text:p>
          </table:table-cell>
          <table:table-cell/>
          <table:table-cell table:formula="of:=3.39/LN([.A47])" office:value-type="float" office:value="0.875697229476845" calcext:value-type="float">
            <text:p>0.875697229476845</text:p>
          </table:table-cell>
          <table:table-cell table:formula="of:=4/LN(2*[.A47]+1)" office:value-type="float" office:value="0.874372177564013" calcext:value-type="float">
            <text:p>0.874372177564013</text:p>
          </table:table-cell>
          <table:table-cell/>
          <table:table-cell table:formula="of:=LN([.A47])" office:value-type="float" office:value="3.87120101090789" calcext:value-type="float">
            <text:p>3.87120101090789</text:p>
          </table:table-cell>
          <table:table-cell table:formula="of:=LN(2*[.A47]+1)" office:value-type="float" office:value="4.57471097850338" calcext:value-type="float">
            <text:p>4.57471097850338</text:p>
          </table:table-cell>
          <table:table-cell table:formula="of:=[.M47]/[.N47]" office:value-type="float" office:value="0.846217614423885" calcext:value-type="float">
            <text:p>0.84621761442388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3.39*([.A48]/LN([.A48])))+1" office:value-type="float" office:value="43.6818268255197" calcext:value-type="float">
            <text:p>43.6818268255197</text:p>
          </table:table-cell>
          <table:table-cell table:formula="of:=2*((2*[.A48]+1)/(LN(2*[.A48]+1)))" office:value-type="float" office:value="43.0891916767308" calcext:value-type="float">
            <text:p>43.0891916767308</text:p>
          </table:table-cell>
          <table:table-cell table:formula="of:=[.C48]-[.B48]" office:value-type="float" office:value="-0.592635148788816" calcext:value-type="float">
            <text:p>-0.592635148788816</text:p>
          </table:table-cell>
          <table:table-cell table:formula="of:=SIGN([.D48])" office:value-type="float" office:value="-1" calcext:value-type="float">
            <text:p>-1</text:p>
          </table:table-cell>
          <table:table-cell/>
          <table:table-cell table:formula="of:=3.39/LN([.A48])-3.39/((LN([.A48]))^2)" office:value-type="float" office:value="0.647240138735633" calcext:value-type="float">
            <text:p>0.647240138735633</text:p>
          </table:table-cell>
          <table:table-cell table:formula="of:=4/LN(2*[.A48]+1)-4/(LN(2*[.A48]+1))^2" office:value-type="float" office:value="0.68105106750726" calcext:value-type="float">
            <text:p>0.68105106750726</text:p>
          </table:table-cell>
          <table:table-cell/>
          <table:table-cell table:formula="of:=3.39/LN([.A48])" office:value-type="float" office:value="0.871057690316727" calcext:value-type="float">
            <text:p>0.871057690316727</text:p>
          </table:table-cell>
          <table:table-cell table:formula="of:=4/LN(2*[.A48]+1)" office:value-type="float" office:value="0.870488720742037" calcext:value-type="float">
            <text:p>0.870488720742037</text:p>
          </table:table-cell>
          <table:table-cell/>
          <table:table-cell table:formula="of:=LN([.A48])" office:value-type="float" office:value="3.89182029811063" calcext:value-type="float">
            <text:p>3.89182029811063</text:p>
          </table:table-cell>
          <table:table-cell table:formula="of:=LN(2*[.A48]+1)" office:value-type="float" office:value="4.59511985013459" calcext:value-type="float">
            <text:p>4.59511985013459</text:p>
          </table:table-cell>
          <table:table-cell table:formula="of:=[.M48]/[.N48]" office:value-type="float" office:value="0.846946418165053" calcext:value-type="float">
            <text:p>0.84694641816505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3.39*([.A49]/LN([.A49])))+1" office:value-type="float" office:value="44.3279660586887" calcext:value-type="float">
            <text:p>44.3279660586887</text:p>
          </table:table-cell>
          <table:table-cell table:formula="of:=2*((2*[.A49]+1)/(LN(2*[.A49]+1)))" office:value-type="float" office:value="43.7691711977774" calcext:value-type="float">
            <text:p>43.7691711977774</text:p>
          </table:table-cell>
          <table:table-cell table:formula="of:=[.C49]-[.B49]" office:value-type="float" office:value="-0.558794860911291" calcext:value-type="float">
            <text:p>-0.558794860911291</text:p>
          </table:table-cell>
          <table:table-cell table:formula="of:=SIGN([.D49])" office:value-type="float" office:value="-1" calcext:value-type="float">
            <text:p>-1</text:p>
          </table:table-cell>
          <table:table-cell/>
          <table:table-cell table:formula="of:=3.39/LN([.A49])-3.39/((LN([.A49]))^2)" office:value-type="float" office:value="0.645047504916207" calcext:value-type="float">
            <text:p>0.645047504916207</text:p>
          </table:table-cell>
          <table:table-cell table:formula="of:=4/LN(2*[.A49]+1)-4/(LN(2*[.A49]+1))^2" office:value-type="float" office:value="0.678916991923408" calcext:value-type="float">
            <text:p>0.678916991923408</text:p>
          </table:table-cell>
          <table:table-cell/>
          <table:table-cell table:formula="of:=3.39/LN([.A49])" office:value-type="float" office:value="0.866559321173774" calcext:value-type="float">
            <text:p>0.866559321173774</text:p>
          </table:table-cell>
          <table:table-cell table:formula="of:=4/LN(2*[.A49]+1)" office:value-type="float" office:value="0.866716261342127" calcext:value-type="float">
            <text:p>0.866716261342127</text:p>
          </table:table-cell>
          <table:table-cell/>
          <table:table-cell table:formula="of:=LN([.A49])" office:value-type="float" office:value="3.91202300542815" calcext:value-type="float">
            <text:p>3.91202300542815</text:p>
          </table:table-cell>
          <table:table-cell table:formula="of:=LN(2*[.A49]+1)" office:value-type="float" office:value="4.61512051684126" calcext:value-type="float">
            <text:p>4.61512051684126</text:p>
          </table:table-cell>
          <table:table-cell table:formula="of:=[.M49]/[.N49]" office:value-type="float" office:value="0.847653488387268" calcext:value-type="float">
            <text:p>0.84765348838726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3.39*([.A50]/LN([.A50])))+1" office:value-type="float" office:value="44.9719397933235" calcext:value-type="float">
            <text:p>44.9719397933235</text:p>
          </table:table-cell>
          <table:table-cell table:formula="of:=2*((2*[.A50]+1)/(LN(2*[.A50]+1)))" office:value-type="float" office:value="44.4470432949063" calcext:value-type="float">
            <text:p>44.4470432949063</text:p>
          </table:table-cell>
          <table:table-cell table:formula="of:=[.C50]-[.B50]" office:value-type="float" office:value="-0.524896498417149" calcext:value-type="float">
            <text:p>-0.524896498417149</text:p>
          </table:table-cell>
          <table:table-cell table:formula="of:=SIGN([.D50])" office:value-type="float" office:value="-1" calcext:value-type="float">
            <text:p>-1</text:p>
          </table:table-cell>
          <table:table-cell/>
          <table:table-cell table:formula="of:=3.39/LN([.A50])-3.39/((LN([.A50]))^2)" office:value-type="float" office:value="0.64290874983187" calcext:value-type="float">
            <text:p>0.64290874983187</text:p>
          </table:table-cell>
          <table:table-cell table:formula="of:=4/LN(2*[.A50]+1)-4/(LN(2*[.A50]+1))^2" office:value-type="float" office:value="0.676835824403" calcext:value-type="float">
            <text:p>0.676835824403</text:p>
          </table:table-cell>
          <table:table-cell/>
          <table:table-cell table:formula="of:=3.39/LN([.A50])" office:value-type="float" office:value="0.862194897908303" calcext:value-type="float">
            <text:p>0.862194897908303</text:p>
          </table:table-cell>
          <table:table-cell table:formula="of:=4/LN(2*[.A50]+1)" office:value-type="float" office:value="0.863049384367113" calcext:value-type="float">
            <text:p>0.863049384367113</text:p>
          </table:table-cell>
          <table:table-cell/>
          <table:table-cell table:formula="of:=LN([.A50])" office:value-type="float" office:value="3.93182563272433" calcext:value-type="float">
            <text:p>3.93182563272433</text:p>
          </table:table-cell>
          <table:table-cell table:formula="of:=LN(2*[.A50]+1)" office:value-type="float" office:value="4.63472898822964" calcext:value-type="float">
            <text:p>4.63472898822964</text:p>
          </table:table-cell>
          <table:table-cell table:formula="of:=[.M50]/[.N50]" office:value-type="float" office:value="0.848339922940391" calcext:value-type="float">
            <text:p>0.84833992294039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3.39*([.A51]/LN([.A51])))+1" office:value-type="float" office:value="45.6138007562054" calcext:value-type="float">
            <text:p>45.6138007562054</text:p>
          </table:table-cell>
          <table:table-cell table:formula="of:=2*((2*[.A51]+1)/(LN(2*[.A51]+1)))" office:value-type="float" office:value="45.1228597151439" calcext:value-type="float">
            <text:p>45.1228597151439</text:p>
          </table:table-cell>
          <table:table-cell table:formula="of:=[.C51]-[.B51]" office:value-type="float" office:value="-0.490941041061497" calcext:value-type="float">
            <text:p>-0.490941041061497</text:p>
          </table:table-cell>
          <table:table-cell table:formula="of:=SIGN([.D51])" office:value-type="float" office:value="-1" calcext:value-type="float">
            <text:p>-1</text:p>
          </table:table-cell>
          <table:table-cell/>
          <table:table-cell table:formula="of:=3.39/LN([.A51])-3.39/((LN([.A51]))^2)" office:value-type="float" office:value="0.640821592766479" calcext:value-type="float">
            <text:p>0.640821592766479</text:p>
          </table:table-cell>
          <table:table-cell table:formula="of:=4/LN(2*[.A51]+1)-4/(LN(2*[.A51]+1))^2" office:value-type="float" office:value="0.674805267238791" calcext:value-type="float">
            <text:p>0.674805267238791</text:p>
          </table:table-cell>
          <table:table-cell/>
          <table:table-cell table:formula="of:=3.39/LN([.A51])" office:value-type="float" office:value="0.857957706850104" calcext:value-type="float">
            <text:p>0.857957706850104</text:p>
          </table:table-cell>
          <table:table-cell table:formula="of:=4/LN(2*[.A51]+1)" office:value-type="float" office:value="0.859483042193217" calcext:value-type="float">
            <text:p>0.859483042193217</text:p>
          </table:table-cell>
          <table:table-cell/>
          <table:table-cell table:formula="of:=LN([.A51])" office:value-type="float" office:value="3.95124371858143" calcext:value-type="float">
            <text:p>3.95124371858143</text:p>
          </table:table-cell>
          <table:table-cell table:formula="of:=LN(2*[.A51]+1)" office:value-type="float" office:value="4.65396035015752" calcext:value-type="float">
            <text:p>4.65396035015752</text:p>
          </table:table-cell>
          <table:table-cell table:formula="of:=[.M51]/[.N51]" office:value-type="float" office:value="0.849006742923302" calcext:value-type="float">
            <text:p>0.84900674292330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3.39*([.A52]/LN([.A52])))+1" office:value-type="float" office:value="46.2535994612179" calcext:value-type="float">
            <text:p>46.2535994612179</text:p>
          </table:table-cell>
          <table:table-cell table:formula="of:=2*((2*[.A52]+1)/(LN(2*[.A52]+1)))" office:value-type="float" office:value="45.7966699789557" calcext:value-type="float">
            <text:p>45.7966699789557</text:p>
          </table:table-cell>
          <table:table-cell table:formula="of:=[.C52]-[.B52]" office:value-type="float" office:value="-0.456929482262204" calcext:value-type="float">
            <text:p>-0.456929482262204</text:p>
          </table:table-cell>
          <table:table-cell table:formula="of:=SIGN([.D52])" office:value-type="float" office:value="-1" calcext:value-type="float">
            <text:p>-1</text:p>
          </table:table-cell>
          <table:table-cell/>
          <table:table-cell table:formula="of:=3.39/LN([.A52])-3.39/((LN([.A52]))^2)" office:value-type="float" office:value="0.638783886916441" calcext:value-type="float">
            <text:p>0.638783886916441</text:p>
          </table:table-cell>
          <table:table-cell table:formula="of:=4/LN(2*[.A52]+1)-4/(LN(2*[.A52]+1))^2" office:value-type="float" office:value="0.672823163100283" calcext:value-type="float">
            <text:p>0.672823163100283</text:p>
          </table:table-cell>
          <table:table-cell/>
          <table:table-cell table:formula="of:=3.39/LN([.A52])" office:value-type="float" office:value="0.853841499268262" calcext:value-type="float">
            <text:p>0.853841499268262</text:p>
          </table:table-cell>
          <table:table-cell table:formula="of:=4/LN(2*[.A52]+1)" office:value-type="float" office:value="0.856012522971134" calcext:value-type="float">
            <text:p>0.856012522971134</text:p>
          </table:table-cell>
          <table:table-cell/>
          <table:table-cell table:formula="of:=LN([.A52])" office:value-type="float" office:value="3.97029191355212" calcext:value-type="float">
            <text:p>3.97029191355212</text:p>
          </table:table-cell>
          <table:table-cell table:formula="of:=LN(2*[.A52]+1)" office:value-type="float" office:value="4.67282883446191" calcext:value-type="float">
            <text:p>4.67282883446191</text:p>
          </table:table-cell>
          <table:table-cell table:formula="of:=[.M52]/[.N52]" office:value-type="float" office:value="0.849654899462911" calcext:value-type="float">
            <text:p>0.84965489946291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3.39*([.A53]/LN([.A53])))+1" office:value-type="float" office:value="46.8913843382428" calcext:value-type="float">
            <text:p>46.8913843382428</text:p>
          </table:table-cell>
          <table:table-cell table:formula="of:=2*((2*[.A53]+1)/(LN(2*[.A53]+1)))" office:value-type="float" office:value="46.4685215150608" calcext:value-type="float">
            <text:p>46.4685215150608</text:p>
          </table:table-cell>
          <table:table-cell table:formula="of:=[.C53]-[.B53]" office:value-type="float" office:value="-0.422862823181937" calcext:value-type="float">
            <text:p>-0.422862823181937</text:p>
          </table:table-cell>
          <table:table-cell table:formula="of:=SIGN([.D53])" office:value-type="float" office:value="-1" calcext:value-type="float">
            <text:p>-1</text:p>
          </table:table-cell>
          <table:table-cell/>
          <table:table-cell table:formula="of:=3.39/LN([.A53])-3.39/((LN([.A53]))^2)" office:value-type="float" office:value="0.636793609510584" calcext:value-type="float">
            <text:p>0.636793609510584</text:p>
          </table:table-cell>
          <table:table-cell table:formula="of:=4/LN(2*[.A53]+1)-4/(LN(2*[.A53]+1))^2" office:value-type="float" office:value="0.670887484091204" calcext:value-type="float">
            <text:p>0.670887484091204</text:p>
          </table:table-cell>
          <table:table-cell/>
          <table:table-cell table:formula="of:=3.39/LN([.A53])" office:value-type="float" office:value="0.849840450708199" calcext:value-type="float">
            <text:p>0.849840450708199</text:p>
          </table:table-cell>
          <table:table-cell table:formula="of:=4/LN(2*[.A53]+1)" office:value-type="float" office:value="0.852633422294694" calcext:value-type="float">
            <text:p>0.852633422294694</text:p>
          </table:table-cell>
          <table:table-cell/>
          <table:table-cell table:formula="of:=LN([.A53])" office:value-type="float" office:value="3.98898404656427" calcext:value-type="float">
            <text:p>3.98898404656427</text:p>
          </table:table-cell>
          <table:table-cell table:formula="of:=LN(2*[.A53]+1)" office:value-type="float" office:value="4.69134788222914" calcext:value-type="float">
            <text:p>4.69134788222914</text:p>
          </table:table-cell>
          <table:table-cell table:formula="of:=[.M53]/[.N53]" office:value-type="float" office:value="0.850285279775259" calcext:value-type="float">
            <text:p>0.85028527977525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3.39*([.A54]/LN([.A54])))+1" office:value-type="float" office:value="47.5272018526166" calcext:value-type="float">
            <text:p>47.5272018526166</text:p>
          </table:table-cell>
          <table:table-cell table:formula="of:=2*((2*[.A54]+1)/(LN(2*[.A54]+1)))" office:value-type="float" office:value="47.1384597848292" calcext:value-type="float">
            <text:p>47.1384597848292</text:p>
          </table:table-cell>
          <table:table-cell table:formula="of:=[.C54]-[.B54]" office:value-type="float" office:value="-0.388742067787355" calcext:value-type="float">
            <text:p>-0.388742067787355</text:p>
          </table:table-cell>
          <table:table-cell table:formula="of:=SIGN([.D54])" office:value-type="float" office:value="-1" calcext:value-type="float">
            <text:p>-1</text:p>
          </table:table-cell>
          <table:table-cell/>
          <table:table-cell table:formula="of:=3.39/LN([.A54])-3.39/((LN([.A54]))^2)" office:value-type="float" office:value="0.634848852793704" calcext:value-type="float">
            <text:p>0.634848852793704</text:p>
          </table:table-cell>
          <table:table-cell table:formula="of:=4/LN(2*[.A54]+1)-4/(LN(2*[.A54]+1))^2" office:value-type="float" office:value="0.668996321836387" calcext:value-type="float">
            <text:p>0.668996321836387</text:p>
          </table:table-cell>
          <table:table-cell/>
          <table:table-cell table:formula="of:=3.39/LN([.A54])" office:value-type="float" office:value="0.845949124593028" calcext:value-type="float">
            <text:p>0.845949124593028</text:p>
          </table:table-cell>
          <table:table-cell table:formula="of:=4/LN(2*[.A54]+1)" office:value-type="float" office:value="0.84934161774467" calcext:value-type="float">
            <text:p>0.84934161774467</text:p>
          </table:table-cell>
          <table:table-cell/>
          <table:table-cell table:formula="of:=LN([.A54])" office:value-type="float" office:value="4.00733318523247" calcext:value-type="float">
            <text:p>4.00733318523247</text:p>
          </table:table-cell>
          <table:table-cell table:formula="of:=LN(2*[.A54]+1)" office:value-type="float" office:value="4.70953020131233" calcext:value-type="float">
            <text:p>4.70953020131233</text:p>
          </table:table-cell>
          <table:table-cell table:formula="of:=[.M54]/[.N54]" office:value-type="float" office:value="0.850898712596812" calcext:value-type="float">
            <text:p>0.85089871259681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3.39*([.A55]/LN([.A55])))+1" office:value-type="float" office:value="48.1610966159654" calcext:value-type="float">
            <text:p>48.1610966159654</text:p>
          </table:table-cell>
          <table:table-cell table:formula="of:=2*((2*[.A55]+1)/(LN(2*[.A55]+1)))" office:value-type="float" office:value="47.806528397232" calcext:value-type="float">
            <text:p>47.806528397232</text:p>
          </table:table-cell>
          <table:table-cell table:formula="of:=[.C55]-[.B55]" office:value-type="float" office:value="-0.354568218733419" calcext:value-type="float">
            <text:p>-0.354568218733419</text:p>
          </table:table-cell>
          <table:table-cell table:formula="of:=SIGN([.D55])" office:value-type="float" office:value="-1" calcext:value-type="float">
            <text:p>-1</text:p>
          </table:table-cell>
          <table:table-cell/>
          <table:table-cell table:formula="of:=3.39/LN([.A55])-3.39/((LN([.A55]))^2)" office:value-type="float" office:value="0.632947815787961" calcext:value-type="float">
            <text:p>0.632947815787961</text:p>
          </table:table-cell>
          <table:table-cell table:formula="of:=4/LN(2*[.A55]+1)-4/(LN(2*[.A55]+1))^2" office:value-type="float" office:value="0.667147878485322" calcext:value-type="float">
            <text:p>0.667147878485322</text:p>
          </table:table-cell>
          <table:table-cell/>
          <table:table-cell table:formula="of:=3.39/LN([.A55])" office:value-type="float" office:value="0.84216243957081" calcext:value-type="float">
            <text:p>0.84216243957081</text:p>
          </table:table-cell>
          <table:table-cell table:formula="of:=4/LN(2*[.A55]+1)" office:value-type="float" office:value="0.846133245968707" calcext:value-type="float">
            <text:p>0.846133245968707</text:p>
          </table:table-cell>
          <table:table-cell/>
          <table:table-cell table:formula="of:=LN([.A55])" office:value-type="float" office:value="4.02535169073515" calcext:value-type="float">
            <text:p>4.02535169073515</text:p>
          </table:table-cell>
          <table:table-cell table:formula="of:=LN(2*[.A55]+1)" office:value-type="float" office:value="4.72738781871234" calcext:value-type="float">
            <text:p>4.72738781871234</text:p>
          </table:table-cell>
          <table:table-cell table:formula="of:=[.M55]/[.N55]" office:value-type="float" office:value="0.851495973061839" calcext:value-type="float">
            <text:p>0.85149597306183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3.39*([.A56]/LN([.A56])))+1" office:value-type="float" office:value="48.7931114891584" calcext:value-type="float">
            <text:p>48.7931114891584</text:p>
          </table:table-cell>
          <table:table-cell table:formula="of:=2*((2*[.A56]+1)/(LN(2*[.A56]+1)))" office:value-type="float" office:value="48.4727692152127" calcext:value-type="float">
            <text:p>48.4727692152127</text:p>
          </table:table-cell>
          <table:table-cell table:formula="of:=[.C56]-[.B56]" office:value-type="float" office:value="-0.320342273945698" calcext:value-type="float">
            <text:p>-0.320342273945698</text:p>
          </table:table-cell>
          <table:table-cell table:formula="of:=SIGN([.D56])" office:value-type="float" office:value="-1" calcext:value-type="float">
            <text:p>-1</text:p>
          </table:table-cell>
          <table:table-cell/>
          <table:table-cell table:formula="of:=3.39/LN([.A56])-3.39/((LN([.A56]))^2)" office:value-type="float" office:value="0.631088796755703" calcext:value-type="float">
            <text:p>0.631088796755703</text:p>
          </table:table-cell>
          <table:table-cell table:formula="of:=4/LN(2*[.A56]+1)-4/(LN(2*[.A56]+1))^2" office:value-type="float" office:value="0.66534045853366" calcext:value-type="float">
            <text:p>0.66534045853366</text:p>
          </table:table-cell>
          <table:table-cell/>
          <table:table-cell table:formula="of:=3.39/LN([.A56])" office:value-type="float" office:value="0.838475640160674" calcext:value-type="float">
            <text:p>0.838475640160674</text:p>
          </table:table-cell>
          <table:table-cell table:formula="of:=4/LN(2*[.A56]+1)" office:value-type="float" office:value="0.8430046820037" calcext:value-type="float">
            <text:p>0.8430046820037</text:p>
          </table:table-cell>
          <table:table-cell/>
          <table:table-cell table:formula="of:=LN([.A56])" office:value-type="float" office:value="4.04305126783455" calcext:value-type="float">
            <text:p>4.04305126783455</text:p>
          </table:table-cell>
          <table:table-cell table:formula="of:=LN(2*[.A56]+1)" office:value-type="float" office:value="4.74493212836325" calcext:value-type="float">
            <text:p>4.74493212836325</text:p>
          </table:table-cell>
          <table:table-cell table:formula="of:=[.M56]/[.N56]" office:value-type="float" office:value="0.85207778709138" calcext:value-type="float">
            <text:p>0.8520777870913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3.39*([.A57]/LN([.A57])))+1" office:value-type="float" office:value="49.4232876780459" calcext:value-type="float">
            <text:p>49.4232876780459</text:p>
          </table:table-cell>
          <table:table-cell table:formula="of:=2*((2*[.A57]+1)/(LN(2*[.A57]+1)))" office:value-type="float" office:value="49.1372224542524" calcext:value-type="float">
            <text:p>49.1372224542524</text:p>
          </table:table-cell>
          <table:table-cell table:formula="of:=[.C57]-[.B57]" office:value-type="float" office:value="-0.286065223793464" calcext:value-type="float">
            <text:p>-0.286065223793464</text:p>
          </table:table-cell>
          <table:table-cell table:formula="of:=SIGN([.D57])" office:value-type="float" office:value="-1" calcext:value-type="float">
            <text:p>-1</text:p>
          </table:table-cell>
          <table:table-cell/>
          <table:table-cell table:formula="of:=3.39/LN([.A57])-3.39/((LN([.A57]))^2)" office:value-type="float" office:value="0.629270186295514" calcext:value-type="float">
            <text:p>0.629270186295514</text:p>
          </table:table-cell>
          <table:table-cell table:formula="of:=4/LN(2*[.A57]+1)-4/(LN(2*[.A57]+1))^2" office:value-type="float" office:value="0.663572461376023" calcext:value-type="float">
            <text:p>0.663572461376023</text:p>
          </table:table-cell>
          <table:table-cell/>
          <table:table-cell table:formula="of:=3.39/LN([.A57])" office:value-type="float" office:value="0.834884270311136" calcext:value-type="float">
            <text:p>0.834884270311136</text:p>
          </table:table-cell>
          <table:table-cell table:formula="of:=4/LN(2*[.A57]+1)" office:value-type="float" office:value="0.839952520585512" calcext:value-type="float">
            <text:p>0.839952520585512</text:p>
          </table:table-cell>
          <table:table-cell/>
          <table:table-cell table:formula="of:=LN([.A57])" office:value-type="float" office:value="4.06044301054642" calcext:value-type="float">
            <text:p>4.06044301054642</text:p>
          </table:table-cell>
          <table:table-cell table:formula="of:=LN(2*[.A57]+1)" office:value-type="float" office:value="4.76217393479776" calcext:value-type="float">
            <text:p>4.76217393479776</text:p>
          </table:table-cell>
          <table:table-cell table:formula="of:=[.M57]/[.N57]" office:value-type="float" office:value="0.852644835350572" calcext:value-type="float">
            <text:p>0.85264483535057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3.39*([.A58]/LN([.A58])))+1" office:value-type="float" office:value="50.0516648225842" calcext:value-type="float">
            <text:p>50.0516648225842</text:p>
          </table:table-cell>
          <table:table-cell table:formula="of:=2*((2*[.A58]+1)/(LN(2*[.A58]+1)))" office:value-type="float" office:value="49.7999267738206" calcext:value-type="float">
            <text:p>49.7999267738206</text:p>
          </table:table-cell>
          <table:table-cell table:formula="of:=[.C58]-[.B58]" office:value-type="float" office:value="-0.251738048763556" calcext:value-type="float">
            <text:p>-0.251738048763556</text:p>
          </table:table-cell>
          <table:table-cell table:formula="of:=SIGN([.D58])" office:value-type="float" office:value="-1" calcext:value-type="float">
            <text:p>-1</text:p>
          </table:table-cell>
          <table:table-cell/>
          <table:table-cell table:formula="of:=3.39/LN([.A58])-3.39/((LN([.A58]))^2)" office:value-type="float" office:value="0.627490461010672" calcext:value-type="float">
            <text:p>0.627490461010672</text:p>
          </table:table-cell>
          <table:table-cell table:formula="of:=4/LN(2*[.A58]+1)-4/(LN(2*[.A58]+1))^2" office:value-type="float" office:value="0.661842374513905" calcext:value-type="float">
            <text:p>0.661842374513905</text:p>
          </table:table-cell>
          <table:table-cell/>
          <table:table-cell table:formula="of:=3.39/LN([.A58])" office:value-type="float" office:value="0.831384149535325" calcext:value-type="float">
            <text:p>0.831384149535325</text:p>
          </table:table-cell>
          <table:table-cell table:formula="of:=4/LN(2*[.A58]+1)" office:value-type="float" office:value="0.836973559223876" calcext:value-type="float">
            <text:p>0.836973559223876</text:p>
          </table:table-cell>
          <table:table-cell/>
          <table:table-cell table:formula="of:=LN([.A58])" office:value-type="float" office:value="4.07753744390572" calcext:value-type="float">
            <text:p>4.07753744390572</text:p>
          </table:table-cell>
          <table:table-cell table:formula="of:=LN(2*[.A58]+1)" office:value-type="float" office:value="4.77912349311153" calcext:value-type="float">
            <text:p>4.77912349311153</text:p>
          </table:table-cell>
          <table:table-cell table:formula="of:=[.M58]/[.N58]" office:value-type="float" office:value="0.853197756823599" calcext:value-type="float">
            <text:p>0.85319775682359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3.39*([.A59]/LN([.A59])))+1" office:value-type="float" office:value="50.6782810798928" calcext:value-type="float">
            <text:p>50.6782810798928</text:p>
          </table:table-cell>
          <table:table-cell table:formula="of:=2*((2*[.A59]+1)/(LN(2*[.A59]+1)))" office:value-type="float" office:value="50.4609193623338" calcext:value-type="float">
            <text:p>50.4609193623338</text:p>
          </table:table-cell>
          <table:table-cell table:formula="of:=[.C59]-[.B59]" office:value-type="float" office:value="-0.217361717558965" calcext:value-type="float">
            <text:p>-0.217361717558965</text:p>
          </table:table-cell>
          <table:table-cell table:formula="of:=SIGN([.D59])" office:value-type="float" office:value="-1" calcext:value-type="float">
            <text:p>-1</text:p>
          </table:table-cell>
          <table:table-cell/>
          <table:table-cell table:formula="of:=3.39/LN([.A59])-3.39/((LN([.A59]))^2)" office:value-type="float" office:value="0.625748177695621" calcext:value-type="float">
            <text:p>0.625748177695621</text:p>
          </table:table-cell>
          <table:table-cell table:formula="of:=4/LN(2*[.A59]+1)-4/(LN(2*[.A59]+1))^2" office:value-type="float" office:value="0.660148767351467" calcext:value-type="float">
            <text:p>0.660148767351467</text:p>
          </table:table-cell>
          <table:table-cell/>
          <table:table-cell table:formula="of:=3.39/LN([.A59])" office:value-type="float" office:value="0.827971351331546" calcext:value-type="float">
            <text:p>0.827971351331546</text:p>
          </table:table-cell>
          <table:table-cell table:formula="of:=4/LN(2*[.A59]+1)" office:value-type="float" office:value="0.834064782848493" calcext:value-type="float">
            <text:p>0.834064782848493</text:p>
          </table:table-cell>
          <table:table-cell/>
          <table:table-cell table:formula="of:=LN([.A59])" office:value-type="float" office:value="4.0943445622221" calcext:value-type="float">
            <text:p>4.0943445622221</text:p>
          </table:table-cell>
          <table:table-cell table:formula="of:=LN(2*[.A59]+1)" office:value-type="float" office:value="4.79579054559674" calcext:value-type="float">
            <text:p>4.79579054559674</text:p>
          </table:table-cell>
          <table:table-cell table:formula="of:=[.M59]/[.N59]" office:value-type="float" office:value="0.853737152049171" calcext:value-type="float">
            <text:p>0.85373715204917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3.39*([.A60]/LN([.A60])))+1" office:value-type="float" office:value="51.3031732017361" calcext:value-type="float">
            <text:p>51.3031732017361</text:p>
          </table:table-cell>
          <table:table-cell table:formula="of:=2*((2*[.A60]+1)/(LN(2*[.A60]+1)))" office:value-type="float" office:value="51.1202360161786" calcext:value-type="float">
            <text:p>51.1202360161786</text:p>
          </table:table-cell>
          <table:table-cell table:formula="of:=[.C60]-[.B60]" office:value-type="float" office:value="-0.182937185557492" calcext:value-type="float">
            <text:p>-0.182937185557492</text:p>
          </table:table-cell>
          <table:table-cell table:formula="of:=SIGN([.D60])" office:value-type="float" office:value="-1" calcext:value-type="float">
            <text:p>-1</text:p>
          </table:table-cell>
          <table:table-cell/>
          <table:table-cell table:formula="of:=3.39/LN([.A60])-3.39/((LN([.A60]))^2)" office:value-type="float" office:value="0.624041967991852" calcext:value-type="float">
            <text:p>0.624041967991852</text:p>
          </table:table-cell>
          <table:table-cell table:formula="of:=4/LN(2*[.A60]+1)-4/(LN(2*[.A60]+1))^2" office:value-type="float" office:value="0.658490285519871" calcext:value-type="float">
            <text:p>0.658490285519871</text:p>
          </table:table-cell>
          <table:table-cell/>
          <table:table-cell table:formula="of:=3.39/LN([.A60])" office:value-type="float" office:value="0.824642183635017" calcext:value-type="float">
            <text:p>0.824642183635017</text:p>
          </table:table-cell>
          <table:table-cell table:formula="of:=4/LN(2*[.A60]+1)" office:value-type="float" office:value="0.831223349856562" calcext:value-type="float">
            <text:p>0.831223349856562</text:p>
          </table:table-cell>
          <table:table-cell/>
          <table:table-cell table:formula="of:=LN([.A60])" office:value-type="float" office:value="4.11087386417331" calcext:value-type="float">
            <text:p>4.11087386417331</text:p>
          </table:table-cell>
          <table:table-cell table:formula="of:=LN(2*[.A60]+1)" office:value-type="float" office:value="4.81218435537242" calcext:value-type="float">
            <text:p>4.81218435537242</text:p>
          </table:table-cell>
          <table:table-cell table:formula="of:=[.M60]/[.N60]" office:value-type="float" office:value="0.854263586053982" calcext:value-type="float">
            <text:p>0.85426358605398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3.39*([.A61]/LN([.A61])))+1" office:value-type="float" office:value="51.9263766068775" calcext:value-type="float">
            <text:p>51.9263766068775</text:p>
          </table:table-cell>
          <table:table-cell table:formula="of:=2*((2*[.A61]+1)/(LN(2*[.A61]+1)))" office:value-type="float" office:value="51.777911213301" calcext:value-type="float">
            <text:p>51.777911213301</text:p>
          </table:table-cell>
          <table:table-cell table:formula="of:=[.C61]-[.B61]" office:value-type="float" office:value="-0.148465393576494" calcext:value-type="float">
            <text:p>-0.148465393576494</text:p>
          </table:table-cell>
          <table:table-cell table:formula="of:=SIGN([.D61])" office:value-type="float" office:value="-1" calcext:value-type="float">
            <text:p>-1</text:p>
          </table:table-cell>
          <table:table-cell/>
          <table:table-cell table:formula="of:=3.39/LN([.A61])-3.39/((LN([.A61]))^2)" office:value-type="float" office:value="0.622370533469621" calcext:value-type="float">
            <text:p>0.622370533469621</text:p>
          </table:table-cell>
          <table:table-cell table:formula="of:=4/LN(2*[.A61]+1)-4/(LN(2*[.A61]+1))^2" office:value-type="float" office:value="0.656865645677617" calcext:value-type="float">
            <text:p>0.656865645677617</text:p>
          </table:table-cell>
          <table:table-cell/>
          <table:table-cell table:formula="of:=3.39/LN([.A61])" office:value-type="float" office:value="0.821393171078669" calcext:value-type="float">
            <text:p>0.821393171078669</text:p>
          </table:table-cell>
          <table:table-cell table:formula="of:=4/LN(2*[.A61]+1)" office:value-type="float" office:value="0.828446579412816" calcext:value-type="float">
            <text:p>0.828446579412816</text:p>
          </table:table-cell>
          <table:table-cell/>
          <table:table-cell table:formula="of:=LN([.A61])" office:value-type="float" office:value="4.12713438504509" calcext:value-type="float">
            <text:p>4.12713438504509</text:p>
          </table:table-cell>
          <table:table-cell table:formula="of:=LN(2*[.A61]+1)" office:value-type="float" office:value="4.8283137373023" calcext:value-type="float">
            <text:p>4.8283137373023</text:p>
          </table:table-cell>
          <table:table-cell table:formula="of:=[.M61]/[.N61]" office:value-type="float" office:value="0.854777591016905" calcext:value-type="float">
            <text:p>0.85477759101690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3.39*([.A62]/LN([.A62])))+1" office:value-type="float" office:value="52.5479254487119" calcext:value-type="float">
            <text:p>52.5479254487119</text:p>
          </table:table-cell>
          <table:table-cell table:formula="of:=2*((2*[.A62]+1)/(LN(2*[.A62]+1)))" office:value-type="float" office:value="52.433978181815" calcext:value-type="float">
            <text:p>52.433978181815</text:p>
          </table:table-cell>
          <table:table-cell table:formula="of:=[.C62]-[.B62]" office:value-type="float" office:value="-0.113947266896822" calcext:value-type="float">
            <text:p>-0.113947266896822</text:p>
          </table:table-cell>
          <table:table-cell table:formula="of:=SIGN([.D62])" office:value-type="float" office:value="-1" calcext:value-type="float">
            <text:p>-1</text:p>
          </table:table-cell>
          <table:table-cell/>
          <table:table-cell table:formula="of:=3.39/LN([.A62])-3.39/((LN([.A62]))^2)" office:value-type="float" office:value="0.62073264109648" calcext:value-type="float">
            <text:p>0.62073264109648</text:p>
          </table:table-cell>
          <table:table-cell table:formula="of:=4/LN(2*[.A62]+1)-4/(LN(2*[.A62]+1))^2" office:value-type="float" office:value="0.655273630740279" calcext:value-type="float">
            <text:p>0.655273630740279</text:p>
          </table:table-cell>
          <table:table-cell/>
          <table:table-cell table:formula="of:=3.39/LN([.A62])" office:value-type="float" office:value="0.818221038868442" calcext:value-type="float">
            <text:p>0.818221038868442</text:p>
          </table:table-cell>
          <table:table-cell table:formula="of:=4/LN(2*[.A62]+1)" office:value-type="float" office:value="0.825731939871103" calcext:value-type="float">
            <text:p>0.825731939871103</text:p>
          </table:table-cell>
          <table:table-cell/>
          <table:table-cell table:formula="of:=LN([.A62])" office:value-type="float" office:value="4.14313472639153" calcext:value-type="float">
            <text:p>4.14313472639153</text:p>
          </table:table-cell>
          <table:table-cell table:formula="of:=LN(2*[.A62]+1)" office:value-type="float" office:value="4.84418708645859" calcext:value-type="float">
            <text:p>4.84418708645859</text:p>
          </table:table-cell>
          <table:table-cell table:formula="of:=[.M62]/[.N62]" office:value-type="float" office:value="0.855279668692653" calcext:value-type="float">
            <text:p>0.85527966869265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3.39*([.A63]/LN([.A63])))+1" office:value-type="float" office:value="53.1678526785449" calcext:value-type="float">
            <text:p>53.1678526785449</text:p>
          </table:table-cell>
          <table:table-cell table:formula="of:=2*((2*[.A63]+1)/(LN(2*[.A63]+1)))" office:value-type="float" office:value="53.0884689640377" calcext:value-type="float">
            <text:p>53.0884689640377</text:p>
          </table:table-cell>
          <table:table-cell table:formula="of:=[.C63]-[.B63]" office:value-type="float" office:value="-0.0793837145072374" calcext:value-type="float">
            <text:p>-0.079383714507237</text:p>
          </table:table-cell>
          <table:table-cell table:formula="of:=SIGN([.D63])" office:value-type="float" office:value="-1" calcext:value-type="float">
            <text:p>-1</text:p>
          </table:table-cell>
          <table:table-cell/>
          <table:table-cell table:formula="of:=3.39/LN([.A63])-3.39/((LN([.A63]))^2)" office:value-type="float" office:value="0.61912711905757" calcext:value-type="float">
            <text:p>0.61912711905757</text:p>
          </table:table-cell>
          <table:table-cell table:formula="of:=4/LN(2*[.A63]+1)-4/(LN(2*[.A63]+1))^2" office:value-type="float" office:value="0.653713085498235" calcext:value-type="float">
            <text:p>0.653713085498235</text:p>
          </table:table-cell>
          <table:table-cell/>
          <table:table-cell table:formula="of:=3.39/LN([.A63])" office:value-type="float" office:value="0.815122698102264" calcext:value-type="float">
            <text:p>0.815122698102264</text:p>
          </table:table-cell>
          <table:table-cell table:formula="of:=4/LN(2*[.A63]+1)" office:value-type="float" office:value="0.823077038202135" calcext:value-type="float">
            <text:p>0.823077038202135</text:p>
          </table:table-cell>
          <table:table-cell/>
          <table:table-cell table:formula="of:=LN([.A63])" office:value-type="float" office:value="4.15888308335967" calcext:value-type="float">
            <text:p>4.15888308335967</text:p>
          </table:table-cell>
          <table:table-cell table:formula="of:=LN(2*[.A63]+1)" office:value-type="float" office:value="4.85981240436167" calcext:value-type="float">
            <text:p>4.85981240436167</text:p>
          </table:table-cell>
          <table:table-cell table:formula="of:=[.M63]/[.N63]" office:value-type="float" office:value="0.85577029262016" calcext:value-type="float">
            <text:p>0.8557702926201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3.39*([.A64]/LN([.A64])))+1" office:value-type="float" office:value="53.7861901048555" calcext:value-type="float">
            <text:p>53.7861901048555</text:p>
          </table:table-cell>
          <table:table-cell table:formula="of:=2*((2*[.A64]+1)/(LN(2*[.A64]+1)))" office:value-type="float" office:value="53.7414144763202" calcext:value-type="float">
            <text:p>53.7414144763202</text:p>
          </table:table-cell>
          <table:table-cell table:formula="of:=[.C64]-[.B64]" office:value-type="float" office:value="-0.0447756285353051" calcext:value-type="float">
            <text:p>-0.044775628535305</text:p>
          </table:table-cell>
          <table:table-cell table:formula="of:=SIGN([.D64])" office:value-type="float" office:value="-1" calcext:value-type="float">
            <text:p>-1</text:p>
          </table:table-cell>
          <table:table-cell/>
          <table:table-cell table:formula="of:=3.39/LN([.A64])-3.39/((LN([.A64]))^2)" office:value-type="float" office:value="0.617552852896195" calcext:value-type="float">
            <text:p>0.617552852896195</text:p>
          </table:table-cell>
          <table:table-cell table:formula="of:=4/LN(2*[.A64]+1)-4/(LN(2*[.A64]+1))^2" office:value-type="float" office:value="0.652182912585529" calcext:value-type="float">
            <text:p>0.652182912585529</text:p>
          </table:table-cell>
          <table:table-cell/>
          <table:table-cell table:formula="of:=3.39/LN([.A64])" office:value-type="float" office:value="0.812095232382393" calcext:value-type="float">
            <text:p>0.812095232382393</text:p>
          </table:table-cell>
          <table:table-cell table:formula="of:=4/LN(2*[.A64]+1)" office:value-type="float" office:value="0.8204796103255" calcext:value-type="float">
            <text:p>0.8204796103255</text:p>
          </table:table-cell>
          <table:table-cell/>
          <table:table-cell table:formula="of:=LN([.A64])" office:value-type="float" office:value="4.17438726989564" calcext:value-type="float">
            <text:p>4.17438726989564</text:p>
          </table:table-cell>
          <table:table-cell table:formula="of:=LN(2*[.A64]+1)" office:value-type="float" office:value="4.87519732320115" calcext:value-type="float">
            <text:p>4.87519732320115</text:p>
          </table:table-cell>
          <table:table-cell table:formula="of:=[.M64]/[.N64]" office:value-type="float" office:value="0.856249910137925" calcext:value-type="float">
            <text:p>0.85624991013792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3.39*([.A65]/LN([.A65])))+1" office:value-type="float" office:value="54.4029684488472" calcext:value-type="float">
            <text:p>54.4029684488472</text:p>
          </table:table-cell>
          <table:table-cell table:formula="of:=2*((2*[.A65]+1)/(LN(2*[.A65]+1)))" office:value-type="float" office:value="54.3928445650104" calcext:value-type="float">
            <text:p>54.3928445650104</text:p>
          </table:table-cell>
          <table:table-cell table:formula="of:=[.C65]-[.B65]" office:value-type="float" office:value="-0.0101238838367408" calcext:value-type="float">
            <text:p>-0.010123883836741</text:p>
          </table:table-cell>
          <table:table-cell table:formula="of:=SIGN([.D65])" office:value-type="float" office:value="-1" calcext:value-type="float">
            <text:p>-1</text:p>
          </table:table-cell>
          <table:table-cell/>
          <table:table-cell table:formula="of:=3.39/LN([.A65])-3.39/((LN([.A65]))^2)" office:value-type="float" office:value="0.61600878194634" calcext:value-type="float">
            <text:p>0.61600878194634</text:p>
          </table:table-cell>
          <table:table-cell table:formula="of:=4/LN(2*[.A65]+1)-4/(LN(2*[.A65]+1))^2" office:value-type="float" office:value="0.650682068766996" calcext:value-type="float">
            <text:p>0.650682068766996</text:p>
          </table:table-cell>
          <table:table-cell/>
          <table:table-cell table:formula="of:=3.39/LN([.A65])" office:value-type="float" office:value="0.809135885588593" calcext:value-type="float">
            <text:p>0.809135885588593</text:p>
          </table:table-cell>
          <table:table-cell table:formula="of:=4/LN(2*[.A65]+1)" office:value-type="float" office:value="0.817937512255796" calcext:value-type="float">
            <text:p>0.817937512255796</text:p>
          </table:table-cell>
          <table:table-cell/>
          <table:table-cell table:formula="of:=LN([.A65])" office:value-type="float" office:value="4.18965474202643" calcext:value-type="float">
            <text:p>4.18965474202643</text:p>
          </table:table-cell>
          <table:table-cell table:formula="of:=LN(2*[.A65]+1)" office:value-type="float" office:value="4.89034912822175" calcext:value-type="float">
            <text:p>4.89034912822175</text:p>
          </table:table-cell>
          <table:table-cell table:formula="of:=[.M65]/[.N65]" office:value-type="float" office:value="0.856718944225948" calcext:value-type="float">
            <text:p>0.85671894422594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3.39*([.A66]/LN([.A66])))+1" office:value-type="float" office:value="55.0182173965665" calcext:value-type="float">
            <text:p>55.0182173965665</text:p>
          </table:table-cell>
          <table:table-cell table:formula="of:=2*((2*[.A66]+1)/(LN(2*[.A66]+1)))" office:value-type="float" office:value="55.0427880588482" calcext:value-type="float">
            <text:p>55.0427880588482</text:p>
          </table:table-cell>
          <table:table-cell table:formula="of:=[.C66]-[.B66]" office:value-type="float" office:value="0.0245706622816471" calcext:value-type="float">
            <text:p>0.024570662281647</text:p>
          </table:table-cell>
          <table:table-cell table:formula="of:=SIGN([.D66])" office:value-type="float" office:value="1" calcext:value-type="float">
            <text:p>1</text:p>
          </table:table-cell>
          <table:table-cell/>
          <table:table-cell table:formula="of:=3.39/LN([.A66])-3.39/((LN([.A66]))^2)" office:value-type="float" office:value="0.614493896031626" calcext:value-type="float">
            <text:p>0.614493896031626</text:p>
          </table:table-cell>
          <table:table-cell table:formula="of:=4/LN(2*[.A66]+1)-4/(LN(2*[.A66]+1))^2" office:value-type="float" office:value="0.649209561514279" calcext:value-type="float">
            <text:p>0.649209561514279</text:p>
          </table:table-cell>
          <table:table-cell/>
          <table:table-cell table:formula="of:=3.39/LN([.A66])" office:value-type="float" office:value="0.806242050695023" calcext:value-type="float">
            <text:p>0.806242050695023</text:p>
          </table:table-cell>
          <table:table-cell table:formula="of:=4/LN(2*[.A66]+1)" office:value-type="float" office:value="0.815448711982936" calcext:value-type="float">
            <text:p>0.815448711982936</text:p>
          </table:table-cell>
          <table:table-cell table:formula="of:=[.K66]/[.J66]" office:value-type="float" office:value="1.01141922736476" calcext:value-type="float">
            <text:p>1.01141922736476</text:p>
          </table:table-cell>
          <table:table-cell table:formula="of:=LN([.A66])" office:value-type="float" office:value="4.20469261939097" calcext:value-type="float">
            <text:p>4.20469261939097</text:p>
          </table:table-cell>
          <table:table-cell table:formula="of:=LN(2*[.A66]+1)" office:value-type="float" office:value="4.90527477843843" calcext:value-type="float">
            <text:p>4.90527477843843</text:p>
          </table:table-cell>
          <table:table-cell table:formula="of:=[.M66]/[.N66]" office:value-type="float" office:value="0.85717779519163" calcext:value-type="float">
            <text:p>0.8571777951916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3.39*([.A67]/LN([.A67])))+1" office:value-type="float" office:value="55.6319656478454" calcext:value-type="float">
            <text:p>55.6319656478454</text:p>
          </table:table-cell>
          <table:table-cell table:formula="of:=2*((2*[.A67]+1)/(LN(2*[.A67]+1)))" office:value-type="float" office:value="55.6912728180711" calcext:value-type="float">
            <text:p>55.6912728180711</text:p>
          </table:table-cell>
          <table:table-cell table:formula="of:=[.C67]-[.B67]" office:value-type="float" office:value="0.0593071702256793" calcext:value-type="float">
            <text:p>0.059307170225679</text:p>
          </table:table-cell>
          <table:table-cell table:formula="of:=SIGN([.D67])" office:value-type="float" office:value="1" calcext:value-type="float">
            <text:p>1</text:p>
          </table:table-cell>
          <table:table-cell/>
          <table:table-cell table:formula="of:=3.39/LN([.A67])-3.39/((LN([.A67]))^2)" office:value-type="float" office:value="0.613007232407674" calcext:value-type="float">
            <text:p>0.613007232407674</text:p>
          </table:table-cell>
          <table:table-cell table:formula="of:=4/LN(2*[.A67]+1)-4/(LN(2*[.A67]+1))^2" office:value-type="float" office:value="0.647764445844459" calcext:value-type="float">
            <text:p>0.647764445844459</text:p>
          </table:table-cell>
          <table:table-cell/>
          <table:table-cell table:formula="of:=3.39/LN([.A67])" office:value-type="float" office:value="0.803411259527138" calcext:value-type="float">
            <text:p>0.803411259527138</text:p>
          </table:table-cell>
          <table:table-cell table:formula="of:=4/LN(2*[.A67]+1)" office:value-type="float" office:value="0.813011282015636" calcext:value-type="float">
            <text:p>0.813011282015636</text:p>
          </table:table-cell>
          <table:table-cell/>
          <table:table-cell table:formula="of:=LN([.A67])" office:value-type="float" office:value="4.21950770517611" calcext:value-type="float">
            <text:p>4.21950770517611</text:p>
          </table:table-cell>
          <table:table-cell table:formula="of:=LN(2*[.A67]+1)" office:value-type="float" office:value="4.91998092582813" calcext:value-type="float">
            <text:p>4.91998092582813</text:p>
          </table:table-cell>
          <table:table-cell table:formula="of:=[.M67]/[.N67]" office:value-type="float" office:value="0.85762684221502" calcext:value-type="float">
            <text:p>0.8576268422150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3.39*([.A68]/LN([.A68])))+1" office:value-type="float" office:value="56.244240962297" calcext:value-type="float">
            <text:p>56.244240962297</text:p>
          </table:table-cell>
          <table:table-cell table:formula="of:=2*((2*[.A68]+1)/(LN(2*[.A68]+1)))" office:value-type="float" office:value="56.3383257804793" calcext:value-type="float">
            <text:p>56.3383257804793</text:p>
          </table:table-cell>
          <table:table-cell table:formula="of:=[.C68]-[.B68]" office:value-type="float" office:value="0.0940848181823384" calcext:value-type="float">
            <text:p>0.094084818182338</text:p>
          </table:table-cell>
          <table:table-cell table:formula="of:=SIGN([.D68])" office:value-type="float" office:value="1" calcext:value-type="float">
            <text:p>1</text:p>
          </table:table-cell>
          <table:table-cell/>
          <table:table-cell table:formula="of:=3.39/LN([.A68])-3.39/((LN([.A68]))^2)" office:value-type="float" office:value="0.61154787292713" calcext:value-type="float">
            <text:p>0.61154787292713</text:p>
          </table:table-cell>
          <table:table-cell table:formula="of:=4/LN(2*[.A68]+1)-4/(LN(2*[.A68]+1))^2" office:value-type="float" office:value="0.646345821397745" calcext:value-type="float">
            <text:p>0.646345821397745</text:p>
          </table:table-cell>
          <table:table-cell/>
          <table:table-cell table:formula="of:=3.39/LN([.A68])" office:value-type="float" office:value="0.800641173366623" calcext:value-type="float">
            <text:p>0.800641173366623</text:p>
          </table:table-cell>
          <table:table-cell table:formula="of:=4/LN(2*[.A68]+1)" office:value-type="float" office:value="0.810623392524882" calcext:value-type="float">
            <text:p>0.810623392524882</text:p>
          </table:table-cell>
          <table:table-cell/>
          <table:table-cell table:formula="of:=LN([.A68])" office:value-type="float" office:value="4.23410650459726" calcext:value-type="float">
            <text:p>4.23410650459726</text:p>
          </table:table-cell>
          <table:table-cell table:formula="of:=LN(2*[.A68]+1)" office:value-type="float" office:value="4.93447393313069" calcext:value-type="float">
            <text:p>4.93447393313069</text:p>
          </table:table-cell>
          <table:table-cell table:formula="of:=[.M68]/[.N68]" office:value-type="float" office:value="0.858066444767075" calcext:value-type="float">
            <text:p>0.85806644476707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3.39*([.A69]/LN([.A69])))+1" office:value-type="float" office:value="56.8550702025814" calcext:value-type="float">
            <text:p>56.8550702025814</text:p>
          </table:table-cell>
          <table:table-cell table:formula="of:=2*((2*[.A69]+1)/(LN(2*[.A69]+1)))" office:value-type="float" office:value="56.9839730046896" calcext:value-type="float">
            <text:p>56.9839730046896</text:p>
          </table:table-cell>
          <table:table-cell table:formula="of:=[.C69]-[.B69]" office:value-type="float" office:value="0.128902802108158" calcext:value-type="float">
            <text:p>0.128902802108158</text:p>
          </table:table-cell>
          <table:table-cell table:formula="of:=SIGN([.D69])" office:value-type="float" office:value="1" calcext:value-type="float">
            <text:p>1</text:p>
          </table:table-cell>
          <table:table-cell/>
          <table:table-cell table:formula="of:=3.39/LN([.A69])-3.39/((LN([.A69]))^2)" office:value-type="float" office:value="0.610114941408541" calcext:value-type="float">
            <text:p>0.610114941408541</text:p>
          </table:table-cell>
          <table:table-cell table:formula="of:=4/LN(2*[.A69]+1)-4/(LN(2*[.A69]+1))^2" office:value-type="float" office:value="0.644952829733075" calcext:value-type="float">
            <text:p>0.644952829733075</text:p>
          </table:table-cell>
          <table:table-cell/>
          <table:table-cell table:formula="of:=3.39/LN([.A69])" office:value-type="float" office:value="0.797929574322591" calcext:value-type="float">
            <text:p>0.797929574322591</text:p>
          </table:table-cell>
          <table:table-cell table:formula="of:=4/LN(2*[.A69]+1)" office:value-type="float" office:value="0.808283305031057" calcext:value-type="float">
            <text:p>0.808283305031057</text:p>
          </table:table-cell>
          <table:table-cell/>
          <table:table-cell table:formula="of:=LN([.A69])" office:value-type="float" office:value="4.24849524204936" calcext:value-type="float">
            <text:p>4.24849524204936</text:p>
          </table:table-cell>
          <table:table-cell table:formula="of:=LN(2*[.A69]+1)" office:value-type="float" office:value="4.94875989037817" calcext:value-type="float">
            <text:p>4.94875989037817</text:p>
          </table:table-cell>
          <table:table-cell table:formula="of:=[.M69]/[.N69]" office:value-type="float" office:value="0.858496943913095" calcext:value-type="float">
            <text:p>0.85849694391309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3.39*([.A70]/LN([.A70])))+1" office:value-type="float" office:value="57.4644793751345" calcext:value-type="float">
            <text:p>57.4644793751345</text:p>
          </table:table-cell>
          <table:table-cell table:formula="of:=2*((2*[.A70]+1)/(LN(2*[.A70]+1)))" office:value-type="float" office:value="57.628239710785" calcext:value-type="float">
            <text:p>57.628239710785</text:p>
          </table:table-cell>
          <table:table-cell table:formula="of:=[.C70]-[.B70]" office:value-type="float" office:value="0.163760335650537" calcext:value-type="float">
            <text:p>0.163760335650537</text:p>
          </table:table-cell>
          <table:table-cell table:formula="of:=SIGN([.D70])" office:value-type="float" office:value="1" calcext:value-type="float">
            <text:p>1</text:p>
          </table:table-cell>
          <table:table-cell/>
          <table:table-cell table:formula="of:=3.39/LN([.A70])-3.39/((LN([.A70]))^2)" office:value-type="float" office:value="0.60870760119212" calcext:value-type="float">
            <text:p>0.60870760119212</text:p>
          </table:table-cell>
          <table:table-cell table:formula="of:=4/LN(2*[.A70]+1)-4/(LN(2*[.A70]+1))^2" office:value-type="float" office:value="0.643584651822623" calcext:value-type="float">
            <text:p>0.643584651822623</text:p>
          </table:table-cell>
          <table:table-cell/>
          <table:table-cell table:formula="of:=3.39/LN([.A70])" office:value-type="float" office:value="0.79527435739626" calcext:value-type="float">
            <text:p>0.79527435739626</text:p>
          </table:table-cell>
          <table:table-cell table:formula="of:=4/LN(2*[.A70]+1)" office:value-type="float" office:value="0.805989366584405" calcext:value-type="float">
            <text:p>0.805989366584405</text:p>
          </table:table-cell>
          <table:table-cell/>
          <table:table-cell table:formula="of:=LN([.A70])" office:value-type="float" office:value="4.26267987704132" calcext:value-type="float">
            <text:p>4.26267987704132</text:p>
          </table:table-cell>
          <table:table-cell table:formula="of:=LN(2*[.A70]+1)" office:value-type="float" office:value="4.96284463025991" calcext:value-type="float">
            <text:p>4.96284463025991</text:p>
          </table:table-cell>
          <table:table-cell table:formula="of:=[.M70]/[.N70]" office:value-type="float" office:value="0.858918663512155" calcext:value-type="float">
            <text:p>0.85891866351215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3.39*([.A71]/LN([.A71])))+1" office:value-type="float" office:value="58.0724936685392" calcext:value-type="float">
            <text:p>58.0724936685392</text:p>
          </table:table-cell>
          <table:table-cell table:formula="of:=2*((2*[.A71]+1)/(LN(2*[.A71]+1)))" office:value-type="float" office:value="58.2711503185522" calcext:value-type="float">
            <text:p>58.2711503185522</text:p>
          </table:table-cell>
          <table:table-cell table:formula="of:=[.C71]-[.B71]" office:value-type="float" office:value="0.198656650012964" calcext:value-type="float">
            <text:p>0.198656650012964</text:p>
          </table:table-cell>
          <table:table-cell table:formula="of:=SIGN([.D71])" office:value-type="float" office:value="1" calcext:value-type="float">
            <text:p>1</text:p>
          </table:table-cell>
          <table:table-cell/>
          <table:table-cell table:formula="of:=3.39/LN([.A71])-3.39/((LN([.A71]))^2)" office:value-type="float" office:value="0.607325052866979" calcext:value-type="float">
            <text:p>0.607325052866979</text:p>
          </table:table-cell>
          <table:table-cell table:formula="of:=4/LN(2*[.A71]+1)-4/(LN(2*[.A71]+1))^2" office:value-type="float" office:value="0.642240505728077" calcext:value-type="float">
            <text:p>0.642240505728077</text:p>
          </table:table-cell>
          <table:table-cell/>
          <table:table-cell table:formula="of:=3.39/LN([.A71])" office:value-type="float" office:value="0.792673523174156" calcext:value-type="float">
            <text:p>0.792673523174156</text:p>
          </table:table-cell>
          <table:table-cell table:formula="of:=4/LN(2*[.A71]+1)" office:value-type="float" office:value="0.803740004393823" calcext:value-type="float">
            <text:p>0.803740004393823</text:p>
          </table:table-cell>
          <table:table-cell/>
          <table:table-cell table:formula="of:=LN([.A71])" office:value-type="float" office:value="4.27666611901606" calcext:value-type="float">
            <text:p>4.27666611901606</text:p>
          </table:table-cell>
          <table:table-cell table:formula="of:=LN(2*[.A71]+1)" office:value-type="float" office:value="4.97673374242057" calcext:value-type="float">
            <text:p>4.97673374242057</text:p>
          </table:table-cell>
          <table:table-cell table:formula="of:=[.M71]/[.N71]" office:value-type="float" office:value="0.85933191132222" calcext:value-type="float">
            <text:p>0.8593319113222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3.39*([.A72]/LN([.A72])))+1" office:value-type="float" office:value="58.6791374897048" calcext:value-type="float">
            <text:p>58.6791374897048</text:p>
          </table:table-cell>
          <table:table-cell table:formula="of:=2*((2*[.A72]+1)/(LN(2*[.A72]+1)))" office:value-type="float" office:value="58.9127284834787" calcext:value-type="float">
            <text:p>58.9127284834787</text:p>
          </table:table-cell>
          <table:table-cell table:formula="of:=[.C72]-[.B72]" office:value-type="float" office:value="0.233590993773923" calcext:value-type="float">
            <text:p>0.233590993773923</text:p>
          </table:table-cell>
          <table:table-cell table:formula="of:=SIGN([.D72])" office:value-type="float" office:value="1" calcext:value-type="float">
            <text:p>1</text:p>
          </table:table-cell>
          <table:table-cell/>
          <table:table-cell table:formula="of:=3.39/LN([.A72])-3.39/((LN([.A72]))^2)" office:value-type="float" office:value="0.605966532155882" calcext:value-type="float">
            <text:p>0.605966532155882</text:p>
          </table:table-cell>
          <table:table-cell table:formula="of:=4/LN(2*[.A72]+1)-4/(LN(2*[.A72]+1))^2" office:value-type="float" office:value="0.640919644443272" calcext:value-type="float">
            <text:p>0.640919644443272</text:p>
          </table:table-cell>
          <table:table-cell/>
          <table:table-cell table:formula="of:=3.39/LN([.A72])" office:value-type="float" office:value="0.790125171091846" calcext:value-type="float">
            <text:p>0.790125171091846</text:p>
          </table:table-cell>
          <table:table-cell table:formula="of:=4/LN(2*[.A72]+1)" office:value-type="float" office:value="0.801533720863656" calcext:value-type="float">
            <text:p>0.801533720863656</text:p>
          </table:table-cell>
          <table:table-cell/>
          <table:table-cell table:formula="of:=LN([.A72])" office:value-type="float" office:value="4.29045944114839" calcext:value-type="float">
            <text:p>4.29045944114839</text:p>
          </table:table-cell>
          <table:table-cell table:formula="of:=LN(2*[.A72]+1)" office:value-type="float" office:value="4.99043258677874" calcext:value-type="float">
            <text:p>4.99043258677874</text:p>
          </table:table-cell>
          <table:table-cell table:formula="of:=[.M72]/[.N72]" office:value-type="float" office:value="0.859736980019568" calcext:value-type="float">
            <text:p>0.85973698001956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3.39*([.A73]/LN([.A73])))+1" office:value-type="float" office:value="59.2844344980031" calcext:value-type="float">
            <text:p>59.2844344980031</text:p>
          </table:table-cell>
          <table:table-cell table:formula="of:=2*((2*[.A73]+1)/(LN(2*[.A73]+1)))" office:value-type="float" office:value="59.5529971306707" calcext:value-type="float">
            <text:p>59.5529971306707</text:p>
          </table:table-cell>
          <table:table-cell table:formula="of:=[.C73]-[.B73]" office:value-type="float" office:value="0.268562632667582" calcext:value-type="float">
            <text:p>0.268562632667582</text:p>
          </table:table-cell>
          <table:table-cell table:formula="of:=SIGN([.D73])" office:value-type="float" office:value="1" calcext:value-type="float">
            <text:p>1</text:p>
          </table:table-cell>
          <table:table-cell/>
          <table:table-cell table:formula="of:=3.39/LN([.A73])-3.39/((LN([.A73]))^2)" office:value-type="float" office:value="0.604631307944834" calcext:value-type="float">
            <text:p>0.604631307944834</text:p>
          </table:table-cell>
          <table:table-cell table:formula="of:=4/LN(2*[.A73]+1)-4/(LN(2*[.A73]+1))^2" office:value-type="float" office:value="0.639621353889203" calcext:value-type="float">
            <text:p>0.639621353889203</text:p>
          </table:table-cell>
          <table:table-cell/>
          <table:table-cell table:formula="of:=3.39/LN([.A73])" office:value-type="float" office:value="0.787627493216258" calcext:value-type="float">
            <text:p>0.787627493216258</text:p>
          </table:table-cell>
          <table:table-cell table:formula="of:=4/LN(2*[.A73]+1)" office:value-type="float" office:value="0.799369089002291" calcext:value-type="float">
            <text:p>0.799369089002291</text:p>
          </table:table-cell>
          <table:table-cell/>
          <table:table-cell table:formula="of:=LN([.A73])" office:value-type="float" office:value="4.30406509320417" calcext:value-type="float">
            <text:p>4.30406509320417</text:p>
          </table:table-cell>
          <table:table-cell table:formula="of:=LN(2*[.A73]+1)" office:value-type="float" office:value="5.00394630594546" calcext:value-type="float">
            <text:p>5.00394630594546</text:p>
          </table:table-cell>
          <table:table-cell table:formula="of:=[.M73]/[.N73]" office:value-type="float" office:value="0.860134148140294" calcext:value-type="float">
            <text:p>0.86013414814029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3.39*([.A74]/LN([.A74])))+1" office:value-type="float" office:value="59.888407637503" calcext:value-type="float">
            <text:p>59.888407637503</text:p>
          </table:table-cell>
          <table:table-cell table:formula="of:=2*((2*[.A74]+1)/(LN(2*[.A74]+1)))" office:value-type="float" office:value="60.191978486836" calcext:value-type="float">
            <text:p>60.191978486836</text:p>
          </table:table-cell>
          <table:table-cell table:formula="of:=[.C74]-[.B74]" office:value-type="float" office:value="0.30357084933302" calcext:value-type="float">
            <text:p>0.30357084933302</text:p>
          </table:table-cell>
          <table:table-cell table:formula="of:=SIGN([.D74])" office:value-type="float" office:value="1" calcext:value-type="float">
            <text:p>1</text:p>
          </table:table-cell>
          <table:table-cell/>
          <table:table-cell table:formula="of:=3.39/LN([.A74])-3.39/((LN([.A74]))^2)" office:value-type="float" office:value="0.603318680445987" calcext:value-type="float">
            <text:p>0.603318680445987</text:p>
          </table:table-cell>
          <table:table-cell table:formula="of:=4/LN(2*[.A74]+1)-4/(LN(2*[.A74]+1))^2" office:value-type="float" office:value="0.638344951048846" calcext:value-type="float">
            <text:p>0.638344951048846</text:p>
          </table:table-cell>
          <table:table-cell/>
          <table:table-cell table:formula="of:=3.39/LN([.A74])" office:value-type="float" office:value="0.78517876850004" calcext:value-type="float">
            <text:p>0.78517876850004</text:p>
          </table:table-cell>
          <table:table-cell table:formula="of:=4/LN(2*[.A74]+1)" office:value-type="float" office:value="0.797244748170013" calcext:value-type="float">
            <text:p>0.797244748170013</text:p>
          </table:table-cell>
          <table:table-cell/>
          <table:table-cell table:formula="of:=LN([.A74])" office:value-type="float" office:value="4.31748811353631" calcext:value-type="float">
            <text:p>4.31748811353631</text:p>
          </table:table-cell>
          <table:table-cell table:formula="of:=LN(2*[.A74]+1)" office:value-type="float" office:value="5.01727983681492" calcext:value-type="float">
            <text:p>5.01727983681492</text:p>
          </table:table-cell>
          <table:table-cell table:formula="of:=[.M74]/[.N74]" office:value-type="float" office:value="0.86052368095082" calcext:value-type="float">
            <text:p>0.8605236809508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3.39*([.A75]/LN([.A75])))+1" office:value-type="float" office:value="60.4910791674294" calcext:value-type="float">
            <text:p>60.4910791674294</text:p>
          </table:table-cell>
          <table:table-cell table:formula="of:=2*((2*[.A75]+1)/(LN(2*[.A75]+1)))" office:value-type="float" office:value="60.8296941104679" calcext:value-type="float">
            <text:p>60.8296941104679</text:p>
          </table:table-cell>
          <table:table-cell table:formula="of:=[.C75]-[.B75]" office:value-type="float" office:value="0.338614943038564" calcext:value-type="float">
            <text:p>0.338614943038564</text:p>
          </table:table-cell>
          <table:table-cell table:formula="of:=SIGN([.D75])" office:value-type="float" office:value="1" calcext:value-type="float">
            <text:p>1</text:p>
          </table:table-cell>
          <table:table-cell/>
          <table:table-cell table:formula="of:=3.39/LN([.A75])-3.39/((LN([.A75]))^2)" office:value-type="float" office:value="0.602027979483365" calcext:value-type="float">
            <text:p>0.602027979483365</text:p>
          </table:table-cell>
          <table:table-cell table:formula="of:=4/LN(2*[.A75]+1)-4/(LN(2*[.A75]+1))^2" office:value-type="float" office:value="0.637089782230343" calcext:value-type="float">
            <text:p>0.637089782230343</text:p>
          </table:table-cell>
          <table:table-cell/>
          <table:table-cell table:formula="of:=3.39/LN([.A75])" office:value-type="float" office:value="0.782777357466176" calcext:value-type="float">
            <text:p>0.782777357466176</text:p>
          </table:table-cell>
          <table:table-cell table:formula="of:=4/LN(2*[.A75]+1)" office:value-type="float" office:value="0.795159400136836" calcext:value-type="float">
            <text:p>0.795159400136836</text:p>
          </table:table-cell>
          <table:table-cell/>
          <table:table-cell table:formula="of:=LN([.A75])" office:value-type="float" office:value="4.33073334028633" calcext:value-type="float">
            <text:p>4.33073334028633</text:p>
          </table:table-cell>
          <table:table-cell table:formula="of:=LN(2*[.A75]+1)" office:value-type="float" office:value="5.03043792139244" calcext:value-type="float">
            <text:p>5.03043792139244</text:p>
          </table:table-cell>
          <table:table-cell table:formula="of:=[.M75]/[.N75]" office:value-type="float" office:value="0.860905831253669" calcext:value-type="float">
            <text:p>0.86090583125366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3.39*([.A76]/LN([.A76])))+1" office:value-type="float" office:value="61.0924706909656" calcext:value-type="float">
            <text:p>61.0924706909656</text:p>
          </table:table-cell>
          <table:table-cell table:formula="of:=2*((2*[.A76]+1)/(LN(2*[.A76]+1)))" office:value-type="float" office:value="61.4661649203512" calcext:value-type="float">
            <text:p>61.4661649203512</text:p>
          </table:table-cell>
          <table:table-cell table:formula="of:=[.C76]-[.B76]" office:value-type="float" office:value="0.373694229385613" calcext:value-type="float">
            <text:p>0.373694229385613</text:p>
          </table:table-cell>
          <table:table-cell table:formula="of:=SIGN([.D76])" office:value-type="float" office:value="1" calcext:value-type="float">
            <text:p>1</text:p>
          </table:table-cell>
          <table:table-cell/>
          <table:table-cell table:formula="of:=3.39/LN([.A76])-3.39/((LN([.A76]))^2)" office:value-type="float" office:value="0.60075856289187" calcext:value-type="float">
            <text:p>0.60075856289187</text:p>
          </table:table-cell>
          <table:table-cell table:formula="of:=4/LN(2*[.A76]+1)-4/(LN(2*[.A76]+1))^2" office:value-type="float" office:value="0.635855221448202" calcext:value-type="float">
            <text:p>0.635855221448202</text:p>
          </table:table-cell>
          <table:table-cell/>
          <table:table-cell table:formula="of:=3.39/LN([.A76])" office:value-type="float" office:value="0.780421697285268" calcext:value-type="float">
            <text:p>0.780421697285268</text:p>
          </table:table-cell>
          <table:table-cell table:formula="of:=4/LN(2*[.A76]+1)" office:value-type="float" office:value="0.793111805423887" calcext:value-type="float">
            <text:p>0.793111805423887</text:p>
          </table:table-cell>
          <table:table-cell/>
          <table:table-cell table:formula="of:=LN([.A76])" office:value-type="float" office:value="4.34380542185368" calcext:value-type="float">
            <text:p>4.34380542185368</text:p>
          </table:table-cell>
          <table:table-cell table:formula="of:=LN(2*[.A76]+1)" office:value-type="float" office:value="5.04342511691925" calcext:value-type="float">
            <text:p>5.04342511691925</text:p>
          </table:table-cell>
          <table:table-cell table:formula="of:=[.M76]/[.N76]" office:value-type="float" office:value="0.861280840134111" calcext:value-type="float">
            <text:p>0.86128084013411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3.39*([.A77]/LN([.A77])))+1" office:value-type="float" office:value="61.6926031825077" calcext:value-type="float">
            <text:p>61.6926031825077</text:p>
          </table:table-cell>
          <table:table-cell table:formula="of:=2*((2*[.A77]+1)/(LN(2*[.A77]+1)))" office:value-type="float" office:value="62.1014112225048" calcext:value-type="float">
            <text:p>62.1014112225048</text:p>
          </table:table-cell>
          <table:table-cell table:formula="of:=[.C77]-[.B77]" office:value-type="float" office:value="0.408808039997084" calcext:value-type="float">
            <text:p>0.408808039997084</text:p>
          </table:table-cell>
          <table:table-cell table:formula="of:=SIGN([.D77])" office:value-type="float" office:value="1" calcext:value-type="float">
            <text:p>1</text:p>
          </table:table-cell>
          <table:table-cell/>
          <table:table-cell table:formula="of:=3.39/LN([.A77])-3.39/((LN([.A77]))^2)" office:value-type="float" office:value="0.599509815020846" calcext:value-type="float">
            <text:p>0.599509815020846</text:p>
          </table:table-cell>
          <table:table-cell table:formula="of:=4/LN(2*[.A77]+1)-4/(LN(2*[.A77]+1))^2" office:value-type="float" office:value="0.634640668913135" calcext:value-type="float">
            <text:p>0.634640668913135</text:p>
          </table:table-cell>
          <table:table-cell/>
          <table:table-cell table:formula="of:=3.39/LN([.A77])" office:value-type="float" office:value="0.778110297211637" calcext:value-type="float">
            <text:p>0.778110297211637</text:p>
          </table:table-cell>
          <table:table-cell table:formula="of:=4/LN(2*[.A77]+1)" office:value-type="float" office:value="0.791100779904519" calcext:value-type="float">
            <text:p>0.791100779904519</text:p>
          </table:table-cell>
          <table:table-cell/>
          <table:table-cell table:formula="of:=LN([.A77])" office:value-type="float" office:value="4.35670882668959" calcext:value-type="float">
            <text:p>4.35670882668959</text:p>
          </table:table-cell>
          <table:table-cell table:formula="of:=LN(2*[.A77]+1)" office:value-type="float" office:value="5.05624580534831" calcext:value-type="float">
            <text:p>5.05624580534831</text:p>
          </table:table-cell>
          <table:table-cell table:formula="of:=[.M77]/[.N77]" office:value-type="float" office:value="0.86164893765276" calcext:value-type="float">
            <text:p>0.8616489376527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3.39*([.A78]/LN([.A78])))+1" office:value-type="float" office:value="62.2914970134711" calcext:value-type="float">
            <text:p>62.2914970134711</text:p>
          </table:table-cell>
          <table:table-cell table:formula="of:=2*((2*[.A78]+1)/(LN(2*[.A78]+1)))" office:value-type="float" office:value="62.7354527356648" calcext:value-type="float">
            <text:p>62.7354527356648</text:p>
          </table:table-cell>
          <table:table-cell table:formula="of:=[.C78]-[.B78]" office:value-type="float" office:value="0.443955722193721" calcext:value-type="float">
            <text:p>0.443955722193721</text:p>
          </table:table-cell>
          <table:table-cell table:formula="of:=SIGN([.D78])" office:value-type="float" office:value="1" calcext:value-type="float">
            <text:p>1</text:p>
          </table:table-cell>
          <table:table-cell/>
          <table:table-cell table:formula="of:=3.39/LN([.A78])-3.39/((LN([.A78]))^2)" office:value-type="float" office:value="0.598281145334254" calcext:value-type="float">
            <text:p>0.598281145334254</text:p>
          </table:table-cell>
          <table:table-cell table:formula="of:=4/LN(2*[.A78]+1)-4/(LN(2*[.A78]+1))^2" office:value-type="float" office:value="0.633445549621952" calcext:value-type="float">
            <text:p>0.633445549621952</text:p>
          </table:table-cell>
          <table:table-cell/>
          <table:table-cell table:formula="of:=3.39/LN([.A78])" office:value-type="float" office:value="0.775841734347735" calcext:value-type="float">
            <text:p>0.775841734347735</text:p>
          </table:table-cell>
          <table:table-cell table:formula="of:=4/LN(2*[.A78]+1)" office:value-type="float" office:value="0.789125191643582" calcext:value-type="float">
            <text:p>0.789125191643582</text:p>
          </table:table-cell>
          <table:table-cell/>
          <table:table-cell table:formula="of:=LN([.A78])" office:value-type="float" office:value="4.36944785246702" calcext:value-type="float">
            <text:p>4.36944785246702</text:p>
          </table:table-cell>
          <table:table-cell table:formula="of:=LN(2*[.A78]+1)" office:value-type="float" office:value="5.06890420222023" calcext:value-type="float">
            <text:p>5.06890420222023</text:p>
          </table:table-cell>
          <table:table-cell table:formula="of:=[.M78]/[.N78]" office:value-type="float" office:value="0.862010343488669" calcext:value-type="float">
            <text:p>0.86201034348866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3.39*([.A79]/LN([.A79])))+1" office:value-type="float" office:value="62.889171976743" calcext:value-type="float">
            <text:p>62.889171976743</text:p>
          </table:table-cell>
          <table:table-cell table:formula="of:=2*((2*[.A79]+1)/(LN(2*[.A79]+1)))" office:value-type="float" office:value="63.3683086154047" calcext:value-type="float">
            <text:p>63.3683086154047</text:p>
          </table:table-cell>
          <table:table-cell table:formula="of:=[.C79]-[.B79]" office:value-type="float" office:value="0.47913663866175" calcext:value-type="float">
            <text:p>0.47913663866175</text:p>
          </table:table-cell>
          <table:table-cell table:formula="of:=SIGN([.D79])" office:value-type="float" office:value="1" calcext:value-type="float">
            <text:p>1</text:p>
          </table:table-cell>
          <table:table-cell/>
          <table:table-cell table:formula="of:=3.39/LN([.A79])-3.39/((LN([.A79]))^2)" office:value-type="float" office:value="0.597071987100195" calcext:value-type="float">
            <text:p>0.597071987100195</text:p>
          </table:table-cell>
          <table:table-cell table:formula="of:=4/LN(2*[.A79]+1)-4/(LN(2*[.A79]+1))^2" office:value-type="float" office:value="0.63226931203978" calcext:value-type="float">
            <text:p>0.63226931203978</text:p>
          </table:table-cell>
          <table:table-cell/>
          <table:table-cell table:formula="of:=3.39/LN([.A79])" office:value-type="float" office:value="0.773614649709287" calcext:value-type="float">
            <text:p>0.773614649709287</text:p>
          </table:table-cell>
          <table:table-cell table:formula="of:=4/LN(2*[.A79]+1)" office:value-type="float" office:value="0.787183957955338" calcext:value-type="float">
            <text:p>0.787183957955338</text:p>
          </table:table-cell>
          <table:table-cell/>
          <table:table-cell table:formula="of:=LN([.A79])" office:value-type="float" office:value="4.38202663467388" calcext:value-type="float">
            <text:p>4.38202663467388</text:p>
          </table:table-cell>
          <table:table-cell table:formula="of:=LN(2*[.A79]+1)" office:value-type="float" office:value="5.08140436498446" calcext:value-type="float">
            <text:p>5.08140436498446</text:p>
          </table:table-cell>
          <table:table-cell table:formula="of:=[.M79]/[.N79]" office:value-type="float" office:value="0.862365267537074" calcext:value-type="float">
            <text:p>0.86236526753707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3.39*([.A80]/LN([.A80])))+1" office:value-type="float" office:value="63.4856473098658" calcext:value-type="float">
            <text:p>63.4856473098658</text:p>
          </table:table-cell>
          <table:table-cell table:formula="of:=2*((2*[.A80]+1)/(LN(2*[.A80]+1)))" office:value-type="float" office:value="63.9999974769802" calcext:value-type="float">
            <text:p>63.9999974769802</text:p>
          </table:table-cell>
          <table:table-cell table:formula="of:=[.C80]-[.B80]" office:value-type="float" office:value="0.514350167114344" calcext:value-type="float">
            <text:p>0.514350167114344</text:p>
          </table:table-cell>
          <table:table-cell table:formula="of:=SIGN([.D80])" office:value-type="float" office:value="1" calcext:value-type="float">
            <text:p>1</text:p>
          </table:table-cell>
          <table:table-cell/>
          <table:table-cell table:formula="of:=3.39/LN([.A80])-3.39/((LN([.A80]))^2)" office:value-type="float" office:value="0.595881796163129" calcext:value-type="float">
            <text:p>0.595881796163129</text:p>
          </table:table-cell>
          <table:table-cell table:formula="of:=4/LN(2*[.A80]+1)-4/(LN(2*[.A80]+1))^2" office:value-type="float" office:value="0.63111142686748" calcext:value-type="float">
            <text:p>0.63111142686748</text:p>
          </table:table-cell>
          <table:table-cell/>
          <table:table-cell table:formula="of:=3.39/LN([.A80])" office:value-type="float" office:value="0.771427744566245" calcext:value-type="float">
            <text:p>0.771427744566245</text:p>
          </table:table-cell>
          <table:table-cell table:formula="of:=4/LN(2*[.A80]+1)" office:value-type="float" office:value="0.785276042662333" calcext:value-type="float">
            <text:p>0.785276042662333</text:p>
          </table:table-cell>
          <table:table-cell/>
          <table:table-cell table:formula="of:=LN([.A80])" office:value-type="float" office:value="4.39444915467244" calcext:value-type="float">
            <text:p>4.39444915467244</text:p>
          </table:table-cell>
          <table:table-cell table:formula="of:=LN(2*[.A80]+1)" office:value-type="float" office:value="5.09375020080676" calcext:value-type="float">
            <text:p>5.09375020080676</text:p>
          </table:table-cell>
          <table:table-cell table:formula="of:=[.M80]/[.N80]" office:value-type="float" office:value="0.862713910465502" calcext:value-type="float">
            <text:p>0.86271391046550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3.39*([.A81]/LN([.A81])))+1" office:value-type="float" office:value="64.0809417170321" calcext:value-type="float">
            <text:p>64.0809417170321</text:p>
          </table:table-cell>
          <table:table-cell table:formula="of:=2*((2*[.A81]+1)/(LN(2*[.A81]+1)))" office:value-type="float" office:value="64.6305374169817" calcext:value-type="float">
            <text:p>64.6305374169817</text:p>
          </table:table-cell>
          <table:table-cell table:formula="of:=[.C81]-[.B81]" office:value-type="float" office:value="0.54959569994962" calcext:value-type="float">
            <text:p>0.54959569994962</text:p>
          </table:table-cell>
          <table:table-cell table:formula="of:=SIGN([.D81])" office:value-type="float" office:value="1" calcext:value-type="float">
            <text:p>1</text:p>
          </table:table-cell>
          <table:table-cell/>
          <table:table-cell table:formula="of:=3.39/LN([.A81])-3.39/((LN([.A81]))^2)" office:value-type="float" office:value="0.594710049792711" calcext:value-type="float">
            <text:p>0.594710049792711</text:p>
          </table:table-cell>
          <table:table-cell table:formula="of:=4/LN(2*[.A81]+1)-4/(LN(2*[.A81]+1))^2" office:value-type="float" office:value="0.629971385887827" calcext:value-type="float">
            <text:p>0.629971385887827</text:p>
          </table:table-cell>
          <table:table-cell/>
          <table:table-cell table:formula="of:=3.39/LN([.A81])" office:value-type="float" office:value="0.769279777036977" calcext:value-type="float">
            <text:p>0.769279777036977</text:p>
          </table:table-cell>
          <table:table-cell table:formula="of:=4/LN(2*[.A81]+1)" office:value-type="float" office:value="0.783400453539173" calcext:value-type="float">
            <text:p>0.783400453539173</text:p>
          </table:table-cell>
          <table:table-cell/>
          <table:table-cell table:formula="of:=LN([.A81])" office:value-type="float" office:value="4.40671924726425" calcext:value-type="float">
            <text:p>4.40671924726425</text:p>
          </table:table-cell>
          <table:table-cell table:formula="of:=LN(2*[.A81]+1)" office:value-type="float" office:value="5.10594547390058" calcext:value-type="float">
            <text:p>5.10594547390058</text:p>
          </table:table-cell>
          <table:table-cell table:formula="of:=[.M81]/[.N81]" office:value-type="float" office:value="0.863056464231654" calcext:value-type="float">
            <text:p>0.86305646423165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3.39*([.A82]/LN([.A82])))+1" office:value-type="float" office:value="64.6750733899637" calcext:value-type="float">
            <text:p>64.6750733899637</text:p>
          </table:table-cell>
          <table:table-cell table:formula="of:=2*((2*[.A82]+1)/(LN(2*[.A82]+1)))" office:value-type="float" office:value="65.2599460338704" calcext:value-type="float">
            <text:p>65.2599460338704</text:p>
          </table:table-cell>
          <table:table-cell table:formula="of:=[.C82]-[.B82]" office:value-type="float" office:value="0.584872643906706" calcext:value-type="float">
            <text:p>0.584872643906706</text:p>
          </table:table-cell>
          <table:table-cell table:formula="of:=SIGN([.D82])" office:value-type="float" office:value="1" calcext:value-type="float">
            <text:p>1</text:p>
          </table:table-cell>
          <table:table-cell/>
          <table:table-cell table:formula="of:=3.39/LN([.A82])-3.39/((LN([.A82]))^2)" office:value-type="float" office:value="0.593556245603667" calcext:value-type="float">
            <text:p>0.593556245603667</text:p>
          </table:table-cell>
          <table:table-cell table:formula="of:=4/LN(2*[.A82]+1)-4/(LN(2*[.A82]+1))^2" office:value-type="float" office:value="0.628848700884543" calcext:value-type="float">
            <text:p>0.628848700884543</text:p>
          </table:table-cell>
          <table:table-cell/>
          <table:table-cell table:formula="of:=3.39/LN([.A82])" office:value-type="float" office:value="0.767169558915225" calcext:value-type="float">
            <text:p>0.767169558915225</text:p>
          </table:table-cell>
          <table:table-cell table:formula="of:=4/LN(2*[.A82]+1)" office:value-type="float" office:value="0.781556239926591" calcext:value-type="float">
            <text:p>0.781556239926591</text:p>
          </table:table-cell>
          <table:table-cell/>
          <table:table-cell table:formula="of:=LN([.A82])" office:value-type="float" office:value="4.4188406077966" calcext:value-type="float">
            <text:p>4.4188406077966</text:p>
          </table:table-cell>
          <table:table-cell table:formula="of:=LN(2*[.A82]+1)" office:value-type="float" office:value="5.11799381241676" calcext:value-type="float">
            <text:p>5.11799381241676</text:p>
          </table:table-cell>
          <table:table-cell table:formula="of:=[.M82]/[.N82]" office:value-type="float" office:value="0.863393112566111" calcext:value-type="float">
            <text:p>0.86339311256611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3.39*([.A83]/LN([.A83])))+1" office:value-type="float" office:value="65.2680600277443" calcext:value-type="float">
            <text:p>65.2680600277443</text:p>
          </table:table-cell>
          <table:table-cell table:formula="of:=2*((2*[.A83]+1)/(LN(2*[.A83]+1)))" office:value-type="float" office:value="65.8882404474663" calcext:value-type="float">
            <text:p>65.8882404474663</text:p>
          </table:table-cell>
          <table:table-cell table:formula="of:=[.C83]-[.B83]" office:value-type="float" office:value="0.620180419722004" calcext:value-type="float">
            <text:p>0.620180419722004</text:p>
          </table:table-cell>
          <table:table-cell table:formula="of:=SIGN([.D83])" office:value-type="float" office:value="1" calcext:value-type="float">
            <text:p>1</text:p>
          </table:table-cell>
          <table:table-cell/>
          <table:table-cell table:formula="of:=3.39/LN([.A83])-3.39/((LN([.A83]))^2)" office:value-type="float" office:value="0.592419900541589" calcext:value-type="float">
            <text:p>0.592419900541589</text:p>
          </table:table-cell>
          <table:table-cell table:formula="of:=4/LN(2*[.A83]+1)-4/(LN(2*[.A83]+1))^2" office:value-type="float" office:value="0.627742902628776" calcext:value-type="float">
            <text:p>0.627742902628776</text:p>
          </table:table-cell>
          <table:table-cell/>
          <table:table-cell table:formula="of:=3.39/LN([.A83])" office:value-type="float" office:value="0.765095952711242" calcext:value-type="float">
            <text:p>0.765095952711242</text:p>
          </table:table-cell>
          <table:table-cell table:formula="of:=4/LN(2*[.A83]+1)" office:value-type="float" office:value="0.77974249050256" calcext:value-type="float">
            <text:p>0.77974249050256</text:p>
          </table:table-cell>
          <table:table-cell/>
          <table:table-cell table:formula="of:=LN([.A83])" office:value-type="float" office:value="4.43081679884331" calcext:value-type="float">
            <text:p>4.43081679884331</text:p>
          </table:table-cell>
          <table:table-cell table:formula="of:=LN(2*[.A83]+1)" office:value-type="float" office:value="5.12989871492307" calcext:value-type="float">
            <text:p>5.12989871492307</text:p>
          </table:table-cell>
          <table:table-cell table:formula="of:=[.M83]/[.N83]" office:value-type="float" office:value="0.863724031422666" calcext:value-type="float">
            <text:p>0.86372403142266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3.39*([.A84]/LN([.A84])))+1" office:value-type="float" office:value="65.8599188556695" calcext:value-type="float">
            <text:p>65.8599188556695</text:p>
          </table:table-cell>
          <table:table-cell table:formula="of:=2*((2*[.A84]+1)/(LN(2*[.A84]+1)))" office:value-type="float" office:value="66.5154373174559" calcext:value-type="float">
            <text:p>66.5154373174559</text:p>
          </table:table-cell>
          <table:table-cell table:formula="of:=[.C84]-[.B84]" office:value-type="float" office:value="0.6555184617864" calcext:value-type="float">
            <text:p>0.6555184617864</text:p>
          </table:table-cell>
          <table:table-cell table:formula="of:=SIGN([.D84])" office:value-type="float" office:value="1" calcext:value-type="float">
            <text:p>1</text:p>
          </table:table-cell>
          <table:table-cell/>
          <table:table-cell table:formula="of:=3.39/LN([.A84])-3.39/((LN([.A84]))^2)" office:value-type="float" office:value="0.591300549929964" calcext:value-type="float">
            <text:p>0.591300549929964</text:p>
          </table:table-cell>
          <table:table-cell table:formula="of:=4/LN(2*[.A84]+1)-4/(LN(2*[.A84]+1))^2" office:value-type="float" office:value="0.626653539928098" calcext:value-type="float">
            <text:p>0.626653539928098</text:p>
          </table:table-cell>
          <table:table-cell/>
          <table:table-cell table:formula="of:=3.39/LN([.A84])" office:value-type="float" office:value="0.763057868890229" calcext:value-type="float">
            <text:p>0.763057868890229</text:p>
          </table:table-cell>
          <table:table-cell table:formula="of:=4/LN(2*[.A84]+1)" office:value-type="float" office:value="0.777958331198315" calcext:value-type="float">
            <text:p>0.777958331198315</text:p>
          </table:table-cell>
          <table:table-cell/>
          <table:table-cell table:formula="of:=LN([.A84])" office:value-type="float" office:value="4.44265125649032" calcext:value-type="float">
            <text:p>4.44265125649032</text:p>
          </table:table-cell>
          <table:table-cell table:formula="of:=LN(2*[.A84]+1)" office:value-type="float" office:value="5.14166355650266" calcext:value-type="float">
            <text:p>5.14166355650266</text:p>
          </table:table-cell>
          <table:table-cell table:formula="of:=[.M84]/[.N84]" office:value-type="float" office:value="0.864049389398825" calcext:value-type="float">
            <text:p>0.86404938939882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3.39*([.A85]/LN([.A85])))+1" office:value-type="float" office:value="66.4506666431714" calcext:value-type="float">
            <text:p>66.4506666431714</text:p>
          </table:table-cell>
          <table:table-cell table:formula="of:=2*((2*[.A85]+1)/(LN(2*[.A85]+1)))" office:value-type="float" office:value="67.1415528609768" calcext:value-type="float">
            <text:p>67.1415528609768</text:p>
          </table:table-cell>
          <table:table-cell table:formula="of:=[.C85]-[.B85]" office:value-type="float" office:value="0.690886217805428" calcext:value-type="float">
            <text:p>0.690886217805428</text:p>
          </table:table-cell>
          <table:table-cell table:formula="of:=SIGN([.D85])" office:value-type="float" office:value="1" calcext:value-type="float">
            <text:p>1</text:p>
          </table:table-cell>
          <table:table-cell/>
          <table:table-cell table:formula="of:=3.39/LN([.A85])-3.39/((LN([.A85]))^2)" office:value-type="float" office:value="0.590197746574112" calcext:value-type="float">
            <text:p>0.590197746574112</text:p>
          </table:table-cell>
          <table:table-cell table:formula="of:=4/LN(2*[.A85]+1)-4/(LN(2*[.A85]+1))^2" office:value-type="float" office:value="0.62558017873349" calcext:value-type="float">
            <text:p>0.62558017873349</text:p>
          </table:table-cell>
          <table:table-cell/>
          <table:table-cell table:formula="of:=3.39/LN([.A85])" office:value-type="float" office:value="0.76105426329269" calcext:value-type="float">
            <text:p>0.76105426329269</text:p>
          </table:table-cell>
          <table:table-cell table:formula="of:=4/LN(2*[.A85]+1)" office:value-type="float" office:value="0.776202923248287" calcext:value-type="float">
            <text:p>0.776202923248287</text:p>
          </table:table-cell>
          <table:table-cell/>
          <table:table-cell table:formula="of:=LN([.A85])" office:value-type="float" office:value="4.45434729625351" calcext:value-type="float">
            <text:p>4.45434729625351</text:p>
          </table:table-cell>
          <table:table-cell table:formula="of:=LN(2*[.A85]+1)" office:value-type="float" office:value="5.15329159449778" calcext:value-type="float">
            <text:p>5.15329159449778</text:p>
          </table:table-cell>
          <table:table-cell table:formula="of:=[.M85]/[.N85]" office:value-type="float" office:value="0.864369348128768" calcext:value-type="float">
            <text:p>0.86436934812876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3.39*([.A86]/LN([.A86])))+1" office:value-type="float" office:value="67.040319720875" calcext:value-type="float">
            <text:p>67.040319720875</text:p>
          </table:table-cell>
          <table:table-cell table:formula="of:=2*((2*[.A86]+1)/(LN(2*[.A86]+1)))" office:value-type="float" office:value="67.7666028693376" calcext:value-type="float">
            <text:p>67.7666028693376</text:p>
          </table:table-cell>
          <table:table-cell table:formula="of:=[.C86]-[.B86]" office:value-type="float" office:value="0.726283148462642" calcext:value-type="float">
            <text:p>0.726283148462642</text:p>
          </table:table-cell>
          <table:table-cell table:formula="of:=SIGN([.D86])" office:value-type="float" office:value="1" calcext:value-type="float">
            <text:p>1</text:p>
          </table:table-cell>
          <table:table-cell/>
          <table:table-cell table:formula="of:=3.39/LN([.A86])-3.39/((LN([.A86]))^2)" office:value-type="float" office:value="0.589111059918066" calcext:value-type="float">
            <text:p>0.589111059918066</text:p>
          </table:table-cell>
          <table:table-cell table:formula="of:=4/LN(2*[.A86]+1)-4/(LN(2*[.A86]+1))^2" office:value-type="float" office:value="0.624522401300168" calcext:value-type="float">
            <text:p>0.624522401300168</text:p>
          </table:table-cell>
          <table:table-cell/>
          <table:table-cell table:formula="of:=3.39/LN([.A86])" office:value-type="float" office:value="0.759084134722701" calcext:value-type="float">
            <text:p>0.759084134722701</text:p>
          </table:table-cell>
          <table:table-cell table:formula="of:=4/LN(2*[.A86]+1)" office:value-type="float" office:value="0.774475461363859" calcext:value-type="float">
            <text:p>0.774475461363859</text:p>
          </table:table-cell>
          <table:table-cell/>
          <table:table-cell table:formula="of:=LN([.A86])" office:value-type="float" office:value="4.46590811865458" calcext:value-type="float">
            <text:p>4.46590811865458</text:p>
          </table:table-cell>
          <table:table-cell table:formula="of:=LN(2*[.A86]+1)" office:value-type="float" office:value="5.16478597392351" calcext:value-type="float">
            <text:p>5.16478597392351</text:p>
          </table:table-cell>
          <table:table-cell table:formula="of:=[.M86]/[.N86]" office:value-type="float" office:value="0.864684062650903" calcext:value-type="float">
            <text:p>0.86468406265090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3.39*([.A87]/LN([.A87])))+1" office:value-type="float" office:value="67.6288939968361" calcext:value-type="float">
            <text:p>67.6288939968361</text:p>
          </table:table-cell>
          <table:table-cell table:formula="of:=2*((2*[.A87]+1)/(LN(2*[.A87]+1)))" office:value-type="float" office:value="68.3906027239236" calcext:value-type="float">
            <text:p>68.3906027239236</text:p>
          </table:table-cell>
          <table:table-cell table:formula="of:=[.C87]-[.B87]" office:value-type="float" office:value="0.761708727087523" calcext:value-type="float">
            <text:p>0.761708727087523</text:p>
          </table:table-cell>
          <table:table-cell table:formula="of:=SIGN([.D87])" office:value-type="float" office:value="1" calcext:value-type="float">
            <text:p>1</text:p>
          </table:table-cell>
          <table:table-cell/>
          <table:table-cell table:formula="of:=3.39/LN([.A87])-3.39/((LN([.A87]))^2)" office:value-type="float" office:value="0.588040075250742" calcext:value-type="float">
            <text:p>0.588040075250742</text:p>
          </table:table-cell>
          <table:table-cell table:formula="of:=4/LN(2*[.A87]+1)-4/(LN(2*[.A87]+1))^2" office:value-type="float" office:value="0.62347980539843" calcext:value-type="float">
            <text:p>0.62347980539843</text:p>
          </table:table-cell>
          <table:table-cell/>
          <table:table-cell table:formula="of:=3.39/LN([.A87])" office:value-type="float" office:value="0.757146522691319" calcext:value-type="float">
            <text:p>0.757146522691319</text:p>
          </table:table-cell>
          <table:table-cell table:formula="of:=4/LN(2*[.A87]+1)" office:value-type="float" office:value="0.772775172021735" calcext:value-type="float">
            <text:p>0.772775172021735</text:p>
          </table:table-cell>
          <table:table-cell/>
          <table:table-cell table:formula="of:=LN([.A87])" office:value-type="float" office:value="4.47733681447821" calcext:value-type="float">
            <text:p>4.47733681447821</text:p>
          </table:table-cell>
          <table:table-cell table:formula="of:=LN(2*[.A87]+1)" office:value-type="float" office:value="5.17614973257383" calcext:value-type="float">
            <text:p>5.17614973257383</text:p>
          </table:table-cell>
          <table:table-cell table:formula="of:=[.M87]/[.N87]" office:value-type="float" office:value="0.864993681751911" calcext:value-type="float">
            <text:p>0.86499368175191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3.39*([.A88]/LN([.A88])))+1" office:value-type="float" office:value="68.2164049720082" calcext:value-type="float">
            <text:p>68.2164049720082</text:p>
          </table:table-cell>
          <table:table-cell table:formula="of:=2*((2*[.A88]+1)/(LN(2*[.A88]+1)))" office:value-type="float" office:value="69.0135674113363" calcext:value-type="float">
            <text:p>69.0135674113363</text:p>
          </table:table-cell>
          <table:table-cell table:formula="of:=[.C88]-[.B88]" office:value-type="float" office:value="0.797162439328147" calcext:value-type="float">
            <text:p>0.797162439328147</text:p>
          </table:table-cell>
          <table:table-cell table:formula="of:=SIGN([.D88])" office:value-type="float" office:value="1" calcext:value-type="float">
            <text:p>1</text:p>
          </table:table-cell>
          <table:table-cell/>
          <table:table-cell table:formula="of:=3.39/LN([.A88])-3.39/((LN([.A88]))^2)" office:value-type="float" office:value="0.586984392958026" calcext:value-type="float">
            <text:p>0.586984392958026</text:p>
          </table:table-cell>
          <table:table-cell table:formula="of:=4/LN(2*[.A88]+1)-4/(LN(2*[.A88]+1))^2" office:value-type="float" office:value="0.622452003571029" calcext:value-type="float">
            <text:p>0.622452003571029</text:p>
          </table:table-cell>
          <table:table-cell/>
          <table:table-cell table:formula="of:=3.39/LN([.A88])" office:value-type="float" office:value="0.755240505303462" calcext:value-type="float">
            <text:p>0.755240505303462</text:p>
          </table:table-cell>
          <table:table-cell table:formula="of:=4/LN(2*[.A88]+1)" office:value-type="float" office:value="0.771101311858506" calcext:value-type="float">
            <text:p>0.771101311858506</text:p>
          </table:table-cell>
          <table:table-cell/>
          <table:table-cell table:formula="of:=LN([.A88])" office:value-type="float" office:value="4.48863636973214" calcext:value-type="float">
            <text:p>4.48863636973214</text:p>
          </table:table-cell>
          <table:table-cell table:formula="of:=LN(2*[.A88]+1)" office:value-type="float" office:value="5.18738580584076" calcext:value-type="float">
            <text:p>5.18738580584076</text:p>
          </table:table-cell>
          <table:table-cell table:formula="of:=[.M88]/[.N88]" office:value-type="float" office:value="0.865298348289064" calcext:value-type="float">
            <text:p>0.86529834828906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3.39*([.A89]/LN([.A89])))+1" office:value-type="float" office:value="68.8028677549838" calcext:value-type="float">
            <text:p>68.8028677549838</text:p>
          </table:table-cell>
          <table:table-cell table:formula="of:=2*((2*[.A89]+1)/(LN(2*[.A89]+1)))" office:value-type="float" office:value="69.6355115378134" calcext:value-type="float">
            <text:p>69.6355115378134</text:p>
          </table:table-cell>
          <table:table-cell table:formula="of:=[.C89]-[.B89]" office:value-type="float" office:value="0.832643782829621" calcext:value-type="float">
            <text:p>0.832643782829621</text:p>
          </table:table-cell>
          <table:table-cell table:formula="of:=SIGN([.D89])" office:value-type="float" office:value="1" calcext:value-type="float">
            <text:p>1</text:p>
          </table:table-cell>
          <table:table-cell/>
          <table:table-cell table:formula="of:=3.39/LN([.A89])-3.39/((LN([.A89]))^2)" office:value-type="float" office:value="0.585943627817682" calcext:value-type="float">
            <text:p>0.585943627817682</text:p>
          </table:table-cell>
          <table:table-cell table:formula="of:=4/LN(2*[.A89]+1)-4/(LN(2*[.A89]+1))^2" office:value-type="float" office:value="0.621438622433854" calcext:value-type="float">
            <text:p>0.621438622433854</text:p>
          </table:table-cell>
          <table:table-cell/>
          <table:table-cell table:formula="of:=3.39/LN([.A89])" office:value-type="float" office:value="0.753365197277597" calcext:value-type="float">
            <text:p>0.753365197277597</text:p>
          </table:table-cell>
          <table:table-cell table:formula="of:=4/LN(2*[.A89]+1)" office:value-type="float" office:value="0.769453166163684" calcext:value-type="float">
            <text:p>0.769453166163684</text:p>
          </table:table-cell>
          <table:table-cell/>
          <table:table-cell table:formula="of:=LN([.A89])" office:value-type="float" office:value="4.49980967033027" calcext:value-type="float">
            <text:p>4.49980967033027</text:p>
          </table:table-cell>
          <table:table-cell table:formula="of:=LN(2*[.A89]+1)" office:value-type="float" office:value="5.19849703126583" calcext:value-type="float">
            <text:p>5.19849703126583</text:p>
          </table:table-cell>
          <table:table-cell table:formula="of:=[.M89]/[.N89]" office:value-type="float" office:value="0.865598199492396" calcext:value-type="float">
            <text:p>0.86559819949239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3.39*([.A90]/LN([.A90])))+1" office:value-type="float" office:value="69.3882970760503" calcext:value-type="float">
            <text:p>69.3882970760503</text:p>
          </table:table-cell>
          <table:table-cell table:formula="of:=2*((2*[.A90]+1)/(LN(2*[.A90]+1)))" office:value-type="float" office:value="70.2564493429687" calcext:value-type="float">
            <text:p>70.2564493429687</text:p>
          </table:table-cell>
          <table:table-cell table:formula="of:=[.C90]-[.B90]" office:value-type="float" office:value="0.868152266918358" calcext:value-type="float">
            <text:p>0.868152266918358</text:p>
          </table:table-cell>
          <table:table-cell table:formula="of:=SIGN([.D90])" office:value-type="float" office:value="1" calcext:value-type="float">
            <text:p>1</text:p>
          </table:table-cell>
          <table:table-cell/>
          <table:table-cell table:formula="of:=3.39/LN([.A90])-3.39/((LN([.A90]))^2)" office:value-type="float" office:value="0.584917408334202" calcext:value-type="float">
            <text:p>0.584917408334202</text:p>
          </table:table-cell>
          <table:table-cell table:formula="of:=4/LN(2*[.A90]+1)-4/(LN(2*[.A90]+1))^2" office:value-type="float" office:value="0.620439302016943" calcext:value-type="float">
            <text:p>0.620439302016943</text:p>
          </table:table-cell>
          <table:table-cell/>
          <table:table-cell table:formula="of:=3.39/LN([.A90])" office:value-type="float" office:value="0.751519748088465" calcext:value-type="float">
            <text:p>0.751519748088465</text:p>
          </table:table-cell>
          <table:table-cell table:formula="of:=4/LN(2*[.A90]+1)" office:value-type="float" office:value="0.767830047464138" calcext:value-type="float">
            <text:p>0.767830047464138</text:p>
          </table:table-cell>
          <table:table-cell/>
          <table:table-cell table:formula="of:=LN([.A90])" office:value-type="float" office:value="4.51085950651685" calcext:value-type="float">
            <text:p>4.51085950651685</text:p>
          </table:table-cell>
          <table:table-cell table:formula="of:=LN(2*[.A90]+1)" office:value-type="float" office:value="5.20948615284142" calcext:value-type="float">
            <text:p>5.20948615284142</text:p>
          </table:table-cell>
          <table:table-cell table:formula="of:=[.M90]/[.N90]" office:value-type="float" office:value="0.865893367248223" calcext:value-type="float">
            <text:p>0.86589336724822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3.39*([.A91]/LN([.A91])))+1" office:value-type="float" office:value="69.9727073006" calcext:value-type="float">
            <text:p>69.9727073006</text:p>
          </table:table-cell>
          <table:table-cell table:formula="of:=2*((2*[.A91]+1)/(LN(2*[.A91]+1)))" office:value-type="float" office:value="70.8763947128927" calcext:value-type="float">
            <text:p>70.8763947128927</text:p>
          </table:table-cell>
          <table:table-cell table:formula="of:=[.C91]-[.B91]" office:value-type="float" office:value="0.903687412292712" calcext:value-type="float">
            <text:p>0.903687412292712</text:p>
          </table:table-cell>
          <table:table-cell table:formula="of:=SIGN([.D91])" office:value-type="float" office:value="1" calcext:value-type="float">
            <text:p>1</text:p>
          </table:table-cell>
          <table:table-cell/>
          <table:table-cell table:formula="of:=3.39/LN([.A91])-3.39/((LN([.A91]))^2)" office:value-type="float" office:value="0.583905376110965" calcext:value-type="float">
            <text:p>0.583905376110965</text:p>
          </table:table-cell>
          <table:table-cell table:formula="of:=4/LN(2*[.A91]+1)-4/(LN(2*[.A91]+1))^2" office:value-type="float" office:value="0.619453695143098" calcext:value-type="float">
            <text:p>0.619453695143098</text:p>
          </table:table-cell>
          <table:table-cell/>
          <table:table-cell table:formula="of:=3.39/LN([.A91])" office:value-type="float" office:value="0.749703340223913" calcext:value-type="float">
            <text:p>0.749703340223913</text:p>
          </table:table-cell>
          <table:table-cell table:formula="of:=4/LN(2*[.A91]+1)" office:value-type="float" office:value="0.766231294193435" calcext:value-type="float">
            <text:p>0.766231294193435</text:p>
          </table:table-cell>
          <table:table-cell/>
          <table:table-cell table:formula="of:=LN([.A91])" office:value-type="float" office:value="4.52178857704904" calcext:value-type="float">
            <text:p>4.52178857704904</text:p>
          </table:table-cell>
          <table:table-cell table:formula="of:=LN(2*[.A91]+1)" office:value-type="float" office:value="5.22035582507832" calcext:value-type="float">
            <text:p>5.22035582507832</text:p>
          </table:table-cell>
          <table:table-cell table:formula="of:=[.M91]/[.N91]" office:value-type="float" office:value="0.866183978365344" calcext:value-type="float">
            <text:p>0.86618397836534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3.39*([.A92]/LN([.A92])))+1" office:value-type="float" office:value="70.5561124419294" calcext:value-type="float">
            <text:p>70.5561124419294</text:p>
          </table:table-cell>
          <table:table-cell table:formula="of:=2*((2*[.A92]+1)/(LN(2*[.A92]+1)))" office:value-type="float" office:value="71.4953611926495" calcext:value-type="float">
            <text:p>71.4953611926495</text:p>
          </table:table-cell>
          <table:table-cell table:formula="of:=[.C92]-[.B92]" office:value-type="float" office:value="0.93924875072014" calcext:value-type="float">
            <text:p>0.93924875072014</text:p>
          </table:table-cell>
          <table:table-cell table:formula="of:=SIGN([.D92])" office:value-type="float" office:value="1" calcext:value-type="float">
            <text:p>1</text:p>
          </table:table-cell>
          <table:table-cell/>
          <table:table-cell table:formula="of:=3.39/LN([.A92])-3.39/((LN([.A92]))^2)" office:value-type="float" office:value="0.582907185257243" calcext:value-type="float">
            <text:p>0.582907185257243</text:p>
          </table:table-cell>
          <table:table-cell table:formula="of:=4/LN(2*[.A92]+1)-4/(LN(2*[.A92]+1))^2" office:value-type="float" office:value="0.618481466841588" calcext:value-type="float">
            <text:p>0.618481466841588</text:p>
          </table:table-cell>
          <table:table-cell/>
          <table:table-cell table:formula="of:=3.39/LN([.A92])" office:value-type="float" office:value="0.747915187547628" calcext:value-type="float">
            <text:p>0.747915187547628</text:p>
          </table:table-cell>
          <table:table-cell table:formula="of:=4/LN(2*[.A92]+1)" office:value-type="float" office:value="0.764656269440102" calcext:value-type="float">
            <text:p>0.764656269440102</text:p>
          </table:table-cell>
          <table:table-cell/>
          <table:table-cell table:formula="of:=LN([.A92])" office:value-type="float" office:value="4.53259949315326" calcext:value-type="float">
            <text:p>4.53259949315326</text:p>
          </table:table-cell>
          <table:table-cell table:formula="of:=LN(2*[.A92]+1)" office:value-type="float" office:value="5.23110861685459" calcext:value-type="float">
            <text:p>5.23110861685459</text:p>
          </table:table-cell>
          <table:table-cell table:formula="of:=[.M92]/[.N92]" office:value-type="float" office:value="0.866470154825166" calcext:value-type="float">
            <text:p>0.86647015482516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3.39*([.A93]/LN([.A93])))+1" office:value-type="float" office:value="71.1385261734624" calcext:value-type="float">
            <text:p>71.1385261734624</text:p>
          </table:table-cell>
          <table:table-cell table:formula="of:=2*((2*[.A93]+1)/(LN(2*[.A93]+1)))" office:value-type="float" office:value="72.1133619982038" calcext:value-type="float">
            <text:p>72.1133619982038</text:p>
          </table:table-cell>
          <table:table-cell table:formula="of:=[.C93]-[.B93]" office:value-type="float" office:value="0.974835824741319" calcext:value-type="float">
            <text:p>0.974835824741319</text:p>
          </table:table-cell>
          <table:table-cell table:formula="of:=SIGN([.D93])" office:value-type="float" office:value="1" calcext:value-type="float">
            <text:p>1</text:p>
          </table:table-cell>
          <table:table-cell/>
          <table:table-cell table:formula="of:=3.39/LN([.A93])-3.39/((LN([.A93]))^2)" office:value-type="float" office:value="0.581922501827803" calcext:value-type="float">
            <text:p>0.581922501827803</text:p>
          </table:table-cell>
          <table:table-cell table:formula="of:=4/LN(2*[.A93]+1)-4/(LN(2*[.A93]+1))^2" office:value-type="float" office:value="0.617522293794604" calcext:value-type="float">
            <text:p>0.617522293794604</text:p>
          </table:table-cell>
          <table:table-cell/>
          <table:table-cell table:formula="of:=3.39/LN([.A93])" office:value-type="float" office:value="0.746154533760239" calcext:value-type="float">
            <text:p>0.746154533760239</text:p>
          </table:table-cell>
          <table:table-cell table:formula="of:=4/LN(2*[.A93]+1)" office:value-type="float" office:value="0.763104359769352" calcext:value-type="float">
            <text:p>0.763104359769352</text:p>
          </table:table-cell>
          <table:table-cell/>
          <table:table-cell table:formula="of:=LN([.A93])" office:value-type="float" office:value="4.54329478227" calcext:value-type="float">
            <text:p>4.54329478227</text:p>
          </table:table-cell>
          <table:table-cell table:formula="of:=LN(2*[.A93]+1)" office:value-type="float" office:value="5.24174701505964" calcext:value-type="float">
            <text:p>5.24174701505964</text:p>
          </table:table-cell>
          <table:table-cell table:formula="of:=[.M93]/[.N93]" office:value-type="float" office:value="0.866752014016897" calcext:value-type="float">
            <text:p>0.86675201401689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3.39*([.A94]/LN([.A94])))+1" office:value-type="float" office:value="71.7199618404286" calcext:value-type="float">
            <text:p>71.7199618404286</text:p>
          </table:table-cell>
          <table:table-cell table:formula="of:=2*((2*[.A94]+1)/(LN(2*[.A94]+1)))" office:value-type="float" office:value="72.7304100278095" calcext:value-type="float">
            <text:p>72.7304100278095</text:p>
          </table:table-cell>
          <table:table-cell table:formula="of:=[.C94]-[.B94]" office:value-type="float" office:value="1.01044818738086" calcext:value-type="float">
            <text:p>1.01044818738086</text:p>
          </table:table-cell>
          <table:table-cell table:formula="of:=SIGN([.D94])" office:value-type="float" office:value="1" calcext:value-type="float">
            <text:p>1</text:p>
          </table:table-cell>
          <table:table-cell/>
          <table:table-cell table:formula="of:=3.39/LN([.A94])-3.39/((LN([.A94]))^2)" office:value-type="float" office:value="0.580951003292995" calcext:value-type="float">
            <text:p>0.580951003292995</text:p>
          </table:table-cell>
          <table:table-cell table:formula="of:=4/LN(2*[.A94]+1)-4/(LN(2*[.A94]+1))^2" office:value-type="float" office:value="0.616575863814313" calcext:value-type="float">
            <text:p>0.616575863814313</text:p>
          </table:table-cell>
          <table:table-cell/>
          <table:table-cell table:formula="of:=3.39/LN([.A94])" office:value-type="float" office:value="0.74442065095188" calcext:value-type="float">
            <text:p>0.74442065095188</text:p>
          </table:table-cell>
          <table:table-cell table:formula="of:=4/LN(2*[.A94]+1)" office:value-type="float" office:value="0.761574974113189" calcext:value-type="float">
            <text:p>0.761574974113189</text:p>
          </table:table-cell>
          <table:table-cell/>
          <table:table-cell table:formula="of:=LN([.A94])" office:value-type="float" office:value="4.55387689160054" calcext:value-type="float">
            <text:p>4.55387689160054</text:p>
          </table:table-cell>
          <table:table-cell table:formula="of:=LN(2*[.A94]+1)" office:value-type="float" office:value="5.25227342804663" calcext:value-type="float">
            <text:p>5.25227342804663</text:p>
          </table:table-cell>
          <table:table-cell table:formula="of:=[.M94]/[.N94]" office:value-type="float" office:value="0.867029668958832" calcext:value-type="float">
            <text:p>0.86702966895883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3.39*([.A95]/LN([.A95])))+1" office:value-type="float" office:value="72.3004324710255" calcext:value-type="float">
            <text:p>72.3004324710255</text:p>
          </table:table-cell>
          <table:table-cell table:formula="of:=2*((2*[.A95]+1)/(LN(2*[.A95]+1)))" office:value-type="float" office:value="73.3465178728909" calcext:value-type="float">
            <text:p>73.3465178728909</text:p>
          </table:table-cell>
          <table:table-cell table:formula="of:=[.C95]-[.B95]" office:value-type="float" office:value="1.0460854018654" calcext:value-type="float">
            <text:p>1.0460854018654</text:p>
          </table:table-cell>
          <table:table-cell table:formula="of:=SIGN([.D95])" office:value-type="float" office:value="1" calcext:value-type="float">
            <text:p>1</text:p>
          </table:table-cell>
          <table:table-cell/>
          <table:table-cell table:formula="of:=3.39/LN([.A95])-3.39/((LN([.A95]))^2)" office:value-type="float" office:value="0.579992378037403" calcext:value-type="float">
            <text:p>0.579992378037403</text:p>
          </table:table-cell>
          <table:table-cell table:formula="of:=4/LN(2*[.A95]+1)-4/(LN(2*[.A95]+1))^2" office:value-type="float" office:value="0.615641875348535" calcext:value-type="float">
            <text:p>0.615641875348535</text:p>
          </table:table-cell>
          <table:table-cell/>
          <table:table-cell table:formula="of:=3.39/LN([.A95])" office:value-type="float" office:value="0.742712838239849" calcext:value-type="float">
            <text:p>0.742712838239849</text:p>
          </table:table-cell>
          <table:table-cell table:formula="of:=4/LN(2*[.A95]+1)" office:value-type="float" office:value="0.760067542724258" calcext:value-type="float">
            <text:p>0.760067542724258</text:p>
          </table:table-cell>
          <table:table-cell/>
          <table:table-cell table:formula="of:=LN([.A95])" office:value-type="float" office:value="4.56434819146784" calcext:value-type="float">
            <text:p>4.56434819146784</text:p>
          </table:table-cell>
          <table:table-cell table:formula="of:=LN(2*[.A95]+1)" office:value-type="float" office:value="5.26269018890489" calcext:value-type="float">
            <text:p>5.26269018890489</text:p>
          </table:table-cell>
          <table:table-cell table:formula="of:=[.M95]/[.N95]" office:value-type="float" office:value="0.867303228506718" calcext:value-type="float">
            <text:p>0.86730322850671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3.39*([.A96]/LN([.A96])))+1" office:value-type="float" office:value="72.8799507870936" calcext:value-type="float">
            <text:p>72.8799507870936</text:p>
          </table:table-cell>
          <table:table-cell table:formula="of:=2*((2*[.A96]+1)/(LN(2*[.A96]+1)))" office:value-type="float" office:value="73.961697828442" calcext:value-type="float">
            <text:p>73.961697828442</text:p>
          </table:table-cell>
          <table:table-cell table:formula="of:=[.C96]-[.B96]" office:value-type="float" office:value="1.08174704134841" calcext:value-type="float">
            <text:p>1.08174704134841</text:p>
          </table:table-cell>
          <table:table-cell table:formula="of:=SIGN([.D96])" office:value-type="float" office:value="1" calcext:value-type="float">
            <text:p>1</text:p>
          </table:table-cell>
          <table:table-cell/>
          <table:table-cell table:formula="of:=3.39/LN([.A96])-3.39/((LN([.A96]))^2)" office:value-type="float" office:value="0.57904632488523" calcext:value-type="float">
            <text:p>0.57904632488523</text:p>
          </table:table-cell>
          <table:table-cell table:formula="of:=4/LN(2*[.A96]+1)-4/(LN(2*[.A96]+1))^2" office:value-type="float" office:value="0.614720037013192" calcext:value-type="float">
            <text:p>0.614720037013192</text:p>
          </table:table-cell>
          <table:table-cell/>
          <table:table-cell table:formula="of:=3.39/LN([.A96])" office:value-type="float" office:value="0.741030420485501" calcext:value-type="float">
            <text:p>0.741030420485501</text:p>
          </table:table-cell>
          <table:table-cell table:formula="of:=4/LN(2*[.A96]+1)" office:value-type="float" office:value="0.758581516189149" calcext:value-type="float">
            <text:p>0.758581516189149</text:p>
          </table:table-cell>
          <table:table-cell/>
          <table:table-cell table:formula="of:=LN([.A96])" office:value-type="float" office:value="4.57471097850338" calcext:value-type="float">
            <text:p>4.57471097850338</text:p>
          </table:table-cell>
          <table:table-cell table:formula="of:=LN(2*[.A96]+1)" office:value-type="float" office:value="5.27299955856375" calcext:value-type="float">
            <text:p>5.27299955856375</text:p>
          </table:table-cell>
          <table:table-cell table:formula="of:=[.M96]/[.N96]" office:value-type="float" office:value="0.86757279755006" calcext:value-type="float">
            <text:p>0.8675727975500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3.39*([.A97]/LN([.A97])))+1" office:value-type="float" office:value="73.458529214329" calcext:value-type="float">
            <text:p>73.458529214329</text:p>
          </table:table-cell>
          <table:table-cell table:formula="of:=2*((2*[.A97]+1)/(LN(2*[.A97]+1)))" office:value-type="float" office:value="74.5759619029713" calcext:value-type="float">
            <text:p>74.5759619029713</text:p>
          </table:table-cell>
          <table:table-cell table:formula="of:=[.C97]-[.B97]" office:value-type="float" office:value="1.11743268864227" calcext:value-type="float">
            <text:p>1.11743268864227</text:p>
          </table:table-cell>
          <table:table-cell table:formula="of:=SIGN([.D97])" office:value-type="float" office:value="1" calcext:value-type="float">
            <text:p>1</text:p>
          </table:table-cell>
          <table:table-cell/>
          <table:table-cell table:formula="of:=3.39/LN([.A97])-3.39/((LN([.A97]))^2)" office:value-type="float" office:value="0.57811255265077" calcext:value-type="float">
            <text:p>0.57811255265077</text:p>
          </table:table-cell>
          <table:table-cell table:formula="of:=4/LN(2*[.A97]+1)-4/(LN(2*[.A97]+1))^2" office:value-type="float" office:value="0.613810067149817" calcext:value-type="float">
            <text:p>0.613810067149817</text:p>
          </table:table-cell>
          <table:table-cell/>
          <table:table-cell table:formula="of:=3.39/LN([.A97])" office:value-type="float" office:value="0.73937274708499" calcext:value-type="float">
            <text:p>0.73937274708499</text:p>
          </table:table-cell>
          <table:table-cell table:formula="of:=4/LN(2*[.A97]+1)" office:value-type="float" office:value="0.75711636449717" calcext:value-type="float">
            <text:p>0.75711636449717</text:p>
          </table:table-cell>
          <table:table-cell/>
          <table:table-cell table:formula="of:=LN([.A97])" office:value-type="float" office:value="4.58496747867057" calcext:value-type="float">
            <text:p>4.58496747867057</text:p>
          </table:table-cell>
          <table:table-cell table:formula="of:=LN(2*[.A97]+1)" office:value-type="float" office:value="5.28320372873799" calcext:value-type="float">
            <text:p>5.28320372873799</text:p>
          </table:table-cell>
          <table:table-cell table:formula="of:=[.M97]/[.N97]" office:value-type="float" office:value="0.867838477197205" calcext:value-type="float">
            <text:p>0.86783847719720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3.39*([.A98]/LN([.A98])))+1" office:value-type="float" office:value="74.0361798920588" calcext:value-type="float">
            <text:p>74.0361798920588</text:p>
          </table:table-cell>
          <table:table-cell table:formula="of:=2*((2*[.A98]+1)/(LN(2*[.A98]+1)))" office:value-type="float" office:value="75.1893218280161" calcext:value-type="float">
            <text:p>75.1893218280161</text:p>
          </table:table-cell>
          <table:table-cell table:formula="of:=[.C98]-[.B98]" office:value-type="float" office:value="1.15314193595729" calcext:value-type="float">
            <text:p>1.15314193595729</text:p>
          </table:table-cell>
          <table:table-cell table:formula="of:=SIGN([.D98])" office:value-type="float" office:value="1" calcext:value-type="float">
            <text:p>1</text:p>
          </table:table-cell>
          <table:table-cell/>
          <table:table-cell table:formula="of:=3.39/LN([.A98])-3.39/((LN([.A98]))^2)" office:value-type="float" office:value="0.577190779712403" calcext:value-type="float">
            <text:p>0.577190779712403</text:p>
          </table:table-cell>
          <table:table-cell table:formula="of:=4/LN(2*[.A98]+1)-4/(LN(2*[.A98]+1))^2" office:value-type="float" office:value="0.612911693406566" calcext:value-type="float">
            <text:p>0.612911693406566</text:p>
          </table:table-cell>
          <table:table-cell/>
          <table:table-cell table:formula="of:=3.39/LN([.A98])" office:value-type="float" office:value="0.737739190828876" calcext:value-type="float">
            <text:p>0.737739190828876</text:p>
          </table:table-cell>
          <table:table-cell table:formula="of:=4/LN(2*[.A98]+1)" office:value-type="float" office:value="0.755671576160965" calcext:value-type="float">
            <text:p>0.755671576160965</text:p>
          </table:table-cell>
          <table:table-cell/>
          <table:table-cell table:formula="of:=LN([.A98])" office:value-type="float" office:value="4.59511985013459" calcext:value-type="float">
            <text:p>4.59511985013459</text:p>
          </table:table-cell>
          <table:table-cell table:formula="of:=LN(2*[.A98]+1)" office:value-type="float" office:value="5.29330482472449" calcext:value-type="float">
            <text:p>5.29330482472449</text:p>
          </table:table-cell>
          <table:table-cell table:formula="of:=[.M98]/[.N98]" office:value-type="float" office:value="0.868100364949936" calcext:value-type="float">
            <text:p>0.86810036494993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3.39*([.A99]/LN([.A99])))+1" office:value-type="float" office:value="74.6129146826012" calcext:value-type="float">
            <text:p>74.6129146826012</text:p>
          </table:table-cell>
          <table:table-cell table:formula="of:=2*((2*[.A99]+1)/(LN(2*[.A99]+1)))" office:value-type="float" office:value="75.8017890672489" calcext:value-type="float">
            <text:p>75.8017890672489</text:p>
          </table:table-cell>
          <table:table-cell table:formula="of:=[.C99]-[.B99]" office:value-type="float" office:value="1.18887438464773" calcext:value-type="float">
            <text:p>1.18887438464773</text:p>
          </table:table-cell>
          <table:table-cell table:formula="of:=SIGN([.D99])" office:value-type="float" office:value="1" calcext:value-type="float">
            <text:p>1</text:p>
          </table:table-cell>
          <table:table-cell/>
          <table:table-cell table:formula="of:=3.39/LN([.A99])-3.39/((LN([.A99]))^2)" office:value-type="float" office:value="0.576280733608669" calcext:value-type="float">
            <text:p>0.576280733608669</text:p>
          </table:table-cell>
          <table:table-cell table:formula="of:=4/LN(2*[.A99]+1)-4/(LN(2*[.A99]+1))^2" office:value-type="float" office:value="0.612024652341238" calcext:value-type="float">
            <text:p>0.612024652341238</text:p>
          </table:table-cell>
          <table:table-cell/>
          <table:table-cell table:formula="of:=3.39/LN([.A99])" office:value-type="float" office:value="0.736129146826012" calcext:value-type="float">
            <text:p>0.736129146826012</text:p>
          </table:table-cell>
          <table:table-cell table:formula="of:=4/LN(2*[.A99]+1)" office:value-type="float" office:value="0.754246657385561" calcext:value-type="float">
            <text:p>0.754246657385561</text:p>
          </table:table-cell>
          <table:table-cell/>
          <table:table-cell table:formula="of:=LN([.A99])" office:value-type="float" office:value="4.60517018598809" calcext:value-type="float">
            <text:p>4.60517018598809</text:p>
          </table:table-cell>
          <table:table-cell table:formula="of:=LN(2*[.A99]+1)" office:value-type="float" office:value="5.30330490805908" calcext:value-type="float">
            <text:p>5.30330490805908</text:p>
          </table:table-cell>
          <table:table-cell table:formula="of:=[.M99]/[.N99]" office:value-type="float" office:value="0.868358554868291" calcext:value-type="float">
            <text:p>0.86835855486829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3.39*([.A100]/LN([.A100])))+1" office:value-type="float" office:value="75.1887451802327" calcext:value-type="float">
            <text:p>75.1887451802327</text:p>
          </table:table-cell>
          <table:table-cell table:formula="of:=2*((2*[.A100]+1)/(LN(2*[.A100]+1)))" office:value-type="float" office:value="76.4133748251974" calcext:value-type="float">
            <text:p>76.4133748251974</text:p>
          </table:table-cell>
          <table:table-cell table:formula="of:=[.C100]-[.B100]" office:value-type="float" office:value="1.22462964496471" calcext:value-type="float">
            <text:p>1.22462964496471</text:p>
          </table:table-cell>
          <table:table-cell table:formula="of:=SIGN([.D100])" office:value-type="float" office:value="1" calcext:value-type="float">
            <text:p>1</text:p>
          </table:table-cell>
          <table:table-cell/>
          <table:table-cell table:formula="of:=3.39/LN([.A100])-3.39/((LN([.A100]))^2)" office:value-type="float" office:value="0.575382150655088" calcext:value-type="float">
            <text:p>0.575382150655088</text:p>
          </table:table-cell>
          <table:table-cell table:formula="of:=4/LN(2*[.A100]+1)-4/(LN(2*[.A100]+1))^2" office:value-type="float" office:value="0.611148689044967" calcext:value-type="float">
            <text:p>0.611148689044967</text:p>
          </table:table-cell>
          <table:table-cell/>
          <table:table-cell table:formula="of:=3.39/LN([.A100])" office:value-type="float" office:value="0.734542031487452" calcext:value-type="float">
            <text:p>0.734542031487452</text:p>
          </table:table-cell>
          <table:table-cell table:formula="of:=4/LN(2*[.A100]+1)" office:value-type="float" office:value="0.752841131282733" calcext:value-type="float">
            <text:p>0.752841131282733</text:p>
          </table:table-cell>
          <table:table-cell/>
          <table:table-cell table:formula="of:=LN([.A100])" office:value-type="float" office:value="4.61512051684126" calcext:value-type="float">
            <text:p>4.61512051684126</text:p>
          </table:table-cell>
          <table:table-cell table:formula="of:=LN(2*[.A100]+1)" office:value-type="float" office:value="5.31320597904179" calcext:value-type="float">
            <text:p>5.31320597904179</text:p>
          </table:table-cell>
          <table:table-cell table:formula="of:=[.M100]/[.N100]" office:value-type="float" office:value="0.868613137726231" calcext:value-type="float">
            <text:p>0.86861313772623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3.39*([.A101]/LN([.A101])))+1" office:value-type="float" office:value="75.7636827197814" calcext:value-type="float">
            <text:p>75.7636827197814</text:p>
          </table:table-cell>
          <table:table-cell table:formula="of:=2*((2*[.A101]+1)/(LN(2*[.A101]+1)))" office:value-type="float" office:value="77.0240900555973" calcext:value-type="float">
            <text:p>77.0240900555973</text:p>
          </table:table-cell>
          <table:table-cell table:formula="of:=[.C101]-[.B101]" office:value-type="float" office:value="1.26040733581593" calcext:value-type="float">
            <text:p>1.26040733581593</text:p>
          </table:table-cell>
          <table:table-cell table:formula="of:=SIGN([.D101])" office:value-type="float" office:value="1" calcext:value-type="float">
            <text:p>1</text:p>
          </table:table-cell>
          <table:table-cell/>
          <table:table-cell table:formula="of:=3.39/LN([.A101])-3.39/((LN([.A101]))^2)" office:value-type="float" office:value="0.574494775580469" calcext:value-type="float">
            <text:p>0.574494775580469</text:p>
          </table:table-cell>
          <table:table-cell table:formula="of:=4/LN(2*[.A101]+1)-4/(LN(2*[.A101]+1))^2" office:value-type="float" office:value="0.610283556785298" calcext:value-type="float">
            <text:p>0.610283556785298</text:p>
          </table:table-cell>
          <table:table-cell/>
          <table:table-cell table:formula="of:=3.39/LN([.A101])" office:value-type="float" office:value="0.732977281566484" calcext:value-type="float">
            <text:p>0.732977281566484</text:p>
          </table:table-cell>
          <table:table-cell table:formula="of:=4/LN(2*[.A101]+1)" office:value-type="float" office:value="0.751454537127779" calcext:value-type="float">
            <text:p>0.751454537127779</text:p>
          </table:table-cell>
          <table:table-cell/>
          <table:table-cell table:formula="of:=LN([.A101])" office:value-type="float" office:value="4.62497281328427" calcext:value-type="float">
            <text:p>4.62497281328427</text:p>
          </table:table-cell>
          <table:table-cell table:formula="of:=LN(2*[.A101]+1)" office:value-type="float" office:value="5.32300997913841" calcext:value-type="float">
            <text:p>5.32300997913841</text:p>
          </table:table-cell>
          <table:table-cell table:formula="of:=[.M101]/[.N101]" office:value-type="float" office:value="0.868864201158773" calcext:value-type="float">
            <text:p>0.86886420115877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3.39*([.A102]/LN([.A102])))+1" office:value-type="float" office:value="76.3377383848662" calcext:value-type="float">
            <text:p>76.3377383848662</text:p>
          </table:table-cell>
          <table:table-cell table:formula="of:=2*((2*[.A102]+1)/(LN(2*[.A102]+1)))" office:value-type="float" office:value="77.6339454693985" calcext:value-type="float">
            <text:p>77.6339454693985</text:p>
          </table:table-cell>
          <table:table-cell table:formula="of:=[.C102]-[.B102]" office:value-type="float" office:value="1.29620708453224" calcext:value-type="float">
            <text:p>1.29620708453224</text:p>
          </table:table-cell>
          <table:table-cell table:formula="of:=SIGN([.D102])" office:value-type="float" office:value="1" calcext:value-type="float">
            <text:p>1</text:p>
          </table:table-cell>
          <table:table-cell/>
          <table:table-cell table:formula="of:=3.39/LN([.A102])-3.39/((LN([.A102]))^2)" office:value-type="float" office:value="0.573618361181542" calcext:value-type="float">
            <text:p>0.573618361181542</text:p>
          </table:table-cell>
          <table:table-cell table:formula="of:=4/LN(2*[.A102]+1)-4/(LN(2*[.A102]+1))^2" office:value-type="float" office:value="0.609429016667493" calcext:value-type="float">
            <text:p>0.609429016667493</text:p>
          </table:table-cell>
          <table:table-cell/>
          <table:table-cell table:formula="of:=3.39/LN([.A102])" office:value-type="float" office:value="0.731434353251128" calcext:value-type="float">
            <text:p>0.731434353251128</text:p>
          </table:table-cell>
          <table:table-cell table:formula="of:=4/LN(2*[.A102]+1)" office:value-type="float" office:value="0.750086429656024" calcext:value-type="float">
            <text:p>0.750086429656024</text:p>
          </table:table-cell>
          <table:table-cell/>
          <table:table-cell table:formula="of:=LN([.A102])" office:value-type="float" office:value="4.63472898822964" calcext:value-type="float">
            <text:p>4.63472898822964</text:p>
          </table:table-cell>
          <table:table-cell table:formula="of:=LN(2*[.A102]+1)" office:value-type="float" office:value="5.33271879326537" calcext:value-type="float">
            <text:p>5.33271879326537</text:p>
          </table:table-cell>
          <table:table-cell table:formula="of:=[.M102]/[.N102]" office:value-type="float" office:value="0.869111829801111" calcext:value-type="float">
            <text:p>0.86911182980111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3.39*([.A103]/LN([.A103])))+1" office:value-type="float" office:value="76.9109230157994" calcext:value-type="float">
            <text:p>76.9109230157994</text:p>
          </table:table-cell>
          <table:table-cell table:formula="of:=2*((2*[.A103]+1)/(LN(2*[.A103]+1)))" office:value-type="float" office:value="78.24295154244" calcext:value-type="float">
            <text:p>78.24295154244</text:p>
          </table:table-cell>
          <table:table-cell table:formula="of:=[.C103]-[.B103]" office:value-type="float" office:value="1.33202852664058" calcext:value-type="float">
            <text:p>1.33202852664058</text:p>
          </table:table-cell>
          <table:table-cell table:formula="of:=SIGN([.D103])" office:value-type="float" office:value="1" calcext:value-type="float">
            <text:p>1</text:p>
          </table:table-cell>
          <table:table-cell/>
          <table:table-cell table:formula="of:=3.39/LN([.A103])-3.39/((LN([.A103]))^2)" office:value-type="float" office:value="0.572752667994853" calcext:value-type="float">
            <text:p>0.572752667994853</text:p>
          </table:table-cell>
          <table:table-cell table:formula="of:=4/LN(2*[.A103]+1)-4/(LN(2*[.A103]+1))^2" office:value-type="float" office:value="0.608584837312958" calcext:value-type="float">
            <text:p>0.608584837312958</text:p>
          </table:table-cell>
          <table:table-cell/>
          <table:table-cell table:formula="of:=3.39/LN([.A103])" office:value-type="float" office:value="0.729912721305763" calcext:value-type="float">
            <text:p>0.729912721305763</text:p>
          </table:table-cell>
          <table:table-cell table:formula="of:=4/LN(2*[.A103]+1)" office:value-type="float" office:value="0.748736378396555" calcext:value-type="float">
            <text:p>0.748736378396555</text:p>
          </table:table-cell>
          <table:table-cell/>
          <table:table-cell table:formula="of:=LN([.A103])" office:value-type="float" office:value="4.64439089914137" calcext:value-type="float">
            <text:p>4.64439089914137</text:p>
          </table:table-cell>
          <table:table-cell table:formula="of:=LN(2*[.A103]+1)" office:value-type="float" office:value="5.34233425196481" calcext:value-type="float">
            <text:p>5.34233425196481</text:p>
          </table:table-cell>
          <table:table-cell table:formula="of:=[.M103]/[.N103]" office:value-type="float" office:value="0.869356105420257" calcext:value-type="float">
            <text:p>0.86935610542025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3.39*([.A104]/LN([.A104])))+1" office:value-type="float" office:value="77.483247217169" calcext:value-type="float">
            <text:p>77.483247217169</text:p>
          </table:table-cell>
          <table:table-cell table:formula="of:=2*((2*[.A104]+1)/(LN(2*[.A104]+1)))" office:value-type="float" office:value="78.8511185228126" calcext:value-type="float">
            <text:p>78.8511185228126</text:p>
          </table:table-cell>
          <table:table-cell table:formula="of:=[.C104]-[.B104]" office:value-type="float" office:value="1.36787130564366" calcext:value-type="float">
            <text:p>1.36787130564366</text:p>
          </table:table-cell>
          <table:table-cell table:formula="of:=SIGN([.D104])" office:value-type="float" office:value="1" calcext:value-type="float">
            <text:p>1</text:p>
          </table:table-cell>
          <table:table-cell/>
          <table:table-cell table:formula="of:=3.39/LN([.A104])-3.39/((LN([.A104]))^2)" office:value-type="float" office:value="0.571897463984875" calcext:value-type="float">
            <text:p>0.571897463984875</text:p>
          </table:table-cell>
          <table:table-cell table:formula="of:=4/LN(2*[.A104]+1)-4/(LN(2*[.A104]+1))^2" office:value-type="float" office:value="0.607750794553767" calcext:value-type="float">
            <text:p>0.607750794553767</text:p>
          </table:table-cell>
          <table:table-cell/>
          <table:table-cell table:formula="of:=3.39/LN([.A104])" office:value-type="float" office:value="0.728411878258752" calcext:value-type="float">
            <text:p>0.728411878258752</text:p>
          </table:table-cell>
          <table:table-cell table:formula="of:=4/LN(2*[.A104]+1)" office:value-type="float" office:value="0.747403967040878" calcext:value-type="float">
            <text:p>0.747403967040878</text:p>
          </table:table-cell>
          <table:table-cell/>
          <table:table-cell table:formula="of:=LN([.A104])" office:value-type="float" office:value="4.65396035015752" calcext:value-type="float">
            <text:p>4.65396035015752</text:p>
          </table:table-cell>
          <table:table-cell table:formula="of:=LN(2*[.A104]+1)" office:value-type="float" office:value="5.35185813347607" calcext:value-type="float">
            <text:p>5.35185813347607</text:p>
          </table:table-cell>
          <table:table-cell table:formula="of:=[.M104]/[.N104]" office:value-type="float" office:value="0.869597107039671" calcext:value-type="float">
            <text:p>0.86959710703967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3.39*([.A105]/LN([.A105])))+1" office:value-type="float" office:value="78.0547213651172" calcext:value-type="float">
            <text:p>78.0547213651172</text:p>
          </table:table-cell>
          <table:table-cell table:formula="of:=2*((2*[.A105]+1)/(LN(2*[.A105]+1)))" office:value-type="float" office:value="79.458456437923" calcext:value-type="float">
            <text:p>79.458456437923</text:p>
          </table:table-cell>
          <table:table-cell table:formula="of:=[.C105]-[.B105]" office:value-type="float" office:value="1.40373507280573" calcext:value-type="float">
            <text:p>1.40373507280573</text:p>
          </table:table-cell>
          <table:table-cell table:formula="of:=SIGN([.D105])" office:value-type="float" office:value="1" calcext:value-type="float">
            <text:p>1</text:p>
          </table:table-cell>
          <table:table-cell/>
          <table:table-cell table:formula="of:=3.39/LN([.A105])-3.39/((LN([.A105]))^2)" office:value-type="float" office:value="0.571052524247425" calcext:value-type="float">
            <text:p>0.571052524247425</text:p>
          </table:table-cell>
          <table:table-cell table:formula="of:=4/LN(2*[.A105]+1)-4/(LN(2*[.A105]+1))^2" office:value-type="float" office:value="0.606926671142363" calcext:value-type="float">
            <text:p>0.606926671142363</text:p>
          </table:table-cell>
          <table:table-cell/>
          <table:table-cell table:formula="of:=3.39/LN([.A105])" office:value-type="float" office:value="0.726931333633181" calcext:value-type="float">
            <text:p>0.726931333633181</text:p>
          </table:table-cell>
          <table:table-cell table:formula="of:=4/LN(2*[.A105]+1)" office:value-type="float" office:value="0.746088792844347" calcext:value-type="float">
            <text:p>0.746088792844347</text:p>
          </table:table-cell>
          <table:table-cell/>
          <table:table-cell table:formula="of:=LN([.A105])" office:value-type="float" office:value="4.66343909411207" calcext:value-type="float">
            <text:p>4.66343909411207</text:p>
          </table:table-cell>
          <table:table-cell table:formula="of:=LN(2*[.A105]+1)" office:value-type="float" office:value="5.36129216570943" calcext:value-type="float">
            <text:p>5.36129216570943</text:p>
          </table:table-cell>
          <table:table-cell table:formula="of:=[.M105]/[.N105]" office:value-type="float" office:value="0.869834911057302" calcext:value-type="float">
            <text:p>0.86983491105730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3.39*([.A106]/LN([.A106])))+1" office:value-type="float" office:value="78.6253556143299" calcext:value-type="float">
            <text:p>78.6253556143299</text:p>
          </table:table-cell>
          <table:table-cell table:formula="of:=2*((2*[.A106]+1)/(LN(2*[.A106]+1)))" office:value-type="float" office:value="80.0649751012746" calcext:value-type="float">
            <text:p>80.0649751012746</text:p>
          </table:table-cell>
          <table:table-cell table:formula="of:=[.C106]-[.B106]" office:value-type="float" office:value="1.43961948694476" calcext:value-type="float">
            <text:p>1.43961948694476</text:p>
          </table:table-cell>
          <table:table-cell table:formula="of:=SIGN([.D106])" office:value-type="float" office:value="1" calcext:value-type="float">
            <text:p>1</text:p>
          </table:table-cell>
          <table:table-cell/>
          <table:table-cell table:formula="of:=3.39/LN([.A106])-3.39/((LN([.A106]))^2)" office:value-type="float" office:value="0.570217630727489" calcext:value-type="float">
            <text:p>0.570217630727489</text:p>
          </table:table-cell>
          <table:table-cell table:formula="of:=4/LN(2*[.A106]+1)-4/(LN(2*[.A106]+1))^2" office:value-type="float" office:value="0.606112256475508" calcext:value-type="float">
            <text:p>0.606112256475508</text:p>
          </table:table-cell>
          <table:table-cell/>
          <table:table-cell table:formula="of:=3.39/LN([.A106])" office:value-type="float" office:value="0.725470613218036" calcext:value-type="float">
            <text:p>0.725470613218036</text:p>
          </table:table-cell>
          <table:table-cell table:formula="of:=4/LN(2*[.A106]+1)" office:value-type="float" office:value="0.744790466058369" calcext:value-type="float">
            <text:p>0.744790466058369</text:p>
          </table:table-cell>
          <table:table-cell/>
          <table:table-cell table:formula="of:=LN([.A106])" office:value-type="float" office:value="4.67282883446191" calcext:value-type="float">
            <text:p>4.67282883446191</text:p>
          </table:table-cell>
          <table:table-cell table:formula="of:=LN(2*[.A106]+1)" office:value-type="float" office:value="5.37063802812766" calcext:value-type="float">
            <text:p>5.37063802812766</text:p>
          </table:table-cell>
          <table:table-cell table:formula="of:=[.M106]/[.N106]" office:value-type="float" office:value="0.870069591357467" calcext:value-type="float">
            <text:p>0.87006959135746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3.39*([.A107]/LN([.A107])))+1" office:value-type="float" office:value="79.1951599047497" calcext:value-type="float">
            <text:p>79.1951599047497</text:p>
          </table:table-cell>
          <table:table-cell table:formula="of:=2*((2*[.A107]+1)/(LN(2*[.A107]+1)))" office:value-type="float" office:value="80.6706841189802" calcext:value-type="float">
            <text:p>80.6706841189802</text:p>
          </table:table-cell>
          <table:table-cell table:formula="of:=[.C107]-[.B107]" office:value-type="float" office:value="1.47552421423056" calcext:value-type="float">
            <text:p>1.47552421423056</text:p>
          </table:table-cell>
          <table:table-cell table:formula="of:=SIGN([.D107])" office:value-type="float" office:value="1" calcext:value-type="float">
            <text:p>1</text:p>
          </table:table-cell>
          <table:table-cell/>
          <table:table-cell table:formula="of:=3.39/LN([.A107])-3.39/((LN([.A107]))^2)" office:value-type="float" office:value="0.569392571950645" calcext:value-type="float">
            <text:p>0.569392571950645</text:p>
          </table:table-cell>
          <table:table-cell table:formula="of:=4/LN(2*[.A107]+1)-4/(LN(2*[.A107]+1))^2" office:value-type="float" office:value="0.605307346331694" calcext:value-type="float">
            <text:p>0.605307346331694</text:p>
          </table:table-cell>
          <table:table-cell/>
          <table:table-cell table:formula="of:=3.39/LN([.A107])" office:value-type="float" office:value="0.724029258377311" calcext:value-type="float">
            <text:p>0.724029258377311</text:p>
          </table:table-cell>
          <table:table-cell table:formula="of:=4/LN(2*[.A107]+1)" office:value-type="float" office:value="0.743508609391523" calcext:value-type="float">
            <text:p>0.743508609391523</text:p>
          </table:table-cell>
          <table:table-cell/>
          <table:table-cell table:formula="of:=LN([.A107])" office:value-type="float" office:value="4.68213122712422" calcext:value-type="float">
            <text:p>4.68213122712422</text:p>
          </table:table-cell>
          <table:table-cell table:formula="of:=LN(2*[.A107]+1)" office:value-type="float" office:value="5.37989735354046" calcext:value-type="float">
            <text:p>5.37989735354046</text:p>
          </table:table-cell>
          <table:table-cell table:formula="of:=[.M107]/[.N107]" office:value-type="float" office:value="0.870301219416938" calcext:value-type="float">
            <text:p>0.87030121941693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3.39*([.A108]/LN([.A108])))+1" office:value-type="float" office:value="79.7641439680281" calcext:value-type="float">
            <text:p>79.7641439680281</text:p>
          </table:table-cell>
          <table:table-cell table:formula="of:=2*((2*[.A108]+1)/(LN(2*[.A108]+1)))" office:value-type="float" office:value="81.275592896017" calcext:value-type="float">
            <text:p>81.275592896017</text:p>
          </table:table-cell>
          <table:table-cell table:formula="of:=[.C108]-[.B108]" office:value-type="float" office:value="1.51144892798888" calcext:value-type="float">
            <text:p>1.51144892798888</text:p>
          </table:table-cell>
          <table:table-cell table:formula="of:=SIGN([.D108])" office:value-type="float" office:value="1" calcext:value-type="float">
            <text:p>1</text:p>
          </table:table-cell>
          <table:table-cell/>
          <table:table-cell table:formula="of:=3.39/LN([.A108])-3.39/((LN([.A108]))^2)" office:value-type="float" office:value="0.568577142767295" calcext:value-type="float">
            <text:p>0.568577142767295</text:p>
          </table:table-cell>
          <table:table-cell table:formula="of:=4/LN(2*[.A108]+1)-4/(LN(2*[.A108]+1))^2" office:value-type="float" office:value="0.604511742621221" calcext:value-type="float">
            <text:p>0.604511742621221</text:p>
          </table:table-cell>
          <table:table-cell/>
          <table:table-cell table:formula="of:=3.39/LN([.A108])" office:value-type="float" office:value="0.722606825394753" calcext:value-type="float">
            <text:p>0.722606825394753</text:p>
          </table:table-cell>
          <table:table-cell table:formula="of:=4/LN(2*[.A108]+1)" office:value-type="float" office:value="0.742242857497872" calcext:value-type="float">
            <text:p>0.742242857497872</text:p>
          </table:table-cell>
          <table:table-cell/>
          <table:table-cell table:formula="of:=LN([.A108])" office:value-type="float" office:value="4.69134788222914" calcext:value-type="float">
            <text:p>4.69134788222914</text:p>
          </table:table-cell>
          <table:table-cell table:formula="of:=LN(2*[.A108]+1)" office:value-type="float" office:value="5.3890717298165" calcext:value-type="float">
            <text:p>5.3890717298165</text:p>
          </table:table-cell>
          <table:table-cell table:formula="of:=[.M108]/[.N108]" office:value-type="float" office:value="0.870529864405587" calcext:value-type="float">
            <text:p>0.87052986440558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3.39*([.A109]/LN([.A109])))+1" office:value-type="float" office:value="80.3323173337276" calcext:value-type="float">
            <text:p>80.3323173337276</text:p>
          </table:table-cell>
          <table:table-cell table:formula="of:=2*((2*[.A109]+1)/(LN(2*[.A109]+1)))" office:value-type="float" office:value="81.8797106422389" calcext:value-type="float">
            <text:p>81.8797106422389</text:p>
          </table:table-cell>
          <table:table-cell table:formula="of:=[.C109]-[.B109]" office:value-type="float" office:value="1.54739330851126" calcext:value-type="float">
            <text:p>1.54739330851126</text:p>
          </table:table-cell>
          <table:table-cell table:formula="of:=SIGN([.D109])" office:value-type="float" office:value="1" calcext:value-type="float">
            <text:p>1</text:p>
          </table:table-cell>
          <table:table-cell/>
          <table:table-cell table:formula="of:=3.39/LN([.A109])-3.39/((LN([.A109]))^2)" office:value-type="float" office:value="0.567771144109017" calcext:value-type="float">
            <text:p>0.567771144109017</text:p>
          </table:table-cell>
          <table:table-cell table:formula="of:=4/LN(2*[.A109]+1)-4/(LN(2*[.A109]+1))^2" office:value-type="float" office:value="0.603725253148232" calcext:value-type="float">
            <text:p>0.603725253148232</text:p>
          </table:table-cell>
          <table:table-cell/>
          <table:table-cell table:formula="of:=3.39/LN([.A109])" office:value-type="float" office:value="0.721202884852069" calcext:value-type="float">
            <text:p>0.721202884852069</text:p>
          </table:table-cell>
          <table:table-cell table:formula="of:=4/LN(2*[.A109]+1)" office:value-type="float" office:value="0.740992856490849" calcext:value-type="float">
            <text:p>0.740992856490849</text:p>
          </table:table-cell>
          <table:table-cell/>
          <table:table-cell table:formula="of:=LN([.A109])" office:value-type="float" office:value="4.70048036579242" calcext:value-type="float">
            <text:p>4.70048036579242</text:p>
          </table:table-cell>
          <table:table-cell table:formula="of:=LN(2*[.A109]+1)" office:value-type="float" office:value="5.39816270151775" calcext:value-type="float">
            <text:p>5.39816270151775</text:p>
          </table:table-cell>
          <table:table-cell table:formula="of:=[.M109]/[.N109]" office:value-type="float" office:value="0.870755593281919" calcext:value-type="float">
            <text:p>0.87075559328191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3.39*([.A110]/LN([.A110])))+1" office:value-type="float" office:value="80.8996893352855" calcext:value-type="float">
            <text:p>80.8996893352855</text:p>
          </table:table-cell>
          <table:table-cell table:formula="of:=2*((2*[.A110]+1)/(LN(2*[.A110]+1)))" office:value-type="float" office:value="82.4830463781558" calcext:value-type="float">
            <text:p>82.4830463781558</text:p>
          </table:table-cell>
          <table:table-cell table:formula="of:=[.C110]-[.B110]" office:value-type="float" office:value="1.58335704287035" calcext:value-type="float">
            <text:p>1.58335704287035</text:p>
          </table:table-cell>
          <table:table-cell table:formula="of:=SIGN([.D110])" office:value-type="float" office:value="1" calcext:value-type="float">
            <text:p>1</text:p>
          </table:table-cell>
          <table:table-cell/>
          <table:table-cell table:formula="of:=3.39/LN([.A110])-3.39/((LN([.A110]))^2)" office:value-type="float" office:value="0.566974382756338" calcext:value-type="float">
            <text:p>0.566974382756338</text:p>
          </table:table-cell>
          <table:table-cell table:formula="of:=4/LN(2*[.A110]+1)-4/(LN(2*[.A110]+1))^2" office:value-type="float" office:value="0.602947691384031" calcext:value-type="float">
            <text:p>0.602947691384031</text:p>
          </table:table-cell>
          <table:table-cell/>
          <table:table-cell table:formula="of:=3.39/LN([.A110])" office:value-type="float" office:value="0.719817021038608" calcext:value-type="float">
            <text:p>0.719817021038608</text:p>
          </table:table-cell>
          <table:table-cell table:formula="of:=4/LN(2*[.A110]+1)" office:value-type="float" office:value="0.739758263481218" calcext:value-type="float">
            <text:p>0.739758263481218</text:p>
          </table:table-cell>
          <table:table-cell/>
          <table:table-cell table:formula="of:=LN([.A110])" office:value-type="float" office:value="4.70953020131233" calcext:value-type="float">
            <text:p>4.70953020131233</text:p>
          </table:table-cell>
          <table:table-cell table:formula="of:=LN(2*[.A110]+1)" office:value-type="float" office:value="5.40717177146012" calcext:value-type="float">
            <text:p>5.40717177146012</text:p>
          </table:table-cell>
          <table:table-cell table:formula="of:=[.M110]/[.N110]" office:value-type="float" office:value="0.870978470883791" calcext:value-type="float">
            <text:p>0.87097847088379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3.39*([.A111]/LN([.A111])))+1" office:value-type="float" office:value="81.4662691157514" calcext:value-type="float">
            <text:p>81.4662691157514</text:p>
          </table:table-cell>
          <table:table-cell table:formula="of:=2*((2*[.A111]+1)/(LN(2*[.A111]+1)))" office:value-type="float" office:value="83.0856089404924" calcext:value-type="float">
            <text:p>83.0856089404924</text:p>
          </table:table-cell>
          <table:table-cell table:formula="of:=[.C111]-[.B111]" office:value-type="float" office:value="1.61933982474105" calcext:value-type="float">
            <text:p>1.61933982474105</text:p>
          </table:table-cell>
          <table:table-cell table:formula="of:=SIGN([.D111])" office:value-type="float" office:value="1" calcext:value-type="float">
            <text:p>1</text:p>
          </table:table-cell>
          <table:table-cell/>
          <table:table-cell table:formula="of:=3.39/LN([.A111])-3.39/((LN([.A111]))^2)" office:value-type="float" office:value="0.566186671117312" calcext:value-type="float">
            <text:p>0.566186671117312</text:p>
          </table:table-cell>
          <table:table-cell table:formula="of:=4/LN(2*[.A111]+1)-4/(LN(2*[.A111]+1))^2" office:value-type="float" office:value="0.602178876251045" calcext:value-type="float">
            <text:p>0.602178876251045</text:p>
          </table:table-cell>
          <table:table-cell/>
          <table:table-cell table:formula="of:=3.39/LN([.A111])" office:value-type="float" office:value="0.718448831390637" calcext:value-type="float">
            <text:p>0.718448831390637</text:p>
          </table:table-cell>
          <table:table-cell table:formula="of:=4/LN(2*[.A111]+1)" office:value-type="float" office:value="0.73853874613771" calcext:value-type="float">
            <text:p>0.73853874613771</text:p>
          </table:table-cell>
          <table:table-cell/>
          <table:table-cell table:formula="of:=LN([.A111])" office:value-type="float" office:value="4.71849887129509" calcext:value-type="float">
            <text:p>4.71849887129509</text:p>
          </table:table-cell>
          <table:table-cell table:formula="of:=LN(2*[.A111]+1)" office:value-type="float" office:value="5.41610040220442" calcext:value-type="float">
            <text:p>5.41610040220442</text:p>
          </table:table-cell>
          <table:table-cell table:formula="of:=[.M111]/[.N111]" office:value-type="float" office:value="0.87119856001462" calcext:value-type="float">
            <text:p>0.8711985600146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3.39*([.A112]/LN([.A112])))+1" office:value-type="float" office:value="82.0320656333082" calcext:value-type="float">
            <text:p>82.0320656333082</text:p>
          </table:table-cell>
          <table:table-cell table:formula="of:=2*((2*[.A112]+1)/(LN(2*[.A112]+1)))" office:value-type="float" office:value="83.6874069875348" calcext:value-type="float">
            <text:p>83.6874069875348</text:p>
          </table:table-cell>
          <table:table-cell table:formula="of:=[.C112]-[.B112]" office:value-type="float" office:value="1.65534135422658" calcext:value-type="float">
            <text:p>1.65534135422658</text:p>
          </table:table-cell>
          <table:table-cell table:formula="of:=SIGN([.D112])" office:value-type="float" office:value="1" calcext:value-type="float">
            <text:p>1</text:p>
          </table:table-cell>
          <table:table-cell/>
          <table:table-cell table:formula="of:=3.39/LN([.A112])-3.39/((LN([.A112]))^2)" office:value-type="float" office:value="0.565407827016311" calcext:value-type="float">
            <text:p>0.565407827016311</text:p>
          </table:table-cell>
          <table:table-cell table:formula="of:=4/LN(2*[.A112]+1)-4/(LN(2*[.A112]+1))^2" office:value-type="float" office:value="0.601418631916853" calcext:value-type="float">
            <text:p>0.601418631916853</text:p>
          </table:table-cell>
          <table:table-cell/>
          <table:table-cell table:formula="of:=3.39/LN([.A112])" office:value-type="float" office:value="0.71709792595848" calcext:value-type="float">
            <text:p>0.71709792595848</text:p>
          </table:table-cell>
          <table:table-cell table:formula="of:=4/LN(2*[.A112]+1)" office:value-type="float" office:value="0.737333982269029" calcext:value-type="float">
            <text:p>0.737333982269029</text:p>
          </table:table-cell>
          <table:table-cell/>
          <table:table-cell table:formula="of:=LN([.A112])" office:value-type="float" office:value="4.72738781871234" calcext:value-type="float">
            <text:p>4.72738781871234</text:p>
          </table:table-cell>
          <table:table-cell table:formula="of:=LN(2*[.A112]+1)" office:value-type="float" office:value="5.4249500174814" calcext:value-type="float">
            <text:p>5.4249500174814</text:p>
          </table:table-cell>
          <table:table-cell table:formula="of:=[.M112]/[.N112]" office:value-type="float" office:value="0.871415921525317" calcext:value-type="float">
            <text:p>0.87141592152531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3.39*([.A113]/LN([.A113])))+1" office:value-type="float" office:value="82.5970876665872" calcext:value-type="float">
            <text:p>82.5970876665872</text:p>
          </table:table-cell>
          <table:table-cell table:formula="of:=2*((2*[.A113]+1)/(LN(2*[.A113]+1)))" office:value-type="float" office:value="84.2884490042771" calcext:value-type="float">
            <text:p>84.2884490042771</text:p>
          </table:table-cell>
          <table:table-cell table:formula="of:=[.C113]-[.B113]" office:value-type="float" office:value="1.6913613376899" calcext:value-type="float">
            <text:p>1.6913613376899</text:p>
          </table:table-cell>
          <table:table-cell table:formula="of:=SIGN([.D113])" office:value-type="float" office:value="1" calcext:value-type="float">
            <text:p>1</text:p>
          </table:table-cell>
          <table:table-cell/>
          <table:table-cell table:formula="of:=3.39/LN([.A113])-3.39/((LN([.A113]))^2)" office:value-type="float" office:value="0.56463767349247" calcext:value-type="float">
            <text:p>0.56463767349247</text:p>
          </table:table-cell>
          <table:table-cell table:formula="of:=4/LN(2*[.A113]+1)-4/(LN(2*[.A113]+1))^2" office:value-type="float" office:value="0.600666787597725" calcext:value-type="float">
            <text:p>0.600666787597725</text:p>
          </table:table-cell>
          <table:table-cell/>
          <table:table-cell table:formula="of:=3.39/LN([.A113])" office:value-type="float" office:value="0.715763926899888" calcext:value-type="float">
            <text:p>0.715763926899888</text:p>
          </table:table-cell>
          <table:table-cell table:formula="of:=4/LN(2*[.A113]+1)" office:value-type="float" office:value="0.736143659426001" calcext:value-type="float">
            <text:p>0.736143659426001</text:p>
          </table:table-cell>
          <table:table-cell/>
          <table:table-cell table:formula="of:=LN([.A113])" office:value-type="float" office:value="4.7361984483945" calcext:value-type="float">
            <text:p>4.7361984483945</text:p>
          </table:table-cell>
          <table:table-cell table:formula="of:=LN(2*[.A113]+1)" office:value-type="float" office:value="5.43372200355424" calcext:value-type="float">
            <text:p>5.43372200355424</text:p>
          </table:table-cell>
          <table:table-cell table:formula="of:=[.M113]/[.N113]" office:value-type="float" office:value="0.871630614392218" calcext:value-type="float">
            <text:p>0.87163061439221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3.39*([.A114]/LN([.A114])))+1" office:value-type="float" office:value="83.1613438197856" calcext:value-type="float">
            <text:p>83.1613438197856</text:p>
          </table:table-cell>
          <table:table-cell table:formula="of:=2*((2*[.A114]+1)/(LN(2*[.A114]+1)))" office:value-type="float" office:value="84.8887433073757" calcext:value-type="float">
            <text:p>84.8887433073757</text:p>
          </table:table-cell>
          <table:table-cell table:formula="of:=[.C114]-[.B114]" office:value-type="float" office:value="1.72739948759015" calcext:value-type="float">
            <text:p>1.72739948759015</text:p>
          </table:table-cell>
          <table:table-cell table:formula="of:=SIGN([.D114])" office:value-type="float" office:value="1" calcext:value-type="float">
            <text:p>1</text:p>
          </table:table-cell>
          <table:table-cell/>
          <table:table-cell table:formula="of:=3.39/LN([.A114])-3.39/((LN([.A114]))^2)" office:value-type="float" office:value="0.563876038607277" calcext:value-type="float">
            <text:p>0.563876038607277</text:p>
          </table:table-cell>
          <table:table-cell table:formula="of:=4/LN(2*[.A114]+1)-4/(LN(2*[.A114]+1))^2" office:value-type="float" office:value="0.599923177371152" calcext:value-type="float">
            <text:p>0.599923177371152</text:p>
          </table:table-cell>
          <table:table-cell/>
          <table:table-cell table:formula="of:=3.39/LN([.A114])" office:value-type="float" office:value="0.714446467998136" calcext:value-type="float">
            <text:p>0.714446467998136</text:p>
          </table:table-cell>
          <table:table-cell table:formula="of:=4/LN(2*[.A114]+1)" office:value-type="float" office:value="0.734967474522734" calcext:value-type="float">
            <text:p>0.734967474522734</text:p>
          </table:table-cell>
          <table:table-cell/>
          <table:table-cell table:formula="of:=LN([.A114])" office:value-type="float" office:value="4.74493212836325" calcext:value-type="float">
            <text:p>4.74493212836325</text:p>
          </table:table-cell>
          <table:table-cell table:formula="of:=LN(2*[.A114]+1)" office:value-type="float" office:value="5.44241771052179" calcext:value-type="float">
            <text:p>5.44241771052179</text:p>
          </table:table-cell>
          <table:table-cell table:formula="of:=[.M114]/[.N114]" office:value-type="float" office:value="0.871842695791229" calcext:value-type="float">
            <text:p>0.87184269579122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3.39*([.A115]/LN([.A115])))+1" office:value-type="float" office:value="83.7248425275962" calcext:value-type="float">
            <text:p>83.7248425275962</text:p>
          </table:table-cell>
          <table:table-cell table:formula="of:=2*((2*[.A115]+1)/(LN(2*[.A115]+1)))" office:value-type="float" office:value="85.4882980499201" calcext:value-type="float">
            <text:p>85.4882980499201</text:p>
          </table:table-cell>
          <table:table-cell table:formula="of:=[.C115]-[.B115]" office:value-type="float" office:value="1.76345552232385" calcext:value-type="float">
            <text:p>1.76345552232385</text:p>
          </table:table-cell>
          <table:table-cell table:formula="of:=SIGN([.D115])" office:value-type="float" office:value="1" calcext:value-type="float">
            <text:p>1</text:p>
          </table:table-cell>
          <table:table-cell/>
          <table:table-cell table:formula="of:=3.39/LN([.A115])-3.39/((LN([.A115]))^2)" office:value-type="float" office:value="0.563122755260812" calcext:value-type="float">
            <text:p>0.563122755260812</text:p>
          </table:table-cell>
          <table:table-cell table:formula="of:=4/LN(2*[.A115]+1)-4/(LN(2*[.A115]+1))^2" office:value-type="float" office:value="0.599187639996883" calcext:value-type="float">
            <text:p>0.599187639996883</text:p>
          </table:table-cell>
          <table:table-cell/>
          <table:table-cell table:formula="of:=3.39/LN([.A115])" office:value-type="float" office:value="0.713145194203416" calcext:value-type="float">
            <text:p>0.713145194203416</text:p>
          </table:table-cell>
          <table:table-cell table:formula="of:=4/LN(2*[.A115]+1)" office:value-type="float" office:value="0.733805133475709" calcext:value-type="float">
            <text:p>0.733805133475709</text:p>
          </table:table-cell>
          <table:table-cell/>
          <table:table-cell table:formula="of:=LN([.A115])" office:value-type="float" office:value="4.75359019110636" calcext:value-type="float">
            <text:p>4.75359019110636</text:p>
          </table:table-cell>
          <table:table-cell table:formula="of:=LN(2*[.A115]+1)" office:value-type="float" office:value="5.4510384535657" calcext:value-type="float">
            <text:p>5.4510384535657</text:p>
          </table:table-cell>
          <table:table-cell table:formula="of:=[.M115]/[.N115]" office:value-type="float" office:value="0.872052221168407" calcext:value-type="float">
            <text:p>0.87205222116840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3.39*([.A116]/LN([.A116])))+1" office:value-type="float" office:value="84.2875920599579" calcext:value-type="float">
            <text:p>84.2875920599579</text:p>
          </table:table-cell>
          <table:table-cell table:formula="of:=2*((2*[.A116]+1)/(LN(2*[.A116]+1)))" office:value-type="float" office:value="86.087121226029" calcext:value-type="float">
            <text:p>86.087121226029</text:p>
          </table:table-cell>
          <table:table-cell table:formula="of:=[.C116]-[.B116]" office:value-type="float" office:value="1.7995291660711" calcext:value-type="float">
            <text:p>1.7995291660711</text:p>
          </table:table-cell>
          <table:table-cell table:formula="of:=SIGN([.D116])" office:value-type="float" office:value="1" calcext:value-type="float">
            <text:p>1</text:p>
          </table:table-cell>
          <table:table-cell/>
          <table:table-cell table:formula="of:=3.39/LN([.A116])-3.39/((LN([.A116]))^2)" office:value-type="float" office:value="0.56237766101618" calcext:value-type="float">
            <text:p>0.56237766101618</text:p>
          </table:table-cell>
          <table:table-cell table:formula="of:=4/LN(2*[.A116]+1)-4/(LN(2*[.A116]+1))^2" office:value-type="float" office:value="0.598460018746014" calcext:value-type="float">
            <text:p>0.598460018746014</text:p>
          </table:table-cell>
          <table:table-cell/>
          <table:table-cell table:formula="of:=3.39/LN([.A116])" office:value-type="float" office:value="0.711859761196221" calcext:value-type="float">
            <text:p>0.711859761196221</text:p>
          </table:table-cell>
          <table:table-cell table:formula="of:=4/LN(2*[.A116]+1)" office:value-type="float" office:value="0.732656350859821" calcext:value-type="float">
            <text:p>0.732656350859821</text:p>
          </table:table-cell>
          <table:table-cell/>
          <table:table-cell table:formula="of:=LN([.A116])" office:value-type="float" office:value="4.76217393479776" calcext:value-type="float">
            <text:p>4.76217393479776</text:p>
          </table:table-cell>
          <table:table-cell table:formula="of:=LN(2*[.A116]+1)" office:value-type="float" office:value="5.45958551414416" calcext:value-type="float">
            <text:p>5.45958551414416</text:p>
          </table:table-cell>
          <table:table-cell table:formula="of:=[.M116]/[.N116]" office:value-type="float" office:value="0.87225924430717" calcext:value-type="float">
            <text:p>0.8722592443071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3.39*([.A117]/LN([.A117])))+1" office:value-type="float" office:value="84.8496005266338" calcext:value-type="float">
            <text:p>84.8496005266338</text:p>
          </table:table-cell>
          <table:table-cell table:formula="of:=2*((2*[.A117]+1)/(LN(2*[.A117]+1)))" office:value-type="float" office:value="86.6852206752797" calcext:value-type="float">
            <text:p>86.6852206752797</text:p>
          </table:table-cell>
          <table:table-cell table:formula="of:=[.C117]-[.B117]" office:value-type="float" office:value="1.8356201486459" calcext:value-type="float">
            <text:p>1.8356201486459</text:p>
          </table:table-cell>
          <table:table-cell table:formula="of:=SIGN([.D117])" office:value-type="float" office:value="1" calcext:value-type="float">
            <text:p>1</text:p>
          </table:table-cell>
          <table:table-cell/>
          <table:table-cell table:formula="of:=3.39/LN([.A117])-3.39/((LN([.A117]))^2)" office:value-type="float" office:value="0.561640597931713" calcext:value-type="float">
            <text:p>0.561640597931713</text:p>
          </table:table-cell>
          <table:table-cell table:formula="of:=4/LN(2*[.A117]+1)-4/(LN(2*[.A117]+1))^2" office:value-type="float" office:value="0.597740161237705" calcext:value-type="float">
            <text:p>0.597740161237705</text:p>
          </table:table-cell>
          <table:table-cell/>
          <table:table-cell table:formula="of:=3.39/LN([.A117])" office:value-type="float" office:value="0.710589834971473" calcext:value-type="float">
            <text:p>0.710589834971473</text:p>
          </table:table-cell>
          <table:table-cell table:formula="of:=4/LN(2*[.A117]+1)" office:value-type="float" office:value="0.73152084958042" calcext:value-type="float">
            <text:p>0.73152084958042</text:p>
          </table:table-cell>
          <table:table-cell/>
          <table:table-cell table:formula="of:=LN([.A117])" office:value-type="float" office:value="4.77068462446567" calcext:value-type="float">
            <text:p>4.77068462446567</text:p>
          </table:table-cell>
          <table:table-cell table:formula="of:=LN(2*[.A117]+1)" office:value-type="float" office:value="5.46806014113513" calcext:value-type="float">
            <text:p>5.46806014113513</text:p>
          </table:table-cell>
          <table:table-cell table:formula="of:=[.M117]/[.N117]" office:value-type="float" office:value="0.872463817392342" calcext:value-type="float">
            <text:p>0.87246381739234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3.39*([.A118]/LN([.A118])))+1" office:value-type="float" office:value="85.410875881626" calcext:value-type="float">
            <text:p>85.410875881626</text:p>
          </table:table-cell>
          <table:table-cell table:formula="of:=2*((2*[.A118]+1)/(LN(2*[.A118]+1)))" office:value-type="float" office:value="87.2826040869774" calcext:value-type="float">
            <text:p>87.2826040869774</text:p>
          </table:table-cell>
          <table:table-cell table:formula="of:=[.C118]-[.B118]" office:value-type="float" office:value="1.87172820535143" calcext:value-type="float">
            <text:p>1.87172820535143</text:p>
          </table:table-cell>
          <table:table-cell table:formula="of:=SIGN([.D118])" office:value-type="float" office:value="1" calcext:value-type="float">
            <text:p>1</text:p>
          </table:table-cell>
          <table:table-cell/>
          <table:table-cell table:formula="of:=3.39/LN([.A118])-3.39/((LN([.A118]))^2)" office:value-type="float" office:value="0.560911412400535" calcext:value-type="float">
            <text:p>0.560911412400535</text:p>
          </table:table-cell>
          <table:table-cell table:formula="of:=4/LN(2*[.A118]+1)-4/(LN(2*[.A118]+1))^2" office:value-type="float" office:value="0.597027919283121" calcext:value-type="float">
            <text:p>0.597027919283121</text:p>
          </table:table-cell>
          <table:table-cell/>
          <table:table-cell table:formula="of:=3.39/LN([.A118])" office:value-type="float" office:value="0.709335091442235" calcext:value-type="float">
            <text:p>0.709335091442235</text:p>
          </table:table-cell>
          <table:table-cell table:formula="of:=4/LN(2*[.A118]+1)" office:value-type="float" office:value="0.73039836056048" calcext:value-type="float">
            <text:p>0.73039836056048</text:p>
          </table:table-cell>
          <table:table-cell/>
          <table:table-cell table:formula="of:=LN([.A118])" office:value-type="float" office:value="4.77912349311153" calcext:value-type="float">
            <text:p>4.77912349311153</text:p>
          </table:table-cell>
          <table:table-cell table:formula="of:=LN(2*[.A118]+1)" office:value-type="float" office:value="5.47646355193151" calcext:value-type="float">
            <text:p>5.47646355193151</text:p>
          </table:table-cell>
          <table:table-cell table:formula="of:=[.M118]/[.N118]" office:value-type="float" office:value="0.872665991071184" calcext:value-type="float">
            <text:p>0.87266599107118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3.39*([.A119]/LN([.A119])))+1" office:value-type="float" office:value="85.9714259274326" calcext:value-type="float">
            <text:p>85.9714259274326</text:p>
          </table:table-cell>
          <table:table-cell table:formula="of:=2*((2*[.A119]+1)/(LN(2*[.A119]+1)))" office:value-type="float" office:value="87.8792790042719" calcext:value-type="float">
            <text:p>87.8792790042719</text:p>
          </table:table-cell>
          <table:table-cell table:formula="of:=[.C119]-[.B119]" office:value-type="float" office:value="1.90785307683922" calcext:value-type="float">
            <text:p>1.90785307683922</text:p>
          </table:table-cell>
          <table:table-cell table:formula="of:=SIGN([.D119])" office:value-type="float" office:value="1" calcext:value-type="float">
            <text:p>1</text:p>
          </table:table-cell>
          <table:table-cell/>
          <table:table-cell table:formula="of:=3.39/LN([.A119])-3.39/((LN([.A119]))^2)" office:value-type="float" office:value="0.5601899549971" calcext:value-type="float">
            <text:p>0.5601899549971</text:p>
          </table:table-cell>
          <table:table-cell table:formula="of:=4/LN(2*[.A119]+1)-4/(LN(2*[.A119]+1))^2" office:value-type="float" office:value="0.59632314873622" calcext:value-type="float">
            <text:p>0.59632314873622</text:p>
          </table:table-cell>
          <table:table-cell/>
          <table:table-cell table:formula="of:=3.39/LN([.A119])" office:value-type="float" office:value="0.708095216061939" calcext:value-type="float">
            <text:p>0.708095216061939</text:p>
          </table:table-cell>
          <table:table-cell table:formula="of:=4/LN(2*[.A119]+1)" office:value-type="float" office:value="0.72928862244209" calcext:value-type="float">
            <text:p>0.72928862244209</text:p>
          </table:table-cell>
          <table:table-cell/>
          <table:table-cell table:formula="of:=LN([.A119])" office:value-type="float" office:value="4.78749174278205" calcext:value-type="float">
            <text:p>4.78749174278205</text:p>
          </table:table-cell>
          <table:table-cell table:formula="of:=LN(2*[.A119]+1)" office:value-type="float" office:value="5.48479693349066" calcext:value-type="float">
            <text:p>5.48479693349066</text:p>
          </table:table-cell>
          <table:table-cell table:formula="of:=[.M119]/[.N119]" office:value-type="float" office:value="0.8728658145116" calcext:value-type="float">
            <text:p>0.872865814511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3.39*([.A120]/LN([.A120])))+1" office:value-type="float" office:value="86.5312583191558" calcext:value-type="float">
            <text:p>86.5312583191558</text:p>
          </table:table-cell>
          <table:table-cell table:formula="of:=2*((2*[.A120]+1)/(LN(2*[.A120]+1)))" office:value-type="float" office:value="88.4752528281286" calcext:value-type="float">
            <text:p>88.4752528281286</text:p>
          </table:table-cell>
          <table:table-cell table:formula="of:=[.C120]-[.B120]" office:value-type="float" office:value="1.94399450897281" calcext:value-type="float">
            <text:p>1.94399450897281</text:p>
          </table:table-cell>
          <table:table-cell table:formula="of:=SIGN([.D120])" office:value-type="float" office:value="1" calcext:value-type="float">
            <text:p>1</text:p>
          </table:table-cell>
          <table:table-cell/>
          <table:table-cell table:formula="of:=3.39/LN([.A120])-3.39/((LN([.A120]))^2)" office:value-type="float" office:value="0.559476080330368" calcext:value-type="float">
            <text:p>0.559476080330368</text:p>
          </table:table-cell>
          <table:table-cell table:formula="of:=4/LN(2*[.A120]+1)-4/(LN(2*[.A120]+1))^2" office:value-type="float" office:value="0.595625709351034" calcext:value-type="float">
            <text:p>0.595625709351034</text:p>
          </table:table-cell>
          <table:table-cell/>
          <table:table-cell table:formula="of:=3.39/LN([.A120])" office:value-type="float" office:value="0.706869903464098" calcext:value-type="float">
            <text:p>0.706869903464098</text:p>
          </table:table-cell>
          <table:table-cell table:formula="of:=4/LN(2*[.A120]+1)" office:value-type="float" office:value="0.72819138130147" calcext:value-type="float">
            <text:p>0.72819138130147</text:p>
          </table:table-cell>
          <table:table-cell/>
          <table:table-cell table:formula="of:=LN([.A120])" office:value-type="float" office:value="4.79579054559674" calcext:value-type="float">
            <text:p>4.79579054559674</text:p>
          </table:table-cell>
          <table:table-cell table:formula="of:=LN(2*[.A120]+1)" office:value-type="float" office:value="5.49306144334055" calcext:value-type="float">
            <text:p>5.49306144334055</text:p>
          </table:table-cell>
          <table:table-cell table:formula="of:=[.M120]/[.N120]" office:value-type="float" office:value="0.873063335457655" calcext:value-type="float">
            <text:p>0.87306333545765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3.39*([.A121]/LN([.A121])))+1" office:value-type="float" office:value="87.0903805684648" calcext:value-type="float">
            <text:p>87.0903805684648</text:p>
          </table:table-cell>
          <table:table-cell table:formula="of:=2*((2*[.A121]+1)/(LN(2*[.A121]+1)))" office:value-type="float" office:value="89.07053282116" calcext:value-type="float">
            <text:p>89.07053282116</text:p>
          </table:table-cell>
          <table:table-cell table:formula="of:=[.C121]-[.B121]" office:value-type="float" office:value="1.98015225269518" calcext:value-type="float">
            <text:p>1.98015225269518</text:p>
          </table:table-cell>
          <table:table-cell table:formula="of:=SIGN([.D121])" office:value-type="float" office:value="1" calcext:value-type="float">
            <text:p>1</text:p>
          </table:table-cell>
          <table:table-cell/>
          <table:table-cell table:formula="of:=3.39/LN([.A121])-3.39/((LN([.A121]))^2)" office:value-type="float" office:value="0.558769646903261" calcext:value-type="float">
            <text:p>0.558769646903261</text:p>
          </table:table-cell>
          <table:table-cell table:formula="of:=4/LN(2*[.A121]+1)-4/(LN(2*[.A121]+1))^2" office:value-type="float" office:value="0.594935464645115" calcext:value-type="float">
            <text:p>0.594935464645115</text:p>
          </table:table-cell>
          <table:table-cell/>
          <table:table-cell table:formula="of:=3.39/LN([.A121])" office:value-type="float" office:value="0.705658857118564" calcext:value-type="float">
            <text:p>0.705658857118564</text:p>
          </table:table-cell>
          <table:table-cell table:formula="of:=4/LN(2*[.A121]+1)" office:value-type="float" office:value="0.727106390376816" calcext:value-type="float">
            <text:p>0.727106390376816</text:p>
          </table:table-cell>
          <table:table-cell/>
          <table:table-cell table:formula="of:=LN([.A121])" office:value-type="float" office:value="4.80402104473326" calcext:value-type="float">
            <text:p>4.80402104473326</text:p>
          </table:table-cell>
          <table:table-cell table:formula="of:=LN(2*[.A121]+1)" office:value-type="float" office:value="5.50125821054473" calcext:value-type="float">
            <text:p>5.50125821054473</text:p>
          </table:table-cell>
          <table:table-cell table:formula="of:=[.M121]/[.N121]" office:value-type="float" office:value="0.873258600282565" calcext:value-type="float">
            <text:p>0.87325860028256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3.39*([.A122]/LN([.A122])))+1" office:value-type="float" office:value="87.6488000474227" calcext:value-type="float">
            <text:p>87.6488000474227</text:p>
          </table:table-cell>
          <table:table-cell table:formula="of:=2*((2*[.A122]+1)/(LN(2*[.A122]+1)))" office:value-type="float" office:value="89.6651261113231" calcext:value-type="float">
            <text:p>89.6651261113231</text:p>
          </table:table-cell>
          <table:table-cell table:formula="of:=[.C122]-[.B122]" office:value-type="float" office:value="2.01632606390041" calcext:value-type="float">
            <text:p>2.01632606390041</text:p>
          </table:table-cell>
          <table:table-cell table:formula="of:=SIGN([.D122])" office:value-type="float" office:value="1" calcext:value-type="float">
            <text:p>1</text:p>
          </table:table-cell>
          <table:table-cell/>
          <table:table-cell table:formula="of:=3.39/LN([.A122])-3.39/((LN([.A122]))^2)" office:value-type="float" office:value="0.558070516978091" calcext:value-type="float">
            <text:p>0.558070516978091</text:p>
          </table:table-cell>
          <table:table-cell table:formula="of:=4/LN(2*[.A122]+1)-4/(LN(2*[.A122]+1))^2" office:value-type="float" office:value="0.594252281768823" calcext:value-type="float">
            <text:p>0.594252281768823</text:p>
          </table:table-cell>
          <table:table-cell/>
          <table:table-cell table:formula="of:=3.39/LN([.A122])" office:value-type="float" office:value="0.704461789003436" calcext:value-type="float">
            <text:p>0.704461789003436</text:p>
          </table:table-cell>
          <table:table-cell table:formula="of:=4/LN(2*[.A122]+1)" office:value-type="float" office:value="0.726033409808284" calcext:value-type="float">
            <text:p>0.726033409808284</text:p>
          </table:table-cell>
          <table:table-cell/>
          <table:table-cell table:formula="of:=LN([.A122])" office:value-type="float" office:value="4.81218435537242" calcext:value-type="float">
            <text:p>4.81218435537242</text:p>
          </table:table-cell>
          <table:table-cell table:formula="of:=LN(2*[.A122]+1)" office:value-type="float" office:value="5.50938833662798" calcext:value-type="float">
            <text:p>5.50938833662798</text:p>
          </table:table-cell>
          <table:table-cell table:formula="of:=[.M122]/[.N122]" office:value-type="float" office:value="0.873451654039279" calcext:value-type="float">
            <text:p>0.87345165403927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3.39*([.A123]/LN([.A123])))+1" office:value-type="float" office:value="88.2065239921803" calcext:value-type="float">
            <text:p>88.2065239921803</text:p>
          </table:table-cell>
          <table:table-cell table:formula="of:=2*((2*[.A123]+1)/(LN(2*[.A123]+1)))" office:value-type="float" office:value="90.2590396954892" calcext:value-type="float">
            <text:p>90.2590396954892</text:p>
          </table:table-cell>
          <table:table-cell table:formula="of:=[.C123]-[.B123]" office:value-type="float" office:value="2.05251570330894" calcext:value-type="float">
            <text:p>2.05251570330894</text:p>
          </table:table-cell>
          <table:table-cell table:formula="of:=SIGN([.D123])" office:value-type="float" office:value="1" calcext:value-type="float">
            <text:p>1</text:p>
          </table:table-cell>
          <table:table-cell/>
          <table:table-cell table:formula="of:=3.39/LN([.A123])-3.39/((LN([.A123]))^2)" office:value-type="float" office:value="0.557378556447664" calcext:value-type="float">
            <text:p>0.557378556447664</text:p>
          </table:table-cell>
          <table:table-cell table:formula="of:=4/LN(2*[.A123]+1)-4/(LN(2*[.A123]+1))^2" office:value-type="float" office:value="0.593576031380167" calcext:value-type="float">
            <text:p>0.593576031380167</text:p>
          </table:table-cell>
          <table:table-cell/>
          <table:table-cell table:formula="of:=3.39/LN([.A123])" office:value-type="float" office:value="0.703278419291777" calcext:value-type="float">
            <text:p>0.703278419291777</text:p>
          </table:table-cell>
          <table:table-cell table:formula="of:=4/LN(2*[.A123]+1)" office:value-type="float" office:value="0.724972206389472" calcext:value-type="float">
            <text:p>0.724972206389472</text:p>
          </table:table-cell>
          <table:table-cell/>
          <table:table-cell table:formula="of:=LN([.A123])" office:value-type="float" office:value="4.82028156560504" calcext:value-type="float">
            <text:p>4.82028156560504</text:p>
          </table:table-cell>
          <table:table-cell table:formula="of:=LN(2*[.A123]+1)" office:value-type="float" office:value="5.51745289646471" calcext:value-type="float">
            <text:p>5.51745289646471</text:p>
          </table:table-cell>
          <table:table-cell table:formula="of:=[.M123]/[.N123]" office:value-type="float" office:value="0.873642540508795" calcext:value-type="float">
            <text:p>0.87364254050879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3.39*([.A124]/LN([.A124])))+1" office:value-type="float" office:value="88.7635595065452" calcext:value-type="float">
            <text:p>88.7635595065452</text:p>
          </table:table-cell>
          <table:table-cell table:formula="of:=2*((2*[.A124]+1)/(LN(2*[.A124]+1)))" office:value-type="float" office:value="90.8522804428915" calcext:value-type="float">
            <text:p>90.8522804428915</text:p>
          </table:table-cell>
          <table:table-cell table:formula="of:=[.C124]-[.B124]" office:value-type="float" office:value="2.08872093634636" calcext:value-type="float">
            <text:p>2.08872093634636</text:p>
          </table:table-cell>
          <table:table-cell table:formula="of:=SIGN([.D124])" office:value-type="float" office:value="1" calcext:value-type="float">
            <text:p>1</text:p>
          </table:table-cell>
          <table:table-cell/>
          <table:table-cell table:formula="of:=3.39/LN([.A124])-3.39/((LN([.A124]))^2)" office:value-type="float" office:value="0.55669363471178" calcext:value-type="float">
            <text:p>0.55669363471178</text:p>
          </table:table-cell>
          <table:table-cell table:formula="of:=4/LN(2*[.A124]+1)-4/(LN(2*[.A124]+1))^2" office:value-type="float" office:value="0.592906587524924" calcext:value-type="float">
            <text:p>0.592906587524924</text:p>
          </table:table-cell>
          <table:table-cell/>
          <table:table-cell table:formula="of:=3.39/LN([.A124])" office:value-type="float" office:value="0.702108476052361" calcext:value-type="float">
            <text:p>0.702108476052361</text:p>
          </table:table-cell>
          <table:table-cell table:formula="of:=4/LN(2*[.A124]+1)" office:value-type="float" office:value="0.723922553329813" calcext:value-type="float">
            <text:p>0.723922553329813</text:p>
          </table:table-cell>
          <table:table-cell/>
          <table:table-cell table:formula="of:=LN([.A124])" office:value-type="float" office:value="4.8283137373023" calcext:value-type="float">
            <text:p>4.8283137373023</text:p>
          </table:table-cell>
          <table:table-cell table:formula="of:=LN(2*[.A124]+1)" office:value-type="float" office:value="5.52545293913178" calcext:value-type="float">
            <text:p>5.52545293913178</text:p>
          </table:table-cell>
          <table:table-cell table:formula="of:=[.M124]/[.N124]" office:value-type="float" office:value="0.873831302246323" calcext:value-type="float">
            <text:p>0.87383130224632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3.39*([.A125]/LN([.A125])))+1" office:value-type="float" office:value="89.3199135654285" calcext:value-type="float">
            <text:p>89.3199135654285</text:p>
          </table:table-cell>
          <table:table-cell table:formula="of:=2*((2*[.A125]+1)/(LN(2*[.A125]+1)))" office:value-type="float" office:value="91.4448550984546" calcext:value-type="float">
            <text:p>91.4448550984546</text:p>
          </table:table-cell>
          <table:table-cell table:formula="of:=[.C125]-[.B125]" office:value-type="float" office:value="2.12494153302617" calcext:value-type="float">
            <text:p>2.12494153302617</text:p>
          </table:table-cell>
          <table:table-cell table:formula="of:=SIGN([.D125])" office:value-type="float" office:value="1" calcext:value-type="float">
            <text:p>1</text:p>
          </table:table-cell>
          <table:table-cell/>
          <table:table-cell table:formula="of:=3.39/LN([.A125])-3.39/((LN([.A125]))^2)" office:value-type="float" office:value="0.556015624558848" calcext:value-type="float">
            <text:p>0.556015624558848</text:p>
          </table:table-cell>
          <table:table-cell table:formula="of:=4/LN(2*[.A125]+1)-4/(LN(2*[.A125]+1))^2" office:value-type="float" office:value="0.592243827521765" calcext:value-type="float">
            <text:p>0.592243827521765</text:p>
          </table:table-cell>
          <table:table-cell/>
          <table:table-cell table:formula="of:=3.39/LN([.A125])" office:value-type="float" office:value="0.700951694963718" calcext:value-type="float">
            <text:p>0.700951694963718</text:p>
          </table:table-cell>
          <table:table-cell table:formula="of:=4/LN(2*[.A125]+1)" office:value-type="float" office:value="0.722884230027309" calcext:value-type="float">
            <text:p>0.722884230027309</text:p>
          </table:table-cell>
          <table:table-cell/>
          <table:table-cell table:formula="of:=LN([.A125])" office:value-type="float" office:value="4.83628190695148" calcext:value-type="float">
            <text:p>4.83628190695148</text:p>
          </table:table-cell>
          <table:table-cell table:formula="of:=LN(2*[.A125]+1)" office:value-type="float" office:value="5.53338948872752" calcext:value-type="float">
            <text:p>5.53338948872752</text:p>
          </table:table-cell>
          <table:table-cell table:formula="of:=[.M125]/[.N125]" office:value-type="float" office:value="0.874017980625406" calcext:value-type="float">
            <text:p>0.87401798062540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3.39*([.A126]/LN([.A126])))+1" office:value-type="float" office:value="89.8755930181765" calcext:value-type="float">
            <text:p>89.8755930181765</text:p>
          </table:table-cell>
          <table:table-cell table:formula="of:=2*((2*[.A126]+1)/(LN(2*[.A126]+1)))" office:value-type="float" office:value="92.0367702860123" calcext:value-type="float">
            <text:p>92.0367702860123</text:p>
          </table:table-cell>
          <table:table-cell table:formula="of:=[.C126]-[.B126]" office:value-type="float" office:value="2.16117726783575" calcext:value-type="float">
            <text:p>2.16117726783575</text:p>
          </table:table-cell>
          <table:table-cell table:formula="of:=SIGN([.D126])" office:value-type="float" office:value="1" calcext:value-type="float">
            <text:p>1</text:p>
          </table:table-cell>
          <table:table-cell/>
          <table:table-cell table:formula="of:=3.39/LN([.A126])-3.39/((LN([.A126]))^2)" office:value-type="float" office:value="0.555344402052387" calcext:value-type="float">
            <text:p>0.555344402052387</text:p>
          </table:table-cell>
          <table:table-cell table:formula="of:=4/LN(2*[.A126]+1)-4/(LN(2*[.A126]+1))^2" office:value-type="float" office:value="0.59158763185215" calcext:value-type="float">
            <text:p>0.59158763185215</text:p>
          </table:table-cell>
          <table:table-cell/>
          <table:table-cell table:formula="of:=3.39/LN([.A126])" office:value-type="float" office:value="0.69980781904076" calcext:value-type="float">
            <text:p>0.69980781904076</text:p>
          </table:table-cell>
          <table:table-cell table:formula="of:=4/LN(2*[.A126]+1)" office:value-type="float" office:value="0.721857021851077" calcext:value-type="float">
            <text:p>0.721857021851077</text:p>
          </table:table-cell>
          <table:table-cell/>
          <table:table-cell table:formula="of:=LN([.A126])" office:value-type="float" office:value="4.84418708645859" calcext:value-type="float">
            <text:p>4.84418708645859</text:p>
          </table:table-cell>
          <table:table-cell table:formula="of:=LN(2*[.A126]+1)" office:value-type="float" office:value="5.54126354515843" calcext:value-type="float">
            <text:p>5.54126354515843</text:p>
          </table:table-cell>
          <table:table-cell table:formula="of:=[.M126]/[.N126]" office:value-type="float" office:value="0.874202615880111" calcext:value-type="float">
            <text:p>0.87420261588011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3.39*([.A127]/LN([.A127])))+1" office:value-type="float" office:value="90.4306045917913" calcext:value-type="float">
            <text:p>90.4306045917913</text:p>
          </table:table-cell>
          <table:table-cell table:formula="of:=2*((2*[.A127]+1)/(LN(2*[.A127]+1)))" office:value-type="float" office:value="92.6280325114168" calcext:value-type="float">
            <text:p>92.6280325114168</text:p>
          </table:table-cell>
          <table:table-cell table:formula="of:=[.C127]-[.B127]" office:value-type="float" office:value="2.19742791962553" calcext:value-type="float">
            <text:p>2.19742791962553</text:p>
          </table:table-cell>
          <table:table-cell table:formula="of:=SIGN([.D127])" office:value-type="float" office:value="1" calcext:value-type="float">
            <text:p>1</text:p>
          </table:table-cell>
          <table:table-cell/>
          <table:table-cell table:formula="of:=3.39/LN([.A127])-3.39/((LN([.A127]))^2)" office:value-type="float" office:value="0.554679846422165" calcext:value-type="float">
            <text:p>0.554679846422165</text:p>
          </table:table-cell>
          <table:table-cell table:formula="of:=4/LN(2*[.A127]+1)-4/(LN(2*[.A127]+1))^2" office:value-type="float" office:value="0.59093788405475" calcext:value-type="float">
            <text:p>0.59093788405475</text:p>
          </table:table-cell>
          <table:table-cell/>
          <table:table-cell table:formula="of:=3.39/LN([.A127])" office:value-type="float" office:value="0.698676598373369" calcext:value-type="float">
            <text:p>0.698676598373369</text:p>
          </table:table-cell>
          <table:table-cell table:formula="of:=4/LN(2*[.A127]+1)" office:value-type="float" office:value="0.720840719933205" calcext:value-type="float">
            <text:p>0.720840719933205</text:p>
          </table:table-cell>
          <table:table-cell/>
          <table:table-cell table:formula="of:=LN([.A127])" office:value-type="float" office:value="4.85203026391962" calcext:value-type="float">
            <text:p>4.85203026391962</text:p>
          </table:table-cell>
          <table:table-cell table:formula="of:=LN(2*[.A127]+1)" office:value-type="float" office:value="5.54907608489522" calcext:value-type="float">
            <text:p>5.54907608489522</text:p>
          </table:table-cell>
          <table:table-cell table:formula="of:=[.M127]/[.N127]" office:value-type="float" office:value="0.874385247145379" calcext:value-type="float">
            <text:p>0.87438524714537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3.39*([.A128]/LN([.A128])))+1" office:value-type="float" office:value="90.9849548940439" calcext:value-type="float">
            <text:p>90.9849548940439</text:p>
          </table:table-cell>
          <table:table-cell table:formula="of:=2*((2*[.A128]+1)/(LN(2*[.A128]+1)))" office:value-type="float" office:value="93.2186481655456" calcext:value-type="float">
            <text:p>93.2186481655456</text:p>
          </table:table-cell>
          <table:table-cell table:formula="of:=[.C128]-[.B128]" office:value-type="float" office:value="2.23369327150174" calcext:value-type="float">
            <text:p>2.23369327150174</text:p>
          </table:table-cell>
          <table:table-cell table:formula="of:=SIGN([.D128])" office:value-type="float" office:value="1" calcext:value-type="float">
            <text:p>1</text:p>
          </table:table-cell>
          <table:table-cell/>
          <table:table-cell table:formula="of:=3.39/LN([.A128])-3.39/((LN([.A128]))^2)" office:value-type="float" office:value="0.554021839959754" calcext:value-type="float">
            <text:p>0.554021839959754</text:p>
          </table:table-cell>
          <table:table-cell table:formula="of:=4/LN(2*[.A128]+1)-4/(LN(2*[.A128]+1))^2" office:value-type="float" office:value="0.590294470624183" calcext:value-type="float">
            <text:p>0.590294470624183</text:p>
          </table:table-cell>
          <table:table-cell/>
          <table:table-cell table:formula="of:=3.39/LN([.A128])" office:value-type="float" office:value="0.697557789876309" calcext:value-type="float">
            <text:p>0.697557789876309</text:p>
          </table:table-cell>
          <table:table-cell table:formula="of:=4/LN(2*[.A128]+1)" office:value-type="float" office:value="0.719835120969464" calcext:value-type="float">
            <text:p>0.719835120969464</text:p>
          </table:table-cell>
          <table:table-cell/>
          <table:table-cell table:formula="of:=LN([.A128])" office:value-type="float" office:value="4.85981240436167" calcext:value-type="float">
            <text:p>4.85981240436167</text:p>
          </table:table-cell>
          <table:table-cell table:formula="of:=LN(2*[.A128]+1)" office:value-type="float" office:value="5.55682806169954" calcext:value-type="float">
            <text:p>5.55682806169954</text:p>
          </table:table-cell>
          <table:table-cell table:formula="of:=[.M128]/[.N128]" office:value-type="float" office:value="0.874565912495647" calcext:value-type="float">
            <text:p>0.87456591249564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3.39*([.A129]/LN([.A129])))+1" office:value-type="float" office:value="91.538650416486" calcext:value-type="float">
            <text:p>91.538650416486</text:p>
          </table:table-cell>
          <table:table-cell table:formula="of:=2*((2*[.A129]+1)/(LN(2*[.A129]+1)))" office:value-type="float" office:value="93.8086235272079" calcext:value-type="float">
            <text:p>93.8086235272079</text:p>
          </table:table-cell>
          <table:table-cell table:formula="of:=[.C129]-[.B129]" office:value-type="float" office:value="2.26997311072192" calcext:value-type="float">
            <text:p>2.26997311072192</text:p>
          </table:table-cell>
          <table:table-cell table:formula="of:=SIGN([.D129])" office:value-type="float" office:value="1" calcext:value-type="float">
            <text:p>1</text:p>
          </table:table-cell>
          <table:table-cell/>
          <table:table-cell table:formula="of:=3.39/LN([.A129])-3.39/((LN([.A129]))^2)" office:value-type="float" office:value="0.553370267918289" calcext:value-type="float">
            <text:p>0.553370267918289</text:p>
          </table:table-cell>
          <table:table-cell table:formula="of:=4/LN(2*[.A129]+1)-4/(LN(2*[.A129]+1))^2" office:value-type="float" office:value="0.589657280913861" calcext:value-type="float">
            <text:p>0.589657280913861</text:p>
          </table:table-cell>
          <table:table-cell/>
          <table:table-cell table:formula="of:=3.39/LN([.A129])" office:value-type="float" office:value="0.696451157049892" calcext:value-type="float">
            <text:p>0.696451157049892</text:p>
          </table:table-cell>
          <table:table-cell table:formula="of:=4/LN(2*[.A129]+1)" office:value-type="float" office:value="0.718840027028413" calcext:value-type="float">
            <text:p>0.718840027028413</text:p>
          </table:table-cell>
          <table:table-cell/>
          <table:table-cell table:formula="of:=LN([.A129])" office:value-type="float" office:value="4.86753445045558" calcext:value-type="float">
            <text:p>4.86753445045558</text:p>
          </table:table-cell>
          <table:table-cell table:formula="of:=LN(2*[.A129]+1)" office:value-type="float" office:value="5.56452040732269" calcext:value-type="float">
            <text:p>5.56452040732269</text:p>
          </table:table-cell>
          <table:table-cell table:formula="of:=[.M129]/[.N129]" office:value-type="float" office:value="0.874744648981805" calcext:value-type="float">
            <text:p>0.87474464898180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3.39*([.A130]/LN([.A130])))+1" office:value-type="float" office:value="92.0916975373628" calcext:value-type="float">
            <text:p>92.0916975373628</text:p>
          </table:table-cell>
          <table:table-cell table:formula="of:=2*((2*[.A130]+1)/(LN(2*[.A130]+1)))" office:value-type="float" office:value="94.3979647659567" calcext:value-type="float">
            <text:p>94.3979647659567</text:p>
          </table:table-cell>
          <table:table-cell table:formula="of:=[.C130]-[.B130]" office:value-type="float" office:value="2.30626722859387" calcext:value-type="float">
            <text:p>2.30626722859387</text:p>
          </table:table-cell>
          <table:table-cell table:formula="of:=SIGN([.D130])" office:value-type="float" office:value="1" calcext:value-type="float">
            <text:p>1</text:p>
          </table:table-cell>
          <table:table-cell/>
          <table:table-cell table:formula="of:=3.39/LN([.A130])-3.39/((LN([.A130]))^2)" office:value-type="float" office:value="0.552725018416236" calcext:value-type="float">
            <text:p>0.552725018416236</text:p>
          </table:table-cell>
          <table:table-cell table:formula="of:=4/LN(2*[.A130]+1)-4/(LN(2*[.A130]+1))^2" office:value-type="float" office:value="0.589026207042727" calcext:value-type="float">
            <text:p>0.589026207042727</text:p>
          </table:table-cell>
          <table:table-cell/>
          <table:table-cell table:formula="of:=3.39/LN([.A130])" office:value-type="float" office:value="0.695356469750861" calcext:value-type="float">
            <text:p>0.695356469750861</text:p>
          </table:table-cell>
          <table:table-cell table:formula="of:=4/LN(2*[.A130]+1)" office:value-type="float" office:value="0.717855245368492" calcext:value-type="float">
            <text:p>0.717855245368492</text:p>
          </table:table-cell>
          <table:table-cell/>
          <table:table-cell table:formula="of:=LN([.A130])" office:value-type="float" office:value="4.87519732320115" calcext:value-type="float">
            <text:p>4.87519732320115</text:p>
          </table:table-cell>
          <table:table-cell table:formula="of:=LN(2*[.A130]+1)" office:value-type="float" office:value="5.57215403217777" calcext:value-type="float">
            <text:p>5.57215403217777</text:p>
          </table:table-cell>
          <table:table-cell table:formula="of:=[.M130]/[.N130]" office:value-type="float" office:value="0.874921492666594" calcext:value-type="float">
            <text:p>0.87492149266659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3.39*([.A131]/LN([.A131])))+1" office:value-type="float" office:value="92.6441025244322" calcext:value-type="float">
            <text:p>92.6441025244322</text:p>
          </table:table-cell>
          <table:table-cell table:formula="of:=2*((2*[.A131]+1)/(LN(2*[.A131]+1)))" office:value-type="float" office:value="94.9866779448093" calcext:value-type="float">
            <text:p>94.9866779448093</text:p>
          </table:table-cell>
          <table:table-cell table:formula="of:=[.C131]-[.B131]" office:value-type="float" office:value="2.34257542037707" calcext:value-type="float">
            <text:p>2.34257542037707</text:p>
          </table:table-cell>
          <table:table-cell table:formula="of:=SIGN([.D131])" office:value-type="float" office:value="1" calcext:value-type="float">
            <text:p>1</text:p>
          </table:table-cell>
          <table:table-cell/>
          <table:table-cell table:formula="of:=3.39/LN([.A131])-3.39/((LN([.A131]))^2)" office:value-type="float" office:value="0.552085982344975" calcext:value-type="float">
            <text:p>0.552085982344975</text:p>
          </table:table-cell>
          <table:table-cell table:formula="of:=4/LN(2*[.A131]+1)-4/(LN(2*[.A131]+1))^2" office:value-type="float" office:value="0.588401143805739" calcext:value-type="float">
            <text:p>0.588401143805739</text:p>
          </table:table-cell>
          <table:table-cell/>
          <table:table-cell table:formula="of:=3.39/LN([.A131])" office:value-type="float" office:value="0.694273503972971" calcext:value-type="float">
            <text:p>0.694273503972971</text:p>
          </table:table-cell>
          <table:table-cell table:formula="of:=4/LN(2*[.A131]+1)" office:value-type="float" office:value="0.716880588262711" calcext:value-type="float">
            <text:p>0.716880588262711</text:p>
          </table:table-cell>
          <table:table-cell/>
          <table:table-cell table:formula="of:=LN([.A131])" office:value-type="float" office:value="4.88280192258637" calcext:value-type="float">
            <text:p>4.88280192258637</text:p>
          </table:table-cell>
          <table:table-cell table:formula="of:=LN(2*[.A131]+1)" office:value-type="float" office:value="5.57972982598622" calcext:value-type="float">
            <text:p>5.57972982598622</text:p>
          </table:table-cell>
          <table:table-cell table:formula="of:=[.M131]/[.N131]" office:value-type="float" office:value="0.875096478658504" calcext:value-type="float">
            <text:p>0.87509647865850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3.39*([.A132]/LN([.A132])))+1" office:value-type="float" office:value="93.1958715376926" calcext:value-type="float">
            <text:p>93.1958715376926</text:p>
          </table:table-cell>
          <table:table-cell table:formula="of:=2*((2*[.A132]+1)/(LN(2*[.A132]+1)))" office:value-type="float" office:value="95.57476902288" calcext:value-type="float">
            <text:p>95.57476902288</text:p>
          </table:table-cell>
          <table:table-cell table:formula="of:=[.C132]-[.B132]" office:value-type="float" office:value="2.37889748518735" calcext:value-type="float">
            <text:p>2.37889748518735</text:p>
          </table:table-cell>
          <table:table-cell table:formula="of:=SIGN([.D132])" office:value-type="float" office:value="1" calcext:value-type="float">
            <text:p>1</text:p>
          </table:table-cell>
          <table:table-cell/>
          <table:table-cell table:formula="of:=3.39/LN([.A132])-3.39/((LN([.A132]))^2)" office:value-type="float" office:value="0.551453053280029" calcext:value-type="float">
            <text:p>0.551453053280029</text:p>
          </table:table-cell>
          <table:table-cell table:formula="of:=4/LN(2*[.A132]+1)-4/(LN(2*[.A132]+1))^2" office:value-type="float" office:value="0.587781988587876" calcext:value-type="float">
            <text:p>0.587781988587876</text:p>
          </table:table-cell>
          <table:table-cell/>
          <table:table-cell table:formula="of:=3.39/LN([.A132])" office:value-type="float" office:value="0.693202041636787" calcext:value-type="float">
            <text:p>0.693202041636787</text:p>
          </table:table-cell>
          <table:table-cell table:formula="of:=4/LN(2*[.A132]+1)" office:value-type="float" office:value="0.715915872830562" calcext:value-type="float">
            <text:p>0.715915872830562</text:p>
          </table:table-cell>
          <table:table-cell/>
          <table:table-cell table:formula="of:=LN([.A132])" office:value-type="float" office:value="4.89034912822175" calcext:value-type="float">
            <text:p>4.89034912822175</text:p>
          </table:table-cell>
          <table:table-cell table:formula="of:=LN(2*[.A132]+1)" office:value-type="float" office:value="5.58724865840025" calcext:value-type="float">
            <text:p>5.58724865840025</text:p>
          </table:table-cell>
          <table:table-cell table:formula="of:=[.M132]/[.N132]" office:value-type="float" office:value="0.875269641144263" calcext:value-type="float">
            <text:p>0.87526964114426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3.39*([.A133]/LN([.A133])))+1" office:value-type="float" office:value="93.7470106320245" calcext:value-type="float">
            <text:p>93.7470106320245</text:p>
          </table:table-cell>
          <table:table-cell table:formula="of:=2*((2*[.A133]+1)/(LN(2*[.A133]+1)))" office:value-type="float" office:value="96.1622438579286" calcext:value-type="float">
            <text:p>96.1622438579286</text:p>
          </table:table-cell>
          <table:table-cell table:formula="of:=[.C133]-[.B133]" office:value-type="float" office:value="2.41523322590403" calcext:value-type="float">
            <text:p>2.41523322590403</text:p>
          </table:table-cell>
          <table:table-cell table:formula="of:=SIGN([.D133])" office:value-type="float" office:value="1" calcext:value-type="float">
            <text:p>1</text:p>
          </table:table-cell>
          <table:table-cell/>
          <table:table-cell table:formula="of:=3.39/LN([.A133])-3.39/((LN([.A133]))^2)" office:value-type="float" office:value="0.550826127395755" calcext:value-type="float">
            <text:p>0.550826127395755</text:p>
          </table:table-cell>
          <table:table-cell table:formula="of:=4/LN(2*[.A133]+1)-4/(LN(2*[.A133]+1))^2" office:value-type="float" office:value="0.587168641281545" calcext:value-type="float">
            <text:p>0.587168641281545</text:p>
          </table:table-cell>
          <table:table-cell/>
          <table:table-cell table:formula="of:=3.39/LN([.A133])" office:value-type="float" office:value="0.692141870388243" calcext:value-type="float">
            <text:p>0.692141870388243</text:p>
          </table:table-cell>
          <table:table-cell table:formula="of:=4/LN(2*[.A133]+1)" office:value-type="float" office:value="0.714960920876792" calcext:value-type="float">
            <text:p>0.714960920876792</text:p>
          </table:table-cell>
          <table:table-cell/>
          <table:table-cell table:formula="of:=LN([.A133])" office:value-type="float" office:value="4.89783979995091" calcext:value-type="float">
            <text:p>4.89783979995091</text:p>
          </table:table-cell>
          <table:table-cell table:formula="of:=LN(2*[.A133]+1)" office:value-type="float" office:value="5.59471137960184" calcext:value-type="float">
            <text:p>5.59471137960184</text:p>
          </table:table-cell>
          <table:table-cell table:formula="of:=[.M133]/[.N133]" office:value-type="float" office:value="0.875441013419977" calcext:value-type="float">
            <text:p>0.87544101341997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3.39*([.A134]/LN([.A134])))+1" office:value-type="float" office:value="94.2975257597477" calcext:value-type="float">
            <text:p>94.2975257597477</text:p>
          </table:table-cell>
          <table:table-cell table:formula="of:=2*((2*[.A134]+1)/(LN(2*[.A134]+1)))" office:value-type="float" office:value="96.7491082088276" calcext:value-type="float">
            <text:p>96.7491082088276</text:p>
          </table:table-cell>
          <table:table-cell table:formula="of:=[.C134]-[.B134]" office:value-type="float" office:value="2.45158244907994" calcext:value-type="float">
            <text:p>2.45158244907994</text:p>
          </table:table-cell>
          <table:table-cell table:formula="of:=SIGN([.D134])" office:value-type="float" office:value="1" calcext:value-type="float">
            <text:p>1</text:p>
          </table:table-cell>
          <table:table-cell/>
          <table:table-cell table:formula="of:=3.39/LN([.A134])-3.39/((LN([.A134]))^2)" office:value-type="float" office:value="0.550205103383351" calcext:value-type="float">
            <text:p>0.550205103383351</text:p>
          </table:table-cell>
          <table:table-cell table:formula="of:=4/LN(2*[.A134]+1)-4/(LN(2*[.A134]+1))^2" office:value-type="float" office:value="0.586561004207202" calcext:value-type="float">
            <text:p>0.586561004207202</text:p>
          </table:table-cell>
          <table:table-cell/>
          <table:table-cell table:formula="of:=3.39/LN([.A134])" office:value-type="float" office:value="0.691092783405538" calcext:value-type="float">
            <text:p>0.691092783405538</text:p>
          </table:table-cell>
          <table:table-cell table:formula="of:=4/LN(2*[.A134]+1)" office:value-type="float" office:value="0.714015558736735" calcext:value-type="float">
            <text:p>0.714015558736735</text:p>
          </table:table-cell>
          <table:table-cell/>
          <table:table-cell table:formula="of:=LN([.A134])" office:value-type="float" office:value="4.90527477843843" calcext:value-type="float">
            <text:p>4.90527477843843</text:p>
          </table:table-cell>
          <table:table-cell table:formula="of:=LN(2*[.A134]+1)" office:value-type="float" office:value="5.6021188208797" calcext:value-type="float">
            <text:p>5.6021188208797</text:p>
          </table:table-cell>
          <table:table-cell table:formula="of:=[.M134]/[.N134]" office:value-type="float" office:value="0.875610627920982" calcext:value-type="float">
            <text:p>0.87561062792098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3.39*([.A135]/LN([.A135])))+1" office:value-type="float" office:value="94.8474227730987" calcext:value-type="float">
            <text:p>94.8474227730987</text:p>
          </table:table-cell>
          <table:table-cell table:formula="of:=2*((2*[.A135]+1)/(LN(2*[.A135]+1)))" office:value-type="float" office:value="97.3353677379524" calcext:value-type="float">
            <text:p>97.3353677379524</text:p>
          </table:table-cell>
          <table:table-cell table:formula="of:=[.C135]-[.B135]" office:value-type="float" office:value="2.48794496485371" calcext:value-type="float">
            <text:p>2.48794496485371</text:p>
          </table:table-cell>
          <table:table-cell table:formula="of:=SIGN([.D135])" office:value-type="float" office:value="1" calcext:value-type="float">
            <text:p>1</text:p>
          </table:table-cell>
          <table:table-cell/>
          <table:table-cell table:formula="of:=3.39/LN([.A135])-3.39/((LN([.A135]))^2)" office:value-type="float" office:value="0.549589882372027" calcext:value-type="float">
            <text:p>0.549589882372027</text:p>
          </table:table-cell>
          <table:table-cell table:formula="of:=4/LN(2*[.A135]+1)-4/(LN(2*[.A135]+1))^2" office:value-type="float" office:value="0.585958982037054" calcext:value-type="float">
            <text:p>0.585958982037054</text:p>
          </table:table-cell>
          <table:table-cell/>
          <table:table-cell table:formula="of:=3.39/LN([.A135])" office:value-type="float" office:value="0.690054579213961" calcext:value-type="float">
            <text:p>0.690054579213961</text:p>
          </table:table-cell>
          <table:table-cell table:formula="of:=4/LN(2*[.A135]+1)" office:value-type="float" office:value="0.713079617127856" calcext:value-type="float">
            <text:p>0.713079617127856</text:p>
          </table:table-cell>
          <table:table-cell/>
          <table:table-cell table:formula="of:=LN([.A135])" office:value-type="float" office:value="4.91265488573605" calcext:value-type="float">
            <text:p>4.91265488573605</text:p>
          </table:table-cell>
          <table:table-cell table:formula="of:=LN(2*[.A135]+1)" office:value-type="float" office:value="5.60947179518496" calcext:value-type="float">
            <text:p>5.60947179518496</text:p>
          </table:table-cell>
          <table:table-cell table:formula="of:=[.M135]/[.N135]" office:value-type="float" office:value="0.875778516250489" calcext:value-type="float">
            <text:p>0.87577851625048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3.39*([.A136]/LN([.A136])))+1" office:value-type="float" office:value="95.3967074266305" calcext:value-type="float">
            <text:p>95.3967074266305</text:p>
          </table:table-cell>
          <table:table-cell table:formula="of:=2*((2*[.A136]+1)/(LN(2*[.A136]+1)))" office:value-type="float" office:value="97.9210280134955" calcext:value-type="float">
            <text:p>97.9210280134955</text:p>
          </table:table-cell>
          <table:table-cell table:formula="of:=[.C136]-[.B136]" office:value-type="float" office:value="2.52432058686499" calcext:value-type="float">
            <text:p>2.52432058686499</text:p>
          </table:table-cell>
          <table:table-cell table:formula="of:=SIGN([.D136])" office:value-type="float" office:value="1" calcext:value-type="float">
            <text:p>1</text:p>
          </table:table-cell>
          <table:table-cell/>
          <table:table-cell table:formula="of:=3.39/LN([.A136])-3.39/((LN([.A136]))^2)" office:value-type="float" office:value="0.548980367853179" calcext:value-type="float">
            <text:p>0.548980367853179</text:p>
          </table:table-cell>
          <table:table-cell table:formula="of:=4/LN(2*[.A136]+1)-4/(LN(2*[.A136]+1))^2" office:value-type="float" office:value="0.585362481721689" calcext:value-type="float">
            <text:p>0.585362481721689</text:p>
          </table:table-cell>
          <table:table-cell/>
          <table:table-cell table:formula="of:=3.39/LN([.A136])" office:value-type="float" office:value="0.689027061508252" calcext:value-type="float">
            <text:p>0.689027061508252</text:p>
          </table:table-cell>
          <table:table-cell table:formula="of:=4/LN(2*[.A136]+1)" office:value-type="float" office:value="0.71215293100724" calcext:value-type="float">
            <text:p>0.71215293100724</text:p>
          </table:table-cell>
          <table:table-cell/>
          <table:table-cell table:formula="of:=LN([.A136])" office:value-type="float" office:value="4.91998092582813" calcext:value-type="float">
            <text:p>4.91998092582813</text:p>
          </table:table-cell>
          <table:table-cell table:formula="of:=LN(2*[.A136]+1)" office:value-type="float" office:value="5.61677109766657" calcext:value-type="float">
            <text:p>5.61677109766657</text:p>
          </table:table-cell>
          <table:table-cell table:formula="of:=[.M136]/[.N136]" office:value-type="float" office:value="0.875944709207053" calcext:value-type="float">
            <text:p>0.87594470920705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3.39*([.A137]/LN([.A137])))+1" office:value-type="float" office:value="95.9453853795381" calcext:value-type="float">
            <text:p>95.9453853795381</text:p>
          </table:table-cell>
          <table:table-cell table:formula="of:=2*((2*[.A137]+1)/(LN(2*[.A137]+1)))" office:value-type="float" office:value="98.5060945117097" calcext:value-type="float">
            <text:p>98.5060945117097</text:p>
          </table:table-cell>
          <table:table-cell table:formula="of:=[.C137]-[.B137]" office:value-type="float" office:value="2.56070913217164" calcext:value-type="float">
            <text:p>2.56070913217164</text:p>
          </table:table-cell>
          <table:table-cell table:formula="of:=SIGN([.D137])" office:value-type="float" office:value="1" calcext:value-type="float">
            <text:p>1</text:p>
          </table:table-cell>
          <table:table-cell/>
          <table:table-cell table:formula="of:=3.39/LN([.A137])-3.39/((LN([.A137]))^2)" office:value-type="float" office:value="0.54837646560746" calcext:value-type="float">
            <text:p>0.54837646560746</text:p>
          </table:table-cell>
          <table:table-cell table:formula="of:=4/LN(2*[.A137]+1)-4/(LN(2*[.A137]+1))^2" office:value-type="float" office:value="0.584771412419519" calcext:value-type="float">
            <text:p>0.584771412419519</text:p>
          </table:table-cell>
          <table:table-cell/>
          <table:table-cell table:formula="of:=3.39/LN([.A137])" office:value-type="float" office:value="0.68801003898216" calcext:value-type="float">
            <text:p>0.68801003898216</text:p>
          </table:table-cell>
          <table:table-cell table:formula="of:=4/LN(2*[.A137]+1)" office:value-type="float" office:value="0.711235339434727" calcext:value-type="float">
            <text:p>0.711235339434727</text:p>
          </table:table-cell>
          <table:table-cell/>
          <table:table-cell table:formula="of:=LN([.A137])" office:value-type="float" office:value="4.92725368515721" calcext:value-type="float">
            <text:p>4.92725368515721</text:p>
          </table:table-cell>
          <table:table-cell table:formula="of:=LN(2*[.A137]+1)" office:value-type="float" office:value="5.62401750618734" calcext:value-type="float">
            <text:p>5.62401750618734</text:p>
          </table:table-cell>
          <table:table-cell table:formula="of:=[.M137]/[.N137]" office:value-type="float" office:value="0.876109236810949" calcext:value-type="float">
            <text:p>0.87610923681094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3.39*([.A138]/LN([.A138])))+1" office:value-type="float" office:value="96.4934621979124" calcext:value-type="float">
            <text:p>96.4934621979124</text:p>
          </table:table-cell>
          <table:table-cell table:formula="of:=2*((2*[.A138]+1)/(LN(2*[.A138]+1)))" office:value-type="float" office:value="99.090572619082" calcext:value-type="float">
            <text:p>99.090572619082</text:p>
          </table:table-cell>
          <table:table-cell table:formula="of:=[.C138]-[.B138]" office:value-type="float" office:value="2.59711042116952" calcext:value-type="float">
            <text:p>2.59711042116952</text:p>
          </table:table-cell>
          <table:table-cell table:formula="of:=SIGN([.D138])" office:value-type="float" office:value="1" calcext:value-type="float">
            <text:p>1</text:p>
          </table:table-cell>
          <table:table-cell/>
          <table:table-cell table:formula="of:=3.39/LN([.A138])-3.39/((LN([.A138]))^2)" office:value-type="float" office:value="0.547778083634589" calcext:value-type="float">
            <text:p>0.547778083634589</text:p>
          </table:table-cell>
          <table:table-cell table:formula="of:=4/LN(2*[.A138]+1)-4/(LN(2*[.A138]+1))^2" office:value-type="float" office:value="0.584185685428889" calcext:value-type="float">
            <text:p>0.584185685428889</text:p>
          </table:table-cell>
          <table:table-cell/>
          <table:table-cell table:formula="of:=3.39/LN([.A138])" office:value-type="float" office:value="0.687003325164838" calcext:value-type="float">
            <text:p>0.687003325164838</text:p>
          </table:table-cell>
          <table:table-cell table:formula="of:=4/LN(2*[.A138]+1)" office:value-type="float" office:value="0.710326685441448" calcext:value-type="float">
            <text:p>0.710326685441448</text:p>
          </table:table-cell>
          <table:table-cell/>
          <table:table-cell table:formula="of:=LN([.A138])" office:value-type="float" office:value="4.93447393313069" calcext:value-type="float">
            <text:p>4.93447393313069</text:p>
          </table:table-cell>
          <table:table-cell table:formula="of:=LN(2*[.A138]+1)" office:value-type="float" office:value="5.63121178182137" calcext:value-type="float">
            <text:p>5.63121178182137</text:p>
          </table:table-cell>
          <table:table-cell table:formula="of:=[.M138]/[.N138]" office:value-type="float" office:value="0.876272128329487" calcext:value-type="float">
            <text:p>0.87627212832948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3.39*([.A139]/LN([.A139])))+1" office:value-type="float" office:value="97.0409433569255" calcext:value-type="float">
            <text:p>97.0409433569255</text:p>
          </table:table-cell>
          <table:table-cell table:formula="of:=2*((2*[.A139]+1)/(LN(2*[.A139]+1)))" office:value-type="float" office:value="99.67446763444" calcext:value-type="float">
            <text:p>99.67446763444</text:p>
          </table:table-cell>
          <table:table-cell table:formula="of:=[.C139]-[.B139]" office:value-type="float" office:value="2.63352427751454" calcext:value-type="float">
            <text:p>2.63352427751454</text:p>
          </table:table-cell>
          <table:table-cell table:formula="of:=SIGN([.D139])" office:value-type="float" office:value="1" calcext:value-type="float">
            <text:p>1</text:p>
          </table:table-cell>
          <table:table-cell/>
          <table:table-cell table:formula="of:=3.39/LN([.A139])-3.39/((LN([.A139]))^2)" office:value-type="float" office:value="0.547185132085796" calcext:value-type="float">
            <text:p>0.547185132085796</text:p>
          </table:table-cell>
          <table:table-cell table:formula="of:=4/LN(2*[.A139]+1)-4/(LN(2*[.A139]+1))^2" office:value-type="float" office:value="0.583605214122747" calcext:value-type="float">
            <text:p>0.583605214122747</text:p>
          </table:table-cell>
          <table:table-cell/>
          <table:table-cell table:formula="of:=3.39/LN([.A139])" office:value-type="float" office:value="0.686006738263753" calcext:value-type="float">
            <text:p>0.686006738263753</text:p>
          </table:table-cell>
          <table:table-cell table:formula="of:=4/LN(2*[.A139]+1)" office:value-type="float" office:value="0.709426815903487" calcext:value-type="float">
            <text:p>0.709426815903487</text:p>
          </table:table-cell>
          <table:table-cell/>
          <table:table-cell table:formula="of:=LN([.A139])" office:value-type="float" office:value="4.9416424226093" calcext:value-type="float">
            <text:p>4.9416424226093</text:p>
          </table:table-cell>
          <table:table-cell table:formula="of:=LN(2*[.A139]+1)" office:value-type="float" office:value="5.63835466933375" calcext:value-type="float">
            <text:p>5.63835466933375</text:p>
          </table:table-cell>
          <table:table-cell table:formula="of:=[.M139]/[.N139]" office:value-type="float" office:value="0.876433412301329" calcext:value-type="float">
            <text:p>0.87643341230132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3.39*([.A140]/LN([.A140])))+1" office:value-type="float" office:value="97.5878342429488" calcext:value-type="float">
            <text:p>97.5878342429488</text:p>
          </table:table-cell>
          <table:table-cell table:formula="of:=2*((2*[.A140]+1)/(LN(2*[.A140]+1)))" office:value-type="float" office:value="100.257784770996" calcext:value-type="float">
            <text:p>100.257784770996</text:p>
          </table:table-cell>
          <table:table-cell table:formula="of:=[.C140]-[.B140]" office:value-type="float" office:value="2.6699505280467" calcext:value-type="float">
            <text:p>2.6699505280467</text:p>
          </table:table-cell>
          <table:table-cell table:formula="of:=SIGN([.D140])" office:value-type="float" office:value="1" calcext:value-type="float">
            <text:p>1</text:p>
          </table:table-cell>
          <table:table-cell/>
          <table:table-cell table:formula="of:=3.39/LN([.A140])-3.39/((LN([.A140]))^2)" office:value-type="float" office:value="0.546597523198781" calcext:value-type="float">
            <text:p>0.546597523198781</text:p>
          </table:table-cell>
          <table:table-cell table:formula="of:=4/LN(2*[.A140]+1)-4/(LN(2*[.A140]+1))^2" office:value-type="float" office:value="0.583029913885755" calcext:value-type="float">
            <text:p>0.583029913885755</text:p>
          </table:table-cell>
          <table:table-cell/>
          <table:table-cell table:formula="of:=3.39/LN([.A140])" office:value-type="float" office:value="0.685020101013821" calcext:value-type="float">
            <text:p>0.685020101013821</text:p>
          </table:table-cell>
          <table:table-cell table:formula="of:=4/LN(2*[.A140]+1)" office:value-type="float" office:value="0.708535581420463" calcext:value-type="float">
            <text:p>0.708535581420463</text:p>
          </table:table-cell>
          <table:table-cell/>
          <table:table-cell table:formula="of:=LN([.A140])" office:value-type="float" office:value="4.94875989037817" calcext:value-type="float">
            <text:p>4.94875989037817</text:p>
          </table:table-cell>
          <table:table-cell table:formula="of:=LN(2*[.A140]+1)" office:value-type="float" office:value="5.64544689764324" calcext:value-type="float">
            <text:p>5.64544689764324</text:p>
          </table:table-cell>
          <table:table-cell table:formula="of:=[.M140]/[.N140]" office:value-type="float" office:value="0.87659311655984" calcext:value-type="float">
            <text:p>0.8765931165598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3.39*([.A141]/LN([.A141])))+1" office:value-type="float" office:value="98.1341401556089" calcext:value-type="float">
            <text:p>98.1341401556089</text:p>
          </table:table-cell>
          <table:table-cell table:formula="of:=2*((2*[.A141]+1)/(LN(2*[.A141]+1)))" office:value-type="float" office:value="100.840529158325" calcext:value-type="float">
            <text:p>100.840529158325</text:p>
          </table:table-cell>
          <table:table-cell table:formula="of:=[.C141]-[.B141]" office:value-type="float" office:value="2.70638900271651" calcext:value-type="float">
            <text:p>2.70638900271651</text:p>
          </table:table-cell>
          <table:table-cell table:formula="of:=SIGN([.D141])" office:value-type="float" office:value="1" calcext:value-type="float">
            <text:p>1</text:p>
          </table:table-cell>
          <table:table-cell/>
          <table:table-cell table:formula="of:=3.39/LN([.A141])-3.39/((LN([.A141]))^2)" office:value-type="float" office:value="0.546015171235069" calcext:value-type="float">
            <text:p>0.546015171235069</text:p>
          </table:table-cell>
          <table:table-cell table:formula="of:=4/LN(2*[.A141]+1)-4/(LN(2*[.A141]+1))^2" office:value-type="float" office:value="0.582459702053732" calcext:value-type="float">
            <text:p>0.582459702053732</text:p>
          </table:table-cell>
          <table:table-cell/>
          <table:table-cell table:formula="of:=3.39/LN([.A141])" office:value-type="float" office:value="0.684043240532457" calcext:value-type="float">
            <text:p>0.684043240532457</text:p>
          </table:table-cell>
          <table:table-cell table:formula="of:=4/LN(2*[.A141]+1)" office:value-type="float" office:value="0.707652836198775" calcext:value-type="float">
            <text:p>0.707652836198775</text:p>
          </table:table-cell>
          <table:table-cell/>
          <table:table-cell table:formula="of:=LN([.A141])" office:value-type="float" office:value="4.95582705760126" calcext:value-type="float">
            <text:p>4.95582705760126</text:p>
          </table:table-cell>
          <table:table-cell table:formula="of:=LN(2*[.A141]+1)" office:value-type="float" office:value="5.65248918026865" calcext:value-type="float">
            <text:p>5.65248918026865</text:p>
          </table:table-cell>
          <table:table-cell table:formula="of:=[.M141]/[.N141]" office:value-type="float" office:value="0.876751268255541" calcext:value-type="float">
            <text:p>0.87675126825554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3.39*([.A142]/LN([.A142])))+1" office:value-type="float" office:value="98.6798663097806" calcext:value-type="float">
            <text:p>98.6798663097806</text:p>
          </table:table-cell>
          <table:table-cell table:formula="of:=2*((2*[.A142]+1)/(LN(2*[.A142]+1)))" office:value-type="float" office:value="101.422705844294" calcext:value-type="float">
            <text:p>101.422705844294</text:p>
          </table:table-cell>
          <table:table-cell table:formula="of:=[.C142]-[.B142]" office:value-type="float" office:value="2.74283953451321" calcext:value-type="float">
            <text:p>2.74283953451321</text:p>
          </table:table-cell>
          <table:table-cell table:formula="of:=SIGN([.D142])" office:value-type="float" office:value="1" calcext:value-type="float">
            <text:p>1</text:p>
          </table:table-cell>
          <table:table-cell/>
          <table:table-cell table:formula="of:=3.39/LN([.A142])-3.39/((LN([.A142]))^2)" office:value-type="float" office:value="0.545437992419673" calcext:value-type="float">
            <text:p>0.545437992419673</text:p>
          </table:table-cell>
          <table:table-cell table:formula="of:=4/LN(2*[.A142]+1)-4/(LN(2*[.A142]+1))^2" office:value-type="float" office:value="0.58189449785534" calcext:value-type="float">
            <text:p>0.58189449785534</text:p>
          </table:table-cell>
          <table:table-cell/>
          <table:table-cell table:formula="of:=3.39/LN([.A142])" office:value-type="float" office:value="0.683075988180284" calcext:value-type="float">
            <text:p>0.683075988180284</text:p>
          </table:table-cell>
          <table:table-cell table:formula="of:=4/LN(2*[.A142]+1)" office:value-type="float" office:value="0.706778437939329" calcext:value-type="float">
            <text:p>0.706778437939329</text:p>
          </table:table-cell>
          <table:table-cell/>
          <table:table-cell table:formula="of:=LN([.A142])" office:value-type="float" office:value="4.96284463025991" calcext:value-type="float">
            <text:p>4.96284463025991</text:p>
          </table:table-cell>
          <table:table-cell table:formula="of:=LN(2*[.A142]+1)" office:value-type="float" office:value="5.65948221575962" calcext:value-type="float">
            <text:p>5.65948221575962</text:p>
          </table:table-cell>
          <table:table-cell table:formula="of:=[.M142]/[.N142]" office:value-type="float" office:value="0.876907893877671" calcext:value-type="float">
            <text:p>0.87690789387767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3.39*([.A143]/LN([.A143])))+1" office:value-type="float" office:value="99.2250178375206" calcext:value-type="float">
            <text:p>99.2250178375206</text:p>
          </table:table-cell>
          <table:table-cell table:formula="of:=2*((2*[.A143]+1)/(LN(2*[.A143]+1)))" office:value-type="float" office:value="102.004319796916" calcext:value-type="float">
            <text:p>102.004319796916</text:p>
          </table:table-cell>
          <table:table-cell table:formula="of:=[.C143]-[.B143]" office:value-type="float" office:value="2.77930195939533" calcext:value-type="float">
            <text:p>2.77930195939533</text:p>
          </table:table-cell>
          <table:table-cell table:formula="of:=SIGN([.D143])" office:value-type="float" office:value="1" calcext:value-type="float">
            <text:p>1</text:p>
          </table:table-cell>
          <table:table-cell/>
          <table:table-cell table:formula="of:=3.39/LN([.A143])-3.39/((LN([.A143]))^2)" office:value-type="float" office:value="0.544865904882945" calcext:value-type="float">
            <text:p>0.544865904882945</text:p>
          </table:table-cell>
          <table:table-cell table:formula="of:=4/LN(2*[.A143]+1)-4/(LN(2*[.A143]+1))^2" office:value-type="float" office:value="0.581334222355886" calcext:value-type="float">
            <text:p>0.581334222355886</text:p>
          </table:table-cell>
          <table:table-cell/>
          <table:table-cell table:formula="of:=3.39/LN([.A143])" office:value-type="float" office:value="0.682118179427227" calcext:value-type="float">
            <text:p>0.682118179427227</text:p>
          </table:table-cell>
          <table:table-cell table:formula="of:=4/LN(2*[.A143]+1)" office:value-type="float" office:value="0.705912247729522" calcext:value-type="float">
            <text:p>0.705912247729522</text:p>
          </table:table-cell>
          <table:table-cell/>
          <table:table-cell table:formula="of:=LN([.A143])" office:value-type="float" office:value="4.969813299576" calcext:value-type="float">
            <text:p>4.969813299576</text:p>
          </table:table-cell>
          <table:table-cell table:formula="of:=LN(2*[.A143]+1)" office:value-type="float" office:value="5.66642668811243" calcext:value-type="float">
            <text:p>5.66642668811243</text:p>
          </table:table-cell>
          <table:table-cell table:formula="of:=[.M143]/[.N143]" office:value-type="float" office:value="0.877063019274942" calcext:value-type="float">
            <text:p>0.87706301927494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3.39*([.A144]/LN([.A144])))+1" office:value-type="float" office:value="99.7695997899459" calcext:value-type="float">
            <text:p>99.7695997899459</text:p>
          </table:table-cell>
          <table:table-cell table:formula="of:=2*((2*[.A144]+1)/(LN(2*[.A144]+1)))" office:value-type="float" office:value="102.585375906169" calcext:value-type="float">
            <text:p>102.585375906169</text:p>
          </table:table-cell>
          <table:table-cell table:formula="of:=[.C144]-[.B144]" office:value-type="float" office:value="2.81577611622262" calcext:value-type="float">
            <text:p>2.81577611622262</text:p>
          </table:table-cell>
          <table:table-cell table:formula="of:=SIGN([.D144])" office:value-type="float" office:value="1" calcext:value-type="float">
            <text:p>1</text:p>
          </table:table-cell>
          <table:table-cell/>
          <table:table-cell table:formula="of:=3.39/LN([.A144])-3.39/((LN([.A144]))^2)" office:value-type="float" office:value="0.544298828604546" calcext:value-type="float">
            <text:p>0.544298828604546</text:p>
          </table:table-cell>
          <table:table-cell table:formula="of:=4/LN(2*[.A144]+1)-4/(LN(2*[.A144]+1))^2" office:value-type="float" office:value="0.580778798403186" calcext:value-type="float">
            <text:p>0.580778798403186</text:p>
          </table:table-cell>
          <table:table-cell/>
          <table:table-cell table:formula="of:=3.39/LN([.A144])" office:value-type="float" office:value="0.681169653723765" calcext:value-type="float">
            <text:p>0.681169653723765</text:p>
          </table:table-cell>
          <table:table-cell table:formula="of:=4/LN(2*[.A144]+1)" office:value-type="float" office:value="0.705054129939303" calcext:value-type="float">
            <text:p>0.705054129939303</text:p>
          </table:table-cell>
          <table:table-cell/>
          <table:table-cell table:formula="of:=LN([.A144])" office:value-type="float" office:value="4.97673374242057" calcext:value-type="float">
            <text:p>4.97673374242057</text:p>
          </table:table-cell>
          <table:table-cell table:formula="of:=LN(2*[.A144]+1)" office:value-type="float" office:value="5.67332326717149" calcext:value-type="float">
            <text:p>5.67332326717149</text:p>
          </table:table-cell>
          <table:table-cell table:formula="of:=[.M144]/[.N144]" office:value-type="float" office:value="0.877216669675477" calcext:value-type="float">
            <text:p>0.87721666967547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3.39*([.A145]/LN([.A145])))+1" office:value-type="float" office:value="100.313617139055" calcext:value-type="float">
            <text:p>100.313617139055</text:p>
          </table:table-cell>
          <table:table-cell table:formula="of:=2*((2*[.A145]+1)/(LN(2*[.A145]+1)))" office:value-type="float" office:value="103.165878985745" calcext:value-type="float">
            <text:p>103.165878985745</text:p>
          </table:table-cell>
          <table:table-cell table:formula="of:=[.C145]-[.B145]" office:value-type="float" office:value="2.85226184669051" calcext:value-type="float">
            <text:p>2.85226184669051</text:p>
          </table:table-cell>
          <table:table-cell table:formula="of:=SIGN([.D145])" office:value-type="float" office:value="1" calcext:value-type="float">
            <text:p>1</text:p>
          </table:table-cell>
          <table:table-cell/>
          <table:table-cell table:formula="of:=3.39/LN([.A145])-3.39/((LN([.A145]))^2)" office:value-type="float" office:value="0.543736685359413" calcext:value-type="float">
            <text:p>0.543736685359413</text:p>
          </table:table-cell>
          <table:table-cell table:formula="of:=4/LN(2*[.A145]+1)-4/(LN(2*[.A145]+1))^2" office:value-type="float" office:value="0.580228150575374" calcext:value-type="float">
            <text:p>0.580228150575374</text:p>
          </table:table-cell>
          <table:table-cell/>
          <table:table-cell table:formula="of:=3.39/LN([.A145])" office:value-type="float" office:value="0.680230254377088" calcext:value-type="float">
            <text:p>0.680230254377088</text:p>
          </table:table-cell>
          <table:table-cell table:formula="of:=4/LN(2*[.A145]+1)" office:value-type="float" office:value="0.704203952121128" calcext:value-type="float">
            <text:p>0.704203952121128</text:p>
          </table:table-cell>
          <table:table-cell/>
          <table:table-cell table:formula="of:=LN([.A145])" office:value-type="float" office:value="4.98360662170834" calcext:value-type="float">
            <text:p>4.98360662170834</text:p>
          </table:table-cell>
          <table:table-cell table:formula="of:=LN(2*[.A145]+1)" office:value-type="float" office:value="5.68017260901707" calcext:value-type="float">
            <text:p>5.68017260901707</text:p>
          </table:table-cell>
          <table:table-cell table:formula="of:=[.M145]/[.N145]" office:value-type="float" office:value="0.877368869706009" calcext:value-type="float">
            <text:p>0.87736886970600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3.39*([.A146]/LN([.A146])))+1" office:value-type="float" office:value="100.857074779496" calcext:value-type="float">
            <text:p>100.857074779496</text:p>
          </table:table-cell>
          <table:table-cell table:formula="of:=2*((2*[.A146]+1)/(LN(2*[.A146]+1)))" office:value-type="float" office:value="103.745833774762" calcext:value-type="float">
            <text:p>103.745833774762</text:p>
          </table:table-cell>
          <table:table-cell table:formula="of:=[.C146]-[.B146]" office:value-type="float" office:value="2.88875899526577" calcext:value-type="float">
            <text:p>2.88875899526577</text:p>
          </table:table-cell>
          <table:table-cell table:formula="of:=SIGN([.D146])" office:value-type="float" office:value="1" calcext:value-type="float">
            <text:p>1</text:p>
          </table:table-cell>
          <table:table-cell/>
          <table:table-cell table:formula="of:=3.39/LN([.A146])-3.39/((LN([.A146]))^2)" office:value-type="float" office:value="0.543179398665673" calcext:value-type="float">
            <text:p>0.543179398665673</text:p>
          </table:table-cell>
          <table:table-cell table:formula="of:=4/LN(2*[.A146]+1)-4/(LN(2*[.A146]+1))^2" office:value-type="float" office:value="0.579682205130584" calcext:value-type="float">
            <text:p>0.579682205130584</text:p>
          </table:table-cell>
          <table:table-cell/>
          <table:table-cell table:formula="of:=3.39/LN([.A146])" office:value-type="float" office:value="0.679299828431948" calcext:value-type="float">
            <text:p>0.679299828431948</text:p>
          </table:table-cell>
          <table:table-cell table:formula="of:=4/LN(2*[.A146]+1)" office:value-type="float" office:value="0.703361584913642" calcext:value-type="float">
            <text:p>0.703361584913642</text:p>
          </table:table-cell>
          <table:table-cell/>
          <table:table-cell table:formula="of:=LN([.A146])" office:value-type="float" office:value="4.99043258677874" calcext:value-type="float">
            <text:p>4.99043258677874</text:p>
          </table:table-cell>
          <table:table-cell table:formula="of:=LN(2*[.A146]+1)" office:value-type="float" office:value="5.68697535633982" calcext:value-type="float">
            <text:p>5.68697535633982</text:p>
          </table:table-cell>
          <table:table-cell table:formula="of:=[.M146]/[.N146]" office:value-type="float" office:value="0.877519643410344" calcext:value-type="float">
            <text:p>0.87751964341034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3.39*([.A147]/LN([.A147])))+1" office:value-type="float" office:value="101.399977530289" calcext:value-type="float">
            <text:p>101.399977530289</text:p>
          </table:table-cell>
          <table:table-cell table:formula="of:=2*((2*[.A147]+1)/(LN(2*[.A147]+1)))" office:value-type="float" office:value="104.325244939413" calcext:value-type="float">
            <text:p>104.325244939413</text:p>
          </table:table-cell>
          <table:table-cell table:formula="of:=[.C147]-[.B147]" office:value-type="float" office:value="2.92526740912437" calcext:value-type="float">
            <text:p>2.92526740912437</text:p>
          </table:table-cell>
          <table:table-cell table:formula="of:=SIGN([.D147])" office:value-type="float" office:value="1" calcext:value-type="float">
            <text:p>1</text:p>
          </table:table-cell>
          <table:table-cell/>
          <table:table-cell table:formula="of:=3.39/LN([.A147])-3.39/((LN([.A147]))^2)" office:value-type="float" office:value="0.542626893734391" calcext:value-type="float">
            <text:p>0.542626893734391</text:p>
          </table:table-cell>
          <table:table-cell table:formula="of:=4/LN(2*[.A147]+1)-4/(LN(2*[.A147]+1))^2" office:value-type="float" office:value="0.579140889958426" calcext:value-type="float">
            <text:p>0.579140889958426</text:p>
          </table:table-cell>
          <table:table-cell/>
          <table:table-cell table:formula="of:=3.39/LN([.A147])" office:value-type="float" office:value="0.678378226556005" calcext:value-type="float">
            <text:p>0.678378226556005</text:p>
          </table:table-cell>
          <table:table-cell table:formula="of:=4/LN(2*[.A147]+1)" office:value-type="float" office:value="0.70252690194891" calcext:value-type="float">
            <text:p>0.70252690194891</text:p>
          </table:table-cell>
          <table:table-cell/>
          <table:table-cell table:formula="of:=LN([.A147])" office:value-type="float" office:value="4.99721227376412" calcext:value-type="float">
            <text:p>4.99721227376412</text:p>
          </table:table-cell>
          <table:table-cell table:formula="of:=LN(2*[.A147]+1)" office:value-type="float" office:value="5.6937321388027" calcext:value-type="float">
            <text:p>5.6937321388027</text:p>
          </table:table-cell>
          <table:table-cell table:formula="of:=[.M147]/[.N147]" office:value-type="float" office:value="0.877669014267143" calcext:value-type="float">
            <text:p>0.877669014267143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3.39*([.A148]/LN([.A148])))+1" office:value-type="float" office:value="101.942330136487" calcext:value-type="float">
            <text:p>101.942330136487</text:p>
          </table:table-cell>
          <table:table-cell table:formula="of:=2*((2*[.A148]+1)/(LN(2*[.A148]+1)))" office:value-type="float" office:value="104.904117074578" calcext:value-type="float">
            <text:p>104.904117074578</text:p>
          </table:table-cell>
          <table:table-cell table:formula="of:=[.C148]-[.B148]" office:value-type="float" office:value="2.96178693809081" calcext:value-type="float">
            <text:p>2.96178693809081</text:p>
          </table:table-cell>
          <table:table-cell table:formula="of:=SIGN([.D148])" office:value-type="float" office:value="1" calcext:value-type="float">
            <text:p>1</text:p>
          </table:table-cell>
          <table:table-cell/>
          <table:table-cell table:formula="of:=3.39/LN([.A148])-3.39/((LN([.A148]))^2)" office:value-type="float" office:value="0.542079097421099" calcext:value-type="float">
            <text:p>0.542079097421099</text:p>
          </table:table-cell>
          <table:table-cell table:formula="of:=4/LN(2*[.A148]+1)-4/(LN(2*[.A148]+1))^2" office:value-type="float" office:value="0.578604134533179" calcext:value-type="float">
            <text:p>0.578604134533179</text:p>
          </table:table-cell>
          <table:table-cell/>
          <table:table-cell table:formula="of:=3.39/LN([.A148])" office:value-type="float" office:value="0.677465302929442" calcext:value-type="float">
            <text:p>0.677465302929442</text:p>
          </table:table-cell>
          <table:table-cell table:formula="of:=4/LN(2*[.A148]+1)" office:value-type="float" office:value="0.701699779763061" calcext:value-type="float">
            <text:p>0.701699779763061</text:p>
          </table:table-cell>
          <table:table-cell/>
          <table:table-cell table:formula="of:=LN([.A148])" office:value-type="float" office:value="5.00394630594546" calcext:value-type="float">
            <text:p>5.00394630594546</text:p>
          </table:table-cell>
          <table:table-cell table:formula="of:=LN(2*[.A148]+1)" office:value-type="float" office:value="5.70044357339069" calcext:value-type="float">
            <text:p>5.70044357339069</text:p>
          </table:table-cell>
          <table:table-cell table:formula="of:=[.M148]/[.N148]" office:value-type="float" office:value="0.877817005207027" calcext:value-type="float">
            <text:p>0.87781700520702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3.39*([.A149]/LN([.A149])))+1" office:value-type="float" office:value="102.484137270804" calcext:value-type="float">
            <text:p>102.484137270804</text:p>
          </table:table-cell>
          <table:table-cell table:formula="of:=2*((2*[.A149]+1)/(LN(2*[.A149]+1)))" office:value-type="float" office:value="105.482454705383" calcext:value-type="float">
            <text:p>105.482454705383</text:p>
          </table:table-cell>
          <table:table-cell table:formula="of:=[.C149]-[.B149]" office:value-type="float" office:value="2.99831743457902" calcext:value-type="float">
            <text:p>2.99831743457902</text:p>
          </table:table-cell>
          <table:table-cell table:formula="of:=SIGN([.D149])" office:value-type="float" office:value="1" calcext:value-type="float">
            <text:p>1</text:p>
          </table:table-cell>
          <table:table-cell/>
          <table:table-cell table:formula="of:=3.39/LN([.A149])-3.39/((LN([.A149]))^2)" office:value-type="float" office:value="0.541535938179016" calcext:value-type="float">
            <text:p>0.541535938179016</text:p>
          </table:table-cell>
          <table:table-cell table:formula="of:=4/LN(2*[.A149]+1)-4/(LN(2*[.A149]+1))^2" office:value-type="float" office:value="0.578071869868626" calcext:value-type="float">
            <text:p>0.578071869868626</text:p>
          </table:table-cell>
          <table:table-cell/>
          <table:table-cell table:formula="of:=3.39/LN([.A149])" office:value-type="float" office:value="0.676560915138694" calcext:value-type="float">
            <text:p>0.676560915138694</text:p>
          </table:table-cell>
          <table:table-cell table:formula="of:=4/LN(2*[.A149]+1)" office:value-type="float" office:value="0.700880097710186" calcext:value-type="float">
            <text:p>0.700880097710186</text:p>
          </table:table-cell>
          <table:table-cell/>
          <table:table-cell table:formula="of:=LN([.A149])" office:value-type="float" office:value="5.01063529409626" calcext:value-type="float">
            <text:p>5.01063529409626</text:p>
          </table:table-cell>
          <table:table-cell table:formula="of:=LN(2*[.A149]+1)" office:value-type="float" office:value="5.70711026474888" calcext:value-type="float">
            <text:p>5.70711026474888</text:p>
          </table:table-cell>
          <table:table-cell table:formula="of:=[.M149]/[.N149]" office:value-type="float" office:value="0.877963638629073" calcext:value-type="float">
            <text:p>0.87796363862907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3.39*([.A150]/LN([.A150])))+1" office:value-type="float" office:value="103.025403535187" calcext:value-type="float">
            <text:p>103.025403535187</text:p>
          </table:table-cell>
          <table:table-cell table:formula="of:=2*((2*[.A150]+1)/(LN(2*[.A150]+1)))" office:value-type="float" office:value="106.060262288722" calcext:value-type="float">
            <text:p>106.060262288722</text:p>
          </table:table-cell>
          <table:table-cell table:formula="of:=[.C150]-[.B150]" office:value-type="float" office:value="3.03485875353513" calcext:value-type="float">
            <text:p>3.03485875353513</text:p>
          </table:table-cell>
          <table:table-cell table:formula="of:=SIGN([.D150])" office:value-type="float" office:value="1" calcext:value-type="float">
            <text:p>1</text:p>
          </table:table-cell>
          <table:table-cell/>
          <table:table-cell table:formula="of:=3.39/LN([.A150])-3.39/((LN([.A150]))^2)" office:value-type="float" office:value="0.540997346013897" calcext:value-type="float">
            <text:p>0.540997346013897</text:p>
          </table:table-cell>
          <table:table-cell table:formula="of:=4/LN(2*[.A150]+1)-4/(LN(2*[.A150]+1))^2" office:value-type="float" office:value="0.577544028474475" calcext:value-type="float">
            <text:p>0.577544028474475</text:p>
          </table:table-cell>
          <table:table-cell/>
          <table:table-cell table:formula="of:=3.39/LN([.A150])" office:value-type="float" office:value="0.675664924074086" calcext:value-type="float">
            <text:p>0.675664924074086</text:p>
          </table:table-cell>
          <table:table-cell table:formula="of:=4/LN(2*[.A150]+1)" office:value-type="float" office:value="0.700067737879354" calcext:value-type="float">
            <text:p>0.700067737879354</text:p>
          </table:table-cell>
          <table:table-cell/>
          <table:table-cell table:formula="of:=LN([.A150])" office:value-type="float" office:value="5.01727983681492" calcext:value-type="float">
            <text:p>5.01727983681492</text:p>
          </table:table-cell>
          <table:table-cell table:formula="of:=LN(2*[.A150]+1)" office:value-type="float" office:value="5.71373280550937" calcext:value-type="float">
            <text:p>5.71373280550937</text:p>
          </table:table-cell>
          <table:table-cell table:formula="of:=[.M150]/[.N150]" office:value-type="float" office:value="0.87810893641668" calcext:value-type="float">
            <text:p>0.8781089364166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3.39*([.A151]/LN([.A151])))+1" office:value-type="float" office:value="103.566133462346" calcext:value-type="float">
            <text:p>103.566133462346</text:p>
          </table:table-cell>
          <table:table-cell table:formula="of:=2*((2*[.A151]+1)/(LN(2*[.A151]+1)))" office:value-type="float" office:value="106.637544214728" calcext:value-type="float">
            <text:p>106.637544214728</text:p>
          </table:table-cell>
          <table:table-cell table:formula="of:=[.C151]-[.B151]" office:value-type="float" office:value="3.07141075238152" calcext:value-type="float">
            <text:p>3.07141075238152</text:p>
          </table:table-cell>
          <table:table-cell table:formula="of:=SIGN([.D151])" office:value-type="float" office:value="1" calcext:value-type="float">
            <text:p>1</text:p>
          </table:table-cell>
          <table:table-cell/>
          <table:table-cell table:formula="of:=3.39/LN([.A151])-3.39/((LN([.A151]))^2)" office:value-type="float" office:value="0.540463252440445" calcext:value-type="float">
            <text:p>0.540463252440445</text:p>
          </table:table-cell>
          <table:table-cell table:formula="of:=4/LN(2*[.A151]+1)-4/(LN(2*[.A151]+1))^2" office:value-type="float" office:value="0.57702054431428" calcext:value-type="float">
            <text:p>0.57702054431428</text:p>
          </table:table-cell>
          <table:table-cell/>
          <table:table-cell table:formula="of:=3.39/LN([.A151])" office:value-type="float" office:value="0.674777193831224" calcext:value-type="float">
            <text:p>0.674777193831224</text:p>
          </table:table-cell>
          <table:table-cell table:formula="of:=4/LN(2*[.A151]+1)" office:value-type="float" office:value="0.699262585014607" calcext:value-type="float">
            <text:p>0.699262585014607</text:p>
          </table:table-cell>
          <table:table-cell/>
          <table:table-cell table:formula="of:=LN([.A151])" office:value-type="float" office:value="5.02388052084628" calcext:value-type="float">
            <text:p>5.02388052084628</text:p>
          </table:table-cell>
          <table:table-cell table:formula="of:=LN(2*[.A151]+1)" office:value-type="float" office:value="5.72031177660741" calcext:value-type="float">
            <text:p>5.72031177660741</text:p>
          </table:table-cell>
          <table:table-cell table:formula="of:=[.M151]/[.N151]" office:value-type="float" office:value="0.878252919952875" calcext:value-type="float">
            <text:p>0.87825291995287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3.39*([.A152]/LN([.A152])))+1" office:value-type="float" office:value="104.106331517243" calcext:value-type="float">
            <text:p>104.106331517243</text:p>
          </table:table-cell>
          <table:table-cell table:formula="of:=2*((2*[.A152]+1)/(LN(2*[.A152]+1)))" office:value-type="float" office:value="107.214304808206" calcext:value-type="float">
            <text:p>107.214304808206</text:p>
          </table:table-cell>
          <table:table-cell table:formula="of:=[.C152]-[.B152]" office:value-type="float" office:value="3.10797329096253" calcext:value-type="float">
            <text:p>3.10797329096253</text:p>
          </table:table-cell>
          <table:table-cell table:formula="of:=SIGN([.D152])" office:value-type="float" office:value="1" calcext:value-type="float">
            <text:p>1</text:p>
          </table:table-cell>
          <table:table-cell/>
          <table:table-cell table:formula="of:=3.39/LN([.A152])-3.39/((LN([.A152]))^2)" office:value-type="float" office:value="0.539933590440216" calcext:value-type="float">
            <text:p>0.539933590440216</text:p>
          </table:table-cell>
          <table:table-cell table:formula="of:=4/LN(2*[.A152]+1)-4/(LN(2*[.A152]+1))^2" office:value-type="float" office:value="0.576501352764819" calcext:value-type="float">
            <text:p>0.576501352764819</text:p>
          </table:table-cell>
          <table:table-cell/>
          <table:table-cell table:formula="of:=3.39/LN([.A152])" office:value-type="float" office:value="0.673897591615968" calcext:value-type="float">
            <text:p>0.673897591615968</text:p>
          </table:table-cell>
          <table:table-cell table:formula="of:=4/LN(2*[.A152]+1)" office:value-type="float" office:value="0.698464526437822" calcext:value-type="float">
            <text:p>0.698464526437822</text:p>
          </table:table-cell>
          <table:table-cell/>
          <table:table-cell table:formula="of:=LN([.A152])" office:value-type="float" office:value="5.03043792139244" calcext:value-type="float">
            <text:p>5.03043792139244</text:p>
          </table:table-cell>
          <table:table-cell table:formula="of:=LN(2*[.A152]+1)" office:value-type="float" office:value="5.7268477475872" calcext:value-type="float">
            <text:p>5.7268477475872</text:p>
          </table:table-cell>
          <table:table-cell table:formula="of:=[.M152]/[.N152]" office:value-type="float" office:value="0.878395610135057" calcext:value-type="float">
            <text:p>0.87839561013505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3.39*([.A153]/LN([.A153])))+1" office:value-type="float" office:value="104.646002098538" calcext:value-type="float">
            <text:p>104.646002098538</text:p>
          </table:table-cell>
          <table:table-cell table:formula="of:=2*((2*[.A153]+1)/(LN(2*[.A153]+1)))" office:value-type="float" office:value="107.79054833003" calcext:value-type="float">
            <text:p>107.79054833003</text:p>
          </table:table-cell>
          <table:table-cell table:formula="of:=[.C153]-[.B153]" office:value-type="float" office:value="3.14454623149147" calcext:value-type="float">
            <text:p>3.14454623149147</text:p>
          </table:table-cell>
          <table:table-cell table:formula="of:=SIGN([.D153])" office:value-type="float" office:value="1" calcext:value-type="float">
            <text:p>1</text:p>
          </table:table-cell>
          <table:table-cell/>
          <table:table-cell table:formula="of:=3.39/LN([.A153])-3.39/((LN([.A153]))^2)" office:value-type="float" office:value="0.539408294420961" calcext:value-type="float">
            <text:p>0.539408294420961</text:p>
          </table:table-cell>
          <table:table-cell table:formula="of:=4/LN(2*[.A153]+1)-4/(LN(2*[.A153]+1))^2" office:value-type="float" office:value="0.575986390576867" calcext:value-type="float">
            <text:p>0.575986390576867</text:p>
          </table:table-cell>
          <table:table-cell/>
          <table:table-cell table:formula="of:=3.39/LN([.A153])" office:value-type="float" office:value="0.673025987652845" calcext:value-type="float">
            <text:p>0.673025987652845</text:p>
          </table:table-cell>
          <table:table-cell table:formula="of:=4/LN(2*[.A153]+1)" office:value-type="float" office:value="0.697673451974302" calcext:value-type="float">
            <text:p>0.697673451974302</text:p>
          </table:table-cell>
          <table:table-cell/>
          <table:table-cell table:formula="of:=LN([.A153])" office:value-type="float" office:value="5.03695260241363" calcext:value-type="float">
            <text:p>5.03695260241363</text:p>
          </table:table-cell>
          <table:table-cell table:formula="of:=LN(2*[.A153]+1)" office:value-type="float" office:value="5.73334127689775" calcext:value-type="float">
            <text:p>5.73334127689775</text:p>
          </table:table-cell>
          <table:table-cell table:formula="of:=[.M153]/[.N153]" office:value-type="float" office:value="0.878537027389215" calcext:value-type="float">
            <text:p>0.87853702738921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3.39*([.A154]/LN([.A154])))+1" office:value-type="float" office:value="105.185149539995" calcext:value-type="float">
            <text:p>105.185149539995</text:p>
          </table:table-cell>
          <table:table-cell table:formula="of:=2*((2*[.A154]+1)/(LN(2*[.A154]+1)))" office:value-type="float" office:value="108.366278978494" calcext:value-type="float">
            <text:p>108.366278978494</text:p>
          </table:table-cell>
          <table:table-cell table:formula="of:=[.C154]-[.B154]" office:value-type="float" office:value="3.18112943849916" calcext:value-type="float">
            <text:p>3.18112943849916</text:p>
          </table:table-cell>
          <table:table-cell table:formula="of:=SIGN([.D154])" office:value-type="float" office:value="1" calcext:value-type="float">
            <text:p>1</text:p>
          </table:table-cell>
          <table:table-cell/>
          <table:table-cell table:formula="of:=3.39/LN([.A154])-3.39/((LN([.A154]))^2)" office:value-type="float" office:value="0.538887300177352" calcext:value-type="float">
            <text:p>0.538887300177352</text:p>
          </table:table-cell>
          <table:table-cell table:formula="of:=4/LN(2*[.A154]+1)-4/(LN(2*[.A154]+1))^2" office:value-type="float" office:value="0.575475595837291" calcext:value-type="float">
            <text:p>0.575475595837291</text:p>
          </table:table-cell>
          <table:table-cell/>
          <table:table-cell table:formula="of:=3.39/LN([.A154])" office:value-type="float" office:value="0.672162255096744" calcext:value-type="float">
            <text:p>0.672162255096744</text:p>
          </table:table-cell>
          <table:table-cell table:formula="of:=4/LN(2*[.A154]+1)" office:value-type="float" office:value="0.696889253880993" calcext:value-type="float">
            <text:p>0.696889253880993</text:p>
          </table:table-cell>
          <table:table-cell/>
          <table:table-cell table:formula="of:=LN([.A154])" office:value-type="float" office:value="5.04342511691925" calcext:value-type="float">
            <text:p>5.04342511691925</text:p>
          </table:table-cell>
          <table:table-cell table:formula="of:=LN(2*[.A154]+1)" office:value-type="float" office:value="5.73979291217923" calcext:value-type="float">
            <text:p>5.73979291217923</text:p>
          </table:table-cell>
          <table:table-cell table:formula="of:=[.M154]/[.N154]" office:value-type="float" office:value="0.878677191683629" calcext:value-type="float">
            <text:p>0.87867719168362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3.39*([.A155]/LN([.A155])))+1" office:value-type="float" office:value="105.723778111851" calcext:value-type="float">
            <text:p>105.723778111851</text:p>
          </table:table-cell>
          <table:table-cell table:formula="of:=2*((2*[.A155]+1)/(LN(2*[.A155]+1)))" office:value-type="float" office:value="108.941500890635" calcext:value-type="float">
            <text:p>108.941500890635</text:p>
          </table:table-cell>
          <table:table-cell table:formula="of:=[.C155]-[.B155]" office:value-type="float" office:value="3.21772277878371" calcext:value-type="float">
            <text:p>3.21772277878371</text:p>
          </table:table-cell>
          <table:table-cell table:formula="of:=SIGN([.D155])" office:value-type="float" office:value="1" calcext:value-type="float">
            <text:p>1</text:p>
          </table:table-cell>
          <table:table-cell/>
          <table:table-cell table:formula="of:=3.39/LN([.A155])-3.39/((LN([.A155]))^2)" office:value-type="float" office:value="0.538370544853021" calcext:value-type="float">
            <text:p>0.538370544853021</text:p>
          </table:table-cell>
          <table:table-cell table:formula="of:=4/LN(2*[.A155]+1)-4/(LN(2*[.A155]+1))^2" office:value-type="float" office:value="0.574968907932441" calcext:value-type="float">
            <text:p>0.574968907932441</text:p>
          </table:table-cell>
          <table:table-cell/>
          <table:table-cell table:formula="of:=3.39/LN([.A155])" office:value-type="float" office:value="0.671306269947765" calcext:value-type="float">
            <text:p>0.671306269947765</text:p>
          </table:table-cell>
          <table:table-cell table:formula="of:=4/LN(2*[.A155]+1)" office:value-type="float" office:value="0.696111826777221" calcext:value-type="float">
            <text:p>0.696111826777221</text:p>
          </table:table-cell>
          <table:table-cell/>
          <table:table-cell table:formula="of:=LN([.A155])" office:value-type="float" office:value="5.04985600724954" calcext:value-type="float">
            <text:p>5.04985600724954</text:p>
          </table:table-cell>
          <table:table-cell table:formula="of:=LN(2*[.A155]+1)" office:value-type="float" office:value="5.74620319054015" calcext:value-type="float">
            <text:p>5.74620319054015</text:p>
          </table:table-cell>
          <table:table-cell table:formula="of:=[.M155]/[.N155]" office:value-type="float" office:value="0.878816122542099" calcext:value-type="float">
            <text:p>0.87881612254209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3.39*([.A156]/LN([.A156])))+1" office:value-type="float" office:value="106.261892022146" calcext:value-type="float">
            <text:p>106.261892022146</text:p>
          </table:table-cell>
          <table:table-cell table:formula="of:=2*((2*[.A156]+1)/(LN(2*[.A156]+1)))" office:value-type="float" office:value="109.516218143507" calcext:value-type="float">
            <text:p>109.516218143507</text:p>
          </table:table-cell>
          <table:table-cell table:formula="of:=[.C156]-[.B156]" office:value-type="float" office:value="3.25432612136181" calcext:value-type="float">
            <text:p>3.25432612136181</text:p>
          </table:table-cell>
          <table:table-cell table:formula="of:=SIGN([.D156])" office:value-type="float" office:value="1" calcext:value-type="float">
            <text:p>1</text:p>
          </table:table-cell>
          <table:table-cell/>
          <table:table-cell table:formula="of:=3.39/LN([.A156])-3.39/((LN([.A156]))^2)" office:value-type="float" office:value="0.537857966903882" calcext:value-type="float">
            <text:p>0.537857966903882</text:p>
          </table:table-cell>
          <table:table-cell table:formula="of:=4/LN(2*[.A156]+1)-4/(LN(2*[.A156]+1))^2" office:value-type="float" office:value="0.574466267512758" calcext:value-type="float">
            <text:p>0.574466267512758</text:p>
          </table:table-cell>
          <table:table-cell/>
          <table:table-cell table:formula="of:=3.39/LN([.A156])" office:value-type="float" office:value="0.67045791096908" calcext:value-type="float">
            <text:p>0.67045791096908</text:p>
          </table:table-cell>
          <table:table-cell table:formula="of:=4/LN(2*[.A156]+1)" office:value-type="float" office:value="0.695341067577825" calcext:value-type="float">
            <text:p>0.695341067577825</text:p>
          </table:table-cell>
          <table:table-cell/>
          <table:table-cell table:formula="of:=LN([.A156])" office:value-type="float" office:value="5.05624580534831" calcext:value-type="float">
            <text:p>5.05624580534831</text:p>
          </table:table-cell>
          <table:table-cell table:formula="of:=LN(2*[.A156]+1)" office:value-type="float" office:value="5.75257263882563" calcext:value-type="float">
            <text:p>5.75257263882563</text:p>
          </table:table-cell>
          <table:table-cell table:formula="of:=[.M156]/[.N156]" office:value-type="float" office:value="0.878953839056697" calcext:value-type="float">
            <text:p>0.87895383905669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3.39*([.A157]/LN([.A157])))+1" office:value-type="float" office:value="106.799495418015" calcext:value-type="float">
            <text:p>106.799495418015</text:p>
          </table:table-cell>
          <table:table-cell table:formula="of:=2*((2*[.A157]+1)/(LN(2*[.A157]+1)))" office:value-type="float" office:value="110.090434755436" calcext:value-type="float">
            <text:p>110.090434755436</text:p>
          </table:table-cell>
          <table:table-cell table:formula="of:=[.C157]-[.B157]" office:value-type="float" office:value="3.29093933742118" calcext:value-type="float">
            <text:p>3.29093933742118</text:p>
          </table:table-cell>
          <table:table-cell table:formula="of:=SIGN([.D157])" office:value-type="float" office:value="1" calcext:value-type="float">
            <text:p>1</text:p>
          </table:table-cell>
          <table:table-cell/>
          <table:table-cell table:formula="of:=3.39/LN([.A157])-3.39/((LN([.A157]))^2)" office:value-type="float" office:value="0.537349506062659" calcext:value-type="float">
            <text:p>0.537349506062659</text:p>
          </table:table-cell>
          <table:table-cell table:formula="of:=4/LN(2*[.A157]+1)-4/(LN(2*[.A157]+1))^2" office:value-type="float" office:value="0.573967616458572" calcext:value-type="float">
            <text:p>0.573967616458572</text:p>
          </table:table-cell>
          <table:table-cell/>
          <table:table-cell table:formula="of:=3.39/LN([.A157])" office:value-type="float" office:value="0.669617059607687" calcext:value-type="float">
            <text:p>0.669617059607687</text:p>
          </table:table-cell>
          <table:table-cell table:formula="of:=4/LN(2*[.A157]+1)" office:value-type="float" office:value="0.694576875428617" calcext:value-type="float">
            <text:p>0.694576875428617</text:p>
          </table:table-cell>
          <table:table-cell/>
          <table:table-cell table:formula="of:=LN([.A157])" office:value-type="float" office:value="5.06259503302697" calcext:value-type="float">
            <text:p>5.06259503302697</text:p>
          </table:table-cell>
          <table:table-cell table:formula="of:=LN(2*[.A157]+1)" office:value-type="float" office:value="5.75890177387728" calcext:value-type="float">
            <text:p>5.75890177387728</text:p>
          </table:table-cell>
          <table:table-cell table:formula="of:=[.M157]/[.N157]" office:value-type="float" office:value="0.879090359900076" calcext:value-type="float">
            <text:p>0.87909035990007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3.39*([.A158]/LN([.A158])))+1" office:value-type="float" office:value="107.336592386952" calcext:value-type="float">
            <text:p>107.336592386952</text:p>
          </table:table-cell>
          <table:table-cell table:formula="of:=2*((2*[.A158]+1)/(LN(2*[.A158]+1)))" office:value-type="float" office:value="110.664154687226" calcext:value-type="float">
            <text:p>110.664154687226</text:p>
          </table:table-cell>
          <table:table-cell table:formula="of:=[.C158]-[.B158]" office:value-type="float" office:value="3.32756230027398" calcext:value-type="float">
            <text:p>3.32756230027398</text:p>
          </table:table-cell>
          <table:table-cell table:formula="of:=SIGN([.D158])" office:value-type="float" office:value="1" calcext:value-type="float">
            <text:p>1</text:p>
          </table:table-cell>
          <table:table-cell/>
          <table:table-cell table:formula="of:=3.39/LN([.A158])-3.39/((LN([.A158]))^2)" office:value-type="float" office:value="0.536845103304604" calcext:value-type="float">
            <text:p>0.536845103304604</text:p>
          </table:table-cell>
          <table:table-cell table:formula="of:=4/LN(2*[.A158]+1)-4/(LN(2*[.A158]+1))^2" office:value-type="float" office:value="0.573472897847032" calcext:value-type="float">
            <text:p>0.573472897847032</text:p>
          </table:table-cell>
          <table:table-cell/>
          <table:table-cell table:formula="of:=3.39/LN([.A158])" office:value-type="float" office:value="0.668783599917936" calcext:value-type="float">
            <text:p>0.668783599917936</text:p>
          </table:table-cell>
          <table:table-cell table:formula="of:=4/LN(2*[.A158]+1)" office:value-type="float" office:value="0.693819151644049" calcext:value-type="float">
            <text:p>0.693819151644049</text:p>
          </table:table-cell>
          <table:table-cell/>
          <table:table-cell table:formula="of:=LN([.A158])" office:value-type="float" office:value="5.06890420222023" calcext:value-type="float">
            <text:p>5.06890420222023</text:p>
          </table:table-cell>
          <table:table-cell table:formula="of:=LN(2*[.A158]+1)" office:value-type="float" office:value="5.76519110278484" calcext:value-type="float">
            <text:p>5.76519110278484</text:p>
          </table:table-cell>
          <table:table-cell table:formula="of:=[.M158]/[.N158]" office:value-type="float" office:value="0.879225703337349" calcext:value-type="float">
            <text:p>0.87922570333734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3.39*([.A159]/LN([.A159])))+1" office:value-type="float" office:value="107.873186958033" calcext:value-type="float">
            <text:p>107.873186958033</text:p>
          </table:table-cell>
          <table:table-cell table:formula="of:=2*((2*[.A159]+1)/(LN(2*[.A159]+1)))" office:value-type="float" office:value="111.237381843345" calcext:value-type="float">
            <text:p>111.237381843345</text:p>
          </table:table-cell>
          <table:table-cell table:formula="of:=[.C159]-[.B159]" office:value-type="float" office:value="3.36419488531212" calcext:value-type="float">
            <text:p>3.36419488531212</text:p>
          </table:table-cell>
          <table:table-cell table:formula="of:=SIGN([.D159])" office:value-type="float" office:value="1" calcext:value-type="float">
            <text:p>1</text:p>
          </table:table-cell>
          <table:table-cell/>
          <table:table-cell table:formula="of:=3.39/LN([.A159])-3.39/((LN([.A159]))^2)" office:value-type="float" office:value="0.536344700814327" calcext:value-type="float">
            <text:p>0.536344700814327</text:p>
          </table:table-cell>
          <table:table-cell table:formula="of:=4/LN(2*[.A159]+1)-4/(LN(2*[.A159]+1))^2" office:value-type="float" office:value="0.572982055920124" calcext:value-type="float">
            <text:p>0.572982055920124</text:p>
          </table:table-cell>
          <table:table-cell/>
          <table:table-cell table:formula="of:=3.39/LN([.A159])" office:value-type="float" office:value="0.667957418487708" calcext:value-type="float">
            <text:p>0.667957418487708</text:p>
          </table:table-cell>
          <table:table-cell table:formula="of:=4/LN(2*[.A159]+1)" office:value-type="float" office:value="0.693067799647012" calcext:value-type="float">
            <text:p>0.693067799647012</text:p>
          </table:table-cell>
          <table:table-cell/>
          <table:table-cell table:formula="of:=LN([.A159])" office:value-type="float" office:value="5.07517381523383" calcext:value-type="float">
            <text:p>5.07517381523383</text:p>
          </table:table-cell>
          <table:table-cell table:formula="of:=LN(2*[.A159]+1)" office:value-type="float" office:value="5.77144112313002" calcext:value-type="float">
            <text:p>5.77144112313002</text:p>
          </table:table-cell>
          <table:table-cell table:formula="of:=[.M159]/[.N159]" office:value-type="float" office:value="0.87935988723756" calcext:value-type="float">
            <text:p>0.8793598872375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3.39*([.A160]/LN([.A160])))+1" office:value-type="float" office:value="108.409283103111" calcext:value-type="float">
            <text:p>108.409283103111</text:p>
          </table:table-cell>
          <table:table-cell table:formula="of:=2*((2*[.A160]+1)/(LN(2*[.A160]+1)))" office:value-type="float" office:value="111.810120073074" calcext:value-type="float">
            <text:p>111.810120073074</text:p>
          </table:table-cell>
          <table:table-cell table:formula="of:=[.C160]-[.B160]" office:value-type="float" office:value="3.40083696996301" calcext:value-type="float">
            <text:p>3.40083696996301</text:p>
          </table:table-cell>
          <table:table-cell table:formula="of:=SIGN([.D160])" office:value-type="float" office:value="1" calcext:value-type="float">
            <text:p>1</text:p>
          </table:table-cell>
          <table:table-cell/>
          <table:table-cell table:formula="of:=3.39/LN([.A160])-3.39/((LN([.A160]))^2)" office:value-type="float" office:value="0.535848241953714" calcext:value-type="float">
            <text:p>0.535848241953714</text:p>
          </table:table-cell>
          <table:table-cell table:formula="of:=4/LN(2*[.A160]+1)-4/(LN(2*[.A160]+1))^2" office:value-type="float" office:value="0.572495036053739" calcext:value-type="float">
            <text:p>0.572495036053739</text:p>
          </table:table-cell>
          <table:table-cell/>
          <table:table-cell table:formula="of:=3.39/LN([.A160])" office:value-type="float" office:value="0.667138404367149" calcext:value-type="float">
            <text:p>0.667138404367149</text:p>
          </table:table-cell>
          <table:table-cell table:formula="of:=4/LN(2*[.A160]+1)" office:value-type="float" office:value="0.692322724910675" calcext:value-type="float">
            <text:p>0.692322724910675</text:p>
          </table:table-cell>
          <table:table-cell/>
          <table:table-cell table:formula="of:=LN([.A160])" office:value-type="float" office:value="5.08140436498446" calcext:value-type="float">
            <text:p>5.08140436498446</text:p>
          </table:table-cell>
          <table:table-cell table:formula="of:=LN(2*[.A160]+1)" office:value-type="float" office:value="5.77765232322266" calcext:value-type="float">
            <text:p>5.77765232322266</text:p>
          </table:table-cell>
          <table:table-cell table:formula="of:=[.M160]/[.N160]" office:value-type="float" office:value="0.87949292908476" calcext:value-type="float">
            <text:p>0.8794929290847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3.39*([.A161]/LN([.A161])))+1" office:value-type="float" office:value="108.944884737974" calcext:value-type="float">
            <text:p>108.944884737974</text:p>
          </table:table-cell>
          <table:table-cell table:formula="of:=2*((2*[.A161]+1)/(LN(2*[.A161]+1)))" office:value-type="float" office:value="112.382373171621" calcext:value-type="float">
            <text:p>112.382373171621</text:p>
          </table:table-cell>
          <table:table-cell table:formula="of:=[.C161]-[.B161]" office:value-type="float" office:value="3.43748843364682" calcext:value-type="float">
            <text:p>3.43748843364682</text:p>
          </table:table-cell>
          <table:table-cell table:formula="of:=SIGN([.D161])" office:value-type="float" office:value="1" calcext:value-type="float">
            <text:p>1</text:p>
          </table:table-cell>
          <table:table-cell/>
          <table:table-cell table:formula="of:=3.39/LN([.A161])-3.39/((LN([.A161]))^2)" office:value-type="float" office:value="0.535355671230892" calcext:value-type="float">
            <text:p>0.535355671230892</text:p>
          </table:table-cell>
          <table:table-cell table:formula="of:=4/LN(2*[.A161]+1)-4/(LN(2*[.A161]+1))^2" office:value-type="float" office:value="0.572011784727746" calcext:value-type="float">
            <text:p>0.572011784727746</text:p>
          </table:table-cell>
          <table:table-cell/>
          <table:table-cell table:formula="of:=3.39/LN([.A161])" office:value-type="float" office:value="0.666326448999841" calcext:value-type="float">
            <text:p>0.666326448999841</text:p>
          </table:table-cell>
          <table:table-cell table:formula="of:=4/LN(2*[.A161]+1)" office:value-type="float" office:value="0.691583834902284" calcext:value-type="float">
            <text:p>0.691583834902284</text:p>
          </table:table-cell>
          <table:table-cell/>
          <table:table-cell table:formula="of:=LN([.A161])" office:value-type="float" office:value="5.08759633523238" calcext:value-type="float">
            <text:p>5.08759633523238</text:p>
          </table:table-cell>
          <table:table-cell table:formula="of:=LN(2*[.A161]+1)" office:value-type="float" office:value="5.78382518232974" calcext:value-type="float">
            <text:p>5.78382518232974</text:p>
          </table:table-cell>
          <table:table-cell table:formula="of:=[.M161]/[.N161]" office:value-type="float" office:value="0.879624845988704" calcext:value-type="float">
            <text:p>0.87962484598870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3.39*([.A162]/LN([.A162])))+1" office:value-type="float" office:value="109.479995723481" calcext:value-type="float">
            <text:p>109.479995723481</text:p>
          </table:table-cell>
          <table:table-cell table:formula="of:=2*((2*[.A162]+1)/(LN(2*[.A162]+1)))" office:value-type="float" office:value="112.954144881216" calcext:value-type="float">
            <text:p>112.954144881216</text:p>
          </table:table-cell>
          <table:table-cell table:formula="of:=[.C162]-[.B162]" office:value-type="float" office:value="3.47414915773487" calcext:value-type="float">
            <text:p>3.47414915773487</text:p>
          </table:table-cell>
          <table:table-cell table:formula="of:=SIGN([.D162])" office:value-type="float" office:value="1" calcext:value-type="float">
            <text:p>1</text:p>
          </table:table-cell>
          <table:table-cell/>
          <table:table-cell table:formula="of:=3.39/LN([.A162])-3.39/((LN([.A162]))^2)" office:value-type="float" office:value="0.534866934270189" calcext:value-type="float">
            <text:p>0.534866934270189</text:p>
          </table:table-cell>
          <table:table-cell table:formula="of:=4/LN(2*[.A162]+1)-4/(LN(2*[.A162]+1))^2" office:value-type="float" office:value="0.571532249497037" calcext:value-type="float">
            <text:p>0.571532249497037</text:p>
          </table:table-cell>
          <table:table-cell/>
          <table:table-cell table:formula="of:=3.39/LN([.A162])" office:value-type="float" office:value="0.665521446156328" calcext:value-type="float">
            <text:p>0.665521446156328</text:p>
          </table:table-cell>
          <table:table-cell table:formula="of:=4/LN(2*[.A162]+1)" office:value-type="float" office:value="0.690851039028846" calcext:value-type="float">
            <text:p>0.690851039028846</text:p>
          </table:table-cell>
          <table:table-cell/>
          <table:table-cell table:formula="of:=LN([.A162])" office:value-type="float" office:value="5.09375020080676" calcext:value-type="float">
            <text:p>5.09375020080676</text:p>
          </table:table-cell>
          <table:table-cell table:formula="of:=LN(2*[.A162]+1)" office:value-type="float" office:value="5.78996017089725" calcext:value-type="float">
            <text:p>5.78996017089725</text:p>
          </table:table-cell>
          <table:table-cell table:formula="of:=[.M162]/[.N162]" office:value-type="float" office:value="0.879755654695186" calcext:value-type="float">
            <text:p>0.87975565469518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3.39*([.A163]/LN([.A163])))+1" office:value-type="float" office:value="110.014619866661" calcext:value-type="float">
            <text:p>110.014619866661</text:p>
          </table:table-cell>
          <table:table-cell table:formula="of:=2*((2*[.A163]+1)/(LN(2*[.A163]+1)))" office:value-type="float" office:value="113.52543889217" calcext:value-type="float">
            <text:p>113.52543889217</text:p>
          </table:table-cell>
          <table:table-cell table:formula="of:=[.C163]-[.B163]" office:value-type="float" office:value="3.51081902550882" calcext:value-type="float">
            <text:p>3.51081902550882</text:p>
          </table:table-cell>
          <table:table-cell table:formula="of:=SIGN([.D163])" office:value-type="float" office:value="1" calcext:value-type="float">
            <text:p>1</text:p>
          </table:table-cell>
          <table:table-cell/>
          <table:table-cell table:formula="of:=3.39/LN([.A163])-3.39/((LN([.A163]))^2)" office:value-type="float" office:value="0.534381977783059" calcext:value-type="float">
            <text:p>0.534381977783059</text:p>
          </table:table-cell>
          <table:table-cell table:formula="of:=4/LN(2*[.A163]+1)-4/(LN(2*[.A163]+1))^2" office:value-type="float" office:value="0.571056378963497" calcext:value-type="float">
            <text:p>0.571056378963497</text:p>
          </table:table-cell>
          <table:table-cell/>
          <table:table-cell table:formula="of:=3.39/LN([.A163])" office:value-type="float" office:value="0.664723291869883" calcext:value-type="float">
            <text:p>0.664723291869883</text:p>
          </table:table-cell>
          <table:table-cell table:formula="of:=4/LN(2*[.A163]+1)" office:value-type="float" office:value="0.690124248584617" calcext:value-type="float">
            <text:p>0.690124248584617</text:p>
          </table:table-cell>
          <table:table-cell/>
          <table:table-cell table:formula="of:=LN([.A163])" office:value-type="float" office:value="5.0998664278242" calcext:value-type="float">
            <text:p>5.0998664278242</text:p>
          </table:table-cell>
          <table:table-cell table:formula="of:=LN(2*[.A163]+1)" office:value-type="float" office:value="5.79605775076537" calcext:value-type="float">
            <text:p>5.79605775076537</text:p>
          </table:table-cell>
          <table:table-cell table:formula="of:=[.M163]/[.N163]" office:value-type="float" office:value="0.879885371596023" calcext:value-type="float">
            <text:p>0.87988537159602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3.39*([.A164]/LN([.A164])))+1" office:value-type="float" office:value="110.548760921784" calcext:value-type="float">
            <text:p>110.548760921784</text:p>
          </table:table-cell>
          <table:table-cell table:formula="of:=2*((2*[.A164]+1)/(LN(2*[.A164]+1)))" office:value-type="float" office:value="114.096258843905" calcext:value-type="float">
            <text:p>114.096258843905</text:p>
          </table:table-cell>
          <table:table-cell table:formula="of:=[.C164]-[.B164]" office:value-type="float" office:value="3.54749792212114" calcext:value-type="float">
            <text:p>3.54749792212114</text:p>
          </table:table-cell>
          <table:table-cell table:formula="of:=SIGN([.D164])" office:value-type="float" office:value="1" calcext:value-type="float">
            <text:p>1</text:p>
          </table:table-cell>
          <table:table-cell/>
          <table:table-cell table:formula="of:=3.39/LN([.A164])-3.39/((LN([.A164]))^2)" office:value-type="float" office:value="0.533900749539933" calcext:value-type="float">
            <text:p>0.533900749539933</text:p>
          </table:table-cell>
          <table:table-cell table:formula="of:=4/LN(2*[.A164]+1)-4/(LN(2*[.A164]+1))^2" office:value-type="float" office:value="0.570584122748878" calcext:value-type="float">
            <text:p>0.570584122748878</text:p>
          </table:table-cell>
          <table:table-cell/>
          <table:table-cell table:formula="of:=3.39/LN([.A164])" office:value-type="float" office:value="0.663931884374449" calcext:value-type="float">
            <text:p>0.663931884374449</text:p>
          </table:table-cell>
          <table:table-cell table:formula="of:=4/LN(2*[.A164]+1)" office:value-type="float" office:value="0.689403376700333" calcext:value-type="float">
            <text:p>0.689403376700333</text:p>
          </table:table-cell>
          <table:table-cell/>
          <table:table-cell table:formula="of:=LN([.A164])" office:value-type="float" office:value="5.10594547390058" calcext:value-type="float">
            <text:p>5.10594547390058</text:p>
          </table:table-cell>
          <table:table-cell table:formula="of:=LN(2*[.A164]+1)" office:value-type="float" office:value="5.80211837537706" calcext:value-type="float">
            <text:p>5.80211837537706</text:p>
          </table:table-cell>
          <table:table-cell table:formula="of:=[.M164]/[.N164]" office:value-type="float" office:value="0.880014012738711" calcext:value-type="float">
            <text:p>0.88001401273871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3.39*([.A165]/LN([.A165])))+1" office:value-type="float" office:value="111.082422591411" calcext:value-type="float">
            <text:p>111.082422591411</text:p>
          </table:table-cell>
          <table:table-cell table:formula="of:=2*((2*[.A165]+1)/(LN(2*[.A165]+1)))" office:value-type="float" office:value="114.666608325968" calcext:value-type="float">
            <text:p>114.666608325968</text:p>
          </table:table-cell>
          <table:table-cell table:formula="of:=[.C165]-[.B165]" office:value-type="float" office:value="3.5841857345565" calcext:value-type="float">
            <text:p>3.5841857345565</text:p>
          </table:table-cell>
          <table:table-cell table:formula="of:=SIGN([.D165])" office:value-type="float" office:value="1" calcext:value-type="float">
            <text:p>1</text:p>
          </table:table-cell>
          <table:table-cell/>
          <table:table-cell table:formula="of:=3.39/LN([.A165])-3.39/((LN([.A165]))^2)" office:value-type="float" office:value="0.53342319834297" calcext:value-type="float">
            <text:p>0.53342319834297</text:p>
          </table:table-cell>
          <table:table-cell table:formula="of:=4/LN(2*[.A165]+1)-4/(LN(2*[.A165]+1))^2" office:value-type="float" office:value="0.570115431468529" calcext:value-type="float">
            <text:p>0.570115431468529</text:p>
          </table:table-cell>
          <table:table-cell/>
          <table:table-cell table:formula="of:=3.39/LN([.A165])" office:value-type="float" office:value="0.663147124044647" calcext:value-type="float">
            <text:p>0.663147124044647</text:p>
          </table:table-cell>
          <table:table-cell table:formula="of:=4/LN(2*[.A165]+1)" office:value-type="float" office:value="0.688688338294102" calcext:value-type="float">
            <text:p>0.688688338294102</text:p>
          </table:table-cell>
          <table:table-cell/>
          <table:table-cell table:formula="of:=LN([.A165])" office:value-type="float" office:value="5.11198778835654" calcext:value-type="float">
            <text:p>5.11198778835654</text:p>
          </table:table-cell>
          <table:table-cell table:formula="of:=LN(2*[.A165]+1)" office:value-type="float" office:value="5.80814248998044" calcext:value-type="float">
            <text:p>5.80814248998044</text:p>
          </table:table-cell>
          <table:table-cell table:formula="of:=[.M165]/[.N165]" office:value-type="float" office:value="0.880141593835752" calcext:value-type="float">
            <text:p>0.88014159383575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3.39*([.A166]/LN([.A166])))+1" office:value-type="float" office:value="111.61560852741" calcext:value-type="float">
            <text:p>111.61560852741</text:p>
          </table:table-cell>
          <table:table-cell table:formula="of:=2*((2*[.A166]+1)/(LN(2*[.A166]+1)))" office:value-type="float" office:value="115.236490879004" calcext:value-type="float">
            <text:p>115.236490879004</text:p>
          </table:table-cell>
          <table:table-cell table:formula="of:=[.C166]-[.B166]" office:value-type="float" office:value="3.62088235159408" calcext:value-type="float">
            <text:p>3.62088235159408</text:p>
          </table:table-cell>
          <table:table-cell table:formula="of:=SIGN([.D166])" office:value-type="float" office:value="1" calcext:value-type="float">
            <text:p>1</text:p>
          </table:table-cell>
          <table:table-cell/>
          <table:table-cell table:formula="of:=3.39/LN([.A166])-3.39/((LN([.A166]))^2)" office:value-type="float" office:value="0.532949273999651" calcext:value-type="float">
            <text:p>0.532949273999651</text:p>
          </table:table-cell>
          <table:table-cell table:formula="of:=4/LN(2*[.A166]+1)-4/(LN(2*[.A166]+1))^2" office:value-type="float" office:value="0.569650256705957" calcext:value-type="float">
            <text:p>0.569650256705957</text:p>
          </table:table-cell>
          <table:table-cell/>
          <table:table-cell table:formula="of:=3.39/LN([.A166])" office:value-type="float" office:value="0.662368913337786" calcext:value-type="float">
            <text:p>0.662368913337786</text:p>
          </table:table-cell>
          <table:table-cell table:formula="of:=4/LN(2*[.A166]+1)" office:value-type="float" office:value="0.687979050023907" calcext:value-type="float">
            <text:p>0.687979050023907</text:p>
          </table:table-cell>
          <table:table-cell/>
          <table:table-cell table:formula="of:=LN([.A166])" office:value-type="float" office:value="5.11799381241676" calcext:value-type="float">
            <text:p>5.11799381241676</text:p>
          </table:table-cell>
          <table:table-cell table:formula="of:=LN(2*[.A166]+1)" office:value-type="float" office:value="5.81413053182507" calcext:value-type="float">
            <text:p>5.81413053182507</text:p>
          </table:table-cell>
          <table:table-cell table:formula="of:=[.M166]/[.N166]" office:value-type="float" office:value="0.880268130273678" calcext:value-type="float">
            <text:p>0.88026813027367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3.39*([.A167]/LN([.A167])))+1" office:value-type="float" office:value="112.148322331947" calcext:value-type="float">
            <text:p>112.148322331947</text:p>
          </table:table-cell>
          <table:table-cell table:formula="of:=2*((2*[.A167]+1)/(LN(2*[.A167]+1)))" office:value-type="float" office:value="115.805909995718" calcext:value-type="float">
            <text:p>115.805909995718</text:p>
          </table:table-cell>
          <table:table-cell table:formula="of:=[.C167]-[.B167]" office:value-type="float" office:value="3.65758766377081" calcext:value-type="float">
            <text:p>3.65758766377081</text:p>
          </table:table-cell>
          <table:table-cell table:formula="of:=SIGN([.D167])" office:value-type="float" office:value="1" calcext:value-type="float">
            <text:p>1</text:p>
          </table:table-cell>
          <table:table-cell/>
          <table:table-cell table:formula="of:=3.39/LN([.A167])-3.39/((LN([.A167]))^2)" office:value-type="float" office:value="0.532478927297216" calcext:value-type="float">
            <text:p>0.532478927297216</text:p>
          </table:table-cell>
          <table:table-cell table:formula="of:=4/LN(2*[.A167]+1)-4/(LN(2*[.A167]+1))^2" office:value-type="float" office:value="0.569188550988188" calcext:value-type="float">
            <text:p>0.569188550988188</text:p>
          </table:table-cell>
          <table:table-cell/>
          <table:table-cell table:formula="of:=3.39/LN([.A167])" office:value-type="float" office:value="0.661597156737781" calcext:value-type="float">
            <text:p>0.661597156737781</text:p>
          </table:table-cell>
          <table:table-cell table:formula="of:=4/LN(2*[.A167]+1)" office:value-type="float" office:value="0.68727543024165" calcext:value-type="float">
            <text:p>0.68727543024165</text:p>
          </table:table-cell>
          <table:table-cell/>
          <table:table-cell table:formula="of:=LN([.A167])" office:value-type="float" office:value="5.12396397940326" calcext:value-type="float">
            <text:p>5.12396397940326</text:p>
          </table:table-cell>
          <table:table-cell table:formula="of:=LN(2*[.A167]+1)" office:value-type="float" office:value="5.82008293035236" calcext:value-type="float">
            <text:p>5.82008293035236</text:p>
          </table:table-cell>
          <table:table-cell table:formula="of:=[.M167]/[.N167]" office:value-type="float" office:value="0.880393637121772" calcext:value-type="float">
            <text:p>0.88039363712177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3.39*([.A168]/LN([.A168])))+1" office:value-type="float" office:value="112.680567558455" calcext:value-type="float">
            <text:p>112.680567558455</text:p>
          </table:table-cell>
          <table:table-cell table:formula="of:=2*((2*[.A168]+1)/(LN(2*[.A168]+1)))" office:value-type="float" office:value="116.374869121801" calcext:value-type="float">
            <text:p>116.374869121801</text:p>
          </table:table-cell>
          <table:table-cell table:formula="of:=[.C168]-[.B168]" office:value-type="float" office:value="3.69430156334583" calcext:value-type="float">
            <text:p>3.69430156334583</text:p>
          </table:table-cell>
          <table:table-cell table:formula="of:=SIGN([.D168])" office:value-type="float" office:value="1" calcext:value-type="float">
            <text:p>1</text:p>
          </table:table-cell>
          <table:table-cell/>
          <table:table-cell table:formula="of:=3.39/LN([.A168])-3.39/((LN([.A168]))^2)" office:value-type="float" office:value="0.532012109977888" calcext:value-type="float">
            <text:p>0.532012109977888</text:p>
          </table:table-cell>
          <table:table-cell table:formula="of:=4/LN(2*[.A168]+1)-4/(LN(2*[.A168]+1))^2" office:value-type="float" office:value="0.568730267761896" calcext:value-type="float">
            <text:p>0.568730267761896</text:p>
          </table:table-cell>
          <table:table-cell/>
          <table:table-cell table:formula="of:=3.39/LN([.A168])" office:value-type="float" office:value="0.66083176070092" calcext:value-type="float">
            <text:p>0.66083176070092</text:p>
          </table:table-cell>
          <table:table-cell table:formula="of:=4/LN(2*[.A168]+1)" office:value-type="float" office:value="0.68657739894868" calcext:value-type="float">
            <text:p>0.68657739894868</text:p>
          </table:table-cell>
          <table:table-cell/>
          <table:table-cell table:formula="of:=LN([.A168])" office:value-type="float" office:value="5.12989871492307" calcext:value-type="float">
            <text:p>5.12989871492307</text:p>
          </table:table-cell>
          <table:table-cell table:formula="of:=LN(2*[.A168]+1)" office:value-type="float" office:value="5.82600010738045" calcext:value-type="float">
            <text:p>5.82600010738045</text:p>
          </table:table-cell>
          <table:table-cell table:formula="of:=[.M168]/[.N168]" office:value-type="float" office:value="0.880518129140515" calcext:value-type="float">
            <text:p>0.88051812914051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3.39*([.A169]/LN([.A169])))+1" office:value-type="float" office:value="113.212347712578" calcext:value-type="float">
            <text:p>113.212347712578</text:p>
          </table:table-cell>
          <table:table-cell table:formula="of:=2*((2*[.A169]+1)/(LN(2*[.A169]+1)))" office:value-type="float" office:value="116.943371656844" calcext:value-type="float">
            <text:p>116.943371656844</text:p>
          </table:table-cell>
          <table:table-cell table:formula="of:=[.C169]-[.B169]" office:value-type="float" office:value="3.7310239442653" calcext:value-type="float">
            <text:p>3.7310239442653</text:p>
          </table:table-cell>
          <table:table-cell table:formula="of:=SIGN([.D169])" office:value-type="float" office:value="1" calcext:value-type="float">
            <text:p>1</text:p>
          </table:table-cell>
          <table:table-cell/>
          <table:table-cell table:formula="of:=3.39/LN([.A169])-3.39/((LN([.A169]))^2)" office:value-type="float" office:value="0.531548774714868" calcext:value-type="float">
            <text:p>0.531548774714868</text:p>
          </table:table-cell>
          <table:table-cell table:formula="of:=4/LN(2*[.A169]+1)-4/(LN(2*[.A169]+1))^2" office:value-type="float" office:value="0.568275361370273" calcext:value-type="float">
            <text:p>0.568275361370273</text:p>
          </table:table-cell>
          <table:table-cell/>
          <table:table-cell table:formula="of:=3.39/LN([.A169])" office:value-type="float" office:value="0.660072633603402" calcext:value-type="float">
            <text:p>0.660072633603402</text:p>
          </table:table-cell>
          <table:table-cell table:formula="of:=4/LN(2*[.A169]+1)" office:value-type="float" office:value="0.685884877752748" calcext:value-type="float">
            <text:p>0.685884877752748</text:p>
          </table:table-cell>
          <table:table-cell/>
          <table:table-cell table:formula="of:=LN([.A169])" office:value-type="float" office:value="5.13579843705026" calcext:value-type="float">
            <text:p>5.13579843705026</text:p>
          </table:table-cell>
          <table:table-cell table:formula="of:=LN(2*[.A169]+1)" office:value-type="float" office:value="5.83188247728352" calcext:value-type="float">
            <text:p>5.83188247728352</text:p>
          </table:table-cell>
          <table:table-cell table:formula="of:=[.M169]/[.N169]" office:value-type="float" office:value="0.880641620789744" calcext:value-type="float">
            <text:p>0.88064162078974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3.39*([.A170]/LN([.A170])))+1" office:value-type="float" office:value="113.743666253088" calcext:value-type="float">
            <text:p>113.743666253088</text:p>
          </table:table-cell>
          <table:table-cell table:formula="of:=2*((2*[.A170]+1)/(LN(2*[.A170]+1)))" office:value-type="float" office:value="117.511420955216" calcext:value-type="float">
            <text:p>117.511420955216</text:p>
          </table:table-cell>
          <table:table-cell table:formula="of:=[.C170]-[.B170]" office:value-type="float" office:value="3.7677547021286" calcext:value-type="float">
            <text:p>3.7677547021286</text:p>
          </table:table-cell>
          <table:table-cell table:formula="of:=SIGN([.D170])" office:value-type="float" office:value="1" calcext:value-type="float">
            <text:p>1</text:p>
          </table:table-cell>
          <table:table-cell/>
          <table:table-cell table:formula="of:=3.39/LN([.A170])-3.39/((LN([.A170]))^2)" office:value-type="float" office:value="0.531088875089063" calcext:value-type="float">
            <text:p>0.531088875089063</text:p>
          </table:table-cell>
          <table:table-cell table:formula="of:=4/LN(2*[.A170]+1)-4/(LN(2*[.A170]+1))^2" office:value-type="float" office:value="0.567823787030611" calcext:value-type="float">
            <text:p>0.567823787030611</text:p>
          </table:table-cell>
          <table:table-cell/>
          <table:table-cell table:formula="of:=3.39/LN([.A170])" office:value-type="float" office:value="0.659319685690572" calcext:value-type="float">
            <text:p>0.659319685690572</text:p>
          </table:table-cell>
          <table:table-cell table:formula="of:=4/LN(2*[.A170]+1)" office:value-type="float" office:value="0.685197789826334" calcext:value-type="float">
            <text:p>0.685197789826334</text:p>
          </table:table-cell>
          <table:table-cell/>
          <table:table-cell table:formula="of:=LN([.A170])" office:value-type="float" office:value="5.14166355650266" calcext:value-type="float">
            <text:p>5.14166355650266</text:p>
          </table:table-cell>
          <table:table-cell table:formula="of:=LN(2*[.A170]+1)" office:value-type="float" office:value="5.83773044716594" calcext:value-type="float">
            <text:p>5.83773044716594</text:p>
          </table:table-cell>
          <table:table-cell table:formula="of:=[.M170]/[.N170]" office:value-type="float" office:value="0.880764126236558" calcext:value-type="float">
            <text:p>0.88076412623655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3.39*([.A171]/LN([.A171])))+1" office:value-type="float" office:value="114.274526592781" calcext:value-type="float">
            <text:p>114.274526592781</text:p>
          </table:table-cell>
          <table:table-cell table:formula="of:=2*((2*[.A171]+1)/(LN(2*[.A171]+1)))" office:value-type="float" office:value="118.079020326936" calcext:value-type="float">
            <text:p>118.079020326936</text:p>
          </table:table-cell>
          <table:table-cell table:formula="of:=[.C171]-[.B171]" office:value-type="float" office:value="3.80449373415486" calcext:value-type="float">
            <text:p>3.80449373415486</text:p>
          </table:table-cell>
          <table:table-cell table:formula="of:=SIGN([.D171])" office:value-type="float" office:value="1" calcext:value-type="float">
            <text:p>1</text:p>
          </table:table-cell>
          <table:table-cell/>
          <table:table-cell table:formula="of:=3.39/LN([.A171])-3.39/((LN([.A171]))^2)" office:value-type="float" office:value="0.530632365566536" calcext:value-type="float">
            <text:p>0.530632365566536</text:p>
          </table:table-cell>
          <table:table-cell table:formula="of:=4/LN(2*[.A171]+1)-4/(LN(2*[.A171]+1))^2" office:value-type="float" office:value="0.567375500812577" calcext:value-type="float">
            <text:p>0.567375500812577</text:p>
          </table:table-cell>
          <table:table-cell/>
          <table:table-cell table:formula="of:=3.39/LN([.A171])" office:value-type="float" office:value="0.658572829027798" calcext:value-type="float">
            <text:p>0.658572829027798</text:p>
          </table:table-cell>
          <table:table-cell table:formula="of:=4/LN(2*[.A171]+1)" office:value-type="float" office:value="0.684516059866296" calcext:value-type="float">
            <text:p>0.684516059866296</text:p>
          </table:table-cell>
          <table:table-cell/>
          <table:table-cell table:formula="of:=LN([.A171])" office:value-type="float" office:value="5.14749447681345" calcext:value-type="float">
            <text:p>5.14749447681345</text:p>
          </table:table-cell>
          <table:table-cell table:formula="of:=LN(2*[.A171]+1)" office:value-type="float" office:value="5.84354441703136" calcext:value-type="float">
            <text:p>5.84354441703136</text:p>
          </table:table-cell>
          <table:table-cell table:formula="of:=[.M171]/[.N171]" office:value-type="float" office:value="0.880885659362967" calcext:value-type="float">
            <text:p>0.880885659362967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3.39*([.A172]/LN([.A172])))+1" office:value-type="float" office:value="114.804932099356" calcext:value-type="float">
            <text:p>114.804932099356</text:p>
          </table:table-cell>
          <table:table-cell table:formula="of:=2*((2*[.A172]+1)/(LN(2*[.A172]+1)))" office:value-type="float" office:value="118.646173038507" calcext:value-type="float">
            <text:p>118.646173038507</text:p>
          </table:table-cell>
          <table:table-cell table:formula="of:=[.C172]-[.B172]" office:value-type="float" office:value="3.84124093915101" calcext:value-type="float">
            <text:p>3.84124093915101</text:p>
          </table:table-cell>
          <table:table-cell table:formula="of:=SIGN([.D172])" office:value-type="float" office:value="1" calcext:value-type="float">
            <text:p>1</text:p>
          </table:table-cell>
          <table:table-cell/>
          <table:table-cell table:formula="of:=3.39/LN([.A172])-3.39/((LN([.A172]))^2)" office:value-type="float" office:value="0.530179201476633" calcext:value-type="float">
            <text:p>0.530179201476633</text:p>
          </table:table-cell>
          <table:table-cell table:formula="of:=4/LN(2*[.A172]+1)-4/(LN(2*[.A172]+1))^2" office:value-type="float" office:value="0.566930459617141" calcext:value-type="float">
            <text:p>0.566930459617141</text:p>
          </table:table-cell>
          <table:table-cell/>
          <table:table-cell table:formula="of:=3.39/LN([.A172])" office:value-type="float" office:value="0.657831977452923" calcext:value-type="float">
            <text:p>0.657831977452923</text:p>
          </table:table-cell>
          <table:table-cell table:formula="of:=4/LN(2*[.A172]+1)" office:value-type="float" office:value="0.683839614054793" calcext:value-type="float">
            <text:p>0.683839614054793</text:p>
          </table:table-cell>
          <table:table-cell/>
          <table:table-cell table:formula="of:=LN([.A172])" office:value-type="float" office:value="5.15329159449778" calcext:value-type="float">
            <text:p>5.15329159449778</text:p>
          </table:table-cell>
          <table:table-cell table:formula="of:=LN(2*[.A172]+1)" office:value-type="float" office:value="5.84932477994686" calcext:value-type="float">
            <text:p>5.84932477994686</text:p>
          </table:table-cell>
          <table:table-cell table:formula="of:=[.M172]/[.N172]" office:value-type="float" office:value="0.881006233773293" calcext:value-type="float">
            <text:p>0.88100623377329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3.39*([.A173]/LN([.A173])))+1" office:value-type="float" office:value="115.33488609626" calcext:value-type="float">
            <text:p>115.33488609626</text:p>
          </table:table-cell>
          <table:table-cell table:formula="of:=2*((2*[.A173]+1)/(LN(2*[.A173]+1)))" office:value-type="float" office:value="119.21288231374" calcext:value-type="float">
            <text:p>119.21288231374</text:p>
          </table:table-cell>
          <table:table-cell table:formula="of:=[.C173]-[.B173]" office:value-type="float" office:value="3.87799621747972" calcext:value-type="float">
            <text:p>3.87799621747972</text:p>
          </table:table-cell>
          <table:table-cell table:formula="of:=SIGN([.D173])" office:value-type="float" office:value="1" calcext:value-type="float">
            <text:p>1</text:p>
          </table:table-cell>
          <table:table-cell/>
          <table:table-cell table:formula="of:=3.39/LN([.A173])-3.39/((LN([.A173]))^2)" office:value-type="float" office:value="0.529729338990775" calcext:value-type="float">
            <text:p>0.529729338990775</text:p>
          </table:table-cell>
          <table:table-cell table:formula="of:=4/LN(2*[.A173]+1)-4/(LN(2*[.A173]+1))^2" office:value-type="float" office:value="0.566488621156155" calcext:value-type="float">
            <text:p>0.566488621156155</text:p>
          </table:table-cell>
          <table:table-cell/>
          <table:table-cell table:formula="of:=3.39/LN([.A173])" office:value-type="float" office:value="0.65709704653023" calcext:value-type="float">
            <text:p>0.65709704653023</text:p>
          </table:table-cell>
          <table:table-cell table:formula="of:=4/LN(2*[.A173]+1)" office:value-type="float" office:value="0.683168380021431" calcext:value-type="float">
            <text:p>0.683168380021431</text:p>
          </table:table-cell>
          <table:table-cell/>
          <table:table-cell table:formula="of:=LN([.A173])" office:value-type="float" office:value="5.15905529921453" calcext:value-type="float">
            <text:p>5.15905529921453</text:p>
          </table:table-cell>
          <table:table-cell table:formula="of:=LN(2*[.A173]+1)" office:value-type="float" office:value="5.85507192220243" calcext:value-type="float">
            <text:p>5.85507192220243</text:p>
          </table:table-cell>
          <table:table-cell table:formula="of:=[.M173]/[.N173]" office:value-type="float" office:value="0.881125862801343" calcext:value-type="float">
            <text:p>0.88112586280134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3.39*([.A174]/LN([.A174])))+1" office:value-type="float" office:value="115.864391863527" calcext:value-type="float">
            <text:p>115.864391863527</text:p>
          </table:table-cell>
          <table:table-cell table:formula="of:=2*((2*[.A174]+1)/(LN(2*[.A174]+1)))" office:value-type="float" office:value="119.779151334556" calcext:value-type="float">
            <text:p>119.779151334556</text:p>
          </table:table-cell>
          <table:table-cell table:formula="of:=[.C174]-[.B174]" office:value-type="float" office:value="3.91475947102892" calcext:value-type="float">
            <text:p>3.91475947102892</text:p>
          </table:table-cell>
          <table:table-cell table:formula="of:=SIGN([.D174])" office:value-type="float" office:value="1" calcext:value-type="float">
            <text:p>1</text:p>
          </table:table-cell>
          <table:table-cell/>
          <table:table-cell table:formula="of:=3.39/LN([.A174])-3.39/((LN([.A174]))^2)" office:value-type="float" office:value="0.529282735101893" calcext:value-type="float">
            <text:p>0.529282735101893</text:p>
          </table:table-cell>
          <table:table-cell table:formula="of:=4/LN(2*[.A174]+1)-4/(LN(2*[.A174]+1))^2" office:value-type="float" office:value="0.566049943932532" calcext:value-type="float">
            <text:p>0.566049943932532</text:p>
          </table:table-cell>
          <table:table-cell/>
          <table:table-cell table:formula="of:=3.39/LN([.A174])" office:value-type="float" office:value="0.65636795350587" calcext:value-type="float">
            <text:p>0.65636795350587</text:p>
          </table:table-cell>
          <table:table-cell table:formula="of:=4/LN(2*[.A174]+1)" office:value-type="float" office:value="0.682502286806588" calcext:value-type="float">
            <text:p>0.682502286806588</text:p>
          </table:table-cell>
          <table:table-cell/>
          <table:table-cell table:formula="of:=LN([.A174])" office:value-type="float" office:value="5.16478597392351" calcext:value-type="float">
            <text:p>5.16478597392351</text:p>
          </table:table-cell>
          <table:table-cell table:formula="of:=LN(2*[.A174]+1)" office:value-type="float" office:value="5.86078622346587" calcext:value-type="float">
            <text:p>5.86078622346587</text:p>
          </table:table-cell>
          <table:table-cell table:formula="of:=[.M174]/[.N174]" office:value-type="float" office:value="0.881244559517347" calcext:value-type="float">
            <text:p>0.88124455951734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3.39*([.A175]/LN([.A175])))+1" office:value-type="float" office:value="116.393452638586" calcext:value-type="float">
            <text:p>116.393452638586</text:p>
          </table:table-cell>
          <table:table-cell table:formula="of:=2*((2*[.A175]+1)/(LN(2*[.A175]+1)))" office:value-type="float" office:value="120.344983241767" calcext:value-type="float">
            <text:p>120.344983241767</text:p>
          </table:table-cell>
          <table:table-cell table:formula="of:=[.C175]-[.B175]" office:value-type="float" office:value="3.95153060318152" calcext:value-type="float">
            <text:p>3.95153060318152</text:p>
          </table:table-cell>
          <table:table-cell table:formula="of:=SIGN([.D175])" office:value-type="float" office:value="1" calcext:value-type="float">
            <text:p>1</text:p>
          </table:table-cell>
          <table:table-cell/>
          <table:table-cell table:formula="of:=3.39/LN([.A175])-3.39/((LN([.A175]))^2)" office:value-type="float" office:value="0.528839347604466" calcext:value-type="float">
            <text:p>0.528839347604466</text:p>
          </table:table-cell>
          <table:table-cell table:formula="of:=4/LN(2*[.A175]+1)-4/(LN(2*[.A175]+1))^2" office:value-type="float" office:value="0.565614387221039" calcext:value-type="float">
            <text:p>0.565614387221039</text:p>
          </table:table-cell>
          <table:table-cell/>
          <table:table-cell table:formula="of:=3.39/LN([.A175])" office:value-type="float" office:value="0.655644617264691" calcext:value-type="float">
            <text:p>0.655644617264691</text:p>
          </table:table-cell>
          <table:table-cell table:formula="of:=4/LN(2*[.A175]+1)" office:value-type="float" office:value="0.681841264825876" calcext:value-type="float">
            <text:p>0.681841264825876</text:p>
          </table:table-cell>
          <table:table-cell/>
          <table:table-cell table:formula="of:=LN([.A175])" office:value-type="float" office:value="5.17048399503815" calcext:value-type="float">
            <text:p>5.17048399503815</text:p>
          </table:table-cell>
          <table:table-cell table:formula="of:=LN(2*[.A175]+1)" office:value-type="float" office:value="5.8664680569333" calcext:value-type="float">
            <text:p>5.8664680569333</text:p>
          </table:table-cell>
          <table:table-cell table:formula="of:=[.M175]/[.N175]" office:value-type="float" office:value="0.881362336734691" calcext:value-type="float">
            <text:p>0.88136233673469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3.39*([.A176]/LN([.A176])))+1" office:value-type="float" office:value="116.92207161705" calcext:value-type="float">
            <text:p>116.92207161705</text:p>
          </table:table-cell>
          <table:table-cell table:formula="of:=2*((2*[.A176]+1)/(LN(2*[.A176]+1)))" office:value-type="float" office:value="120.910381135837" calcext:value-type="float">
            <text:p>120.910381135837</text:p>
          </table:table-cell>
          <table:table-cell table:formula="of:=[.C176]-[.B176]" office:value-type="float" office:value="3.98830951878634" calcext:value-type="float">
            <text:p>3.98830951878634</text:p>
          </table:table-cell>
          <table:table-cell table:formula="of:=SIGN([.D176])" office:value-type="float" office:value="1" calcext:value-type="float">
            <text:p>1</text:p>
          </table:table-cell>
          <table:table-cell/>
          <table:table-cell table:formula="of:=3.39/LN([.A176])-3.39/((LN([.A176]))^2)" office:value-type="float" office:value="0.528399135075169" calcext:value-type="float">
            <text:p>0.528399135075169</text:p>
          </table:table-cell>
          <table:table-cell table:formula="of:=4/LN(2*[.A176]+1)-4/(LN(2*[.A176]+1))^2" office:value-type="float" office:value="0.565181911049639" calcext:value-type="float">
            <text:p>0.565181911049639</text:p>
          </table:table-cell>
          <table:table-cell/>
          <table:table-cell table:formula="of:=3.39/LN([.A176])" office:value-type="float" office:value="0.654926958288421" calcext:value-type="float">
            <text:p>0.654926958288421</text:p>
          </table:table-cell>
          <table:table-cell table:formula="of:=4/LN(2*[.A176]+1)" office:value-type="float" office:value="0.6811852458357" calcext:value-type="float">
            <text:p>0.6811852458357</text:p>
          </table:table-cell>
          <table:table-cell/>
          <table:table-cell table:formula="of:=LN([.A176])" office:value-type="float" office:value="5.17614973257383" calcext:value-type="float">
            <text:p>5.17614973257383</text:p>
          </table:table-cell>
          <table:table-cell table:formula="of:=LN(2*[.A176]+1)" office:value-type="float" office:value="5.87211778947542" calcext:value-type="float">
            <text:p>5.87211778947542</text:p>
          </table:table-cell>
          <table:table-cell table:formula="of:=[.M176]/[.N176]" office:value-type="float" office:value="0.881479207016425" calcext:value-type="float">
            <text:p>0.88147920701642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3.39*([.A177]/LN([.A177])))+1" office:value-type="float" office:value="117.450251953497" calcext:value-type="float">
            <text:p>117.450251953497</text:p>
          </table:table-cell>
          <table:table-cell table:formula="of:=2*((2*[.A177]+1)/(LN(2*[.A177]+1)))" office:value-type="float" office:value="121.475348077626" calcext:value-type="float">
            <text:p>121.475348077626</text:p>
          </table:table-cell>
          <table:table-cell table:formula="of:=[.C177]-[.B177]" office:value-type="float" office:value="4.02509612412911" calcext:value-type="float">
            <text:p>4.02509612412911</text:p>
          </table:table-cell>
          <table:table-cell table:formula="of:=SIGN([.D177])" office:value-type="float" office:value="1" calcext:value-type="float">
            <text:p>1</text:p>
          </table:table-cell>
          <table:table-cell/>
          <table:table-cell table:formula="of:=3.39/LN([.A177])-3.39/((LN([.A177]))^2)" office:value-type="float" office:value="0.52796205685408" calcext:value-type="float">
            <text:p>0.52796205685408</text:p>
          </table:table-cell>
          <table:table-cell table:formula="of:=4/LN(2*[.A177]+1)-4/(LN(2*[.A177]+1))^2" office:value-type="float" office:value="0.564752476181411" calcext:value-type="float">
            <text:p>0.564752476181411</text:p>
          </table:table-cell>
          <table:table-cell/>
          <table:table-cell table:formula="of:=3.39/LN([.A177])" office:value-type="float" office:value="0.654214898615152" calcext:value-type="float">
            <text:p>0.654214898615152</text:p>
          </table:table-cell>
          <table:table-cell table:formula="of:=4/LN(2*[.A177]+1)" office:value-type="float" office:value="0.680534162899867" calcext:value-type="float">
            <text:p>0.680534162899867</text:p>
          </table:table-cell>
          <table:table-cell/>
          <table:table-cell table:formula="of:=LN([.A177])" office:value-type="float" office:value="5.18178355029209" calcext:value-type="float">
            <text:p>5.18178355029209</text:p>
          </table:table-cell>
          <table:table-cell table:formula="of:=LN(2*[.A177]+1)" office:value-type="float" office:value="5.87773578177964" calcext:value-type="float">
            <text:p>5.87773578177964</text:p>
          </table:table-cell>
          <table:table-cell table:formula="of:=[.M177]/[.N177]" office:value-type="float" office:value="0.881595182681581" calcext:value-type="float">
            <text:p>0.88159518268158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3.39*([.A178]/LN([.A178])))+1" office:value-type="float" office:value="117.977996762215" calcext:value-type="float">
            <text:p>117.977996762215</text:p>
          </table:table-cell>
          <table:table-cell table:formula="of:=2*((2*[.A178]+1)/(LN(2*[.A178]+1)))" office:value-type="float" office:value="122.03988708912" calcext:value-type="float">
            <text:p>122.03988708912</text:p>
          </table:table-cell>
          <table:table-cell table:formula="of:=[.C178]-[.B178]" office:value-type="float" office:value="4.06189032690475" calcext:value-type="float">
            <text:p>4.06189032690475</text:p>
          </table:table-cell>
          <table:table-cell table:formula="of:=SIGN([.D178])" office:value-type="float" office:value="1" calcext:value-type="float">
            <text:p>1</text:p>
          </table:table-cell>
          <table:table-cell/>
          <table:table-cell table:formula="of:=3.39/LN([.A178])-3.39/((LN([.A178]))^2)" office:value-type="float" office:value="0.527528073026447" calcext:value-type="float">
            <text:p>0.527528073026447</text:p>
          </table:table-cell>
          <table:table-cell table:formula="of:=4/LN(2*[.A178]+1)-4/(LN(2*[.A178]+1))^2" office:value-type="float" office:value="0.56432604409698" calcext:value-type="float">
            <text:p>0.56432604409698</text:p>
          </table:table-cell>
          <table:table-cell/>
          <table:table-cell table:formula="of:=3.39/LN([.A178])" office:value-type="float" office:value="0.653508361800084" calcext:value-type="float">
            <text:p>0.653508361800084</text:p>
          </table:table-cell>
          <table:table-cell table:formula="of:=4/LN(2*[.A178]+1)" office:value-type="float" office:value="0.679887950357213" calcext:value-type="float">
            <text:p>0.679887950357213</text:p>
          </table:table-cell>
          <table:table-cell/>
          <table:table-cell table:formula="of:=LN([.A178])" office:value-type="float" office:value="5.18738580584076" calcext:value-type="float">
            <text:p>5.18738580584076</text:p>
          </table:table-cell>
          <table:table-cell table:formula="of:=LN(2*[.A178]+1)" office:value-type="float" office:value="5.88332238848828" calcext:value-type="float">
            <text:p>5.88332238848828</text:p>
          </table:table-cell>
          <table:table-cell table:formula="of:=[.M178]/[.N178]" office:value-type="float" office:value="0.881710275811293" calcext:value-type="float">
            <text:p>0.88171027581129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3.39*([.A179]/LN([.A179])))+1" office:value-type="float" office:value="118.505309117944" calcext:value-type="float">
            <text:p>118.505309117944</text:p>
          </table:table-cell>
          <table:table-cell table:formula="of:=2*((2*[.A179]+1)/(LN(2*[.A179]+1)))" office:value-type="float" office:value="122.604001154134" calcext:value-type="float">
            <text:p>122.604001154134</text:p>
          </table:table-cell>
          <table:table-cell table:formula="of:=[.C179]-[.B179]" office:value-type="float" office:value="4.09869203619004" calcext:value-type="float">
            <text:p>4.09869203619004</text:p>
          </table:table-cell>
          <table:table-cell table:formula="of:=SIGN([.D179])" office:value-type="float" office:value="1" calcext:value-type="float">
            <text:p>1</text:p>
          </table:table-cell>
          <table:table-cell/>
          <table:table-cell table:formula="of:=3.39/LN([.A179])-3.39/((LN([.A179]))^2)" office:value-type="float" office:value="0.527097144404985" calcext:value-type="float">
            <text:p>0.527097144404985</text:p>
          </table:table-cell>
          <table:table-cell table:formula="of:=4/LN(2*[.A179]+1)-4/(LN(2*[.A179]+1))^2" office:value-type="float" office:value="0.563902576977478" calcext:value-type="float">
            <text:p>0.563902576977478</text:p>
          </table:table-cell>
          <table:table-cell/>
          <table:table-cell table:formula="of:=3.39/LN([.A179])" office:value-type="float" office:value="0.652807272877468" calcext:value-type="float">
            <text:p>0.652807272877468</text:p>
          </table:table-cell>
          <table:table-cell table:formula="of:=4/LN(2*[.A179]+1)" office:value-type="float" office:value="0.679246543790217" calcext:value-type="float">
            <text:p>0.679246543790217</text:p>
          </table:table-cell>
          <table:table-cell/>
          <table:table-cell table:formula="of:=LN([.A179])" office:value-type="float" office:value="5.19295685089021" calcext:value-type="float">
            <text:p>5.19295685089021</text:p>
          </table:table-cell>
          <table:table-cell table:formula="of:=LN(2*[.A179]+1)" office:value-type="float" office:value="5.88887795833288" calcext:value-type="float">
            <text:p>5.88887795833288</text:p>
          </table:table-cell>
          <table:table-cell table:formula="of:=[.M179]/[.N179]" office:value-type="float" office:value="0.881824498254727" calcext:value-type="float">
            <text:p>0.88182449825472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3.39*([.A180]/LN([.A180])))+1" office:value-type="float" office:value="119.032192056594" calcext:value-type="float">
            <text:p>119.032192056594</text:p>
          </table:table-cell>
          <table:table-cell table:formula="of:=2*((2*[.A180]+1)/(LN(2*[.A180]+1)))" office:value-type="float" office:value="123.167693219011" calcext:value-type="float">
            <text:p>123.167693219011</text:p>
          </table:table-cell>
          <table:table-cell table:formula="of:=[.C180]-[.B180]" office:value-type="float" office:value="4.13550116241699" calcext:value-type="float">
            <text:p>4.13550116241699</text:p>
          </table:table-cell>
          <table:table-cell table:formula="of:=SIGN([.D180])" office:value-type="float" office:value="1" calcext:value-type="float">
            <text:p>1</text:p>
          </table:table-cell>
          <table:table-cell/>
          <table:table-cell table:formula="of:=3.39/LN([.A180])-3.39/((LN([.A180]))^2)" office:value-type="float" office:value="0.526669232512692" calcext:value-type="float">
            <text:p>0.526669232512692</text:p>
          </table:table-cell>
          <table:table-cell table:formula="of:=4/LN(2*[.A180]+1)-4/(LN(2*[.A180]+1))^2" office:value-type="float" office:value="0.563482037687995" calcext:value-type="float">
            <text:p>0.563482037687995</text:p>
          </table:table-cell>
          <table:table-cell/>
          <table:table-cell table:formula="of:=3.39/LN([.A180])" office:value-type="float" office:value="0.652111558323722" calcext:value-type="float">
            <text:p>0.652111558323722</text:p>
          </table:table-cell>
          <table:table-cell table:formula="of:=4/LN(2*[.A180]+1)" office:value-type="float" office:value="0.678609879994549" calcext:value-type="float">
            <text:p>0.678609879994549</text:p>
          </table:table-cell>
          <table:table-cell/>
          <table:table-cell table:formula="of:=LN([.A180])" office:value-type="float" office:value="5.19849703126583" calcext:value-type="float">
            <text:p>5.19849703126583</text:p>
          </table:table-cell>
          <table:table-cell table:formula="of:=LN(2*[.A180]+1)" office:value-type="float" office:value="5.89440283426485" calcext:value-type="float">
            <text:p>5.89440283426485</text:p>
          </table:table-cell>
          <table:table-cell table:formula="of:=[.M180]/[.N180]" office:value-type="float" office:value="0.88193786163483" calcext:value-type="float">
            <text:p>0.8819378616348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3.39*([.A181]/LN([.A181])))+1" office:value-type="float" office:value="119.558648575944" calcext:value-type="float">
            <text:p>119.558648575944</text:p>
          </table:table-cell>
          <table:table-cell table:formula="of:=2*((2*[.A181]+1)/(LN(2*[.A181]+1)))" office:value-type="float" office:value="123.730966193291" calcext:value-type="float">
            <text:p>123.730966193291</text:p>
          </table:table-cell>
          <table:table-cell table:formula="of:=[.C181]-[.B181]" office:value-type="float" office:value="4.17231761734666" calcext:value-type="float">
            <text:p>4.17231761734666</text:p>
          </table:table-cell>
          <table:table-cell table:formula="of:=SIGN([.D181])" office:value-type="float" office:value="1" calcext:value-type="float">
            <text:p>1</text:p>
          </table:table-cell>
          <table:table-cell/>
          <table:table-cell table:formula="of:=3.39/LN([.A181])-3.39/((LN([.A181]))^2)" office:value-type="float" office:value="0.526244299566158" calcext:value-type="float">
            <text:p>0.526244299566158</text:p>
          </table:table-cell>
          <table:table-cell table:formula="of:=4/LN(2*[.A181]+1)-4/(LN(2*[.A181]+1))^2" office:value-type="float" office:value="0.563064389761508" calcext:value-type="float">
            <text:p>0.563064389761508</text:p>
          </table:table-cell>
          <table:table-cell/>
          <table:table-cell table:formula="of:=3.39/LN([.A181])" office:value-type="float" office:value="0.65142114602167" calcext:value-type="float">
            <text:p>0.65142114602167</text:p>
          </table:table-cell>
          <table:table-cell table:formula="of:=4/LN(2*[.A181]+1)" office:value-type="float" office:value="0.677977896949538" calcext:value-type="float">
            <text:p>0.677977896949538</text:p>
          </table:table-cell>
          <table:table-cell/>
          <table:table-cell table:formula="of:=LN([.A181])" office:value-type="float" office:value="5.2040066870768" calcext:value-type="float">
            <text:p>5.2040066870768</text:p>
          </table:table-cell>
          <table:table-cell table:formula="of:=LN(2*[.A181]+1)" office:value-type="float" office:value="5.89989735358249" calcext:value-type="float">
            <text:p>5.89989735358249</text:p>
          </table:table-cell>
          <table:table-cell table:formula="of:=[.M181]/[.N181]" office:value-type="float" office:value="0.882050377353914" calcext:value-type="float">
            <text:p>0.88205037735391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3.39*([.A182]/LN([.A182])))+1" office:value-type="float" office:value="120.084681636332" calcext:value-type="float">
            <text:p>120.084681636332</text:p>
          </table:table-cell>
          <table:table-cell table:formula="of:=2*((2*[.A182]+1)/(LN(2*[.A182]+1)))" office:value-type="float" office:value="124.293822950376" calcext:value-type="float">
            <text:p>124.293822950376</text:p>
          </table:table-cell>
          <table:table-cell table:formula="of:=[.C182]-[.B182]" office:value-type="float" office:value="4.2091413140441" calcext:value-type="float">
            <text:p>4.2091413140441</text:p>
          </table:table-cell>
          <table:table-cell table:formula="of:=SIGN([.D182])" office:value-type="float" office:value="1" calcext:value-type="float">
            <text:p>1</text:p>
          </table:table-cell>
          <table:table-cell/>
          <table:table-cell table:formula="of:=3.39/LN([.A182])-3.39/((LN([.A182]))^2)" office:value-type="float" office:value="0.525822308459359" calcext:value-type="float">
            <text:p>0.525822308459359</text:p>
          </table:table-cell>
          <table:table-cell table:formula="of:=4/LN(2*[.A182]+1)-4/(LN(2*[.A182]+1))^2" office:value-type="float" office:value="0.56264959738328" calcext:value-type="float">
            <text:p>0.56264959738328</text:p>
          </table:table-cell>
          <table:table-cell/>
          <table:table-cell table:formula="of:=3.39/LN([.A182])" office:value-type="float" office:value="0.650735965225857" calcext:value-type="float">
            <text:p>0.650735965225857</text:p>
          </table:table-cell>
          <table:table-cell table:formula="of:=4/LN(2*[.A182]+1)" office:value-type="float" office:value="0.677350533789515" calcext:value-type="float">
            <text:p>0.677350533789515</text:p>
          </table:table-cell>
          <table:table-cell/>
          <table:table-cell table:formula="of:=LN([.A182])" office:value-type="float" office:value="5.20948615284142" calcext:value-type="float">
            <text:p>5.20948615284142</text:p>
          </table:table-cell>
          <table:table-cell table:formula="of:=LN(2*[.A182]+1)" office:value-type="float" office:value="5.90536184805457" calcext:value-type="float">
            <text:p>5.90536184805457</text:p>
          </table:table-cell>
          <table:table-cell table:formula="of:=[.M182]/[.N182]" office:value-type="float" office:value="0.882162056599056" calcext:value-type="float">
            <text:p>0.88216205659905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3.39*([.A183]/LN([.A183])))+1" office:value-type="float" office:value="120.610294161321" calcext:value-type="float">
            <text:p>120.610294161321</text:p>
          </table:table-cell>
          <table:table-cell table:formula="of:=2*((2*[.A183]+1)/(LN(2*[.A183]+1)))" office:value-type="float" office:value="124.856266328174" calcext:value-type="float">
            <text:p>124.856266328174</text:p>
          </table:table-cell>
          <table:table-cell table:formula="of:=[.C183]-[.B183]" office:value-type="float" office:value="4.24597216685322" calcext:value-type="float">
            <text:p>4.24597216685322</text:p>
          </table:table-cell>
          <table:table-cell table:formula="of:=SIGN([.D183])" office:value-type="float" office:value="1" calcext:value-type="float">
            <text:p>1</text:p>
          </table:table-cell>
          <table:table-cell/>
          <table:table-cell table:formula="of:=3.39/LN([.A183])-3.39/((LN([.A183]))^2)" office:value-type="float" office:value="0.525403222747912" calcext:value-type="float">
            <text:p>0.525403222747912</text:p>
          </table:table-cell>
          <table:table-cell table:formula="of:=4/LN(2*[.A183]+1)-4/(LN(2*[.A183]+1))^2" office:value-type="float" office:value="0.562237625375698" calcext:value-type="float">
            <text:p>0.562237625375698</text:p>
          </table:table-cell>
          <table:table-cell/>
          <table:table-cell table:formula="of:=3.39/LN([.A183])" office:value-type="float" office:value="0.650055946528916" calcext:value-type="float">
            <text:p>0.650055946528916</text:p>
          </table:table-cell>
          <table:table-cell table:formula="of:=4/LN(2*[.A183]+1)" office:value-type="float" office:value="0.67672773077601" calcext:value-type="float">
            <text:p>0.67672773077601</text:p>
          </table:table-cell>
          <table:table-cell/>
          <table:table-cell table:formula="of:=LN([.A183])" office:value-type="float" office:value="5.21493575760899" calcext:value-type="float">
            <text:p>5.21493575760899</text:p>
          </table:table-cell>
          <table:table-cell table:formula="of:=LN(2*[.A183]+1)" office:value-type="float" office:value="5.91079664404053" calcext:value-type="float">
            <text:p>5.91079664404053</text:p>
          </table:table-cell>
          <table:table-cell table:formula="of:=[.M183]/[.N183]" office:value-type="float" office:value="0.88227291034735" calcext:value-type="float">
            <text:p>0.8822729103473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3.39*([.A184]/LN([.A184])))+1" office:value-type="float" office:value="121.135489038353" calcext:value-type="float">
            <text:p>121.135489038353</text:p>
          </table:table-cell>
          <table:table-cell table:formula="of:=2*((2*[.A184]+1)/(LN(2*[.A184]+1)))" office:value-type="float" office:value="125.418299129726" calcext:value-type="float">
            <text:p>125.418299129726</text:p>
          </table:table-cell>
          <table:table-cell table:formula="of:=[.C184]-[.B184]" office:value-type="float" office:value="4.28281009137265" calcext:value-type="float">
            <text:p>4.28281009137265</text:p>
          </table:table-cell>
          <table:table-cell table:formula="of:=SIGN([.D184])" office:value-type="float" office:value="1" calcext:value-type="float">
            <text:p>1</text:p>
          </table:table-cell>
          <table:table-cell/>
          <table:table-cell table:formula="of:=3.39/LN([.A184])-3.39/((LN([.A184]))^2)" office:value-type="float" office:value="0.524987006633776" calcext:value-type="float">
            <text:p>0.524987006633776</text:p>
          </table:table-cell>
          <table:table-cell table:formula="of:=4/LN(2*[.A184]+1)-4/(LN(2*[.A184]+1))^2" office:value-type="float" office:value="0.561828439183551" calcext:value-type="float">
            <text:p>0.561828439183551</text:p>
          </table:table-cell>
          <table:table-cell/>
          <table:table-cell table:formula="of:=3.39/LN([.A184])" office:value-type="float" office:value="0.649381021828936" calcext:value-type="float">
            <text:p>0.649381021828936</text:p>
          </table:table-cell>
          <table:table-cell table:formula="of:=4/LN(2*[.A184]+1)" office:value-type="float" office:value="0.676109429270759" calcext:value-type="float">
            <text:p>0.676109429270759</text:p>
          </table:table-cell>
          <table:table-cell/>
          <table:table-cell table:formula="of:=LN([.A184])" office:value-type="float" office:value="5.22035582507832" calcext:value-type="float">
            <text:p>5.22035582507832</text:p>
          </table:table-cell>
          <table:table-cell table:formula="of:=LN(2*[.A184]+1)" office:value-type="float" office:value="5.91620206260744" calcext:value-type="float">
            <text:p>5.91620206260744</text:p>
          </table:table-cell>
          <table:table-cell table:formula="of:=[.M184]/[.N184]" office:value-type="float" office:value="0.882382949370997" calcext:value-type="float">
            <text:p>0.88238294937099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3.39*([.A185]/LN([.A185])))+1" office:value-type="float" office:value="121.660269119392" calcext:value-type="float">
            <text:p>121.660269119392</text:p>
          </table:table-cell>
          <table:table-cell table:formula="of:=2*((2*[.A185]+1)/(LN(2*[.A185]+1)))" office:value-type="float" office:value="125.979924123824" calcext:value-type="float">
            <text:p>125.979924123824</text:p>
          </table:table-cell>
          <table:table-cell table:formula="of:=[.C185]-[.B185]" office:value-type="float" office:value="4.31965500443221" calcext:value-type="float">
            <text:p>4.31965500443221</text:p>
          </table:table-cell>
          <table:table-cell table:formula="of:=SIGN([.D185])" office:value-type="float" office:value="1" calcext:value-type="float">
            <text:p>1</text:p>
          </table:table-cell>
          <table:table-cell/>
          <table:table-cell table:formula="of:=3.39/LN([.A185])-3.39/((LN([.A185]))^2)" office:value-type="float" office:value="0.524573624950394" calcext:value-type="float">
            <text:p>0.524573624950394</text:p>
          </table:table-cell>
          <table:table-cell table:formula="of:=4/LN(2*[.A185]+1)-4/(LN(2*[.A185]+1))^2" office:value-type="float" office:value="0.561422004859721" calcext:value-type="float">
            <text:p>0.561422004859721</text:p>
          </table:table-cell>
          <table:table-cell/>
          <table:table-cell table:formula="of:=3.39/LN([.A185])" office:value-type="float" office:value="0.648711124297804" calcext:value-type="float">
            <text:p>0.648711124297804</text:p>
          </table:table-cell>
          <table:table-cell table:formula="of:=4/LN(2*[.A185]+1)" office:value-type="float" office:value="0.675495571709511" calcext:value-type="float">
            <text:p>0.675495571709511</text:p>
          </table:table-cell>
          <table:table-cell/>
          <table:table-cell table:formula="of:=LN([.A185])" office:value-type="float" office:value="5.2257466737132" calcext:value-type="float">
            <text:p>5.2257466737132</text:p>
          </table:table-cell>
          <table:table-cell table:formula="of:=LN(2*[.A185]+1)" office:value-type="float" office:value="5.92157841964382" calcext:value-type="float">
            <text:p>5.92157841964382</text:p>
          </table:table-cell>
          <table:table-cell table:formula="of:=[.M185]/[.N185]" office:value-type="float" office:value="0.882492184242243" calcext:value-type="float">
            <text:p>0.88249218424224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3.39*([.A186]/LN([.A186])))+1" office:value-type="float" office:value="122.184637221541" calcext:value-type="float">
            <text:p>122.184637221541</text:p>
          </table:table-cell>
          <table:table-cell table:formula="of:=2*((2*[.A186]+1)/(LN(2*[.A186]+1)))" office:value-type="float" office:value="126.541144045611" calcext:value-type="float">
            <text:p>126.541144045611</text:p>
          </table:table-cell>
          <table:table-cell table:formula="of:=[.C186]-[.B186]" office:value-type="float" office:value="4.35650682406963" calcext:value-type="float">
            <text:p>4.35650682406963</text:p>
          </table:table-cell>
          <table:table-cell table:formula="of:=SIGN([.D186])" office:value-type="float" office:value="1" calcext:value-type="float">
            <text:p>1</text:p>
          </table:table-cell>
          <table:table-cell/>
          <table:table-cell table:formula="of:=3.39/LN([.A186])-3.39/((LN([.A186]))^2)" office:value-type="float" office:value="0.524163043148246" calcext:value-type="float">
            <text:p>0.524163043148246</text:p>
          </table:table-cell>
          <table:table-cell table:formula="of:=4/LN(2*[.A186]+1)-4/(LN(2*[.A186]+1))^2" office:value-type="float" office:value="0.561018289051278" calcext:value-type="float">
            <text:p>0.561018289051278</text:p>
          </table:table-cell>
          <table:table-cell/>
          <table:table-cell table:formula="of:=3.39/LN([.A186])" office:value-type="float" office:value="0.648046188350486" calcext:value-type="float">
            <text:p>0.648046188350486</text:p>
          </table:table-cell>
          <table:table-cell table:formula="of:=4/LN(2*[.A186]+1)" office:value-type="float" office:value="0.67488610157659" calcext:value-type="float">
            <text:p>0.67488610157659</text:p>
          </table:table-cell>
          <table:table-cell/>
          <table:table-cell table:formula="of:=LN([.A186])" office:value-type="float" office:value="5.23110861685459" calcext:value-type="float">
            <text:p>5.23110861685459</text:p>
          </table:table-cell>
          <table:table-cell table:formula="of:=LN(2*[.A186]+1)" office:value-type="float" office:value="5.92692602597041" calcext:value-type="float">
            <text:p>5.92692602597041</text:p>
          </table:table-cell>
          <table:table-cell table:formula="of:=[.M186]/[.N186]" office:value-type="float" office:value="0.882600625338175" calcext:value-type="float">
            <text:p>0.88260062533817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3.39*([.A187]/LN([.A187])))+1" office:value-type="float" office:value="122.70859612766" calcext:value-type="float">
            <text:p>122.70859612766</text:p>
          </table:table-cell>
          <table:table-cell table:formula="of:=2*((2*[.A187]+1)/(LN(2*[.A187]+1)))" office:value-type="float" office:value="127.101961597168" calcext:value-type="float">
            <text:p>127.101961597168</text:p>
          </table:table-cell>
          <table:table-cell table:formula="of:=[.C187]-[.B187]" office:value-type="float" office:value="4.39336546950798" calcext:value-type="float">
            <text:p>4.39336546950798</text:p>
          </table:table-cell>
          <table:table-cell table:formula="of:=SIGN([.D187])" office:value-type="float" office:value="1" calcext:value-type="float">
            <text:p>1</text:p>
          </table:table-cell>
          <table:table-cell/>
          <table:table-cell table:formula="of:=3.39/LN([.A187])-3.39/((LN([.A187]))^2)" office:value-type="float" office:value="0.523755227280813" calcext:value-type="float">
            <text:p>0.523755227280813</text:p>
          </table:table-cell>
          <table:table-cell table:formula="of:=4/LN(2*[.A187]+1)-4/(LN(2*[.A187]+1))^2" office:value-type="float" office:value="0.560617258985967" calcext:value-type="float">
            <text:p>0.560617258985967</text:p>
          </table:table-cell>
          <table:table-cell/>
          <table:table-cell table:formula="of:=3.39/LN([.A187])" office:value-type="float" office:value="0.647386149615211" calcext:value-type="float">
            <text:p>0.647386149615211</text:p>
          </table:table-cell>
          <table:table-cell table:formula="of:=4/LN(2*[.A187]+1)" office:value-type="float" office:value="0.6742809633802" calcext:value-type="float">
            <text:p>0.6742809633802</text:p>
          </table:table-cell>
          <table:table-cell/>
          <table:table-cell table:formula="of:=LN([.A187])" office:value-type="float" office:value="5.23644196282995" calcext:value-type="float">
            <text:p>5.23644196282995</text:p>
          </table:table-cell>
          <table:table-cell table:formula="of:=LN(2*[.A187]+1)" office:value-type="float" office:value="5.93224518744801" calcext:value-type="float">
            <text:p>5.93224518744801</text:p>
          </table:table-cell>
          <table:table-cell table:formula="of:=[.M187]/[.N187]" office:value-type="float" office:value="0.882708282845371" calcext:value-type="float">
            <text:p>0.88270828284537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3.39*([.A188]/LN([.A188])))+1" office:value-type="float" office:value="123.232148586955" calcext:value-type="float">
            <text:p>123.232148586955</text:p>
          </table:table-cell>
          <table:table-cell table:formula="of:=2*((2*[.A188]+1)/(LN(2*[.A188]+1)))" office:value-type="float" office:value="127.662379448089" calcext:value-type="float">
            <text:p>127.662379448089</text:p>
          </table:table-cell>
          <table:table-cell table:formula="of:=[.C188]-[.B188]" office:value-type="float" office:value="4.43023086113378" calcext:value-type="float">
            <text:p>4.43023086113378</text:p>
          </table:table-cell>
          <table:table-cell table:formula="of:=SIGN([.D188])" office:value-type="float" office:value="1" calcext:value-type="float">
            <text:p>1</text:p>
          </table:table-cell>
          <table:table-cell/>
          <table:table-cell table:formula="of:=3.39/LN([.A188])-3.39/((LN([.A188]))^2)" office:value-type="float" office:value="0.523350143990927" calcext:value-type="float">
            <text:p>0.523350143990927</text:p>
          </table:table-cell>
          <table:table-cell table:formula="of:=4/LN(2*[.A188]+1)-4/(LN(2*[.A188]+1))^2" office:value-type="float" office:value="0.560218882459073" calcext:value-type="float">
            <text:p>0.560218882459073</text:p>
          </table:table-cell>
          <table:table-cell/>
          <table:table-cell table:formula="of:=3.39/LN([.A188])" office:value-type="float" office:value="0.646730944904526" calcext:value-type="float">
            <text:p>0.646730944904526</text:p>
          </table:table-cell>
          <table:table-cell table:formula="of:=4/LN(2*[.A188]+1)" office:value-type="float" office:value="0.673680102628439" calcext:value-type="float">
            <text:p>0.673680102628439</text:p>
          </table:table-cell>
          <table:table-cell/>
          <table:table-cell table:formula="of:=LN([.A188])" office:value-type="float" office:value="5.24174701505964" calcext:value-type="float">
            <text:p>5.24174701505964</text:p>
          </table:table-cell>
          <table:table-cell table:formula="of:=LN(2*[.A188]+1)" office:value-type="float" office:value="5.93753620508243" calcext:value-type="float">
            <text:p>5.93753620508243</text:p>
          </table:table-cell>
          <table:table-cell table:formula="of:=[.M188]/[.N188]" office:value-type="float" office:value="0.882815166764423" calcext:value-type="float">
            <text:p>0.88281516676442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3.39*([.A189]/LN([.A189])))+1" office:value-type="float" office:value="123.755297315567" calcext:value-type="float">
            <text:p>123.755297315567</text:p>
          </table:table-cell>
          <table:table-cell table:formula="of:=2*((2*[.A189]+1)/(LN(2*[.A189]+1)))" office:value-type="float" office:value="128.222400236043" calcext:value-type="float">
            <text:p>128.222400236043</text:p>
          </table:table-cell>
          <table:table-cell table:formula="of:=[.C189]-[.B189]" office:value-type="float" office:value="4.46710292047516" calcext:value-type="float">
            <text:p>4.46710292047516</text:p>
          </table:table-cell>
          <table:table-cell table:formula="of:=SIGN([.D189])" office:value-type="float" office:value="1" calcext:value-type="float">
            <text:p>1</text:p>
          </table:table-cell>
          <table:table-cell/>
          <table:table-cell table:formula="of:=3.39/LN([.A189])-3.39/((LN([.A189]))^2)" office:value-type="float" office:value="0.522947760497501" calcext:value-type="float">
            <text:p>0.522947760497501</text:p>
          </table:table-cell>
          <table:table-cell table:formula="of:=4/LN(2*[.A189]+1)-4/(LN(2*[.A189]+1))^2" office:value-type="float" office:value="0.559823127820645" calcext:value-type="float">
            <text:p>0.559823127820645</text:p>
          </table:table-cell>
          <table:table-cell/>
          <table:table-cell table:formula="of:=3.39/LN([.A189])" office:value-type="float" office:value="0.646080512187197" calcext:value-type="float">
            <text:p>0.646080512187197</text:p>
          </table:table-cell>
          <table:table-cell table:formula="of:=4/LN(2*[.A189]+1)" office:value-type="float" office:value="0.673083465805998" calcext:value-type="float">
            <text:p>0.673083465805998</text:p>
          </table:table-cell>
          <table:table-cell/>
          <table:table-cell table:formula="of:=LN([.A189])" office:value-type="float" office:value="5.24702407216049" calcext:value-type="float">
            <text:p>5.24702407216049</text:p>
          </table:table-cell>
          <table:table-cell table:formula="of:=LN(2*[.A189]+1)" office:value-type="float" office:value="5.9427993751267" calcext:value-type="float">
            <text:p>5.9427993751267</text:p>
          </table:table-cell>
          <table:table-cell table:formula="of:=[.M189]/[.N189]" office:value-type="float" office:value="0.88292128691432" calcext:value-type="float">
            <text:p>0.8829212869143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3.39*([.A190]/LN([.A190])))+1" office:value-type="float" office:value="124.278044997137" calcext:value-type="float">
            <text:p>124.278044997137</text:p>
          </table:table-cell>
          <table:table-cell table:formula="of:=2*((2*[.A190]+1)/(LN(2*[.A190]+1)))" office:value-type="float" office:value="128.782026567318" calcext:value-type="float">
            <text:p>128.782026567318</text:p>
          </table:table-cell>
          <table:table-cell table:formula="of:=[.C190]-[.B190]" office:value-type="float" office:value="4.50398157018108" calcext:value-type="float">
            <text:p>4.50398157018108</text:p>
          </table:table-cell>
          <table:table-cell table:formula="of:=SIGN([.D190])" office:value-type="float" office:value="1" calcext:value-type="float">
            <text:p>1</text:p>
          </table:table-cell>
          <table:table-cell/>
          <table:table-cell table:formula="of:=3.39/LN([.A190])-3.39/((LN([.A190]))^2)" office:value-type="float" office:value="0.52254804458263" calcext:value-type="float">
            <text:p>0.52254804458263</text:p>
          </table:table-cell>
          <table:table-cell table:formula="of:=4/LN(2*[.A190]+1)-4/(LN(2*[.A190]+1))^2" office:value-type="float" office:value="0.55942996396308" calcext:value-type="float">
            <text:p>0.55942996396308</text:p>
          </table:table-cell>
          <table:table-cell/>
          <table:table-cell table:formula="of:=3.39/LN([.A190])" office:value-type="float" office:value="0.645434790560927" calcext:value-type="float">
            <text:p>0.645434790560927</text:p>
          </table:table-cell>
          <table:table-cell table:formula="of:=4/LN(2*[.A190]+1)" office:value-type="float" office:value="0.672491000351531" calcext:value-type="float">
            <text:p>0.672491000351531</text:p>
          </table:table-cell>
          <table:table-cell/>
          <table:table-cell table:formula="of:=LN([.A190])" office:value-type="float" office:value="5.25227342804663" calcext:value-type="float">
            <text:p>5.25227342804663</text:p>
          </table:table-cell>
          <table:table-cell table:formula="of:=LN(2*[.A190]+1)" office:value-type="float" office:value="5.94803498918065" calcext:value-type="float">
            <text:p>5.94803498918065</text:p>
          </table:table-cell>
          <table:table-cell table:formula="of:=[.M190]/[.N190]" office:value-type="float" office:value="0.883026652936711" calcext:value-type="float">
            <text:p>0.8830266529367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3.39*([.A191]/LN([.A191])))+1" office:value-type="float" office:value="124.800394283364" calcext:value-type="float">
            <text:p>124.800394283364</text:p>
          </table:table-cell>
          <table:table-cell table:formula="of:=2*((2*[.A191]+1)/(LN(2*[.A191]+1)))" office:value-type="float" office:value="129.341261017364" calcext:value-type="float">
            <text:p>129.341261017364</text:p>
          </table:table-cell>
          <table:table-cell table:formula="of:=[.C191]-[.B191]" office:value-type="float" office:value="4.54086673400037" calcext:value-type="float">
            <text:p>4.54086673400037</text:p>
          </table:table-cell>
          <table:table-cell table:formula="of:=SIGN([.D191])" office:value-type="float" office:value="1" calcext:value-type="float">
            <text:p>1</text:p>
          </table:table-cell>
          <table:table-cell/>
          <table:table-cell table:formula="of:=3.39/LN([.A191])-3.39/((LN([.A191]))^2)" office:value-type="float" office:value="0.52215096457904" calcext:value-type="float">
            <text:p>0.52215096457904</text:p>
          </table:table-cell>
          <table:table-cell table:formula="of:=4/LN(2*[.A191]+1)-4/(LN(2*[.A191]+1))^2" office:value-type="float" office:value="0.559039360309047" calcext:value-type="float">
            <text:p>0.559039360309047</text:p>
          </table:table-cell>
          <table:table-cell/>
          <table:table-cell table:formula="of:=3.39/LN([.A191])" office:value-type="float" office:value="0.644793720225853" calcext:value-type="float">
            <text:p>0.644793720225853</text:p>
          </table:table-cell>
          <table:table-cell table:formula="of:=4/LN(2*[.A191]+1)" office:value-type="float" office:value="0.671902654635658" calcext:value-type="float">
            <text:p>0.671902654635658</text:p>
          </table:table-cell>
          <table:table-cell/>
          <table:table-cell table:formula="of:=LN([.A191])" office:value-type="float" office:value="5.25749537202778" calcext:value-type="float">
            <text:p>5.25749537202778</text:p>
          </table:table-cell>
          <table:table-cell table:formula="of:=LN(2*[.A191]+1)" office:value-type="float" office:value="5.95324333428778" calcext:value-type="float">
            <text:p>5.95324333428778</text:p>
          </table:table-cell>
          <table:table-cell table:formula="of:=[.M191]/[.N191]" office:value-type="float" office:value="0.883131274300039" calcext:value-type="float">
            <text:p>0.88313127430003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3.39*([.A192]/LN([.A192])))+1" office:value-type="float" office:value="125.32234779455" calcext:value-type="float">
            <text:p>125.32234779455</text:p>
          </table:table-cell>
          <table:table-cell table:formula="of:=2*((2*[.A192]+1)/(LN(2*[.A192]+1)))" office:value-type="float" office:value="129.900106131312" calcext:value-type="float">
            <text:p>129.900106131312</text:p>
          </table:table-cell>
          <table:table-cell table:formula="of:=[.C192]-[.B192]" office:value-type="float" office:value="4.57775833676206" calcext:value-type="float">
            <text:p>4.57775833676206</text:p>
          </table:table-cell>
          <table:table-cell table:formula="of:=SIGN([.D192])" office:value-type="float" office:value="1" calcext:value-type="float">
            <text:p>1</text:p>
          </table:table-cell>
          <table:table-cell/>
          <table:table-cell table:formula="of:=3.39/LN([.A192])-3.39/((LN([.A192]))^2)" office:value-type="float" office:value="0.521756489357884" calcext:value-type="float">
            <text:p>0.521756489357884</text:p>
          </table:table-cell>
          <table:table-cell table:formula="of:=4/LN(2*[.A192]+1)-4/(LN(2*[.A192]+1))^2" office:value-type="float" office:value="0.558651286799735" calcext:value-type="float">
            <text:p>0.558651286799735</text:p>
          </table:table-cell>
          <table:table-cell/>
          <table:table-cell table:formula="of:=3.39/LN([.A192])" office:value-type="float" office:value="0.644157242458809" calcext:value-type="float">
            <text:p>0.644157242458809</text:p>
          </table:table-cell>
          <table:table-cell table:formula="of:=4/LN(2*[.A192]+1)" office:value-type="float" office:value="0.671318377939598" calcext:value-type="float">
            <text:p>0.671318377939598</text:p>
          </table:table-cell>
          <table:table-cell/>
          <table:table-cell table:formula="of:=LN([.A192])" office:value-type="float" office:value="5.26269018890489" calcext:value-type="float">
            <text:p>5.26269018890489</text:p>
          </table:table-cell>
          <table:table-cell table:formula="of:=LN(2*[.A192]+1)" office:value-type="float" office:value="5.95842469302978" calcext:value-type="float">
            <text:p>5.95842469302978</text:p>
          </table:table-cell>
          <table:table-cell table:formula="of:=[.M192]/[.N192]" office:value-type="float" office:value="0.883235160303566" calcext:value-type="float">
            <text:p>0.88323516030356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3.39*([.A193]/LN([.A193])))+1" office:value-type="float" office:value="125.843908120134" calcext:value-type="float">
            <text:p>125.843908120134</text:p>
          </table:table-cell>
          <table:table-cell table:formula="of:=2*((2*[.A193]+1)/(LN(2*[.A193]+1)))" office:value-type="float" office:value="130.458564424489" calcext:value-type="float">
            <text:p>130.458564424489</text:p>
          </table:table-cell>
          <table:table-cell table:formula="of:=[.C193]-[.B193]" office:value-type="float" office:value="4.61465630435526" calcext:value-type="float">
            <text:p>4.61465630435526</text:p>
          </table:table-cell>
          <table:table-cell table:formula="of:=SIGN([.D193])" office:value-type="float" office:value="1" calcext:value-type="float">
            <text:p>1</text:p>
          </table:table-cell>
          <table:table-cell/>
          <table:table-cell table:formula="of:=3.39/LN([.A193])-3.39/((LN([.A193]))^2)" office:value-type="float" office:value="0.521364588316863" calcext:value-type="float">
            <text:p>0.521364588316863</text:p>
          </table:table-cell>
          <table:table-cell table:formula="of:=4/LN(2*[.A193]+1)-4/(LN(2*[.A193]+1))^2" office:value-type="float" office:value="0.558265713883427" calcext:value-type="float">
            <text:p>0.558265713883427</text:p>
          </table:table-cell>
          <table:table-cell/>
          <table:table-cell table:formula="of:=3.39/LN([.A193])" office:value-type="float" office:value="0.643525299588319" calcext:value-type="float">
            <text:p>0.643525299588319</text:p>
          </table:table-cell>
          <table:table-cell table:formula="of:=4/LN(2*[.A193]+1)" office:value-type="float" office:value="0.670738120434392" calcext:value-type="float">
            <text:p>0.670738120434392</text:p>
          </table:table-cell>
          <table:table-cell/>
          <table:table-cell table:formula="of:=LN([.A193])" office:value-type="float" office:value="5.26785815906333" calcext:value-type="float">
            <text:p>5.26785815906333</text:p>
          </table:table-cell>
          <table:table-cell table:formula="of:=LN(2*[.A193]+1)" office:value-type="float" office:value="5.96357934361845" calcext:value-type="float">
            <text:p>5.96357934361845</text:p>
          </table:table-cell>
          <table:table-cell table:formula="of:=[.M193]/[.N193]" office:value-type="float" office:value="0.883338320081278" calcext:value-type="float">
            <text:p>0.88333832008127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3.39*([.A194]/LN([.A194])))+1" office:value-type="float" office:value="126.365077819209" calcext:value-type="float">
            <text:p>126.365077819209</text:p>
          </table:table-cell>
          <table:table-cell table:formula="of:=2*((2*[.A194]+1)/(LN(2*[.A194]+1)))" office:value-type="float" office:value="131.016638382919" calcext:value-type="float">
            <text:p>131.016638382919</text:p>
          </table:table-cell>
          <table:table-cell table:formula="of:=[.C194]-[.B194]" office:value-type="float" office:value="4.65156056371019" calcext:value-type="float">
            <text:p>4.65156056371019</text:p>
          </table:table-cell>
          <table:table-cell table:formula="of:=SIGN([.D194])" office:value-type="float" office:value="1" calcext:value-type="float">
            <text:p>1</text:p>
          </table:table-cell>
          <table:table-cell/>
          <table:table-cell table:formula="of:=3.39/LN([.A194])-3.39/((LN([.A194]))^2)" office:value-type="float" office:value="0.52097523136868" calcext:value-type="float">
            <text:p>0.52097523136868</text:p>
          </table:table-cell>
          <table:table-cell table:formula="of:=4/LN(2*[.A194]+1)-4/(LN(2*[.A194]+1))^2" office:value-type="float" office:value="0.557882612504381" calcext:value-type="float">
            <text:p>0.557882612504381</text:p>
          </table:table-cell>
          <table:table-cell/>
          <table:table-cell table:formula="of:=3.39/LN([.A194])" office:value-type="float" office:value="0.642897834970304" calcext:value-type="float">
            <text:p>0.642897834970304</text:p>
          </table:table-cell>
          <table:table-cell table:formula="of:=4/LN(2*[.A194]+1)" office:value-type="float" office:value="0.670161833160713" calcext:value-type="float">
            <text:p>0.670161833160713</text:p>
          </table:table-cell>
          <table:table-cell/>
          <table:table-cell table:formula="of:=LN([.A194])" office:value-type="float" office:value="5.27299955856375" calcext:value-type="float">
            <text:p>5.27299955856375</text:p>
          </table:table-cell>
          <table:table-cell table:formula="of:=LN(2*[.A194]+1)" office:value-type="float" office:value="5.96870755998537" calcext:value-type="float">
            <text:p>5.96870755998537</text:p>
          </table:table-cell>
          <table:table-cell table:formula="of:=[.M194]/[.N194]" office:value-type="float" office:value="0.883440762605678" calcext:value-type="float">
            <text:p>0.88344076260567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3.39*([.A195]/LN([.A195])))+1" office:value-type="float" office:value="126.885859421036" calcext:value-type="float">
            <text:p>126.885859421036</text:p>
          </table:table-cell>
          <table:table-cell table:formula="of:=2*((2*[.A195]+1)/(LN(2*[.A195]+1)))" office:value-type="float" office:value="131.574330463815" calcext:value-type="float">
            <text:p>131.574330463815</text:p>
          </table:table-cell>
          <table:table-cell table:formula="of:=[.C195]-[.B195]" office:value-type="float" office:value="4.6884710427793" calcext:value-type="float">
            <text:p>4.6884710427793</text:p>
          </table:table-cell>
          <table:table-cell table:formula="of:=SIGN([.D195])" office:value-type="float" office:value="1" calcext:value-type="float">
            <text:p>1</text:p>
          </table:table-cell>
          <table:table-cell/>
          <table:table-cell table:formula="of:=3.39/LN([.A195])-3.39/((LN([.A195]))^2)" office:value-type="float" office:value="0.520588388929792" calcext:value-type="float">
            <text:p>0.520588388929792</text:p>
          </table:table-cell>
          <table:table-cell table:formula="of:=4/LN(2*[.A195]+1)-4/(LN(2*[.A195]+1))^2" office:value-type="float" office:value="0.557501954092013" calcext:value-type="float">
            <text:p>0.557501954092013</text:p>
          </table:table-cell>
          <table:table-cell/>
          <table:table-cell table:formula="of:=3.39/LN([.A195])" office:value-type="float" office:value="0.642274792964467" calcext:value-type="float">
            <text:p>0.642274792964467</text:p>
          </table:table-cell>
          <table:table-cell table:formula="of:=4/LN(2*[.A195]+1)" office:value-type="float" office:value="0.669589468009236" calcext:value-type="float">
            <text:p>0.669589468009236</text:p>
          </table:table-cell>
          <table:table-cell/>
          <table:table-cell table:formula="of:=LN([.A195])" office:value-type="float" office:value="5.27811465923052" calcext:value-type="float">
            <text:p>5.27811465923052</text:p>
          </table:table-cell>
          <table:table-cell table:formula="of:=LN(2*[.A195]+1)" office:value-type="float" office:value="5.97380961186926" calcext:value-type="float">
            <text:p>5.97380961186926</text:p>
          </table:table-cell>
          <table:table-cell table:formula="of:=[.M195]/[.N195]" office:value-type="float" office:value="0.883542496691478" calcext:value-type="float">
            <text:p>0.88354249669147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3.39*([.A196]/LN([.A196])))+1" office:value-type="float" office:value="127.406255425536" calcext:value-type="float">
            <text:p>127.406255425536</text:p>
          </table:table-cell>
          <table:table-cell table:formula="of:=2*((2*[.A196]+1)/(LN(2*[.A196]+1)))" office:value-type="float" office:value="132.131643096055" calcext:value-type="float">
            <text:p>132.131643096055</text:p>
          </table:table-cell>
          <table:table-cell table:formula="of:=[.C196]-[.B196]" office:value-type="float" office:value="4.72538767051888" calcext:value-type="float">
            <text:p>4.72538767051888</text:p>
          </table:table-cell>
          <table:table-cell table:formula="of:=SIGN([.D196])" office:value-type="float" office:value="1" calcext:value-type="float">
            <text:p>1</text:p>
          </table:table-cell>
          <table:table-cell/>
          <table:table-cell table:formula="of:=3.39/LN([.A196])-3.39/((LN([.A196]))^2)" office:value-type="float" office:value="0.52020403190947" calcext:value-type="float">
            <text:p>0.52020403190947</text:p>
          </table:table-cell>
          <table:table-cell table:formula="of:=4/LN(2*[.A196]+1)-4/(LN(2*[.A196]+1))^2" office:value-type="float" office:value="0.557123710550362" calcext:value-type="float">
            <text:p>0.557123710550362</text:p>
          </table:table-cell>
          <table:table-cell/>
          <table:table-cell table:formula="of:=3.39/LN([.A196])" office:value-type="float" office:value="0.641656118911352" calcext:value-type="float">
            <text:p>0.641656118911352</text:p>
          </table:table-cell>
          <table:table-cell table:formula="of:=4/LN(2*[.A196]+1)" office:value-type="float" office:value="0.669020977701545" calcext:value-type="float">
            <text:p>0.669020977701545</text:p>
          </table:table-cell>
          <table:table-cell/>
          <table:table-cell table:formula="of:=LN([.A196])" office:value-type="float" office:value="5.28320372873799" calcext:value-type="float">
            <text:p>5.28320372873799</text:p>
          </table:table-cell>
          <table:table-cell table:formula="of:=LN(2*[.A196]+1)" office:value-type="float" office:value="5.97888576490112" calcext:value-type="float">
            <text:p>5.97888576490112</text:p>
          </table:table-cell>
          <table:table-cell table:formula="of:=[.M196]/[.N196]" office:value-type="float" office:value="0.883643530999185" calcext:value-type="float">
            <text:p>0.88364353099918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3.39*([.A197]/LN([.A197])))+1" office:value-type="float" office:value="127.926268303786" calcext:value-type="float">
            <text:p>127.926268303786</text:p>
          </table:table-cell>
          <table:table-cell table:formula="of:=2*((2*[.A197]+1)/(LN(2*[.A197]+1)))" office:value-type="float" office:value="132.688578680657" calcext:value-type="float">
            <text:p>132.688578680657</text:p>
          </table:table-cell>
          <table:table-cell table:formula="of:=[.C197]-[.B197]" office:value-type="float" office:value="4.762310376871" calcext:value-type="float">
            <text:p>4.762310376871</text:p>
          </table:table-cell>
          <table:table-cell table:formula="of:=SIGN([.D197])" office:value-type="float" office:value="1" calcext:value-type="float">
            <text:p>1</text:p>
          </table:table-cell>
          <table:table-cell/>
          <table:table-cell table:formula="of:=3.39/LN([.A197])-3.39/((LN([.A197]))^2)" office:value-type="float" office:value="0.51982213169915" calcext:value-type="float">
            <text:p>0.51982213169915</text:p>
          </table:table-cell>
          <table:table-cell table:formula="of:=4/LN(2*[.A197]+1)-4/(LN(2*[.A197]+1))^2" office:value-type="float" office:value="0.556747854247846" calcext:value-type="float">
            <text:p>0.556747854247846</text:p>
          </table:table-cell>
          <table:table-cell/>
          <table:table-cell table:formula="of:=3.39/LN([.A197])" office:value-type="float" office:value="0.64104175911003" calcext:value-type="float">
            <text:p>0.64104175911003</text:p>
          </table:table-cell>
          <table:table-cell table:formula="of:=4/LN(2*[.A197]+1)" office:value-type="float" office:value="0.668456315771572" calcext:value-type="float">
            <text:p>0.668456315771572</text:p>
          </table:table-cell>
          <table:table-cell/>
          <table:table-cell table:formula="of:=LN([.A197])" office:value-type="float" office:value="5.28826703069454" calcext:value-type="float">
            <text:p>5.28826703069454</text:p>
          </table:table-cell>
          <table:table-cell table:formula="of:=LN(2*[.A197]+1)" office:value-type="float" office:value="5.98393628068719" calcext:value-type="float">
            <text:p>5.98393628068719</text:p>
          </table:table-cell>
          <table:table-cell table:formula="of:=[.M197]/[.N197]" office:value-type="float" office:value="0.883743874038584" calcext:value-type="float">
            <text:p>0.88374387403858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3.39*([.A198]/LN([.A198])))+1" office:value-type="float" office:value="128.445900498487" calcext:value-type="float">
            <text:p>128.445900498487</text:p>
          </table:table-cell>
          <table:table-cell table:formula="of:=2*((2*[.A198]+1)/(LN(2*[.A198]+1)))" office:value-type="float" office:value="133.245139591233" calcext:value-type="float">
            <text:p>133.245139591233</text:p>
          </table:table-cell>
          <table:table-cell table:formula="of:=[.C198]-[.B198]" office:value-type="float" office:value="4.79923909274604" calcext:value-type="float">
            <text:p>4.79923909274604</text:p>
          </table:table-cell>
          <table:table-cell table:formula="of:=SIGN([.D198])" office:value-type="float" office:value="1" calcext:value-type="float">
            <text:p>1</text:p>
          </table:table-cell>
          <table:table-cell/>
          <table:table-cell table:formula="of:=3.39/LN([.A198])-3.39/((LN([.A198]))^2)" office:value-type="float" office:value="0.519442660162065" calcext:value-type="float">
            <text:p>0.519442660162065</text:p>
          </table:table-cell>
          <table:table-cell table:formula="of:=4/LN(2*[.A198]+1)-4/(LN(2*[.A198]+1))^2" office:value-type="float" office:value="0.55637435800728" calcext:value-type="float">
            <text:p>0.55637435800728</text:p>
          </table:table-cell>
          <table:table-cell/>
          <table:table-cell table:formula="of:=3.39/LN([.A198])" office:value-type="float" office:value="0.640431660796418" calcext:value-type="float">
            <text:p>0.640431660796418</text:p>
          </table:table-cell>
          <table:table-cell table:formula="of:=4/LN(2*[.A198]+1)" office:value-type="float" office:value="0.667895436547535" calcext:value-type="float">
            <text:p>0.667895436547535</text:p>
          </table:table-cell>
          <table:table-cell/>
          <table:table-cell table:formula="of:=LN([.A198])" office:value-type="float" office:value="5.29330482472449" calcext:value-type="float">
            <text:p>5.29330482472449</text:p>
          </table:table-cell>
          <table:table-cell table:formula="of:=LN(2*[.A198]+1)" office:value-type="float" office:value="5.98896141688986" calcext:value-type="float">
            <text:p>5.98896141688986</text:p>
          </table:table-cell>
          <table:table-cell table:formula="of:=[.M198]/[.N198]" office:value-type="float" office:value="0.883843534172135" calcext:value-type="float">
            <text:p>0.88384353417213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3.39*([.A199]/LN([.A199])))+1" office:value-type="float" office:value="128.965154424438" calcext:value-type="float">
            <text:p>128.965154424438</text:p>
          </table:table-cell>
          <table:table-cell table:formula="of:=2*((2*[.A199]+1)/(LN(2*[.A199]+1)))" office:value-type="float" office:value="133.801328174443" calcext:value-type="float">
            <text:p>133.801328174443</text:p>
          </table:table-cell>
          <table:table-cell table:formula="of:=[.C199]-[.B199]" office:value-type="float" office:value="4.83617375000537" calcext:value-type="float">
            <text:p>4.83617375000537</text:p>
          </table:table-cell>
          <table:table-cell table:formula="of:=SIGN([.D199])" office:value-type="float" office:value="1" calcext:value-type="float">
            <text:p>1</text:p>
          </table:table-cell>
          <table:table-cell/>
          <table:table-cell table:formula="of:=3.39/LN([.A199])-3.39/((LN([.A199]))^2)" office:value-type="float" office:value="0.519065589623146" calcext:value-type="float">
            <text:p>0.519065589623146</text:p>
          </table:table-cell>
          <table:table-cell table:formula="of:=4/LN(2*[.A199]+1)-4/(LN(2*[.A199]+1))^2" office:value-type="float" office:value="0.556003195096165" calcext:value-type="float">
            <text:p>0.556003195096165</text:p>
          </table:table-cell>
          <table:table-cell/>
          <table:table-cell table:formula="of:=3.39/LN([.A199])" office:value-type="float" office:value="0.639825772122189" calcext:value-type="float">
            <text:p>0.639825772122189</text:p>
          </table:table-cell>
          <table:table-cell table:formula="of:=4/LN(2*[.A199]+1)" office:value-type="float" office:value="0.66733829513438" calcext:value-type="float">
            <text:p>0.66733829513438</text:p>
          </table:table-cell>
          <table:table-cell/>
          <table:table-cell table:formula="of:=LN([.A199])" office:value-type="float" office:value="5.29831736654804" calcext:value-type="float">
            <text:p>5.29831736654804</text:p>
          </table:table-cell>
          <table:table-cell table:formula="of:=LN(2*[.A199]+1)" office:value-type="float" office:value="5.99396142730657" calcext:value-type="float">
            <text:p>5.99396142730657</text:p>
          </table:table-cell>
          <table:table-cell table:formula="of:=[.M199]/[.N199]" office:value-type="float" office:value="0.883942519618261" calcext:value-type="float">
            <text:p>0.88394251961826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3.39*([.A200]/LN([.A200])))+1" office:value-type="float" office:value="129.484032468987" calcext:value-type="float">
            <text:p>129.484032468987</text:p>
          </table:table-cell>
          <table:table-cell table:formula="of:=2*((2*[.A200]+1)/(LN(2*[.A200]+1)))" office:value-type="float" office:value="134.357146750432" calcext:value-type="float">
            <text:p>134.357146750432</text:p>
          </table:table-cell>
          <table:table-cell table:formula="of:=[.C200]-[.B200]" office:value-type="float" office:value="4.87311428144466" calcext:value-type="float">
            <text:p>4.87311428144466</text:p>
          </table:table-cell>
          <table:table-cell table:formula="of:=SIGN([.D200])" office:value-type="float" office:value="1" calcext:value-type="float">
            <text:p>1</text:p>
          </table:table-cell>
          <table:table-cell/>
          <table:table-cell table:formula="of:=3.39/LN([.A200])-3.39/((LN([.A200]))^2)" office:value-type="float" office:value="0.518690892859199" calcext:value-type="float">
            <text:p>0.518690892859199</text:p>
          </table:table-cell>
          <table:table-cell table:formula="of:=4/LN(2*[.A200]+1)-4/(LN(2*[.A200]+1))^2" office:value-type="float" office:value="0.555634339217229" calcext:value-type="float">
            <text:p>0.555634339217229</text:p>
          </table:table-cell>
          <table:table-cell/>
          <table:table-cell table:formula="of:=3.39/LN([.A200])" office:value-type="float" office:value="0.639224042134263" calcext:value-type="float">
            <text:p>0.639224042134263</text:p>
          </table:table-cell>
          <table:table-cell table:formula="of:=4/LN(2*[.A200]+1)" office:value-type="float" office:value="0.666784847396683" calcext:value-type="float">
            <text:p>0.666784847396683</text:p>
          </table:table-cell>
          <table:table-cell/>
          <table:table-cell table:formula="of:=LN([.A200])" office:value-type="float" office:value="5.30330490805908" calcext:value-type="float">
            <text:p>5.30330490805908</text:p>
          </table:table-cell>
          <table:table-cell table:formula="of:=LN(2*[.A200]+1)" office:value-type="float" office:value="5.99893656194668" calcext:value-type="float">
            <text:p>5.99893656194668</text:p>
          </table:table-cell>
          <table:table-cell table:formula="of:=[.M200]/[.N200]" office:value-type="float" office:value="0.884040838454562" calcext:value-type="float">
            <text:p>0.88404083845456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3.39*([.A201]/LN([.A201])))+1" office:value-type="float" office:value="130.002536992483" calcext:value-type="float">
            <text:p>130.002536992483</text:p>
          </table:table-cell>
          <table:table-cell table:formula="of:=2*((2*[.A201]+1)/(LN(2*[.A201]+1)))" office:value-type="float" office:value="134.91259761326" calcext:value-type="float">
            <text:p>134.91259761326</text:p>
          </table:table-cell>
          <table:table-cell table:formula="of:=[.C201]-[.B201]" office:value-type="float" office:value="4.91006062077724" calcext:value-type="float">
            <text:p>4.91006062077724</text:p>
          </table:table-cell>
          <table:table-cell table:formula="of:=SIGN([.D201])" office:value-type="float" office:value="1" calcext:value-type="float">
            <text:p>1</text:p>
          </table:table-cell>
          <table:table-cell/>
          <table:table-cell table:formula="of:=3.39/LN([.A201])-3.39/((LN([.A201]))^2)" office:value-type="float" office:value="0.518318543089328" calcext:value-type="float">
            <text:p>0.518318543089328</text:p>
          </table:table-cell>
          <table:table-cell table:formula="of:=4/LN(2*[.A201]+1)-4/(LN(2*[.A201]+1))^2" office:value-type="float" office:value="0.555267764499212" calcext:value-type="float">
            <text:p>0.555267764499212</text:p>
          </table:table-cell>
          <table:table-cell/>
          <table:table-cell table:formula="of:=3.39/LN([.A201])" office:value-type="float" office:value="0.638626420754865" calcext:value-type="float">
            <text:p>0.638626420754865</text:p>
          </table:table-cell>
          <table:table-cell table:formula="of:=4/LN(2*[.A201]+1)" office:value-type="float" office:value="0.666235049942025" calcext:value-type="float">
            <text:p>0.666235049942025</text:p>
          </table:table-cell>
          <table:table-cell/>
          <table:table-cell table:formula="of:=LN([.A201])" office:value-type="float" office:value="5.30826769740121" calcext:value-type="float">
            <text:p>5.30826769740121</text:p>
          </table:table-cell>
          <table:table-cell table:formula="of:=LN(2*[.A201]+1)" office:value-type="float" office:value="6.00388706710654" calcext:value-type="float">
            <text:p>6.00388706710654</text:p>
          </table:table-cell>
          <table:table-cell table:formula="of:=[.M201]/[.N201]" office:value-type="float" office:value="0.884138498620932" calcext:value-type="float">
            <text:p>0.88413849862093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3.39*([.A202]/LN([.A202])))+1" office:value-type="float" office:value="130.52067032871" calcext:value-type="float">
            <text:p>130.52067032871</text:p>
          </table:table-cell>
          <table:table-cell table:formula="of:=2*((2*[.A202]+1)/(LN(2*[.A202]+1)))" office:value-type="float" office:value="135.467683031328" calcext:value-type="float">
            <text:p>135.467683031328</text:p>
          </table:table-cell>
          <table:table-cell table:formula="of:=[.C202]-[.B202]" office:value-type="float" office:value="4.94701270261811" calcext:value-type="float">
            <text:p>4.94701270261811</text:p>
          </table:table-cell>
          <table:table-cell table:formula="of:=SIGN([.D202])" office:value-type="float" office:value="1" calcext:value-type="float">
            <text:p>1</text:p>
          </table:table-cell>
          <table:table-cell/>
          <table:table-cell table:formula="of:=3.39/LN([.A202])-3.39/((LN([.A202]))^2)" office:value-type="float" office:value="0.517948513965609" calcext:value-type="float">
            <text:p>0.517948513965609</text:p>
          </table:table-cell>
          <table:table-cell table:formula="of:=4/LN(2*[.A202]+1)-4/(LN(2*[.A202]+1))^2" office:value-type="float" office:value="0.554903445487896" calcext:value-type="float">
            <text:p>0.554903445487896</text:p>
          </table:table-cell>
          <table:table-cell/>
          <table:table-cell table:formula="of:=3.39/LN([.A202])" office:value-type="float" office:value="0.638032858762116" calcext:value-type="float">
            <text:p>0.638032858762116</text:p>
          </table:table-cell>
          <table:table-cell table:formula="of:=4/LN(2*[.A202]+1)" office:value-type="float" office:value="0.665688860104805" calcext:value-type="float">
            <text:p>0.665688860104805</text:p>
          </table:table-cell>
          <table:table-cell/>
          <table:table-cell table:formula="of:=LN([.A202])" office:value-type="float" office:value="5.31320597904179" calcext:value-type="float">
            <text:p>5.31320597904179</text:p>
          </table:table-cell>
          <table:table-cell table:formula="of:=LN(2*[.A202]+1)" office:value-type="float" office:value="6.00881318544259" calcext:value-type="float">
            <text:p>6.00881318544259</text:p>
          </table:table-cell>
          <table:table-cell table:formula="of:=[.M202]/[.N202]" office:value-type="float" office:value="0.88423550792259" calcext:value-type="float">
            <text:p>0.8842355079225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3.39*([.A203]/LN([.A203])))+1" office:value-type="float" office:value="131.038434785317" calcext:value-type="float">
            <text:p>131.038434785317</text:p>
          </table:table-cell>
          <table:table-cell table:formula="of:=2*((2*[.A203]+1)/(LN(2*[.A203]+1)))" office:value-type="float" office:value="136.022405247785" calcext:value-type="float">
            <text:p>136.022405247785</text:p>
          </table:table-cell>
          <table:table-cell table:formula="of:=[.C203]-[.B203]" office:value-type="float" office:value="4.98397046246819" calcext:value-type="float">
            <text:p>4.98397046246819</text:p>
          </table:table-cell>
          <table:table-cell table:formula="of:=SIGN([.D203])" office:value-type="float" office:value="1" calcext:value-type="float">
            <text:p>1</text:p>
          </table:table-cell>
          <table:table-cell/>
          <table:table-cell table:formula="of:=3.39/LN([.A203])-3.39/((LN([.A203]))^2)" office:value-type="float" office:value="0.51758077956401" calcext:value-type="float">
            <text:p>0.51758077956401</text:p>
          </table:table-cell>
          <table:table-cell table:formula="of:=4/LN(2*[.A203]+1)-4/(LN(2*[.A203]+1))^2" office:value-type="float" office:value="0.554541357137364" calcext:value-type="float">
            <text:p>0.554541357137364</text:p>
          </table:table-cell>
          <table:table-cell/>
          <table:table-cell table:formula="of:=3.39/LN([.A203])" office:value-type="float" office:value="0.63744330777116" calcext:value-type="float">
            <text:p>0.63744330777116</text:p>
          </table:table-cell>
          <table:table-cell table:formula="of:=4/LN(2*[.A203]+1)" office:value-type="float" office:value="0.665146235930489" calcext:value-type="float">
            <text:p>0.665146235930489</text:p>
          </table:table-cell>
          <table:table-cell/>
          <table:table-cell table:formula="of:=LN([.A203])" office:value-type="float" office:value="5.31811999384422" calcext:value-type="float">
            <text:p>5.31811999384422</text:p>
          </table:table-cell>
          <table:table-cell table:formula="of:=LN(2*[.A203]+1)" office:value-type="float" office:value="6.0137151560428" calcext:value-type="float">
            <text:p>6.0137151560428</text:p>
          </table:table-cell>
          <table:table-cell table:formula="of:=[.M203]/[.N203]" office:value-type="float" office:value="0.884331874033038" calcext:value-type="float">
            <text:p>0.88433187403303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3.39*([.A204]/LN([.A204])))+1" office:value-type="float" office:value="131.555832644238" calcext:value-type="float">
            <text:p>131.555832644238</text:p>
          </table:table-cell>
          <table:table-cell table:formula="of:=2*((2*[.A204]+1)/(LN(2*[.A204]+1)))" office:value-type="float" office:value="136.576766480936" calcext:value-type="float">
            <text:p>136.576766480936</text:p>
          </table:table-cell>
          <table:table-cell table:formula="of:=[.C204]-[.B204]" office:value-type="float" office:value="5.02093383669882" calcext:value-type="float">
            <text:p>5.02093383669882</text:p>
          </table:table-cell>
          <table:table-cell table:formula="of:=SIGN([.D204])" office:value-type="float" office:value="1" calcext:value-type="float">
            <text:p>1</text:p>
          </table:table-cell>
          <table:table-cell/>
          <table:table-cell table:formula="of:=3.39/LN([.A204])-3.39/((LN([.A204]))^2)" office:value-type="float" office:value="0.51721531437554" calcext:value-type="float">
            <text:p>0.51721531437554</text:p>
          </table:table-cell>
          <table:table-cell table:formula="of:=4/LN(2*[.A204]+1)-4/(LN(2*[.A204]+1))^2" office:value-type="float" office:value="0.554181474801484" calcext:value-type="float">
            <text:p>0.554181474801484</text:p>
          </table:table-cell>
          <table:table-cell/>
          <table:table-cell table:formula="of:=3.39/LN([.A204])" office:value-type="float" office:value="0.636857720215793" calcext:value-type="float">
            <text:p>0.636857720215793</text:p>
          </table:table-cell>
          <table:table-cell table:formula="of:=4/LN(2*[.A204]+1)" office:value-type="float" office:value="0.664607136160274" calcext:value-type="float">
            <text:p>0.664607136160274</text:p>
          </table:table-cell>
          <table:table-cell/>
          <table:table-cell table:formula="of:=LN([.A204])" office:value-type="float" office:value="5.32300997913841" calcext:value-type="float">
            <text:p>5.32300997913841</text:p>
          </table:table-cell>
          <table:table-cell table:formula="of:=LN(2*[.A204]+1)" office:value-type="float" office:value="6.01859321449623" calcext:value-type="float">
            <text:p>6.01859321449623</text:p>
          </table:table-cell>
          <table:table-cell table:formula="of:=[.M204]/[.N204]" office:value-type="float" office:value="0.884427604496934" calcext:value-type="float">
            <text:p>0.88442760449693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3.39*([.A205]/LN([.A205])))+1" office:value-type="float" office:value="132.0728661621" calcext:value-type="float">
            <text:p>132.0728661621</text:p>
          </table:table-cell>
          <table:table-cell table:formula="of:=2*((2*[.A205]+1)/(LN(2*[.A205]+1)))" office:value-type="float" office:value="137.130768924637" calcext:value-type="float">
            <text:p>137.130768924637</text:p>
          </table:table-cell>
          <table:table-cell table:formula="of:=[.C205]-[.B205]" office:value-type="float" office:value="5.05790276253671" calcext:value-type="float">
            <text:p>5.05790276253671</text:p>
          </table:table-cell>
          <table:table-cell table:formula="of:=SIGN([.D205])" office:value-type="float" office:value="1" calcext:value-type="float">
            <text:p>1</text:p>
          </table:table-cell>
          <table:table-cell/>
          <table:table-cell table:formula="of:=3.39/LN([.A205])-3.39/((LN([.A205]))^2)" office:value-type="float" office:value="0.516852093297623" calcext:value-type="float">
            <text:p>0.516852093297623</text:p>
          </table:table-cell>
          <table:table-cell table:formula="of:=4/LN(2*[.A205]+1)-4/(LN(2*[.A205]+1))^2" office:value-type="float" office:value="0.553823774225609" calcext:value-type="float">
            <text:p>0.553823774225609</text:p>
          </table:table-cell>
          <table:table-cell/>
          <table:table-cell table:formula="of:=3.39/LN([.A205])" office:value-type="float" office:value="0.636276049330584" calcext:value-type="float">
            <text:p>0.636276049330584</text:p>
          </table:table-cell>
          <table:table-cell table:formula="of:=4/LN(2*[.A205]+1)" office:value-type="float" office:value="0.664071520216159" calcext:value-type="float">
            <text:p>0.664071520216159</text:p>
          </table:table-cell>
          <table:table-cell/>
          <table:table-cell table:formula="of:=LN([.A205])" office:value-type="float" office:value="5.32787616878958" calcext:value-type="float">
            <text:p>5.32787616878958</text:p>
          </table:table-cell>
          <table:table-cell table:formula="of:=LN(2*[.A205]+1)" office:value-type="float" office:value="6.02344759296103" calcext:value-type="float">
            <text:p>6.02344759296103</text:p>
          </table:table-cell>
          <table:table-cell table:formula="of:=[.M205]/[.N205]" office:value-type="float" office:value="0.884522706732886" calcext:value-type="float">
            <text:p>0.88452270673288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3.39*([.A206]/LN([.A206])))+1" office:value-type="float" office:value="132.58953757063" calcext:value-type="float">
            <text:p>132.58953757063</text:p>
          </table:table-cell>
          <table:table-cell table:formula="of:=2*((2*[.A206]+1)/(LN(2*[.A206]+1)))" office:value-type="float" office:value="137.68441474868" calcext:value-type="float">
            <text:p>137.68441474868</text:p>
          </table:table-cell>
          <table:table-cell table:formula="of:=[.C206]-[.B206]" office:value-type="float" office:value="5.09487717804922" calcext:value-type="float">
            <text:p>5.09487717804922</text:p>
          </table:table-cell>
          <table:table-cell table:formula="of:=SIGN([.D206])" office:value-type="float" office:value="1" calcext:value-type="float">
            <text:p>1</text:p>
          </table:table-cell>
          <table:table-cell/>
          <table:table-cell table:formula="of:=3.39/LN([.A206])-3.39/((LN([.A206]))^2)" office:value-type="float" office:value="0.516491091625701" calcext:value-type="float">
            <text:p>0.516491091625701</text:p>
          </table:table-cell>
          <table:table-cell table:formula="of:=4/LN(2*[.A206]+1)-4/(LN(2*[.A206]+1))^2" office:value-type="float" office:value="0.553468231538497" calcext:value-type="float">
            <text:p>0.553468231538497</text:p>
          </table:table-cell>
          <table:table-cell/>
          <table:table-cell table:formula="of:=3.39/LN([.A206])" office:value-type="float" office:value="0.63569824913348" calcext:value-type="float">
            <text:p>0.63569824913348</text:p>
          </table:table-cell>
          <table:table-cell table:formula="of:=4/LN(2*[.A206]+1)" office:value-type="float" office:value="0.663539348186408" calcext:value-type="float">
            <text:p>0.663539348186408</text:p>
          </table:table-cell>
          <table:table-cell/>
          <table:table-cell table:formula="of:=LN([.A206])" office:value-type="float" office:value="5.33271879326537" calcext:value-type="float">
            <text:p>5.33271879326537</text:p>
          </table:table-cell>
          <table:table-cell table:formula="of:=LN(2*[.A206]+1)" office:value-type="float" office:value="6.0282785202307" calcext:value-type="float">
            <text:p>6.0282785202307</text:p>
          </table:table-cell>
          <table:table-cell table:formula="of:=[.M206]/[.N206]" office:value-type="float" office:value="0.884617188036177" calcext:value-type="float">
            <text:p>0.88461718803617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3.39*([.A207]/LN([.A207])))+1" office:value-type="float" office:value="133.105849077044" calcext:value-type="float">
            <text:p>133.105849077044</text:p>
          </table:table-cell>
          <table:table-cell table:formula="of:=2*((2*[.A207]+1)/(LN(2*[.A207]+1)))" office:value-type="float" office:value="138.237706099174" calcext:value-type="float">
            <text:p>138.237706099174</text:p>
          </table:table-cell>
          <table:table-cell table:formula="of:=[.C207]-[.B207]" office:value-type="float" office:value="5.13185702212974" calcext:value-type="float">
            <text:p>5.13185702212974</text:p>
          </table:table-cell>
          <table:table-cell table:formula="of:=SIGN([.D207])" office:value-type="float" office:value="1" calcext:value-type="float">
            <text:p>1</text:p>
          </table:table-cell>
          <table:table-cell/>
          <table:table-cell table:formula="of:=3.39/LN([.A207])-3.39/((LN([.A207]))^2)" office:value-type="float" office:value="0.516132285045036" calcext:value-type="float">
            <text:p>0.516132285045036</text:p>
          </table:table-cell>
          <table:table-cell table:formula="of:=4/LN(2*[.A207]+1)-4/(LN(2*[.A207]+1))^2" office:value-type="float" office:value="0.553114823244424" calcext:value-type="float">
            <text:p>0.553114823244424</text:p>
          </table:table-cell>
          <table:table-cell/>
          <table:table-cell table:formula="of:=3.39/LN([.A207])" office:value-type="float" office:value="0.635124274408868" calcext:value-type="float">
            <text:p>0.635124274408868</text:p>
          </table:table-cell>
          <table:table-cell table:formula="of:=4/LN(2*[.A207]+1)" office:value-type="float" office:value="0.663010580811387" calcext:value-type="float">
            <text:p>0.663010580811387</text:p>
          </table:table-cell>
          <table:table-cell/>
          <table:table-cell table:formula="of:=LN([.A207])" office:value-type="float" office:value="5.33753807970132" calcext:value-type="float">
            <text:p>5.33753807970132</text:p>
          </table:table-cell>
          <table:table-cell table:formula="of:=LN(2*[.A207]+1)" office:value-type="float" office:value="6.0330862217988" calcext:value-type="float">
            <text:p>6.0330862217988</text:p>
          </table:table-cell>
          <table:table-cell table:formula="of:=[.M207]/[.N207]" office:value-type="float" office:value="0.884711055581417" calcext:value-type="float">
            <text:p>0.88471105558141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3.39*([.A208]/LN([.A208])))+1" office:value-type="float" office:value="133.621802864436" calcext:value-type="float">
            <text:p>133.621802864436</text:p>
          </table:table-cell>
          <table:table-cell table:formula="of:=2*((2*[.A208]+1)/(LN(2*[.A208]+1)))" office:value-type="float" office:value="138.79064509892" calcext:value-type="float">
            <text:p>138.79064509892</text:p>
          </table:table-cell>
          <table:table-cell table:formula="of:=[.C208]-[.B208]" office:value-type="float" office:value="5.16884223448375" calcext:value-type="float">
            <text:p>5.16884223448375</text:p>
          </table:table-cell>
          <table:table-cell table:formula="of:=SIGN([.D208])" office:value-type="float" office:value="1" calcext:value-type="float">
            <text:p>1</text:p>
          </table:table-cell>
          <table:table-cell/>
          <table:table-cell table:formula="of:=3.39/LN([.A208])-3.39/((LN([.A208]))^2)" office:value-type="float" office:value="0.515775649622732" calcext:value-type="float">
            <text:p>0.515775649622732</text:p>
          </table:table-cell>
          <table:table-cell table:formula="of:=4/LN(2*[.A208]+1)-4/(LN(2*[.A208]+1))^2" office:value-type="float" office:value="0.552763526215505" calcext:value-type="float">
            <text:p>0.552763526215505</text:p>
          </table:table-cell>
          <table:table-cell/>
          <table:table-cell table:formula="of:=3.39/LN([.A208])" office:value-type="float" office:value="0.63455408069108" calcext:value-type="float">
            <text:p>0.63455408069108</text:p>
          </table:table-cell>
          <table:table-cell table:formula="of:=4/LN(2*[.A208]+1)" office:value-type="float" office:value="0.662485179469783" calcext:value-type="float">
            <text:p>0.662485179469783</text:p>
          </table:table-cell>
          <table:table-cell/>
          <table:table-cell table:formula="of:=LN([.A208])" office:value-type="float" office:value="5.34233425196481" calcext:value-type="float">
            <text:p>5.34233425196481</text:p>
          </table:table-cell>
          <table:table-cell table:formula="of:=LN(2*[.A208]+1)" office:value-type="float" office:value="6.03787091992214" calcext:value-type="float">
            <text:p>6.03787091992214</text:p>
          </table:table-cell>
          <table:table-cell table:formula="of:=[.M208]/[.N208]" office:value-type="float" office:value="0.884804316425119" calcext:value-type="float">
            <text:p>0.88480431642511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3.39*([.A209]/LN([.A209])))+1" office:value-type="float" office:value="134.137401092152" calcext:value-type="float">
            <text:p>134.137401092152</text:p>
          </table:table-cell>
          <table:table-cell table:formula="of:=2*((2*[.A209]+1)/(LN(2*[.A209]+1)))" office:value-type="float" office:value="139.343233847767" calcext:value-type="float">
            <text:p>139.343233847767</text:p>
          </table:table-cell>
          <table:table-cell table:formula="of:=[.C209]-[.B209]" office:value-type="float" office:value="5.20583275561481" calcext:value-type="float">
            <text:p>5.20583275561481</text:p>
          </table:table-cell>
          <table:table-cell table:formula="of:=SIGN([.D209])" office:value-type="float" office:value="1" calcext:value-type="float">
            <text:p>1</text:p>
          </table:table-cell>
          <table:table-cell/>
          <table:table-cell table:formula="of:=3.39/LN([.A209])-3.39/((LN([.A209]))^2)" office:value-type="float" office:value="0.515421161799949" calcext:value-type="float">
            <text:p>0.515421161799949</text:p>
          </table:table-cell>
          <table:table-cell table:formula="of:=4/LN(2*[.A209]+1)-4/(LN(2*[.A209]+1))^2" office:value-type="float" office:value="0.552414317684206" calcext:value-type="float">
            <text:p>0.552414317684206</text:p>
          </table:table-cell>
          <table:table-cell/>
          <table:table-cell table:formula="of:=3.39/LN([.A209])" office:value-type="float" office:value="0.633987624248345" calcext:value-type="float">
            <text:p>0.633987624248345</text:p>
          </table:table-cell>
          <table:table-cell table:formula="of:=4/LN(2*[.A209]+1)" office:value-type="float" office:value="0.661963106165165" calcext:value-type="float">
            <text:p>0.661963106165165</text:p>
          </table:table-cell>
          <table:table-cell/>
          <table:table-cell table:formula="of:=LN([.A209])" office:value-type="float" office:value="5.34710753071747" calcext:value-type="float">
            <text:p>5.34710753071747</text:p>
          </table:table-cell>
          <table:table-cell table:formula="of:=LN(2*[.A209]+1)" office:value-type="float" office:value="6.04263283368238" calcext:value-type="float">
            <text:p>6.04263283368238</text:p>
          </table:table-cell>
          <table:table-cell table:formula="of:=[.M209]/[.N209]" office:value-type="float" office:value="0.88489697750822" calcext:value-type="float">
            <text:p>0.8848969775082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3.39*([.A210]/LN([.A210])))+1" office:value-type="float" office:value="134.652645896167" calcext:value-type="float">
            <text:p>134.652645896167</text:p>
          </table:table-cell>
          <table:table-cell table:formula="of:=2*((2*[.A210]+1)/(LN(2*[.A210]+1)))" office:value-type="float" office:value="139.895474422978" calcext:value-type="float">
            <text:p>139.895474422978</text:p>
          </table:table-cell>
          <table:table-cell table:formula="of:=[.C210]-[.B210]" office:value-type="float" office:value="5.24282852681108" calcext:value-type="float">
            <text:p>5.24282852681108</text:p>
          </table:table-cell>
          <table:table-cell table:formula="of:=SIGN([.D210])" office:value-type="float" office:value="1" calcext:value-type="float">
            <text:p>1</text:p>
          </table:table-cell>
          <table:table-cell/>
          <table:table-cell table:formula="of:=3.39/LN([.A210])-3.39/((LN([.A210]))^2)" office:value-type="float" office:value="0.515068798384318" calcext:value-type="float">
            <text:p>0.515068798384318</text:p>
          </table:table-cell>
          <table:table-cell table:formula="of:=4/LN(2*[.A210]+1)-4/(LN(2*[.A210]+1))^2" office:value-type="float" office:value="0.552067175236041" calcext:value-type="float">
            <text:p>0.552067175236041</text:p>
          </table:table-cell>
          <table:table-cell/>
          <table:table-cell table:formula="of:=3.39/LN([.A210])" office:value-type="float" office:value="0.633424862067144" calcext:value-type="float">
            <text:p>0.633424862067144</text:p>
          </table:table-cell>
          <table:table-cell table:formula="of:=4/LN(2*[.A210]+1)" office:value-type="float" office:value="0.661444323512901" calcext:value-type="float">
            <text:p>0.661444323512901</text:p>
          </table:table-cell>
          <table:table-cell/>
          <table:table-cell table:formula="of:=LN([.A210])" office:value-type="float" office:value="5.35185813347607" calcext:value-type="float">
            <text:p>5.35185813347607</text:p>
          </table:table-cell>
          <table:table-cell table:formula="of:=LN(2*[.A210]+1)" office:value-type="float" office:value="6.04737217904628" calcext:value-type="float">
            <text:p>6.04737217904628</text:p>
          </table:table-cell>
          <table:table-cell table:formula="of:=[.M210]/[.N210]" office:value-type="float" office:value="0.884989045658523" calcext:value-type="float">
            <text:p>0.88498904565852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3.39*([.A211]/LN([.A211])))+1" office:value-type="float" office:value="135.167539389442" calcext:value-type="float">
            <text:p>135.167539389442</text:p>
          </table:table-cell>
          <table:table-cell table:formula="of:=2*((2*[.A211]+1)/(LN(2*[.A211]+1)))" office:value-type="float" office:value="140.447368879574" calcext:value-type="float">
            <text:p>140.447368879574</text:p>
          </table:table-cell>
          <table:table-cell table:formula="of:=[.C211]-[.B211]" office:value-type="float" office:value="5.27982949013199" calcext:value-type="float">
            <text:p>5.27982949013199</text:p>
          </table:table-cell>
          <table:table-cell table:formula="of:=SIGN([.D211])" office:value-type="float" office:value="1" calcext:value-type="float">
            <text:p>1</text:p>
          </table:table-cell>
          <table:table-cell/>
          <table:table-cell table:formula="of:=3.39/LN([.A211])-3.39/((LN([.A211]))^2)" office:value-type="float" office:value="0.514718536542536" calcext:value-type="float">
            <text:p>0.514718536542536</text:p>
          </table:table-cell>
          <table:table-cell table:formula="of:=4/LN(2*[.A211]+1)-4/(LN(2*[.A211]+1))^2" office:value-type="float" office:value="0.55172207680245" calcext:value-type="float">
            <text:p>0.55172207680245</text:p>
          </table:table-cell>
          <table:table-cell/>
          <table:table-cell table:formula="of:=3.39/LN([.A211])" office:value-type="float" office:value="0.632865751836989" calcext:value-type="float">
            <text:p>0.632865751836989</text:p>
          </table:table-cell>
          <table:table-cell table:formula="of:=4/LN(2*[.A211]+1)" office:value-type="float" office:value="0.660928794727406" calcext:value-type="float">
            <text:p>0.660928794727406</text:p>
          </table:table-cell>
          <table:table-cell/>
          <table:table-cell table:formula="of:=LN([.A211])" office:value-type="float" office:value="5.35658627467201" calcext:value-type="float">
            <text:p>5.35658627467201</text:p>
          </table:table-cell>
          <table:table-cell table:formula="of:=LN(2*[.A211]+1)" office:value-type="float" office:value="6.05208916892442" calcext:value-type="float">
            <text:p>6.05208916892442</text:p>
          </table:table-cell>
          <table:table-cell table:formula="of:=[.M211]/[.N211]" office:value-type="float" office:value="0.885080527593084" calcext:value-type="float">
            <text:p>0.88508052759308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3.39*([.A212]/LN([.A212])))+1" office:value-type="float" office:value="135.682083662279" calcext:value-type="float">
            <text:p>135.682083662279</text:p>
          </table:table-cell>
          <table:table-cell table:formula="of:=2*((2*[.A212]+1)/(LN(2*[.A212]+1)))" office:value-type="float" office:value="140.998919250675" calcext:value-type="float">
            <text:p>140.998919250675</text:p>
          </table:table-cell>
          <table:table-cell table:formula="of:=[.C212]-[.B212]" office:value-type="float" office:value="5.31683558839521" calcext:value-type="float">
            <text:p>5.31683558839521</text:p>
          </table:table-cell>
          <table:table-cell table:formula="of:=SIGN([.D212])" office:value-type="float" office:value="1" calcext:value-type="float">
            <text:p>1</text:p>
          </table:table-cell>
          <table:table-cell/>
          <table:table-cell table:formula="of:=3.39/LN([.A212])-3.39/((LN([.A212]))^2)" office:value-type="float" office:value="0.514370353793153" calcext:value-type="float">
            <text:p>0.514370353793153</text:p>
          </table:table-cell>
          <table:table-cell table:formula="of:=4/LN(2*[.A212]+1)-4/(LN(2*[.A212]+1))^2" office:value-type="float" office:value="0.551379000653861" calcext:value-type="float">
            <text:p>0.551379000653861</text:p>
          </table:table-cell>
          <table:table-cell/>
          <table:table-cell table:formula="of:=3.39/LN([.A212])" office:value-type="float" office:value="0.632310251935584" calcext:value-type="float">
            <text:p>0.632310251935584</text:p>
          </table:table-cell>
          <table:table-cell table:formula="of:=4/LN(2*[.A212]+1)" office:value-type="float" office:value="0.660416483609717" calcext:value-type="float">
            <text:p>0.660416483609717</text:p>
          </table:table-cell>
          <table:table-cell/>
          <table:table-cell table:formula="of:=LN([.A212])" office:value-type="float" office:value="5.36129216570943" calcext:value-type="float">
            <text:p>5.36129216570943</text:p>
          </table:table-cell>
          <table:table-cell table:formula="of:=LN(2*[.A212]+1)" office:value-type="float" office:value="6.05678401322863" calcext:value-type="float">
            <text:p>6.05678401322863</text:p>
          </table:table-cell>
          <table:table-cell table:formula="of:=[.M212]/[.N212]" office:value-type="float" office:value="0.885171429920536" calcext:value-type="float">
            <text:p>0.88517142992053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3.39*([.A213]/LN([.A213])))+1" office:value-type="float" office:value="136.196280782676" calcext:value-type="float">
            <text:p>136.196280782676</text:p>
          </table:table-cell>
          <table:table-cell table:formula="of:=2*((2*[.A213]+1)/(LN(2*[.A213]+1)))" office:value-type="float" office:value="141.55012754784" calcext:value-type="float">
            <text:p>141.55012754784</text:p>
          </table:table-cell>
          <table:table-cell table:formula="of:=[.C213]-[.B213]" office:value-type="float" office:value="5.35384676516415" calcext:value-type="float">
            <text:p>5.35384676516415</text:p>
          </table:table-cell>
          <table:table-cell table:formula="of:=SIGN([.D213])" office:value-type="float" office:value="1" calcext:value-type="float">
            <text:p>1</text:p>
          </table:table-cell>
          <table:table-cell/>
          <table:table-cell table:formula="of:=3.39/LN([.A213])-3.39/((LN([.A213]))^2)" office:value-type="float" office:value="0.514024227999535" calcext:value-type="float">
            <text:p>0.514024227999535</text:p>
          </table:table-cell>
          <table:table-cell table:formula="of:=4/LN(2*[.A213]+1)-4/(LN(2*[.A213]+1))^2" office:value-type="float" office:value="0.551037925392913" calcext:value-type="float">
            <text:p>0.551037925392913</text:p>
          </table:table-cell>
          <table:table-cell/>
          <table:table-cell table:formula="of:=3.39/LN([.A213])" office:value-type="float" office:value="0.631758321414375" calcext:value-type="float">
            <text:p>0.631758321414375</text:p>
          </table:table-cell>
          <table:table-cell table:formula="of:=4/LN(2*[.A213]+1)" office:value-type="float" office:value="0.659907354535386" calcext:value-type="float">
            <text:p>0.659907354535386</text:p>
          </table:table-cell>
          <table:table-cell/>
          <table:table-cell table:formula="of:=LN([.A213])" office:value-type="float" office:value="5.36597601502185" calcext:value-type="float">
            <text:p>5.36597601502185</text:p>
          </table:table-cell>
          <table:table-cell table:formula="of:=LN(2*[.A213]+1)" office:value-type="float" office:value="6.06145691892802" calcext:value-type="float">
            <text:p>6.06145691892802</text:p>
          </table:table-cell>
          <table:table-cell table:formula="of:=[.M213]/[.N213]" office:value-type="float" office:value="0.885261759143351" calcext:value-type="float">
            <text:p>0.88526175914335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3.39*([.A214]/LN([.A214])))+1" office:value-type="float" office:value="136.710132796661" calcext:value-type="float">
            <text:p>136.710132796661</text:p>
          </table:table-cell>
          <table:table-cell table:formula="of:=2*((2*[.A214]+1)/(LN(2*[.A214]+1)))" office:value-type="float" office:value="142.100995761396" calcext:value-type="float">
            <text:p>142.100995761396</text:p>
          </table:table-cell>
          <table:table-cell table:formula="of:=[.C214]-[.B214]" office:value-type="float" office:value="5.39086296473505" calcext:value-type="float">
            <text:p>5.39086296473505</text:p>
          </table:table-cell>
          <table:table-cell table:formula="of:=SIGN([.D214])" office:value-type="float" office:value="1" calcext:value-type="float">
            <text:p>1</text:p>
          </table:table-cell>
          <table:table-cell/>
          <table:table-cell table:formula="of:=3.39/LN([.A214])-3.39/((LN([.A214]))^2)" office:value-type="float" office:value="0.513680137362993" calcext:value-type="float">
            <text:p>0.513680137362993</text:p>
          </table:table-cell>
          <table:table-cell table:formula="of:=4/LN(2*[.A214]+1)-4/(LN(2*[.A214]+1))^2" office:value-type="float" office:value="0.550698829947851" calcext:value-type="float">
            <text:p>0.550698829947851</text:p>
          </table:table-cell>
          <table:table-cell/>
          <table:table-cell table:formula="of:=3.39/LN([.A214])" office:value-type="float" office:value="0.631209919984468" calcext:value-type="float">
            <text:p>0.631209919984468</text:p>
          </table:table-cell>
          <table:table-cell table:formula="of:=4/LN(2*[.A214]+1)" office:value-type="float" office:value="0.659401372442671" calcext:value-type="float">
            <text:p>0.659401372442671</text:p>
          </table:table-cell>
          <table:table-cell/>
          <table:table-cell table:formula="of:=LN([.A214])" office:value-type="float" office:value="5.37063802812766" calcext:value-type="float">
            <text:p>5.37063802812766</text:p>
          </table:table-cell>
          <table:table-cell table:formula="of:=LN(2*[.A214]+1)" office:value-type="float" office:value="6.06610809010375" calcext:value-type="float">
            <text:p>6.06610809010375</text:p>
          </table:table-cell>
          <table:table-cell table:formula="of:=[.M214]/[.N214]" office:value-type="float" office:value="0.885351521660045" calcext:value-type="float">
            <text:p>0.88535152166004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3.39*([.A215]/LN([.A215])))+1" office:value-type="float" office:value="137.223641728628" calcext:value-type="float">
            <text:p>137.223641728628</text:p>
          </table:table-cell>
          <table:table-cell table:formula="of:=2*((2*[.A215]+1)/(LN(2*[.A215]+1)))" office:value-type="float" office:value="142.651525860754" calcext:value-type="float">
            <text:p>142.651525860754</text:p>
          </table:table-cell>
          <table:table-cell table:formula="of:=[.C215]-[.B215]" office:value-type="float" office:value="5.42788413212523" calcext:value-type="float">
            <text:p>5.42788413212523</text:p>
          </table:table-cell>
          <table:table-cell table:formula="of:=SIGN([.D215])" office:value-type="float" office:value="1" calcext:value-type="float">
            <text:p>1</text:p>
          </table:table-cell>
          <table:table-cell/>
          <table:table-cell table:formula="of:=3.39/LN([.A215])-3.39/((LN([.A215]))^2)" office:value-type="float" office:value="0.513338060416092" calcext:value-type="float">
            <text:p>0.513338060416092</text:p>
          </table:table-cell>
          <table:table-cell table:formula="of:=4/LN(2*[.A215]+1)-4/(LN(2*[.A215]+1))^2" office:value-type="float" office:value="0.550361693566083" calcext:value-type="float">
            <text:p>0.550361693566083</text:p>
          </table:table-cell>
          <table:table-cell/>
          <table:table-cell table:formula="of:=3.39/LN([.A215])" office:value-type="float" office:value="0.630665008002909" calcext:value-type="float">
            <text:p>0.630665008002909</text:p>
          </table:table-cell>
          <table:table-cell table:formula="of:=4/LN(2*[.A215]+1)" office:value-type="float" office:value="0.658898502821033" calcext:value-type="float">
            <text:p>0.658898502821033</text:p>
          </table:table-cell>
          <table:table-cell/>
          <table:table-cell table:formula="of:=LN([.A215])" office:value-type="float" office:value="5.37527840768417" calcext:value-type="float">
            <text:p>5.37527840768417</text:p>
          </table:table-cell>
          <table:table-cell table:formula="of:=LN(2*[.A215]+1)" office:value-type="float" office:value="6.07073772800249" calcext:value-type="float">
            <text:p>6.07073772800249</text:p>
          </table:table-cell>
          <table:table-cell table:formula="of:=[.M215]/[.N215]" office:value-type="float" office:value="0.885440723767331" calcext:value-type="float">
            <text:p>0.88544072376733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3.39*([.A216]/LN([.A216])))+1" office:value-type="float" office:value="137.736809581671" calcext:value-type="float">
            <text:p>137.736809581671</text:p>
          </table:table-cell>
          <table:table-cell table:formula="of:=2*((2*[.A216]+1)/(LN(2*[.A216]+1)))" office:value-type="float" office:value="143.201719794732" calcext:value-type="float">
            <text:p>143.201719794732</text:p>
          </table:table-cell>
          <table:table-cell table:formula="of:=[.C216]-[.B216]" office:value-type="float" office:value="5.46491021306073" calcext:value-type="float">
            <text:p>5.46491021306073</text:p>
          </table:table-cell>
          <table:table-cell table:formula="of:=SIGN([.D216])" office:value-type="float" office:value="1" calcext:value-type="float">
            <text:p>1</text:p>
          </table:table-cell>
          <table:table-cell/>
          <table:table-cell table:formula="of:=3.39/LN([.A216])-3.39/((LN([.A216]))^2)" office:value-type="float" office:value="0.51299797601611" calcext:value-type="float">
            <text:p>0.51299797601611</text:p>
          </table:table-cell>
          <table:table-cell table:formula="of:=4/LN(2*[.A216]+1)-4/(LN(2*[.A216]+1))^2" office:value-type="float" office:value="0.55002649580789" calcext:value-type="float">
            <text:p>0.55002649580789</text:p>
          </table:table-cell>
          <table:table-cell/>
          <table:table-cell table:formula="of:=3.39/LN([.A216])" office:value-type="float" office:value="0.630123546459315" calcext:value-type="float">
            <text:p>0.630123546459315</text:p>
          </table:table-cell>
          <table:table-cell table:formula="of:=4/LN(2*[.A216]+1)" office:value-type="float" office:value="0.658398711699918" calcext:value-type="float">
            <text:p>0.658398711699918</text:p>
          </table:table-cell>
          <table:table-cell/>
          <table:table-cell table:formula="of:=LN([.A216])" office:value-type="float" office:value="5.37989735354046" calcext:value-type="float">
            <text:p>5.37989735354046</text:p>
          </table:table-cell>
          <table:table-cell table:formula="of:=LN(2*[.A216]+1)" office:value-type="float" office:value="6.07534603108868" calcext:value-type="float">
            <text:p>6.07534603108868</text:p>
          </table:table-cell>
          <table:table-cell table:formula="of:=[.M216]/[.N216]" office:value-type="float" office:value="0.885529371662209" calcext:value-type="float">
            <text:p>0.88552937166220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3.39*([.A217]/LN([.A217])))+1" office:value-type="float" office:value="138.249638337898" calcext:value-type="float">
            <text:p>138.249638337898</text:p>
          </table:table-cell>
          <table:table-cell table:formula="of:=2*((2*[.A217]+1)/(LN(2*[.A217]+1)))" office:value-type="float" office:value="143.751579491863" calcext:value-type="float">
            <text:p>143.751579491863</text:p>
          </table:table-cell>
          <table:table-cell table:formula="of:=[.C217]-[.B217]" office:value-type="float" office:value="5.50194115396491" calcext:value-type="float">
            <text:p>5.50194115396491</text:p>
          </table:table-cell>
          <table:table-cell table:formula="of:=SIGN([.D217])" office:value-type="float" office:value="1" calcext:value-type="float">
            <text:p>1</text:p>
          </table:table-cell>
          <table:table-cell/>
          <table:table-cell table:formula="of:=3.39/LN([.A217])-3.39/((LN([.A217]))^2)" office:value-type="float" office:value="0.512659863338664" calcext:value-type="float">
            <text:p>0.512659863338664</text:p>
          </table:table-cell>
          <table:table-cell table:formula="of:=4/LN(2*[.A217]+1)-4/(LN(2*[.A217]+1))^2" office:value-type="float" office:value="0.549693216540291" calcext:value-type="float">
            <text:p>0.549693216540291</text:p>
          </table:table-cell>
          <table:table-cell/>
          <table:table-cell table:formula="of:=3.39/LN([.A217])" office:value-type="float" office:value="0.629585496962835" calcext:value-type="float">
            <text:p>0.629585496962835</text:p>
          </table:table-cell>
          <table:table-cell table:formula="of:=4/LN(2*[.A217]+1)" office:value-type="float" office:value="0.657901965637817" calcext:value-type="float">
            <text:p>0.657901965637817</text:p>
          </table:table-cell>
          <table:table-cell/>
          <table:table-cell table:formula="of:=LN([.A217])" office:value-type="float" office:value="5.38449506278909" calcext:value-type="float">
            <text:p>5.38449506278909</text:p>
          </table:table-cell>
          <table:table-cell table:formula="of:=LN(2*[.A217]+1)" office:value-type="float" office:value="6.07993319509559" calcext:value-type="float">
            <text:p>6.07993319509559</text:p>
          </table:table-cell>
          <table:table-cell table:formula="of:=[.M217]/[.N217]" office:value-type="float" office:value="0.885617471444015" calcext:value-type="float">
            <text:p>0.88561747144401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3.39*([.A218]/LN([.A218])))+1" office:value-type="float" office:value="138.762129958749" calcext:value-type="float">
            <text:p>138.762129958749</text:p>
          </table:table-cell>
          <table:table-cell table:formula="of:=2*((2*[.A218]+1)/(LN(2*[.A218]+1)))" office:value-type="float" office:value="144.301106860696" calcext:value-type="float">
            <text:p>144.301106860696</text:p>
          </table:table-cell>
          <table:table-cell table:formula="of:=[.C218]-[.B218]" office:value-type="float" office:value="5.5389769019468" calcext:value-type="float">
            <text:p>5.5389769019468</text:p>
          </table:table-cell>
          <table:table-cell table:formula="of:=SIGN([.D218])" office:value-type="float" office:value="1" calcext:value-type="float">
            <text:p>1</text:p>
          </table:table-cell>
          <table:table-cell/>
          <table:table-cell table:formula="of:=3.39/LN([.A218])-3.39/((LN([.A218]))^2)" office:value-type="float" office:value="0.512323701871484" calcext:value-type="float">
            <text:p>0.512323701871484</text:p>
          </table:table-cell>
          <table:table-cell table:formula="of:=4/LN(2*[.A218]+1)-4/(LN(2*[.A218]+1))^2" office:value-type="float" office:value="0.549361835931055" calcext:value-type="float">
            <text:p>0.549361835931055</text:p>
          </table:table-cell>
          <table:table-cell/>
          <table:table-cell table:formula="of:=3.39/LN([.A218])" office:value-type="float" office:value="0.629050821729447" calcext:value-type="float">
            <text:p>0.629050821729447</text:p>
          </table:table-cell>
          <table:table-cell table:formula="of:=4/LN(2*[.A218]+1)" office:value-type="float" office:value="0.657408231711597" calcext:value-type="float">
            <text:p>0.657408231711597</text:p>
          </table:table-cell>
          <table:table-cell/>
          <table:table-cell table:formula="of:=LN([.A218])" office:value-type="float" office:value="5.3890717298165" calcext:value-type="float">
            <text:p>5.3890717298165</text:p>
          </table:table-cell>
          <table:table-cell table:formula="of:=LN(2*[.A218]+1)" office:value-type="float" office:value="6.08449941307517" calcext:value-type="float">
            <text:p>6.08449941307517</text:p>
          </table:table-cell>
          <table:table-cell table:formula="of:=[.M218]/[.N218]" office:value-type="float" office:value="0.885705029116406" calcext:value-type="float">
            <text:p>0.88570502911640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3.39*([.A219]/LN([.A219])))+1" office:value-type="float" office:value="139.274286385306" calcext:value-type="float">
            <text:p>139.274286385306</text:p>
          </table:table-cell>
          <table:table-cell table:formula="of:=2*((2*[.A219]+1)/(LN(2*[.A219]+1)))" office:value-type="float" office:value="144.850303790096" calcext:value-type="float">
            <text:p>144.850303790096</text:p>
          </table:table-cell>
          <table:table-cell table:formula="of:=[.C219]-[.B219]" office:value-type="float" office:value="5.57601740478987" calcext:value-type="float">
            <text:p>5.57601740478987</text:p>
          </table:table-cell>
          <table:table-cell table:formula="of:=SIGN([.D219])" office:value-type="float" office:value="1" calcext:value-type="float">
            <text:p>1</text:p>
          </table:table-cell>
          <table:table-cell/>
          <table:table-cell table:formula="of:=3.39/LN([.A219])-3.39/((LN([.A219]))^2)" office:value-type="float" office:value="0.511989471408344" calcext:value-type="float">
            <text:p>0.511989471408344</text:p>
          </table:table-cell>
          <table:table-cell table:formula="of:=4/LN(2*[.A219]+1)-4/(LN(2*[.A219]+1))^2" office:value-type="float" office:value="0.549032334442857" calcext:value-type="float">
            <text:p>0.549032334442857</text:p>
          </table:table-cell>
          <table:table-cell/>
          <table:table-cell table:formula="of:=3.39/LN([.A219])" office:value-type="float" office:value="0.628519483569571" calcext:value-type="float">
            <text:p>0.628519483569571</text:p>
          </table:table-cell>
          <table:table-cell table:formula="of:=4/LN(2*[.A219]+1)" office:value-type="float" office:value="0.656917477506102" calcext:value-type="float">
            <text:p>0.656917477506102</text:p>
          </table:table-cell>
          <table:table-cell/>
          <table:table-cell table:formula="of:=LN([.A219])" office:value-type="float" office:value="5.39362754635236" calcext:value-type="float">
            <text:p>5.39362754635236</text:p>
          </table:table-cell>
          <table:table-cell table:formula="of:=LN(2*[.A219]+1)" office:value-type="float" office:value="6.08904487544685" calcext:value-type="float">
            <text:p>6.08904487544685</text:p>
          </table:table-cell>
          <table:table-cell table:formula="of:=[.M219]/[.N219]" office:value-type="float" office:value="0.885792050589305" calcext:value-type="float">
            <text:p>0.88579205058930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3.39*([.A220]/LN([.A220])))+1" office:value-type="float" office:value="139.786109538595" calcext:value-type="float">
            <text:p>139.786109538595</text:p>
          </table:table-cell>
          <table:table-cell table:formula="of:=2*((2*[.A220]+1)/(LN(2*[.A220]+1)))" office:value-type="float" office:value="145.399172149536" calcext:value-type="float">
            <text:p>145.399172149536</text:p>
          </table:table-cell>
          <table:table-cell table:formula="of:=[.C220]-[.B220]" office:value-type="float" office:value="5.61306261094094" calcext:value-type="float">
            <text:p>5.61306261094094</text:p>
          </table:table-cell>
          <table:table-cell table:formula="of:=SIGN([.D220])" office:value-type="float" office:value="1" calcext:value-type="float">
            <text:p>1</text:p>
          </table:table-cell>
          <table:table-cell/>
          <table:table-cell table:formula="of:=3.39/LN([.A220])-3.39/((LN([.A220]))^2)" office:value-type="float" office:value="0.511657152043127" calcext:value-type="float">
            <text:p>0.511657152043127</text:p>
          </table:table-cell>
          <table:table-cell table:formula="of:=4/LN(2*[.A220]+1)-4/(LN(2*[.A220]+1))^2" office:value-type="float" office:value="0.548704692827573" calcext:value-type="float">
            <text:p>0.548704692827573</text:p>
          </table:table-cell>
          <table:table-cell/>
          <table:table-cell table:formula="of:=3.39/LN([.A220])" office:value-type="float" office:value="0.627991445875995" calcext:value-type="float">
            <text:p>0.627991445875995</text:p>
          </table:table-cell>
          <table:table-cell table:formula="of:=4/LN(2*[.A220]+1)" office:value-type="float" office:value="0.656429671103999" calcext:value-type="float">
            <text:p>0.656429671103999</text:p>
          </table:table-cell>
          <table:table-cell/>
          <table:table-cell table:formula="of:=LN([.A220])" office:value-type="float" office:value="5.39816270151775" calcext:value-type="float">
            <text:p>5.39816270151775</text:p>
          </table:table-cell>
          <table:table-cell table:formula="of:=LN(2*[.A220]+1)" office:value-type="float" office:value="6.09356977004514" calcext:value-type="float">
            <text:p>6.09356977004514</text:p>
          </table:table-cell>
          <table:table-cell table:formula="of:=[.M220]/[.N220]" office:value-type="float" office:value="0.885878541680793" calcext:value-type="float">
            <text:p>0.88587854168079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3.39*([.A221]/LN([.A221])))+1" office:value-type="float" office:value="140.297601319884" calcext:value-type="float">
            <text:p>140.297601319884</text:p>
          </table:table-cell>
          <table:table-cell table:formula="of:=2*((2*[.A221]+1)/(LN(2*[.A221]+1)))" office:value-type="float" office:value="145.947713789384" calcext:value-type="float">
            <text:p>145.947713789384</text:p>
          </table:table-cell>
          <table:table-cell table:formula="of:=[.C221]-[.B221]" office:value-type="float" office:value="5.65011246949962" calcext:value-type="float">
            <text:p>5.65011246949962</text:p>
          </table:table-cell>
          <table:table-cell table:formula="of:=SIGN([.D221])" office:value-type="float" office:value="1" calcext:value-type="float">
            <text:p>1</text:p>
          </table:table-cell>
          <table:table-cell/>
          <table:table-cell table:formula="of:=3.39/LN([.A221])-3.39/((LN([.A221]))^2)" office:value-type="float" office:value="0.511326724164041" calcext:value-type="float">
            <text:p>0.511326724164041</text:p>
          </table:table-cell>
          <table:table-cell table:formula="of:=4/LN(2*[.A221]+1)-4/(LN(2*[.A221]+1))^2" office:value-type="float" office:value="0.54837889212071" calcext:value-type="float">
            <text:p>0.54837889212071</text:p>
          </table:table-cell>
          <table:table-cell/>
          <table:table-cell table:formula="of:=3.39/LN([.A221])" office:value-type="float" office:value="0.627466672612091" calcext:value-type="float">
            <text:p>0.627466672612091</text:p>
          </table:table-cell>
          <table:table-cell table:formula="of:=4/LN(2*[.A221]+1)" office:value-type="float" office:value="0.655944781075882" calcext:value-type="float">
            <text:p>0.655944781075882</text:p>
          </table:table-cell>
          <table:table-cell/>
          <table:table-cell table:formula="of:=LN([.A221])" office:value-type="float" office:value="5.40267738187228" calcext:value-type="float">
            <text:p>5.40267738187228</text:p>
          </table:table-cell>
          <table:table-cell table:formula="of:=LN(2*[.A221]+1)" office:value-type="float" office:value="6.09807428216624" calcext:value-type="float">
            <text:p>6.09807428216624</text:p>
          </table:table-cell>
          <table:table-cell table:formula="of:=[.M221]/[.N221]" office:value-type="float" office:value="0.885964508118958" calcext:value-type="float">
            <text:p>0.88596450811895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3.39*([.A222]/LN([.A222])))+1" office:value-type="float" office:value="140.808763610974" calcext:value-type="float">
            <text:p>140.808763610974</text:p>
          </table:table-cell>
          <table:table-cell table:formula="of:=2*((2*[.A222]+1)/(LN(2*[.A222]+1)))" office:value-type="float" office:value="146.495930541182" calcext:value-type="float">
            <text:p>146.495930541182</text:p>
          </table:table-cell>
          <table:table-cell table:formula="of:=[.C222]-[.B222]" office:value-type="float" office:value="5.68716693020741" calcext:value-type="float">
            <text:p>5.68716693020741</text:p>
          </table:table-cell>
          <table:table-cell table:formula="of:=SIGN([.D222])" office:value-type="float" office:value="1" calcext:value-type="float">
            <text:p>1</text:p>
          </table:table-cell>
          <table:table-cell/>
          <table:table-cell table:formula="of:=3.39/LN([.A222])-3.39/((LN([.A222]))^2)" office:value-type="float" office:value="0.510998168447967" calcext:value-type="float">
            <text:p>0.510998168447967</text:p>
          </table:table-cell>
          <table:table-cell table:formula="of:=4/LN(2*[.A222]+1)-4/(LN(2*[.A222]+1))^2" office:value-type="float" office:value="0.548054913635971" calcext:value-type="float">
            <text:p>0.548054913635971</text:p>
          </table:table-cell>
          <table:table-cell/>
          <table:table-cell table:formula="of:=3.39/LN([.A222])" office:value-type="float" office:value="0.626945128300332" calcext:value-type="float">
            <text:p>0.626945128300332</text:p>
          </table:table-cell>
          <table:table-cell table:formula="of:=4/LN(2*[.A222]+1)" office:value-type="float" office:value="0.655462776470611" calcext:value-type="float">
            <text:p>0.655462776470611</text:p>
          </table:table-cell>
          <table:table-cell/>
          <table:table-cell table:formula="of:=LN([.A222])" office:value-type="float" office:value="5.40717177146012" calcext:value-type="float">
            <text:p>5.40717177146012</text:p>
          </table:table-cell>
          <table:table-cell table:formula="of:=LN(2*[.A222]+1)" office:value-type="float" office:value="6.10255859461357" calcext:value-type="float">
            <text:p>6.10255859461357</text:p>
          </table:table-cell>
          <table:table-cell table:formula="of:=[.M222]/[.N222]" office:value-type="float" office:value="0.88604995554369" calcext:value-type="float">
            <text:p>0.8860499555436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3.39*([.A223]/LN([.A223])))+1" office:value-type="float" office:value="141.319598274485" calcext:value-type="float">
            <text:p>141.319598274485</text:p>
          </table:table-cell>
          <table:table-cell table:formula="of:=2*((2*[.A223]+1)/(LN(2*[.A223]+1)))" office:value-type="float" office:value="147.043824217922" calcext:value-type="float">
            <text:p>147.043824217922</text:p>
          </table:table-cell>
          <table:table-cell table:formula="of:=[.C223]-[.B223]" office:value-type="float" office:value="5.72422594343757" calcext:value-type="float">
            <text:p>5.72422594343757</text:p>
          </table:table-cell>
          <table:table-cell table:formula="of:=SIGN([.D223])" office:value-type="float" office:value="1" calcext:value-type="float">
            <text:p>1</text:p>
          </table:table-cell>
          <table:table-cell/>
          <table:table-cell table:formula="of:=3.39/LN([.A223])-3.39/((LN([.A223]))^2)" office:value-type="float" office:value="0.510671465854939" calcext:value-type="float">
            <text:p>0.510671465854939</text:p>
          </table:table-cell>
          <table:table-cell table:formula="of:=4/LN(2*[.A223]+1)-4/(LN(2*[.A223]+1))^2" office:value-type="float" office:value="0.54773273895994" calcext:value-type="float">
            <text:p>0.54773273895994</text:p>
          </table:table-cell>
          <table:table-cell/>
          <table:table-cell table:formula="of:=3.39/LN([.A223])" office:value-type="float" office:value="0.626426778011092" calcext:value-type="float">
            <text:p>0.626426778011092</text:p>
          </table:table-cell>
          <table:table-cell table:formula="of:=4/LN(2*[.A223]+1)" office:value-type="float" office:value="0.65498362680589" calcext:value-type="float">
            <text:p>0.65498362680589</text:p>
          </table:table-cell>
          <table:table-cell/>
          <table:table-cell table:formula="of:=LN([.A223])" office:value-type="float" office:value="5.41164605185504" calcext:value-type="float">
            <text:p>5.41164605185504</text:p>
          </table:table-cell>
          <table:table-cell table:formula="of:=LN(2*[.A223]+1)" office:value-type="float" office:value="6.10702288774225" calcext:value-type="float">
            <text:p>6.10702288774225</text:p>
          </table:table-cell>
          <table:table-cell table:formula="of:=[.M223]/[.N223]" office:value-type="float" office:value="0.886134889508447" calcext:value-type="float">
            <text:p>0.88613488950844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3.39*([.A224]/LN([.A224])))+1" office:value-type="float" office:value="141.830107154135" calcext:value-type="float">
            <text:p>141.830107154135</text:p>
          </table:table-cell>
          <table:table-cell table:formula="of:=2*((2*[.A224]+1)/(LN(2*[.A224]+1)))" office:value-type="float" office:value="147.59139661432" calcext:value-type="float">
            <text:p>147.59139661432</text:p>
          </table:table-cell>
          <table:table-cell table:formula="of:=[.C224]-[.B224]" office:value-type="float" office:value="5.76128946018491" calcext:value-type="float">
            <text:p>5.76128946018491</text:p>
          </table:table-cell>
          <table:table-cell table:formula="of:=SIGN([.D224])" office:value-type="float" office:value="1" calcext:value-type="float">
            <text:p>1</text:p>
          </table:table-cell>
          <table:table-cell/>
          <table:table-cell table:formula="of:=3.39/LN([.A224])-3.39/((LN([.A224]))^2)" office:value-type="float" office:value="0.510346597622761" calcext:value-type="float">
            <text:p>0.510346597622761</text:p>
          </table:table-cell>
          <table:table-cell table:formula="of:=4/LN(2*[.A224]+1)-4/(LN(2*[.A224]+1))^2" office:value-type="float" office:value="0.547412349946907" calcext:value-type="float">
            <text:p>0.547412349946907</text:p>
          </table:table-cell>
          <table:table-cell/>
          <table:table-cell table:formula="of:=3.39/LN([.A224])" office:value-type="float" office:value="0.625911587351709" calcext:value-type="float">
            <text:p>0.625911587351709</text:p>
          </table:table-cell>
          <table:table-cell table:formula="of:=4/LN(2*[.A224]+1)" office:value-type="float" office:value="0.654507302059067" calcext:value-type="float">
            <text:p>0.654507302059067</text:p>
          </table:table-cell>
          <table:table-cell/>
          <table:table-cell table:formula="of:=LN([.A224])" office:value-type="float" office:value="5.41610040220442" calcext:value-type="float">
            <text:p>5.41610040220442</text:p>
          </table:table-cell>
          <table:table-cell table:formula="of:=LN(2*[.A224]+1)" office:value-type="float" office:value="6.11146733950268" calcext:value-type="float">
            <text:p>6.11146733950268</text:p>
          </table:table-cell>
          <table:table-cell table:formula="of:=[.M224]/[.N224]" office:value-type="float" office:value="0.88621931548196" calcext:value-type="float">
            <text:p>0.8862193154819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3.39*([.A225]/LN([.A225])))+1" office:value-type="float" office:value="142.340292075018" calcext:value-type="float">
            <text:p>142.340292075018</text:p>
          </table:table-cell>
          <table:table-cell table:formula="of:=2*((2*[.A225]+1)/(LN(2*[.A225]+1)))" office:value-type="float" office:value="148.138649507073" calcext:value-type="float">
            <text:p>148.138649507073</text:p>
          </table:table-cell>
          <table:table-cell table:formula="of:=[.C225]-[.B225]" office:value-type="float" office:value="5.79835743205564" calcext:value-type="float">
            <text:p>5.79835743205564</text:p>
          </table:table-cell>
          <table:table-cell table:formula="of:=SIGN([.D225])" office:value-type="float" office:value="1" calcext:value-type="float">
            <text:p>1</text:p>
          </table:table-cell>
          <table:table-cell/>
          <table:table-cell table:formula="of:=3.39/LN([.A225])-3.39/((LN([.A225]))^2)" office:value-type="float" office:value="0.510023545261735" calcext:value-type="float">
            <text:p>0.510023545261735</text:p>
          </table:table-cell>
          <table:table-cell table:formula="of:=4/LN(2*[.A225]+1)-4/(LN(2*[.A225]+1))^2" office:value-type="float" office:value="0.547093728713793" calcext:value-type="float">
            <text:p>0.547093728713793</text:p>
          </table:table-cell>
          <table:table-cell/>
          <table:table-cell table:formula="of:=3.39/LN([.A225])" office:value-type="float" office:value="0.62539952245583" calcext:value-type="float">
            <text:p>0.62539952245583</text:p>
          </table:table-cell>
          <table:table-cell table:formula="of:=4/LN(2*[.A225]+1)" office:value-type="float" office:value="0.65403377265816" calcext:value-type="float">
            <text:p>0.65403377265816</text:p>
          </table:table-cell>
          <table:table-cell/>
          <table:table-cell table:formula="of:=LN([.A225])" office:value-type="float" office:value="5.42053499927229" calcext:value-type="float">
            <text:p>5.42053499927229</text:p>
          </table:table-cell>
          <table:table-cell table:formula="of:=LN(2*[.A225]+1)" office:value-type="float" office:value="6.11589212548303" calcext:value-type="float">
            <text:p>6.11589212548303</text:p>
          </table:table-cell>
          <table:table-cell table:formula="of:=[.M225]/[.N225]" office:value-type="float" office:value="0.886303238849912" calcext:value-type="float">
            <text:p>0.88630323884991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3.39*([.A226]/LN([.A226])))+1" office:value-type="float" office:value="142.850154843871" calcext:value-type="float">
            <text:p>142.850154843871</text:p>
          </table:table-cell>
          <table:table-cell table:formula="of:=2*((2*[.A226]+1)/(LN(2*[.A226]+1)))" office:value-type="float" office:value="148.685584655129" calcext:value-type="float">
            <text:p>148.685584655129</text:p>
          </table:table-cell>
          <table:table-cell table:formula="of:=[.C226]-[.B226]" office:value-type="float" office:value="5.83542981125774" calcext:value-type="float">
            <text:p>5.83542981125774</text:p>
          </table:table-cell>
          <table:table-cell table:formula="of:=SIGN([.D226])" office:value-type="float" office:value="1" calcext:value-type="float">
            <text:p>1</text:p>
          </table:table-cell>
          <table:table-cell/>
          <table:table-cell table:formula="of:=3.39/LN([.A226])-3.39/((LN([.A226]))^2)" office:value-type="float" office:value="0.509702290549533" calcext:value-type="float">
            <text:p>0.509702290549533</text:p>
          </table:table-cell>
          <table:table-cell table:formula="of:=4/LN(2*[.A226]+1)-4/(LN(2*[.A226]+1))^2" office:value-type="float" office:value="0.546776857635213" calcext:value-type="float">
            <text:p>0.546776857635213</text:p>
          </table:table-cell>
          <table:table-cell/>
          <table:table-cell table:formula="of:=3.39/LN([.A226])" office:value-type="float" office:value="0.624890549973002" calcext:value-type="float">
            <text:p>0.624890549973002</text:p>
          </table:table-cell>
          <table:table-cell table:formula="of:=4/LN(2*[.A226]+1)" office:value-type="float" office:value="0.653563009473095" calcext:value-type="float">
            <text:p>0.653563009473095</text:p>
          </table:table-cell>
          <table:table-cell/>
          <table:table-cell table:formula="of:=LN([.A226])" office:value-type="float" office:value="5.4249500174814" calcext:value-type="float">
            <text:p>5.4249500174814</text:p>
          </table:table-cell>
          <table:table-cell table:formula="of:=LN(2*[.A226]+1)" office:value-type="float" office:value="6.12029741895095" calcext:value-type="float">
            <text:p>6.12029741895095</text:p>
          </table:table-cell>
          <table:table-cell table:formula="of:=[.M226]/[.N226]" office:value-type="float" office:value="0.886386664916567" calcext:value-type="float">
            <text:p>0.88638666491656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3.39*([.A227]/LN([.A227])))+1" office:value-type="float" office:value="143.359697249343" calcext:value-type="float">
            <text:p>143.359697249343</text:p>
          </table:table-cell>
          <table:table-cell table:formula="of:=2*((2*[.A227]+1)/(LN(2*[.A227]+1)))" office:value-type="float" office:value="149.232203799935" calcext:value-type="float">
            <text:p>149.232203799935</text:p>
          </table:table-cell>
          <table:table-cell table:formula="of:=[.C227]-[.B227]" office:value-type="float" office:value="5.87250655059148" calcext:value-type="float">
            <text:p>5.87250655059148</text:p>
          </table:table-cell>
          <table:table-cell table:formula="of:=SIGN([.D227])" office:value-type="float" office:value="1" calcext:value-type="float">
            <text:p>1</text:p>
          </table:table-cell>
          <table:table-cell/>
          <table:table-cell table:formula="of:=3.39/LN([.A227])-3.39/((LN([.A227]))^2)" office:value-type="float" office:value="0.509382815526162" calcext:value-type="float">
            <text:p>0.509382815526162</text:p>
          </table:table-cell>
          <table:table-cell table:formula="of:=4/LN(2*[.A227]+1)-4/(LN(2*[.A227]+1))^2" office:value-type="float" office:value="0.546461719338638" calcext:value-type="float">
            <text:p>0.546461719338638</text:p>
          </table:table-cell>
          <table:table-cell/>
          <table:table-cell table:formula="of:=3.39/LN([.A227])" office:value-type="float" office:value="0.624384637058524" calcext:value-type="float">
            <text:p>0.624384637058524</text:p>
          </table:table-cell>
          <table:table-cell table:formula="of:=4/LN(2*[.A227]+1)" office:value-type="float" office:value="0.653094983807155" calcext:value-type="float">
            <text:p>0.653094983807155</text:p>
          </table:table-cell>
          <table:table-cell/>
          <table:table-cell table:formula="of:=LN([.A227])" office:value-type="float" office:value="5.42934562895444" calcext:value-type="float">
            <text:p>5.42934562895444</text:p>
          </table:table-cell>
          <table:table-cell table:formula="of:=LN(2*[.A227]+1)" office:value-type="float" office:value="6.12468339089421" calcext:value-type="float">
            <text:p>6.12468339089421</text:p>
          </table:table-cell>
          <table:table-cell table:formula="of:=[.M227]/[.N227]" office:value-type="float" office:value="0.886469598906362" calcext:value-type="float">
            <text:p>0.88646959890636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3.39*([.A228]/LN([.A228])))+1" office:value-type="float" office:value="143.86892106225" calcext:value-type="float">
            <text:p>143.86892106225</text:p>
          </table:table-cell>
          <table:table-cell table:formula="of:=2*((2*[.A228]+1)/(LN(2*[.A228]+1)))" office:value-type="float" office:value="149.77850866569" calcext:value-type="float">
            <text:p>149.77850866569</text:p>
          </table:table-cell>
          <table:table-cell table:formula="of:=[.C228]-[.B228]" office:value-type="float" office:value="5.90958760343989" calcext:value-type="float">
            <text:p>5.90958760343989</text:p>
          </table:table-cell>
          <table:table-cell table:formula="of:=SIGN([.D228])" office:value-type="float" office:value="1" calcext:value-type="float">
            <text:p>1</text:p>
          </table:table-cell>
          <table:table-cell/>
          <table:table-cell table:formula="of:=3.39/LN([.A228])-3.39/((LN([.A228]))^2)" office:value-type="float" office:value="0.509065102489072" calcext:value-type="float">
            <text:p>0.509065102489072</text:p>
          </table:table-cell>
          <table:table-cell table:formula="of:=4/LN(2*[.A228]+1)-4/(LN(2*[.A228]+1))^2" office:value-type="float" office:value="0.546148296699679" calcext:value-type="float">
            <text:p>0.546148296699679</text:p>
          </table:table-cell>
          <table:table-cell/>
          <table:table-cell table:formula="of:=3.39/LN([.A228])" office:value-type="float" office:value="0.623881751363536" calcext:value-type="float">
            <text:p>0.623881751363536</text:p>
          </table:table-cell>
          <table:table-cell table:formula="of:=4/LN(2*[.A228]+1)" office:value-type="float" office:value="0.652629667388626" calcext:value-type="float">
            <text:p>0.652629667388626</text:p>
          </table:table-cell>
          <table:table-cell/>
          <table:table-cell table:formula="of:=LN([.A228])" office:value-type="float" office:value="5.43372200355424" calcext:value-type="float">
            <text:p>5.43372200355424</text:p>
          </table:table-cell>
          <table:table-cell table:formula="of:=LN(2*[.A228]+1)" office:value-type="float" office:value="6.12905021006055" calcext:value-type="float">
            <text:p>6.12905021006055</text:p>
          </table:table-cell>
          <table:table-cell table:formula="of:=[.M228]/[.N228]" office:value-type="float" office:value="0.886552045965465" calcext:value-type="float">
            <text:p>0.88655204596546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3.39*([.A229]/LN([.A229])))+1" office:value-type="float" office:value="144.377828035831" calcext:value-type="float">
            <text:p>144.377828035831</text:p>
          </table:table-cell>
          <table:table-cell table:formula="of:=2*((2*[.A229]+1)/(LN(2*[.A229]+1)))" office:value-type="float" office:value="150.32450095959" calcext:value-type="float">
            <text:p>150.32450095959</text:p>
          </table:table-cell>
          <table:table-cell table:formula="of:=[.C229]-[.B229]" office:value-type="float" office:value="5.94667292375959" calcext:value-type="float">
            <text:p>5.94667292375959</text:p>
          </table:table-cell>
          <table:table-cell table:formula="of:=SIGN([.D229])" office:value-type="float" office:value="1" calcext:value-type="float">
            <text:p>1</text:p>
          </table:table-cell>
          <table:table-cell/>
          <table:table-cell table:formula="of:=3.39/LN([.A229])-3.39/((LN([.A229]))^2)" office:value-type="float" office:value="0.508749133988351" calcext:value-type="float">
            <text:p>0.508749133988351</text:p>
          </table:table-cell>
          <table:table-cell table:formula="of:=4/LN(2*[.A229]+1)-4/(LN(2*[.A229]+1))^2" office:value-type="float" office:value="0.545836572837473" calcext:value-type="float">
            <text:p>0.545836572837473</text:p>
          </table:table-cell>
          <table:table-cell/>
          <table:table-cell table:formula="of:=3.39/LN([.A229])" office:value-type="float" office:value="0.623381861025352" calcext:value-type="float">
            <text:p>0.623381861025352</text:p>
          </table:table-cell>
          <table:table-cell table:formula="of:=4/LN(2*[.A229]+1)" office:value-type="float" office:value="0.652167032362649" calcext:value-type="float">
            <text:p>0.652167032362649</text:p>
          </table:table-cell>
          <table:table-cell/>
          <table:table-cell table:formula="of:=LN([.A229])" office:value-type="float" office:value="5.4380793089232" calcext:value-type="float">
            <text:p>5.4380793089232</text:p>
          </table:table-cell>
          <table:table-cell table:formula="of:=LN(2*[.A229]+1)" office:value-type="float" office:value="6.13339804299665" calcext:value-type="float">
            <text:p>6.13339804299665</text:p>
          </table:table-cell>
          <table:table-cell table:formula="of:=[.M229]/[.N229]" office:value-type="float" office:value="0.886634011163291" calcext:value-type="float">
            <text:p>0.88663401116329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3.39*([.A230]/LN([.A230])))+1" office:value-type="float" office:value="144.886419906002" calcext:value-type="float">
            <text:p>144.886419906002</text:p>
          </table:table-cell>
          <table:table-cell table:formula="of:=2*((2*[.A230]+1)/(LN(2*[.A230]+1)))" office:value-type="float" office:value="150.870182372074" calcext:value-type="float">
            <text:p>150.870182372074</text:p>
          </table:table-cell>
          <table:table-cell table:formula="of:=[.C230]-[.B230]" office:value-type="float" office:value="5.98376246607171" calcext:value-type="float">
            <text:p>5.98376246607171</text:p>
          </table:table-cell>
          <table:table-cell table:formula="of:=SIGN([.D230])" office:value-type="float" office:value="1" calcext:value-type="float">
            <text:p>1</text:p>
          </table:table-cell>
          <table:table-cell/>
          <table:table-cell table:formula="of:=3.39/LN([.A230])-3.39/((LN([.A230]))^2)" office:value-type="float" office:value="0.508434892822052" calcext:value-type="float">
            <text:p>0.508434892822052</text:p>
          </table:table-cell>
          <table:table-cell table:formula="of:=4/LN(2*[.A230]+1)-4/(LN(2*[.A230]+1))^2" office:value-type="float" office:value="0.545526531110176" calcext:value-type="float">
            <text:p>0.545526531110176</text:p>
          </table:table-cell>
          <table:table-cell/>
          <table:table-cell table:formula="of:=3.39/LN([.A230])" office:value-type="float" office:value="0.622884934658017" calcext:value-type="float">
            <text:p>0.622884934658017</text:p>
          </table:table-cell>
          <table:table-cell table:formula="of:=4/LN(2*[.A230]+1)" office:value-type="float" office:value="0.651707051283255" calcext:value-type="float">
            <text:p>0.651707051283255</text:p>
          </table:table-cell>
          <table:table-cell/>
          <table:table-cell table:formula="of:=LN([.A230])" office:value-type="float" office:value="5.44241771052179" calcext:value-type="float">
            <text:p>5.44241771052179</text:p>
          </table:table-cell>
          <table:table-cell table:formula="of:=LN(2*[.A230]+1)" office:value-type="float" office:value="6.13772705408623" calcext:value-type="float">
            <text:p>6.13772705408623</text:p>
          </table:table-cell>
          <table:table-cell table:formula="of:=[.M230]/[.N230]" office:value-type="float" office:value="0.886715499493981" calcext:value-type="float">
            <text:p>0.88671549949398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3.39*([.A231]/LN([.A231])))+1" office:value-type="float" office:value="145.394698391598" calcext:value-type="float">
            <text:p>145.394698391598</text:p>
          </table:table-cell>
          <table:table-cell table:formula="of:=2*((2*[.A231]+1)/(LN(2*[.A231]+1)))" office:value-type="float" office:value="151.415554577051" calcext:value-type="float">
            <text:p>151.415554577051</text:p>
          </table:table-cell>
          <table:table-cell table:formula="of:=[.C231]-[.B231]" office:value-type="float" office:value="6.02085618545323" calcext:value-type="float">
            <text:p>6.02085618545323</text:p>
          </table:table-cell>
          <table:table-cell table:formula="of:=SIGN([.D231])" office:value-type="float" office:value="1" calcext:value-type="float">
            <text:p>1</text:p>
          </table:table-cell>
          <table:table-cell/>
          <table:table-cell table:formula="of:=3.39/LN([.A231])-3.39/((LN([.A231]))^2)" office:value-type="float" office:value="0.508122362031606" calcext:value-type="float">
            <text:p>0.508122362031606</text:p>
          </table:table-cell>
          <table:table-cell table:formula="of:=4/LN(2*[.A231]+1)-4/(LN(2*[.A231]+1))^2" office:value-type="float" office:value="0.545218155110563" calcext:value-type="float">
            <text:p>0.545218155110563</text:p>
          </table:table-cell>
          <table:table-cell/>
          <table:table-cell table:formula="of:=3.39/LN([.A231])" office:value-type="float" office:value="0.622390941343093" calcext:value-type="float">
            <text:p>0.622390941343093</text:p>
          </table:table-cell>
          <table:table-cell table:formula="of:=4/LN(2*[.A231]+1)" office:value-type="float" office:value="0.651249697105595" calcext:value-type="float">
            <text:p>0.651249697105595</text:p>
          </table:table-cell>
          <table:table-cell/>
          <table:table-cell table:formula="of:=LN([.A231])" office:value-type="float" office:value="5.44673737166631" calcext:value-type="float">
            <text:p>5.44673737166631</text:p>
          </table:table-cell>
          <table:table-cell table:formula="of:=LN(2*[.A231]+1)" office:value-type="float" office:value="6.14203740558736" calcext:value-type="float">
            <text:p>6.14203740558736</text:p>
          </table:table-cell>
          <table:table-cell table:formula="of:=[.M231]/[.N231]" office:value-type="float" office:value="0.886796515877852" calcext:value-type="float">
            <text:p>0.88679651587785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3.39*([.A232]/LN([.A232])))+1" office:value-type="float" office:value="145.902665194615" calcext:value-type="float">
            <text:p>145.902665194615</text:p>
          </table:table-cell>
          <table:table-cell table:formula="of:=2*((2*[.A232]+1)/(LN(2*[.A232]+1)))" office:value-type="float" office:value="151.960619232142" calcext:value-type="float">
            <text:p>151.960619232142</text:p>
          </table:table-cell>
          <table:table-cell table:formula="of:=[.C232]-[.B232]" office:value-type="float" office:value="6.05795403752791" calcext:value-type="float">
            <text:p>6.05795403752791</text:p>
          </table:table-cell>
          <table:table-cell table:formula="of:=SIGN([.D232])" office:value-type="float" office:value="1" calcext:value-type="float">
            <text:p>1</text:p>
          </table:table-cell>
          <table:table-cell/>
          <table:table-cell table:formula="of:=3.39/LN([.A232])-3.39/((LN([.A232]))^2)" office:value-type="float" office:value="0.507811524897358" calcext:value-type="float">
            <text:p>0.507811524897358</text:p>
          </table:table-cell>
          <table:table-cell table:formula="of:=4/LN(2*[.A232]+1)-4/(LN(2*[.A232]+1))^2" office:value-type="float" office:value="0.544911428661715" calcext:value-type="float">
            <text:p>0.544911428661715</text:p>
          </table:table-cell>
          <table:table-cell/>
          <table:table-cell table:formula="of:=3.39/LN([.A232])" office:value-type="float" office:value="0.621899850620663" calcext:value-type="float">
            <text:p>0.621899850620663</text:p>
          </table:table-cell>
          <table:table-cell table:formula="of:=4/LN(2*[.A232]+1)" office:value-type="float" office:value="0.65079494317834" calcext:value-type="float">
            <text:p>0.65079494317834</text:p>
          </table:table-cell>
          <table:table-cell/>
          <table:table-cell table:formula="of:=LN([.A232])" office:value-type="float" office:value="5.4510384535657" calcext:value-type="float">
            <text:p>5.4510384535657</text:p>
          </table:table-cell>
          <table:table-cell table:formula="of:=LN(2*[.A232]+1)" office:value-type="float" office:value="6.1463292576689" calcext:value-type="float">
            <text:p>6.1463292576689</text:p>
          </table:table-cell>
          <table:table-cell table:formula="of:=[.M232]/[.N232]" office:value-type="float" office:value="0.886877065162809" calcext:value-type="float">
            <text:p>0.88687706516280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3.39*([.A233]/LN([.A233])))+1" office:value-type="float" office:value="146.410322000447" calcext:value-type="float">
            <text:p>146.410322000447</text:p>
          </table:table-cell>
          <table:table-cell table:formula="of:=2*((2*[.A233]+1)/(LN(2*[.A233]+1)))" office:value-type="float" office:value="152.505377978905" calcext:value-type="float">
            <text:p>152.505377978905</text:p>
          </table:table-cell>
          <table:table-cell table:formula="of:=[.C233]-[.B233]" office:value-type="float" office:value="6.09505597845831" calcext:value-type="float">
            <text:p>6.09505597845831</text:p>
          </table:table-cell>
          <table:table-cell table:formula="of:=SIGN([.D233])" office:value-type="float" office:value="1" calcext:value-type="float">
            <text:p>1</text:p>
          </table:table-cell>
          <table:table-cell/>
          <table:table-cell table:formula="of:=3.39/LN([.A233])-3.39/((LN([.A233]))^2)" office:value-type="float" office:value="0.50750236493419" calcext:value-type="float">
            <text:p>0.50750236493419</text:p>
          </table:table-cell>
          <table:table-cell table:formula="of:=4/LN(2*[.A233]+1)-4/(LN(2*[.A233]+1))^2" office:value-type="float" office:value="0.544606335812823" calcext:value-type="float">
            <text:p>0.544606335812823</text:p>
          </table:table-cell>
          <table:table-cell/>
          <table:table-cell table:formula="of:=3.39/LN([.A233])" office:value-type="float" office:value="0.621411632480542" calcext:value-type="float">
            <text:p>0.621411632480542</text:p>
          </table:table-cell>
          <table:table-cell table:formula="of:=4/LN(2*[.A233]+1)" office:value-type="float" office:value="0.650342763236269" calcext:value-type="float">
            <text:p>0.650342763236269</text:p>
          </table:table-cell>
          <table:table-cell/>
          <table:table-cell table:formula="of:=LN([.A233])" office:value-type="float" office:value="5.4553211153577" calcext:value-type="float">
            <text:p>5.4553211153577</text:p>
          </table:table-cell>
          <table:table-cell table:formula="of:=LN(2*[.A233]+1)" office:value-type="float" office:value="6.15060276844628" calcext:value-type="float">
            <text:p>6.15060276844628</text:p>
          </table:table-cell>
          <table:table-cell table:formula="of:=[.M233]/[.N233]" office:value-type="float" office:value="0.886957152125723" calcext:value-type="float">
            <text:p>0.88695715212572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3.39*([.A234]/LN([.A234])))+1" office:value-type="float" office:value="146.917670478119" calcext:value-type="float">
            <text:p>146.917670478119</text:p>
          </table:table-cell>
          <table:table-cell table:formula="of:=2*((2*[.A234]+1)/(LN(2*[.A234]+1)))" office:value-type="float" office:value="153.049832443056" calcext:value-type="float">
            <text:p>153.049832443056</text:p>
          </table:table-cell>
          <table:table-cell table:formula="of:=[.C234]-[.B234]" office:value-type="float" office:value="6.1321619649369" calcext:value-type="float">
            <text:p>6.1321619649369</text:p>
          </table:table-cell>
          <table:table-cell table:formula="of:=SIGN([.D234])" office:value-type="float" office:value="1" calcext:value-type="float">
            <text:p>1</text:p>
          </table:table-cell>
          <table:table-cell/>
          <table:table-cell table:formula="of:=3.39/LN([.A234])-3.39/((LN([.A234]))^2)" office:value-type="float" office:value="0.507194865887247" calcext:value-type="float">
            <text:p>0.507194865887247</text:p>
          </table:table-cell>
          <table:table-cell table:formula="of:=4/LN(2*[.A234]+1)-4/(LN(2*[.A234]+1))^2" office:value-type="float" office:value="0.544302860835063" calcext:value-type="float">
            <text:p>0.544302860835063</text:p>
          </table:table-cell>
          <table:table-cell/>
          <table:table-cell table:formula="of:=3.39/LN([.A234])" office:value-type="float" office:value="0.620926257353698" calcext:value-type="float">
            <text:p>0.620926257353698</text:p>
          </table:table-cell>
          <table:table-cell table:formula="of:=4/LN(2*[.A234]+1)" office:value-type="float" office:value="0.649893131393019" calcext:value-type="float">
            <text:p>0.649893131393019</text:p>
          </table:table-cell>
          <table:table-cell/>
          <table:table-cell table:formula="of:=LN([.A234])" office:value-type="float" office:value="5.45958551414416" calcext:value-type="float">
            <text:p>5.45958551414416</text:p>
          </table:table-cell>
          <table:table-cell table:formula="of:=LN(2*[.A234]+1)" office:value-type="float" office:value="6.15485809401642" calcext:value-type="float">
            <text:p>6.15485809401642</text:p>
          </table:table-cell>
          <table:table-cell table:formula="of:=[.M234]/[.N234]" office:value-type="float" office:value="0.887036781473779" calcext:value-type="float">
            <text:p>0.88703678147377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3.39*([.A235]/LN([.A235])))+1" office:value-type="float" office:value="147.424712280515" calcext:value-type="float">
            <text:p>147.424712280515</text:p>
          </table:table-cell>
          <table:table-cell table:formula="of:=2*((2*[.A235]+1)/(LN(2*[.A235]+1)))" office:value-type="float" office:value="153.593984234693" calcext:value-type="float">
            <text:p>153.593984234693</text:p>
          </table:table-cell>
          <table:table-cell table:formula="of:=[.C235]-[.B235]" office:value-type="float" office:value="6.1692719541783" calcext:value-type="float">
            <text:p>6.1692719541783</text:p>
          </table:table-cell>
          <table:table-cell table:formula="of:=SIGN([.D235])" office:value-type="float" office:value="1" calcext:value-type="float">
            <text:p>1</text:p>
          </table:table-cell>
          <table:table-cell/>
          <table:table-cell table:formula="of:=3.39/LN([.A235])-3.39/((LN([.A235]))^2)" office:value-type="float" office:value="0.506889011727758" calcext:value-type="float">
            <text:p>0.506889011727758</text:p>
          </table:table-cell>
          <table:table-cell table:formula="of:=4/LN(2*[.A235]+1)-4/(LN(2*[.A235]+1))^2" office:value-type="float" office:value="0.544000988217587" calcext:value-type="float">
            <text:p>0.544000988217587</text:p>
          </table:table-cell>
          <table:table-cell/>
          <table:table-cell table:formula="of:=3.39/LN([.A235])" office:value-type="float" office:value="0.620443696103876" calcext:value-type="float">
            <text:p>0.620443696103876</text:p>
          </table:table-cell>
          <table:table-cell table:formula="of:=4/LN(2*[.A235]+1)" office:value-type="float" office:value="0.649446022134008" calcext:value-type="float">
            <text:p>0.649446022134008</text:p>
          </table:table-cell>
          <table:table-cell/>
          <table:table-cell table:formula="of:=LN([.A235])" office:value-type="float" office:value="5.46383180502561" calcext:value-type="float">
            <text:p>5.46383180502561</text:p>
          </table:table-cell>
          <table:table-cell table:formula="of:=LN(2*[.A235]+1)" office:value-type="float" office:value="6.15909538849193" calcext:value-type="float">
            <text:p>6.15909538849193</text:p>
          </table:table-cell>
          <table:table-cell table:formula="of:=[.M235]/[.N235]" office:value-type="float" office:value="0.88711595784579" calcext:value-type="float">
            <text:p>0.8871159578457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3.39*([.A236]/LN([.A236])))+1" office:value-type="float" office:value="147.931449044599" calcext:value-type="float">
            <text:p>147.931449044599</text:p>
          </table:table-cell>
          <table:table-cell table:formula="of:=2*((2*[.A236]+1)/(LN(2*[.A236]+1)))" office:value-type="float" office:value="154.13783494851" calcext:value-type="float">
            <text:p>154.13783494851</text:p>
          </table:table-cell>
          <table:table-cell table:formula="of:=[.C236]-[.B236]" office:value-type="float" office:value="6.20638590391093" calcext:value-type="float">
            <text:p>6.20638590391093</text:p>
          </table:table-cell>
          <table:table-cell table:formula="of:=SIGN([.D236])" office:value-type="float" office:value="1" calcext:value-type="float">
            <text:p>1</text:p>
          </table:table-cell>
          <table:table-cell/>
          <table:table-cell table:formula="of:=3.39/LN([.A236])-3.39/((LN([.A236]))^2)" office:value-type="float" office:value="0.506584786648955" calcext:value-type="float">
            <text:p>0.506584786648955</text:p>
          </table:table-cell>
          <table:table-cell table:formula="of:=4/LN(2*[.A236]+1)-4/(LN(2*[.A236]+1))^2" office:value-type="float" office:value="0.543700702663581" calcext:value-type="float">
            <text:p>0.543700702663581</text:p>
          </table:table-cell>
          <table:table-cell/>
          <table:table-cell table:formula="of:=3.39/LN([.A236])" office:value-type="float" office:value="0.619963920019406" calcext:value-type="float">
            <text:p>0.619963920019406</text:p>
          </table:table-cell>
          <table:table-cell table:formula="of:=4/LN(2*[.A236]+1)" office:value-type="float" office:value="0.649001410309516" calcext:value-type="float">
            <text:p>0.649001410309516</text:p>
          </table:table-cell>
          <table:table-cell/>
          <table:table-cell table:formula="of:=LN([.A236])" office:value-type="float" office:value="5.46806014113513" calcext:value-type="float">
            <text:p>5.46806014113513</text:p>
          </table:table-cell>
          <table:table-cell table:formula="of:=LN(2*[.A236]+1)" office:value-type="float" office:value="6.16331480403464" calcext:value-type="float">
            <text:p>6.16331480403464</text:p>
          </table:table-cell>
          <table:table-cell table:formula="of:=[.M236]/[.N236]" office:value-type="float" office:value="0.887194685813488" calcext:value-type="float">
            <text:p>0.88719468581348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3.39*([.A237]/LN([.A237])))+1" office:value-type="float" office:value="148.437882391641" calcext:value-type="float">
            <text:p>148.437882391641</text:p>
          </table:table-cell>
          <table:table-cell table:formula="of:=2*((2*[.A237]+1)/(LN(2*[.A237]+1)))" office:value-type="float" office:value="154.68138616401" calcext:value-type="float">
            <text:p>154.68138616401</text:p>
          </table:table-cell>
          <table:table-cell table:formula="of:=[.C237]-[.B237]" office:value-type="float" office:value="6.24350377236925" calcext:value-type="float">
            <text:p>6.24350377236925</text:p>
          </table:table-cell>
          <table:table-cell table:formula="of:=SIGN([.D237])" office:value-type="float" office:value="1" calcext:value-type="float">
            <text:p>1</text:p>
          </table:table-cell>
          <table:table-cell/>
          <table:table-cell table:formula="of:=3.39/LN([.A237])-3.39/((LN([.A237]))^2)" office:value-type="float" office:value="0.506282175062072" calcext:value-type="float">
            <text:p>0.506282175062072</text:p>
          </table:table-cell>
          <table:table-cell table:formula="of:=4/LN(2*[.A237]+1)-4/(LN(2*[.A237]+1))^2" office:value-type="float" office:value="0.543401989086429" calcext:value-type="float">
            <text:p>0.543401989086429</text:p>
          </table:table-cell>
          <table:table-cell/>
          <table:table-cell table:formula="of:=3.39/LN([.A237])" office:value-type="float" office:value="0.619486900805214" calcext:value-type="float">
            <text:p>0.619486900805214</text:p>
          </table:table-cell>
          <table:table-cell table:formula="of:=4/LN(2*[.A237]+1)" office:value-type="float" office:value="0.648559271127925" calcext:value-type="float">
            <text:p>0.648559271127925</text:p>
          </table:table-cell>
          <table:table-cell/>
          <table:table-cell table:formula="of:=LN([.A237])" office:value-type="float" office:value="5.47227067367148" calcext:value-type="float">
            <text:p>5.47227067367148</text:p>
          </table:table-cell>
          <table:table-cell table:formula="of:=LN(2*[.A237]+1)" office:value-type="float" office:value="6.16751649088834" calcext:value-type="float">
            <text:p>6.16751649088834</text:p>
          </table:table-cell>
          <table:table-cell table:formula="of:=[.M237]/[.N237]" office:value-type="float" office:value="0.887272969882773" calcext:value-type="float">
            <text:p>0.88727296988277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3.39*([.A238]/LN([.A238])))+1" office:value-type="float" office:value="148.944013927427" calcext:value-type="float">
            <text:p>148.944013927427</text:p>
          </table:table-cell>
          <table:table-cell table:formula="of:=2*((2*[.A238]+1)/(LN(2*[.A238]+1)))" office:value-type="float" office:value="155.224639445713" calcext:value-type="float">
            <text:p>155.224639445713</text:p>
          </table:table-cell>
          <table:table-cell table:formula="of:=[.C238]-[.B238]" office:value-type="float" office:value="6.2806255182862" calcext:value-type="float">
            <text:p>6.2806255182862</text:p>
          </table:table-cell>
          <table:table-cell table:formula="of:=SIGN([.D238])" office:value-type="float" office:value="1" calcext:value-type="float">
            <text:p>1</text:p>
          </table:table-cell>
          <table:table-cell/>
          <table:table-cell table:formula="of:=3.39/LN([.A238])-3.39/((LN([.A238]))^2)" office:value-type="float" office:value="0.505981161592445" calcext:value-type="float">
            <text:p>0.505981161592445</text:p>
          </table:table-cell>
          <table:table-cell table:formula="of:=4/LN(2*[.A238]+1)-4/(LN(2*[.A238]+1))^2" office:value-type="float" office:value="0.543104832605948" calcext:value-type="float">
            <text:p>0.543104832605948</text:p>
          </table:table-cell>
          <table:table-cell/>
          <table:table-cell table:formula="of:=3.39/LN([.A238])" office:value-type="float" office:value="0.619012610575007" calcext:value-type="float">
            <text:p>0.619012610575007</text:p>
          </table:table-cell>
          <table:table-cell table:formula="of:=4/LN(2*[.A238]+1)" office:value-type="float" office:value="0.648119580149114" calcext:value-type="float">
            <text:p>0.648119580149114</text:p>
          </table:table-cell>
          <table:table-cell/>
          <table:table-cell table:formula="of:=LN([.A238])" office:value-type="float" office:value="5.47646355193151" calcext:value-type="float">
            <text:p>5.47646355193151</text:p>
          </table:table-cell>
          <table:table-cell table:formula="of:=LN(2*[.A238]+1)" office:value-type="float" office:value="6.17170059741092" calcext:value-type="float">
            <text:p>6.17170059741092</text:p>
          </table:table-cell>
          <table:table-cell table:formula="of:=[.M238]/[.N238]" office:value-type="float" office:value="0.887350814494944" calcext:value-type="float">
            <text:p>0.88735081449494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3.39*([.A239]/LN([.A239])))+1" office:value-type="float" office:value="149.449845242474" calcext:value-type="float">
            <text:p>149.449845242474</text:p>
          </table:table-cell>
          <table:table-cell table:formula="of:=2*((2*[.A239]+1)/(LN(2*[.A239]+1)))" office:value-type="float" office:value="155.76759634336" calcext:value-type="float">
            <text:p>155.76759634336</text:p>
          </table:table-cell>
          <table:table-cell table:formula="of:=[.C239]-[.B239]" office:value-type="float" office:value="6.31775110088518" calcext:value-type="float">
            <text:p>6.31775110088518</text:p>
          </table:table-cell>
          <table:table-cell table:formula="of:=SIGN([.D239])" office:value-type="float" office:value="1" calcext:value-type="float">
            <text:p>1</text:p>
          </table:table-cell>
          <table:table-cell/>
          <table:table-cell table:formula="of:=3.39/LN([.A239])-3.39/((LN([.A239]))^2)" office:value-type="float" office:value="0.505681731075685" calcext:value-type="float">
            <text:p>0.505681731075685</text:p>
          </table:table-cell>
          <table:table-cell table:formula="of:=4/LN(2*[.A239]+1)-4/(LN(2*[.A239]+1))^2" office:value-type="float" office:value="0.542809218544716" calcext:value-type="float">
            <text:p>0.542809218544716</text:p>
          </table:table-cell>
          <table:table-cell/>
          <table:table-cell table:formula="of:=3.39/LN([.A239])" office:value-type="float" office:value="0.618541021843643" calcext:value-type="float">
            <text:p>0.618541021843643</text:p>
          </table:table-cell>
          <table:table-cell table:formula="of:=4/LN(2*[.A239]+1)" office:value-type="float" office:value="0.647682313278002" calcext:value-type="float">
            <text:p>0.647682313278002</text:p>
          </table:table-cell>
          <table:table-cell/>
          <table:table-cell table:formula="of:=LN([.A239])" office:value-type="float" office:value="5.48063892334199" calcext:value-type="float">
            <text:p>5.48063892334199</text:p>
          </table:table-cell>
          <table:table-cell table:formula="of:=LN(2*[.A239]+1)" office:value-type="float" office:value="6.17586727010576" calcext:value-type="float">
            <text:p>6.17586727010576</text:p>
          </table:table-cell>
          <table:table-cell table:formula="of:=[.M239]/[.N239]" office:value-type="float" office:value="0.8874282240279" calcext:value-type="float">
            <text:p>0.887428224027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3.39*([.A240]/LN([.A240])))+1" office:value-type="float" office:value="149.955377912241" calcext:value-type="float">
            <text:p>149.955377912241</text:p>
          </table:table-cell>
          <table:table-cell table:formula="of:=2*((2*[.A240]+1)/(LN(2*[.A240]+1)))" office:value-type="float" office:value="156.310258392114" calcext:value-type="float">
            <text:p>156.310258392114</text:p>
          </table:table-cell>
          <table:table-cell table:formula="of:=[.C240]-[.B240]" office:value-type="float" office:value="6.354880479873" calcext:value-type="float">
            <text:p>6.354880479873</text:p>
          </table:table-cell>
          <table:table-cell table:formula="of:=SIGN([.D240])" office:value-type="float" office:value="1" calcext:value-type="float">
            <text:p>1</text:p>
          </table:table-cell>
          <table:table-cell/>
          <table:table-cell table:formula="of:=3.39/LN([.A240])-3.39/((LN([.A240]))^2)" office:value-type="float" office:value="0.505383868553946" calcext:value-type="float">
            <text:p>0.505383868553946</text:p>
          </table:table-cell>
          <table:table-cell table:formula="of:=4/LN(2*[.A240]+1)-4/(LN(2*[.A240]+1))^2" office:value-type="float" office:value="0.542515132424472" calcext:value-type="float">
            <text:p>0.542515132424472</text:p>
          </table:table-cell>
          <table:table-cell/>
          <table:table-cell table:formula="of:=3.39/LN([.A240])" office:value-type="float" office:value="0.618072107519671" calcext:value-type="float">
            <text:p>0.618072107519671</text:p>
          </table:table-cell>
          <table:table-cell table:formula="of:=4/LN(2*[.A240]+1)" office:value-type="float" office:value="0.647247446758235" calcext:value-type="float">
            <text:p>0.647247446758235</text:p>
          </table:table-cell>
          <table:table-cell/>
          <table:table-cell table:formula="of:=LN([.A240])" office:value-type="float" office:value="5.48479693349066" calcext:value-type="float">
            <text:p>5.48479693349066</text:p>
          </table:table-cell>
          <table:table-cell table:formula="of:=LN(2*[.A240]+1)" office:value-type="float" office:value="6.18001665365257" calcext:value-type="float">
            <text:p>6.18001665365257</text:p>
          </table:table-cell>
          <table:table-cell table:formula="of:=[.M240]/[.N240]" office:value-type="float" office:value="0.887505202797306" calcext:value-type="float">
            <text:p>0.88750520279730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3.39*([.A241]/LN([.A241])))+1" office:value-type="float" office:value="150.460613497327" calcext:value-type="float">
            <text:p>150.460613497327</text:p>
          </table:table-cell>
          <table:table-cell table:formula="of:=2*((2*[.A241]+1)/(LN(2*[.A241]+1)))" office:value-type="float" office:value="156.852627112759" calcext:value-type="float">
            <text:p>156.852627112759</text:p>
          </table:table-cell>
          <table:table-cell table:formula="of:=[.C241]-[.B241]" office:value-type="float" office:value="6.3920136154324" calcext:value-type="float">
            <text:p>6.3920136154324</text:p>
          </table:table-cell>
          <table:table-cell table:formula="of:=SIGN([.D241])" office:value-type="float" office:value="1" calcext:value-type="float">
            <text:p>1</text:p>
          </table:table-cell>
          <table:table-cell/>
          <table:table-cell table:formula="of:=3.39/LN([.A241])-3.39/((LN([.A241]))^2)" office:value-type="float" office:value="0.505087559272268" calcext:value-type="float">
            <text:p>0.505087559272268</text:p>
          </table:table-cell>
          <table:table-cell table:formula="of:=4/LN(2*[.A241]+1)-4/(LN(2*[.A241]+1))^2" office:value-type="float" office:value="0.542222559962598" calcext:value-type="float">
            <text:p>0.542222559962598</text:p>
          </table:table-cell>
          <table:table-cell/>
          <table:table-cell table:formula="of:=3.39/LN([.A241])" office:value-type="float" office:value="0.617605840898044" calcext:value-type="float">
            <text:p>0.617605840898044</text:p>
          </table:table-cell>
          <table:table-cell table:formula="of:=4/LN(2*[.A241]+1)" office:value-type="float" office:value="0.646814957166017" calcext:value-type="float">
            <text:p>0.646814957166017</text:p>
          </table:table-cell>
          <table:table-cell/>
          <table:table-cell table:formula="of:=LN([.A241])" office:value-type="float" office:value="5.48893772615669" calcext:value-type="float">
            <text:p>5.48893772615669</text:p>
          </table:table-cell>
          <table:table-cell table:formula="of:=LN(2*[.A241]+1)" office:value-type="float" office:value="6.18414889093748" calcext:value-type="float">
            <text:p>6.18414889093748</text:p>
          </table:table-cell>
          <table:table-cell table:formula="of:=[.M241]/[.N241]" office:value-type="float" office:value="0.887581755057743" calcext:value-type="float">
            <text:p>0.88758175505774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3.39*([.A242]/LN([.A242])))+1" office:value-type="float" office:value="150.965553543678" calcext:value-type="float">
            <text:p>150.965553543678</text:p>
          </table:table-cell>
          <table:table-cell table:formula="of:=2*((2*[.A242]+1)/(LN(2*[.A242]+1)))" office:value-type="float" office:value="157.394704011893" calcext:value-type="float">
            <text:p>157.394704011893</text:p>
          </table:table-cell>
          <table:table-cell table:formula="of:=[.C242]-[.B242]" office:value-type="float" office:value="6.42915046821489" calcext:value-type="float">
            <text:p>6.42915046821489</text:p>
          </table:table-cell>
          <table:table-cell table:formula="of:=SIGN([.D242])" office:value-type="float" office:value="1" calcext:value-type="float">
            <text:p>1</text:p>
          </table:table-cell>
          <table:table-cell/>
          <table:table-cell table:formula="of:=3.39/LN([.A242])-3.39/((LN([.A242]))^2)" office:value-type="float" office:value="0.504792788675002" calcext:value-type="float">
            <text:p>0.504792788675002</text:p>
          </table:table-cell>
          <table:table-cell table:formula="of:=4/LN(2*[.A242]+1)-4/(LN(2*[.A242]+1))^2" office:value-type="float" office:value="0.541931487068682" calcext:value-type="float">
            <text:p>0.541931487068682</text:p>
          </table:table-cell>
          <table:table-cell/>
          <table:table-cell table:formula="of:=3.39/LN([.A242])" office:value-type="float" office:value="0.617142195652996" calcext:value-type="float">
            <text:p>0.617142195652996</text:p>
          </table:table-cell>
          <table:table-cell table:formula="of:=4/LN(2*[.A242]+1)" office:value-type="float" office:value="0.646384821404078" calcext:value-type="float">
            <text:p>0.646384821404078</text:p>
          </table:table-cell>
          <table:table-cell/>
          <table:table-cell table:formula="of:=LN([.A242])" office:value-type="float" office:value="5.49306144334055" calcext:value-type="float">
            <text:p>5.49306144334055</text:p>
          </table:table-cell>
          <table:table-cell table:formula="of:=LN(2*[.A242]+1)" office:value-type="float" office:value="6.18826412308259" calcext:value-type="float">
            <text:p>6.18826412308259</text:p>
          </table:table-cell>
          <table:table-cell table:formula="of:=[.M242]/[.N242]" office:value-type="float" office:value="0.887657885003826" calcext:value-type="float">
            <text:p>0.88765788500382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3.39*([.A243]/LN([.A243])))+1" office:value-type="float" office:value="151.470199582783" calcext:value-type="float">
            <text:p>151.470199582783</text:p>
          </table:table-cell>
          <table:table-cell table:formula="of:=2*((2*[.A243]+1)/(LN(2*[.A243]+1)))" office:value-type="float" office:value="157.936490582117" calcext:value-type="float">
            <text:p>157.936490582117</text:p>
          </table:table-cell>
          <table:table-cell table:formula="of:=[.C243]-[.B243]" office:value-type="float" office:value="6.46629099933378" calcext:value-type="float">
            <text:p>6.46629099933378</text:p>
          </table:table-cell>
          <table:table-cell table:formula="of:=SIGN([.D243])" office:value-type="float" office:value="1" calcext:value-type="float">
            <text:p>1</text:p>
          </table:table-cell>
          <table:table-cell/>
          <table:table-cell table:formula="of:=3.39/LN([.A243])-3.39/((LN([.A243]))^2)" office:value-type="float" office:value="0.504499542402307" calcext:value-type="float">
            <text:p>0.504499542402307</text:p>
          </table:table-cell>
          <table:table-cell table:formula="of:=4/LN(2*[.A243]+1)-4/(LN(2*[.A243]+1))^2" office:value-type="float" office:value="0.541641899841147" calcext:value-type="float">
            <text:p>0.541641899841147</text:p>
          </table:table-cell>
          <table:table-cell/>
          <table:table-cell table:formula="of:=3.39/LN([.A243])" office:value-type="float" office:value="0.616681145831077" calcext:value-type="float">
            <text:p>0.616681145831077</text:p>
          </table:table-cell>
          <table:table-cell table:formula="of:=4/LN(2*[.A243]+1)" office:value-type="float" office:value="0.645957016695773" calcext:value-type="float">
            <text:p>0.645957016695773</text:p>
          </table:table-cell>
          <table:table-cell/>
          <table:table-cell table:formula="of:=LN([.A243])" office:value-type="float" office:value="5.4971682252932" calcext:value-type="float">
            <text:p>5.4971682252932</text:p>
          </table:table-cell>
          <table:table-cell table:formula="of:=LN(2*[.A243]+1)" office:value-type="float" office:value="6.19236248947487" calcext:value-type="float">
            <text:p>6.19236248947487</text:p>
          </table:table-cell>
          <table:table-cell table:formula="of:=[.M243]/[.N243]" office:value-type="float" office:value="0.887733596771299" calcext:value-type="float">
            <text:p>0.88773359677129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3.39*([.A244]/LN([.A244])))+1" office:value-type="float" office:value="151.974553131866" calcext:value-type="float">
            <text:p>151.974553131866</text:p>
          </table:table-cell>
          <table:table-cell table:formula="of:=2*((2*[.A244]+1)/(LN(2*[.A244]+1)))" office:value-type="float" office:value="158.477988302223" calcext:value-type="float">
            <text:p>158.477988302223</text:p>
          </table:table-cell>
          <table:table-cell table:formula="of:=[.C244]-[.B244]" office:value-type="float" office:value="6.50343517035708" calcext:value-type="float">
            <text:p>6.50343517035708</text:p>
          </table:table-cell>
          <table:table-cell table:formula="of:=SIGN([.D244])" office:value-type="float" office:value="1" calcext:value-type="float">
            <text:p>1</text:p>
          </table:table-cell>
          <table:table-cell/>
          <table:table-cell table:formula="of:=3.39/LN([.A244])-3.39/((LN([.A244]))^2)" office:value-type="float" office:value="0.504207806286735" calcext:value-type="float">
            <text:p>0.504207806286735</text:p>
          </table:table-cell>
          <table:table-cell table:formula="of:=4/LN(2*[.A244]+1)-4/(LN(2*[.A244]+1))^2" office:value-type="float" office:value="0.541353784563958" calcext:value-type="float">
            <text:p>0.541353784563958</text:p>
          </table:table-cell>
          <table:table-cell/>
          <table:table-cell table:formula="of:=3.39/LN([.A244])" office:value-type="float" office:value="0.616222665844352" calcext:value-type="float">
            <text:p>0.616222665844352</text:p>
          </table:table-cell>
          <table:table-cell table:formula="of:=4/LN(2*[.A244]+1)" office:value-type="float" office:value="0.645531520579321" calcext:value-type="float">
            <text:p>0.645531520579321</text:p>
          </table:table-cell>
          <table:table-cell/>
          <table:table-cell table:formula="of:=LN([.A244])" office:value-type="float" office:value="5.50125821054473" calcext:value-type="float">
            <text:p>5.50125821054473</text:p>
          </table:table-cell>
          <table:table-cell table:formula="of:=LN(2*[.A244]+1)" office:value-type="float" office:value="6.19644412779452" calcext:value-type="float">
            <text:p>6.19644412779452</text:p>
          </table:table-cell>
          <table:table-cell table:formula="of:=[.M244]/[.N244]" office:value-type="float" office:value="0.887808894438103" calcext:value-type="float">
            <text:p>0.88780889443810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3.39*([.A245]/LN([.A245])))+1" office:value-type="float" office:value="152.47861569408" calcext:value-type="float">
            <text:p>152.47861569408</text:p>
          </table:table-cell>
          <table:table-cell table:formula="of:=2*((2*[.A245]+1)/(LN(2*[.A245]+1)))" office:value-type="float" office:value="159.019198637381" calcext:value-type="float">
            <text:p>159.019198637381</text:p>
          </table:table-cell>
          <table:table-cell table:formula="of:=[.C245]-[.B245]" office:value-type="float" office:value="6.5405829433009" calcext:value-type="float">
            <text:p>6.5405829433009</text:p>
          </table:table-cell>
          <table:table-cell table:formula="of:=SIGN([.D245])" office:value-type="float" office:value="1" calcext:value-type="float">
            <text:p>1</text:p>
          </table:table-cell>
          <table:table-cell/>
          <table:table-cell table:formula="of:=3.39/LN([.A245])-3.39/((LN([.A245]))^2)" office:value-type="float" office:value="0.503917566349876" calcext:value-type="float">
            <text:p>0.503917566349876</text:p>
          </table:table-cell>
          <table:table-cell table:formula="of:=4/LN(2*[.A245]+1)-4/(LN(2*[.A245]+1))^2" office:value-type="float" office:value="0.541067127703398" calcext:value-type="float">
            <text:p>0.541067127703398</text:p>
          </table:table-cell>
          <table:table-cell/>
          <table:table-cell table:formula="of:=3.39/LN([.A245])" office:value-type="float" office:value="0.615766730463742" calcext:value-type="float">
            <text:p>0.615766730463742</text:p>
          </table:table-cell>
          <table:table-cell table:formula="of:=4/LN(2*[.A245]+1)" office:value-type="float" office:value="0.645108310902156" calcext:value-type="float">
            <text:p>0.645108310902156</text:p>
          </table:table-cell>
          <table:table-cell/>
          <table:table-cell table:formula="of:=LN([.A245])" office:value-type="float" office:value="5.50533153593236" calcext:value-type="float">
            <text:p>5.50533153593236</text:p>
          </table:table-cell>
          <table:table-cell table:formula="of:=LN(2*[.A245]+1)" office:value-type="float" office:value="6.20050917404269" calcext:value-type="float">
            <text:p>6.20050917404269</text:p>
          </table:table-cell>
          <table:table-cell table:formula="of:=[.M245]/[.N245]" office:value-type="float" office:value="0.887883782025424" calcext:value-type="float">
            <text:p>0.88788378202542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3.39*([.A246]/LN([.A246])))+1" office:value-type="float" office:value="152.982388758693" calcext:value-type="float">
            <text:p>152.982388758693</text:p>
          </table:table-cell>
          <table:table-cell table:formula="of:=2*((2*[.A246]+1)/(LN(2*[.A246]+1)))" office:value-type="float" office:value="159.560123039315" calcext:value-type="float">
            <text:p>159.560123039315</text:p>
          </table:table-cell>
          <table:table-cell table:formula="of:=[.C246]-[.B246]" office:value-type="float" office:value="6.57773428062285" calcext:value-type="float">
            <text:p>6.57773428062285</text:p>
          </table:table-cell>
          <table:table-cell table:formula="of:=SIGN([.D246])" office:value-type="float" office:value="1" calcext:value-type="float">
            <text:p>1</text:p>
          </table:table-cell>
          <table:table-cell/>
          <table:table-cell table:formula="of:=3.39/LN([.A246])-3.39/((LN([.A246]))^2)" office:value-type="float" office:value="0.503628808799077" calcext:value-type="float">
            <text:p>0.503628808799077</text:p>
          </table:table-cell>
          <table:table-cell table:formula="of:=4/LN(2*[.A246]+1)-4/(LN(2*[.A246]+1))^2" office:value-type="float" office:value="0.540781915904911" calcext:value-type="float">
            <text:p>0.540781915904911</text:p>
          </table:table-cell>
          <table:table-cell/>
          <table:table-cell table:formula="of:=3.39/LN([.A246])" office:value-type="float" office:value="0.615313314812521" calcext:value-type="float">
            <text:p>0.615313314812521</text:p>
          </table:table-cell>
          <table:table-cell table:formula="of:=4/LN(2*[.A246]+1)" office:value-type="float" office:value="0.644687365815416" calcext:value-type="float">
            <text:p>0.644687365815416</text:p>
          </table:table-cell>
          <table:table-cell/>
          <table:table-cell table:formula="of:=LN([.A246])" office:value-type="float" office:value="5.50938833662798" calcext:value-type="float">
            <text:p>5.50938833662798</text:p>
          </table:table-cell>
          <table:table-cell table:formula="of:=LN(2*[.A246]+1)" office:value-type="float" office:value="6.20455776256869" calcext:value-type="float">
            <text:p>6.20455776256869</text:p>
          </table:table-cell>
          <table:table-cell table:formula="of:=[.M246]/[.N246]" office:value-type="float" office:value="0.887958263498717" calcext:value-type="float">
            <text:p>0.88795826349871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3.39*([.A247]/LN([.A247])))+1" office:value-type="float" office:value="153.485873801269" calcext:value-type="float">
            <text:p>153.485873801269</text:p>
          </table:table-cell>
          <table:table-cell table:formula="of:=2*((2*[.A247]+1)/(LN(2*[.A247]+1)))" office:value-type="float" office:value="160.100762946484" calcext:value-type="float">
            <text:p>160.100762946484</text:p>
          </table:table-cell>
          <table:table-cell table:formula="of:=[.C247]-[.B247]" office:value-type="float" office:value="6.61488914521519" calcext:value-type="float">
            <text:p>6.61488914521519</text:p>
          </table:table-cell>
          <table:table-cell table:formula="of:=SIGN([.D247])" office:value-type="float" office:value="1" calcext:value-type="float">
            <text:p>1</text:p>
          </table:table-cell>
          <table:table-cell/>
          <table:table-cell table:formula="of:=3.39/LN([.A247])-3.39/((LN([.A247]))^2)" office:value-type="float" office:value="0.503341520024244" calcext:value-type="float">
            <text:p>0.503341520024244</text:p>
          </table:table-cell>
          <table:table-cell table:formula="of:=4/LN(2*[.A247]+1)-4/(LN(2*[.A247]+1))^2" office:value-type="float" office:value="0.540498135990019" calcext:value-type="float">
            <text:p>0.540498135990019</text:p>
          </table:table-cell>
          <table:table-cell/>
          <table:table-cell table:formula="of:=3.39/LN([.A247])" office:value-type="float" office:value="0.614862394359954" calcext:value-type="float">
            <text:p>0.614862394359954</text:p>
          </table:table-cell>
          <table:table-cell table:formula="of:=4/LN(2*[.A247]+1)" office:value-type="float" office:value="0.644268663768546" calcext:value-type="float">
            <text:p>0.644268663768546</text:p>
          </table:table-cell>
          <table:table-cell/>
          <table:table-cell table:formula="of:=LN([.A247])" office:value-type="float" office:value="5.51342874616498" calcext:value-type="float">
            <text:p>5.51342874616498</text:p>
          </table:table-cell>
          <table:table-cell table:formula="of:=LN(2*[.A247]+1)" office:value-type="float" office:value="6.20859002609663" calcext:value-type="float">
            <text:p>6.20859002609663</text:p>
          </table:table-cell>
          <table:table-cell table:formula="of:=[.M247]/[.N247]" office:value-type="float" office:value="0.888032342768701" calcext:value-type="float">
            <text:p>0.88803234276870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3.39*([.A248]/LN([.A248])))+1" office:value-type="float" office:value="153.989072283854" calcext:value-type="float">
            <text:p>153.989072283854</text:p>
          </table:table-cell>
          <table:table-cell table:formula="of:=2*((2*[.A248]+1)/(LN(2*[.A248]+1)))" office:value-type="float" office:value="160.641119784253" calcext:value-type="float">
            <text:p>160.641119784253</text:p>
          </table:table-cell>
          <table:table-cell table:formula="of:=[.C248]-[.B248]" office:value-type="float" office:value="6.65204750039877" calcext:value-type="float">
            <text:p>6.65204750039877</text:p>
          </table:table-cell>
          <table:table-cell table:formula="of:=SIGN([.D248])" office:value-type="float" office:value="1" calcext:value-type="float">
            <text:p>1</text:p>
          </table:table-cell>
          <table:table-cell/>
          <table:table-cell table:formula="of:=3.39/LN([.A248])-3.39/((LN([.A248]))^2)" office:value-type="float" office:value="0.503055686594692" calcext:value-type="float">
            <text:p>0.503055686594692</text:p>
          </table:table-cell>
          <table:table-cell table:formula="of:=4/LN(2*[.A248]+1)-4/(LN(2*[.A248]+1))^2" office:value-type="float" office:value="0.540215774953296" calcext:value-type="float">
            <text:p>0.540215774953296</text:p>
          </table:table-cell>
          <table:table-cell/>
          <table:table-cell table:formula="of:=3.39/LN([.A248])" office:value-type="float" office:value="0.614413944915077" calcext:value-type="float">
            <text:p>0.614413944915077</text:p>
          </table:table-cell>
          <table:table-cell table:formula="of:=4/LN(2*[.A248]+1)" office:value-type="float" office:value="0.64385218350402" calcext:value-type="float">
            <text:p>0.64385218350402</text:p>
          </table:table-cell>
          <table:table-cell/>
          <table:table-cell table:formula="of:=LN([.A248])" office:value-type="float" office:value="5.51745289646471" calcext:value-type="float">
            <text:p>5.51745289646471</text:p>
          </table:table-cell>
          <table:table-cell table:formula="of:=LN(2*[.A248]+1)" office:value-type="float" office:value="6.21260609575152" calcext:value-type="float">
            <text:p>6.21260609575152</text:p>
          </table:table-cell>
          <table:table-cell table:formula="of:=[.M248]/[.N248]" office:value-type="float" office:value="0.888106023692345" calcext:value-type="float">
            <text:p>0.88810602369234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3.39*([.A249]/LN([.A249])))+1" office:value-type="float" office:value="154.491985655153" calcext:value-type="float">
            <text:p>154.491985655153</text:p>
          </table:table-cell>
          <table:table-cell table:formula="of:=2*((2*[.A249]+1)/(LN(2*[.A249]+1)))" office:value-type="float" office:value="161.181194965069" calcext:value-type="float">
            <text:p>161.181194965069</text:p>
          </table:table-cell>
          <table:table-cell table:formula="of:=[.C249]-[.B249]" office:value-type="float" office:value="6.68920930991644" calcext:value-type="float">
            <text:p>6.68920930991644</text:p>
          </table:table-cell>
          <table:table-cell table:formula="of:=SIGN([.D249])" office:value-type="float" office:value="1" calcext:value-type="float">
            <text:p>1</text:p>
          </table:table-cell>
          <table:table-cell/>
          <table:table-cell table:formula="of:=3.39/LN([.A249])-3.39/((LN([.A249]))^2)" office:value-type="float" office:value="0.502771295256073" calcext:value-type="float">
            <text:p>0.502771295256073</text:p>
          </table:table-cell>
          <table:table-cell table:formula="of:=4/LN(2*[.A249]+1)-4/(LN(2*[.A249]+1))^2" office:value-type="float" office:value="0.53993481995941" calcext:value-type="float">
            <text:p>0.53993481995941</text:p>
          </table:table-cell>
          <table:table-cell/>
          <table:table-cell table:formula="of:=3.39/LN([.A249])" office:value-type="float" office:value="0.613967942620612" calcext:value-type="float">
            <text:p>0.613967942620612</text:p>
          </table:table-cell>
          <table:table-cell table:formula="of:=4/LN(2*[.A249]+1)" office:value-type="float" office:value="0.643437904052174" calcext:value-type="float">
            <text:p>0.643437904052174</text:p>
          </table:table-cell>
          <table:table-cell/>
          <table:table-cell table:formula="of:=LN([.A249])" office:value-type="float" office:value="5.52146091786225" calcext:value-type="float">
            <text:p>5.52146091786225</text:p>
          </table:table-cell>
          <table:table-cell table:formula="of:=LN(2*[.A249]+1)" office:value-type="float" office:value="6.21660610108486" calcext:value-type="float">
            <text:p>6.21660610108486</text:p>
          </table:table-cell>
          <table:table-cell table:formula="of:=[.M249]/[.N249]" office:value-type="float" office:value="0.888179310073819" calcext:value-type="float">
            <text:p>0.88817931007381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3.39*([.A250]/LN([.A250])))+1" office:value-type="float" office:value="154.994615350701" calcext:value-type="float">
            <text:p>154.994615350701</text:p>
          </table:table-cell>
          <table:table-cell table:formula="of:=2*((2*[.A250]+1)/(LN(2*[.A250]+1)))" office:value-type="float" office:value="161.720989888628" calcext:value-type="float">
            <text:p>161.720989888628</text:p>
          </table:table-cell>
          <table:table-cell table:formula="of:=[.C250]-[.B250]" office:value-type="float" office:value="6.72637453792709" calcext:value-type="float">
            <text:p>6.72637453792709</text:p>
          </table:table-cell>
          <table:table-cell table:formula="of:=SIGN([.D250])" office:value-type="float" office:value="1" calcext:value-type="float">
            <text:p>1</text:p>
          </table:table-cell>
          <table:table-cell/>
          <table:table-cell table:formula="of:=3.39/LN([.A250])-3.39/((LN([.A250]))^2)" office:value-type="float" office:value="0.502488332927373" calcext:value-type="float">
            <text:p>0.502488332927373</text:p>
          </table:table-cell>
          <table:table-cell table:formula="of:=4/LN(2*[.A250]+1)-4/(LN(2*[.A250]+1))^2" office:value-type="float" office:value="0.539655258340226" calcext:value-type="float">
            <text:p>0.539655258340226</text:p>
          </table:table-cell>
          <table:table-cell/>
          <table:table-cell table:formula="of:=3.39/LN([.A250])" office:value-type="float" office:value="0.613524363947017" calcext:value-type="float">
            <text:p>0.613524363947017</text:p>
          </table:table-cell>
          <table:table-cell table:formula="of:=4/LN(2*[.A250]+1)" office:value-type="float" office:value="0.643025804726156" calcext:value-type="float">
            <text:p>0.643025804726156</text:p>
          </table:table-cell>
          <table:table-cell/>
          <table:table-cell table:formula="of:=LN([.A250])" office:value-type="float" office:value="5.52545293913178" calcext:value-type="float">
            <text:p>5.52545293913178</text:p>
          </table:table-cell>
          <table:table-cell table:formula="of:=LN(2*[.A250]+1)" office:value-type="float" office:value="6.22059017009974" calcext:value-type="float">
            <text:p>6.22059017009974</text:p>
          </table:table-cell>
          <table:table-cell table:formula="of:=[.M250]/[.N250]" office:value-type="float" office:value="0.88825220566543" calcext:value-type="float">
            <text:p>0.8882522056654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3.39*([.A251]/LN([.A251])))+1" office:value-type="float" office:value="155.496962793039" calcext:value-type="float">
            <text:p>155.496962793039</text:p>
          </table:table-cell>
          <table:table-cell table:formula="of:=2*((2*[.A251]+1)/(LN(2*[.A251]+1)))" office:value-type="float" office:value="162.260505942038" calcext:value-type="float">
            <text:p>162.260505942038</text:p>
          </table:table-cell>
          <table:table-cell table:formula="of:=[.C251]-[.B251]" office:value-type="float" office:value="6.76354314899942" calcext:value-type="float">
            <text:p>6.76354314899942</text:p>
          </table:table-cell>
          <table:table-cell table:formula="of:=SIGN([.D251])" office:value-type="float" office:value="1" calcext:value-type="float">
            <text:p>1</text:p>
          </table:table-cell>
          <table:table-cell/>
          <table:table-cell table:formula="of:=3.39/LN([.A251])-3.39/((LN([.A251]))^2)" office:value-type="float" office:value="0.502206786697959" calcext:value-type="float">
            <text:p>0.502206786697959</text:p>
          </table:table-cell>
          <table:table-cell table:formula="of:=4/LN(2*[.A251]+1)-4/(LN(2*[.A251]+1))^2" office:value-type="float" office:value="0.539377077591972" calcext:value-type="float">
            <text:p>0.539377077591972</text:p>
          </table:table-cell>
          <table:table-cell/>
          <table:table-cell table:formula="of:=3.39/LN([.A251])" office:value-type="float" office:value="0.613083185686663" calcext:value-type="float">
            <text:p>0.613083185686663</text:p>
          </table:table-cell>
          <table:table-cell table:formula="of:=4/LN(2*[.A251]+1)" office:value-type="float" office:value="0.642615865116984" calcext:value-type="float">
            <text:p>0.642615865116984</text:p>
          </table:table-cell>
          <table:table-cell/>
          <table:table-cell table:formula="of:=LN([.A251])" office:value-type="float" office:value="5.52942908751142" calcext:value-type="float">
            <text:p>5.52942908751142</text:p>
          </table:table-cell>
          <table:table-cell table:formula="of:=LN(2*[.A251]+1)" office:value-type="float" office:value="6.22455842927536" calcext:value-type="float">
            <text:p>6.22455842927536</text:p>
          </table:table-cell>
          <table:table-cell table:formula="of:=[.M251]/[.N251]" office:value-type="float" office:value="0.888324714168542" calcext:value-type="float">
            <text:p>0.88832471416854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3.39*([.A252]/LN([.A252])))+1" office:value-type="float" office:value="155.999029391881" calcext:value-type="float">
            <text:p>155.999029391881</text:p>
          </table:table-cell>
          <table:table-cell table:formula="of:=2*((2*[.A252]+1)/(LN(2*[.A252]+1)))" office:value-type="float" office:value="162.799744499987" calcext:value-type="float">
            <text:p>162.799744499987</text:p>
          </table:table-cell>
          <table:table-cell table:formula="of:=[.C252]-[.B252]" office:value-type="float" office:value="6.80071510810606" calcext:value-type="float">
            <text:p>6.80071510810606</text:p>
          </table:table-cell>
          <table:table-cell table:formula="of:=SIGN([.D252])" office:value-type="float" office:value="1" calcext:value-type="float">
            <text:p>1</text:p>
          </table:table-cell>
          <table:table-cell/>
          <table:table-cell table:formula="of:=3.39/LN([.A252])-3.39/((LN([.A252]))^2)" office:value-type="float" office:value="0.501926643824696" calcext:value-type="float">
            <text:p>0.501926643824696</text:p>
          </table:table-cell>
          <table:table-cell table:formula="of:=4/LN(2*[.A252]+1)-4/(LN(2*[.A252]+1))^2" office:value-type="float" office:value="0.53910026537246" calcext:value-type="float">
            <text:p>0.53910026537246</text:p>
          </table:table-cell>
          <table:table-cell/>
          <table:table-cell table:formula="of:=3.39/LN([.A252])" office:value-type="float" office:value="0.612644384948145" calcext:value-type="float">
            <text:p>0.612644384948145</text:p>
          </table:table-cell>
          <table:table-cell table:formula="of:=4/LN(2*[.A252]+1)" office:value-type="float" office:value="0.642208065088705" calcext:value-type="float">
            <text:p>0.642208065088705</text:p>
          </table:table-cell>
          <table:table-cell/>
          <table:table-cell table:formula="of:=LN([.A252])" office:value-type="float" office:value="5.53338948872752" calcext:value-type="float">
            <text:p>5.53338948872752</text:p>
          </table:table-cell>
          <table:table-cell table:formula="of:=LN(2*[.A252]+1)" office:value-type="float" office:value="6.22851100359118" calcext:value-type="float">
            <text:p>6.22851100359118</text:p>
          </table:table-cell>
          <table:table-cell table:formula="of:=[.M252]/[.N252]" office:value-type="float" office:value="0.888396839234469" calcext:value-type="float">
            <text:p>0.88839683923446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3.39*([.A253]/LN([.A253])))+1" office:value-type="float" office:value="156.500816544279" calcext:value-type="float">
            <text:p>156.500816544279</text:p>
          </table:table-cell>
          <table:table-cell table:formula="of:=2*((2*[.A253]+1)/(LN(2*[.A253]+1)))" office:value-type="float" office:value="163.338706924897" calcext:value-type="float">
            <text:p>163.338706924897</text:p>
          </table:table-cell>
          <table:table-cell table:formula="of:=[.C253]-[.B253]" office:value-type="float" office:value="6.83789038061758" calcext:value-type="float">
            <text:p>6.83789038061758</text:p>
          </table:table-cell>
          <table:table-cell table:formula="of:=SIGN([.D253])" office:value-type="float" office:value="1" calcext:value-type="float">
            <text:p>1</text:p>
          </table:table-cell>
          <table:table-cell/>
          <table:table-cell table:formula="of:=3.39/LN([.A253])-3.39/((LN([.A253]))^2)" office:value-type="float" office:value="0.501647891729126" calcext:value-type="float">
            <text:p>0.501647891729126</text:p>
          </table:table-cell>
          <table:table-cell table:formula="of:=4/LN(2*[.A253]+1)-4/(LN(2*[.A253]+1))^2" office:value-type="float" office:value="0.538824809498372" calcext:value-type="float">
            <text:p>0.538824809498372</text:p>
          </table:table-cell>
          <table:table-cell/>
          <table:table-cell table:formula="of:=3.39/LN([.A253])" office:value-type="float" office:value="0.612207939150705" calcext:value-type="float">
            <text:p>0.612207939150705</text:p>
          </table:table-cell>
          <table:table-cell table:formula="of:=4/LN(2*[.A253]+1)" office:value-type="float" office:value="0.641802384773661" calcext:value-type="float">
            <text:p>0.641802384773661</text:p>
          </table:table-cell>
          <table:table-cell/>
          <table:table-cell table:formula="of:=LN([.A253])" office:value-type="float" office:value="5.53733426701854" calcext:value-type="float">
            <text:p>5.53733426701854</text:p>
          </table:table-cell>
          <table:table-cell table:formula="of:=LN(2*[.A253]+1)" office:value-type="float" office:value="6.23244801655052" calcext:value-type="float">
            <text:p>6.23244801655052</text:p>
          </table:table-cell>
          <table:table-cell table:formula="of:=[.M253]/[.N253]" office:value-type="float" office:value="0.888468584465353" calcext:value-type="float">
            <text:p>0.88846858446535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3.39*([.A254]/LN([.A254])))+1" office:value-type="float" office:value="157.002325634791" calcext:value-type="float">
            <text:p>157.002325634791</text:p>
          </table:table-cell>
          <table:table-cell table:formula="of:=2*((2*[.A254]+1)/(LN(2*[.A254]+1)))" office:value-type="float" office:value="163.877394567088" calcext:value-type="float">
            <text:p>163.877394567088</text:p>
          </table:table-cell>
          <table:table-cell table:formula="of:=[.C254]-[.B254]" office:value-type="float" office:value="6.87506893229698" calcext:value-type="float">
            <text:p>6.87506893229698</text:p>
          </table:table-cell>
          <table:table-cell table:formula="of:=SIGN([.D254])" office:value-type="float" office:value="1" calcext:value-type="float">
            <text:p>1</text:p>
          </table:table-cell>
          <table:table-cell/>
          <table:table-cell table:formula="of:=3.39/LN([.A254])-3.39/((LN([.A254]))^2)" office:value-type="float" office:value="0.501370517994697" calcext:value-type="float">
            <text:p>0.501370517994697</text:p>
          </table:table-cell>
          <table:table-cell table:formula="of:=4/LN(2*[.A254]+1)-4/(LN(2*[.A254]+1))^2" office:value-type="float" office:value="0.538550697942589" calcext:value-type="float">
            <text:p>0.538550697942589</text:p>
          </table:table-cell>
          <table:table-cell/>
          <table:table-cell table:formula="of:=3.39/LN([.A254])" office:value-type="float" office:value="0.611773826018788" calcext:value-type="float">
            <text:p>0.611773826018788</text:p>
          </table:table-cell>
          <table:table-cell table:formula="of:=4/LN(2*[.A254]+1)" office:value-type="float" office:value="0.641398804567858" calcext:value-type="float">
            <text:p>0.641398804567858</text:p>
          </table:table-cell>
          <table:table-cell/>
          <table:table-cell table:formula="of:=LN([.A254])" office:value-type="float" office:value="5.54126354515843" calcext:value-type="float">
            <text:p>5.54126354515843</text:p>
          </table:table-cell>
          <table:table-cell table:formula="of:=LN(2*[.A254]+1)" office:value-type="float" office:value="6.2363695902037" calcext:value-type="float">
            <text:p>6.2363695902037</text:p>
          </table:table-cell>
          <table:table-cell table:formula="of:=[.M254]/[.N254]" office:value-type="float" office:value="0.888539953415017" calcext:value-type="float">
            <text:p>0.88853995341501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3.39*([.A255]/LN([.A255])))+1" office:value-type="float" office:value="157.503558035635" calcext:value-type="float">
            <text:p>157.503558035635</text:p>
          </table:table-cell>
          <table:table-cell table:formula="of:=2*((2*[.A255]+1)/(LN(2*[.A255]+1)))" office:value-type="float" office:value="164.415808764929" calcext:value-type="float">
            <text:p>164.415808764929</text:p>
          </table:table-cell>
          <table:table-cell table:formula="of:=[.C255]-[.B255]" office:value-type="float" office:value="6.91225072929376" calcext:value-type="float">
            <text:p>6.91225072929376</text:p>
          </table:table-cell>
          <table:table-cell table:formula="of:=SIGN([.D255])" office:value-type="float" office:value="1" calcext:value-type="float">
            <text:p>1</text:p>
          </table:table-cell>
          <table:table-cell/>
          <table:table-cell table:formula="of:=3.39/LN([.A255])-3.39/((LN([.A255]))^2)" office:value-type="float" office:value="0.501094510364058" calcext:value-type="float">
            <text:p>0.501094510364058</text:p>
          </table:table-cell>
          <table:table-cell table:formula="of:=4/LN(2*[.A255]+1)-4/(LN(2*[.A255]+1))^2" office:value-type="float" office:value="0.538277918831592" calcext:value-type="float">
            <text:p>0.538277918831592</text:p>
          </table:table-cell>
          <table:table-cell/>
          <table:table-cell table:formula="of:=3.39/LN([.A255])" office:value-type="float" office:value="0.611342023576698" calcext:value-type="float">
            <text:p>0.611342023576698</text:p>
          </table:table-cell>
          <table:table-cell table:formula="of:=4/LN(2*[.A255]+1)" office:value-type="float" office:value="0.640997305126427" calcext:value-type="float">
            <text:p>0.640997305126427</text:p>
          </table:table-cell>
          <table:table-cell/>
          <table:table-cell table:formula="of:=LN([.A255])" office:value-type="float" office:value="5.54517744447956" calcext:value-type="float">
            <text:p>5.54517744447956</text:p>
          </table:table-cell>
          <table:table-cell table:formula="of:=LN(2*[.A255]+1)" office:value-type="float" office:value="6.24027584517077" calcext:value-type="float">
            <text:p>6.24027584517077</text:p>
          </table:table-cell>
          <table:table-cell table:formula="of:=[.M255]/[.N255]" office:value-type="float" office:value="0.888610949589812" calcext:value-type="float">
            <text:p>0.88861094958981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(3.39*([.A256]/LN([.A256])))+1" office:value-type="float" office:value="158.004515106852" calcext:value-type="float">
            <text:p>158.004515106852</text:p>
          </table:table-cell>
          <table:table-cell table:formula="of:=2*((2*[.A256]+1)/(LN(2*[.A256]+1)))" office:value-type="float" office:value="164.95395084499" calcext:value-type="float">
            <text:p>164.95395084499</text:p>
          </table:table-cell>
          <table:table-cell table:formula="of:=[.C256]-[.B256]" office:value-type="float" office:value="6.94943573813856" calcext:value-type="float">
            <text:p>6.94943573813856</text:p>
          </table:table-cell>
          <table:table-cell table:formula="of:=SIGN([.D256])" office:value-type="float" office:value="1" calcext:value-type="float">
            <text:p>1</text:p>
          </table:table-cell>
          <table:table-cell/>
          <table:table-cell table:formula="of:=3.39/LN([.A256])-3.39/((LN([.A256]))^2)" office:value-type="float" office:value="0.5008198567364" calcext:value-type="float">
            <text:p>0.5008198567364</text:p>
          </table:table-cell>
          <table:table-cell table:formula="of:=4/LN(2*[.A256]+1)-4/(LN(2*[.A256]+1))^2" office:value-type="float" office:value="0.538006460442901" calcext:value-type="float">
            <text:p>0.538006460442901</text:p>
          </table:table-cell>
          <table:table-cell/>
          <table:table-cell table:formula="of:=3.39/LN([.A256])" office:value-type="float" office:value="0.610912510143391" calcext:value-type="float">
            <text:p>0.610912510143391</text:p>
          </table:table-cell>
          <table:table-cell table:formula="of:=4/LN(2*[.A256]+1)" office:value-type="float" office:value="0.640597867359185" calcext:value-type="float">
            <text:p>0.640597867359185</text:p>
          </table:table-cell>
          <table:table-cell/>
          <table:table-cell table:formula="of:=LN([.A256])" office:value-type="float" office:value="5.54907608489522" calcext:value-type="float">
            <text:p>5.54907608489522</text:p>
          </table:table-cell>
          <table:table-cell table:formula="of:=LN(2*[.A256]+1)" office:value-type="float" office:value="6.24416690066374" calcext:value-type="float">
            <text:p>6.24416690066374</text:p>
          </table:table-cell>
          <table:table-cell table:formula="of:=[.M256]/[.N256]" office:value-type="float" office:value="0.888681576449433" calcext:value-type="float">
            <text:p>0.88868157644943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3.39*([.A257]/LN([.A257])))+1" office:value-type="float" office:value="158.505198196458" calcext:value-type="float">
            <text:p>158.505198196458</text:p>
          </table:table-cell>
          <table:table-cell table:formula="of:=2*((2*[.A257]+1)/(LN(2*[.A257]+1)))" office:value-type="float" office:value="165.491822122196" calcext:value-type="float">
            <text:p>165.491822122196</text:p>
          </table:table-cell>
          <table:table-cell table:formula="of:=[.C257]-[.B257]" office:value-type="float" office:value="6.98662392573758" calcext:value-type="float">
            <text:p>6.98662392573758</text:p>
          </table:table-cell>
          <table:table-cell table:formula="of:=SIGN([.D257])" office:value-type="float" office:value="1" calcext:value-type="float">
            <text:p>1</text:p>
          </table:table-cell>
          <table:table-cell/>
          <table:table-cell table:formula="of:=3.39/LN([.A257])-3.39/((LN([.A257]))^2)" office:value-type="float" office:value="0.500546545164866" calcext:value-type="float">
            <text:p>0.500546545164866</text:p>
          </table:table-cell>
          <table:table-cell table:formula="of:=4/LN(2*[.A257]+1)-4/(LN(2*[.A257]+1))^2" office:value-type="float" office:value="0.537736311202577" calcext:value-type="float">
            <text:p>0.537736311202577</text:p>
          </table:table-cell>
          <table:table-cell/>
          <table:table-cell table:formula="of:=3.39/LN([.A257])" office:value-type="float" office:value="0.610485264327356" calcext:value-type="float">
            <text:p>0.610485264327356</text:p>
          </table:table-cell>
          <table:table-cell table:formula="of:=4/LN(2*[.A257]+1)" office:value-type="float" office:value="0.640200472426288" calcext:value-type="float">
            <text:p>0.640200472426288</text:p>
          </table:table-cell>
          <table:table-cell/>
          <table:table-cell table:formula="of:=LN([.A257])" office:value-type="float" office:value="5.55295958492162" calcext:value-type="float">
            <text:p>5.55295958492162</text:p>
          </table:table-cell>
          <table:table-cell table:formula="of:=LN(2*[.A257]+1)" office:value-type="float" office:value="6.24804287450843" calcext:value-type="float">
            <text:p>6.24804287450843</text:p>
          </table:table-cell>
          <table:table-cell table:formula="of:=[.M257]/[.N257]" office:value-type="float" office:value="0.888751837407726" calcext:value-type="float">
            <text:p>0.88875183740772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3.39*([.A258]/LN([.A258])))+1" office:value-type="float" office:value="159.0056086406" calcext:value-type="float">
            <text:p>159.0056086406</text:p>
          </table:table-cell>
          <table:table-cell table:formula="of:=2*((2*[.A258]+1)/(LN(2*[.A258]+1)))" office:value-type="float" office:value="166.029423899967" calcext:value-type="float">
            <text:p>166.029423899967</text:p>
          </table:table-cell>
          <table:table-cell table:formula="of:=[.C258]-[.B258]" office:value-type="float" office:value="7.02381525936733" calcext:value-type="float">
            <text:p>7.02381525936733</text:p>
          </table:table-cell>
          <table:table-cell table:formula="of:=SIGN([.D258])" office:value-type="float" office:value="1" calcext:value-type="float">
            <text:p>1</text:p>
          </table:table-cell>
          <table:table-cell/>
          <table:table-cell table:formula="of:=3.39/LN([.A258])-3.39/((LN([.A258]))^2)" office:value-type="float" office:value="0.500274563853995" calcext:value-type="float">
            <text:p>0.500274563853995</text:p>
          </table:table-cell>
          <table:table-cell table:formula="of:=4/LN(2*[.A258]+1)-4/(LN(2*[.A258]+1))^2" office:value-type="float" office:value="0.537467459682771" calcext:value-type="float">
            <text:p>0.537467459682771</text:p>
          </table:table-cell>
          <table:table-cell/>
          <table:table-cell table:formula="of:=3.39/LN([.A258])" office:value-type="float" office:value="0.610060265021621" calcext:value-type="float">
            <text:p>0.610060265021621</text:p>
          </table:table-cell>
          <table:table-cell table:formula="of:=4/LN(2*[.A258]+1)" office:value-type="float" office:value="0.639805101733977" calcext:value-type="float">
            <text:p>0.639805101733977</text:p>
          </table:table-cell>
          <table:table-cell/>
          <table:table-cell table:formula="of:=LN([.A258])" office:value-type="float" office:value="5.55682806169954" calcext:value-type="float">
            <text:p>5.55682806169954</text:p>
          </table:table-cell>
          <table:table-cell table:formula="of:=LN(2*[.A258]+1)" office:value-type="float" office:value="6.25190388316589" calcext:value-type="float">
            <text:p>6.25190388316589</text:p>
          </table:table-cell>
          <table:table-cell table:formula="of:=[.M258]/[.N258]" office:value-type="float" office:value="0.888821735833473" calcext:value-type="float">
            <text:p>0.88882173583347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3.39*([.A259]/LN([.A259])))+1" office:value-type="float" office:value="159.505747763702" calcext:value-type="float">
            <text:p>159.505747763702</text:p>
          </table:table-cell>
          <table:table-cell table:formula="of:=2*((2*[.A259]+1)/(LN(2*[.A259]+1)))" office:value-type="float" office:value="166.566757470372" calcext:value-type="float">
            <text:p>166.566757470372</text:p>
          </table:table-cell>
          <table:table-cell table:formula="of:=[.C259]-[.B259]" office:value-type="float" office:value="7.06100970666927" calcext:value-type="float">
            <text:p>7.06100970666927</text:p>
          </table:table-cell>
          <table:table-cell table:formula="of:=SIGN([.D259])" office:value-type="float" office:value="1" calcext:value-type="float">
            <text:p>1</text:p>
          </table:table-cell>
          <table:table-cell/>
          <table:table-cell table:formula="of:=3.39/LN([.A259])-3.39/((LN([.A259]))^2)" office:value-type="float" office:value="0.500003901157236" calcext:value-type="float">
            <text:p>0.500003901157236</text:p>
          </table:table-cell>
          <table:table-cell table:formula="of:=4/LN(2*[.A259]+1)-4/(LN(2*[.A259]+1))^2" office:value-type="float" office:value="0.537199894599319" calcext:value-type="float">
            <text:p>0.537199894599319</text:p>
          </table:table-cell>
          <table:table-cell/>
          <table:table-cell table:formula="of:=3.39/LN([.A259])" office:value-type="float" office:value="0.609637491398855" calcext:value-type="float">
            <text:p>0.609637491398855</text:p>
          </table:table-cell>
          <table:table-cell table:formula="of:=4/LN(2*[.A259]+1)" office:value-type="float" office:value="0.639411736930409" calcext:value-type="float">
            <text:p>0.639411736930409</text:p>
          </table:table-cell>
          <table:table-cell/>
          <table:table-cell table:formula="of:=LN([.A259])" office:value-type="float" office:value="5.56068163101553" calcext:value-type="float">
            <text:p>5.56068163101553</text:p>
          </table:table-cell>
          <table:table-cell table:formula="of:=LN(2*[.A259]+1)" office:value-type="float" office:value="6.25575004175337" calcext:value-type="float">
            <text:p>6.25575004175337</text:p>
          </table:table-cell>
          <table:table-cell table:formula="of:=[.M259]/[.N259]" office:value-type="float" office:value="0.888891275051165" calcext:value-type="float">
            <text:p>0.88889127505116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(3.39*([.A260]/LN([.A260])))+1" office:value-type="float" office:value="160.005616878617" calcext:value-type="float">
            <text:p>160.005616878617</text:p>
          </table:table-cell>
          <table:table-cell table:formula="of:=2*((2*[.A260]+1)/(LN(2*[.A260]+1)))" office:value-type="float" office:value="167.103824114262" calcext:value-type="float">
            <text:p>167.103824114262</text:p>
          </table:table-cell>
          <table:table-cell table:formula="of:=[.C260]-[.B260]" office:value-type="float" office:value="7.09820723564471" calcext:value-type="float">
            <text:p>7.09820723564471</text:p>
          </table:table-cell>
          <table:table-cell table:formula="of:=SIGN([.D260])" office:value-type="float" office:value="1" calcext:value-type="float">
            <text:p>1</text:p>
          </table:table-cell>
          <table:table-cell/>
          <table:table-cell table:formula="of:=3.39/LN([.A260])-3.39/((LN([.A260]))^2)" office:value-type="float" office:value="0.499734545574497" calcext:value-type="float">
            <text:p>0.499734545574497</text:p>
          </table:table-cell>
          <table:table-cell table:formula="of:=4/LN(2*[.A260]+1)-4/(LN(2*[.A260]+1))^2" office:value-type="float" office:value="0.536933604809391" calcext:value-type="float">
            <text:p>0.536933604809391</text:p>
          </table:table-cell>
          <table:table-cell/>
          <table:table-cell table:formula="of:=3.39/LN([.A260])" office:value-type="float" office:value="0.60921692290658" calcext:value-type="float">
            <text:p>0.60921692290658</text:p>
          </table:table-cell>
          <table:table-cell table:formula="of:=4/LN(2*[.A260]+1)" office:value-type="float" office:value="0.639020359901576" calcext:value-type="float">
            <text:p>0.639020359901576</text:p>
          </table:table-cell>
          <table:table-cell/>
          <table:table-cell table:formula="of:=LN([.A260])" office:value-type="float" office:value="5.56452040732269" calcext:value-type="float">
            <text:p>5.56452040732269</text:p>
          </table:table-cell>
          <table:table-cell table:formula="of:=LN(2*[.A260]+1)" office:value-type="float" office:value="6.25958146406492" calcext:value-type="float">
            <text:p>6.25958146406492</text:p>
          </table:table-cell>
          <table:table-cell table:formula="of:=[.M260]/[.N260]" office:value-type="float" office:value="0.888960458341753" calcext:value-type="float">
            <text:p>0.88896045834175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(3.39*([.A261]/LN([.A261])))+1" office:value-type="float" office:value="160.505217286769" calcext:value-type="float">
            <text:p>160.505217286769</text:p>
          </table:table-cell>
          <table:table-cell table:formula="of:=2*((2*[.A261]+1)/(LN(2*[.A261]+1)))" office:value-type="float" office:value="167.640625101419" calcext:value-type="float">
            <text:p>167.640625101419</text:p>
          </table:table-cell>
          <table:table-cell table:formula="of:=[.C261]-[.B261]" office:value-type="float" office:value="7.13540781464965" calcext:value-type="float">
            <text:p>7.13540781464965</text:p>
          </table:table-cell>
          <table:table-cell table:formula="of:=SIGN([.D261])" office:value-type="float" office:value="1" calcext:value-type="float">
            <text:p>1</text:p>
          </table:table-cell>
          <table:table-cell/>
          <table:table-cell table:formula="of:=3.39/LN([.A261])-3.39/((LN([.A261]))^2)" office:value-type="float" office:value="0.499466485749756" calcext:value-type="float">
            <text:p>0.499466485749756</text:p>
          </table:table-cell>
          <table:table-cell table:formula="of:=4/LN(2*[.A261]+1)-4/(LN(2*[.A261]+1))^2" office:value-type="float" office:value="0.536668579309189" calcext:value-type="float">
            <text:p>0.536668579309189</text:p>
          </table:table-cell>
          <table:table-cell/>
          <table:table-cell table:formula="of:=3.39/LN([.A261])" office:value-type="float" office:value="0.608798539262477" calcext:value-type="float">
            <text:p>0.608798539262477</text:p>
          </table:table-cell>
          <table:table-cell table:formula="of:=4/LN(2*[.A261]+1)" office:value-type="float" office:value="0.63863095276731" calcext:value-type="float">
            <text:p>0.63863095276731</text:p>
          </table:table-cell>
          <table:table-cell/>
          <table:table-cell table:formula="of:=LN([.A261])" office:value-type="float" office:value="5.5683445037611" calcext:value-type="float">
            <text:p>5.5683445037611</text:p>
          </table:table-cell>
          <table:table-cell table:formula="of:=LN(2*[.A261]+1)" office:value-type="float" office:value="6.26339826259162" calcext:value-type="float">
            <text:p>6.26339826259162</text:p>
          </table:table-cell>
          <table:table-cell table:formula="of:=[.M261]/[.N261]" office:value-type="float" office:value="0.88902928894339" calcext:value-type="float">
            <text:p>0.8890292889433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3.39*([.A262]/LN([.A262])))+1" office:value-type="float" office:value="161.004550278297" calcext:value-type="float">
            <text:p>161.004550278297</text:p>
          </table:table-cell>
          <table:table-cell table:formula="of:=2*((2*[.A262]+1)/(LN(2*[.A262]+1)))" office:value-type="float" office:value="168.177161690687" calcext:value-type="float">
            <text:p>168.177161690687</text:p>
          </table:table-cell>
          <table:table-cell table:formula="of:=[.C262]-[.B262]" office:value-type="float" office:value="7.17261141238996" calcext:value-type="float">
            <text:p>7.17261141238996</text:p>
          </table:table-cell>
          <table:table-cell table:formula="of:=SIGN([.D262])" office:value-type="float" office:value="1" calcext:value-type="float">
            <text:p>1</text:p>
          </table:table-cell>
          <table:table-cell/>
          <table:table-cell table:formula="of:=3.39/LN([.A262])-3.39/((LN([.A262]))^2)" office:value-type="float" office:value="0.499199710468711" calcext:value-type="float">
            <text:p>0.499199710468711</text:p>
          </table:table-cell>
          <table:table-cell table:formula="of:=4/LN(2*[.A262]+1)-4/(LN(2*[.A262]+1))^2" office:value-type="float" office:value="0.536404807231684" calcext:value-type="float">
            <text:p>0.536404807231684</text:p>
          </table:table-cell>
          <table:table-cell/>
          <table:table-cell table:formula="of:=3.39/LN([.A262])" office:value-type="float" office:value="0.608382320449797" calcext:value-type="float">
            <text:p>0.608382320449797</text:p>
          </table:table-cell>
          <table:table-cell table:formula="of:=4/LN(2*[.A262]+1)" office:value-type="float" office:value="0.638243497877368" calcext:value-type="float">
            <text:p>0.638243497877368</text:p>
          </table:table-cell>
          <table:table-cell/>
          <table:table-cell table:formula="of:=LN([.A262])" office:value-type="float" office:value="5.57215403217777" calcext:value-type="float">
            <text:p>5.57215403217777</text:p>
          </table:table-cell>
          <table:table-cell table:formula="of:=LN(2*[.A262]+1)" office:value-type="float" office:value="6.26720054854136" calcext:value-type="float">
            <text:p>6.26720054854136</text:p>
          </table:table-cell>
          <table:table-cell table:formula="of:=[.M262]/[.N262]" office:value-type="float" office:value="0.889097770052154" calcext:value-type="float">
            <text:p>0.88909777005215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3.39*([.A263]/LN([.A263])))+1" office:value-type="float" office:value="161.503617132195" calcext:value-type="float">
            <text:p>161.503617132195</text:p>
          </table:table-cell>
          <table:table-cell table:formula="of:=2*((2*[.A263]+1)/(LN(2*[.A263]+1)))" office:value-type="float" office:value="168.713435130111" calcext:value-type="float">
            <text:p>168.713435130111</text:p>
          </table:table-cell>
          <table:table-cell table:formula="of:=[.C263]-[.B263]" office:value-type="float" office:value="7.20981799791613" calcext:value-type="float">
            <text:p>7.20981799791613</text:p>
          </table:table-cell>
          <table:table-cell table:formula="of:=SIGN([.D263])" office:value-type="float" office:value="1" calcext:value-type="float">
            <text:p>1</text:p>
          </table:table-cell>
          <table:table-cell/>
          <table:table-cell table:formula="of:=3.39/LN([.A263])-3.39/((LN([.A263]))^2)" office:value-type="float" office:value="0.498934208656485" calcext:value-type="float">
            <text:p>0.498934208656485</text:p>
          </table:table-cell>
          <table:table-cell table:formula="of:=4/LN(2*[.A263]+1)-4/(LN(2*[.A263]+1))^2" office:value-type="float" office:value="0.536142277844401" calcext:value-type="float">
            <text:p>0.536142277844401</text:p>
          </table:table-cell>
          <table:table-cell/>
          <table:table-cell table:formula="of:=3.39/LN([.A263])" office:value-type="float" office:value="0.607968246712858" calcext:value-type="float">
            <text:p>0.607968246712858</text:p>
          </table:table-cell>
          <table:table-cell table:formula="of:=4/LN(2*[.A263]+1)" office:value-type="float" office:value="0.637857977807602" calcext:value-type="float">
            <text:p>0.637857977807602</text:p>
          </table:table-cell>
          <table:table-cell/>
          <table:table-cell table:formula="of:=LN([.A263])" office:value-type="float" office:value="5.57594910314632" calcext:value-type="float">
            <text:p>5.57594910314632</text:p>
          </table:table-cell>
          <table:table-cell table:formula="of:=LN(2*[.A263]+1)" office:value-type="float" office:value="6.2709884318583" calcext:value-type="float">
            <text:p>6.2709884318583</text:p>
          </table:table-cell>
          <table:table-cell table:formula="of:=[.M263]/[.N263]" office:value-type="float" office:value="0.889165904822755" calcext:value-type="float">
            <text:p>0.88916590482275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3.39*([.A264]/LN([.A264])))+1" office:value-type="float" office:value="162.002419116452" calcext:value-type="float">
            <text:p>162.002419116452</text:p>
          </table:table-cell>
          <table:table-cell table:formula="of:=2*((2*[.A264]+1)/(LN(2*[.A264]+1)))" office:value-type="float" office:value="169.249446657071" calcext:value-type="float">
            <text:p>169.249446657071</text:p>
          </table:table-cell>
          <table:table-cell table:formula="of:=[.C264]-[.B264]" office:value-type="float" office:value="7.24702754061886" calcext:value-type="float">
            <text:p>7.24702754061886</text:p>
          </table:table-cell>
          <table:table-cell table:formula="of:=SIGN([.D264])" office:value-type="float" office:value="1" calcext:value-type="float">
            <text:p>1</text:p>
          </table:table-cell>
          <table:table-cell/>
          <table:table-cell table:formula="of:=3.39/LN([.A264])-3.39/((LN([.A264]))^2)" office:value-type="float" office:value="0.498669969375364" calcext:value-type="float">
            <text:p>0.498669969375364</text:p>
          </table:table-cell>
          <table:table-cell table:formula="of:=4/LN(2*[.A264]+1)-4/(LN(2*[.A264]+1))^2" office:value-type="float" office:value="0.535880980547254" calcext:value-type="float">
            <text:p>0.535880980547254</text:p>
          </table:table-cell>
          <table:table-cell/>
          <table:table-cell table:formula="of:=3.39/LN([.A264])" office:value-type="float" office:value="0.607556298552648" calcext:value-type="float">
            <text:p>0.607556298552648</text:p>
          </table:table-cell>
          <table:table-cell table:formula="of:=4/LN(2*[.A264]+1)" office:value-type="float" office:value="0.637474375356198" calcext:value-type="float">
            <text:p>0.637474375356198</text:p>
          </table:table-cell>
          <table:table-cell/>
          <table:table-cell table:formula="of:=LN([.A264])" office:value-type="float" office:value="5.57972982598622" calcext:value-type="float">
            <text:p>5.57972982598622</text:p>
          </table:table-cell>
          <table:table-cell table:formula="of:=LN(2*[.A264]+1)" office:value-type="float" office:value="6.27476202124194" calcext:value-type="float">
            <text:p>6.27476202124194</text:p>
          </table:table-cell>
          <table:table-cell table:formula="of:=[.M264]/[.N264]" office:value-type="float" office:value="0.889233696369229" calcext:value-type="float">
            <text:p>0.88923369636922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(3.39*([.A265]/LN([.A265])))+1" office:value-type="float" office:value="162.500957488187" calcext:value-type="float">
            <text:p>162.500957488187</text:p>
          </table:table-cell>
          <table:table-cell table:formula="of:=2*((2*[.A265]+1)/(LN(2*[.A265]+1)))" office:value-type="float" office:value="169.785197498411" calcext:value-type="float">
            <text:p>169.785197498411</text:p>
          </table:table-cell>
          <table:table-cell table:formula="of:=[.C265]-[.B265]" office:value-type="float" office:value="7.28424001022398" calcext:value-type="float">
            <text:p>7.28424001022398</text:p>
          </table:table-cell>
          <table:table-cell table:formula="of:=SIGN([.D265])" office:value-type="float" office:value="1" calcext:value-type="float">
            <text:p>1</text:p>
          </table:table-cell>
          <table:table-cell/>
          <table:table-cell table:formula="of:=3.39/LN([.A265])-3.39/((LN([.A265]))^2)" office:value-type="float" office:value="0.498406981822596" calcext:value-type="float">
            <text:p>0.498406981822596</text:p>
          </table:table-cell>
          <table:table-cell table:formula="of:=4/LN(2*[.A265]+1)-4/(LN(2*[.A265]+1))^2" office:value-type="float" office:value="0.535620904870415" calcext:value-type="float">
            <text:p>0.535620904870415</text:p>
          </table:table-cell>
          <table:table-cell/>
          <table:table-cell table:formula="of:=3.39/LN([.A265])" office:value-type="float" office:value="0.607146456722506" calcext:value-type="float">
            <text:p>0.607146456722506</text:p>
          </table:table-cell>
          <table:table-cell table:formula="of:=4/LN(2*[.A265]+1)" office:value-type="float" office:value="0.637092673540002" calcext:value-type="float">
            <text:p>0.637092673540002</text:p>
          </table:table-cell>
          <table:table-cell/>
          <table:table-cell table:formula="of:=LN([.A265])" office:value-type="float" office:value="5.5834963087817" calcext:value-type="float">
            <text:p>5.5834963087817</text:p>
          </table:table-cell>
          <table:table-cell table:formula="of:=LN(2*[.A265]+1)" office:value-type="float" office:value="6.27852142416584" calcext:value-type="float">
            <text:p>6.27852142416584</text:p>
          </table:table-cell>
          <table:table-cell table:formula="of:=[.M265]/[.N265]" office:value-type="float" office:value="0.889301147765617" calcext:value-type="float">
            <text:p>0.88930114776561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(3.39*([.A266]/LN([.A266])))+1" office:value-type="float" office:value="162.999233493782" calcext:value-type="float">
            <text:p>162.999233493782</text:p>
          </table:table-cell>
          <table:table-cell table:formula="of:=2*((2*[.A266]+1)/(LN(2*[.A266]+1)))" office:value-type="float" office:value="170.32068887057" calcext:value-type="float">
            <text:p>170.32068887057</text:p>
          </table:table-cell>
          <table:table-cell table:formula="of:=[.C266]-[.B266]" office:value-type="float" office:value="7.32145537678801" calcext:value-type="float">
            <text:p>7.32145537678801</text:p>
          </table:table-cell>
          <table:table-cell table:formula="of:=SIGN([.D266])" office:value-type="float" office:value="1" calcext:value-type="float">
            <text:p>1</text:p>
          </table:table-cell>
          <table:table-cell/>
          <table:table-cell table:formula="of:=3.39/LN([.A266])-3.39/((LN([.A266]))^2)" office:value-type="float" office:value="0.498145235328225" calcext:value-type="float">
            <text:p>0.498145235328225</text:p>
          </table:table-cell>
          <table:table-cell table:formula="of:=4/LN(2*[.A266]+1)-4/(LN(2*[.A266]+1))^2" office:value-type="float" office:value="0.53536204047223" calcext:value-type="float">
            <text:p>0.53536204047223</text:p>
          </table:table-cell>
          <table:table-cell/>
          <table:table-cell table:formula="of:=3.39/LN([.A266])" office:value-type="float" office:value="0.606738702223901" calcext:value-type="float">
            <text:p>0.606738702223901</text:p>
          </table:table-cell>
          <table:table-cell table:formula="of:=4/LN(2*[.A266]+1)" office:value-type="float" office:value="0.636712855590914" calcext:value-type="float">
            <text:p>0.636712855590914</text:p>
          </table:table-cell>
          <table:table-cell/>
          <table:table-cell table:formula="of:=LN([.A266])" office:value-type="float" office:value="5.58724865840025" calcext:value-type="float">
            <text:p>5.58724865840025</text:p>
          </table:table-cell>
          <table:table-cell table:formula="of:=LN(2*[.A266]+1)" office:value-type="float" office:value="6.28226674689601" calcext:value-type="float">
            <text:p>6.28226674689601</text:p>
          </table:table-cell>
          <table:table-cell table:formula="of:=[.M266]/[.N266]" office:value-type="float" office:value="0.889368262046632" calcext:value-type="float">
            <text:p>0.88936826204663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3.39*([.A267]/LN([.A267])))+1" office:value-type="float" office:value="163.497248369015" calcext:value-type="float">
            <text:p>163.497248369015</text:p>
          </table:table-cell>
          <table:table-cell table:formula="of:=2*((2*[.A267]+1)/(LN(2*[.A267]+1)))" office:value-type="float" office:value="170.855921979708" calcext:value-type="float">
            <text:p>170.855921979708</text:p>
          </table:table-cell>
          <table:table-cell table:formula="of:=[.C267]-[.B267]" office:value-type="float" office:value="7.35867361069336" calcext:value-type="float">
            <text:p>7.35867361069336</text:p>
          </table:table-cell>
          <table:table-cell table:formula="of:=SIGN([.D267])" office:value-type="float" office:value="1" calcext:value-type="float">
            <text:p>1</text:p>
          </table:table-cell>
          <table:table-cell/>
          <table:table-cell table:formula="of:=3.39/LN([.A267])-3.39/((LN([.A267]))^2)" office:value-type="float" office:value="0.497884719352961" calcext:value-type="float">
            <text:p>0.497884719352961</text:p>
          </table:table-cell>
          <table:table-cell table:formula="of:=4/LN(2*[.A267]+1)-4/(LN(2*[.A267]+1))^2" office:value-type="float" office:value="0.535104377137176" calcext:value-type="float">
            <text:p>0.535104377137176</text:p>
          </table:table-cell>
          <table:table-cell/>
          <table:table-cell table:formula="of:=3.39/LN([.A267])" office:value-type="float" office:value="0.606333016302294" calcext:value-type="float">
            <text:p>0.606333016302294</text:p>
          </table:table-cell>
          <table:table-cell table:formula="of:=4/LN(2*[.A267]+1)" office:value-type="float" office:value="0.636334904952358" calcext:value-type="float">
            <text:p>0.636334904952358</text:p>
          </table:table-cell>
          <table:table-cell/>
          <table:table-cell table:formula="of:=LN([.A267])" office:value-type="float" office:value="5.59098698051086" calcext:value-type="float">
            <text:p>5.59098698051086</text:p>
          </table:table-cell>
          <table:table-cell table:formula="of:=LN(2*[.A267]+1)" office:value-type="float" office:value="6.28599809450887" calcext:value-type="float">
            <text:p>6.28599809450887</text:p>
          </table:table-cell>
          <table:table-cell table:formula="of:=[.M267]/[.N267]" office:value-type="float" office:value="0.889435042208311" calcext:value-type="float">
            <text:p>0.88943504220831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3.39*([.A268]/LN([.A268])))+1" office:value-type="float" office:value="163.995003339189" calcext:value-type="float">
            <text:p>163.995003339189</text:p>
          </table:table-cell>
          <table:table-cell table:formula="of:=2*((2*[.A268]+1)/(LN(2*[.A268]+1)))" office:value-type="float" office:value="171.390898021833" calcext:value-type="float">
            <text:p>171.390898021833</text:p>
          </table:table-cell>
          <table:table-cell table:formula="of:=[.C268]-[.B268]" office:value-type="float" office:value="7.39589468264424" calcext:value-type="float">
            <text:p>7.39589468264424</text:p>
          </table:table-cell>
          <table:table-cell table:formula="of:=SIGN([.D268])" office:value-type="float" office:value="1" calcext:value-type="float">
            <text:p>1</text:p>
          </table:table-cell>
          <table:table-cell/>
          <table:table-cell table:formula="of:=3.39/LN([.A268])-3.39/((LN([.A268]))^2)" office:value-type="float" office:value="0.497625423486109" calcext:value-type="float">
            <text:p>0.497625423486109</text:p>
          </table:table-cell>
          <table:table-cell table:formula="of:=4/LN(2*[.A268]+1)-4/(LN(2*[.A268]+1))^2" office:value-type="float" office:value="0.534847904773857" calcext:value-type="float">
            <text:p>0.534847904773857</text:p>
          </table:table-cell>
          <table:table-cell/>
          <table:table-cell table:formula="of:=3.39/LN([.A268])" office:value-type="float" office:value="0.605929380443081" calcext:value-type="float">
            <text:p>0.605929380443081</text:p>
          </table:table-cell>
          <table:table-cell table:formula="of:=4/LN(2*[.A268]+1)" office:value-type="float" office:value="0.635958805275819" calcext:value-type="float">
            <text:p>0.635958805275819</text:p>
          </table:table-cell>
          <table:table-cell/>
          <table:table-cell table:formula="of:=LN([.A268])" office:value-type="float" office:value="5.59471137960184" calcext:value-type="float">
            <text:p>5.59471137960184</text:p>
          </table:table-cell>
          <table:table-cell table:formula="of:=LN(2*[.A268]+1)" office:value-type="float" office:value="6.289715570909" calcext:value-type="float">
            <text:p>6.289715570909</text:p>
          </table:table-cell>
          <table:table-cell table:formula="of:=[.M268]/[.N268]" office:value-type="float" office:value="0.889501491208653" calcext:value-type="float">
            <text:p>0.88950149120865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3.39*([.A269]/LN([.A269])))+1" office:value-type="float" office:value="164.49249961926" calcext:value-type="float">
            <text:p>164.49249961926</text:p>
          </table:table-cell>
          <table:table-cell table:formula="of:=2*((2*[.A269]+1)/(LN(2*[.A269]+1)))" office:value-type="float" office:value="171.925618182922" calcext:value-type="float">
            <text:p>171.925618182922</text:p>
          </table:table-cell>
          <table:table-cell table:formula="of:=[.C269]-[.B269]" office:value-type="float" office:value="7.43311856366168" calcext:value-type="float">
            <text:p>7.43311856366168</text:p>
          </table:table-cell>
          <table:table-cell table:formula="of:=SIGN([.D269])" office:value-type="float" office:value="1" calcext:value-type="float">
            <text:p>1</text:p>
          </table:table-cell>
          <table:table-cell/>
          <table:table-cell table:formula="of:=3.39/LN([.A269])-3.39/((LN([.A269]))^2)" office:value-type="float" office:value="0.497367337443522" calcext:value-type="float">
            <text:p>0.497367337443522</text:p>
          </table:table-cell>
          <table:table-cell table:formula="of:=4/LN(2*[.A269]+1)-4/(LN(2*[.A269]+1))^2" office:value-type="float" office:value="0.534592613413039" calcext:value-type="float">
            <text:p>0.534592613413039</text:p>
          </table:table-cell>
          <table:table-cell/>
          <table:table-cell table:formula="of:=3.39/LN([.A269])" office:value-type="float" office:value="0.605527776367631" calcext:value-type="float">
            <text:p>0.605527776367631</text:p>
          </table:table-cell>
          <table:table-cell table:formula="of:=4/LN(2*[.A269]+1)" office:value-type="float" office:value="0.635584540417456" calcext:value-type="float">
            <text:p>0.635584540417456</text:p>
          </table:table-cell>
          <table:table-cell/>
          <table:table-cell table:formula="of:=LN([.A269])" office:value-type="float" office:value="5.59842195899838" calcext:value-type="float">
            <text:p>5.59842195899838</text:p>
          </table:table-cell>
          <table:table-cell table:formula="of:=LN(2*[.A269]+1)" office:value-type="float" office:value="6.29341927884648" calcext:value-type="float">
            <text:p>6.29341927884648</text:p>
          </table:table-cell>
          <table:table-cell table:formula="of:=[.M269]/[.N269]" office:value-type="float" office:value="0.889567611968244" calcext:value-type="float">
            <text:p>0.88956761196824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(3.39*([.A270]/LN([.A270])))+1" office:value-type="float" office:value="164.989738413963" calcext:value-type="float">
            <text:p>164.989738413963</text:p>
          </table:table-cell>
          <table:table-cell table:formula="of:=2*((2*[.A270]+1)/(LN(2*[.A270]+1)))" office:value-type="float" office:value="172.460083639042" calcext:value-type="float">
            <text:p>172.460083639042</text:p>
          </table:table-cell>
          <table:table-cell table:formula="of:=[.C270]-[.B270]" office:value-type="float" office:value="7.4703452250796" calcext:value-type="float">
            <text:p>7.4703452250796</text:p>
          </table:table-cell>
          <table:table-cell table:formula="of:=SIGN([.D270])" office:value-type="float" office:value="1" calcext:value-type="float">
            <text:p>1</text:p>
          </table:table-cell>
          <table:table-cell/>
          <table:table-cell table:formula="of:=3.39/LN([.A270])-3.39/((LN([.A270]))^2)" office:value-type="float" office:value="0.497110451065604" calcext:value-type="float">
            <text:p>0.497110451065604</text:p>
          </table:table-cell>
          <table:table-cell table:formula="of:=4/LN(2*[.A270]+1)-4/(LN(2*[.A270]+1))^2" office:value-type="float" office:value="0.534338493205724" calcext:value-type="float">
            <text:p>0.534338493205724</text:p>
          </table:table-cell>
          <table:table-cell/>
          <table:table-cell table:formula="of:=3.39/LN([.A270])" office:value-type="float" office:value="0.605128186029383" calcext:value-type="float">
            <text:p>0.605128186029383</text:p>
          </table:table-cell>
          <table:table-cell table:formula="of:=4/LN(2*[.A270]+1)" office:value-type="float" office:value="0.635212094434779" calcext:value-type="float">
            <text:p>0.635212094434779</text:p>
          </table:table-cell>
          <table:table-cell/>
          <table:table-cell table:formula="of:=LN([.A270])" office:value-type="float" office:value="5.6021188208797" calcext:value-type="float">
            <text:p>5.6021188208797</text:p>
          </table:table-cell>
          <table:table-cell table:formula="of:=LN(2*[.A270]+1)" office:value-type="float" office:value="6.29710931993394" calcext:value-type="float">
            <text:p>6.29710931993394</text:p>
          </table:table-cell>
          <table:table-cell table:formula="of:=[.M270]/[.N270]" office:value-type="float" office:value="0.889633407370872" calcext:value-type="float">
            <text:p>0.88963340737087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3.39*([.A271]/LN([.A271])))+1" office:value-type="float" office:value="165.486720917933" calcext:value-type="float">
            <text:p>165.486720917933</text:p>
          </table:table-cell>
          <table:table-cell table:formula="of:=2*((2*[.A271]+1)/(LN(2*[.A271]+1)))" office:value-type="float" office:value="172.994295556473" calcext:value-type="float">
            <text:p>172.994295556473</text:p>
          </table:table-cell>
          <table:table-cell table:formula="of:=[.C271]-[.B271]" office:value-type="float" office:value="7.50757463854035" calcext:value-type="float">
            <text:p>7.50757463854035</text:p>
          </table:table-cell>
          <table:table-cell table:formula="of:=SIGN([.D271])" office:value-type="float" office:value="1" calcext:value-type="float">
            <text:p>1</text:p>
          </table:table-cell>
          <table:table-cell/>
          <table:table-cell table:formula="of:=3.39/LN([.A271])-3.39/((LN([.A271]))^2)" office:value-type="float" office:value="0.496854754315345" calcext:value-type="float">
            <text:p>0.496854754315345</text:p>
          </table:table-cell>
          <table:table-cell table:formula="of:=4/LN(2*[.A271]+1)-4/(LN(2*[.A271]+1))^2" office:value-type="float" office:value="0.534085534421262" calcext:value-type="float">
            <text:p>0.534085534421262</text:p>
          </table:table-cell>
          <table:table-cell/>
          <table:table-cell table:formula="of:=3.39/LN([.A271])" office:value-type="float" office:value="0.604730591610046" calcext:value-type="float">
            <text:p>0.604730591610046</text:p>
          </table:table-cell>
          <table:table-cell table:formula="of:=4/LN(2*[.A271]+1)" office:value-type="float" office:value="0.634841451583387" calcext:value-type="float">
            <text:p>0.634841451583387</text:p>
          </table:table-cell>
          <table:table-cell/>
          <table:table-cell table:formula="of:=LN([.A271])" office:value-type="float" office:value="5.605802066296" calcext:value-type="float">
            <text:p>5.605802066296</text:p>
          </table:table-cell>
          <table:table-cell table:formula="of:=LN(2*[.A271]+1)" office:value-type="float" office:value="6.30078579466324" calcext:value-type="float">
            <text:p>6.30078579466324</text:p>
          </table:table-cell>
          <table:table-cell table:formula="of:=[.M271]/[.N271]" office:value-type="float" office:value="0.889698880264126" calcext:value-type="float">
            <text:p>0.88969888026412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3.39*([.A272]/LN([.A272])))+1" office:value-type="float" office:value="165.983448315829" calcext:value-type="float">
            <text:p>165.983448315829</text:p>
          </table:table-cell>
          <table:table-cell table:formula="of:=2*((2*[.A272]+1)/(LN(2*[.A272]+1)))" office:value-type="float" office:value="173.52825509182" calcext:value-type="float">
            <text:p>173.52825509182</text:p>
          </table:table-cell>
          <table:table-cell table:formula="of:=[.C272]-[.B272]" office:value-type="float" office:value="7.54480677599059" calcext:value-type="float">
            <text:p>7.54480677599059</text:p>
          </table:table-cell>
          <table:table-cell table:formula="of:=SIGN([.D272])" office:value-type="float" office:value="1" calcext:value-type="float">
            <text:p>1</text:p>
          </table:table-cell>
          <table:table-cell/>
          <table:table-cell table:formula="of:=3.39/LN([.A272])-3.39/((LN([.A272]))^2)" office:value-type="float" office:value="0.496600237276403" calcext:value-type="float">
            <text:p>0.496600237276403</text:p>
          </table:table-cell>
          <table:table-cell table:formula="of:=4/LN(2*[.A272]+1)-4/(LN(2*[.A272]+1))^2" office:value-type="float" office:value="0.533833727445496" calcext:value-type="float">
            <text:p>0.533833727445496</text:p>
          </table:table-cell>
          <table:table-cell/>
          <table:table-cell table:formula="of:=3.39/LN([.A272])" office:value-type="float" office:value="0.604334975515858" calcext:value-type="float">
            <text:p>0.604334975515858</text:p>
          </table:table-cell>
          <table:table-cell table:formula="of:=4/LN(2*[.A272]+1)" office:value-type="float" office:value="0.634472596313784" calcext:value-type="float">
            <text:p>0.634472596313784</text:p>
          </table:table-cell>
          <table:table-cell/>
          <table:table-cell table:formula="of:=LN([.A272])" office:value-type="float" office:value="5.60947179518496" calcext:value-type="float">
            <text:p>5.60947179518496</text:p>
          </table:table-cell>
          <table:table-cell table:formula="of:=LN(2*[.A272]+1)" office:value-type="float" office:value="6.30444880242198" calcext:value-type="float">
            <text:p>6.30444880242198</text:p>
          </table:table-cell>
          <table:table-cell table:formula="of:=[.M272]/[.N272]" office:value-type="float" office:value="0.889764033459986" calcext:value-type="float">
            <text:p>0.88976403345998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3.39*([.A273]/LN([.A273])))+1" office:value-type="float" office:value="166.479921782455" calcext:value-type="float">
            <text:p>166.479921782455</text:p>
          </table:table-cell>
          <table:table-cell table:formula="of:=2*((2*[.A273]+1)/(LN(2*[.A273]+1)))" office:value-type="float" office:value="174.061963392133" calcext:value-type="float">
            <text:p>174.061963392133</text:p>
          </table:table-cell>
          <table:table-cell table:formula="of:=[.C273]-[.B273]" office:value-type="float" office:value="7.58204160967708" calcext:value-type="float">
            <text:p>7.58204160967708</text:p>
          </table:table-cell>
          <table:table-cell table:formula="of:=SIGN([.D273])" office:value-type="float" office:value="1" calcext:value-type="float">
            <text:p>1</text:p>
          </table:table-cell>
          <table:table-cell/>
          <table:table-cell table:formula="of:=3.39/LN([.A273])-3.39/((LN([.A273]))^2)" office:value-type="float" office:value="0.496346890151211" calcext:value-type="float">
            <text:p>0.496346890151211</text:p>
          </table:table-cell>
          <table:table-cell table:formula="of:=4/LN(2*[.A273]+1)-4/(LN(2*[.A273]+1))^2" office:value-type="float" office:value="0.533583062778947" calcext:value-type="float">
            <text:p>0.533583062778947</text:p>
          </table:table-cell>
          <table:table-cell/>
          <table:table-cell table:formula="of:=3.39/LN([.A273])" office:value-type="float" office:value="0.603941320373925" calcext:value-type="float">
            <text:p>0.603941320373925</text:p>
          </table:table-cell>
          <table:table-cell table:formula="of:=4/LN(2*[.A273]+1)" office:value-type="float" office:value="0.634105513268242" calcext:value-type="float">
            <text:p>0.634105513268242</text:p>
          </table:table-cell>
          <table:table-cell/>
          <table:table-cell table:formula="of:=LN([.A273])" office:value-type="float" office:value="5.61312810638807" calcext:value-type="float">
            <text:p>5.61312810638807</text:p>
          </table:table-cell>
          <table:table-cell table:formula="of:=LN(2*[.A273]+1)" office:value-type="float" office:value="6.30809844150953" calcext:value-type="float">
            <text:p>6.30809844150953</text:p>
          </table:table-cell>
          <table:table-cell table:formula="of:=[.M273]/[.N273]" office:value-type="float" office:value="0.889828869735401" calcext:value-type="float">
            <text:p>0.88982886973540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3.39*([.A274]/LN([.A274])))+1" office:value-type="float" office:value="166.976142482875" calcext:value-type="float">
            <text:p>166.976142482875</text:p>
          </table:table-cell>
          <table:table-cell table:formula="of:=2*((2*[.A274]+1)/(LN(2*[.A274]+1)))" office:value-type="float" office:value="174.595421595017" calcext:value-type="float">
            <text:p>174.595421595017</text:p>
          </table:table-cell>
          <table:table-cell table:formula="of:=[.C274]-[.B274]" office:value-type="float" office:value="7.61927911214261" calcext:value-type="float">
            <text:p>7.61927911214261</text:p>
          </table:table-cell>
          <table:table-cell table:formula="of:=SIGN([.D274])" office:value-type="float" office:value="1" calcext:value-type="float">
            <text:p>1</text:p>
          </table:table-cell>
          <table:table-cell/>
          <table:table-cell table:formula="of:=3.39/LN([.A274])-3.39/((LN([.A274]))^2)" office:value-type="float" office:value="0.496094703259131" calcext:value-type="float">
            <text:p>0.496094703259131</text:p>
          </table:table-cell>
          <table:table-cell table:formula="of:=4/LN(2*[.A274]+1)-4/(LN(2*[.A274]+1))^2" office:value-type="float" office:value="0.533333531035034" calcext:value-type="float">
            <text:p>0.533333531035034</text:p>
          </table:table-cell>
          <table:table-cell/>
          <table:table-cell table:formula="of:=3.39/LN([.A274])" office:value-type="float" office:value="0.603549609028636" calcext:value-type="float">
            <text:p>0.603549609028636</text:p>
          </table:table-cell>
          <table:table-cell table:formula="of:=4/LN(2*[.A274]+1)" office:value-type="float" office:value="0.63374018727774" calcext:value-type="float">
            <text:p>0.63374018727774</text:p>
          </table:table-cell>
          <table:table-cell/>
          <table:table-cell table:formula="of:=LN([.A274])" office:value-type="float" office:value="5.61677109766657" calcext:value-type="float">
            <text:p>5.61677109766657</text:p>
          </table:table-cell>
          <table:table-cell table:formula="of:=LN(2*[.A274]+1)" office:value-type="float" office:value="6.31173480915292" calcext:value-type="float">
            <text:p>6.31173480915292</text:p>
          </table:table-cell>
          <table:table-cell table:formula="of:=[.M274]/[.N274]" office:value-type="float" office:value="0.889893391832853" calcext:value-type="float">
            <text:p>0.88989339183285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3.39*([.A275]/LN([.A275])))+1" office:value-type="float" office:value="167.472111572528" calcext:value-type="float">
            <text:p>167.472111572528</text:p>
          </table:table-cell>
          <table:table-cell table:formula="of:=2*((2*[.A275]+1)/(LN(2*[.A275]+1)))" office:value-type="float" office:value="175.12863082875" calcext:value-type="float">
            <text:p>175.12863082875</text:p>
          </table:table-cell>
          <table:table-cell table:formula="of:=[.C275]-[.B275]" office:value-type="float" office:value="7.65651925622211" calcext:value-type="float">
            <text:p>7.65651925622211</text:p>
          </table:table-cell>
          <table:table-cell table:formula="of:=SIGN([.D275])" office:value-type="float" office:value="1" calcext:value-type="float">
            <text:p>1</text:p>
          </table:table-cell>
          <table:table-cell/>
          <table:table-cell table:formula="of:=3.39/LN([.A275])-3.39/((LN([.A275]))^2)" office:value-type="float" office:value="0.49584366703464" calcext:value-type="float">
            <text:p>0.49584366703464</text:p>
          </table:table-cell>
          <table:table-cell table:formula="of:=4/LN(2*[.A275]+1)-4/(LN(2*[.A275]+1))^2" office:value-type="float" office:value="0.533085122938322" calcext:value-type="float">
            <text:p>0.533085122938322</text:p>
          </table:table-cell>
          <table:table-cell/>
          <table:table-cell table:formula="of:=3.39/LN([.A275])" office:value-type="float" office:value="0.603159824538146" calcext:value-type="float">
            <text:p>0.603159824538146</text:p>
          </table:table-cell>
          <table:table-cell table:formula="of:=4/LN(2*[.A275]+1)" office:value-type="float" office:value="0.633376603358953" calcext:value-type="float">
            <text:p>0.633376603358953</text:p>
          </table:table-cell>
          <table:table-cell/>
          <table:table-cell table:formula="of:=LN([.A275])" office:value-type="float" office:value="5.62040086571715" calcext:value-type="float">
            <text:p>5.62040086571715</text:p>
          </table:table-cell>
          <table:table-cell table:formula="of:=LN(2*[.A275]+1)" office:value-type="float" office:value="6.31535800152234" calcext:value-type="float">
            <text:p>6.31535800152234</text:p>
          </table:table-cell>
          <table:table-cell table:formula="of:=[.M275]/[.N275]" office:value-type="float" office:value="0.889957602460911" calcext:value-type="float">
            <text:p>0.88995760246091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3.39*([.A276]/LN([.A276])))+1" office:value-type="float" office:value="167.967830197348" calcext:value-type="float">
            <text:p>167.967830197348</text:p>
          </table:table-cell>
          <table:table-cell table:formula="of:=2*((2*[.A276]+1)/(LN(2*[.A276]+1)))" office:value-type="float" office:value="175.661592212387" calcext:value-type="float">
            <text:p>175.661592212387</text:p>
          </table:table-cell>
          <table:table-cell table:formula="of:=[.C276]-[.B276]" office:value-type="float" office:value="7.69376201503863" calcext:value-type="float">
            <text:p>7.69376201503863</text:p>
          </table:table-cell>
          <table:table-cell table:formula="of:=SIGN([.D276])" office:value-type="float" office:value="1" calcext:value-type="float">
            <text:p>1</text:p>
          </table:table-cell>
          <table:table-cell/>
          <table:table-cell table:formula="of:=3.39/LN([.A276])-3.39/((LN([.A276]))^2)" office:value-type="float" office:value="0.495593772025543" calcext:value-type="float">
            <text:p>0.495593772025543</text:p>
          </table:table-cell>
          <table:table-cell table:formula="of:=4/LN(2*[.A276]+1)-4/(LN(2*[.A276]+1))^2" office:value-type="float" office:value="0.532837829322809" calcext:value-type="float">
            <text:p>0.532837829322809</text:p>
          </table:table-cell>
          <table:table-cell/>
          <table:table-cell table:formula="of:=3.39/LN([.A276])" office:value-type="float" office:value="0.602771950170931" calcext:value-type="float">
            <text:p>0.602771950170931</text:p>
          </table:table-cell>
          <table:table-cell table:formula="of:=4/LN(2*[.A276]+1)" office:value-type="float" office:value="0.633014746711303" calcext:value-type="float">
            <text:p>0.633014746711303</text:p>
          </table:table-cell>
          <table:table-cell/>
          <table:table-cell table:formula="of:=LN([.A276])" office:value-type="float" office:value="5.62401750618734" calcext:value-type="float">
            <text:p>5.62401750618734</text:p>
          </table:table-cell>
          <table:table-cell table:formula="of:=LN(2*[.A276]+1)" office:value-type="float" office:value="6.31896811374643" calcext:value-type="float">
            <text:p>6.31896811374643</text:p>
          </table:table-cell>
          <table:table-cell table:formula="of:=[.M276]/[.N276]" office:value-type="float" office:value="0.890021504294778" calcext:value-type="float">
            <text:p>0.89002150429477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3.39*([.A277]/LN([.A277])))+1" office:value-type="float" office:value="168.46329949387" calcext:value-type="float">
            <text:p>168.46329949387</text:p>
          </table:table-cell>
          <table:table-cell table:formula="of:=2*((2*[.A277]+1)/(LN(2*[.A277]+1)))" office:value-type="float" office:value="176.194306855869" calcext:value-type="float">
            <text:p>176.194306855869</text:p>
          </table:table-cell>
          <table:table-cell table:formula="of:=[.C277]-[.B277]" office:value-type="float" office:value="7.73100736199942" calcext:value-type="float">
            <text:p>7.73100736199942</text:p>
          </table:table-cell>
          <table:table-cell table:formula="of:=SIGN([.D277])" office:value-type="float" office:value="1" calcext:value-type="float">
            <text:p>1</text:p>
          </table:table-cell>
          <table:table-cell/>
          <table:table-cell table:formula="of:=3.39/LN([.A277])-3.39/((LN([.A277]))^2)" office:value-type="float" office:value="0.495345008891235" calcext:value-type="float">
            <text:p>0.495345008891235</text:p>
          </table:table-cell>
          <table:table-cell table:formula="of:=4/LN(2*[.A277]+1)-4/(LN(2*[.A277]+1))^2" office:value-type="float" office:value="0.532591641130247" calcext:value-type="float">
            <text:p>0.532591641130247</text:p>
          </table:table-cell>
          <table:table-cell/>
          <table:table-cell table:formula="of:=3.39/LN([.A277])" office:value-type="float" office:value="0.602385969402409" calcext:value-type="float">
            <text:p>0.602385969402409</text:p>
          </table:table-cell>
          <table:table-cell table:formula="of:=4/LN(2*[.A277]+1)" office:value-type="float" office:value="0.632654602714072" calcext:value-type="float">
            <text:p>0.632654602714072</text:p>
          </table:table-cell>
          <table:table-cell/>
          <table:table-cell table:formula="of:=LN([.A277])" office:value-type="float" office:value="5.62762111369064" calcext:value-type="float">
            <text:p>5.62762111369064</text:p>
          </table:table-cell>
          <table:table-cell table:formula="of:=LN(2*[.A277]+1)" office:value-type="float" office:value="6.32256523992728" calcext:value-type="float">
            <text:p>6.32256523992728</text:p>
          </table:table-cell>
          <table:table-cell table:formula="of:=[.M277]/[.N277]" office:value-type="float" office:value="0.890085099976819" calcext:value-type="float">
            <text:p>0.89008509997681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(3.39*([.A278]/LN([.A278])))+1" office:value-type="float" office:value="168.958520589344" calcext:value-type="float">
            <text:p>168.958520589344</text:p>
          </table:table-cell>
          <table:table-cell table:formula="of:=2*((2*[.A278]+1)/(LN(2*[.A278]+1)))" office:value-type="float" office:value="176.726775860136" calcext:value-type="float">
            <text:p>176.726775860136</text:p>
          </table:table-cell>
          <table:table-cell table:formula="of:=[.C278]-[.B278]" office:value-type="float" office:value="7.76825527079225" calcext:value-type="float">
            <text:p>7.76825527079225</text:p>
          </table:table-cell>
          <table:table-cell table:formula="of:=SIGN([.D278])" office:value-type="float" office:value="1" calcext:value-type="float">
            <text:p>1</text:p>
          </table:table-cell>
          <table:table-cell/>
          <table:table-cell table:formula="of:=3.39/LN([.A278])-3.39/((LN([.A278]))^2)" office:value-type="float" office:value="0.495097368400984" calcext:value-type="float">
            <text:p>0.495097368400984</text:p>
          </table:table-cell>
          <table:table-cell table:formula="of:=4/LN(2*[.A278]+1)-4/(LN(2*[.A278]+1))^2" office:value-type="float" office:value="0.532346549408487" calcext:value-type="float">
            <text:p>0.532346549408487</text:p>
          </table:table-cell>
          <table:table-cell/>
          <table:table-cell table:formula="of:=3.39/LN([.A278])" office:value-type="float" office:value="0.602001865911627" calcext:value-type="float">
            <text:p>0.602001865911627</text:p>
          </table:table-cell>
          <table:table-cell table:formula="of:=4/LN(2*[.A278]+1)" office:value-type="float" office:value="0.632296156923564" calcext:value-type="float">
            <text:p>0.632296156923564</text:p>
          </table:table-cell>
          <table:table-cell/>
          <table:table-cell table:formula="of:=LN([.A278])" office:value-type="float" office:value="5.63121178182137" calcext:value-type="float">
            <text:p>5.63121178182137</text:p>
          </table:table-cell>
          <table:table-cell table:formula="of:=LN(2*[.A278]+1)" office:value-type="float" office:value="6.3261494731551" calcext:value-type="float">
            <text:p>6.3261494731551</text:p>
          </table:table-cell>
          <table:table-cell table:formula="of:=[.M278]/[.N278]" office:value-type="float" office:value="0.890148392117087" calcext:value-type="float">
            <text:p>0.89014839211708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3.39*([.A279]/LN([.A279])))+1" office:value-type="float" office:value="169.453494601844" calcext:value-type="float">
            <text:p>169.453494601844</text:p>
          </table:table-cell>
          <table:table-cell table:formula="of:=2*((2*[.A279]+1)/(LN(2*[.A279]+1)))" office:value-type="float" office:value="177.259000317226" calcext:value-type="float">
            <text:p>177.259000317226</text:p>
          </table:table-cell>
          <table:table-cell table:formula="of:=[.C279]-[.B279]" office:value-type="float" office:value="7.80550571538166" calcext:value-type="float">
            <text:p>7.80550571538166</text:p>
          </table:table-cell>
          <table:table-cell table:formula="of:=SIGN([.D279])" office:value-type="float" office:value="1" calcext:value-type="float">
            <text:p>1</text:p>
          </table:table-cell>
          <table:table-cell/>
          <table:table-cell table:formula="of:=3.39/LN([.A279])-3.39/((LN([.A279]))^2)" office:value-type="float" office:value="0.494850841432248" calcext:value-type="float">
            <text:p>0.494850841432248</text:p>
          </table:table-cell>
          <table:table-cell table:formula="of:=4/LN(2*[.A279]+1)-4/(LN(2*[.A279]+1))^2" office:value-type="float" office:value="0.532102545309863" calcext:value-type="float">
            <text:p>0.532102545309863</text:p>
          </table:table-cell>
          <table:table-cell/>
          <table:table-cell table:formula="of:=3.39/LN([.A279])" office:value-type="float" office:value="0.601619623578016" calcext:value-type="float">
            <text:p>0.601619623578016</text:p>
          </table:table-cell>
          <table:table-cell table:formula="of:=4/LN(2*[.A279]+1)" office:value-type="float" office:value="0.631939395070325" calcext:value-type="float">
            <text:p>0.631939395070325</text:p>
          </table:table-cell>
          <table:table-cell/>
          <table:table-cell table:formula="of:=LN([.A279])" office:value-type="float" office:value="5.63478960316925" calcext:value-type="float">
            <text:p>5.63478960316925</text:p>
          </table:table-cell>
          <table:table-cell table:formula="of:=LN(2*[.A279]+1)" office:value-type="float" office:value="6.3297209055227" calcext:value-type="float">
            <text:p>6.3297209055227</text:p>
          </table:table-cell>
          <table:table-cell table:formula="of:=[.M279]/[.N279]" office:value-type="float" office:value="0.890211383293832" calcext:value-type="float">
            <text:p>0.89021138329383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3.39*([.A280]/LN([.A280])))+1" office:value-type="float" office:value="169.948222640376" calcext:value-type="float">
            <text:p>169.948222640376</text:p>
          </table:table-cell>
          <table:table-cell table:formula="of:=2*((2*[.A280]+1)/(LN(2*[.A280]+1)))" office:value-type="float" office:value="177.790981310381" calcext:value-type="float">
            <text:p>177.790981310381</text:p>
          </table:table-cell>
          <table:table-cell table:formula="of:=[.C280]-[.B280]" office:value-type="float" office:value="7.84275867000511" calcext:value-type="float">
            <text:p>7.84275867000511</text:p>
          </table:table-cell>
          <table:table-cell table:formula="of:=SIGN([.D280])" office:value-type="float" office:value="1" calcext:value-type="float">
            <text:p>1</text:p>
          </table:table-cell>
          <table:table-cell/>
          <table:table-cell table:formula="of:=3.39/LN([.A280])-3.39/((LN([.A280]))^2)" office:value-type="float" office:value="0.494605418969028" calcext:value-type="float">
            <text:p>0.494605418969028</text:p>
          </table:table-cell>
          <table:table-cell table:formula="of:=4/LN(2*[.A280]+1)-4/(LN(2*[.A280]+1))^2" office:value-type="float" office:value="0.531859620089601" calcext:value-type="float">
            <text:p>0.531859620089601</text:p>
          </table:table-cell>
          <table:table-cell/>
          <table:table-cell table:formula="of:=3.39/LN([.A280])" office:value-type="float" office:value="0.601239226478206" calcext:value-type="float">
            <text:p>0.601239226478206</text:p>
          </table:table-cell>
          <table:table-cell table:formula="of:=4/LN(2*[.A280]+1)" office:value-type="float" office:value="0.631584303056415" calcext:value-type="float">
            <text:p>0.631584303056415</text:p>
          </table:table-cell>
          <table:table-cell/>
          <table:table-cell table:formula="of:=LN([.A280])" office:value-type="float" office:value="5.63835466933375" calcext:value-type="float">
            <text:p>5.63835466933375</text:p>
          </table:table-cell>
          <table:table-cell table:formula="of:=LN(2*[.A280]+1)" office:value-type="float" office:value="6.33327962813969" calcext:value-type="float">
            <text:p>6.33327962813969</text:p>
          </table:table-cell>
          <table:table-cell table:formula="of:=[.M280]/[.N280]" office:value-type="float" office:value="0.89027407605401" calcext:value-type="float">
            <text:p>0.8902740760540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(3.39*([.A281]/LN([.A281])))+1" office:value-type="float" office:value="170.442705804979" calcext:value-type="float">
            <text:p>170.442705804979</text:p>
          </table:table-cell>
          <table:table-cell table:formula="of:=2*((2*[.A281]+1)/(LN(2*[.A281]+1)))" office:value-type="float" office:value="178.322719914149" calcext:value-type="float">
            <text:p>178.322719914149</text:p>
          </table:table-cell>
          <table:table-cell table:formula="of:=[.C281]-[.B281]" office:value-type="float" office:value="7.88001410916968" calcext:value-type="float">
            <text:p>7.88001410916968</text:p>
          </table:table-cell>
          <table:table-cell table:formula="of:=SIGN([.D281])" office:value-type="float" office:value="1" calcext:value-type="float">
            <text:p>1</text:p>
          </table:table-cell>
          <table:table-cell/>
          <table:table-cell table:formula="of:=3.39/LN([.A281])-3.39/((LN([.A281]))^2)" office:value-type="float" office:value="0.494361092100251" calcext:value-type="float">
            <text:p>0.494361092100251</text:p>
          </table:table-cell>
          <table:table-cell table:formula="of:=4/LN(2*[.A281]+1)-4/(LN(2*[.A281]+1))^2" office:value-type="float" office:value="0.531617765104263" calcext:value-type="float">
            <text:p>0.531617765104263</text:p>
          </table:table-cell>
          <table:table-cell/>
          <table:table-cell table:formula="of:=3.39/LN([.A281])" office:value-type="float" office:value="0.600860658882906" calcext:value-type="float">
            <text:p>0.600860658882906</text:p>
          </table:table-cell>
          <table:table-cell table:formula="of:=4/LN(2*[.A281]+1)" office:value-type="float" office:value="0.63123086695274" calcext:value-type="float">
            <text:p>0.63123086695274</text:p>
          </table:table-cell>
          <table:table-cell/>
          <table:table-cell table:formula="of:=LN([.A281])" office:value-type="float" office:value="5.64190707093811" calcext:value-type="float">
            <text:p>5.64190707093811</text:p>
          </table:table-cell>
          <table:table-cell table:formula="of:=LN(2*[.A281]+1)" office:value-type="float" office:value="6.33682573114644" calcext:value-type="float">
            <text:p>6.33682573114644</text:p>
          </table:table-cell>
          <table:table-cell table:formula="of:=[.M281]/[.N281]" office:value-type="float" office:value="0.890336472913765" calcext:value-type="float">
            <text:p>0.89033647291376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3.39*([.A282]/LN([.A282])))+1" office:value-type="float" office:value="170.936945186837" calcext:value-type="float">
            <text:p>170.936945186837</text:p>
          </table:table-cell>
          <table:table-cell table:formula="of:=2*((2*[.A282]+1)/(LN(2*[.A282]+1)))" office:value-type="float" office:value="178.854217194485" calcext:value-type="float">
            <text:p>178.854217194485</text:p>
          </table:table-cell>
          <table:table-cell table:formula="of:=[.C282]-[.B282]" office:value-type="float" office:value="7.91727200764808" calcext:value-type="float">
            <text:p>7.91727200764808</text:p>
          </table:table-cell>
          <table:table-cell table:formula="of:=SIGN([.D282])" office:value-type="float" office:value="1" calcext:value-type="float">
            <text:p>1</text:p>
          </table:table-cell>
          <table:table-cell/>
          <table:table-cell table:formula="of:=3.39/LN([.A282])-3.39/((LN([.A282]))^2)" office:value-type="float" office:value="0.494117852018177" calcext:value-type="float">
            <text:p>0.494117852018177</text:p>
          </table:table-cell>
          <table:table-cell table:formula="of:=4/LN(2*[.A282]+1)-4/(LN(2*[.A282]+1))^2" office:value-type="float" office:value="0.531376971810215" calcext:value-type="float">
            <text:p>0.531376971810215</text:p>
          </table:table-cell>
          <table:table-cell/>
          <table:table-cell table:formula="of:=3.39/LN([.A282])" office:value-type="float" office:value="0.600483905253842" calcext:value-type="float">
            <text:p>0.600483905253842</text:p>
          </table:table-cell>
          <table:table-cell table:formula="of:=4/LN(2*[.A282]+1)" office:value-type="float" office:value="0.630879072996421" calcext:value-type="float">
            <text:p>0.630879072996421</text:p>
          </table:table-cell>
          <table:table-cell/>
          <table:table-cell table:formula="of:=LN([.A282])" office:value-type="float" office:value="5.64544689764324" calcext:value-type="float">
            <text:p>5.64544689764324</text:p>
          </table:table-cell>
          <table:table-cell table:formula="of:=LN(2*[.A282]+1)" office:value-type="float" office:value="6.34035930372775" calcext:value-type="float">
            <text:p>6.34035930372775</text:p>
          </table:table-cell>
          <table:table-cell table:formula="of:=[.M282]/[.N282]" office:value-type="float" office:value="0.890398576358922" calcext:value-type="float">
            <text:p>0.89039857635892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3.39*([.A283]/LN([.A283])))+1" office:value-type="float" office:value="171.430941868375" calcext:value-type="float">
            <text:p>171.430941868375</text:p>
          </table:table-cell>
          <table:table-cell table:formula="of:=2*((2*[.A283]+1)/(LN(2*[.A283]+1)))" office:value-type="float" office:value="179.38547420885" calcext:value-type="float">
            <text:p>179.38547420885</text:p>
          </table:table-cell>
          <table:table-cell table:formula="of:=[.C283]-[.B283]" office:value-type="float" office:value="7.95453234047554" calcext:value-type="float">
            <text:p>7.95453234047554</text:p>
          </table:table-cell>
          <table:table-cell table:formula="of:=SIGN([.D283])" office:value-type="float" office:value="1" calcext:value-type="float">
            <text:p>1</text:p>
          </table:table-cell>
          <table:table-cell/>
          <table:table-cell table:formula="of:=3.39/LN([.A283])-3.39/((LN([.A283]))^2)" office:value-type="float" office:value="0.493875690016844" calcext:value-type="float">
            <text:p>0.493875690016844</text:p>
          </table:table-cell>
          <table:table-cell table:formula="of:=4/LN(2*[.A283]+1)-4/(LN(2*[.A283]+1))^2" office:value-type="float" office:value="0.531137231762126" calcext:value-type="float">
            <text:p>0.531137231762126</text:p>
          </table:table-cell>
          <table:table-cell/>
          <table:table-cell table:formula="of:=3.39/LN([.A283])" office:value-type="float" office:value="0.600108950240757" calcext:value-type="float">
            <text:p>0.600108950240757</text:p>
          </table:table-cell>
          <table:table-cell table:formula="of:=4/LN(2*[.A283]+1)" office:value-type="float" office:value="0.630528907588227" calcext:value-type="float">
            <text:p>0.630528907588227</text:p>
          </table:table-cell>
          <table:table-cell/>
          <table:table-cell table:formula="of:=LN([.A283])" office:value-type="float" office:value="5.64897423816121" calcext:value-type="float">
            <text:p>5.64897423816121</text:p>
          </table:table-cell>
          <table:table-cell table:formula="of:=LN(2*[.A283]+1)" office:value-type="float" office:value="6.34388043412633" calcext:value-type="float">
            <text:p>6.34388043412633</text:p>
          </table:table-cell>
          <table:table-cell table:formula="of:=[.M283]/[.N283]" office:value-type="float" office:value="0.890460388845455" calcext:value-type="float">
            <text:p>0.89046038884545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(3.39*([.A284]/LN([.A284])))+1" office:value-type="float" office:value="171.924696923362" calcext:value-type="float">
            <text:p>171.924696923362</text:p>
          </table:table-cell>
          <table:table-cell table:formula="of:=2*((2*[.A284]+1)/(LN(2*[.A284]+1)))" office:value-type="float" office:value="179.916492006308" calcext:value-type="float">
            <text:p>179.916492006308</text:p>
          </table:table-cell>
          <table:table-cell table:formula="of:=[.C284]-[.B284]" office:value-type="float" office:value="7.99179508294617" calcext:value-type="float">
            <text:p>7.99179508294617</text:p>
          </table:table-cell>
          <table:table-cell table:formula="of:=SIGN([.D284])" office:value-type="float" office:value="1" calcext:value-type="float">
            <text:p>1</text:p>
          </table:table-cell>
          <table:table-cell/>
          <table:table-cell table:formula="of:=3.39/LN([.A284])-3.39/((LN([.A284]))^2)" office:value-type="float" office:value="0.493634597490538" calcext:value-type="float">
            <text:p>0.493634597490538</text:p>
          </table:table-cell>
          <table:table-cell table:formula="of:=4/LN(2*[.A284]+1)-4/(LN(2*[.A284]+1))^2" office:value-type="float" office:value="0.530898536611493" calcext:value-type="float">
            <text:p>0.530898536611493</text:p>
          </table:table-cell>
          <table:table-cell/>
          <table:table-cell table:formula="of:=3.39/LN([.A284])" office:value-type="float" office:value="0.599735778678462" calcext:value-type="float">
            <text:p>0.599735778678462</text:p>
          </table:table-cell>
          <table:table-cell table:formula="of:=4/LN(2*[.A284]+1)" office:value-type="float" office:value="0.630180357290045" calcext:value-type="float">
            <text:p>0.630180357290045</text:p>
          </table:table-cell>
          <table:table-cell/>
          <table:table-cell table:formula="of:=LN([.A284])" office:value-type="float" office:value="5.65248918026865" calcext:value-type="float">
            <text:p>5.65248918026865</text:p>
          </table:table-cell>
          <table:table-cell table:formula="of:=LN(2*[.A284]+1)" office:value-type="float" office:value="6.34738920965601" calcext:value-type="float">
            <text:p>6.34738920965601</text:p>
          </table:table-cell>
          <table:table-cell table:formula="of:=[.M284]/[.N284]" office:value-type="float" office:value="0.890521912799953" calcext:value-type="float">
            <text:p>0.890521912799953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(3.39*([.A285]/LN([.A285])))+1" office:value-type="float" office:value="172.418211417011" calcext:value-type="float">
            <text:p>172.418211417011</text:p>
          </table:table-cell>
          <table:table-cell table:formula="of:=2*((2*[.A285]+1)/(LN(2*[.A285]+1)))" office:value-type="float" office:value="180.447271627621" calcext:value-type="float">
            <text:p>180.447271627621</text:p>
          </table:table-cell>
          <table:table-cell table:formula="of:=[.C285]-[.B285]" office:value-type="float" office:value="8.02906021060954" calcext:value-type="float">
            <text:p>8.02906021060954</text:p>
          </table:table-cell>
          <table:table-cell table:formula="of:=SIGN([.D285])" office:value-type="float" office:value="1" calcext:value-type="float">
            <text:p>1</text:p>
          </table:table-cell>
          <table:table-cell/>
          <table:table-cell table:formula="of:=3.39/LN([.A285])-3.39/((LN([.A285]))^2)" office:value-type="float" office:value="0.49339456593229" calcext:value-type="float">
            <text:p>0.49339456593229</text:p>
          </table:table-cell>
          <table:table-cell table:formula="of:=4/LN(2*[.A285]+1)-4/(LN(2*[.A285]+1))^2" office:value-type="float" office:value="0.530660878105196" calcext:value-type="float">
            <text:p>0.530660878105196</text:p>
          </table:table-cell>
          <table:table-cell/>
          <table:table-cell table:formula="of:=3.39/LN([.A285])" office:value-type="float" office:value="0.599364375583954" calcext:value-type="float">
            <text:p>0.599364375583954</text:p>
          </table:table-cell>
          <table:table-cell table:formula="of:=4/LN(2*[.A285]+1)" office:value-type="float" office:value="0.62983340882241" calcext:value-type="float">
            <text:p>0.62983340882241</text:p>
          </table:table-cell>
          <table:table-cell/>
          <table:table-cell table:formula="of:=LN([.A285])" office:value-type="float" office:value="5.65599181081985" calcext:value-type="float">
            <text:p>5.65599181081985</text:p>
          </table:table-cell>
          <table:table-cell table:formula="of:=LN(2*[.A285]+1)" office:value-type="float" office:value="6.35088571671474" calcext:value-type="float">
            <text:p>6.35088571671474</text:p>
          </table:table-cell>
          <table:table-cell table:formula="of:=[.M285]/[.N285]" office:value-type="float" office:value="0.890583150620076" calcext:value-type="float">
            <text:p>0.89058315062007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(3.39*([.A286]/LN([.A286])))+1" office:value-type="float" office:value="172.911486406078" calcext:value-type="float">
            <text:p>172.911486406078</text:p>
          </table:table-cell>
          <table:table-cell table:formula="of:=2*((2*[.A286]+1)/(LN(2*[.A286]+1)))" office:value-type="float" office:value="180.977814105346" calcext:value-type="float">
            <text:p>180.977814105346</text:p>
          </table:table-cell>
          <table:table-cell table:formula="of:=[.C286]-[.B286]" office:value-type="float" office:value="8.06632769926759" calcext:value-type="float">
            <text:p>8.06632769926759</text:p>
          </table:table-cell>
          <table:table-cell table:formula="of:=SIGN([.D286])" office:value-type="float" office:value="1" calcext:value-type="float">
            <text:p>1</text:p>
          </table:table-cell>
          <table:table-cell/>
          <table:table-cell table:formula="of:=3.39/LN([.A286])-3.39/((LN([.A286]))^2)" office:value-type="float" office:value="0.493155586932401" calcext:value-type="float">
            <text:p>0.493155586932401</text:p>
          </table:table-cell>
          <table:table-cell table:formula="of:=4/LN(2*[.A286]+1)-4/(LN(2*[.A286]+1))^2" office:value-type="float" office:value="0.530424248084078" calcext:value-type="float">
            <text:p>0.530424248084078</text:p>
          </table:table-cell>
          <table:table-cell/>
          <table:table-cell table:formula="of:=3.39/LN([.A286])" office:value-type="float" office:value="0.598994726153582" calcext:value-type="float">
            <text:p>0.598994726153582</text:p>
          </table:table-cell>
          <table:table-cell table:formula="of:=4/LN(2*[.A286]+1)" office:value-type="float" office:value="0.629488049062071" calcext:value-type="float">
            <text:p>0.629488049062071</text:p>
          </table:table-cell>
          <table:table-cell/>
          <table:table-cell table:formula="of:=LN([.A286])" office:value-type="float" office:value="5.65948221575962" calcext:value-type="float">
            <text:p>5.65948221575962</text:p>
          </table:table-cell>
          <table:table-cell table:formula="of:=LN(2*[.A286]+1)" office:value-type="float" office:value="6.35437004079735" calcext:value-type="float">
            <text:p>6.35437004079735</text:p>
          </table:table-cell>
          <table:table-cell table:formula="of:=[.M286]/[.N286]" office:value-type="float" office:value="0.890644104675003" calcext:value-type="float">
            <text:p>0.890644104675003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3.39*([.A287]/LN([.A287])))+1" office:value-type="float" office:value="173.404522938956" calcext:value-type="float">
            <text:p>173.404522938956</text:p>
          </table:table-cell>
          <table:table-cell table:formula="of:=2*((2*[.A287]+1)/(LN(2*[.A287]+1)))" office:value-type="float" office:value="181.508120463927" calcext:value-type="float">
            <text:p>181.508120463927</text:p>
          </table:table-cell>
          <table:table-cell table:formula="of:=[.C287]-[.B287]" office:value-type="float" office:value="8.10359752497101" calcext:value-type="float">
            <text:p>8.10359752497101</text:p>
          </table:table-cell>
          <table:table-cell table:formula="of:=SIGN([.D287])" office:value-type="float" office:value="1" calcext:value-type="float">
            <text:p>1</text:p>
          </table:table-cell>
          <table:table-cell/>
          <table:table-cell table:formula="of:=3.39/LN([.A287])-3.39/((LN([.A287]))^2)" office:value-type="float" office:value="0.492917652176998" calcext:value-type="float">
            <text:p>0.492917652176998</text:p>
          </table:table-cell>
          <table:table-cell table:formula="of:=4/LN(2*[.A287]+1)-4/(LN(2*[.A287]+1))^2" office:value-type="float" office:value="0.530188638481552" calcext:value-type="float">
            <text:p>0.530188638481552</text:p>
          </table:table-cell>
          <table:table-cell/>
          <table:table-cell table:formula="of:=3.39/LN([.A287])" office:value-type="float" office:value="0.598626815760265" calcext:value-type="float">
            <text:p>0.598626815760265</text:p>
          </table:table-cell>
          <table:table-cell table:formula="of:=4/LN(2*[.A287]+1)" office:value-type="float" office:value="0.629144265039609" calcext:value-type="float">
            <text:p>0.629144265039609</text:p>
          </table:table-cell>
          <table:table-cell/>
          <table:table-cell table:formula="of:=LN([.A287])" office:value-type="float" office:value="5.66296048013595" calcext:value-type="float">
            <text:p>5.66296048013595</text:p>
          </table:table-cell>
          <table:table-cell table:formula="of:=LN(2*[.A287]+1)" office:value-type="float" office:value="6.3578422665081" calcext:value-type="float">
            <text:p>6.3578422665081</text:p>
          </table:table-cell>
          <table:table-cell table:formula="of:=[.M287]/[.N287]" office:value-type="float" office:value="0.89070477730587" calcext:value-type="float">
            <text:p>0.8907047773058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3.39*([.A288]/LN([.A288])))+1" office:value-type="float" office:value="173.897322055773" calcext:value-type="float">
            <text:p>173.897322055773</text:p>
          </table:table-cell>
          <table:table-cell table:formula="of:=2*((2*[.A288]+1)/(LN(2*[.A288]+1)))" office:value-type="float" office:value="182.038191719789" calcext:value-type="float">
            <text:p>182.038191719789</text:p>
          </table:table-cell>
          <table:table-cell table:formula="of:=[.C288]-[.B288]" office:value-type="float" office:value="8.14086966401612" calcext:value-type="float">
            <text:p>8.14086966401612</text:p>
          </table:table-cell>
          <table:table-cell table:formula="of:=SIGN([.D288])" office:value-type="float" office:value="1" calcext:value-type="float">
            <text:p>1</text:p>
          </table:table-cell>
          <table:table-cell/>
          <table:table-cell table:formula="of:=3.39/LN([.A288])-3.39/((LN([.A288]))^2)" office:value-type="float" office:value="0.492680753446613" calcext:value-type="float">
            <text:p>0.492680753446613</text:p>
          </table:table-cell>
          <table:table-cell table:formula="of:=4/LN(2*[.A288]+1)-4/(LN(2*[.A288]+1))^2" office:value-type="float" office:value="0.529954041322227" calcext:value-type="float">
            <text:p>0.529954041322227</text:p>
          </table:table-cell>
          <table:table-cell/>
          <table:table-cell table:formula="of:=3.39/LN([.A288])" office:value-type="float" office:value="0.59826062995077" calcext:value-type="float">
            <text:p>0.59826062995077</text:p>
          </table:table-cell>
          <table:table-cell table:formula="of:=4/LN(2*[.A288]+1)" office:value-type="float" office:value="0.628802043937094" calcext:value-type="float">
            <text:p>0.628802043937094</text:p>
          </table:table-cell>
          <table:table-cell/>
          <table:table-cell table:formula="of:=LN([.A288])" office:value-type="float" office:value="5.66642668811243" calcext:value-type="float">
            <text:p>5.66642668811243</text:p>
          </table:table-cell>
          <table:table-cell table:formula="of:=LN(2*[.A288]+1)" office:value-type="float" office:value="6.361302477573" calcext:value-type="float">
            <text:p>6.361302477573</text:p>
          </table:table-cell>
          <table:table-cell table:formula="of:=[.M288]/[.N288]" office:value-type="float" office:value="0.890765170826199" calcext:value-type="float">
            <text:p>0.890765170826199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3.39*([.A289]/LN([.A289])))+1" office:value-type="float" office:value="174.389884788481" calcext:value-type="float">
            <text:p>174.389884788481</text:p>
          </table:table-cell>
          <table:table-cell table:formula="of:=2*((2*[.A289]+1)/(LN(2*[.A289]+1)))" office:value-type="float" office:value="182.568028881423" calcext:value-type="float">
            <text:p>182.568028881423</text:p>
          </table:table-cell>
          <table:table-cell table:formula="of:=[.C289]-[.B289]" office:value-type="float" office:value="8.17814409294198" calcext:value-type="float">
            <text:p>8.17814409294198</text:p>
          </table:table-cell>
          <table:table-cell table:formula="of:=SIGN([.D289])" office:value-type="float" office:value="1" calcext:value-type="float">
            <text:p>1</text:p>
          </table:table-cell>
          <table:table-cell/>
          <table:table-cell table:formula="of:=3.39/LN([.A289])-3.39/((LN([.A289]))^2)" office:value-type="float" office:value="0.492444882614787" calcext:value-type="float">
            <text:p>0.492444882614787</text:p>
          </table:table-cell>
          <table:table-cell table:formula="of:=4/LN(2*[.A289]+1)-4/(LN(2*[.A289]+1))^2" office:value-type="float" office:value="0.529720448720574" calcext:value-type="float">
            <text:p>0.529720448720574</text:p>
          </table:table-cell>
          <table:table-cell/>
          <table:table-cell table:formula="of:=3.39/LN([.A289])" office:value-type="float" office:value="0.597896154443039" calcext:value-type="float">
            <text:p>0.597896154443039</text:p>
          </table:table-cell>
          <table:table-cell table:formula="of:=4/LN(2*[.A289]+1)" office:value-type="float" office:value="0.628461373085794" calcext:value-type="float">
            <text:p>0.628461373085794</text:p>
          </table:table-cell>
          <table:table-cell/>
          <table:table-cell table:formula="of:=LN([.A289])" office:value-type="float" office:value="5.66988092298052" calcext:value-type="float">
            <text:p>5.66988092298052</text:p>
          </table:table-cell>
          <table:table-cell table:formula="of:=LN(2*[.A289]+1)" office:value-type="float" office:value="6.36475075685191" calcext:value-type="float">
            <text:p>6.36475075685191</text:p>
          </table:table-cell>
          <table:table-cell table:formula="of:=[.M289]/[.N289]" office:value-type="float" office:value="0.890825287522322" calcext:value-type="float">
            <text:p>0.890825287522322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3.39*([.A290]/LN([.A290])))+1" office:value-type="float" office:value="174.882212160956" calcext:value-type="float">
            <text:p>174.882212160956</text:p>
          </table:table-cell>
          <table:table-cell table:formula="of:=2*((2*[.A290]+1)/(LN(2*[.A290]+1)))" office:value-type="float" office:value="183.097632949483" calcext:value-type="float">
            <text:p>183.097632949483</text:p>
          </table:table-cell>
          <table:table-cell table:formula="of:=[.C290]-[.B290]" office:value-type="float" office:value="8.21542078852676" calcext:value-type="float">
            <text:p>8.21542078852676</text:p>
          </table:table-cell>
          <table:table-cell table:formula="of:=SIGN([.D290])" office:value-type="float" office:value="1" calcext:value-type="float">
            <text:p>1</text:p>
          </table:table-cell>
          <table:table-cell/>
          <table:table-cell table:formula="of:=3.39/LN([.A290])-3.39/((LN([.A290]))^2)" office:value-type="float" office:value="0.4922100316467" calcext:value-type="float">
            <text:p>0.4922100316467</text:p>
          </table:table-cell>
          <table:table-cell table:formula="of:=4/LN(2*[.A290]+1)-4/(LN(2*[.A290]+1))^2" office:value-type="float" office:value="0.529487852879597" calcext:value-type="float">
            <text:p>0.529487852879597</text:p>
          </table:table-cell>
          <table:table-cell/>
          <table:table-cell table:formula="of:=3.39/LN([.A290])" office:value-type="float" office:value="0.597533375123559" calcext:value-type="float">
            <text:p>0.597533375123559</text:p>
          </table:table-cell>
          <table:table-cell table:formula="of:=4/LN(2*[.A290]+1)" office:value-type="float" office:value="0.628122239963919" calcext:value-type="float">
            <text:p>0.628122239963919</text:p>
          </table:table-cell>
          <table:table-cell/>
          <table:table-cell table:formula="of:=LN([.A290])" office:value-type="float" office:value="5.67332326717149" calcext:value-type="float">
            <text:p>5.67332326717149</text:p>
          </table:table-cell>
          <table:table-cell table:formula="of:=LN(2*[.A290]+1)" office:value-type="float" office:value="6.36818718635049" calcext:value-type="float">
            <text:p>6.36818718635049</text:p>
          </table:table-cell>
          <table:table-cell table:formula="of:=[.M290]/[.N290]" office:value-type="float" office:value="0.890885129653795" calcext:value-type="float">
            <text:p>0.890885129653795</text:p>
          </table:table-cell>
          <table:table-cell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float" office:value="999999999999" calcext:value-type="float">
            <text:p>999999999999</text:p>
          </table:table-cell>
          <table:table-cell table:formula="of:=(3.39*([.A294]/LN([.A294])))+1" office:value-type="float" office:value="122688191138.55" calcext:value-type="float">
            <text:p>122688191138.55</text:p>
          </table:table-cell>
          <table:table-cell table:formula="of:=2*((2*[.A294]+1)/(LN(2*[.A294]+1)))" office:value-type="float" office:value="141222151984.388" calcext:value-type="float">
            <text:p>141222151984.388</text:p>
          </table:table-cell>
          <table:table-cell table:formula="of:=[.C294]-[.B294]" office:value-type="float" office:value="18533960845.8372" calcext:value-type="float">
            <text:p>18533960845.8372</text:p>
          </table:table-cell>
          <table:table-cell table:formula="of:=SIGN([.D294])" office:value-type="float" office:value="1" calcext:value-type="float">
            <text:p>1</text:p>
          </table:table-cell>
          <table:table-cell/>
          <table:table-cell table:formula="of:=3.39/LN([.A294])-3.39/((LN([.A294]))^2)" office:value-type="float" office:value="0.118247957437191" calcext:value-type="float">
            <text:p>0.118247957437191</text:p>
          </table:table-cell>
          <table:table-cell table:formula="of:=4/LN(2*[.A294]+1)-4/(LN(2*[.A294]+1))^2" office:value-type="float" office:value="0.136236227931678" calcext:value-type="float">
            <text:p>0.136236227931678</text:p>
          </table:table-cell>
          <table:table-cell/>
          <table:table-cell table:formula="of:=[.H294]/[.G294]" office:value-type="float" office:value="1.15212330837969" calcext:value-type="float">
            <text:p>1.15212330837969</text:p>
          </table:table-cell>
          <table:table-cell table:number-columns-repeated="6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formula="of:=(4*([.A1]/LN(2*[.A1])))" office:value-type="float" office:value="5.77078016355585" calcext:value-type="float">
            <text:p>5.77078016355585</text:p>
          </table:table-cell>
          <table:table-cell table:formula="of:=2*((2*[.A1]+1)/(LN(2*[.A1]+1)))" office:value-type="float" office:value="6.21334934559612" calcext:value-type="float">
            <text:p>6.21334934559612</text:p>
          </table:table-cell>
          <table:table-cell table:formula="of:=[.C1]-[.B1]" office:value-type="float" office:value="0.442569182040265" calcext:value-type="float">
            <text:p>0.442569182040265</text:p>
          </table:table-cell>
          <table:table-cell table:formula="of:=SIGN([.D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4*([.A2]/LN(2*[.A2])))" office:value-type="float" office:value="6.69732751861497" calcext:value-type="float">
            <text:p>6.69732751861497</text:p>
          </table:table-cell>
          <table:table-cell table:formula="of:=2*((2*[.A2]+1)/(LN(2*[.A2]+1)))" office:value-type="float" office:value="7.19457679317651" calcext:value-type="float">
            <text:p>7.19457679317651</text:p>
          </table:table-cell>
          <table:table-cell table:formula="of:=[.C2]-[.B2]" office:value-type="float" office:value="0.497249274561542" calcext:value-type="float">
            <text:p>0.497249274561542</text:p>
          </table:table-cell>
          <table:table-cell table:formula="of:=SIGN([.D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4*([.A3]/LN(2*[.A3])))" office:value-type="float" office:value="7.69437355140781" calcext:value-type="float">
            <text:p>7.69437355140781</text:p>
          </table:table-cell>
          <table:table-cell table:formula="of:=2*((2*[.A3]+1)/(LN(2*[.A3]+1)))" office:value-type="float" office:value="8.19215303964154" calcext:value-type="float">
            <text:p>8.19215303964154</text:p>
          </table:table-cell>
          <table:table-cell table:formula="of:=[.C3]-[.B3]" office:value-type="float" office:value="0.49777948823373" calcext:value-type="float">
            <text:p>0.49777948823373</text:p>
          </table:table-cell>
          <table:table-cell table:formula="of:=SIGN([.D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4*([.A4]/LN(2*[.A4])))" office:value-type="float" office:value="8.68588963806504" calcext:value-type="float">
            <text:p>8.68588963806504</text:p>
          </table:table-cell>
          <table:table-cell table:formula="of:=2*((2*[.A4]+1)/(LN(2*[.A4]+1)))" office:value-type="float" office:value="9.17471261133342" calcext:value-type="float">
            <text:p>9.17471261133342</text:p>
          </table:table-cell>
          <table:table-cell table:formula="of:=[.C4]-[.B4]" office:value-type="float" office:value="0.488822973268384" calcext:value-type="float">
            <text:p>0.488822973268384</text:p>
          </table:table-cell>
          <table:table-cell table:formula="of:=SIGN([.D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4*([.A5]/LN(2*[.A5])))" office:value-type="float" office:value="9.65831050516427" calcext:value-type="float">
            <text:p>9.65831050516427</text:p>
          </table:table-cell>
          <table:table-cell table:formula="of:=2*((2*[.A5]+1)/(LN(2*[.A5]+1)))" office:value-type="float" office:value="10.1366523765333" calcext:value-type="float">
            <text:p>10.1366523765333</text:p>
          </table:table-cell>
          <table:table-cell table:formula="of:=[.C5]-[.B5]" office:value-type="float" office:value="0.478341871369009" calcext:value-type="float">
            <text:p>0.478341871369009</text:p>
          </table:table-cell>
          <table:table-cell table:formula="of:=SIGN([.D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4*([.A6]/LN(2*[.A6])))" office:value-type="float" office:value="10.6098490873186" calcext:value-type="float">
            <text:p>10.6098490873186</text:p>
          </table:table-cell>
          <table:table-cell table:formula="of:=2*((2*[.A6]+1)/(LN(2*[.A6]+1)))" office:value-type="float" office:value="11.0780811920657" calcext:value-type="float">
            <text:p>11.0780811920657</text:p>
          </table:table-cell>
          <table:table-cell table:formula="of:=[.C6]-[.B6]" office:value-type="float" office:value="0.468232104747019" calcext:value-type="float">
            <text:p>0.468232104747019</text:p>
          </table:table-cell>
          <table:table-cell table:formula="of:=SIGN([.D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4*([.A7]/LN(2*[.A7])))" office:value-type="float" office:value="11.5415603271117" calcext:value-type="float">
            <text:p>11.5415603271117</text:p>
          </table:table-cell>
          <table:table-cell table:formula="of:=2*((2*[.A7]+1)/(LN(2*[.A7]+1)))" office:value-type="float" office:value="12.0005082114019" calcext:value-type="float">
            <text:p>12.0005082114019</text:p>
          </table:table-cell>
          <table:table-cell table:formula="of:=[.C7]-[.B7]" office:value-type="float" office:value="0.458947884290172" calcext:value-type="float">
            <text:p>0.458947884290172</text:p>
          </table:table-cell>
          <table:table-cell table:formula="of:=SIGN([.D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4*([.A8]/LN(2*[.A8])))" office:value-type="float" office:value="12.455145225403" calcext:value-type="float">
            <text:p>12.455145225403</text:p>
          </table:table-cell>
          <table:table-cell table:formula="of:=2*((2*[.A8]+1)/(LN(2*[.A8]+1)))" office:value-type="float" office:value="12.9056843320141" calcext:value-type="float">
            <text:p>12.9056843320141</text:p>
          </table:table-cell>
          <table:table-cell table:formula="of:=[.C8]-[.B8]" office:value-type="float" office:value="0.450539106611158" calcext:value-type="float">
            <text:p>0.450539106611158</text:p>
          </table:table-cell>
          <table:table-cell table:formula="of:=SIGN([.D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4*([.A9]/LN(2*[.A9])))" office:value-type="float" office:value="13.3523280278134" calcext:value-type="float">
            <text:p>13.3523280278134</text:p>
          </table:table-cell>
          <table:table-cell table:formula="of:=2*((2*[.A9]+1)/(LN(2*[.A9]+1)))" office:value-type="float" office:value="13.7952670276281" calcext:value-type="float">
            <text:p>13.7952670276281</text:p>
          </table:table-cell>
          <table:table-cell table:formula="of:=[.C9]-[.B9]" office:value-type="float" office:value="0.442938999814782" calcext:value-type="float">
            <text:p>0.442938999814782</text:p>
          </table:table-cell>
          <table:table-cell table:formula="of:=SIGN([.D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4*([.A10]/LN(2*[.A10])))" office:value-type="float" office:value="14.2346799385416" calcext:value-type="float">
            <text:p>14.2346799385416</text:p>
          </table:table-cell>
          <table:table-cell table:formula="of:=2*((2*[.A10]+1)/(LN(2*[.A10]+1)))" office:value-type="float" office:value="14.6707334895748" calcext:value-type="float">
            <text:p>14.6707334895748</text:p>
          </table:table-cell>
          <table:table-cell table:formula="of:=[.C10]-[.B10]" office:value-type="float" office:value="0.436053551033258" calcext:value-type="float">
            <text:p>0.436053551033258</text:p>
          </table:table-cell>
          <table:table-cell table:formula="of:=SIGN([.D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4*([.A11]/LN(2*[.A11])))" office:value-type="float" office:value="15.103583061318" calcext:value-type="float">
            <text:p>15.103583061318</text:p>
          </table:table-cell>
          <table:table-cell table:formula="of:=2*((2*[.A11]+1)/(LN(2*[.A11]+1)))" office:value-type="float" office:value="15.5333733639903" calcext:value-type="float">
            <text:p>15.5333733639903</text:p>
          </table:table-cell>
          <table:table-cell table:formula="of:=[.C11]-[.B11]" office:value-type="float" office:value="0.429790302672304" calcext:value-type="float">
            <text:p>0.429790302672304</text:p>
          </table:table-cell>
          <table:table-cell table:formula="of:=SIGN([.D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4*([.A12]/LN(2*[.A12])))" office:value-type="float" office:value="15.960239174367" calcext:value-type="float">
            <text:p>15.960239174367</text:p>
          </table:table-cell>
          <table:table-cell table:formula="of:=2*((2*[.A12]+1)/(LN(2*[.A12]+1)))" office:value-type="float" office:value="16.3843060792831" calcext:value-type="float">
            <text:p>16.3843060792831</text:p>
          </table:table-cell>
          <table:table-cell table:formula="of:=[.C12]-[.B12]" office:value-type="float" office:value="0.42406690491606" calcext:value-type="float">
            <text:p>0.42406690491606</text:p>
          </table:table-cell>
          <table:table-cell table:formula="of:=SIGN([.D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4*([.A13]/LN(2*[.A13])))" office:value-type="float" office:value="16.8056911960231" calcext:value-type="float">
            <text:p>16.8056911960231</text:p>
          </table:table-cell>
          <table:table-cell table:formula="of:=2*((2*[.A13]+1)/(LN(2*[.A13]+1)))" office:value-type="float" office:value="17.2245038536555" calcext:value-type="float">
            <text:p>17.2245038536555</text:p>
          </table:table-cell>
          <table:table-cell table:formula="of:=[.C13]-[.B13]" office:value-type="float" office:value="0.41881265763233" calcext:value-type="float">
            <text:p>0.41881265763233</text:p>
          </table:table-cell>
          <table:table-cell table:formula="of:=SIGN([.D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4*([.A14]/LN(2*[.A14])))" office:value-type="float" office:value="17.6408462277124" calcext:value-type="float">
            <text:p>17.6408462277124</text:p>
          </table:table-cell>
          <table:table-cell table:formula="of:=2*((2*[.A14]+1)/(LN(2*[.A14]+1)))" office:value-type="float" office:value="18.0548139256377" calcext:value-type="float">
            <text:p>18.0548139256377</text:p>
          </table:table-cell>
          <table:table-cell table:formula="of:=[.C14]-[.B14]" office:value-type="float" office:value="0.413967697925308" calcext:value-type="float">
            <text:p>0.413967697925308</text:p>
          </table:table-cell>
          <table:table-cell table:formula="of:=SIGN([.D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4*([.A15]/LN(2*[.A15])))" office:value-type="float" office:value="18.4664965233787" calcext:value-type="float">
            <text:p>18.4664965233787</text:p>
          </table:table-cell>
          <table:table-cell table:formula="of:=2*((2*[.A15]+1)/(LN(2*[.A15]+1)))" office:value-type="float" office:value="18.8759780551765" calcext:value-type="float">
            <text:p>18.8759780551765</text:p>
          </table:table-cell>
          <table:table-cell table:formula="of:=[.C15]-[.B15]" office:value-type="float" office:value="0.409481531797777" calcext:value-type="float">
            <text:p>0.409481531797777</text:p>
          </table:table-cell>
          <table:table-cell table:formula="of:=SIGN([.D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4*([.A16]/LN(2*[.A16])))" office:value-type="float" office:value="19.2833374594907" calcext:value-type="float">
            <text:p>19.2833374594907</text:p>
          </table:table-cell>
          <table:table-cell table:formula="of:=2*((2*[.A16]+1)/(LN(2*[.A16]+1)))" office:value-type="float" office:value="19.688648984391" calcext:value-type="float">
            <text:p>19.688648984391</text:p>
          </table:table-cell>
          <table:table-cell table:formula="of:=[.C16]-[.B16]" office:value-type="float" office:value="0.405311524900316" calcext:value-type="float">
            <text:p>0.405311524900316</text:p>
          </table:table-cell>
          <table:table-cell table:formula="of:=SIGN([.D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4*([.A17]/LN(2*[.A17])))" office:value-type="float" office:value="20.0919825558449" calcext:value-type="float">
            <text:p>20.0919825558449</text:p>
          </table:table-cell>
          <table:table-cell table:formula="of:=2*((2*[.A17]+1)/(LN(2*[.A17]+1)))" office:value-type="float" office:value="20.4934041122554" calcext:value-type="float">
            <text:p>20.4934041122554</text:p>
          </table:table-cell>
          <table:table-cell table:formula="of:=[.C17]-[.B17]" office:value-type="float" office:value="0.401421556410547" calcext:value-type="float">
            <text:p>0.401421556410547</text:p>
          </table:table-cell>
          <table:table-cell table:formula="of:=SIGN([.D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4*([.A18]/LN(2*[.A18])))" office:value-type="float" office:value="20.8929759084295" calcext:value-type="float">
            <text:p>20.8929759084295</text:p>
          </table:table-cell>
          <table:table-cell table:formula="of:=2*((2*[.A18]+1)/(LN(2*[.A18]+1)))" office:value-type="float" office:value="21.290756791933" calcext:value-type="float">
            <text:p>21.290756791933</text:p>
          </table:table-cell>
          <table:table-cell table:formula="of:=[.C18]-[.B18]" office:value-type="float" office:value="0.397780883503486" calcext:value-type="float">
            <text:p>0.397780883503486</text:p>
          </table:table-cell>
          <table:table-cell table:formula="of:=SIGN([.D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4*([.A19]/LN(2*[.A19])))" office:value-type="float" office:value="21.6868024545453" calcext:value-type="float">
            <text:p>21.6868024545453</text:p>
          </table:table-cell>
          <table:table-cell table:formula="of:=2*((2*[.A19]+1)/(LN(2*[.A19]+1)))" office:value-type="float" office:value="22.0811656612801" calcext:value-type="float">
            <text:p>22.0811656612801</text:p>
          </table:table-cell>
          <table:table-cell table:formula="of:=[.C19]-[.B19]" office:value-type="float" office:value="0.39436320673472" calcext:value-type="float">
            <text:p>0.39436320673472</text:p>
          </table:table-cell>
          <table:table-cell table:formula="of:=SIGN([.D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4*([.A20]/LN(2*[.A20])))" office:value-type="float" office:value="22.4738964592005" calcext:value-type="float">
            <text:p>22.4738964592005</text:p>
          </table:table-cell>
          <table:table-cell table:formula="of:=2*((2*[.A20]+1)/(LN(2*[.A20]+1)))" office:value-type="float" office:value="22.8650423680373" calcext:value-type="float">
            <text:p>22.8650423680373</text:p>
          </table:table-cell>
          <table:table-cell table:formula="of:=[.C20]-[.B20]" office:value-type="float" office:value="0.391145908836741" calcext:value-type="float">
            <text:p>0.391145908836741</text:p>
          </table:table-cell>
          <table:table-cell table:formula="of:=SIGN([.D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4*([.A21]/LN(2*[.A21])))" office:value-type="float" office:value="23.2546485544072" calcext:value-type="float">
            <text:p>23.2546485544072</text:p>
          </table:table-cell>
          <table:table-cell table:formula="of:=2*((2*[.A21]+1)/(LN(2*[.A21]+1)))" office:value-type="float" office:value="23.6427579912477" calcext:value-type="float">
            <text:p>23.6427579912477</text:p>
          </table:table-cell>
          <table:table-cell table:formula="of:=[.C21]-[.B21]" office:value-type="float" office:value="0.388109436840477" calcext:value-type="float">
            <text:p>0.388109436840477</text:p>
          </table:table-cell>
          <table:table-cell table:formula="of:=SIGN([.D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4*([.A22]/LN(2*[.A22])))" office:value-type="float" office:value="24.0294116039086" calcext:value-type="float">
            <text:p>24.0294116039086</text:p>
          </table:table-cell>
          <table:table-cell table:formula="of:=2*((2*[.A22]+1)/(LN(2*[.A22]+1)))" office:value-type="float" office:value="24.4146484041935" calcext:value-type="float">
            <text:p>24.4146484041935</text:p>
          </table:table-cell>
          <table:table-cell table:formula="of:=[.C22]-[.B22]" office:value-type="float" office:value="0.385236800284897" calcext:value-type="float">
            <text:p>0.385236800284897</text:p>
          </table:table-cell>
          <table:table-cell table:formula="of:=SIGN([.D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4*([.A23]/LN(2*[.A23])))" office:value-type="float" office:value="24.7985056135036" calcext:value-type="float">
            <text:p>24.7985056135036</text:p>
          </table:table-cell>
          <table:table-cell table:formula="of:=2*((2*[.A23]+1)/(LN(2*[.A23]+1)))" office:value-type="float" office:value="25.1810187761178" calcext:value-type="float">
            <text:p>25.1810187761178</text:p>
          </table:table-cell>
          <table:table-cell table:formula="of:=[.C23]-[.B23]" office:value-type="float" office:value="0.382513162614224" calcext:value-type="float">
            <text:p>0.382513162614224</text:p>
          </table:table-cell>
          <table:table-cell table:formula="of:=SIGN([.D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4*([.A24]/LN(2*[.A24])))" office:value-type="float" office:value="25.5622218635331" calcext:value-type="float">
            <text:p>25.5622218635331</text:p>
          </table:table-cell>
          <table:table-cell table:formula="of:=2*((2*[.A24]+1)/(LN(2*[.A24]+1)))" office:value-type="float" office:value="25.9421473706923" calcext:value-type="float">
            <text:p>25.9421473706923</text:p>
          </table:table-cell>
          <table:table-cell table:formula="of:=[.C24]-[.B24]" office:value-type="float" office:value="0.379925507159164" calcext:value-type="float">
            <text:p>0.379925507159164</text:p>
          </table:table-cell>
          <table:table-cell table:formula="of:=SIGN([.D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4*([.A25]/LN(2*[.A25])))" office:value-type="float" office:value="26.320826404841" calcext:value-type="float">
            <text:p>26.320826404841</text:p>
          </table:table-cell>
          <table:table-cell table:formula="of:=2*((2*[.A25]+1)/(LN(2*[.A25]+1)))" office:value-type="float" office:value="26.6982887676802" calcext:value-type="float">
            <text:p>26.6982887676802</text:p>
          </table:table-cell>
          <table:table-cell table:formula="of:=[.C25]-[.B25]" office:value-type="float" office:value="0.377462362839211" calcext:value-type="float">
            <text:p>0.377462362839211</text:p>
          </table:table-cell>
          <table:table-cell table:formula="of:=SIGN([.D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4*([.A26]/LN(2*[.A26])))" office:value-type="float" office:value="27.0745630314117" calcext:value-type="float">
            <text:p>27.0745630314117</text:p>
          </table:table-cell>
          <table:table-cell table:formula="of:=2*((2*[.A26]+1)/(LN(2*[.A26]+1)))" office:value-type="float" office:value="27.4496766092133" calcext:value-type="float">
            <text:p>27.4496766092133</text:p>
          </table:table-cell>
          <table:table-cell table:formula="of:=[.C26]-[.B26]" office:value-type="float" office:value="0.375113577801642" calcext:value-type="float">
            <text:p>0.375113577801642</text:p>
          </table:table-cell>
          <table:table-cell table:formula="of:=SIGN([.D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4*([.A27]/LN(2*[.A27])))" office:value-type="float" office:value="27.8236558206285" calcext:value-type="float">
            <text:p>27.8236558206285</text:p>
          </table:table-cell>
          <table:table-cell table:formula="of:=2*((2*[.A27]+1)/(LN(2*[.A27]+1)))" office:value-type="float" office:value="28.1965259523059" calcext:value-type="float">
            <text:p>28.1965259523059</text:p>
          </table:table-cell>
          <table:table-cell table:formula="of:=[.C27]-[.B27]" office:value-type="float" office:value="0.372870131677313" calcext:value-type="float">
            <text:p>0.372870131677313</text:p>
          </table:table-cell>
          <table:table-cell table:formula="of:=SIGN([.D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4*([.A28]/LN(2*[.A28])))" office:value-type="float" office:value="28.5683113144814" calcext:value-type="float">
            <text:p>28.5683113144814</text:p>
          </table:table-cell>
          <table:table-cell table:formula="of:=2*((2*[.A28]+1)/(LN(2*[.A28]+1)))" office:value-type="float" office:value="28.93903529356" calcext:value-type="float">
            <text:p>28.93903529356</text:p>
          </table:table-cell>
          <table:table-cell table:formula="of:=[.C28]-[.B28]" office:value-type="float" office:value="0.37072397907863" calcext:value-type="float">
            <text:p>0.37072397907863</text:p>
          </table:table-cell>
          <table:table-cell table:formula="of:=SIGN([.D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4*([.A29]/LN(2*[.A29])))" office:value-type="float" office:value="29.3087204011167" calcext:value-type="float">
            <text:p>29.3087204011167</text:p>
          </table:table-cell>
          <table:table-cell table:formula="of:=2*((2*[.A29]+1)/(LN(2*[.A29]+1)))" office:value-type="float" office:value="29.6773883196083" calcext:value-type="float">
            <text:p>29.6773883196083</text:p>
          </table:table-cell>
          <table:table-cell table:formula="of:=[.C29]-[.B29]" office:value-type="float" office:value="0.368667918491607" calcext:value-type="float">
            <text:p>0.368667918491607</text:p>
          </table:table-cell>
          <table:table-cell table:formula="of:=SIGN([.D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4*([.A30]/LN(2*[.A30])))" office:value-type="float" office:value="30.0450599450605" calcext:value-type="float">
            <text:p>30.0450599450605</text:p>
          </table:table-cell>
          <table:table-cell table:formula="of:=2*((2*[.A30]+1)/(LN(2*[.A30]+1)))" office:value-type="float" office:value="30.4117554269687" calcext:value-type="float">
            <text:p>30.4117554269687</text:p>
          </table:table-cell>
          <table:table-cell table:formula="of:=[.C30]-[.B30]" office:value-type="float" office:value="0.366695481908202" calcext:value-type="float">
            <text:p>0.366695481908202</text:p>
          </table:table-cell>
          <table:table-cell table:formula="of:=SIGN([.D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4*([.A31]/LN(2*[.A31])))" office:value-type="float" office:value="30.7774942056312" calcext:value-type="float">
            <text:p>30.7774942056312</text:p>
          </table:table-cell>
          <table:table-cell table:formula="of:=2*((2*[.A31]+1)/(LN(2*[.A31]+1)))" office:value-type="float" office:value="31.1422950471124" calcext:value-type="float">
            <text:p>31.1422950471124</text:p>
          </table:table-cell>
          <table:table-cell table:formula="of:=[.C31]-[.B31]" office:value-type="float" office:value="0.364800841481191" calcext:value-type="float">
            <text:p>0.364800841481191</text:p>
          </table:table-cell>
          <table:table-cell table:formula="of:=SIGN([.D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4*([.A32]/LN(2*[.A32])))" office:value-type="float" office:value="31.506176076016" calcext:value-type="float">
            <text:p>31.506176076016</text:p>
          </table:table-cell>
          <table:table-cell table:formula="of:=2*((2*[.A32]+1)/(LN(2*[.A32]+1)))" office:value-type="float" office:value="31.8691548062339" calcext:value-type="float">
            <text:p>31.8691548062339</text:p>
          </table:table-cell>
          <table:table-cell table:formula="of:=[.C32]-[.B32]" office:value-type="float" office:value="0.362978730217932" calcext:value-type="float">
            <text:p>0.362978730217932</text:p>
          </table:table-cell>
          <table:table-cell table:formula="of:=SIGN([.D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4*([.A33]/LN(2*[.A33])))" office:value-type="float" office:value="32.2312481698203" calcext:value-type="float">
            <text:p>32.2312481698203</text:p>
          </table:table-cell>
          <table:table-cell table:formula="of:=2*((2*[.A33]+1)/(LN(2*[.A33]+1)))" office:value-type="float" office:value="32.592472544128" calcext:value-type="float">
            <text:p>32.592472544128</text:p>
          </table:table-cell>
          <table:table-cell table:formula="of:=[.C33]-[.B33]" office:value-type="float" office:value="0.361224374307717" calcext:value-type="float">
            <text:p>0.361224374307717</text:p>
          </table:table-cell>
          <table:table-cell table:formula="of:=SIGN([.D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4*([.A34]/LN(2*[.A34])))" office:value-type="float" office:value="32.9528437773342" calcext:value-type="float">
            <text:p>32.9528437773342</text:p>
          </table:table-cell>
          <table:table-cell table:formula="of:=2*((2*[.A34]+1)/(LN(2*[.A34]+1)))" office:value-type="float" office:value="33.3123772124687" calcext:value-type="float">
            <text:p>33.3123772124687</text:p>
          </table:table-cell>
          <table:table-cell table:formula="of:=[.C34]-[.B34]" office:value-type="float" office:value="0.359533435134544" calcext:value-type="float">
            <text:p>0.359533435134544</text:p>
          </table:table-cell>
          <table:table-cell table:formula="of:=SIGN([.D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4*([.A35]/LN(2*[.A35])))" office:value-type="float" office:value="33.6710877100526" calcext:value-type="float">
            <text:p>33.6710877100526</text:p>
          </table:table-cell>
          <table:table-cell table:formula="of:=2*((2*[.A35]+1)/(LN(2*[.A35]+1)))" office:value-type="float" office:value="34.0289896694424" calcext:value-type="float">
            <text:p>34.0289896694424</text:p>
          </table:table-cell>
          <table:table-cell table:formula="of:=[.C35]-[.B35]" office:value-type="float" office:value="0.357901959389721" calcext:value-type="float">
            <text:p>0.357901959389721</text:p>
          </table:table-cell>
          <table:table-cell table:formula="of:=SIGN([.D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4*([.A36]/LN(2*[.A36])))" office:value-type="float" office:value="34.3860970489694" calcext:value-type="float">
            <text:p>34.3860970489694</text:p>
          </table:table-cell>
          <table:table-cell table:formula="of:=2*((2*[.A36]+1)/(LN(2*[.A36]+1)))" office:value-type="float" office:value="34.7424233849575" calcext:value-type="float">
            <text:p>34.7424233849575</text:p>
          </table:table-cell>
          <table:table-cell table:formula="of:=[.C36]-[.B36]" office:value-type="float" office:value="0.356326335988143" calcext:value-type="float">
            <text:p>0.356326335988143</text:p>
          </table:table-cell>
          <table:table-cell table:formula="of:=SIGN([.D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4*([.A37]/LN(2*[.A37])))" office:value-type="float" office:value="35.0979818096928" calcext:value-type="float">
            <text:p>35.0979818096928</text:p>
          </table:table-cell>
          <table:table-cell table:formula="of:=2*((2*[.A37]+1)/(LN(2*[.A37]+1)))" office:value-type="float" office:value="35.4527850684163" calcext:value-type="float">
            <text:p>35.4527850684163</text:p>
          </table:table-cell>
          <table:table-cell table:formula="of:=[.C37]-[.B37]" office:value-type="float" office:value="0.354803258723436" calcext:value-type="float">
            <text:p>0.354803258723436</text:p>
          </table:table-cell>
          <table:table-cell table:formula="of:=SIGN([.D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4*([.A38]/LN(2*[.A38])))" office:value-type="float" office:value="35.8068455354028" calcext:value-type="float">
            <text:p>35.8068455354028</text:p>
          </table:table-cell>
          <table:table-cell table:formula="of:=2*((2*[.A38]+1)/(LN(2*[.A38]+1)))" office:value-type="float" office:value="36.1601752291865" calcext:value-type="float">
            <text:p>36.1601752291865</text:p>
          </table:table-cell>
          <table:table-cell table:formula="of:=[.C38]-[.B38]" office:value-type="float" office:value="0.353329693783714" calcext:value-type="float">
            <text:p>0.353329693783714</text:p>
          </table:table-cell>
          <table:table-cell table:formula="of:=SIGN([.D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4*([.A39]/LN(2*[.A39])))" office:value-type="float" office:value="36.512785826987" calcext:value-type="float">
            <text:p>36.512785826987</text:p>
          </table:table-cell>
          <table:table-cell table:formula="of:=2*((2*[.A39]+1)/(LN(2*[.A39]+1)))" office:value-type="float" office:value="36.8646886783869" calcext:value-type="float">
            <text:p>36.8646886783869</text:p>
          </table:table-cell>
          <table:table-cell table:formula="of:=[.C39]-[.B39]" office:value-type="float" office:value="0.35190285139992" calcext:value-type="float">
            <text:p>0.35190285139992</text:p>
          </table:table-cell>
          <table:table-cell table:formula="of:=SIGN([.D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4*([.A40]/LN(2*[.A40])))" office:value-type="float" office:value="37.215894818308" calcext:value-type="float">
            <text:p>37.215894818308</text:p>
          </table:table-cell>
          <table:table-cell table:formula="of:=2*((2*[.A40]+1)/(LN(2*[.A40]+1)))" office:value-type="float" office:value="37.5664149793296" calcext:value-type="float">
            <text:p>37.5664149793296</text:p>
          </table:table-cell>
          <table:table-cell table:formula="of:=[.C40]-[.B40]" office:value-type="float" office:value="0.350520161021564" calcext:value-type="float">
            <text:p>0.350520161021564</text:p>
          </table:table-cell>
          <table:table-cell table:formula="of:=SIGN([.D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4*([.A41]/LN(2*[.A41])))" office:value-type="float" office:value="37.916259603389" calcext:value-type="float">
            <text:p>37.916259603389</text:p>
          </table:table-cell>
          <table:table-cell table:formula="of:=2*((2*[.A41]+1)/(LN(2*[.A41]+1)))" office:value-type="float" office:value="38.2654388529023" calcext:value-type="float">
            <text:p>38.2654388529023</text:p>
          </table:table-cell>
          <table:table-cell table:formula="of:=[.C41]-[.B41]" office:value-type="float" office:value="0.349179249513369" calcext:value-type="float">
            <text:p>0.349179249513369</text:p>
          </table:table-cell>
          <table:table-cell table:formula="of:=SIGN([.D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4*([.A42]/LN(2*[.A42])))" office:value-type="float" office:value="38.61396262134" calcext:value-type="float">
            <text:p>38.61396262134</text:p>
          </table:table-cell>
          <table:table-cell table:formula="of:=2*((2*[.A42]+1)/(LN(2*[.A42]+1)))" office:value-type="float" office:value="38.9618405432891" calcext:value-type="float">
            <text:p>38.9618405432891</text:p>
          </table:table-cell>
          <table:table-cell table:formula="of:=[.C42]-[.B42]" office:value-type="float" office:value="0.347877921949042" calcext:value-type="float">
            <text:p>0.347877921949042</text:p>
          </table:table-cell>
          <table:table-cell table:formula="of:=SIGN([.D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4*([.A43]/LN(2*[.A43])))" office:value-type="float" office:value="39.3090820040331" calcext:value-type="float">
            <text:p>39.3090820040331</text:p>
          </table:table-cell>
          <table:table-cell table:formula="of:=2*((2*[.A43]+1)/(LN(2*[.A43]+1)))" office:value-type="float" office:value="39.6556961486774" calcext:value-type="float">
            <text:p>39.6556961486774</text:p>
          </table:table-cell>
          <table:table-cell table:formula="of:=[.C43]-[.B43]" office:value-type="float" office:value="0.346614144644306" calcext:value-type="float">
            <text:p>0.346614144644306</text:p>
          </table:table-cell>
          <table:table-cell table:formula="of:=SIGN([.D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4*([.A44]/LN(2*[.A44])))" office:value-type="float" office:value="40.0016918908459" calcext:value-type="float">
            <text:p>40.0016918908459</text:p>
          </table:table-cell>
          <table:table-cell table:formula="of:=2*((2*[.A44]+1)/(LN(2*[.A44]+1)))" office:value-type="float" office:value="40.3470779209736" calcext:value-type="float">
            <text:p>40.3470779209736</text:p>
          </table:table-cell>
          <table:table-cell table:formula="of:=[.C44]-[.B44]" office:value-type="float" office:value="0.345386030127763" calcext:value-type="float">
            <text:p>0.345386030127763</text:p>
          </table:table-cell>
          <table:table-cell table:formula="of:=SIGN([.D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4*([.A45]/LN(2*[.A45])))" office:value-type="float" office:value="40.6918627142183" calcext:value-type="float">
            <text:p>40.6918627142183</text:p>
          </table:table-cell>
          <table:table-cell table:formula="of:=2*((2*[.A45]+1)/(LN(2*[.A45]+1)))" office:value-type="float" office:value="41.0360545380114" calcext:value-type="float">
            <text:p>41.0360545380114</text:p>
          </table:table-cell>
          <table:table-cell table:formula="of:=[.C45]-[.B45]" office:value-type="float" office:value="0.344191823793153" calcext:value-type="float">
            <text:p>0.344191823793153</text:p>
          </table:table-cell>
          <table:table-cell table:formula="of:=SIGN([.D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4*([.A46]/LN(2*[.A46])))" office:value-type="float" office:value="41.3796614592699" calcext:value-type="float">
            <text:p>41.3796614592699</text:p>
          </table:table-cell>
          <table:table-cell table:formula="of:=2*((2*[.A46]+1)/(LN(2*[.A46]+1)))" office:value-type="float" office:value="41.7226913512853" calcext:value-type="float">
            <text:p>41.7226913512853</text:p>
          </table:table-cell>
          <table:table-cell table:formula="of:=[.C46]-[.B46]" office:value-type="float" office:value="0.343029892015451" calcext:value-type="float">
            <text:p>0.343029892015451</text:p>
          </table:table-cell>
          <table:table-cell table:formula="of:=SIGN([.D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4*([.A47]/LN(2*[.A47])))" office:value-type="float" office:value="42.0651519003101" calcext:value-type="float">
            <text:p>42.0651519003101</text:p>
          </table:table-cell>
          <table:table-cell table:formula="of:=2*((2*[.A47]+1)/(LN(2*[.A47]+1)))" office:value-type="float" office:value="42.4070506118546" calcext:value-type="float">
            <text:p>42.4070506118546</text:p>
          </table:table-cell>
          <table:table-cell table:formula="of:=[.C47]-[.B47]" office:value-type="float" office:value="0.34189871154458" calcext:value-type="float">
            <text:p>0.34189871154458</text:p>
          </table:table-cell>
          <table:table-cell table:formula="of:=SIGN([.D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4*([.A48]/LN(2*[.A48])))" office:value-type="float" office:value="42.7483948167133" calcext:value-type="float">
            <text:p>42.7483948167133</text:p>
          </table:table-cell>
          <table:table-cell table:formula="of:=2*((2*[.A48]+1)/(LN(2*[.A48]+1)))" office:value-type="float" office:value="43.0891916767308" calcext:value-type="float">
            <text:p>43.0891916767308</text:p>
          </table:table-cell>
          <table:table-cell table:formula="of:=[.C48]-[.B48]" office:value-type="float" office:value="0.340796860017562" calcext:value-type="float">
            <text:p>0.340796860017562</text:p>
          </table:table-cell>
          <table:table-cell table:formula="of:=SIGN([.D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4*([.A49]/LN(2*[.A49])))" office:value-type="float" office:value="43.4294481903252" calcext:value-type="float">
            <text:p>43.4294481903252</text:p>
          </table:table-cell>
          <table:table-cell table:formula="of:=2*((2*[.A49]+1)/(LN(2*[.A49]+1)))" office:value-type="float" office:value="43.7691711977774" calcext:value-type="float">
            <text:p>43.7691711977774</text:p>
          </table:table-cell>
          <table:table-cell table:formula="of:=[.C49]-[.B49]" office:value-type="float" office:value="0.339723007452214" calcext:value-type="float">
            <text:p>0.339723007452214</text:p>
          </table:table-cell>
          <table:table-cell table:formula="of:=SIGN([.D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4*([.A50]/LN(2*[.A50])))" office:value-type="float" office:value="44.1083673863017" calcext:value-type="float">
            <text:p>44.1083673863017</text:p>
          </table:table-cell>
          <table:table-cell table:formula="of:=2*((2*[.A50]+1)/(LN(2*[.A50]+1)))" office:value-type="float" office:value="44.4470432949063" calcext:value-type="float">
            <text:p>44.4470432949063</text:p>
          </table:table-cell>
          <table:table-cell table:formula="of:=[.C50]-[.B50]" office:value-type="float" office:value="0.338675908604614" calcext:value-type="float">
            <text:p>0.338675908604614</text:p>
          </table:table-cell>
          <table:table-cell table:formula="of:=SIGN([.D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4*([.A51]/LN(2*[.A51])))" office:value-type="float" office:value="44.7852053190557" calcext:value-type="float">
            <text:p>44.7852053190557</text:p>
          </table:table-cell>
          <table:table-cell table:formula="of:=2*((2*[.A51]+1)/(LN(2*[.A51]+1)))" office:value-type="float" office:value="45.1228597151439" calcext:value-type="float">
            <text:p>45.1228597151439</text:p>
          </table:table-cell>
          <table:table-cell table:formula="of:=[.C51]-[.B51]" office:value-type="float" office:value="0.33765439608824" calcext:value-type="float">
            <text:p>0.33765439608824</text:p>
          </table:table-cell>
          <table:table-cell table:formula="of:=SIGN([.D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4*([.A52]/LN(2*[.A52])))" office:value-type="float" office:value="45.4600126047889" calcext:value-type="float">
            <text:p>45.4600126047889</text:p>
          </table:table-cell>
          <table:table-cell table:formula="of:=2*((2*[.A52]+1)/(LN(2*[.A52]+1)))" office:value-type="float" office:value="45.7966699789557" calcext:value-type="float">
            <text:p>45.7966699789557</text:p>
          </table:table-cell>
          <table:table-cell table:formula="of:=[.C52]-[.B52]" office:value-type="float" office:value="0.336657374166755" calcext:value-type="float">
            <text:p>0.336657374166755</text:p>
          </table:table-cell>
          <table:table-cell table:formula="of:=SIGN([.D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4*([.A53]/LN(2*[.A53])))" office:value-type="float" office:value="46.1328377019172" calcext:value-type="float">
            <text:p>46.1328377019172</text:p>
          </table:table-cell>
          <table:table-cell table:formula="of:=2*((2*[.A53]+1)/(LN(2*[.A53]+1)))" office:value-type="float" office:value="46.4685215150608" calcext:value-type="float">
            <text:p>46.4685215150608</text:p>
          </table:table-cell>
          <table:table-cell table:formula="of:=[.C53]-[.B53]" office:value-type="float" office:value="0.335683813143639" calcext:value-type="float">
            <text:p>0.335683813143639</text:p>
          </table:table-cell>
          <table:table-cell table:formula="of:=SIGN([.D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4*([.A54]/LN(2*[.A54])))" office:value-type="float" office:value="46.8037270405473" calcext:value-type="float">
            <text:p>46.8037270405473</text:p>
          </table:table-cell>
          <table:table-cell table:formula="of:=2*((2*[.A54]+1)/(LN(2*[.A54]+1)))" office:value-type="float" office:value="47.1384597848292" calcext:value-type="float">
            <text:p>47.1384597848292</text:p>
          </table:table-cell>
          <table:table-cell table:formula="of:=[.C54]-[.B54]" office:value-type="float" office:value="0.334732744281936" calcext:value-type="float">
            <text:p>0.334732744281936</text:p>
          </table:table-cell>
          <table:table-cell table:formula="of:=SIGN([.D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4*([.A55]/LN(2*[.A55])))" office:value-type="float" office:value="47.4727251420362" calcext:value-type="float">
            <text:p>47.4727251420362</text:p>
          </table:table-cell>
          <table:table-cell table:formula="of:=2*((2*[.A55]+1)/(LN(2*[.A55]+1)))" office:value-type="float" office:value="47.806528397232" calcext:value-type="float">
            <text:p>47.806528397232</text:p>
          </table:table-cell>
          <table:table-cell table:formula="of:=[.C55]-[.B55]" office:value-type="float" office:value="0.333803255195775" calcext:value-type="float">
            <text:p>0.333803255195775</text:p>
          </table:table-cell>
          <table:table-cell table:formula="of:=SIGN([.D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4*([.A56]/LN(2*[.A56])))" office:value-type="float" office:value="48.13987472955" calcext:value-type="float">
            <text:p>48.13987472955</text:p>
          </table:table-cell>
          <table:table-cell table:formula="of:=2*((2*[.A56]+1)/(LN(2*[.A56]+1)))" office:value-type="float" office:value="48.4727692152127" calcext:value-type="float">
            <text:p>48.4727692152127</text:p>
          </table:table-cell>
          <table:table-cell table:formula="of:=[.C56]-[.B56]" office:value-type="float" office:value="0.332894485662756" calcext:value-type="float">
            <text:p>0.332894485662756</text:p>
          </table:table-cell>
          <table:table-cell table:formula="of:=SIGN([.D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4*([.A57]/LN(2*[.A57])))" office:value-type="float" office:value="48.8052168304403" calcext:value-type="float">
            <text:p>48.8052168304403</text:p>
          </table:table-cell>
          <table:table-cell table:formula="of:=2*((2*[.A57]+1)/(LN(2*[.A57]+1)))" office:value-type="float" office:value="49.1372224542524" calcext:value-type="float">
            <text:p>49.1372224542524</text:p>
          </table:table-cell>
          <table:table-cell table:formula="of:=[.C57]-[.B57]" office:value-type="float" office:value="0.332005623812194" calcext:value-type="float">
            <text:p>0.332005623812194</text:p>
          </table:table-cell>
          <table:table-cell table:formula="of:=SIGN([.D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4*([.A58]/LN(2*[.A58])))" office:value-type="float" office:value="49.4687908711704" calcext:value-type="float">
            <text:p>49.4687908711704</text:p>
          </table:table-cell>
          <table:table-cell table:formula="of:=2*((2*[.A58]+1)/(LN(2*[.A58]+1)))" office:value-type="float" office:value="49.7999267738206" calcext:value-type="float">
            <text:p>49.7999267738206</text:p>
          </table:table-cell>
          <table:table-cell table:formula="of:=[.C58]-[.B58]" office:value-type="float" office:value="0.331135902650239" calcext:value-type="float">
            <text:p>0.331135902650239</text:p>
          </table:table-cell>
          <table:table-cell table:formula="of:=SIGN([.D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4*([.A59]/LN(2*[.A59])))" office:value-type="float" office:value="50.130634765447" calcext:value-type="float">
            <text:p>50.130634765447</text:p>
          </table:table-cell>
          <table:table-cell table:formula="of:=2*((2*[.A59]+1)/(LN(2*[.A59]+1)))" office:value-type="float" office:value="50.4609193623338" calcext:value-type="float">
            <text:p>50.4609193623338</text:p>
          </table:table-cell>
          <table:table-cell table:formula="of:=[.C59]-[.B59]" office:value-type="float" office:value="0.33028459688682" calcext:value-type="float">
            <text:p>0.33028459688682</text:p>
          </table:table-cell>
          <table:table-cell table:formula="of:=SIGN([.D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4*([.A60]/LN(2*[.A60])))" office:value-type="float" office:value="50.7907849961444" calcext:value-type="float">
            <text:p>50.7907849961444</text:p>
          </table:table-cell>
          <table:table-cell table:formula="of:=2*((2*[.A60]+1)/(LN(2*[.A60]+1)))" office:value-type="float" office:value="51.1202360161786" calcext:value-type="float">
            <text:p>51.1202360161786</text:p>
          </table:table-cell>
          <table:table-cell table:formula="of:=[.C60]-[.B60]" office:value-type="float" office:value="0.329451020034121" calcext:value-type="float">
            <text:p>0.329451020034121</text:p>
          </table:table-cell>
          <table:table-cell table:formula="of:=SIGN([.D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4*([.A61]/LN(2*[.A61])))" office:value-type="float" office:value="51.4492766915518" calcext:value-type="float">
            <text:p>51.4492766915518</text:p>
          </table:table-cell>
          <table:table-cell table:formula="of:=2*((2*[.A61]+1)/(LN(2*[.A61]+1)))" office:value-type="float" office:value="51.777911213301" calcext:value-type="float">
            <text:p>51.777911213301</text:p>
          </table:table-cell>
          <table:table-cell table:formula="of:=[.C61]-[.B61]" office:value-type="float" office:value="0.328634521749194" calcext:value-type="float">
            <text:p>0.328634521749194</text:p>
          </table:table-cell>
          <table:table-cell table:formula="of:=SIGN([.D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4*([.A62]/LN(2*[.A62])))" office:value-type="float" office:value="52.106143696418" calcext:value-type="float">
            <text:p>52.106143696418</text:p>
          </table:table-cell>
          <table:table-cell table:formula="of:=2*((2*[.A62]+1)/(LN(2*[.A62]+1)))" office:value-type="float" office:value="52.433978181815" calcext:value-type="float">
            <text:p>52.433978181815</text:p>
          </table:table-cell>
          <table:table-cell table:formula="of:=[.C62]-[.B62]" office:value-type="float" office:value="0.327834485397084" calcext:value-type="float">
            <text:p>0.327834485397084</text:p>
          </table:table-cell>
          <table:table-cell table:formula="of:=SIGN([.D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4*([.A63]/LN(2*[.A63])))" office:value-type="float" office:value="52.761418638225" calcext:value-type="float">
            <text:p>52.761418638225</text:p>
          </table:table-cell>
          <table:table-cell table:formula="of:=2*((2*[.A63]+1)/(LN(2*[.A63]+1)))" office:value-type="float" office:value="53.0884689640377" calcext:value-type="float">
            <text:p>53.0884689640377</text:p>
          </table:table-cell>
          <table:table-cell table:formula="of:=[.C63]-[.B63]" office:value-type="float" office:value="0.327050325812735" calcext:value-type="float">
            <text:p>0.327050325812735</text:p>
          </table:table-cell>
          <table:table-cell table:formula="of:=SIGN([.D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4*([.A64]/LN(2*[.A64])))" office:value-type="float" office:value="53.4151329890773" calcext:value-type="float">
            <text:p>53.4151329890773</text:p>
          </table:table-cell>
          <table:table-cell table:formula="of:=2*((2*[.A64]+1)/(LN(2*[.A64]+1)))" office:value-type="float" office:value="53.7414144763202" calcext:value-type="float">
            <text:p>53.7414144763202</text:p>
          </table:table-cell>
          <table:table-cell table:formula="of:=[.C64]-[.B64]" office:value-type="float" office:value="0.32628148724298" calcext:value-type="float">
            <text:p>0.32628148724298</text:p>
          </table:table-cell>
          <table:table-cell table:formula="of:=SIGN([.D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4*([.A65]/LN(2*[.A65])))" office:value-type="float" office:value="54.0673171235588" calcext:value-type="float">
            <text:p>54.0673171235588</text:p>
          </table:table-cell>
          <table:table-cell table:formula="of:=2*((2*[.A65]+1)/(LN(2*[.A65]+1)))" office:value-type="float" office:value="54.3928445650104" calcext:value-type="float">
            <text:p>54.3928445650104</text:p>
          </table:table-cell>
          <table:table-cell table:formula="of:=[.C65]-[.B65]" office:value-type="float" office:value="0.325527441451584" calcext:value-type="float">
            <text:p>0.325527441451584</text:p>
          </table:table-cell>
          <table:table-cell table:formula="of:=SIGN([.D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4*([.A66]/LN(2*[.A66])))" office:value-type="float" office:value="54.7180003728758" calcext:value-type="float">
            <text:p>54.7180003728758</text:p>
          </table:table-cell>
          <table:table-cell table:formula="of:=2*((2*[.A66]+1)/(LN(2*[.A66]+1)))" office:value-type="float" office:value="55.0427880588482" calcext:value-type="float">
            <text:p>55.0427880588482</text:p>
          </table:table-cell>
          <table:table-cell table:formula="of:=[.C66]-[.B66]" office:value-type="float" office:value="0.324787685972368" calcext:value-type="float">
            <text:p>0.324787685972368</text:p>
          </table:table-cell>
          <table:table-cell table:formula="of:=SIGN([.D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4*([.A67]/LN(2*[.A67])))" office:value-type="float" office:value="55.3672110755744" calcext:value-type="float">
            <text:p>55.3672110755744</text:p>
          </table:table-cell>
          <table:table-cell table:formula="of:=2*((2*[.A67]+1)/(LN(2*[.A67]+1)))" office:value-type="float" office:value="55.6912728180711" calcext:value-type="float">
            <text:p>55.6912728180711</text:p>
          </table:table-cell>
          <table:table-cell table:formula="of:=[.C67]-[.B67]" office:value-type="float" office:value="0.324061742496639" calcext:value-type="float">
            <text:p>0.324061742496639</text:p>
          </table:table-cell>
          <table:table-cell table:formula="of:=SIGN([.D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4*([.A68]/LN(2*[.A68])))" office:value-type="float" office:value="56.0149766250962" calcext:value-type="float">
            <text:p>56.0149766250962</text:p>
          </table:table-cell>
          <table:table-cell table:formula="of:=2*((2*[.A68]+1)/(LN(2*[.A68]+1)))" office:value-type="float" office:value="56.3383257804793" calcext:value-type="float">
            <text:p>56.3383257804793</text:p>
          </table:table-cell>
          <table:table-cell table:formula="of:=[.C68]-[.B68]" office:value-type="float" office:value="0.323349155383106" calcext:value-type="float">
            <text:p>0.323349155383106</text:p>
          </table:table-cell>
          <table:table-cell table:formula="of:=SIGN([.D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4*([.A69]/LN(2*[.A69])))" office:value-type="float" office:value="56.6613235144103" calcext:value-type="float">
            <text:p>56.6613235144103</text:p>
          </table:table-cell>
          <table:table-cell table:formula="of:=2*((2*[.A69]+1)/(LN(2*[.A69]+1)))" office:value-type="float" office:value="56.9839730046896" calcext:value-type="float">
            <text:p>56.9839730046896</text:p>
          </table:table-cell>
          <table:table-cell table:formula="of:=[.C69]-[.B69]" office:value-type="float" office:value="0.322649490279268" calcext:value-type="float">
            <text:p>0.322649490279268</text:p>
          </table:table-cell>
          <table:table-cell table:formula="of:=SIGN([.D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4*([.A70]/LN(2*[.A70])))" office:value-type="float" office:value="57.3062773779404" calcext:value-type="float">
            <text:p>57.3062773779404</text:p>
          </table:table-cell>
          <table:table-cell table:formula="of:=2*((2*[.A70]+1)/(LN(2*[.A70]+1)))" office:value-type="float" office:value="57.628239710785" calcext:value-type="float">
            <text:p>57.628239710785</text:p>
          </table:table-cell>
          <table:table-cell table:formula="of:=[.C70]-[.B70]" office:value-type="float" office:value="0.321962332844606" calcext:value-type="float">
            <text:p>0.321962332844606</text:p>
          </table:table-cell>
          <table:table-cell table:formula="of:=SIGN([.D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4*([.A71]/LN(2*[.A71])))" office:value-type="float" office:value="57.9498630309856" calcext:value-type="float">
            <text:p>57.9498630309856</text:p>
          </table:table-cell>
          <table:table-cell table:formula="of:=2*((2*[.A71]+1)/(LN(2*[.A71]+1)))" office:value-type="float" office:value="58.2711503185522" calcext:value-type="float">
            <text:p>58.2711503185522</text:p>
          </table:table-cell>
          <table:table-cell table:formula="of:=[.C71]-[.B71]" office:value-type="float" office:value="0.321287287566541" calcext:value-type="float">
            <text:p>0.321287287566541</text:p>
          </table:table-cell>
          <table:table-cell table:formula="of:=SIGN([.D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4*([.A72]/LN(2*[.A72])))" office:value-type="float" office:value="58.592104506817" calcext:value-type="float">
            <text:p>58.592104506817</text:p>
          </table:table-cell>
          <table:table-cell table:formula="of:=2*((2*[.A72]+1)/(LN(2*[.A72]+1)))" office:value-type="float" office:value="58.9127284834787" calcext:value-type="float">
            <text:p>58.9127284834787</text:p>
          </table:table-cell>
          <table:table-cell table:formula="of:=[.C72]-[.B72]" office:value-type="float" office:value="0.320623976661729" calcext:value-type="float">
            <text:p>0.320623976661729</text:p>
          </table:table-cell>
          <table:table-cell table:formula="of:=SIGN([.D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4*([.A73]/LN(2*[.A73])))" office:value-type="float" office:value="59.2330250916158" calcext:value-type="float">
            <text:p>59.2330250916158</text:p>
          </table:table-cell>
          <table:table-cell table:formula="of:=2*((2*[.A73]+1)/(LN(2*[.A73]+1)))" office:value-type="float" office:value="59.5529971306707" calcext:value-type="float">
            <text:p>59.5529971306707</text:p>
          </table:table-cell>
          <table:table-cell table:formula="of:=[.C73]-[.B73]" office:value-type="float" office:value="0.31997203905491" calcext:value-type="float">
            <text:p>0.31997203905491</text:p>
          </table:table-cell>
          <table:table-cell table:formula="of:=SIGN([.D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4*([.A74]/LN(2*[.A74])))" office:value-type="float" office:value="59.8726473574065" calcext:value-type="float">
            <text:p>59.8726473574065</text:p>
          </table:table-cell>
          <table:table-cell table:formula="of:=2*((2*[.A74]+1)/(LN(2*[.A74]+1)))" office:value-type="float" office:value="60.191978486836" calcext:value-type="float">
            <text:p>60.191978486836</text:p>
          </table:table-cell>
          <table:table-cell table:formula="of:=[.C74]-[.B74]" office:value-type="float" office:value="0.319331129429493" calcext:value-type="float">
            <text:p>0.319331129429493</text:p>
          </table:table-cell>
          <table:table-cell table:formula="of:=SIGN([.D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4*([.A75]/LN(2*[.A75])))" office:value-type="float" office:value="60.5109931931245" calcext:value-type="float">
            <text:p>60.5109931931245</text:p>
          </table:table-cell>
          <table:table-cell table:formula="of:=2*((2*[.A75]+1)/(LN(2*[.A75]+1)))" office:value-type="float" office:value="60.8296941104679" calcext:value-type="float">
            <text:p>60.8296941104679</text:p>
          </table:table-cell>
          <table:table-cell table:formula="of:=[.C75]-[.B75]" office:value-type="float" office:value="0.318700917343399" calcext:value-type="float">
            <text:p>0.318700917343399</text:p>
          </table:table-cell>
          <table:table-cell table:formula="of:=SIGN([.D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4*([.A76]/LN(2*[.A76])))" office:value-type="float" office:value="61.1480838339458" calcext:value-type="float">
            <text:p>61.1480838339458</text:p>
          </table:table-cell>
          <table:table-cell table:formula="of:=2*((2*[.A76]+1)/(LN(2*[.A76]+1)))" office:value-type="float" office:value="61.4661649203512" calcext:value-type="float">
            <text:p>61.4661649203512</text:p>
          </table:table-cell>
          <table:table-cell table:formula="of:=[.C76]-[.B76]" office:value-type="float" office:value="0.318081086405428" calcext:value-type="float">
            <text:p>0.318081086405428</text:p>
          </table:table-cell>
          <table:table-cell table:formula="of:=SIGN([.D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4*([.A77]/LN(2*[.A77])))" office:value-type="float" office:value="61.7839398889978" calcext:value-type="float">
            <text:p>61.7839398889978</text:p>
          </table:table-cell>
          <table:table-cell table:formula="of:=2*((2*[.A77]+1)/(LN(2*[.A77]+1)))" office:value-type="float" office:value="62.1014112225048" calcext:value-type="float">
            <text:p>62.1014112225048</text:p>
          </table:table-cell>
          <table:table-cell table:formula="of:=[.C77]-[.B77]" office:value-type="float" office:value="0.317471333506923" calcext:value-type="float">
            <text:p>0.317471333506923</text:p>
          </table:table-cell>
          <table:table-cell table:formula="of:=SIGN([.D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4*([.A78]/LN(2*[.A78])))" office:value-type="float" office:value="62.4185813675602" calcext:value-type="float">
            <text:p>62.4185813675602</text:p>
          </table:table-cell>
          <table:table-cell table:formula="of:=2*((2*[.A78]+1)/(LN(2*[.A78]+1)))" office:value-type="float" office:value="62.7354527356648" calcext:value-type="float">
            <text:p>62.7354527356648</text:p>
          </table:table-cell>
          <table:table-cell table:formula="of:=[.C78]-[.B78]" office:value-type="float" office:value="0.316871368104564" calcext:value-type="float">
            <text:p>0.316871368104564</text:p>
          </table:table-cell>
          <table:table-cell table:formula="of:=SIGN([.D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4*([.A79]/LN(2*[.A79])))" office:value-type="float" office:value="63.0520277038545" calcext:value-type="float">
            <text:p>63.0520277038545</text:p>
          </table:table-cell>
          <table:table-cell table:formula="of:=2*((2*[.A79]+1)/(LN(2*[.A79]+1)))" office:value-type="float" office:value="63.3683086154047" calcext:value-type="float">
            <text:p>63.3683086154047</text:p>
          </table:table-cell>
          <table:table-cell table:formula="of:=[.C79]-[.B79]" office:value-type="float" office:value="0.316280911550237" calcext:value-type="float">
            <text:p>0.316280911550237</text:p>
          </table:table-cell>
          <table:table-cell table:formula="of:=SIGN([.D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4*([.A80]/LN(2*[.A80])))" office:value-type="float" office:value="63.6842977805158" calcext:value-type="float">
            <text:p>63.6842977805158</text:p>
          </table:table-cell>
          <table:table-cell table:formula="of:=2*((2*[.A80]+1)/(LN(2*[.A80]+1)))" office:value-type="float" office:value="63.9999974769802" calcext:value-type="float">
            <text:p>63.9999974769802</text:p>
          </table:table-cell>
          <table:table-cell table:formula="of:=[.C80]-[.B80]" office:value-type="float" office:value="0.315699696464364" calcext:value-type="float">
            <text:p>0.315699696464364</text:p>
          </table:table-cell>
          <table:table-cell table:formula="of:=SIGN([.D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4*([.A81]/LN(2*[.A81])))" office:value-type="float" office:value="64.3154099508323" calcext:value-type="float">
            <text:p>64.3154099508323</text:p>
          </table:table-cell>
          <table:table-cell table:formula="of:=2*((2*[.A81]+1)/(LN(2*[.A81]+1)))" office:value-type="float" office:value="64.6305374169817" calcext:value-type="float">
            <text:p>64.6305374169817</text:p>
          </table:table-cell>
          <table:table-cell table:formula="of:=[.C81]-[.B81]" office:value-type="float" office:value="0.315127466149448" calcext:value-type="float">
            <text:p>0.315127466149448</text:p>
          </table:table-cell>
          <table:table-cell table:formula="of:=SIGN([.D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4*([.A82]/LN(2*[.A82])))" office:value-type="float" office:value="64.9453820598298" calcext:value-type="float">
            <text:p>64.9453820598298</text:p>
          </table:table-cell>
          <table:table-cell table:formula="of:=2*((2*[.A82]+1)/(LN(2*[.A82]+1)))" office:value-type="float" office:value="65.2599460338704" calcext:value-type="float">
            <text:p>65.2599460338704</text:p>
          </table:table-cell>
          <table:table-cell table:formula="of:=[.C82]-[.B82]" office:value-type="float" office:value="0.314563974040595" calcext:value-type="float">
            <text:p>0.314563974040595</text:p>
          </table:table-cell>
          <table:table-cell table:formula="of:=SIGN([.D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4*([.A83]/LN(2*[.A83])))" office:value-type="float" office:value="65.5742314642756" calcext:value-type="float">
            <text:p>65.5742314642756</text:p>
          </table:table-cell>
          <table:table-cell table:formula="of:=2*((2*[.A83]+1)/(LN(2*[.A83]+1)))" office:value-type="float" office:value="65.8882404474663" calcext:value-type="float">
            <text:p>65.8882404474663</text:p>
          </table:table-cell>
          <table:table-cell table:formula="of:=[.C83]-[.B83]" office:value-type="float" office:value="0.314008983190732" calcext:value-type="float">
            <text:p>0.314008983190732</text:p>
          </table:table-cell>
          <table:table-cell table:formula="of:=SIGN([.D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4*([.A84]/LN(2*[.A84])))" office:value-type="float" office:value="66.2019750516686" calcext:value-type="float">
            <text:p>66.2019750516686</text:p>
          </table:table-cell>
          <table:table-cell table:formula="of:=2*((2*[.A84]+1)/(LN(2*[.A84]+1)))" office:value-type="float" office:value="66.5154373174559" calcext:value-type="float">
            <text:p>66.5154373174559</text:p>
          </table:table-cell>
          <table:table-cell table:formula="of:=[.C84]-[.B84]" office:value-type="float" office:value="0.313462265787294" calcext:value-type="float">
            <text:p>0.313462265787294</text:p>
          </table:table-cell>
          <table:table-cell table:formula="of:=SIGN([.D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4*([.A85]/LN(2*[.A85])))" office:value-type="float" office:value="66.828629258278" calcext:value-type="float">
            <text:p>66.828629258278</text:p>
          </table:table-cell>
          <table:table-cell table:formula="of:=2*((2*[.A85]+1)/(LN(2*[.A85]+1)))" office:value-type="float" office:value="67.1415528609768" calcext:value-type="float">
            <text:p>67.1415528609768</text:p>
          </table:table-cell>
          <table:table-cell table:formula="of:=[.C85]-[.B85]" office:value-type="float" office:value="0.312923602698774" calcext:value-type="float">
            <text:p>0.312923602698774</text:p>
          </table:table-cell>
          <table:table-cell table:formula="of:=SIGN([.D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4*([.A86]/LN(2*[.A86])))" office:value-type="float" office:value="67.4542100862891" calcext:value-type="float">
            <text:p>67.4542100862891</text:p>
          </table:table-cell>
          <table:table-cell table:formula="of:=2*((2*[.A86]+1)/(LN(2*[.A86]+1)))" office:value-type="float" office:value="67.7666028693376" calcext:value-type="float">
            <text:p>67.7666028693376</text:p>
          </table:table-cell>
          <table:table-cell table:formula="of:=[.C86]-[.B86]" office:value-type="float" office:value="0.312392783048523" calcext:value-type="float">
            <text:p>0.312392783048523</text:p>
          </table:table-cell>
          <table:table-cell table:formula="of:=SIGN([.D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4*([.A87]/LN(2*[.A87])))" office:value-type="float" office:value="68.0787331201095" calcext:value-type="float">
            <text:p>68.0787331201095</text:p>
          </table:table-cell>
          <table:table-cell table:formula="of:=2*((2*[.A87]+1)/(LN(2*[.A87]+1)))" office:value-type="float" office:value="68.3906027239236" calcext:value-type="float">
            <text:p>68.3906027239236</text:p>
          </table:table-cell>
          <table:table-cell table:formula="of:=[.C87]-[.B87]" office:value-type="float" office:value="0.31186960381406" calcext:value-type="float">
            <text:p>0.31186960381406</text:p>
          </table:table-cell>
          <table:table-cell table:formula="of:=SIGN([.D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4*([.A88]/LN(2*[.A88])))" office:value-type="float" office:value="68.7022135418862" calcext:value-type="float">
            <text:p>68.7022135418862</text:p>
          </table:table-cell>
          <table:table-cell table:formula="of:=2*((2*[.A88]+1)/(LN(2*[.A88]+1)))" office:value-type="float" office:value="69.0135674113363" calcext:value-type="float">
            <text:p>69.0135674113363</text:p>
          </table:table-cell>
          <table:table-cell table:formula="of:=[.C88]-[.B88]" office:value-type="float" office:value="0.311353869450102" calcext:value-type="float">
            <text:p>0.311353869450102</text:p>
          </table:table-cell>
          <table:table-cell table:formula="of:=SIGN([.D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4*([.A89]/LN(2*[.A89])))" office:value-type="float" office:value="69.3246661462797" calcext:value-type="float">
            <text:p>69.3246661462797</text:p>
          </table:table-cell>
          <table:table-cell table:formula="of:=2*((2*[.A89]+1)/(LN(2*[.A89]+1)))" office:value-type="float" office:value="69.6355115378134" calcext:value-type="float">
            <text:p>69.6355115378134</text:p>
          </table:table-cell>
          <table:table-cell table:formula="of:=[.C89]-[.B89]" office:value-type="float" office:value="0.310845391533633" calcext:value-type="float">
            <text:p>0.310845391533633</text:p>
          </table:table-cell>
          <table:table-cell table:formula="of:=SIGN([.D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4*([.A90]/LN(2*[.A90])))" office:value-type="float" office:value="69.9461053545392" calcext:value-type="float">
            <text:p>69.9461053545392</text:p>
          </table:table-cell>
          <table:table-cell table:formula="of:=2*((2*[.A90]+1)/(LN(2*[.A90]+1)))" office:value-type="float" office:value="70.2564493429687" calcext:value-type="float">
            <text:p>70.2564493429687</text:p>
          </table:table-cell>
          <table:table-cell table:formula="of:=[.C90]-[.B90]" office:value-type="float" office:value="0.310343988429466" calcext:value-type="float">
            <text:p>0.310343988429466</text:p>
          </table:table-cell>
          <table:table-cell table:formula="of:=SIGN([.D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4*([.A91]/LN(2*[.A91])))" office:value-type="float" office:value="70.5665452279177" calcext:value-type="float">
            <text:p>70.5665452279177</text:p>
          </table:table-cell>
          <table:table-cell table:formula="of:=2*((2*[.A91]+1)/(LN(2*[.A91]+1)))" office:value-type="float" office:value="70.8763947128927" calcext:value-type="float">
            <text:p>70.8763947128927</text:p>
          </table:table-cell>
          <table:table-cell table:formula="of:=[.C91]-[.B91]" office:value-type="float" office:value="0.309849484974961" calcext:value-type="float">
            <text:p>0.309849484974961</text:p>
          </table:table-cell>
          <table:table-cell table:formula="of:=SIGN([.D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4*([.A92]/LN(2*[.A92])))" office:value-type="float" office:value="71.185999480467" calcext:value-type="float">
            <text:p>71.185999480467</text:p>
          </table:table-cell>
          <table:table-cell table:formula="of:=2*((2*[.A92]+1)/(LN(2*[.A92]+1)))" office:value-type="float" office:value="71.4953611926495" calcext:value-type="float">
            <text:p>71.4953611926495</text:p>
          </table:table-cell>
          <table:table-cell table:formula="of:=[.C92]-[.B92]" office:value-type="float" office:value="0.30936171218255" calcext:value-type="float">
            <text:p>0.30936171218255</text:p>
          </table:table-cell>
          <table:table-cell table:formula="of:=SIGN([.D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4*([.A93]/LN(2*[.A93])))" office:value-type="float" office:value="71.8044814912447" calcext:value-type="float">
            <text:p>71.8044814912447</text:p>
          </table:table-cell>
          <table:table-cell table:formula="of:=2*((2*[.A93]+1)/(LN(2*[.A93]+1)))" office:value-type="float" office:value="72.1133619982038" calcext:value-type="float">
            <text:p>72.1133619982038</text:p>
          </table:table-cell>
          <table:table-cell table:formula="of:=[.C93]-[.B93]" office:value-type="float" office:value="0.308880506959085" calcext:value-type="float">
            <text:p>0.308880506959085</text:p>
          </table:table-cell>
          <table:table-cell table:formula="of:=SIGN([.D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4*([.A94]/LN(2*[.A94])))" office:value-type="float" office:value="72.422004315969" calcext:value-type="float">
            <text:p>72.422004315969</text:p>
          </table:table-cell>
          <table:table-cell table:formula="of:=2*((2*[.A94]+1)/(LN(2*[.A94]+1)))" office:value-type="float" office:value="72.7304100278095" calcext:value-type="float">
            <text:p>72.7304100278095</text:p>
          </table:table-cell>
          <table:table-cell table:formula="of:=[.C94]-[.B94]" office:value-type="float" office:value="0.308405711840493" calcext:value-type="float">
            <text:p>0.308405711840493</text:p>
          </table:table-cell>
          <table:table-cell table:formula="of:=SIGN([.D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4*([.A95]/LN(2*[.A95])))" office:value-type="float" office:value="73.0385806981498" calcext:value-type="float">
            <text:p>73.0385806981498</text:p>
          </table:table-cell>
          <table:table-cell table:formula="of:=2*((2*[.A95]+1)/(LN(2*[.A95]+1)))" office:value-type="float" office:value="73.3465178728909" calcext:value-type="float">
            <text:p>73.3465178728909</text:p>
          </table:table-cell>
          <table:table-cell table:formula="of:=[.C95]-[.B95]" office:value-type="float" office:value="0.307937174741184" calcext:value-type="float">
            <text:p>0.307937174741184</text:p>
          </table:table-cell>
          <table:table-cell table:formula="of:=SIGN([.D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4*([.A96]/LN(2*[.A96])))" office:value-type="float" office:value="73.654223079725" calcext:value-type="float">
            <text:p>73.654223079725</text:p>
          </table:table-cell>
          <table:table-cell table:formula="of:=2*((2*[.A96]+1)/(LN(2*[.A96]+1)))" office:value-type="float" office:value="73.961697828442" calcext:value-type="float">
            <text:p>73.961697828442</text:p>
          </table:table-cell>
          <table:table-cell table:formula="of:=[.C96]-[.B96]" office:value-type="float" office:value="0.307474748716984" calcext:value-type="float">
            <text:p>0.307474748716984</text:p>
          </table:table-cell>
          <table:table-cell table:formula="of:=SIGN([.D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4*([.A97]/LN(2*[.A97])))" office:value-type="float" office:value="74.2689436112304" calcext:value-type="float">
            <text:p>74.2689436112304</text:p>
          </table:table-cell>
          <table:table-cell table:formula="of:=2*((2*[.A97]+1)/(LN(2*[.A97]+1)))" office:value-type="float" office:value="74.5759619029713" calcext:value-type="float">
            <text:p>74.5759619029713</text:p>
          </table:table-cell>
          <table:table-cell table:formula="of:=[.C97]-[.B97]" office:value-type="float" office:value="0.307018291740832" calcext:value-type="float">
            <text:p>0.307018291740832</text:p>
          </table:table-cell>
          <table:table-cell table:formula="of:=SIGN([.D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4*([.A98]/LN(2*[.A98])))" office:value-type="float" office:value="74.8827541615256" calcext:value-type="float">
            <text:p>74.8827541615256</text:p>
          </table:table-cell>
          <table:table-cell table:formula="of:=2*((2*[.A98]+1)/(LN(2*[.A98]+1)))" office:value-type="float" office:value="75.1893218280161" calcext:value-type="float">
            <text:p>75.1893218280161</text:p>
          </table:table-cell>
          <table:table-cell table:formula="of:=[.C98]-[.B98]" office:value-type="float" office:value="0.306567666490437" calcext:value-type="float">
            <text:p>0.306567666490437</text:p>
          </table:table-cell>
          <table:table-cell table:formula="of:=SIGN([.D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4*([.A99]/LN(2*[.A99])))" office:value-type="float" office:value="75.4956663271019" calcext:value-type="float">
            <text:p>75.4956663271019</text:p>
          </table:table-cell>
          <table:table-cell table:formula="of:=2*((2*[.A99]+1)/(LN(2*[.A99]+1)))" office:value-type="float" office:value="75.8017890672489" calcext:value-type="float">
            <text:p>75.8017890672489</text:p>
          </table:table-cell>
          <table:table-cell table:formula="of:=[.C99]-[.B99]" office:value-type="float" office:value="0.306122740146975" calcext:value-type="float">
            <text:p>0.306122740146975</text:p>
          </table:table-cell>
          <table:table-cell table:formula="of:=SIGN([.D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4*([.A100]/LN(2*[.A100])))" office:value-type="float" office:value="76.1076914409928" calcext:value-type="float">
            <text:p>76.1076914409928</text:p>
          </table:table-cell>
          <table:table-cell table:formula="of:=2*((2*[.A100]+1)/(LN(2*[.A100]+1)))" office:value-type="float" office:value="76.4133748251974" calcext:value-type="float">
            <text:p>76.4133748251974</text:p>
          </table:table-cell>
          <table:table-cell table:formula="of:=[.C100]-[.B100]" office:value-type="float" office:value="0.305683384204642" calcext:value-type="float">
            <text:p>0.305683384204642</text:p>
          </table:table-cell>
          <table:table-cell table:formula="of:=SIGN([.D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4*([.A101]/LN(2*[.A101])))" office:value-type="float" office:value="76.7188405813078" calcext:value-type="float">
            <text:p>76.7188405813078</text:p>
          </table:table-cell>
          <table:table-cell table:formula="of:=2*((2*[.A101]+1)/(LN(2*[.A101]+1)))" office:value-type="float" office:value="77.0240900555973" calcext:value-type="float">
            <text:p>77.0240900555973</text:p>
          </table:table-cell>
          <table:table-cell table:formula="of:=[.C101]-[.B101]" office:value-type="float" office:value="0.305249474289539" calcext:value-type="float">
            <text:p>0.305249474289539</text:p>
          </table:table-cell>
          <table:table-cell table:formula="of:=SIGN([.D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4*([.A102]/LN(2*[.A102])))" office:value-type="float" office:value="77.3291245794102" calcext:value-type="float">
            <text:p>77.3291245794102</text:p>
          </table:table-cell>
          <table:table-cell table:formula="of:=2*((2*[.A102]+1)/(LN(2*[.A102]+1)))" office:value-type="float" office:value="77.6339454693985" calcext:value-type="float">
            <text:p>77.6339454693985</text:p>
          </table:table-cell>
          <table:table-cell table:formula="of:=[.C102]-[.B102]" office:value-type="float" office:value="0.304820889988306" calcext:value-type="float">
            <text:p>0.304820889988306</text:p>
          </table:table-cell>
          <table:table-cell table:formula="of:=SIGN([.D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4*([.A103]/LN(2*[.A103])))" office:value-type="float" office:value="77.9385540277549" calcext:value-type="float">
            <text:p>77.9385540277549</text:p>
          </table:table-cell>
          <table:table-cell table:formula="of:=2*((2*[.A103]+1)/(LN(2*[.A103]+1)))" office:value-type="float" office:value="78.24295154244" calcext:value-type="float">
            <text:p>78.24295154244</text:p>
          </table:table-cell>
          <table:table-cell table:formula="of:=[.C103]-[.B103]" office:value-type="float" office:value="0.304397514685121" calcext:value-type="float">
            <text:p>0.304397514685121</text:p>
          </table:table-cell>
          <table:table-cell table:formula="of:=SIGN([.D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4*([.A104]/LN(2*[.A104])))" office:value-type="float" office:value="78.5471392874055" calcext:value-type="float">
            <text:p>78.5471392874055</text:p>
          </table:table-cell>
          <table:table-cell table:formula="of:=2*((2*[.A104]+1)/(LN(2*[.A104]+1)))" office:value-type="float" office:value="78.8511185228126" calcext:value-type="float">
            <text:p>78.8511185228126</text:p>
          </table:table-cell>
          <table:table-cell table:formula="of:=[.C104]-[.B104]" office:value-type="float" office:value="0.303979235407084" calcext:value-type="float">
            <text:p>0.303979235407084</text:p>
          </table:table-cell>
          <table:table-cell table:formula="of:=SIGN([.D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4*([.A105]/LN(2*[.A105])))" office:value-type="float" office:value="79.1548904952458" calcext:value-type="float">
            <text:p>79.1548904952458</text:p>
          </table:table-cell>
          <table:table-cell table:formula="of:=2*((2*[.A105]+1)/(LN(2*[.A105]+1)))" office:value-type="float" office:value="79.458456437923" calcext:value-type="float">
            <text:p>79.458456437923</text:p>
          </table:table-cell>
          <table:table-cell table:formula="of:=[.C105]-[.B105]" office:value-type="float" office:value="0.303565942677125" calcext:value-type="float">
            <text:p>0.303565942677125</text:p>
          </table:table-cell>
          <table:table-cell table:formula="of:=SIGN([.D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4*([.A106]/LN(2*[.A106])))" office:value-type="float" office:value="79.7618175709004" calcext:value-type="float">
            <text:p>79.7618175709004</text:p>
          </table:table-cell>
          <table:table-cell table:formula="of:=2*((2*[.A106]+1)/(LN(2*[.A106]+1)))" office:value-type="float" office:value="80.0649751012746" calcext:value-type="float">
            <text:p>80.0649751012746</text:p>
          </table:table-cell>
          <table:table-cell table:formula="of:=[.C106]-[.B106]" office:value-type="float" office:value="0.303157530374236" calcext:value-type="float">
            <text:p>0.303157530374236</text:p>
          </table:table-cell>
          <table:table-cell table:formula="of:=SIGN([.D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4*([.A107]/LN(2*[.A107])))" office:value-type="float" office:value="80.3679302233796" calcext:value-type="float">
            <text:p>80.3679302233796</text:p>
          </table:table-cell>
          <table:table-cell table:formula="of:=2*((2*[.A107]+1)/(LN(2*[.A107]+1)))" office:value-type="float" office:value="80.6706841189802" calcext:value-type="float">
            <text:p>80.6706841189802</text:p>
          </table:table-cell>
          <table:table-cell table:formula="of:=[.C107]-[.B107]" office:value-type="float" office:value="0.302753895600603" calcext:value-type="float">
            <text:p>0.302753895600603</text:p>
          </table:table-cell>
          <table:table-cell table:formula="of:=SIGN([.D1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4*([.A108]/LN(2*[.A108])))" office:value-type="float" office:value="80.973237957462" calcext:value-type="float">
            <text:p>80.973237957462</text:p>
          </table:table-cell>
          <table:table-cell table:formula="of:=2*((2*[.A108]+1)/(LN(2*[.A108]+1)))" office:value-type="float" office:value="81.275592896017" calcext:value-type="float">
            <text:p>81.275592896017</text:p>
          </table:table-cell>
          <table:table-cell table:formula="of:=[.C108]-[.B108]" office:value-type="float" office:value="0.302354938555027" calcext:value-type="float">
            <text:p>0.302354938555027</text:p>
          </table:table-cell>
          <table:table-cell table:formula="of:=SIGN([.D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4*([.A109]/LN(2*[.A109])))" office:value-type="float" office:value="81.5777500798263" calcext:value-type="float">
            <text:p>81.5777500798263</text:p>
          </table:table-cell>
          <table:table-cell table:formula="of:=2*((2*[.A109]+1)/(LN(2*[.A109]+1)))" office:value-type="float" office:value="81.8797106422389" calcext:value-type="float">
            <text:p>81.8797106422389</text:p>
          </table:table-cell>
          <table:table-cell table:formula="of:=[.C109]-[.B109]" office:value-type="float" office:value="0.301960562412518" calcext:value-type="float">
            <text:p>0.301960562412518</text:p>
          </table:table-cell>
          <table:table-cell table:formula="of:=SIGN([.D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4*([.A110]/LN(2*[.A110])))" office:value-type="float" office:value="82.1814757049464" calcext:value-type="float">
            <text:p>82.1814757049464</text:p>
          </table:table-cell>
          <table:table-cell table:formula="of:=2*((2*[.A110]+1)/(LN(2*[.A110]+1)))" office:value-type="float" office:value="82.4830463781558" calcext:value-type="float">
            <text:p>82.4830463781558</text:p>
          </table:table-cell>
          <table:table-cell table:formula="of:=[.C110]-[.B110]" office:value-type="float" office:value="0.301570673209454" calcext:value-type="float">
            <text:p>0.301570673209454</text:p>
          </table:table-cell>
          <table:table-cell table:formula="of:=SIGN([.D1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4*([.A111]/LN(2*[.A111])))" office:value-type="float" office:value="82.7844237607579" calcext:value-type="float">
            <text:p>82.7844237607579</text:p>
          </table:table-cell>
          <table:table-cell table:formula="of:=2*((2*[.A111]+1)/(LN(2*[.A111]+1)))" office:value-type="float" office:value="83.0856089404924" calcext:value-type="float">
            <text:p>83.0856089404924</text:p>
          </table:table-cell>
          <table:table-cell table:formula="of:=[.C111]-[.B111]" office:value-type="float" office:value="0.301185179734489" calcext:value-type="float">
            <text:p>0.301185179734489</text:p>
          </table:table-cell>
          <table:table-cell table:formula="of:=SIGN([.D1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4*([.A112]/LN(2*[.A112])))" office:value-type="float" office:value="83.3866029941106" calcext:value-type="float">
            <text:p>83.3866029941106</text:p>
          </table:table-cell>
          <table:table-cell table:formula="of:=2*((2*[.A112]+1)/(LN(2*[.A112]+1)))" office:value-type="float" office:value="83.6874069875348" calcext:value-type="float">
            <text:p>83.6874069875348</text:p>
          </table:table-cell>
          <table:table-cell table:formula="of:=[.C112]-[.B112]" office:value-type="float" office:value="0.300803993424111" calcext:value-type="float">
            <text:p>0.300803993424111</text:p>
          </table:table-cell>
          <table:table-cell table:formula="of:=SIGN([.D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4*([.A113]/LN(2*[.A113])))" office:value-type="float" office:value="83.9880219760138" calcext:value-type="float">
            <text:p>83.9880219760138</text:p>
          </table:table-cell>
          <table:table-cell table:formula="of:=2*((2*[.A113]+1)/(LN(2*[.A113]+1)))" office:value-type="float" office:value="84.2884490042771" calcext:value-type="float">
            <text:p>84.2884490042771</text:p>
          </table:table-cell>
          <table:table-cell table:formula="of:=[.C113]-[.B113]" office:value-type="float" office:value="0.300427028263329" calcext:value-type="float">
            <text:p>0.300427028263329</text:p>
          </table:table-cell>
          <table:table-cell table:formula="of:=SIGN([.D1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4*([.A114]/LN(2*[.A114])))" office:value-type="float" office:value="84.5886891066849" calcext:value-type="float">
            <text:p>84.5886891066849</text:p>
          </table:table-cell>
          <table:table-cell table:formula="of:=2*((2*[.A114]+1)/(LN(2*[.A114]+1)))" office:value-type="float" office:value="84.8887433073757" calcext:value-type="float">
            <text:p>84.8887433073757</text:p>
          </table:table-cell>
          <table:table-cell table:formula="of:=[.C114]-[.B114]" office:value-type="float" office:value="0.300054200690852" calcext:value-type="float">
            <text:p>0.300054200690852</text:p>
          </table:table-cell>
          <table:table-cell table:formula="of:=SIGN([.D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4*([.A115]/LN(2*[.A115])))" office:value-type="float" office:value="85.1886126204116" calcext:value-type="float">
            <text:p>85.1886126204116</text:p>
          </table:table-cell>
          <table:table-cell table:formula="of:=2*((2*[.A115]+1)/(LN(2*[.A115]+1)))" office:value-type="float" office:value="85.4882980499201" calcext:value-type="float">
            <text:p>85.4882980499201</text:p>
          </table:table-cell>
          <table:table-cell table:formula="of:=[.C115]-[.B115]" office:value-type="float" office:value="0.2996854295085" calcext:value-type="float">
            <text:p>0.2996854295085</text:p>
          </table:table-cell>
          <table:table-cell table:formula="of:=SIGN([.D1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4*([.A116]/LN(2*[.A116])))" office:value-type="float" office:value="85.7878005902341" calcext:value-type="float">
            <text:p>85.7878005902341</text:p>
          </table:table-cell>
          <table:table-cell table:formula="of:=2*((2*[.A116]+1)/(LN(2*[.A116]+1)))" office:value-type="float" office:value="86.087121226029" calcext:value-type="float">
            <text:p>86.087121226029</text:p>
          </table:table-cell>
          <table:table-cell table:formula="of:=[.C116]-[.B116]" office:value-type="float" office:value="0.299320635794885" calcext:value-type="float">
            <text:p>0.299320635794885</text:p>
          </table:table-cell>
          <table:table-cell table:formula="of:=SIGN([.D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4*([.A117]/LN(2*[.A117])))" office:value-type="float" office:value="86.386260932457" calcext:value-type="float">
            <text:p>86.386260932457</text:p>
          </table:table-cell>
          <table:table-cell table:formula="of:=2*((2*[.A117]+1)/(LN(2*[.A117]+1)))" office:value-type="float" office:value="86.6852206752797" calcext:value-type="float">
            <text:p>86.6852206752797</text:p>
          </table:table-cell>
          <table:table-cell table:formula="of:=[.C117]-[.B117]" office:value-type="float" office:value="0.298959742822689" calcext:value-type="float">
            <text:p>0.298959742822689</text:p>
          </table:table-cell>
          <table:table-cell table:formula="of:=SIGN([.D1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4*([.A118]/LN(2*[.A118])))" office:value-type="float" office:value="86.9840014109975" calcext:value-type="float">
            <text:p>86.9840014109975</text:p>
          </table:table-cell>
          <table:table-cell table:formula="of:=2*((2*[.A118]+1)/(LN(2*[.A118]+1)))" office:value-type="float" office:value="87.2826040869774" calcext:value-type="float">
            <text:p>87.2826040869774</text:p>
          </table:table-cell>
          <table:table-cell table:formula="of:=[.C118]-[.B118]" office:value-type="float" office:value="0.298602675979851" calcext:value-type="float">
            <text:p>0.298602675979851</text:p>
          </table:table-cell>
          <table:table-cell table:formula="of:=SIGN([.D1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4*([.A119]/LN(2*[.A119])))" office:value-type="float" office:value="87.5810296415778" calcext:value-type="float">
            <text:p>87.5810296415778</text:p>
          </table:table-cell>
          <table:table-cell table:formula="of:=2*((2*[.A119]+1)/(LN(2*[.A119]+1)))" office:value-type="float" office:value="87.8792790042719" calcext:value-type="float">
            <text:p>87.8792790042719</text:p>
          </table:table-cell>
          <table:table-cell table:formula="of:=[.C119]-[.B119]" office:value-type="float" office:value="0.298249362694065" calcext:value-type="float">
            <text:p>0.298249362694065</text:p>
          </table:table-cell>
          <table:table-cell table:formula="of:=SIGN([.D1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4*([.A120]/LN(2*[.A120])))" office:value-type="float" office:value="88.177353095768" calcext:value-type="float">
            <text:p>88.177353095768</text:p>
          </table:table-cell>
          <table:table-cell table:formula="of:=2*((2*[.A120]+1)/(LN(2*[.A120]+1)))" office:value-type="float" office:value="88.4752528281286" calcext:value-type="float">
            <text:p>88.4752528281286</text:p>
          </table:table-cell>
          <table:table-cell table:formula="of:=[.C120]-[.B120]" office:value-type="float" office:value="0.297899732360619" calcext:value-type="float">
            <text:p>0.297899732360619</text:p>
          </table:table-cell>
          <table:table-cell table:formula="of:=SIGN([.D1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4*([.A121]/LN(2*[.A121])))" office:value-type="float" office:value="88.7729791048866" calcext:value-type="float">
            <text:p>88.7729791048866</text:p>
          </table:table-cell>
          <table:table-cell table:formula="of:=2*((2*[.A121]+1)/(LN(2*[.A121]+1)))" office:value-type="float" office:value="89.07053282116" calcext:value-type="float">
            <text:p>89.07053282116</text:p>
          </table:table-cell>
          <table:table-cell table:formula="of:=[.C121]-[.B121]" office:value-type="float" office:value="0.297553716273384" calcext:value-type="float">
            <text:p>0.297553716273384</text:p>
          </table:table-cell>
          <table:table-cell table:formula="of:=SIGN([.D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4*([.A122]/LN(2*[.A122])))" office:value-type="float" office:value="89.3679148637643" calcext:value-type="float">
            <text:p>89.3679148637643</text:p>
          </table:table-cell>
          <table:table-cell table:formula="of:=2*((2*[.A122]+1)/(LN(2*[.A122]+1)))" office:value-type="float" office:value="89.6651261113231" calcext:value-type="float">
            <text:p>89.6651261113231</text:p>
          </table:table-cell>
          <table:table-cell table:formula="of:=[.C122]-[.B122]" office:value-type="float" office:value="0.297211247558778" calcext:value-type="float">
            <text:p>0.297211247558778</text:p>
          </table:table-cell>
          <table:table-cell table:formula="of:=SIGN([.D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4*([.A123]/LN(2*[.A123])))" office:value-type="float" office:value="89.9621674343767" calcext:value-type="float">
            <text:p>89.9621674343767</text:p>
          </table:table-cell>
          <table:table-cell table:formula="of:=2*((2*[.A123]+1)/(LN(2*[.A123]+1)))" office:value-type="float" office:value="90.2590396954892" calcext:value-type="float">
            <text:p>90.2590396954892</text:p>
          </table:table-cell>
          <table:table-cell table:formula="of:=[.C123]-[.B123]" office:value-type="float" office:value="0.296872261112469" calcext:value-type="float">
            <text:p>0.296872261112469</text:p>
          </table:table-cell>
          <table:table-cell table:formula="of:=SIGN([.D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4*([.A124]/LN(2*[.A124])))" office:value-type="float" office:value="90.5557437493528" calcext:value-type="float">
            <text:p>90.5557437493528</text:p>
          </table:table-cell>
          <table:table-cell table:formula="of:=2*((2*[.A124]+1)/(LN(2*[.A124]+1)))" office:value-type="float" office:value="90.8522804428915" calcext:value-type="float">
            <text:p>90.8522804428915</text:p>
          </table:table-cell>
          <table:table-cell table:formula="of:=[.C124]-[.B124]" office:value-type="float" office:value="0.296536693538698" calcext:value-type="float">
            <text:p>0.296536693538698</text:p>
          </table:table-cell>
          <table:table-cell table:formula="of:=SIGN([.D1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4*([.A125]/LN(2*[.A125])))" office:value-type="float" office:value="91.1486506153623" calcext:value-type="float">
            <text:p>91.1486506153623</text:p>
          </table:table-cell>
          <table:table-cell table:formula="of:=2*((2*[.A125]+1)/(LN(2*[.A125]+1)))" office:value-type="float" office:value="91.4448550984546" calcext:value-type="float">
            <text:p>91.4448550984546</text:p>
          </table:table-cell>
          <table:table-cell table:formula="of:=[.C125]-[.B125]" office:value-type="float" office:value="0.296204483092382" calcext:value-type="float">
            <text:p>0.296204483092382</text:p>
          </table:table-cell>
          <table:table-cell table:formula="of:=SIGN([.D1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4*([.A126]/LN(2*[.A126])))" office:value-type="float" office:value="91.7408947163889" calcext:value-type="float">
            <text:p>91.7408947163889</text:p>
          </table:table-cell>
          <table:table-cell table:formula="of:=2*((2*[.A126]+1)/(LN(2*[.A126]+1)))" office:value-type="float" office:value="92.0367702860123" calcext:value-type="float">
            <text:p>92.0367702860123</text:p>
          </table:table-cell>
          <table:table-cell table:formula="of:=[.C126]-[.B126]" office:value-type="float" office:value="0.295875569623377" calcext:value-type="float">
            <text:p>0.295875569623377</text:p>
          </table:table-cell>
          <table:table-cell table:formula="of:=SIGN([.D1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4*([.A127]/LN(2*[.A127])))" office:value-type="float" office:value="92.3324826168937" calcext:value-type="float">
            <text:p>92.3324826168937</text:p>
          </table:table-cell>
          <table:table-cell table:formula="of:=2*((2*[.A127]+1)/(LN(2*[.A127]+1)))" office:value-type="float" office:value="92.6280325114168" calcext:value-type="float">
            <text:p>92.6280325114168</text:p>
          </table:table-cell>
          <table:table-cell table:formula="of:=[.C127]-[.B127]" office:value-type="float" office:value="0.295549894523162" calcext:value-type="float">
            <text:p>0.295549894523162</text:p>
          </table:table-cell>
          <table:table-cell table:formula="of:=SIGN([.D1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4*([.A128]/LN(2*[.A128])))" office:value-type="float" office:value="92.9234207648719" calcext:value-type="float">
            <text:p>92.9234207648719</text:p>
          </table:table-cell>
          <table:table-cell table:formula="of:=2*((2*[.A128]+1)/(LN(2*[.A128]+1)))" office:value-type="float" office:value="93.2186481655456" calcext:value-type="float">
            <text:p>93.2186481655456</text:p>
          </table:table-cell>
          <table:table-cell table:formula="of:=[.C128]-[.B128]" office:value-type="float" office:value="0.295227400673696" calcext:value-type="float">
            <text:p>0.295227400673696</text:p>
          </table:table-cell>
          <table:table-cell table:formula="of:=SIGN([.D1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4*([.A129]/LN(2*[.A129])))" office:value-type="float" office:value="93.5137154948096" calcext:value-type="float">
            <text:p>93.5137154948096</text:p>
          </table:table-cell>
          <table:table-cell table:formula="of:=2*((2*[.A129]+1)/(LN(2*[.A129]+1)))" office:value-type="float" office:value="93.8086235272079" calcext:value-type="float">
            <text:p>93.8086235272079</text:p>
          </table:table-cell>
          <table:table-cell table:formula="of:=[.C129]-[.B129]" office:value-type="float" office:value="0.29490803239824" calcext:value-type="float">
            <text:p>0.29490803239824</text:p>
          </table:table-cell>
          <table:table-cell table:formula="of:=SIGN([.D1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4*([.A130]/LN(2*[.A130])))" office:value-type="float" office:value="94.1033730305422" calcext:value-type="float">
            <text:p>94.1033730305422</text:p>
          </table:table-cell>
          <table:table-cell table:formula="of:=2*((2*[.A130]+1)/(LN(2*[.A130]+1)))" office:value-type="float" office:value="94.3979647659567" calcext:value-type="float">
            <text:p>94.3979647659567</text:p>
          </table:table-cell>
          <table:table-cell table:formula="of:=[.C130]-[.B130]" office:value-type="float" office:value="0.294591735414443" calcext:value-type="float">
            <text:p>0.294591735414443</text:p>
          </table:table-cell>
          <table:table-cell table:formula="of:=SIGN([.D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4*([.A131]/LN(2*[.A131])))" office:value-type="float" office:value="94.6923994880204" calcext:value-type="float">
            <text:p>94.6923994880204</text:p>
          </table:table-cell>
          <table:table-cell table:formula="of:=2*((2*[.A131]+1)/(LN(2*[.A131]+1)))" office:value-type="float" office:value="94.9866779448093" calcext:value-type="float">
            <text:p>94.9866779448093</text:p>
          </table:table-cell>
          <table:table-cell table:formula="of:=[.C131]-[.B131]" office:value-type="float" office:value="0.294278456788888" calcext:value-type="float">
            <text:p>0.294278456788888</text:p>
          </table:table-cell>
          <table:table-cell table:formula="of:=SIGN([.D1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4*([.A132]/LN(2*[.A132])))" office:value-type="float" office:value="95.2808008779862" calcext:value-type="float">
            <text:p>95.2808008779862</text:p>
          </table:table-cell>
          <table:table-cell table:formula="of:=2*((2*[.A132]+1)/(LN(2*[.A132]+1)))" office:value-type="float" office:value="95.57476902288" calcext:value-type="float">
            <text:p>95.57476902288</text:p>
          </table:table-cell>
          <table:table-cell table:formula="of:=[.C132]-[.B132]" office:value-type="float" office:value="0.293968144893796" calcext:value-type="float">
            <text:p>0.293968144893796</text:p>
          </table:table-cell>
          <table:table-cell table:formula="of:=SIGN([.D1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4*([.A133]/LN(2*[.A133])))" office:value-type="float" office:value="95.8685831085632" calcext:value-type="float">
            <text:p>95.8685831085632</text:p>
          </table:table-cell>
          <table:table-cell table:formula="of:=2*((2*[.A133]+1)/(LN(2*[.A133]+1)))" office:value-type="float" office:value="96.1622438579286" calcext:value-type="float">
            <text:p>96.1622438579286</text:p>
          </table:table-cell>
          <table:table-cell table:formula="of:=[.C133]-[.B133]" office:value-type="float" office:value="0.29366074936533" calcext:value-type="float">
            <text:p>0.29366074936533</text:p>
          </table:table-cell>
          <table:table-cell table:formula="of:=SIGN([.D1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4*([.A134]/LN(2*[.A134])))" office:value-type="float" office:value="96.4557519877642" calcext:value-type="float">
            <text:p>96.4557519877642</text:p>
          </table:table-cell>
          <table:table-cell table:formula="of:=2*((2*[.A134]+1)/(LN(2*[.A134]+1)))" office:value-type="float" office:value="96.7491082088276" calcext:value-type="float">
            <text:p>96.7491082088276</text:p>
          </table:table-cell>
          <table:table-cell table:formula="of:=[.C134]-[.B134]" office:value-type="float" office:value="0.293356221063462" calcext:value-type="float">
            <text:p>0.293356221063462</text:p>
          </table:table-cell>
          <table:table-cell table:formula="of:=SIGN([.D1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4*([.A135]/LN(2*[.A135])))" office:value-type="float" office:value="97.042313225919" calcext:value-type="float">
            <text:p>97.042313225919</text:p>
          </table:table-cell>
          <table:table-cell table:formula="of:=2*((2*[.A135]+1)/(LN(2*[.A135]+1)))" office:value-type="float" office:value="97.3353677379524" calcext:value-type="float">
            <text:p>97.3353677379524</text:p>
          </table:table-cell>
          <table:table-cell table:formula="of:=[.C135]-[.B135]" office:value-type="float" office:value="0.293054512033407" calcext:value-type="float">
            <text:p>0.293054512033407</text:p>
          </table:table-cell>
          <table:table-cell table:formula="of:=SIGN([.D1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4*([.A136]/LN(2*[.A136])))" office:value-type="float" office:value="97.6282724380268" calcext:value-type="float">
            <text:p>97.6282724380268</text:p>
          </table:table-cell>
          <table:table-cell table:formula="of:=2*((2*[.A136]+1)/(LN(2*[.A136]+1)))" office:value-type="float" office:value="97.9210280134955" calcext:value-type="float">
            <text:p>97.9210280134955</text:p>
          </table:table-cell>
          <table:table-cell table:formula="of:=[.C136]-[.B136]" office:value-type="float" office:value="0.292755575468661" calcext:value-type="float">
            <text:p>0.292755575468661</text:p>
          </table:table-cell>
          <table:table-cell table:formula="of:=SIGN([.D1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4*([.A137]/LN(2*[.A137])))" office:value-type="float" office:value="98.2136351460344" calcext:value-type="float">
            <text:p>98.2136351460344</text:p>
          </table:table-cell>
          <table:table-cell table:formula="of:=2*((2*[.A137]+1)/(LN(2*[.A137]+1)))" office:value-type="float" office:value="98.5060945117097" calcext:value-type="float">
            <text:p>98.5060945117097</text:p>
          </table:table-cell>
          <table:table-cell table:formula="of:=[.C137]-[.B137]" office:value-type="float" office:value="0.292459365675327" calcext:value-type="float">
            <text:p>0.292459365675327</text:p>
          </table:table-cell>
          <table:table-cell table:formula="of:=SIGN([.D1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4*([.A138]/LN(2*[.A138])))" office:value-type="float" office:value="98.7984067810441" calcext:value-type="float">
            <text:p>98.7984067810441</text:p>
          </table:table-cell>
          <table:table-cell table:formula="of:=2*((2*[.A138]+1)/(LN(2*[.A138]+1)))" office:value-type="float" office:value="99.090572619082" calcext:value-type="float">
            <text:p>99.090572619082</text:p>
          </table:table-cell>
          <table:table-cell table:formula="of:=[.C138]-[.B138]" office:value-type="float" office:value="0.29216583803786" calcext:value-type="float">
            <text:p>0.29216583803786</text:p>
          </table:table-cell>
          <table:table-cell table:formula="of:=SIGN([.D1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4*([.A139]/LN(2*[.A139])))" office:value-type="float" office:value="99.3825926854539" calcext:value-type="float">
            <text:p>99.3825926854539</text:p>
          </table:table-cell>
          <table:table-cell table:formula="of:=2*((2*[.A139]+1)/(LN(2*[.A139]+1)))" office:value-type="float" office:value="99.67446763444" calcext:value-type="float">
            <text:p>99.67446763444</text:p>
          </table:table-cell>
          <table:table-cell table:formula="of:=[.C139]-[.B139]" office:value-type="float" office:value="0.291874948986077" calcext:value-type="float">
            <text:p>0.291874948986077</text:p>
          </table:table-cell>
          <table:table-cell table:formula="of:=SIGN([.D1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4*([.A140]/LN(2*[.A140])))" office:value-type="float" office:value="99.9661981150321" calcext:value-type="float">
            <text:p>99.9661981150321</text:p>
          </table:table-cell>
          <table:table-cell table:formula="of:=2*((2*[.A140]+1)/(LN(2*[.A140]+1)))" office:value-type="float" office:value="100.257784770996" calcext:value-type="float">
            <text:p>100.257784770996</text:p>
          </table:table-cell>
          <table:table-cell table:formula="of:=[.C140]-[.B140]" office:value-type="float" office:value="0.291586655963386" calcext:value-type="float">
            <text:p>0.291586655963386</text:p>
          </table:table-cell>
          <table:table-cell table:formula="of:=SIGN([.D1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4*([.A141]/LN(2*[.A141])))" office:value-type="float" office:value="100.549228240929" calcext:value-type="float">
            <text:p>100.549228240929</text:p>
          </table:table-cell>
          <table:table-cell table:formula="of:=2*((2*[.A141]+1)/(LN(2*[.A141]+1)))" office:value-type="float" office:value="100.840529158325" calcext:value-type="float">
            <text:p>100.840529158325</text:p>
          </table:table-cell>
          <table:table-cell table:formula="of:=[.C141]-[.B141]" office:value-type="float" office:value="0.291300917396299" calcext:value-type="float">
            <text:p>0.291300917396299</text:p>
          </table:table-cell>
          <table:table-cell table:formula="of:=SIGN([.D1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4*([.A142]/LN(2*[.A142])))" office:value-type="float" office:value="101.131688151629" calcext:value-type="float">
            <text:p>101.131688151629</text:p>
          </table:table-cell>
          <table:table-cell table:formula="of:=2*((2*[.A142]+1)/(LN(2*[.A142]+1)))" office:value-type="float" office:value="101.422705844294" calcext:value-type="float">
            <text:p>101.422705844294</text:p>
          </table:table-cell>
          <table:table-cell table:formula="of:=[.C142]-[.B142]" office:value-type="float" office:value="0.291017692664894" calcext:value-type="float">
            <text:p>0.291017692664894</text:p>
          </table:table-cell>
          <table:table-cell table:formula="of:=SIGN([.D1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4*([.A143]/LN(2*[.A143])))" office:value-type="float" office:value="101.713582854841" calcext:value-type="float">
            <text:p>101.713582854841</text:p>
          </table:table-cell>
          <table:table-cell table:formula="of:=2*((2*[.A143]+1)/(LN(2*[.A143]+1)))" office:value-type="float" office:value="102.004319796916" calcext:value-type="float">
            <text:p>102.004319796916</text:p>
          </table:table-cell>
          <table:table-cell table:formula="of:=[.C143]-[.B143]" office:value-type="float" office:value="0.290736942074574" calcext:value-type="float">
            <text:p>0.290736942074574</text:p>
          </table:table-cell>
          <table:table-cell table:formula="of:=SIGN([.D1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4*([.A144]/LN(2*[.A144])))" office:value-type="float" office:value="102.29491727934" calcext:value-type="float">
            <text:p>102.29491727934</text:p>
          </table:table-cell>
          <table:table-cell table:formula="of:=2*((2*[.A144]+1)/(LN(2*[.A144]+1)))" office:value-type="float" office:value="102.585375906169" calcext:value-type="float">
            <text:p>102.585375906169</text:p>
          </table:table-cell>
          <table:table-cell table:formula="of:=[.C144]-[.B144]" office:value-type="float" office:value="0.290458626828595" calcext:value-type="float">
            <text:p>0.290458626828595</text:p>
          </table:table-cell>
          <table:table-cell table:formula="of:=SIGN([.D1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4*([.A145]/LN(2*[.A145])))" office:value-type="float" office:value="102.875696276743" calcext:value-type="float">
            <text:p>102.875696276743</text:p>
          </table:table-cell>
          <table:table-cell table:formula="of:=2*((2*[.A145]+1)/(LN(2*[.A145]+1)))" office:value-type="float" office:value="103.165878985745" calcext:value-type="float">
            <text:p>103.165878985745</text:p>
          </table:table-cell>
          <table:table-cell table:formula="of:=[.C145]-[.B145]" office:value-type="float" office:value="0.290182709001911" calcext:value-type="float">
            <text:p>0.290182709001911</text:p>
          </table:table-cell>
          <table:table-cell table:formula="of:=SIGN([.D1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4*([.A146]/LN(2*[.A146])))" office:value-type="float" office:value="103.455924623247" calcext:value-type="float">
            <text:p>103.455924623247</text:p>
          </table:table-cell>
          <table:table-cell table:formula="of:=2*((2*[.A146]+1)/(LN(2*[.A146]+1)))" office:value-type="float" office:value="103.745833774762" calcext:value-type="float">
            <text:p>103.745833774762</text:p>
          </table:table-cell>
          <table:table-cell table:formula="of:=[.C146]-[.B146]" office:value-type="float" office:value="0.289909151515616" calcext:value-type="float">
            <text:p>0.289909151515616</text:p>
          </table:table-cell>
          <table:table-cell table:formula="of:=SIGN([.D1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4*([.A147]/LN(2*[.A147])))" office:value-type="float" office:value="104.035607021301" calcext:value-type="float">
            <text:p>104.035607021301</text:p>
          </table:table-cell>
          <table:table-cell table:formula="of:=2*((2*[.A147]+1)/(LN(2*[.A147]+1)))" office:value-type="float" office:value="104.325244939413" calcext:value-type="float">
            <text:p>104.325244939413</text:p>
          </table:table-cell>
          <table:table-cell table:formula="of:=[.C147]-[.B147]" office:value-type="float" office:value="0.289637918112561" calcext:value-type="float">
            <text:p>0.289637918112561</text:p>
          </table:table-cell>
          <table:table-cell table:formula="of:=SIGN([.D1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4*([.A148]/LN(2*[.A148])))" office:value-type="float" office:value="104.614748101244" calcext:value-type="float">
            <text:p>104.614748101244</text:p>
          </table:table-cell>
          <table:table-cell table:formula="of:=2*((2*[.A148]+1)/(LN(2*[.A148]+1)))" office:value-type="float" office:value="104.904117074578" calcext:value-type="float">
            <text:p>104.904117074578</text:p>
          </table:table-cell>
          <table:table-cell table:formula="of:=[.C148]-[.B148]" office:value-type="float" office:value="0.289368973333737" calcext:value-type="float">
            <text:p>0.289368973333737</text:p>
          </table:table-cell>
          <table:table-cell table:formula="of:=SIGN([.D1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4*([.A149]/LN(2*[.A149])))" office:value-type="float" office:value="105.193352422888" calcext:value-type="float">
            <text:p>105.193352422888</text:p>
          </table:table-cell>
          <table:table-cell table:formula="of:=2*((2*[.A149]+1)/(LN(2*[.A149]+1)))" office:value-type="float" office:value="105.482454705383" calcext:value-type="float">
            <text:p>105.482454705383</text:p>
          </table:table-cell>
          <table:table-cell table:formula="of:=[.C149]-[.B149]" office:value-type="float" office:value="0.289102282495406" calcext:value-type="float">
            <text:p>0.289102282495406</text:p>
          </table:table-cell>
          <table:table-cell table:formula="of:=SIGN([.D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4*([.A150]/LN(2*[.A150])))" office:value-type="float" office:value="105.771424477055" calcext:value-type="float">
            <text:p>105.771424477055</text:p>
          </table:table-cell>
          <table:table-cell table:formula="of:=2*((2*[.A150]+1)/(LN(2*[.A150]+1)))" office:value-type="float" office:value="106.060262288722" calcext:value-type="float">
            <text:p>106.060262288722</text:p>
          </table:table-cell>
          <table:table-cell table:formula="of:=[.C150]-[.B150]" office:value-type="float" office:value="0.28883781166725" calcext:value-type="float">
            <text:p>0.28883781166725</text:p>
          </table:table-cell>
          <table:table-cell table:formula="of:=SIGN([.D1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4*([.A151]/LN(2*[.A151])))" office:value-type="float" office:value="106.348968687077" calcext:value-type="float">
            <text:p>106.348968687077</text:p>
          </table:table-cell>
          <table:table-cell table:formula="of:=2*((2*[.A151]+1)/(LN(2*[.A151]+1)))" office:value-type="float" office:value="106.637544214728" calcext:value-type="float">
            <text:p>106.637544214728</text:p>
          </table:table-cell>
          <table:table-cell table:formula="of:=[.C151]-[.B151]" office:value-type="float" office:value="0.288575527650991" calcext:value-type="float">
            <text:p>0.288575527650991</text:p>
          </table:table-cell>
          <table:table-cell table:formula="of:=SIGN([.D1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4*([.A152]/LN(2*[.A152])))" office:value-type="float" office:value="106.925989410246" calcext:value-type="float">
            <text:p>106.925989410246</text:p>
          </table:table-cell>
          <table:table-cell table:formula="of:=2*((2*[.A152]+1)/(LN(2*[.A152]+1)))" office:value-type="float" office:value="107.214304808206" calcext:value-type="float">
            <text:p>107.214304808206</text:p>
          </table:table-cell>
          <table:table-cell table:formula="of:=[.C152]-[.B152]" office:value-type="float" office:value="0.288315397960048" calcext:value-type="float">
            <text:p>0.288315397960048</text:p>
          </table:table-cell>
          <table:table-cell table:formula="of:=SIGN([.D1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4*([.A153]/LN(2*[.A153])))" office:value-type="float" office:value="107.50249093923" calcext:value-type="float">
            <text:p>107.50249093923</text:p>
          </table:table-cell>
          <table:table-cell table:formula="of:=2*((2*[.A153]+1)/(LN(2*[.A153]+1)))" office:value-type="float" office:value="107.79054833003" calcext:value-type="float">
            <text:p>107.79054833003</text:p>
          </table:table-cell>
          <table:table-cell table:formula="of:=[.C153]-[.B153]" office:value-type="float" office:value="0.288057390799651" calcext:value-type="float">
            <text:p>0.288057390799651</text:p>
          </table:table-cell>
          <table:table-cell table:formula="of:=SIGN([.D1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4*([.A154]/LN(2*[.A154])))" office:value-type="float" office:value="108.078477503447" calcext:value-type="float">
            <text:p>108.078477503447</text:p>
          </table:table-cell>
          <table:table-cell table:formula="of:=2*((2*[.A154]+1)/(LN(2*[.A154]+1)))" office:value-type="float" office:value="108.366278978494" calcext:value-type="float">
            <text:p>108.366278978494</text:p>
          </table:table-cell>
          <table:table-cell table:formula="of:=[.C154]-[.B154]" office:value-type="float" office:value="0.287801475047843" calcext:value-type="float">
            <text:p>0.287801475047843</text:p>
          </table:table-cell>
          <table:table-cell table:formula="of:=SIGN([.D1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4*([.A155]/LN(2*[.A155])))" office:value-type="float" office:value="108.653953270398" calcext:value-type="float">
            <text:p>108.653953270398</text:p>
          </table:table-cell>
          <table:table-cell table:formula="of:=2*((2*[.A155]+1)/(LN(2*[.A155]+1)))" office:value-type="float" office:value="108.941500890635" calcext:value-type="float">
            <text:p>108.941500890635</text:p>
          </table:table-cell>
          <table:table-cell table:formula="of:=[.C155]-[.B155]" office:value-type="float" office:value="0.287547620236737" calcext:value-type="float">
            <text:p>0.287547620236737</text:p>
          </table:table-cell>
          <table:table-cell table:formula="of:=SIGN([.D1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4*([.A156]/LN(2*[.A156])))" office:value-type="float" office:value="109.228922346972" calcext:value-type="float">
            <text:p>109.228922346972</text:p>
          </table:table-cell>
          <table:table-cell table:formula="of:=2*((2*[.A156]+1)/(LN(2*[.A156]+1)))" office:value-type="float" office:value="109.516218143507" calcext:value-type="float">
            <text:p>109.516218143507</text:p>
          </table:table-cell>
          <table:table-cell table:formula="of:=[.C156]-[.B156]" office:value-type="float" office:value="0.287295796535048" calcext:value-type="float">
            <text:p>0.287295796535048</text:p>
          </table:table-cell>
          <table:table-cell table:formula="of:=SIGN([.D1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4*([.A157]/LN(2*[.A157])))" office:value-type="float" office:value="109.803388780705" calcext:value-type="float">
            <text:p>109.803388780705</text:p>
          </table:table-cell>
          <table:table-cell table:formula="of:=2*((2*[.A157]+1)/(LN(2*[.A157]+1)))" office:value-type="float" office:value="110.090434755436" calcext:value-type="float">
            <text:p>110.090434755436</text:p>
          </table:table-cell>
          <table:table-cell table:formula="of:=[.C157]-[.B157]" office:value-type="float" office:value="0.287045974730646" calcext:value-type="float">
            <text:p>0.287045974730646</text:p>
          </table:table-cell>
          <table:table-cell table:formula="of:=SIGN([.D1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4*([.A158]/LN(2*[.A158])))" office:value-type="float" office:value="110.377356561012" calcext:value-type="float">
            <text:p>110.377356561012</text:p>
          </table:table-cell>
          <table:table-cell table:formula="of:=2*((2*[.A158]+1)/(LN(2*[.A158]+1)))" office:value-type="float" office:value="110.664154687226" calcext:value-type="float">
            <text:p>110.664154687226</text:p>
          </table:table-cell>
          <table:table-cell table:formula="of:=[.C158]-[.B158]" office:value-type="float" office:value="0.286798126213782" calcext:value-type="float">
            <text:p>0.286798126213782</text:p>
          </table:table-cell>
          <table:table-cell table:formula="of:=SIGN([.D1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4*([.A159]/LN(2*[.A159])))" office:value-type="float" office:value="110.950829620384" calcext:value-type="float">
            <text:p>110.950829620384</text:p>
          </table:table-cell>
          <table:table-cell table:formula="of:=2*((2*[.A159]+1)/(LN(2*[.A159]+1)))" office:value-type="float" office:value="111.237381843345" calcext:value-type="float">
            <text:p>111.237381843345</text:p>
          </table:table-cell>
          <table:table-cell table:formula="of:=[.C159]-[.B159]" office:value-type="float" office:value="0.286552222961177" calcext:value-type="float">
            <text:p>0.286552222961177</text:p>
          </table:table-cell>
          <table:table-cell table:formula="of:=SIGN([.D1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4*([.A160]/LN(2*[.A160])))" office:value-type="float" office:value="111.523811835554" calcext:value-type="float">
            <text:p>111.523811835554</text:p>
          </table:table-cell>
          <table:table-cell table:formula="of:=2*((2*[.A160]+1)/(LN(2*[.A160]+1)))" office:value-type="float" office:value="111.810120073074" calcext:value-type="float">
            <text:p>111.810120073074</text:p>
          </table:table-cell>
          <table:table-cell table:formula="of:=[.C160]-[.B160]" office:value-type="float" office:value="0.286308237520345" calcext:value-type="float">
            <text:p>0.286308237520345</text:p>
          </table:table-cell>
          <table:table-cell table:formula="of:=SIGN([.D1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4*([.A161]/LN(2*[.A161])))" office:value-type="float" office:value="112.096307028627" calcext:value-type="float">
            <text:p>112.096307028627</text:p>
          </table:table-cell>
          <table:table-cell table:formula="of:=2*((2*[.A161]+1)/(LN(2*[.A161]+1)))" office:value-type="float" office:value="112.382373171621" calcext:value-type="float">
            <text:p>112.382373171621</text:p>
          </table:table-cell>
          <table:table-cell table:formula="of:=[.C161]-[.B161]" office:value-type="float" office:value="0.286066142994372" calcext:value-type="float">
            <text:p>0.286066142994372</text:p>
          </table:table-cell>
          <table:table-cell table:formula="of:=SIGN([.D1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4*([.A162]/LN(2*[.A162])))" office:value-type="float" office:value="112.668318968189" calcext:value-type="float">
            <text:p>112.668318968189</text:p>
          </table:table-cell>
          <table:table-cell table:formula="of:=2*((2*[.A162]+1)/(LN(2*[.A162]+1)))" office:value-type="float" office:value="112.954144881216" calcext:value-type="float">
            <text:p>112.954144881216</text:p>
          </table:table-cell>
          <table:table-cell table:formula="of:=[.C162]-[.B162]" office:value-type="float" office:value="0.28582591302758" calcext:value-type="float">
            <text:p>0.28582591302758</text:p>
          </table:table-cell>
          <table:table-cell table:formula="of:=SIGN([.D1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4*([.A163]/LN(2*[.A163])))" office:value-type="float" office:value="113.239851370378" calcext:value-type="float">
            <text:p>113.239851370378</text:p>
          </table:table-cell>
          <table:table-cell table:formula="of:=2*((2*[.A163]+1)/(LN(2*[.A163]+1)))" office:value-type="float" office:value="113.52543889217" calcext:value-type="float">
            <text:p>113.52543889217</text:p>
          </table:table-cell>
          <table:table-cell table:formula="of:=[.C163]-[.B163]" office:value-type="float" office:value="0.285587521791157" calcext:value-type="float">
            <text:p>0.285587521791157</text:p>
          </table:table-cell>
          <table:table-cell table:formula="of:=SIGN([.D1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4*([.A164]/LN(2*[.A164])))" office:value-type="float" office:value="113.810907899936" calcext:value-type="float">
            <text:p>113.810907899936</text:p>
          </table:table-cell>
          <table:table-cell table:formula="of:=2*((2*[.A164]+1)/(LN(2*[.A164]+1)))" office:value-type="float" office:value="114.096258843905" calcext:value-type="float">
            <text:p>114.096258843905</text:p>
          </table:table-cell>
          <table:table-cell table:formula="of:=[.C164]-[.B164]" office:value-type="float" office:value="0.285350943969576" calcext:value-type="float">
            <text:p>0.285350943969576</text:p>
          </table:table-cell>
          <table:table-cell table:formula="of:=SIGN([.D1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4*([.A165]/LN(2*[.A165])))" office:value-type="float" office:value="114.381492171221" calcext:value-type="float">
            <text:p>114.381492171221</text:p>
          </table:table-cell>
          <table:table-cell table:formula="of:=2*((2*[.A165]+1)/(LN(2*[.A165]+1)))" office:value-type="float" office:value="114.666608325968" calcext:value-type="float">
            <text:p>114.666608325968</text:p>
          </table:table-cell>
          <table:table-cell table:formula="of:=[.C165]-[.B165]" office:value-type="float" office:value="0.285116154747428" calcext:value-type="float">
            <text:p>0.285116154747428</text:p>
          </table:table-cell>
          <table:table-cell table:formula="of:=SIGN([.D1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4*([.A166]/LN(2*[.A166])))" office:value-type="float" office:value="114.951607749208" calcext:value-type="float">
            <text:p>114.951607749208</text:p>
          </table:table-cell>
          <table:table-cell table:formula="of:=2*((2*[.A166]+1)/(LN(2*[.A166]+1)))" office:value-type="float" office:value="115.236490879004" calcext:value-type="float">
            <text:p>115.236490879004</text:p>
          </table:table-cell>
          <table:table-cell table:formula="of:=[.C166]-[.B166]" office:value-type="float" office:value="0.284883129796498" calcext:value-type="float">
            <text:p>0.284883129796498</text:p>
          </table:table-cell>
          <table:table-cell table:formula="of:=SIGN([.D1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4*([.A167]/LN(2*[.A167])))" office:value-type="float" office:value="115.521258150455" calcext:value-type="float">
            <text:p>115.521258150455</text:p>
          </table:table-cell>
          <table:table-cell table:formula="of:=2*((2*[.A167]+1)/(LN(2*[.A167]+1)))" office:value-type="float" office:value="115.805909995718" calcext:value-type="float">
            <text:p>115.805909995718</text:p>
          </table:table-cell>
          <table:table-cell table:formula="of:=[.C167]-[.B167]" office:value-type="float" office:value="0.284651845263298" calcext:value-type="float">
            <text:p>0.284651845263298</text:p>
          </table:table-cell>
          <table:table-cell table:formula="of:=SIGN([.D1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4*([.A168]/LN(2*[.A168])))" office:value-type="float" office:value="116.090446844044" calcext:value-type="float">
            <text:p>116.090446844044</text:p>
          </table:table-cell>
          <table:table-cell table:formula="of:=2*((2*[.A168]+1)/(LN(2*[.A168]+1)))" office:value-type="float" office:value="116.374869121801" calcext:value-type="float">
            <text:p>116.374869121801</text:p>
          </table:table-cell>
          <table:table-cell table:formula="of:=[.C168]-[.B168]" office:value-type="float" office:value="0.284422277757272" calcext:value-type="float">
            <text:p>0.284422277757272</text:p>
          </table:table-cell>
          <table:table-cell table:formula="of:=SIGN([.D1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4*([.A169]/LN(2*[.A169])))" office:value-type="float" office:value="116.659177252505" calcext:value-type="float">
            <text:p>116.659177252505</text:p>
          </table:table-cell>
          <table:table-cell table:formula="of:=2*((2*[.A169]+1)/(LN(2*[.A169]+1)))" office:value-type="float" office:value="116.943371656844" calcext:value-type="float">
            <text:p>116.943371656844</text:p>
          </table:table-cell>
          <table:table-cell table:formula="of:=[.C169]-[.B169]" office:value-type="float" office:value="0.28419440433882" calcext:value-type="float">
            <text:p>0.28419440433882</text:p>
          </table:table-cell>
          <table:table-cell table:formula="of:=SIGN([.D1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4*([.A170]/LN(2*[.A170])))" office:value-type="float" office:value="117.227452752708" calcext:value-type="float">
            <text:p>117.227452752708</text:p>
          </table:table-cell>
          <table:table-cell table:formula="of:=2*((2*[.A170]+1)/(LN(2*[.A170]+1)))" office:value-type="float" office:value="117.511420955216" calcext:value-type="float">
            <text:p>117.511420955216</text:p>
          </table:table-cell>
          <table:table-cell table:formula="of:=[.C170]-[.B170]" office:value-type="float" office:value="0.283968202508305" calcext:value-type="float">
            <text:p>0.283968202508305</text:p>
          </table:table-cell>
          <table:table-cell table:formula="of:=SIGN([.D1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4*([.A171]/LN(2*[.A171])))" office:value-type="float" office:value="117.795276676741" calcext:value-type="float">
            <text:p>117.795276676741</text:p>
          </table:table-cell>
          <table:table-cell table:formula="of:=2*((2*[.A171]+1)/(LN(2*[.A171]+1)))" office:value-type="float" office:value="118.079020326936" calcext:value-type="float">
            <text:p>118.079020326936</text:p>
          </table:table-cell>
          <table:table-cell table:formula="of:=[.C171]-[.B171]" office:value-type="float" office:value="0.28374365019485" calcext:value-type="float">
            <text:p>0.28374365019485</text:p>
          </table:table-cell>
          <table:table-cell table:formula="of:=SIGN([.D1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4*([.A172]/LN(2*[.A172])))" office:value-type="float" office:value="118.362652312761" calcext:value-type="float">
            <text:p>118.362652312761</text:p>
          </table:table-cell>
          <table:table-cell table:formula="of:=2*((2*[.A172]+1)/(LN(2*[.A172]+1)))" office:value-type="float" office:value="118.646173038507" calcext:value-type="float">
            <text:p>118.646173038507</text:p>
          </table:table-cell>
          <table:table-cell table:formula="of:=[.C172]-[.B172]" office:value-type="float" office:value="0.283520725745959" calcext:value-type="float">
            <text:p>0.283520725745959</text:p>
          </table:table-cell>
          <table:table-cell table:formula="of:=SIGN([.D1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4*([.A173]/LN(2*[.A173])))" office:value-type="float" office:value="118.929582905823" calcext:value-type="float">
            <text:p>118.929582905823</text:p>
          </table:table-cell>
          <table:table-cell table:formula="of:=2*((2*[.A173]+1)/(LN(2*[.A173]+1)))" office:value-type="float" office:value="119.21288231374" calcext:value-type="float">
            <text:p>119.21288231374</text:p>
          </table:table-cell>
          <table:table-cell table:formula="of:=[.C173]-[.B173]" office:value-type="float" office:value="0.283299407916999" calcext:value-type="float">
            <text:p>0.283299407916999</text:p>
          </table:table-cell>
          <table:table-cell table:formula="of:=SIGN([.D1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4*([.A174]/LN(2*[.A174])))" office:value-type="float" office:value="119.496071658695" calcext:value-type="float">
            <text:p>119.496071658695</text:p>
          </table:table-cell>
          <table:table-cell table:formula="of:=2*((2*[.A174]+1)/(LN(2*[.A174]+1)))" office:value-type="float" office:value="119.779151334556" calcext:value-type="float">
            <text:p>119.779151334556</text:p>
          </table:table-cell>
          <table:table-cell table:formula="of:=[.C174]-[.B174]" office:value-type="float" office:value="0.283079675861316" calcext:value-type="float">
            <text:p>0.283079675861316</text:p>
          </table:table-cell>
          <table:table-cell table:formula="of:=SIGN([.D1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4*([.A175]/LN(2*[.A175])))" office:value-type="float" office:value="120.062121732647" calcext:value-type="float">
            <text:p>120.062121732647</text:p>
          </table:table-cell>
          <table:table-cell table:formula="of:=2*((2*[.A175]+1)/(LN(2*[.A175]+1)))" office:value-type="float" office:value="120.344983241767" calcext:value-type="float">
            <text:p>120.344983241767</text:p>
          </table:table-cell>
          <table:table-cell table:formula="of:=[.C175]-[.B175]" office:value-type="float" office:value="0.282861509120636" calcext:value-type="float">
            <text:p>0.282861509120636</text:p>
          </table:table-cell>
          <table:table-cell table:formula="of:=SIGN([.D1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4*([.A176]/LN(2*[.A176])))" office:value-type="float" office:value="120.627736248221" calcext:value-type="float">
            <text:p>120.627736248221</text:p>
          </table:table-cell>
          <table:table-cell table:formula="of:=2*((2*[.A176]+1)/(LN(2*[.A176]+1)))" office:value-type="float" office:value="120.910381135837" calcext:value-type="float">
            <text:p>120.910381135837</text:p>
          </table:table-cell>
          <table:table-cell table:formula="of:=[.C176]-[.B176]" office:value-type="float" office:value="0.282644887615561" calcext:value-type="float">
            <text:p>0.282644887615561</text:p>
          </table:table-cell>
          <table:table-cell table:formula="of:=SIGN([.D1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4*([.A177]/LN(2*[.A177])))" office:value-type="float" office:value="121.19291828599" calcext:value-type="float">
            <text:p>121.19291828599</text:p>
          </table:table-cell>
          <table:table-cell table:formula="of:=2*((2*[.A177]+1)/(LN(2*[.A177]+1)))" office:value-type="float" office:value="121.475348077626" calcext:value-type="float">
            <text:p>121.475348077626</text:p>
          </table:table-cell>
          <table:table-cell table:formula="of:=[.C177]-[.B177]" office:value-type="float" office:value="0.282429791636488" calcext:value-type="float">
            <text:p>0.282429791636488</text:p>
          </table:table-cell>
          <table:table-cell table:formula="of:=SIGN([.D1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4*([.A178]/LN(2*[.A178])))" office:value-type="float" office:value="121.757670887285" calcext:value-type="float">
            <text:p>121.757670887285</text:p>
          </table:table-cell>
          <table:table-cell table:formula="of:=2*((2*[.A178]+1)/(LN(2*[.A178]+1)))" office:value-type="float" office:value="122.03988708912" calcext:value-type="float">
            <text:p>122.03988708912</text:p>
          </table:table-cell>
          <table:table-cell table:formula="of:=[.C178]-[.B178]" office:value-type="float" office:value="0.282216201834714" calcext:value-type="float">
            <text:p>0.282216201834714</text:p>
          </table:table-cell>
          <table:table-cell table:formula="of:=SIGN([.D1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4*([.A179]/LN(2*[.A179])))" office:value-type="float" office:value="122.32199705492" calcext:value-type="float">
            <text:p>122.32199705492</text:p>
          </table:table-cell>
          <table:table-cell table:formula="of:=2*((2*[.A179]+1)/(LN(2*[.A179]+1)))" office:value-type="float" office:value="122.604001154134" calcext:value-type="float">
            <text:p>122.604001154134</text:p>
          </table:table-cell>
          <table:table-cell table:formula="of:=[.C179]-[.B179]" office:value-type="float" office:value="0.282004099213992" calcext:value-type="float">
            <text:p>0.282004099213992</text:p>
          </table:table-cell>
          <table:table-cell table:formula="of:=SIGN([.D1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4*([.A180]/LN(2*[.A180])))" office:value-type="float" office:value="122.885899753889" calcext:value-type="float">
            <text:p>122.885899753889</text:p>
          </table:table-cell>
          <table:table-cell table:formula="of:=2*((2*[.A180]+1)/(LN(2*[.A180]+1)))" office:value-type="float" office:value="123.167693219011" calcext:value-type="float">
            <text:p>123.167693219011</text:p>
          </table:table-cell>
          <table:table-cell table:formula="of:=[.C180]-[.B180]" office:value-type="float" office:value="0.281793465122021" calcext:value-type="float">
            <text:p>0.281793465122021</text:p>
          </table:table-cell>
          <table:table-cell table:formula="of:=SIGN([.D1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4*([.A181]/LN(2*[.A181])))" office:value-type="float" office:value="123.449381912048" calcext:value-type="float">
            <text:p>123.449381912048</text:p>
          </table:table-cell>
          <table:table-cell table:formula="of:=2*((2*[.A181]+1)/(LN(2*[.A181]+1)))" office:value-type="float" office:value="123.730966193291" calcext:value-type="float">
            <text:p>123.730966193291</text:p>
          </table:table-cell>
          <table:table-cell table:formula="of:=[.C181]-[.B181]" office:value-type="float" office:value="0.281584281242431" calcext:value-type="float">
            <text:p>0.281584281242431</text:p>
          </table:table-cell>
          <table:table-cell table:formula="of:=SIGN([.D1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4*([.A182]/LN(2*[.A182])))" office:value-type="float" office:value="124.012446420789" calcext:value-type="float">
            <text:p>124.012446420789</text:p>
          </table:table-cell>
          <table:table-cell table:formula="of:=2*((2*[.A182]+1)/(LN(2*[.A182]+1)))" office:value-type="float" office:value="124.293822950376" calcext:value-type="float">
            <text:p>124.293822950376</text:p>
          </table:table-cell>
          <table:table-cell table:formula="of:=[.C182]-[.B182]" office:value-type="float" office:value="0.281376529587007" calcext:value-type="float">
            <text:p>0.281376529587007</text:p>
          </table:table-cell>
          <table:table-cell table:formula="of:=SIGN([.D1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4*([.A183]/LN(2*[.A183])))" office:value-type="float" office:value="124.575096135686" calcext:value-type="float">
            <text:p>124.575096135686</text:p>
          </table:table-cell>
          <table:table-cell table:formula="of:=2*((2*[.A183]+1)/(LN(2*[.A183]+1)))" office:value-type="float" office:value="124.856266328174" calcext:value-type="float">
            <text:p>124.856266328174</text:p>
          </table:table-cell>
          <table:table-cell table:formula="of:=[.C183]-[.B183]" office:value-type="float" office:value="0.281170192487934" calcext:value-type="float">
            <text:p>0.281170192487934</text:p>
          </table:table-cell>
          <table:table-cell table:formula="of:=SIGN([.D1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4*([.A184]/LN(2*[.A184])))" office:value-type="float" office:value="125.137333877135" calcext:value-type="float">
            <text:p>125.137333877135</text:p>
          </table:table-cell>
          <table:table-cell table:formula="of:=2*((2*[.A184]+1)/(LN(2*[.A184]+1)))" office:value-type="float" office:value="125.418299129726" calcext:value-type="float">
            <text:p>125.418299129726</text:p>
          </table:table-cell>
          <table:table-cell table:formula="of:=[.C184]-[.B184]" office:value-type="float" office:value="0.280965252590377" calcext:value-type="float">
            <text:p>0.280965252590377</text:p>
          </table:table-cell>
          <table:table-cell table:formula="of:=SIGN([.D1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4*([.A185]/LN(2*[.A185])))" office:value-type="float" office:value="125.699162430978" calcext:value-type="float">
            <text:p>125.699162430978</text:p>
          </table:table-cell>
          <table:table-cell table:formula="of:=2*((2*[.A185]+1)/(LN(2*[.A185]+1)))" office:value-type="float" office:value="125.979924123824" calcext:value-type="float">
            <text:p>125.979924123824</text:p>
          </table:table-cell>
          <table:table-cell table:formula="of:=[.C185]-[.B185]" office:value-type="float" office:value="0.280761692845331" calcext:value-type="float">
            <text:p>0.280761692845331</text:p>
          </table:table-cell>
          <table:table-cell table:formula="of:=SIGN([.D1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4*([.A186]/LN(2*[.A186])))" office:value-type="float" office:value="126.260584549108" calcext:value-type="float">
            <text:p>126.260584549108</text:p>
          </table:table-cell>
          <table:table-cell table:formula="of:=2*((2*[.A186]+1)/(LN(2*[.A186]+1)))" office:value-type="float" office:value="126.541144045611" calcext:value-type="float">
            <text:p>126.541144045611</text:p>
          </table:table-cell>
          <table:table-cell table:formula="of:=[.C186]-[.B186]" office:value-type="float" office:value="0.280559496502718" calcext:value-type="float">
            <text:p>0.280559496502718</text:p>
          </table:table-cell>
          <table:table-cell table:formula="of:=SIGN([.D1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4*([.A187]/LN(2*[.A187])))" office:value-type="float" office:value="126.821602950063" calcext:value-type="float">
            <text:p>126.821602950063</text:p>
          </table:table-cell>
          <table:table-cell table:formula="of:=2*((2*[.A187]+1)/(LN(2*[.A187]+1)))" office:value-type="float" office:value="127.101961597168" calcext:value-type="float">
            <text:p>127.101961597168</text:p>
          </table:table-cell>
          <table:table-cell table:formula="of:=[.C187]-[.B187]" office:value-type="float" office:value="0.280358647104265" calcext:value-type="float">
            <text:p>0.280358647104265</text:p>
          </table:table-cell>
          <table:table-cell table:formula="of:=SIGN([.D1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4*([.A188]/LN(2*[.A188])))" office:value-type="float" office:value="127.382220319612" calcext:value-type="float">
            <text:p>127.382220319612</text:p>
          </table:table-cell>
          <table:table-cell table:formula="of:=2*((2*[.A188]+1)/(LN(2*[.A188]+1)))" office:value-type="float" office:value="127.662379448089" calcext:value-type="float">
            <text:p>127.662379448089</text:p>
          </table:table-cell>
          <table:table-cell table:formula="of:=[.C188]-[.B188]" office:value-type="float" office:value="0.280159128477294" calcext:value-type="float">
            <text:p>0.280159128477294</text:p>
          </table:table-cell>
          <table:table-cell table:formula="of:=SIGN([.D1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4*([.A189]/LN(2*[.A189])))" office:value-type="float" office:value="127.942439311315" calcext:value-type="float">
            <text:p>127.942439311315</text:p>
          </table:table-cell>
          <table:table-cell table:formula="of:=2*((2*[.A189]+1)/(LN(2*[.A189]+1)))" office:value-type="float" office:value="128.222400236043" calcext:value-type="float">
            <text:p>128.222400236043</text:p>
          </table:table-cell>
          <table:table-cell table:formula="of:=[.C189]-[.B189]" office:value-type="float" office:value="0.279960924727931" calcext:value-type="float">
            <text:p>0.279960924727931</text:p>
          </table:table-cell>
          <table:table-cell table:formula="of:=SIGN([.D1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4*([.A190]/LN(2*[.A190])))" office:value-type="float" office:value="128.502262547083" calcext:value-type="float">
            <text:p>128.502262547083</text:p>
          </table:table-cell>
          <table:table-cell table:formula="of:=2*((2*[.A190]+1)/(LN(2*[.A190]+1)))" office:value-type="float" office:value="128.782026567318" calcext:value-type="float">
            <text:p>128.782026567318</text:p>
          </table:table-cell>
          <table:table-cell table:formula="of:=[.C190]-[.B190]" office:value-type="float" office:value="0.279764020235206" calcext:value-type="float">
            <text:p>0.279764020235206</text:p>
          </table:table-cell>
          <table:table-cell table:formula="of:=SIGN([.D1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4*([.A191]/LN(2*[.A191])))" office:value-type="float" office:value="129.06169261772" calcext:value-type="float">
            <text:p>129.06169261772</text:p>
          </table:table-cell>
          <table:table-cell table:formula="of:=2*((2*[.A191]+1)/(LN(2*[.A191]+1)))" office:value-type="float" office:value="129.341261017364" calcext:value-type="float">
            <text:p>129.341261017364</text:p>
          </table:table-cell>
          <table:table-cell table:formula="of:=[.C191]-[.B191]" office:value-type="float" office:value="0.279568399644546" calcext:value-type="float">
            <text:p>0.279568399644546</text:p>
          </table:table-cell>
          <table:table-cell table:formula="of:=SIGN([.D1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4*([.A192]/LN(2*[.A192])))" office:value-type="float" office:value="129.62073208345" calcext:value-type="float">
            <text:p>129.62073208345</text:p>
          </table:table-cell>
          <table:table-cell table:formula="of:=2*((2*[.A192]+1)/(LN(2*[.A192]+1)))" office:value-type="float" office:value="129.900106131312" calcext:value-type="float">
            <text:p>129.900106131312</text:p>
          </table:table-cell>
          <table:table-cell table:formula="of:=[.C192]-[.B192]" office:value-type="float" office:value="0.279374047862291" calcext:value-type="float">
            <text:p>0.279374047862291</text:p>
          </table:table-cell>
          <table:table-cell table:formula="of:=SIGN([.D1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4*([.A193]/LN(2*[.A193])))" office:value-type="float" office:value="130.17938347444" calcext:value-type="float">
            <text:p>130.17938347444</text:p>
          </table:table-cell>
          <table:table-cell table:formula="of:=2*((2*[.A193]+1)/(LN(2*[.A193]+1)))" office:value-type="float" office:value="130.458564424489" calcext:value-type="float">
            <text:p>130.458564424489</text:p>
          </table:table-cell>
          <table:table-cell table:formula="of:=[.C193]-[.B193]" office:value-type="float" office:value="0.279180950049636" calcext:value-type="float">
            <text:p>0.279180950049636</text:p>
          </table:table-cell>
          <table:table-cell table:formula="of:=SIGN([.D1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4*([.A194]/LN(2*[.A194])))" office:value-type="float" office:value="130.737649291302" calcext:value-type="float">
            <text:p>130.737649291302</text:p>
          </table:table-cell>
          <table:table-cell table:formula="of:=2*((2*[.A194]+1)/(LN(2*[.A194]+1)))" office:value-type="float" office:value="131.016638382919" calcext:value-type="float">
            <text:p>131.016638382919</text:p>
          </table:table-cell>
          <table:table-cell table:formula="of:=[.C194]-[.B194]" office:value-type="float" office:value="0.27898909161712" calcext:value-type="float">
            <text:p>0.27898909161712</text:p>
          </table:table-cell>
          <table:table-cell table:formula="of:=SIGN([.D1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4*([.A195]/LN(2*[.A195])))" office:value-type="float" office:value="131.295532005596" calcext:value-type="float">
            <text:p>131.295532005596</text:p>
          </table:table-cell>
          <table:table-cell table:formula="of:=2*((2*[.A195]+1)/(LN(2*[.A195]+1)))" office:value-type="float" office:value="131.574330463815" calcext:value-type="float">
            <text:p>131.574330463815</text:p>
          </table:table-cell>
          <table:table-cell table:formula="of:=[.C195]-[.B195]" office:value-type="float" office:value="0.278798458219342" calcext:value-type="float">
            <text:p>0.278798458219342</text:p>
          </table:table-cell>
          <table:table-cell table:formula="of:=SIGN([.D1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4*([.A196]/LN(2*[.A196])))" office:value-type="float" office:value="131.853034060306" calcext:value-type="float">
            <text:p>131.853034060306</text:p>
          </table:table-cell>
          <table:table-cell table:formula="of:=2*((2*[.A196]+1)/(LN(2*[.A196]+1)))" office:value-type="float" office:value="132.131643096055" calcext:value-type="float">
            <text:p>132.131643096055</text:p>
          </table:table-cell>
          <table:table-cell table:formula="of:=[.C196]-[.B196]" office:value-type="float" office:value="0.278609035749412" calcext:value-type="float">
            <text:p>0.278609035749412</text:p>
          </table:table-cell>
          <table:table-cell table:formula="of:=SIGN([.D1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4*([.A197]/LN(2*[.A197])))" office:value-type="float" office:value="132.410157870323" calcext:value-type="float">
            <text:p>132.410157870323</text:p>
          </table:table-cell>
          <table:table-cell table:formula="of:=2*((2*[.A197]+1)/(LN(2*[.A197]+1)))" office:value-type="float" office:value="132.688578680657" calcext:value-type="float">
            <text:p>132.688578680657</text:p>
          </table:table-cell>
          <table:table-cell table:formula="of:=[.C197]-[.B197]" office:value-type="float" office:value="0.278420810333841" calcext:value-type="float">
            <text:p>0.278420810333841</text:p>
          </table:table-cell>
          <table:table-cell table:formula="of:=SIGN([.D1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4*([.A198]/LN(2*[.A198])))" office:value-type="float" office:value="132.966905822906" calcext:value-type="float">
            <text:p>132.966905822906</text:p>
          </table:table-cell>
          <table:table-cell table:formula="of:=2*((2*[.A198]+1)/(LN(2*[.A198]+1)))" office:value-type="float" office:value="133.245139591233" calcext:value-type="float">
            <text:p>133.245139591233</text:p>
          </table:table-cell>
          <table:table-cell table:formula="of:=[.C198]-[.B198]" office:value-type="float" office:value="0.278233768327681" calcext:value-type="float">
            <text:p>0.278233768327681</text:p>
          </table:table-cell>
          <table:table-cell table:formula="of:=SIGN([.D1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4*([.A199]/LN(2*[.A199])))" office:value-type="float" office:value="133.523280278134" calcext:value-type="float">
            <text:p>133.523280278134</text:p>
          </table:table-cell>
          <table:table-cell table:formula="of:=2*((2*[.A199]+1)/(LN(2*[.A199]+1)))" office:value-type="float" office:value="133.801328174443" calcext:value-type="float">
            <text:p>133.801328174443</text:p>
          </table:table-cell>
          <table:table-cell table:formula="of:=[.C199]-[.B199]" office:value-type="float" office:value="0.278047896309545" calcext:value-type="float">
            <text:p>0.278047896309545</text:p>
          </table:table-cell>
          <table:table-cell table:formula="of:=SIGN([.D1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4*([.A200]/LN(2*[.A200])))" office:value-type="float" office:value="134.079283569355" calcext:value-type="float">
            <text:p>134.079283569355</text:p>
          </table:table-cell>
          <table:table-cell table:formula="of:=2*((2*[.A200]+1)/(LN(2*[.A200]+1)))" office:value-type="float" office:value="134.357146750432" calcext:value-type="float">
            <text:p>134.357146750432</text:p>
          </table:table-cell>
          <table:table-cell table:formula="of:=[.C200]-[.B200]" office:value-type="float" office:value="0.277863181076725" calcext:value-type="float">
            <text:p>0.277863181076725</text:p>
          </table:table-cell>
          <table:table-cell table:formula="of:=SIGN([.D2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4*([.A201]/LN(2*[.A201])))" office:value-type="float" office:value="134.634918003619" calcext:value-type="float">
            <text:p>134.634918003619</text:p>
          </table:table-cell>
          <table:table-cell table:formula="of:=2*((2*[.A201]+1)/(LN(2*[.A201]+1)))" office:value-type="float" office:value="134.91259761326" calcext:value-type="float">
            <text:p>134.91259761326</text:p>
          </table:table-cell>
          <table:table-cell table:formula="of:=[.C201]-[.B201]" office:value-type="float" office:value="0.277679609640757" calcext:value-type="float">
            <text:p>0.277679609640757</text:p>
          </table:table-cell>
          <table:table-cell table:formula="of:=SIGN([.D2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4*([.A202]/LN(2*[.A202])))" office:value-type="float" office:value="135.190185862105" calcext:value-type="float">
            <text:p>135.190185862105</text:p>
          </table:table-cell>
          <table:table-cell table:formula="of:=2*((2*[.A202]+1)/(LN(2*[.A202]+1)))" office:value-type="float" office:value="135.467683031328" calcext:value-type="float">
            <text:p>135.467683031328</text:p>
          </table:table-cell>
          <table:table-cell table:formula="of:=[.C202]-[.B202]" office:value-type="float" office:value="0.27749716922267" calcext:value-type="float">
            <text:p>0.27749716922267</text:p>
          </table:table-cell>
          <table:table-cell table:formula="of:=SIGN([.D2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4*([.A203]/LN(2*[.A203])))" office:value-type="float" office:value="135.745089400536" calcext:value-type="float">
            <text:p>135.745089400536</text:p>
          </table:table-cell>
          <table:table-cell table:formula="of:=2*((2*[.A203]+1)/(LN(2*[.A203]+1)))" office:value-type="float" office:value="136.022405247785" calcext:value-type="float">
            <text:p>136.022405247785</text:p>
          </table:table-cell>
          <table:table-cell table:formula="of:=[.C203]-[.B203]" office:value-type="float" office:value="0.277315847248957" calcext:value-type="float">
            <text:p>0.277315847248957</text:p>
          </table:table-cell>
          <table:table-cell table:formula="of:=SIGN([.D2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4*([.A204]/LN(2*[.A204])))" office:value-type="float" office:value="136.299630849589" calcext:value-type="float">
            <text:p>136.299630849589</text:p>
          </table:table-cell>
          <table:table-cell table:formula="of:=2*((2*[.A204]+1)/(LN(2*[.A204]+1)))" office:value-type="float" office:value="136.576766480936" calcext:value-type="float">
            <text:p>136.576766480936</text:p>
          </table:table-cell>
          <table:table-cell table:formula="of:=[.C204]-[.B204]" office:value-type="float" office:value="0.27713563134688" calcext:value-type="float">
            <text:p>0.27713563134688</text:p>
          </table:table-cell>
          <table:table-cell table:formula="of:=SIGN([.D2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4*([.A205]/LN(2*[.A205])))" office:value-type="float" office:value="136.853812415296" calcext:value-type="float">
            <text:p>136.853812415296</text:p>
          </table:table-cell>
          <table:table-cell table:formula="of:=2*((2*[.A205]+1)/(LN(2*[.A205]+1)))" office:value-type="float" office:value="137.130768924637" calcext:value-type="float">
            <text:p>137.130768924637</text:p>
          </table:table-cell>
          <table:table-cell table:formula="of:=[.C205]-[.B205]" office:value-type="float" office:value="0.276956509340494" calcext:value-type="float">
            <text:p>0.276956509340494</text:p>
          </table:table-cell>
          <table:table-cell table:formula="of:=SIGN([.D2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4*([.A206]/LN(2*[.A206])))" office:value-type="float" office:value="137.407636279433" calcext:value-type="float">
            <text:p>137.407636279433</text:p>
          </table:table-cell>
          <table:table-cell table:formula="of:=2*((2*[.A206]+1)/(LN(2*[.A206]+1)))" office:value-type="float" office:value="137.68441474868" calcext:value-type="float">
            <text:p>137.68441474868</text:p>
          </table:table-cell>
          <table:table-cell table:formula="of:=[.C206]-[.B206]" office:value-type="float" office:value="0.276778469246636" calcext:value-type="float">
            <text:p>0.276778469246636</text:p>
          </table:table-cell>
          <table:table-cell table:formula="of:=SIGN([.D2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4*([.A207]/LN(2*[.A207])))" office:value-type="float" office:value="137.961104599903" calcext:value-type="float">
            <text:p>137.961104599903</text:p>
          </table:table-cell>
          <table:table-cell table:formula="of:=2*((2*[.A207]+1)/(LN(2*[.A207]+1)))" office:value-type="float" office:value="138.237706099174" calcext:value-type="float">
            <text:p>138.237706099174</text:p>
          </table:table-cell>
          <table:table-cell table:formula="of:=[.C207]-[.B207]" office:value-type="float" office:value="0.276601499270782" calcext:value-type="float">
            <text:p>0.276601499270782</text:p>
          </table:table-cell>
          <table:table-cell table:formula="of:=SIGN([.D2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4*([.A208]/LN(2*[.A208])))" office:value-type="float" office:value="138.514219511116" calcext:value-type="float">
            <text:p>138.514219511116</text:p>
          </table:table-cell>
          <table:table-cell table:formula="of:=2*((2*[.A208]+1)/(LN(2*[.A208]+1)))" office:value-type="float" office:value="138.79064509892" calcext:value-type="float">
            <text:p>138.79064509892</text:p>
          </table:table-cell>
          <table:table-cell table:formula="of:=[.C208]-[.B208]" office:value-type="float" office:value="0.276425587803317" calcext:value-type="float">
            <text:p>0.276425587803317</text:p>
          </table:table-cell>
          <table:table-cell table:formula="of:=SIGN([.D2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4*([.A209]/LN(2*[.A209])))" office:value-type="float" office:value="139.066983124351" calcext:value-type="float">
            <text:p>139.066983124351</text:p>
          </table:table-cell>
          <table:table-cell table:formula="of:=2*((2*[.A209]+1)/(LN(2*[.A209]+1)))" office:value-type="float" office:value="139.343233847767" calcext:value-type="float">
            <text:p>139.343233847767</text:p>
          </table:table-cell>
          <table:table-cell table:formula="of:=[.C209]-[.B209]" office:value-type="float" office:value="0.276250723415814" calcext:value-type="float">
            <text:p>0.276250723415814</text:p>
          </table:table-cell>
          <table:table-cell table:formula="of:=SIGN([.D2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4*([.A210]/LN(2*[.A210])))" office:value-type="float" office:value="139.619397528121" calcext:value-type="float">
            <text:p>139.619397528121</text:p>
          </table:table-cell>
          <table:table-cell table:formula="of:=2*((2*[.A210]+1)/(LN(2*[.A210]+1)))" office:value-type="float" office:value="139.895474422978" calcext:value-type="float">
            <text:p>139.895474422978</text:p>
          </table:table-cell>
          <table:table-cell table:formula="of:=[.C210]-[.B210]" office:value-type="float" office:value="0.276076894857113" calcext:value-type="float">
            <text:p>0.276076894857113</text:p>
          </table:table-cell>
          <table:table-cell table:formula="of:=SIGN([.D2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4*([.A211]/LN(2*[.A211])))" office:value-type="float" office:value="140.171464788524" calcext:value-type="float">
            <text:p>140.171464788524</text:p>
          </table:table-cell>
          <table:table-cell table:formula="of:=2*((2*[.A211]+1)/(LN(2*[.A211]+1)))" office:value-type="float" office:value="140.447368879574" calcext:value-type="float">
            <text:p>140.447368879574</text:p>
          </table:table-cell>
          <table:table-cell table:formula="of:=[.C211]-[.B211]" office:value-type="float" office:value="0.275904091049995" calcext:value-type="float">
            <text:p>0.275904091049995</text:p>
          </table:table-cell>
          <table:table-cell table:formula="of:=SIGN([.D2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4*([.A212]/LN(2*[.A212])))" office:value-type="float" office:value="140.723186949587" calcext:value-type="float">
            <text:p>140.723186949587</text:p>
          </table:table-cell>
          <table:table-cell table:formula="of:=2*((2*[.A212]+1)/(LN(2*[.A212]+1)))" office:value-type="float" office:value="140.998919250675" calcext:value-type="float">
            <text:p>140.998919250675</text:p>
          </table:table-cell>
          <table:table-cell table:formula="of:=[.C212]-[.B212]" office:value-type="float" office:value="0.275732301087629" calcext:value-type="float">
            <text:p>0.275732301087629</text:p>
          </table:table-cell>
          <table:table-cell table:formula="of:=SIGN([.D2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4*([.A213]/LN(2*[.A213])))" office:value-type="float" office:value="141.27456603361" calcext:value-type="float">
            <text:p>141.27456603361</text:p>
          </table:table-cell>
          <table:table-cell table:formula="of:=2*((2*[.A213]+1)/(LN(2*[.A213]+1)))" office:value-type="float" office:value="141.55012754784" calcext:value-type="float">
            <text:p>141.55012754784</text:p>
          </table:table-cell>
          <table:table-cell table:formula="of:=[.C213]-[.B213]" office:value-type="float" office:value="0.275561514230105" calcext:value-type="float">
            <text:p>0.275561514230105</text:p>
          </table:table-cell>
          <table:table-cell table:formula="of:=SIGN([.D2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4*([.A214]/LN(2*[.A214])))" office:value-type="float" office:value="141.825604041495" calcext:value-type="float">
            <text:p>141.825604041495</text:p>
          </table:table-cell>
          <table:table-cell table:formula="of:=2*((2*[.A214]+1)/(LN(2*[.A214]+1)))" office:value-type="float" office:value="142.100995761396" calcext:value-type="float">
            <text:p>142.100995761396</text:p>
          </table:table-cell>
          <table:table-cell table:formula="of:=[.C214]-[.B214]" office:value-type="float" office:value="0.275391719901052" calcext:value-type="float">
            <text:p>0.275391719901052</text:p>
          </table:table-cell>
          <table:table-cell table:formula="of:=SIGN([.D2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4*([.A215]/LN(2*[.A215])))" office:value-type="float" office:value="142.376302953069" calcext:value-type="float">
            <text:p>142.376302953069</text:p>
          </table:table-cell>
          <table:table-cell table:formula="of:=2*((2*[.A215]+1)/(LN(2*[.A215]+1)))" office:value-type="float" office:value="142.651525860754" calcext:value-type="float">
            <text:p>142.651525860754</text:p>
          </table:table-cell>
          <table:table-cell table:formula="of:=[.C215]-[.B215]" office:value-type="float" office:value="0.275222907684565" calcext:value-type="float">
            <text:p>0.275222907684565</text:p>
          </table:table-cell>
          <table:table-cell table:formula="of:=SIGN([.D2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4*([.A216]/LN(2*[.A216])))" office:value-type="float" office:value="142.92666472741" calcext:value-type="float">
            <text:p>142.92666472741</text:p>
          </table:table-cell>
          <table:table-cell table:formula="of:=2*((2*[.A216]+1)/(LN(2*[.A216]+1)))" office:value-type="float" office:value="143.201719794732" calcext:value-type="float">
            <text:p>143.201719794732</text:p>
          </table:table-cell>
          <table:table-cell table:formula="of:=[.C216]-[.B216]" office:value-type="float" office:value="0.275055067321944" calcext:value-type="float">
            <text:p>0.275055067321944</text:p>
          </table:table-cell>
          <table:table-cell table:formula="of:=SIGN([.D2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4*([.A217]/LN(2*[.A217])))" office:value-type="float" office:value="143.476691303154" calcext:value-type="float">
            <text:p>143.476691303154</text:p>
          </table:table-cell>
          <table:table-cell table:formula="of:=2*((2*[.A217]+1)/(LN(2*[.A217]+1)))" office:value-type="float" office:value="143.751579491863" calcext:value-type="float">
            <text:p>143.751579491863</text:p>
          </table:table-cell>
          <table:table-cell table:formula="of:=[.C217]-[.B217]" office:value-type="float" office:value="0.274888188708559" calcext:value-type="float">
            <text:p>0.274888188708559</text:p>
          </table:table-cell>
          <table:table-cell table:formula="of:=SIGN([.D2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4*([.A218]/LN(2*[.A218])))" office:value-type="float" office:value="144.026384598805" calcext:value-type="float">
            <text:p>144.026384598805</text:p>
          </table:table-cell>
          <table:table-cell table:formula="of:=2*((2*[.A218]+1)/(LN(2*[.A218]+1)))" office:value-type="float" office:value="144.301106860696" calcext:value-type="float">
            <text:p>144.301106860696</text:p>
          </table:table-cell>
          <table:table-cell table:formula="of:=[.C218]-[.B218]" office:value-type="float" office:value="0.274722261891043" calcext:value-type="float">
            <text:p>0.274722261891043</text:p>
          </table:table-cell>
          <table:table-cell table:formula="of:=SIGN([.D2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4*([.A219]/LN(2*[.A219])))" office:value-type="float" office:value="144.575746513031" calcext:value-type="float">
            <text:p>144.575746513031</text:p>
          </table:table-cell>
          <table:table-cell table:formula="of:=2*((2*[.A219]+1)/(LN(2*[.A219]+1)))" office:value-type="float" office:value="144.850303790096" calcext:value-type="float">
            <text:p>144.850303790096</text:p>
          </table:table-cell>
          <table:table-cell table:formula="of:=[.C219]-[.B219]" office:value-type="float" office:value="0.274557277064048" calcext:value-type="float">
            <text:p>0.274557277064048</text:p>
          </table:table-cell>
          <table:table-cell table:formula="of:=SIGN([.D2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4*([.A220]/LN(2*[.A220])))" office:value-type="float" office:value="145.124778924968" calcext:value-type="float">
            <text:p>145.124778924968</text:p>
          </table:table-cell>
          <table:table-cell table:formula="of:=2*((2*[.A220]+1)/(LN(2*[.A220]+1)))" office:value-type="float" office:value="145.399172149536" calcext:value-type="float">
            <text:p>145.399172149536</text:p>
          </table:table-cell>
          <table:table-cell table:formula="of:=[.C220]-[.B220]" office:value-type="float" office:value="0.274393224567632" calcext:value-type="float">
            <text:p>0.274393224567632</text:p>
          </table:table-cell>
          <table:table-cell table:formula="of:=SIGN([.D2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4*([.A221]/LN(2*[.A221])))" office:value-type="float" office:value="145.673483694499" calcext:value-type="float">
            <text:p>145.673483694499</text:p>
          </table:table-cell>
          <table:table-cell table:formula="of:=2*((2*[.A221]+1)/(LN(2*[.A221]+1)))" office:value-type="float" office:value="145.947713789384" calcext:value-type="float">
            <text:p>145.947713789384</text:p>
          </table:table-cell>
          <table:table-cell table:formula="of:=[.C221]-[.B221]" office:value-type="float" office:value="0.274230094884274" calcext:value-type="float">
            <text:p>0.274230094884274</text:p>
          </table:table-cell>
          <table:table-cell table:formula="of:=SIGN([.D2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4*([.A222]/LN(2*[.A222])))" office:value-type="float" office:value="146.221862662545" calcext:value-type="float">
            <text:p>146.221862662545</text:p>
          </table:table-cell>
          <table:table-cell table:formula="of:=2*((2*[.A222]+1)/(LN(2*[.A222]+1)))" office:value-type="float" office:value="146.495930541182" calcext:value-type="float">
            <text:p>146.495930541182</text:p>
          </table:table-cell>
          <table:table-cell table:formula="of:=[.C222]-[.B222]" office:value-type="float" office:value="0.274067878636288" calcext:value-type="float">
            <text:p>0.274067878636288</text:p>
          </table:table-cell>
          <table:table-cell table:formula="of:=SIGN([.D2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4*([.A223]/LN(2*[.A223])))" office:value-type="float" office:value="146.769917651339" calcext:value-type="float">
            <text:p>146.769917651339</text:p>
          </table:table-cell>
          <table:table-cell table:formula="of:=2*((2*[.A223]+1)/(LN(2*[.A223]+1)))" office:value-type="float" office:value="147.043824217922" calcext:value-type="float">
            <text:p>147.043824217922</text:p>
          </table:table-cell>
          <table:table-cell table:formula="of:=[.C223]-[.B223]" office:value-type="float" office:value="0.273906566583065" calcext:value-type="float">
            <text:p>0.273906566583065</text:p>
          </table:table-cell>
          <table:table-cell table:formula="of:=SIGN([.D2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4*([.A224]/LN(2*[.A224])))" office:value-type="float" office:value="147.317650464701" calcext:value-type="float">
            <text:p>147.317650464701</text:p>
          </table:table-cell>
          <table:table-cell table:formula="of:=2*((2*[.A224]+1)/(LN(2*[.A224]+1)))" office:value-type="float" office:value="147.59139661432" calcext:value-type="float">
            <text:p>147.59139661432</text:p>
          </table:table-cell>
          <table:table-cell table:formula="of:=[.C224]-[.B224]" office:value-type="float" office:value="0.273746149618574" calcext:value-type="float">
            <text:p>0.273746149618574</text:p>
          </table:table-cell>
          <table:table-cell table:formula="of:=SIGN([.D2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4*([.A225]/LN(2*[.A225])))" office:value-type="float" office:value="147.865062888305" calcext:value-type="float">
            <text:p>147.865062888305</text:p>
          </table:table-cell>
          <table:table-cell table:formula="of:=2*((2*[.A225]+1)/(LN(2*[.A225]+1)))" office:value-type="float" office:value="148.138649507073" calcext:value-type="float">
            <text:p>148.138649507073</text:p>
          </table:table-cell>
          <table:table-cell table:formula="of:=[.C225]-[.B225]" office:value-type="float" office:value="0.273586618768604" calcext:value-type="float">
            <text:p>0.273586618768604</text:p>
          </table:table-cell>
          <table:table-cell table:formula="of:=SIGN([.D2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4*([.A226]/LN(2*[.A226])))" office:value-type="float" office:value="148.412156689941" calcext:value-type="float">
            <text:p>148.412156689941</text:p>
          </table:table-cell>
          <table:table-cell table:formula="of:=2*((2*[.A226]+1)/(LN(2*[.A226]+1)))" office:value-type="float" office:value="148.685584655129" calcext:value-type="float">
            <text:p>148.685584655129</text:p>
          </table:table-cell>
          <table:table-cell table:formula="of:=[.C226]-[.B226]" office:value-type="float" office:value="0.273427965188432" calcext:value-type="float">
            <text:p>0.273427965188432</text:p>
          </table:table-cell>
          <table:table-cell table:formula="of:=SIGN([.D2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4*([.A227]/LN(2*[.A227])))" office:value-type="float" office:value="148.958933619774" calcext:value-type="float">
            <text:p>148.958933619774</text:p>
          </table:table-cell>
          <table:table-cell table:formula="of:=2*((2*[.A227]+1)/(LN(2*[.A227]+1)))" office:value-type="float" office:value="149.232203799935" calcext:value-type="float">
            <text:p>149.232203799935</text:p>
          </table:table-cell>
          <table:table-cell table:formula="of:=[.C227]-[.B227]" office:value-type="float" office:value="0.273270180160353" calcext:value-type="float">
            <text:p>0.273270180160353</text:p>
          </table:table-cell>
          <table:table-cell table:formula="of:=SIGN([.D2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4*([.A228]/LN(2*[.A228])))" office:value-type="float" office:value="149.505395410598" calcext:value-type="float">
            <text:p>149.505395410598</text:p>
          </table:table-cell>
          <table:table-cell table:formula="of:=2*((2*[.A228]+1)/(LN(2*[.A228]+1)))" office:value-type="float" office:value="149.77850866569" calcext:value-type="float">
            <text:p>149.77850866569</text:p>
          </table:table-cell>
          <table:table-cell table:formula="of:=[.C228]-[.B228]" office:value-type="float" office:value="0.273113255091488" calcext:value-type="float">
            <text:p>0.273113255091488</text:p>
          </table:table-cell>
          <table:table-cell table:formula="of:=SIGN([.D2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4*([.A229]/LN(2*[.A229])))" office:value-type="float" office:value="150.051543778079" calcext:value-type="float">
            <text:p>150.051543778079</text:p>
          </table:table-cell>
          <table:table-cell table:formula="of:=2*((2*[.A229]+1)/(LN(2*[.A229]+1)))" office:value-type="float" office:value="150.32450095959" calcext:value-type="float">
            <text:p>150.32450095959</text:p>
          </table:table-cell>
          <table:table-cell table:formula="of:=[.C229]-[.B229]" office:value-type="float" office:value="0.272957181511003" calcext:value-type="float">
            <text:p>0.272957181511003</text:p>
          </table:table-cell>
          <table:table-cell table:formula="of:=SIGN([.D2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4*([.A230]/LN(2*[.A230])))" office:value-type="float" office:value="150.597380421005" calcext:value-type="float">
            <text:p>150.597380421005</text:p>
          </table:table-cell>
          <table:table-cell table:formula="of:=2*((2*[.A230]+1)/(LN(2*[.A230]+1)))" office:value-type="float" office:value="150.870182372074" calcext:value-type="float">
            <text:p>150.870182372074</text:p>
          </table:table-cell>
          <table:table-cell table:formula="of:=[.C230]-[.B230]" office:value-type="float" office:value="0.272801951068374" calcext:value-type="float">
            <text:p>0.272801951068374</text:p>
          </table:table-cell>
          <table:table-cell table:formula="of:=SIGN([.D2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4*([.A231]/LN(2*[.A231])))" office:value-type="float" office:value="151.14290702152" calcext:value-type="float">
            <text:p>151.14290702152</text:p>
          </table:table-cell>
          <table:table-cell table:formula="of:=2*((2*[.A231]+1)/(LN(2*[.A231]+1)))" office:value-type="float" office:value="151.415554577051" calcext:value-type="float">
            <text:p>151.415554577051</text:p>
          </table:table-cell>
          <table:table-cell table:formula="of:=[.C231]-[.B231]" office:value-type="float" office:value="0.272647555530824" calcext:value-type="float">
            <text:p>0.272647555530824</text:p>
          </table:table-cell>
          <table:table-cell table:formula="of:=SIGN([.D2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4*([.A232]/LN(2*[.A232])))" office:value-type="float" office:value="151.688125245361" calcext:value-type="float">
            <text:p>151.688125245361</text:p>
          </table:table-cell>
          <table:table-cell table:formula="of:=2*((2*[.A232]+1)/(LN(2*[.A232]+1)))" office:value-type="float" office:value="151.960619232142" calcext:value-type="float">
            <text:p>151.960619232142</text:p>
          </table:table-cell>
          <table:table-cell table:formula="of:=[.C232]-[.B232]" office:value-type="float" office:value="0.272493986781228" calcext:value-type="float">
            <text:p>0.272493986781228</text:p>
          </table:table-cell>
          <table:table-cell table:formula="of:=SIGN([.D2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4*([.A233]/LN(2*[.A233])))" office:value-type="float" office:value="152.233036742089" calcext:value-type="float">
            <text:p>152.233036742089</text:p>
          </table:table-cell>
          <table:table-cell table:formula="of:=2*((2*[.A233]+1)/(LN(2*[.A233]+1)))" office:value-type="float" office:value="152.505377978905" calcext:value-type="float">
            <text:p>152.505377978905</text:p>
          </table:table-cell>
          <table:table-cell table:formula="of:=[.C233]-[.B233]" office:value-type="float" office:value="0.272341236816175" calcext:value-type="float">
            <text:p>0.272341236816175</text:p>
          </table:table-cell>
          <table:table-cell table:formula="of:=SIGN([.D2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4*([.A234]/LN(2*[.A234])))" office:value-type="float" office:value="152.777643145312" calcext:value-type="float">
            <text:p>152.777643145312</text:p>
          </table:table-cell>
          <table:table-cell table:formula="of:=2*((2*[.A234]+1)/(LN(2*[.A234]+1)))" office:value-type="float" office:value="153.049832443056" calcext:value-type="float">
            <text:p>153.049832443056</text:p>
          </table:table-cell>
          <table:table-cell table:formula="of:=[.C234]-[.B234]" office:value-type="float" office:value="0.272189297743637" calcext:value-type="float">
            <text:p>0.272189297743637</text:p>
          </table:table-cell>
          <table:table-cell table:formula="of:=SIGN([.D2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4*([.A235]/LN(2*[.A235])))" office:value-type="float" office:value="153.321946072912" calcext:value-type="float">
            <text:p>153.321946072912</text:p>
          </table:table-cell>
          <table:table-cell table:formula="of:=2*((2*[.A235]+1)/(LN(2*[.A235]+1)))" office:value-type="float" office:value="153.593984234693" calcext:value-type="float">
            <text:p>153.593984234693</text:p>
          </table:table-cell>
          <table:table-cell table:formula="of:=[.C235]-[.B235]" office:value-type="float" office:value="0.272038161781097" calcext:value-type="float">
            <text:p>0.272038161781097</text:p>
          </table:table-cell>
          <table:table-cell table:formula="of:=SIGN([.D2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4*([.A236]/LN(2*[.A236])))" office:value-type="float" office:value="153.865947127256" calcext:value-type="float">
            <text:p>153.865947127256</text:p>
          </table:table-cell>
          <table:table-cell table:formula="of:=2*((2*[.A236]+1)/(LN(2*[.A236]+1)))" office:value-type="float" office:value="154.13783494851" calcext:value-type="float">
            <text:p>154.13783494851</text:p>
          </table:table-cell>
          <table:table-cell table:formula="of:=[.C236]-[.B236]" office:value-type="float" office:value="0.271887821253586" calcext:value-type="float">
            <text:p>0.271887821253586</text:p>
          </table:table-cell>
          <table:table-cell table:formula="of:=SIGN([.D2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4*([.A237]/LN(2*[.A237])))" office:value-type="float" office:value="154.409647895418" calcext:value-type="float">
            <text:p>154.409647895418</text:p>
          </table:table-cell>
          <table:table-cell table:formula="of:=2*((2*[.A237]+1)/(LN(2*[.A237]+1)))" office:value-type="float" office:value="154.68138616401" calcext:value-type="float">
            <text:p>154.68138616401</text:p>
          </table:table-cell>
          <table:table-cell table:formula="of:=[.C237]-[.B237]" office:value-type="float" office:value="0.271738268591633" calcext:value-type="float">
            <text:p>0.271738268591633</text:p>
          </table:table-cell>
          <table:table-cell table:formula="of:=SIGN([.D2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4*([.A238]/LN(2*[.A238])))" office:value-type="float" office:value="154.953049949383" calcext:value-type="float">
            <text:p>154.953049949383</text:p>
          </table:table-cell>
          <table:table-cell table:formula="of:=2*((2*[.A238]+1)/(LN(2*[.A238]+1)))" office:value-type="float" office:value="155.224639445713" calcext:value-type="float">
            <text:p>155.224639445713</text:p>
          </table:table-cell>
          <table:table-cell table:formula="of:=[.C238]-[.B238]" office:value-type="float" office:value="0.271589496329568" calcext:value-type="float">
            <text:p>0.271589496329568</text:p>
          </table:table-cell>
          <table:table-cell table:formula="of:=SIGN([.D2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4*([.A239]/LN(2*[.A239])))" office:value-type="float" office:value="155.496154846256" calcext:value-type="float">
            <text:p>155.496154846256</text:p>
          </table:table-cell>
          <table:table-cell table:formula="of:=2*((2*[.A239]+1)/(LN(2*[.A239]+1)))" office:value-type="float" office:value="155.76759634336" calcext:value-type="float">
            <text:p>155.76759634336</text:p>
          </table:table-cell>
          <table:table-cell table:formula="of:=[.C239]-[.B239]" office:value-type="float" office:value="0.271441497103382" calcext:value-type="float">
            <text:p>0.271441497103382</text:p>
          </table:table-cell>
          <table:table-cell table:formula="of:=SIGN([.D2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4*([.A240]/LN(2*[.A240])))" office:value-type="float" office:value="156.038964128465" calcext:value-type="float">
            <text:p>156.038964128465</text:p>
          </table:table-cell>
          <table:table-cell table:formula="of:=2*((2*[.A240]+1)/(LN(2*[.A240]+1)))" office:value-type="float" office:value="156.310258392114" calcext:value-type="float">
            <text:p>156.310258392114</text:p>
          </table:table-cell>
          <table:table-cell table:formula="of:=[.C240]-[.B240]" office:value-type="float" office:value="0.27129426364931" calcext:value-type="float">
            <text:p>0.27129426364931</text:p>
          </table:table-cell>
          <table:table-cell table:formula="of:=SIGN([.D2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4*([.A241]/LN(2*[.A241])))" office:value-type="float" office:value="156.581479323958" calcext:value-type="float">
            <text:p>156.581479323958</text:p>
          </table:table-cell>
          <table:table-cell table:formula="of:=2*((2*[.A241]+1)/(LN(2*[.A241]+1)))" office:value-type="float" office:value="156.852627112759" calcext:value-type="float">
            <text:p>156.852627112759</text:p>
          </table:table-cell>
          <table:table-cell table:formula="of:=[.C241]-[.B241]" office:value-type="float" office:value="0.271147788801642" calcext:value-type="float">
            <text:p>0.271147788801642</text:p>
          </table:table-cell>
          <table:table-cell table:formula="of:=SIGN([.D2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4*([.A242]/LN(2*[.A242])))" office:value-type="float" office:value="157.123701946402" calcext:value-type="float">
            <text:p>157.123701946402</text:p>
          </table:table-cell>
          <table:table-cell table:formula="of:=2*((2*[.A242]+1)/(LN(2*[.A242]+1)))" office:value-type="float" office:value="157.394704011893" calcext:value-type="float">
            <text:p>157.394704011893</text:p>
          </table:table-cell>
          <table:table-cell table:formula="of:=[.C242]-[.B242]" office:value-type="float" office:value="0.271002065491331" calcext:value-type="float">
            <text:p>0.271002065491331</text:p>
          </table:table-cell>
          <table:table-cell table:formula="of:=SIGN([.D2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4*([.A243]/LN(2*[.A243])))" office:value-type="float" office:value="157.665633495372" calcext:value-type="float">
            <text:p>157.665633495372</text:p>
          </table:table-cell>
          <table:table-cell table:formula="of:=2*((2*[.A243]+1)/(LN(2*[.A243]+1)))" office:value-type="float" office:value="157.936490582117" calcext:value-type="float">
            <text:p>157.936490582117</text:p>
          </table:table-cell>
          <table:table-cell table:formula="of:=[.C243]-[.B243]" office:value-type="float" office:value="0.270857086744144" calcext:value-type="float">
            <text:p>0.270857086744144</text:p>
          </table:table-cell>
          <table:table-cell table:formula="of:=SIGN([.D2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4*([.A244]/LN(2*[.A244])))" office:value-type="float" office:value="158.207275456544" calcext:value-type="float">
            <text:p>158.207275456544</text:p>
          </table:table-cell>
          <table:table-cell table:formula="of:=2*((2*[.A244]+1)/(LN(2*[.A244]+1)))" office:value-type="float" office:value="158.477988302223" calcext:value-type="float">
            <text:p>158.477988302223</text:p>
          </table:table-cell>
          <table:table-cell table:formula="of:=[.C244]-[.B244]" office:value-type="float" office:value="0.270712845678929" calcext:value-type="float">
            <text:p>0.270712845678929</text:p>
          </table:table-cell>
          <table:table-cell table:formula="of:=SIGN([.D2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4*([.A245]/LN(2*[.A245])))" office:value-type="float" office:value="158.748629301875" calcext:value-type="float">
            <text:p>158.748629301875</text:p>
          </table:table-cell>
          <table:table-cell table:formula="of:=2*((2*[.A245]+1)/(LN(2*[.A245]+1)))" office:value-type="float" office:value="159.019198637381" calcext:value-type="float">
            <text:p>159.019198637381</text:p>
          </table:table-cell>
          <table:table-cell table:formula="of:=[.C245]-[.B245]" office:value-type="float" office:value="0.270569335506281" calcext:value-type="float">
            <text:p>0.270569335506281</text:p>
          </table:table-cell>
          <table:table-cell table:formula="of:=SIGN([.D2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4*([.A246]/LN(2*[.A246])))" office:value-type="float" office:value="159.289696489789" calcext:value-type="float">
            <text:p>159.289696489789</text:p>
          </table:table-cell>
          <table:table-cell table:formula="of:=2*((2*[.A246]+1)/(LN(2*[.A246]+1)))" office:value-type="float" office:value="159.560123039315" calcext:value-type="float">
            <text:p>159.560123039315</text:p>
          </table:table-cell>
          <table:table-cell table:formula="of:=[.C246]-[.B246]" office:value-type="float" office:value="0.270426549526547" calcext:value-type="float">
            <text:p>0.270426549526547</text:p>
          </table:table-cell>
          <table:table-cell table:formula="of:=SIGN([.D2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4*([.A247]/LN(2*[.A247])))" office:value-type="float" office:value="159.830478465355" calcext:value-type="float">
            <text:p>159.830478465355</text:p>
          </table:table-cell>
          <table:table-cell table:formula="of:=2*((2*[.A247]+1)/(LN(2*[.A247]+1)))" office:value-type="float" office:value="160.100762946484" calcext:value-type="float">
            <text:p>160.100762946484</text:p>
          </table:table-cell>
          <table:table-cell table:formula="of:=[.C247]-[.B247]" office:value-type="float" office:value="0.270284481128698" calcext:value-type="float">
            <text:p>0.270284481128698</text:p>
          </table:table-cell>
          <table:table-cell table:formula="of:=SIGN([.D2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4*([.A248]/LN(2*[.A248])))" office:value-type="float" office:value="160.370976660465" calcext:value-type="float">
            <text:p>160.370976660465</text:p>
          </table:table-cell>
          <table:table-cell table:formula="of:=2*((2*[.A248]+1)/(LN(2*[.A248]+1)))" office:value-type="float" office:value="160.641119784253" calcext:value-type="float">
            <text:p>160.641119784253</text:p>
          </table:table-cell>
          <table:table-cell table:formula="of:=[.C248]-[.B248]" office:value-type="float" office:value="0.270143123788444" calcext:value-type="float">
            <text:p>0.270143123788444</text:p>
          </table:table-cell>
          <table:table-cell table:formula="of:=SIGN([.D2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4*([.A249]/LN(2*[.A249])))" office:value-type="float" office:value="160.911192494002" calcext:value-type="float">
            <text:p>160.911192494002</text:p>
          </table:table-cell>
          <table:table-cell table:formula="of:=2*((2*[.A249]+1)/(LN(2*[.A249]+1)))" office:value-type="float" office:value="161.181194965069" calcext:value-type="float">
            <text:p>161.181194965069</text:p>
          </table:table-cell>
          <table:table-cell table:formula="of:=[.C249]-[.B249]" office:value-type="float" office:value="0.270002471067016" calcext:value-type="float">
            <text:p>0.270002471067016</text:p>
          </table:table-cell>
          <table:table-cell table:formula="of:=SIGN([.D2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4*([.A250]/LN(2*[.A250])))" office:value-type="float" office:value="161.451127372019" calcext:value-type="float">
            <text:p>161.451127372019</text:p>
          </table:table-cell>
          <table:table-cell table:formula="of:=2*((2*[.A250]+1)/(LN(2*[.A250]+1)))" office:value-type="float" office:value="161.720989888628" calcext:value-type="float">
            <text:p>161.720989888628</text:p>
          </table:table-cell>
          <table:table-cell table:formula="of:=[.C250]-[.B250]" office:value-type="float" office:value="0.269862516609521" calcext:value-type="float">
            <text:p>0.269862516609521</text:p>
          </table:table-cell>
          <table:table-cell table:formula="of:=SIGN([.D2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4*([.A251]/LN(2*[.A251])))" office:value-type="float" office:value="161.990782687895" calcext:value-type="float">
            <text:p>161.990782687895</text:p>
          </table:table-cell>
          <table:table-cell table:formula="of:=2*((2*[.A251]+1)/(LN(2*[.A251]+1)))" office:value-type="float" office:value="162.260505942038" calcext:value-type="float">
            <text:p>162.260505942038</text:p>
          </table:table-cell>
          <table:table-cell table:formula="of:=[.C251]-[.B251]" office:value-type="float" office:value="0.269723254143713" calcext:value-type="float">
            <text:p>0.269723254143713</text:p>
          </table:table-cell>
          <table:table-cell table:formula="of:=SIGN([.D2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4*([.A252]/LN(2*[.A252])))" office:value-type="float" office:value="162.530159822508" calcext:value-type="float">
            <text:p>162.530159822508</text:p>
          </table:table-cell>
          <table:table-cell table:formula="of:=2*((2*[.A252]+1)/(LN(2*[.A252]+1)))" office:value-type="float" office:value="162.799744499987" calcext:value-type="float">
            <text:p>162.799744499987</text:p>
          </table:table-cell>
          <table:table-cell table:formula="of:=[.C252]-[.B252]" office:value-type="float" office:value="0.269584677478406" calcext:value-type="float">
            <text:p>0.269584677478406</text:p>
          </table:table-cell>
          <table:table-cell table:formula="of:=SIGN([.D2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4*([.A253]/LN(2*[.A253])))" office:value-type="float" office:value="163.069260144395" calcext:value-type="float">
            <text:p>163.069260144395</text:p>
          </table:table-cell>
          <table:table-cell table:formula="of:=2*((2*[.A253]+1)/(LN(2*[.A253]+1)))" office:value-type="float" office:value="163.338706924897" calcext:value-type="float">
            <text:p>163.338706924897</text:p>
          </table:table-cell>
          <table:table-cell table:formula="of:=[.C253]-[.B253]" office:value-type="float" office:value="0.269446780502136" calcext:value-type="float">
            <text:p>0.269446780502136</text:p>
          </table:table-cell>
          <table:table-cell table:formula="of:=SIGN([.D2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4*([.A254]/LN(2*[.A254])))" office:value-type="float" office:value="163.608085009906" calcext:value-type="float">
            <text:p>163.608085009906</text:p>
          </table:table-cell>
          <table:table-cell table:formula="of:=2*((2*[.A254]+1)/(LN(2*[.A254]+1)))" office:value-type="float" office:value="163.877394567088" calcext:value-type="float">
            <text:p>163.877394567088</text:p>
          </table:table-cell>
          <table:table-cell table:formula="of:=[.C254]-[.B254]" office:value-type="float" office:value="0.269309557181941" calcext:value-type="float">
            <text:p>0.269309557181941</text:p>
          </table:table-cell>
          <table:table-cell table:formula="of:=SIGN([.D2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4*([.A255]/LN(2*[.A255])))" office:value-type="float" office:value="164.146635763367" calcext:value-type="float">
            <text:p>164.146635763367</text:p>
          </table:table-cell>
          <table:table-cell table:formula="of:=2*((2*[.A255]+1)/(LN(2*[.A255]+1)))" office:value-type="float" office:value="164.415808764929" calcext:value-type="float">
            <text:p>164.415808764929</text:p>
          </table:table-cell>
          <table:table-cell table:formula="of:=[.C255]-[.B255]" office:value-type="float" office:value="0.269173001562024" calcext:value-type="float">
            <text:p>0.269173001562024</text:p>
          </table:table-cell>
          <table:table-cell table:formula="of:=SIGN([.D2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(4*([.A256]/LN(2*[.A256])))" office:value-type="float" office:value="164.684913737228" calcext:value-type="float">
            <text:p>164.684913737228</text:p>
          </table:table-cell>
          <table:table-cell table:formula="of:=2*((2*[.A256]+1)/(LN(2*[.A256]+1)))" office:value-type="float" office:value="164.95395084499" calcext:value-type="float">
            <text:p>164.95395084499</text:p>
          </table:table-cell>
          <table:table-cell table:formula="of:=[.C256]-[.B256]" office:value-type="float" office:value="0.269037107762358" calcext:value-type="float">
            <text:p>0.269037107762358</text:p>
          </table:table-cell>
          <table:table-cell table:formula="of:=SIGN([.D2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4*([.A257]/LN(2*[.A257])))" office:value-type="float" office:value="165.222920252218" calcext:value-type="float">
            <text:p>165.222920252218</text:p>
          </table:table-cell>
          <table:table-cell table:formula="of:=2*((2*[.A257]+1)/(LN(2*[.A257]+1)))" office:value-type="float" office:value="165.491822122196" calcext:value-type="float">
            <text:p>165.491822122196</text:p>
          </table:table-cell>
          <table:table-cell table:formula="of:=[.C257]-[.B257]" office:value-type="float" office:value="0.268901869977412" calcext:value-type="float">
            <text:p>0.268901869977412</text:p>
          </table:table-cell>
          <table:table-cell table:formula="of:=SIGN([.D2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4*([.A258]/LN(2*[.A258])))" office:value-type="float" office:value="165.760656617492" calcext:value-type="float">
            <text:p>165.760656617492</text:p>
          </table:table-cell>
          <table:table-cell table:formula="of:=2*((2*[.A258]+1)/(LN(2*[.A258]+1)))" office:value-type="float" office:value="166.029423899967" calcext:value-type="float">
            <text:p>166.029423899967</text:p>
          </table:table-cell>
          <table:table-cell table:formula="of:=[.C258]-[.B258]" office:value-type="float" office:value="0.268767282475238" calcext:value-type="float">
            <text:p>0.268767282475238</text:p>
          </table:table-cell>
          <table:table-cell table:formula="of:=SIGN([.D2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4*([.A259]/LN(2*[.A259])))" office:value-type="float" office:value="166.298124130776" calcext:value-type="float">
            <text:p>166.298124130776</text:p>
          </table:table-cell>
          <table:table-cell table:formula="of:=2*((2*[.A259]+1)/(LN(2*[.A259]+1)))" office:value-type="float" office:value="166.566757470372" calcext:value-type="float">
            <text:p>166.566757470372</text:p>
          </table:table-cell>
          <table:table-cell table:formula="of:=[.C259]-[.B259]" office:value-type="float" office:value="0.268633339595794" calcext:value-type="float">
            <text:p>0.268633339595794</text:p>
          </table:table-cell>
          <table:table-cell table:formula="of:=SIGN([.D2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(4*([.A260]/LN(2*[.A260])))" office:value-type="float" office:value="166.835324078512" calcext:value-type="float">
            <text:p>166.835324078512</text:p>
          </table:table-cell>
          <table:table-cell table:formula="of:=2*((2*[.A260]+1)/(LN(2*[.A260]+1)))" office:value-type="float" office:value="167.103824114262" calcext:value-type="float">
            <text:p>167.103824114262</text:p>
          </table:table-cell>
          <table:table-cell table:formula="of:=[.C260]-[.B260]" office:value-type="float" office:value="0.268500035750151" calcext:value-type="float">
            <text:p>0.268500035750151</text:p>
          </table:table-cell>
          <table:table-cell table:formula="of:=SIGN([.D2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(4*([.A261]/LN(2*[.A261])))" office:value-type="float" office:value="167.372257736" calcext:value-type="float">
            <text:p>167.372257736</text:p>
          </table:table-cell>
          <table:table-cell table:formula="of:=2*((2*[.A261]+1)/(LN(2*[.A261]+1)))" office:value-type="float" office:value="167.640625101419" calcext:value-type="float">
            <text:p>167.640625101419</text:p>
          </table:table-cell>
          <table:table-cell table:formula="of:=[.C261]-[.B261]" office:value-type="float" office:value="0.268367365419095" calcext:value-type="float">
            <text:p>0.268367365419095</text:p>
          </table:table-cell>
          <table:table-cell table:formula="of:=SIGN([.D2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4*([.A262]/LN(2*[.A262])))" office:value-type="float" office:value="167.908926367534" calcext:value-type="float">
            <text:p>167.908926367534</text:p>
          </table:table-cell>
          <table:table-cell table:formula="of:=2*((2*[.A262]+1)/(LN(2*[.A262]+1)))" office:value-type="float" office:value="168.177161690687" calcext:value-type="float">
            <text:p>168.177161690687</text:p>
          </table:table-cell>
          <table:table-cell table:formula="of:=[.C262]-[.B262]" office:value-type="float" office:value="0.26823532315214" calcext:value-type="float">
            <text:p>0.26823532315214</text:p>
          </table:table-cell>
          <table:table-cell table:formula="of:=SIGN([.D2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4*([.A263]/LN(2*[.A263])))" office:value-type="float" office:value="168.445331226544" calcext:value-type="float">
            <text:p>168.445331226544</text:p>
          </table:table-cell>
          <table:table-cell table:formula="of:=2*((2*[.A263]+1)/(LN(2*[.A263]+1)))" office:value-type="float" office:value="168.713435130111" calcext:value-type="float">
            <text:p>168.713435130111</text:p>
          </table:table-cell>
          <table:table-cell table:formula="of:=[.C263]-[.B263]" office:value-type="float" office:value="0.268103903566299" calcext:value-type="float">
            <text:p>0.268103903566299</text:p>
          </table:table-cell>
          <table:table-cell table:formula="of:=SIGN([.D2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4*([.A264]/LN(2*[.A264])))" office:value-type="float" office:value="168.981473555726" calcext:value-type="float">
            <text:p>168.981473555726</text:p>
          </table:table-cell>
          <table:table-cell table:formula="of:=2*((2*[.A264]+1)/(LN(2*[.A264]+1)))" office:value-type="float" office:value="169.249446657071" calcext:value-type="float">
            <text:p>169.249446657071</text:p>
          </table:table-cell>
          <table:table-cell table:formula="of:=[.C264]-[.B264]" office:value-type="float" office:value="0.267973101345035" calcext:value-type="float">
            <text:p>0.267973101345035</text:p>
          </table:table-cell>
          <table:table-cell table:formula="of:=SIGN([.D2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(4*([.A265]/LN(2*[.A265])))" office:value-type="float" office:value="169.517354587173" calcext:value-type="float">
            <text:p>169.517354587173</text:p>
          </table:table-cell>
          <table:table-cell table:formula="of:=2*((2*[.A265]+1)/(LN(2*[.A265]+1)))" office:value-type="float" office:value="169.785197498411" calcext:value-type="float">
            <text:p>169.785197498411</text:p>
          </table:table-cell>
          <table:table-cell table:formula="of:=[.C265]-[.B265]" office:value-type="float" office:value="0.267842911237324" calcext:value-type="float">
            <text:p>0.267842911237324</text:p>
          </table:table-cell>
          <table:table-cell table:formula="of:=SIGN([.D2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(4*([.A266]/LN(2*[.A266])))" office:value-type="float" office:value="170.052975542513" calcext:value-type="float">
            <text:p>170.052975542513</text:p>
          </table:table-cell>
          <table:table-cell table:formula="of:=2*((2*[.A266]+1)/(LN(2*[.A266]+1)))" office:value-type="float" office:value="170.32068887057" calcext:value-type="float">
            <text:p>170.32068887057</text:p>
          </table:table-cell>
          <table:table-cell table:formula="of:=[.C266]-[.B266]" office:value-type="float" office:value="0.267713328056345" calcext:value-type="float">
            <text:p>0.267713328056345</text:p>
          </table:table-cell>
          <table:table-cell table:formula="of:=SIGN([.D2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4*([.A267]/LN(2*[.A267])))" office:value-type="float" office:value="170.588337633029" calcext:value-type="float">
            <text:p>170.588337633029</text:p>
          </table:table-cell>
          <table:table-cell table:formula="of:=2*((2*[.A267]+1)/(LN(2*[.A267]+1)))" office:value-type="float" office:value="170.855921979708" calcext:value-type="float">
            <text:p>170.855921979708</text:p>
          </table:table-cell>
          <table:table-cell table:formula="of:=[.C267]-[.B267]" office:value-type="float" office:value="0.267584346678603" calcext:value-type="float">
            <text:p>0.267584346678603</text:p>
          </table:table-cell>
          <table:table-cell table:formula="of:=SIGN([.D2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4*([.A268]/LN(2*[.A268])))" office:value-type="float" office:value="171.12344205979" calcext:value-type="float">
            <text:p>171.12344205979</text:p>
          </table:table-cell>
          <table:table-cell table:formula="of:=2*((2*[.A268]+1)/(LN(2*[.A268]+1)))" office:value-type="float" office:value="171.390898021833" calcext:value-type="float">
            <text:p>171.390898021833</text:p>
          </table:table-cell>
          <table:table-cell table:formula="of:=[.C268]-[.B268]" office:value-type="float" office:value="0.267455962043101" calcext:value-type="float">
            <text:p>0.267455962043101</text:p>
          </table:table-cell>
          <table:table-cell table:formula="of:=SIGN([.D2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4*([.A269]/LN(2*[.A269])))" office:value-type="float" office:value="171.658290013772" calcext:value-type="float">
            <text:p>171.658290013772</text:p>
          </table:table-cell>
          <table:table-cell table:formula="of:=2*((2*[.A269]+1)/(LN(2*[.A269]+1)))" office:value-type="float" office:value="171.925618182922" calcext:value-type="float">
            <text:p>171.925618182922</text:p>
          </table:table-cell>
          <table:table-cell table:formula="of:=[.C269]-[.B269]" office:value-type="float" office:value="0.267328169149948" calcext:value-type="float">
            <text:p>0.267328169149948</text:p>
          </table:table-cell>
          <table:table-cell table:formula="of:=SIGN([.D2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(4*([.A270]/LN(2*[.A270])))" office:value-type="float" office:value="172.192882675983" calcext:value-type="float">
            <text:p>172.192882675983</text:p>
          </table:table-cell>
          <table:table-cell table:formula="of:=2*((2*[.A270]+1)/(LN(2*[.A270]+1)))" office:value-type="float" office:value="172.460083639042" calcext:value-type="float">
            <text:p>172.460083639042</text:p>
          </table:table-cell>
          <table:table-cell table:formula="of:=[.C270]-[.B270]" office:value-type="float" office:value="0.267200963059679" calcext:value-type="float">
            <text:p>0.267200963059679</text:p>
          </table:table-cell>
          <table:table-cell table:formula="of:=SIGN([.D2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4*([.A271]/LN(2*[.A271])))" office:value-type="float" office:value="172.727221217581" calcext:value-type="float">
            <text:p>172.727221217581</text:p>
          </table:table-cell>
          <table:table-cell table:formula="of:=2*((2*[.A271]+1)/(LN(2*[.A271]+1)))" office:value-type="float" office:value="172.994295556473" calcext:value-type="float">
            <text:p>172.994295556473</text:p>
          </table:table-cell>
          <table:table-cell table:formula="of:=[.C271]-[.B271]" office:value-type="float" office:value="0.267074338892257" calcext:value-type="float">
            <text:p>0.267074338892257</text:p>
          </table:table-cell>
          <table:table-cell table:formula="of:=SIGN([.D2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4*([.A272]/LN(2*[.A272])))" office:value-type="float" office:value="173.261306799994" calcext:value-type="float">
            <text:p>173.261306799994</text:p>
          </table:table-cell>
          <table:table-cell table:formula="of:=2*((2*[.A272]+1)/(LN(2*[.A272]+1)))" office:value-type="float" office:value="173.52825509182" calcext:value-type="float">
            <text:p>173.52825509182</text:p>
          </table:table-cell>
          <table:table-cell table:formula="of:=[.C272]-[.B272]" office:value-type="float" office:value="0.266948291826196" calcext:value-type="float">
            <text:p>0.266948291826196</text:p>
          </table:table-cell>
          <table:table-cell table:formula="of:=SIGN([.D2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4*([.A273]/LN(2*[.A273])))" office:value-type="float" office:value="173.795140575035" calcext:value-type="float">
            <text:p>173.795140575035</text:p>
          </table:table-cell>
          <table:table-cell table:formula="of:=2*((2*[.A273]+1)/(LN(2*[.A273]+1)))" office:value-type="float" office:value="174.061963392133" calcext:value-type="float">
            <text:p>174.061963392133</text:p>
          </table:table-cell>
          <table:table-cell table:formula="of:=[.C273]-[.B273]" office:value-type="float" office:value="0.26682281709742" calcext:value-type="float">
            <text:p>0.26682281709742</text:p>
          </table:table-cell>
          <table:table-cell table:formula="of:=SIGN([.D2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4*([.A274]/LN(2*[.A274])))" office:value-type="float" office:value="174.328723685019" calcext:value-type="float">
            <text:p>174.328723685019</text:p>
          </table:table-cell>
          <table:table-cell table:formula="of:=2*((2*[.A274]+1)/(LN(2*[.A274]+1)))" office:value-type="float" office:value="174.595421595017" calcext:value-type="float">
            <text:p>174.595421595017</text:p>
          </table:table-cell>
          <table:table-cell table:formula="of:=[.C274]-[.B274]" office:value-type="float" office:value="0.266697909998612" calcext:value-type="float">
            <text:p>0.266697909998612</text:p>
          </table:table-cell>
          <table:table-cell table:formula="of:=SIGN([.D2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4*([.A275]/LN(2*[.A275])))" office:value-type="float" office:value="174.862057262872" calcext:value-type="float">
            <text:p>174.862057262872</text:p>
          </table:table-cell>
          <table:table-cell table:formula="of:=2*((2*[.A275]+1)/(LN(2*[.A275]+1)))" office:value-type="float" office:value="175.12863082875" calcext:value-type="float">
            <text:p>175.12863082875</text:p>
          </table:table-cell>
          <table:table-cell table:formula="of:=[.C275]-[.B275]" office:value-type="float" office:value="0.266573565878247" calcext:value-type="float">
            <text:p>0.266573565878247</text:p>
          </table:table-cell>
          <table:table-cell table:formula="of:=SIGN([.D2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4*([.A276]/LN(2*[.A276])))" office:value-type="float" office:value="175.395142432247" calcext:value-type="float">
            <text:p>175.395142432247</text:p>
          </table:table-cell>
          <table:table-cell table:formula="of:=2*((2*[.A276]+1)/(LN(2*[.A276]+1)))" office:value-type="float" office:value="175.661592212387" calcext:value-type="float">
            <text:p>175.661592212387</text:p>
          </table:table-cell>
          <table:table-cell table:formula="of:=[.C276]-[.B276]" office:value-type="float" office:value="0.266449780139737" calcext:value-type="float">
            <text:p>0.266449780139737</text:p>
          </table:table-cell>
          <table:table-cell table:formula="of:=SIGN([.D2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4*([.A277]/LN(2*[.A277])))" office:value-type="float" office:value="175.927980307629" calcext:value-type="float">
            <text:p>175.927980307629</text:p>
          </table:table-cell>
          <table:table-cell table:formula="of:=2*((2*[.A277]+1)/(LN(2*[.A277]+1)))" office:value-type="float" office:value="176.194306855869" calcext:value-type="float">
            <text:p>176.194306855869</text:p>
          </table:table-cell>
          <table:table-cell table:formula="of:=[.C277]-[.B277]" office:value-type="float" office:value="0.266326548240528" calcext:value-type="float">
            <text:p>0.266326548240528</text:p>
          </table:table-cell>
          <table:table-cell table:formula="of:=SIGN([.D2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(4*([.A278]/LN(2*[.A278])))" office:value-type="float" office:value="176.460571994445" calcext:value-type="float">
            <text:p>176.460571994445</text:p>
          </table:table-cell>
          <table:table-cell table:formula="of:=2*((2*[.A278]+1)/(LN(2*[.A278]+1)))" office:value-type="float" office:value="176.726775860136" calcext:value-type="float">
            <text:p>176.726775860136</text:p>
          </table:table-cell>
          <table:table-cell table:formula="of:=[.C278]-[.B278]" office:value-type="float" office:value="0.266203865691324" calcext:value-type="float">
            <text:p>0.266203865691324</text:p>
          </table:table-cell>
          <table:table-cell table:formula="of:=SIGN([.D2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4*([.A279]/LN(2*[.A279])))" office:value-type="float" office:value="176.992918589171" calcext:value-type="float">
            <text:p>176.992918589171</text:p>
          </table:table-cell>
          <table:table-cell table:formula="of:=2*((2*[.A279]+1)/(LN(2*[.A279]+1)))" office:value-type="float" office:value="177.259000317226" calcext:value-type="float">
            <text:p>177.259000317226</text:p>
          </table:table-cell>
          <table:table-cell table:formula="of:=[.C279]-[.B279]" office:value-type="float" office:value="0.266081728055354" calcext:value-type="float">
            <text:p>0.266081728055354</text:p>
          </table:table-cell>
          <table:table-cell table:formula="of:=SIGN([.D2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4*([.A280]/LN(2*[.A280])))" office:value-type="float" office:value="177.525021179434" calcext:value-type="float">
            <text:p>177.525021179434</text:p>
          </table:table-cell>
          <table:table-cell table:formula="of:=2*((2*[.A280]+1)/(LN(2*[.A280]+1)))" office:value-type="float" office:value="177.790981310381" calcext:value-type="float">
            <text:p>177.790981310381</text:p>
          </table:table-cell>
          <table:table-cell table:formula="of:=[.C280]-[.B280]" office:value-type="float" office:value="0.265960130947377" calcext:value-type="float">
            <text:p>0.265960130947377</text:p>
          </table:table-cell>
          <table:table-cell table:formula="of:=SIGN([.D2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(4*([.A281]/LN(2*[.A281])))" office:value-type="float" office:value="178.056880844116" calcext:value-type="float">
            <text:p>178.056880844116</text:p>
          </table:table-cell>
          <table:table-cell table:formula="of:=2*((2*[.A281]+1)/(LN(2*[.A281]+1)))" office:value-type="float" office:value="178.322719914149" calcext:value-type="float">
            <text:p>178.322719914149</text:p>
          </table:table-cell>
          <table:table-cell table:formula="of:=[.C281]-[.B281]" office:value-type="float" office:value="0.265839070033167" calcext:value-type="float">
            <text:p>0.265839070033167</text:p>
          </table:table-cell>
          <table:table-cell table:formula="of:=SIGN([.D2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4*([.A282]/LN(2*[.A282])))" office:value-type="float" office:value="178.588498653457" calcext:value-type="float">
            <text:p>178.588498653457</text:p>
          </table:table-cell>
          <table:table-cell table:formula="of:=2*((2*[.A282]+1)/(LN(2*[.A282]+1)))" office:value-type="float" office:value="178.854217194485" calcext:value-type="float">
            <text:p>178.854217194485</text:p>
          </table:table-cell>
          <table:table-cell table:formula="of:=[.C282]-[.B282]" office:value-type="float" office:value="0.265718541028434" calcext:value-type="float">
            <text:p>0.265718541028434</text:p>
          </table:table-cell>
          <table:table-cell table:formula="of:=SIGN([.D2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4*([.A283]/LN(2*[.A283])))" office:value-type="float" office:value="179.119875669152" calcext:value-type="float">
            <text:p>179.119875669152</text:p>
          </table:table-cell>
          <table:table-cell table:formula="of:=2*((2*[.A283]+1)/(LN(2*[.A283]+1)))" office:value-type="float" office:value="179.38547420885" calcext:value-type="float">
            <text:p>179.38547420885</text:p>
          </table:table-cell>
          <table:table-cell table:formula="of:=[.C283]-[.B283]" office:value-type="float" office:value="0.265598539698232" calcext:value-type="float">
            <text:p>0.265598539698232</text:p>
          </table:table-cell>
          <table:table-cell table:formula="of:=SIGN([.D2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(4*([.A284]/LN(2*[.A284])))" office:value-type="float" office:value="179.651012944451" calcext:value-type="float">
            <text:p>179.651012944451</text:p>
          </table:table-cell>
          <table:table-cell table:formula="of:=2*((2*[.A284]+1)/(LN(2*[.A284]+1)))" office:value-type="float" office:value="179.916492006308" calcext:value-type="float">
            <text:p>179.916492006308</text:p>
          </table:table-cell>
          <table:table-cell table:formula="of:=[.C284]-[.B284]" office:value-type="float" office:value="0.265479061856354" calcext:value-type="float">
            <text:p>0.265479061856354</text:p>
          </table:table-cell>
          <table:table-cell table:formula="of:=SIGN([.D2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(4*([.A285]/LN(2*[.A285])))" office:value-type="float" office:value="180.181911524256" calcext:value-type="float">
            <text:p>180.181911524256</text:p>
          </table:table-cell>
          <table:table-cell table:formula="of:=2*((2*[.A285]+1)/(LN(2*[.A285]+1)))" office:value-type="float" office:value="180.447271627621" calcext:value-type="float">
            <text:p>180.447271627621</text:p>
          </table:table-cell>
          <table:table-cell table:formula="of:=[.C285]-[.B285]" office:value-type="float" office:value="0.265360103364287" calcext:value-type="float">
            <text:p>0.265360103364287</text:p>
          </table:table-cell>
          <table:table-cell table:formula="of:=SIGN([.D2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(4*([.A286]/LN(2*[.A286])))" office:value-type="float" office:value="180.712572445215" calcext:value-type="float">
            <text:p>180.712572445215</text:p>
          </table:table-cell>
          <table:table-cell table:formula="of:=2*((2*[.A286]+1)/(LN(2*[.A286]+1)))" office:value-type="float" office:value="180.977814105346" calcext:value-type="float">
            <text:p>180.977814105346</text:p>
          </table:table-cell>
          <table:table-cell table:formula="of:=[.C286]-[.B286]" office:value-type="float" office:value="0.265241660130869" calcext:value-type="float">
            <text:p>0.265241660130869</text:p>
          </table:table-cell>
          <table:table-cell table:formula="of:=SIGN([.D2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4*([.A287]/LN(2*[.A287])))" office:value-type="float" office:value="181.242996735816" calcext:value-type="float">
            <text:p>181.242996735816</text:p>
          </table:table-cell>
          <table:table-cell table:formula="of:=2*((2*[.A287]+1)/(LN(2*[.A287]+1)))" office:value-type="float" office:value="181.508120463927" calcext:value-type="float">
            <text:p>181.508120463927</text:p>
          </table:table-cell>
          <table:table-cell table:formula="of:=[.C287]-[.B287]" office:value-type="float" office:value="0.265123728111263" calcext:value-type="float">
            <text:p>0.265123728111263</text:p>
          </table:table-cell>
          <table:table-cell table:formula="of:=SIGN([.D2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4*([.A288]/LN(2*[.A288])))" office:value-type="float" office:value="181.773185416482" calcext:value-type="float">
            <text:p>181.773185416482</text:p>
          </table:table-cell>
          <table:table-cell table:formula="of:=2*((2*[.A288]+1)/(LN(2*[.A288]+1)))" office:value-type="float" office:value="182.038191719789" calcext:value-type="float">
            <text:p>182.038191719789</text:p>
          </table:table-cell>
          <table:table-cell table:formula="of:=[.C288]-[.B288]" office:value-type="float" office:value="0.265006303306393" calcext:value-type="float">
            <text:p>0.265006303306393</text:p>
          </table:table-cell>
          <table:table-cell table:formula="of:=SIGN([.D2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4*([.A289]/LN(2*[.A289])))" office:value-type="float" office:value="182.303139499661" calcext:value-type="float">
            <text:p>182.303139499661</text:p>
          </table:table-cell>
          <table:table-cell table:formula="of:=2*((2*[.A289]+1)/(LN(2*[.A289]+1)))" office:value-type="float" office:value="182.568028881423" calcext:value-type="float">
            <text:p>182.568028881423</text:p>
          </table:table-cell>
          <table:table-cell table:formula="of:=[.C289]-[.B289]" office:value-type="float" office:value="0.264889381762345" calcext:value-type="float">
            <text:p>0.264889381762345</text:p>
          </table:table-cell>
          <table:table-cell table:formula="of:=SIGN([.D2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4*([.A290]/LN(2*[.A290])))" office:value-type="float" office:value="182.832859989913" calcext:value-type="float">
            <text:p>182.832859989913</text:p>
          </table:table-cell>
          <table:table-cell table:formula="of:=2*((2*[.A290]+1)/(LN(2*[.A290]+1)))" office:value-type="float" office:value="183.097632949483" calcext:value-type="float">
            <text:p>183.097632949483</text:p>
          </table:table-cell>
          <table:table-cell table:formula="of:=[.C290]-[.B290]" office:value-type="float" office:value="0.264772959569598" calcext:value-type="float">
            <text:p>0.264772959569598</text:p>
          </table:table-cell>
          <table:table-cell table:formula="of:=SIGN([.D290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20:08:39.105000000</meta:creation-date>
    <dc:date>2017-02-22T22:47:11.811000000</dc:date>
    <meta:editing-duration>PT7M11S</meta:editing-duration>
    <meta:editing-cycles>1</meta:editing-cycles>
    <meta:document-statistic meta:table-count="3" meta:cell-count="5002" meta:object-count="0"/>
    <meta:generator>LibreOffice/5.2.2.2$Windows_x86 LibreOffice_project/8f96e87c890bf8fa77463cd4b640a2312823f3ad</meta:generator>
  </office:meta>
</office:document-meta>
</file>